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1mm"/>
    </style:style>
    <style:style style:name="co2" style:family="table-column">
      <style:table-column-properties fo:break-before="auto" style:column-width="20.81mm"/>
    </style:style>
    <style:style style:name="co3" style:family="table-column">
      <style:table-column-properties fo:break-before="auto" style:column-width="17.55mm"/>
    </style:style>
    <style:style style:name="co4" style:family="table-column">
      <style:table-column-properties fo:break-before="auto" style:column-width="18.73mm"/>
    </style:style>
    <style:style style:name="co5" style:family="table-column">
      <style:table-column-properties fo:break-before="auto" style:column-width="18.4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data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EANM</text:p>
          </table:table-cell>
          <table:table-cell office:value-type="string" calcext:value-type="string">
            <text:p>AREACD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time7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Local Authority</text:p>
          </table:table-cell>
          <table:table-cell office:value-type="string" calcext:value-type="string">
            <text:p>GeoCod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Hartlepool</text:p>
          </table:table-cell>
          <table:table-cell office:value-type="string" calcext:value-type="string">
            <text:p>E06000001</text:p>
          </table:table-cell>
          <table:table-cell table:formula="of:=IFERROR(INDEX([.$N$2:.N$125];MATCH([.B2];[.$M$2:.$M$125];0);1);&quot;&quot;)" office:value-type="float" office:value="4.7" calcext:value-type="float">
            <text:p>4.7</text:p>
          </table:table-cell>
          <table:table-cell table:formula="of:=IFERROR(INDEX([.$N$126:.$N$450];MATCH([.$B2];[.$M$126:.$M$450];0);1);&quot;&quot;)" office:value-type="float" office:value="4.2" calcext:value-type="float">
            <text:p>4.2</text:p>
          </table:table-cell>
          <table:table-cell table:formula="of:=IFERROR(INDEX([.$N$451:.$N$776];MATCH([.$B2];[.$M$451:.$M$776];0);1);&quot;&quot;)" office:value-type="float" office:value="4.2" calcext:value-type="float">
            <text:p>4.2</text:p>
          </table:table-cell>
          <table:table-cell table:formula="of:=IFERROR(INDEX([.$N$777:.$N$1102];MATCH([.$B2];[.$M$777:.$M$1102];0);1);&quot;&quot;)" office:value-type="float" office:value="4.13444618102733" calcext:value-type="float">
            <text:p>4.13444618102733</text:p>
          </table:table-cell>
          <table:table-cell table:formula="of:=IFERROR(INDEX([.$N$1103:.$N$1428];MATCH([.$B2];[.$M$1103:.$M$1428];0);1);&quot;&quot;)" office:value-type="float" office:value="4.20271606606693" calcext:value-type="float">
            <text:p>4.20271606606693</text:p>
          </table:table-cell>
          <table:table-cell table:formula="of:=IFERROR(INDEX([.$N$1429:.$N$1754];MATCH([.$B2];[.$M$1429:.$M$1754];0);1);&quot;&quot;)" office:value-type="float" office:value="3.49783010032688" calcext:value-type="float">
            <text:p>3.49783010032688</text:p>
          </table:table-cell>
          <table:table-cell table:formula="of:=IFERROR(INDEX([.$N$1755:.$N$2080];MATCH([.$B2];[.$M$1755:.$M$2080];0);1);&quot;&quot;)" office:value-type="float" office:value="4.02870673137373" calcext:value-type="float">
            <text:p>4.0287067313737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Hartlepool</text:p>
          </table:table-cell>
          <table:table-cell office:value-type="string" calcext:value-type="string">
            <text:p>E0600000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string" calcext:value-type="string">
            <text:p>E06000002</text:p>
          </table:table-cell>
          <table:table-cell table:formula="of:=IFERROR(INDEX([.$N$2:.N$125];MATCH([.B3];[.$M$2:.$M$125];0);1);&quot;&quot;)" office:value-type="float" office:value="5" calcext:value-type="float">
            <text:p>5</text:p>
          </table:table-cell>
          <table:table-cell table:formula="of:=IFERROR(INDEX([.$N$126:.N$450];MATCH([.$B3];[.$M$126:.$M$450];0);1);&quot;&quot;)" office:value-type="float" office:value="4.4" calcext:value-type="float">
            <text:p>4.4</text:p>
          </table:table-cell>
          <table:table-cell table:formula="of:=IFERROR(INDEX([.$N$451:.$N$776];MATCH([.$B3];[.$M$451:.$M$776];0);1);&quot;&quot;)" office:value-type="float" office:value="4.4" calcext:value-type="float">
            <text:p>4.4</text:p>
          </table:table-cell>
          <table:table-cell table:formula="of:=IFERROR(INDEX([.$N$777:.$N$1102];MATCH([.$B3];[.$M$777:.$M$1102];0);1);&quot;&quot;)" office:value-type="float" office:value="4.39067285215557" calcext:value-type="float">
            <text:p>4.39067285215557</text:p>
          </table:table-cell>
          <table:table-cell table:formula="of:=IFERROR(INDEX([.$N$1103:.$N$1428];MATCH([.$B3];[.$M$1103:.$M$1428];0);1);&quot;&quot;)" office:value-type="float" office:value="4.53918189497917" calcext:value-type="float">
            <text:p>4.53918189497917</text:p>
          </table:table-cell>
          <table:table-cell table:formula="of:=IFERROR(INDEX([.$N$1429:.$N$1754];MATCH([.$B3];[.$M$1429:.$M$1754];0);1);&quot;&quot;)" office:value-type="float" office:value="3.66869888522515" calcext:value-type="float">
            <text:p>3.66869888522515</text:p>
          </table:table-cell>
          <table:table-cell table:formula="of:=IFERROR(INDEX([.$N$1755:.$N$2080];MATCH([.$B3];[.$M$1755:.$M$2080];0);1);&quot;&quot;)" office:value-type="float" office:value="4.30602227620375" calcext:value-type="float">
            <text:p>4.3060222762037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E0600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string" calcext:value-type="string">
            <text:p>E06000003</text:p>
          </table:table-cell>
          <table:table-cell table:formula="of:=IFERROR(INDEX([.$N$2:.N$125];MATCH([.B4];[.$M$2:.$M$125];0);1);&quot;&quot;)" office:value-type="float" office:value="4.5" calcext:value-type="float">
            <text:p>4.5</text:p>
          </table:table-cell>
          <table:table-cell table:formula="of:=IFERROR(INDEX([.$N$126:.N$450];MATCH([.$B4];[.$M$126:.$M$450];0);1);&quot;&quot;)" office:value-type="float" office:value="4" calcext:value-type="float">
            <text:p>4</text:p>
          </table:table-cell>
          <table:table-cell table:formula="of:=IFERROR(INDEX([.$N$451:.$N$776];MATCH([.$B4];[.$M$451:.$M$776];0);1);&quot;&quot;)" office:value-type="float" office:value="4.1" calcext:value-type="float">
            <text:p>4.1</text:p>
          </table:table-cell>
          <table:table-cell table:formula="of:=IFERROR(INDEX([.$N$777:.$N$1102];MATCH([.$B4];[.$M$777:.$M$1102];0);1);&quot;&quot;)" office:value-type="float" office:value="4.18391403461862" calcext:value-type="float">
            <text:p>4.18391403461862</text:p>
          </table:table-cell>
          <table:table-cell table:formula="of:=IFERROR(INDEX([.$N$1103:.$N$1428];MATCH([.$B4];[.$M$1103:.$M$1428];0);1);&quot;&quot;)" office:value-type="float" office:value="4.24980543129464" calcext:value-type="float">
            <text:p>4.24980543129464</text:p>
          </table:table-cell>
          <table:table-cell table:formula="of:=IFERROR(INDEX([.$N$1429:.$N$1754];MATCH([.$B4];[.$M$1429:.$M$1754];0);1);&quot;&quot;)" office:value-type="float" office:value="3.4685519257855" calcext:value-type="float">
            <text:p>3.4685519257855</text:p>
          </table:table-cell>
          <table:table-cell table:formula="of:=IFERROR(INDEX([.$N$1755:.$N$2080];MATCH([.$B4];[.$M$1755:.$M$2080];0);1);&quot;&quot;)" office:value-type="float" office:value="4.06760338210515" calcext:value-type="float">
            <text:p>4.0676033821051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Redcar and Cleveland</text:p>
          </table:table-cell>
          <table:table-cell office:value-type="string" calcext:value-type="string">
            <text:p>E0600000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string" calcext:value-type="string">
            <text:p>E06000004</text:p>
          </table:table-cell>
          <table:table-cell table:formula="of:=IFERROR(INDEX([.$N$2:.N$125];MATCH([.B5];[.$M$2:.$M$125];0);1);&quot;&quot;)" office:value-type="float" office:value="4.6" calcext:value-type="float">
            <text:p>4.6</text:p>
          </table:table-cell>
          <table:table-cell table:formula="of:=IFERROR(INDEX([.$N$126:.N$450];MATCH([.$B5];[.$M$126:.$M$450];0);1);&quot;&quot;)" office:value-type="float" office:value="4.2" calcext:value-type="float">
            <text:p>4.2</text:p>
          </table:table-cell>
          <table:table-cell table:formula="of:=IFERROR(INDEX([.$N$451:.$N$776];MATCH([.$B5];[.$M$451:.$M$776];0);1);&quot;&quot;)" office:value-type="float" office:value="4.2" calcext:value-type="float">
            <text:p>4.2</text:p>
          </table:table-cell>
          <table:table-cell table:formula="of:=IFERROR(INDEX([.$N$777:.$N$1102];MATCH([.$B5];[.$M$777:.$M$1102];0);1);&quot;&quot;)" office:value-type="float" office:value="4.17999461916341" calcext:value-type="float">
            <text:p>4.17999461916341</text:p>
          </table:table-cell>
          <table:table-cell table:formula="of:=IFERROR(INDEX([.$N$1103:.$N$1428];MATCH([.$B5];[.$M$1103:.$M$1428];0);1);&quot;&quot;)" office:value-type="float" office:value="4.32372996154382" calcext:value-type="float">
            <text:p>4.32372996154382</text:p>
          </table:table-cell>
          <table:table-cell table:formula="of:=IFERROR(INDEX([.$N$1429:.$N$1754];MATCH([.$B5];[.$M$1429:.$M$1754];0);1);&quot;&quot;)" office:value-type="float" office:value="3.53133781505245" calcext:value-type="float">
            <text:p>3.53133781505245</text:p>
          </table:table-cell>
          <table:table-cell table:formula="of:=IFERROR(INDEX([.$N$1755:.$N$2080];MATCH([.$B5];[.$M$1755:.$M$2080];0);1);&quot;&quot;)" office:value-type="float" office:value="4.14036713818794" calcext:value-type="float">
            <text:p>4.1403671381879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tockton-on-Tees</text:p>
          </table:table-cell>
          <table:table-cell office:value-type="string" calcext:value-type="string">
            <text:p>E0600000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Darlington</text:p>
          </table:table-cell>
          <table:table-cell office:value-type="string" calcext:value-type="string">
            <text:p>E06000005</text:p>
          </table:table-cell>
          <table:table-cell table:formula="of:=IFERROR(INDEX([.$N$2:.N$125];MATCH([.B6];[.$M$2:.$M$125];0);1);&quot;&quot;)" office:value-type="float" office:value="4.5" calcext:value-type="float">
            <text:p>4.5</text:p>
          </table:table-cell>
          <table:table-cell table:formula="of:=IFERROR(INDEX([.$N$126:.N$450];MATCH([.$B6];[.$M$126:.$M$450];0);1);&quot;&quot;)" office:value-type="float" office:value="4" calcext:value-type="float">
            <text:p>4</text:p>
          </table:table-cell>
          <table:table-cell table:formula="of:=IFERROR(INDEX([.$N$451:.$N$776];MATCH([.$B6];[.$M$451:.$M$776];0);1);&quot;&quot;)" office:value-type="float" office:value="4.1" calcext:value-type="float">
            <text:p>4.1</text:p>
          </table:table-cell>
          <table:table-cell table:formula="of:=IFERROR(INDEX([.$N$777:.$N$1102];MATCH([.$B6];[.$M$777:.$M$1102];0);1);&quot;&quot;)" office:value-type="float" office:value="4.01297474532245" calcext:value-type="float">
            <text:p>4.01297474532245</text:p>
          </table:table-cell>
          <table:table-cell table:formula="of:=IFERROR(INDEX([.$N$1103:.$N$1428];MATCH([.$B6];[.$M$1103:.$M$1428];0);1);&quot;&quot;)" office:value-type="float" office:value="4.11568662107974" calcext:value-type="float">
            <text:p>4.11568662107974</text:p>
          </table:table-cell>
          <table:table-cell table:formula="of:=IFERROR(INDEX([.$N$1429:.$N$1754];MATCH([.$B6];[.$M$1429:.$M$1754];0);1);&quot;&quot;)" office:value-type="float" office:value="3.45176049103256" calcext:value-type="float">
            <text:p>3.45176049103256</text:p>
          </table:table-cell>
          <table:table-cell table:formula="of:=IFERROR(INDEX([.$N$1755:.$N$2080];MATCH([.$B6];[.$M$1755:.$M$2080];0);1);&quot;&quot;)" office:value-type="float" office:value="3.97516940852006" calcext:value-type="float">
            <text:p>3.9751694085200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E0600000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Halton</text:p>
          </table:table-cell>
          <table:table-cell office:value-type="string" calcext:value-type="string">
            <text:p>E06000006</text:p>
          </table:table-cell>
          <table:table-cell table:formula="of:=IFERROR(INDEX([.$N$2:.N$125];MATCH([.B7];[.$M$2:.$M$125];0);1);&quot;&quot;)" office:value-type="float" office:value="5.5" calcext:value-type="float">
            <text:p>5.5</text:p>
          </table:table-cell>
          <table:table-cell table:formula="of:=IFERROR(INDEX([.$N$126:.N$450];MATCH([.$B7];[.$M$126:.$M$450];0);1);&quot;&quot;)" office:value-type="float" office:value="4.9" calcext:value-type="float">
            <text:p>4.9</text:p>
          </table:table-cell>
          <table:table-cell table:formula="of:=IFERROR(INDEX([.$N$451:.$N$776];MATCH([.$B7];[.$M$451:.$M$776];0);1);&quot;&quot;)" office:value-type="float" office:value="4.8" calcext:value-type="float">
            <text:p>4.8</text:p>
          </table:table-cell>
          <table:table-cell table:formula="of:=IFERROR(INDEX([.$N$777:.$N$1102];MATCH([.$B7];[.$M$777:.$M$1102];0);1);&quot;&quot;)" office:value-type="float" office:value="4.79994628290491" calcext:value-type="float">
            <text:p>4.79994628290491</text:p>
          </table:table-cell>
          <table:table-cell table:formula="of:=IFERROR(INDEX([.$N$1103:.$N$1428];MATCH([.$B7];[.$M$1103:.$M$1428];0);1);&quot;&quot;)" office:value-type="float" office:value="4.62603257595786" calcext:value-type="float">
            <text:p>4.62603257595786</text:p>
          </table:table-cell>
          <table:table-cell table:formula="of:=IFERROR(INDEX([.$N$1429:.$N$1754];MATCH([.$B7];[.$M$1429:.$M$1754];0);1);&quot;&quot;)" office:value-type="float" office:value="4.01370184025883" calcext:value-type="float">
            <text:p>4.01370184025883</text:p>
          </table:table-cell>
          <table:table-cell table:formula="of:=IFERROR(INDEX([.$N$1755:.$N$2080];MATCH([.$B7];[.$M$1755:.$M$2080];0);1);&quot;&quot;)" office:value-type="float" office:value="5.00526507717968" calcext:value-type="float">
            <text:p>5.0052650771796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Halton</text:p>
          </table:table-cell>
          <table:table-cell office:value-type="string" calcext:value-type="string">
            <text:p>E0600000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Warrington</text:p>
          </table:table-cell>
          <table:table-cell office:value-type="string" calcext:value-type="string">
            <text:p>E06000007</text:p>
          </table:table-cell>
          <table:table-cell table:formula="of:=IFERROR(INDEX([.$N$2:.N$125];MATCH([.B8];[.$M$2:.$M$125];0);1);&quot;&quot;)" office:value-type="float" office:value="5.4" calcext:value-type="float">
            <text:p>5.4</text:p>
          </table:table-cell>
          <table:table-cell table:formula="of:=IFERROR(INDEX([.$N$126:.N$450];MATCH([.$B8];[.$M$126:.$M$450];0);1);&quot;&quot;)" office:value-type="float" office:value="4.9" calcext:value-type="float">
            <text:p>4.9</text:p>
          </table:table-cell>
          <table:table-cell table:formula="of:=IFERROR(INDEX([.$N$451:.$N$776];MATCH([.$B8];[.$M$451:.$M$776];0);1);&quot;&quot;)" office:value-type="float" office:value="4.7" calcext:value-type="float">
            <text:p>4.7</text:p>
          </table:table-cell>
          <table:table-cell table:formula="of:=IFERROR(INDEX([.$N$777:.$N$1102];MATCH([.$B8];[.$M$777:.$M$1102];0);1);&quot;&quot;)" office:value-type="float" office:value="4.77373768811251" calcext:value-type="float">
            <text:p>4.77373768811251</text:p>
          </table:table-cell>
          <table:table-cell table:formula="of:=IFERROR(INDEX([.$N$1103:.$N$1428];MATCH([.$B8];[.$M$1103:.$M$1428];0);1);&quot;&quot;)" office:value-type="float" office:value="4.6387135757542" calcext:value-type="float">
            <text:p>4.6387135757542</text:p>
          </table:table-cell>
          <table:table-cell table:formula="of:=IFERROR(INDEX([.$N$1429:.$N$1754];MATCH([.$B8];[.$M$1429:.$M$1754];0);1);&quot;&quot;)" office:value-type="float" office:value="3.99513682240901" calcext:value-type="float">
            <text:p>3.99513682240901</text:p>
          </table:table-cell>
          <table:table-cell table:formula="of:=IFERROR(INDEX([.$N$1755:.$N$2080];MATCH([.$B8];[.$M$1755:.$M$2080];0);1);&quot;&quot;)" office:value-type="float" office:value="4.88575610321223" calcext:value-type="float">
            <text:p>4.8857561032122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arrington</text:p>
          </table:table-cell>
          <table:table-cell office:value-type="string" calcext:value-type="string">
            <text:p>E0600000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string" calcext:value-type="string">
            <text:p>E06000008</text:p>
          </table:table-cell>
          <table:table-cell table:formula="of:=IFERROR(INDEX([.$N$2:.N$125];MATCH([.B9];[.$M$2:.$M$125];0);1);&quot;&quot;)" office:value-type="float" office:value="5.1" calcext:value-type="float">
            <text:p>5.1</text:p>
          </table:table-cell>
          <table:table-cell table:formula="of:=IFERROR(INDEX([.$N$126:.N$450];MATCH([.$B9];[.$M$126:.$M$450];0);1);&quot;&quot;)" office:value-type="float" office:value="4.5" calcext:value-type="float">
            <text:p>4.5</text:p>
          </table:table-cell>
          <table:table-cell table:formula="of:=IFERROR(INDEX([.$N$451:.$N$776];MATCH([.$B9];[.$M$451:.$M$776];0);1);&quot;&quot;)" office:value-type="float" office:value="4.3" calcext:value-type="float">
            <text:p>4.3</text:p>
          </table:table-cell>
          <table:table-cell table:formula="of:=IFERROR(INDEX([.$N$777:.$N$1102];MATCH([.$B9];[.$M$777:.$M$1102];0);1);&quot;&quot;)" office:value-type="float" office:value="4.46306909306125" calcext:value-type="float">
            <text:p>4.46306909306125</text:p>
          </table:table-cell>
          <table:table-cell table:formula="of:=IFERROR(INDEX([.$N$1103:.$N$1428];MATCH([.$B9];[.$M$1103:.$M$1428];0);1);&quot;&quot;)" office:value-type="float" office:value="4.32435992902196" calcext:value-type="float">
            <text:p>4.32435992902196</text:p>
          </table:table-cell>
          <table:table-cell table:formula="of:=IFERROR(INDEX([.$N$1429:.$N$1754];MATCH([.$B9];[.$M$1429:.$M$1754];0);1);&quot;&quot;)" office:value-type="float" office:value="3.73852883843187" calcext:value-type="float">
            <text:p>3.73852883843187</text:p>
          </table:table-cell>
          <table:table-cell table:formula="of:=IFERROR(INDEX([.$N$1755:.$N$2080];MATCH([.$B9];[.$M$1755:.$M$2080];0);1);&quot;&quot;)" office:value-type="float" office:value="4.65692080915668" calcext:value-type="float">
            <text:p>4.6569208091566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lackburn with Darwen</text:p>
          </table:table-cell>
          <table:table-cell office:value-type="string" calcext:value-type="string">
            <text:p>E0600000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Blackpool</text:p>
          </table:table-cell>
          <table:table-cell office:value-type="string" calcext:value-type="string">
            <text:p>E06000009</text:p>
          </table:table-cell>
          <table:table-cell table:formula="of:=IFERROR(INDEX([.$N$2:.N$125];MATCH([.B10];[.$M$2:.$M$125];0);1);&quot;&quot;)" office:value-type="float" office:value="4.3" calcext:value-type="float">
            <text:p>4.3</text:p>
          </table:table-cell>
          <table:table-cell table:formula="of:=IFERROR(INDEX([.$N$126:.N$450];MATCH([.$B10];[.$M$126:.$M$450];0);1);&quot;&quot;)" office:value-type="float" office:value="3.6" calcext:value-type="float">
            <text:p>3.6</text:p>
          </table:table-cell>
          <table:table-cell table:formula="of:=IFERROR(INDEX([.$N$451:.$N$776];MATCH([.$B10];[.$M$451:.$M$776];0);1);&quot;&quot;)" office:value-type="float" office:value="3.4" calcext:value-type="float">
            <text:p>3.4</text:p>
          </table:table-cell>
          <table:table-cell table:formula="of:=IFERROR(INDEX([.$N$777:.$N$1102];MATCH([.$B10];[.$M$777:.$M$1102];0);1);&quot;&quot;)" office:value-type="float" office:value="3.84852113578985" calcext:value-type="float">
            <text:p>3.84852113578985</text:p>
          </table:table-cell>
          <table:table-cell table:formula="of:=IFERROR(INDEX([.$N$1103:.$N$1428];MATCH([.$B10];[.$M$1103:.$M$1428];0);1);&quot;&quot;)" office:value-type="float" office:value="3.79211400808858" calcext:value-type="float">
            <text:p>3.79211400808858</text:p>
          </table:table-cell>
          <table:table-cell table:formula="of:=IFERROR(INDEX([.$N$1429:.$N$1754];MATCH([.$B10];[.$M$1429:.$M$1754];0);1);&quot;&quot;)" office:value-type="float" office:value="5.48418045245466" calcext:value-type="float">
            <text:p>5.48418045245466</text:p>
          </table:table-cell>
          <table:table-cell table:formula="of:=IFERROR(INDEX([.$N$1755:.$N$2080];MATCH([.$B10];[.$M$1755:.$M$2080];0);1);&quot;&quot;)" office:value-type="float" office:value="4.26799208918773" calcext:value-type="float">
            <text:p>4.2679920891877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E0600000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Kingston upon Hull, City of</text:p>
          </table:table-cell>
          <table:table-cell office:value-type="string" calcext:value-type="string">
            <text:p>E06000010</text:p>
          </table:table-cell>
          <table:table-cell table:formula="of:=IFERROR(INDEX([.$N$2:.N$125];MATCH([.B11];[.$M$2:.$M$125];0);1);&quot;&quot;)" office:value-type="float" office:value="5.9" calcext:value-type="float">
            <text:p>5.9</text:p>
          </table:table-cell>
          <table:table-cell table:formula="of:=IFERROR(INDEX([.$N$126:.N$450];MATCH([.$B11];[.$M$126:.$M$450];0);1);&quot;&quot;)" office:value-type="float" office:value="5.6" calcext:value-type="float">
            <text:p>5.6</text:p>
          </table:table-cell>
          <table:table-cell table:formula="of:=IFERROR(INDEX([.$N$451:.$N$776];MATCH([.$B11];[.$M$451:.$M$776];0);1);&quot;&quot;)" office:value-type="float" office:value="5.4" calcext:value-type="float">
            <text:p>5.4</text:p>
          </table:table-cell>
          <table:table-cell table:formula="of:=IFERROR(INDEX([.$N$777:.$N$1102];MATCH([.$B11];[.$M$777:.$M$1102];0);1);&quot;&quot;)" office:value-type="float" office:value="5.71104120830933" calcext:value-type="float">
            <text:p>5.71104120830933</text:p>
          </table:table-cell>
          <table:table-cell table:formula="of:=IFERROR(INDEX([.$N$1103:.$N$1428];MATCH([.$B11];[.$M$1103:.$M$1428];0);1);&quot;&quot;)" office:value-type="float" office:value="5.65916249890473" calcext:value-type="float">
            <text:p>5.65916249890473</text:p>
          </table:table-cell>
          <table:table-cell table:formula="of:=IFERROR(INDEX([.$N$1429:.$N$1754];MATCH([.$B11];[.$M$1429:.$M$1754];0);1);&quot;&quot;)" office:value-type="float" office:value="4.77116304243464" calcext:value-type="float">
            <text:p>4.77116304243464</text:p>
          </table:table-cell>
          <table:table-cell table:formula="of:=IFERROR(INDEX([.$N$1755:.$N$2080];MATCH([.$B11];[.$M$1755:.$M$2080];0);1);&quot;&quot;)" office:value-type="float" office:value="5.47655799539545" calcext:value-type="float">
            <text:p>5.4765579953954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Kingston upon Hull</text:p>
          </table:table-cell>
          <table:table-cell office:value-type="string" calcext:value-type="string">
            <text:p>E0600001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string" calcext:value-type="string">
            <text:p>E06000011</text:p>
          </table:table-cell>
          <table:table-cell table:formula="of:=IFERROR(INDEX([.$N$2:.N$125];MATCH([.B12];[.$M$2:.$M$125];0);1);&quot;&quot;)" office:value-type="float" office:value="4.9" calcext:value-type="float">
            <text:p>4.9</text:p>
          </table:table-cell>
          <table:table-cell table:formula="of:=IFERROR(INDEX([.$N$126:.N$450];MATCH([.$B12];[.$M$126:.$M$450];0);1);&quot;&quot;)" office:value-type="float" office:value="4.7" calcext:value-type="float">
            <text:p>4.7</text:p>
          </table:table-cell>
          <table:table-cell table:formula="of:=IFERROR(INDEX([.$N$451:.$N$776];MATCH([.$B12];[.$M$451:.$M$776];0);1);&quot;&quot;)" office:value-type="float" office:value="4.9" calcext:value-type="float">
            <text:p>4.9</text:p>
          </table:table-cell>
          <table:table-cell table:formula="of:=IFERROR(INDEX([.$N$777:.$N$1102];MATCH([.$B12];[.$M$777:.$M$1102];0);1);&quot;&quot;)" office:value-type="float" office:value="5.22033652497803" calcext:value-type="float">
            <text:p>5.22033652497803</text:p>
          </table:table-cell>
          <table:table-cell table:formula="of:=IFERROR(INDEX([.$N$1103:.$N$1428];MATCH([.$B12];[.$M$1103:.$M$1428];0);1);&quot;&quot;)" office:value-type="float" office:value="5.20920761603929" calcext:value-type="float">
            <text:p>5.20920761603929</text:p>
          </table:table-cell>
          <table:table-cell table:formula="of:=IFERROR(INDEX([.$N$1429:.$N$1754];MATCH([.$B12];[.$M$1429:.$M$1754];0);1);&quot;&quot;)" office:value-type="float" office:value="4.80219287368555" calcext:value-type="float">
            <text:p>4.80219287368555</text:p>
          </table:table-cell>
          <table:table-cell table:formula="of:=IFERROR(INDEX([.$N$1755:.$N$2080];MATCH([.$B12];[.$M$1755:.$M$2080];0);1);&quot;&quot;)" office:value-type="float" office:value="4.70953389025379" calcext:value-type="float">
            <text:p>4.7095338902537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East Riding of Yorkshire</text:p>
          </table:table-cell>
          <table:table-cell office:value-type="string" calcext:value-type="string">
            <text:p>E06000011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string" calcext:value-type="string">
            <text:p>E06000012</text:p>
          </table:table-cell>
          <table:table-cell table:formula="of:=IFERROR(INDEX([.$N$2:.N$125];MATCH([.B13];[.$M$2:.$M$125];0);1);&quot;&quot;)" office:value-type="float" office:value="5.6" calcext:value-type="float">
            <text:p>5.6</text:p>
          </table:table-cell>
          <table:table-cell table:formula="of:=IFERROR(INDEX([.$N$126:.N$450];MATCH([.$B13];[.$M$126:.$M$450];0);1);&quot;&quot;)" office:value-type="float" office:value="5" calcext:value-type="float">
            <text:p>5</text:p>
          </table:table-cell>
          <table:table-cell table:formula="of:=IFERROR(INDEX([.$N$451:.$N$776];MATCH([.$B13];[.$M$451:.$M$776];0);1);&quot;&quot;)" office:value-type="float" office:value="5" calcext:value-type="float">
            <text:p>5</text:p>
          </table:table-cell>
          <table:table-cell table:formula="of:=IFERROR(INDEX([.$N$777:.$N$1102];MATCH([.$B13];[.$M$777:.$M$1102];0);1);&quot;&quot;)" office:value-type="float" office:value="5.41016045623543" calcext:value-type="float">
            <text:p>5.41016045623543</text:p>
          </table:table-cell>
          <table:table-cell table:formula="of:=IFERROR(INDEX([.$N$1103:.$N$1428];MATCH([.$B13];[.$M$1103:.$M$1428];0);1);&quot;&quot;)" office:value-type="float" office:value="5.39340907888922" calcext:value-type="float">
            <text:p>5.39340907888922</text:p>
          </table:table-cell>
          <table:table-cell table:formula="of:=IFERROR(INDEX([.$N$1429:.$N$1754];MATCH([.$B13];[.$M$1429:.$M$1754];0);1);&quot;&quot;)" office:value-type="float" office:value="5.68646283048333" calcext:value-type="float">
            <text:p>5.68646283048333</text:p>
          </table:table-cell>
          <table:table-cell table:formula="of:=IFERROR(INDEX([.$N$1755:.$N$2080];MATCH([.$B13];[.$M$1755:.$M$2080];0);1);&quot;&quot;)" office:value-type="float" office:value="5.23040388604783" calcext:value-type="float">
            <text:p>5.2304038860478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North East Lincolnshire</text:p>
          </table:table-cell>
          <table:table-cell office:value-type="string" calcext:value-type="string">
            <text:p>E0600001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string" calcext:value-type="string">
            <text:p>E06000013</text:p>
          </table:table-cell>
          <table:table-cell table:formula="of:=IFERROR(INDEX([.$N$2:.N$125];MATCH([.B14];[.$M$2:.$M$125];0);1);&quot;&quot;)" office:value-type="float" office:value="5.5" calcext:value-type="float">
            <text:p>5.5</text:p>
          </table:table-cell>
          <table:table-cell table:formula="of:=IFERROR(INDEX([.$N$126:.N$450];MATCH([.$B14];[.$M$126:.$M$450];0);1);&quot;&quot;)" office:value-type="float" office:value="5.2" calcext:value-type="float">
            <text:p>5.2</text:p>
          </table:table-cell>
          <table:table-cell table:formula="of:=IFERROR(INDEX([.$N$451:.$N$776];MATCH([.$B14];[.$M$451:.$M$776];0);1);&quot;&quot;)" office:value-type="float" office:value="5.4" calcext:value-type="float">
            <text:p>5.4</text:p>
          </table:table-cell>
          <table:table-cell table:formula="of:=IFERROR(INDEX([.$N$777:.$N$1102];MATCH([.$B14];[.$M$777:.$M$1102];0);1);&quot;&quot;)" office:value-type="float" office:value="5.63536238864964" calcext:value-type="float">
            <text:p>5.63536238864964</text:p>
          </table:table-cell>
          <table:table-cell table:formula="of:=IFERROR(INDEX([.$N$1103:.$N$1428];MATCH([.$B14];[.$M$1103:.$M$1428];0);1);&quot;&quot;)" office:value-type="float" office:value="5.65367069861059" calcext:value-type="float">
            <text:p>5.65367069861059</text:p>
          </table:table-cell>
          <table:table-cell table:formula="of:=IFERROR(INDEX([.$N$1429:.$N$1754];MATCH([.$B14];[.$M$1429:.$M$1754];0);1);&quot;&quot;)" office:value-type="float" office:value="4.82555982093157" calcext:value-type="float">
            <text:p>4.82555982093157</text:p>
          </table:table-cell>
          <table:table-cell table:formula="of:=IFERROR(INDEX([.$N$1755:.$N$2080];MATCH([.$B14];[.$M$1755:.$M$2080];0);1);&quot;&quot;)" office:value-type="float" office:value="5.07999461243954" calcext:value-type="float">
            <text:p>5.0799946124395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E0600001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E06000014</text:p>
          </table:table-cell>
          <table:table-cell table:formula="of:=IFERROR(INDEX([.$N$2:.N$125];MATCH([.B15];[.$M$2:.$M$125];0);1);&quot;&quot;)" office:value-type="float" office:value="4.8" calcext:value-type="float">
            <text:p>4.8</text:p>
          </table:table-cell>
          <table:table-cell table:formula="of:=IFERROR(INDEX([.$N$126:.N$450];MATCH([.$B15];[.$M$126:.$M$450];0);1);&quot;&quot;)" office:value-type="float" office:value="4.5" calcext:value-type="float">
            <text:p>4.5</text:p>
          </table:table-cell>
          <table:table-cell table:formula="of:=IFERROR(INDEX([.$N$451:.$N$776];MATCH([.$B15];[.$M$451:.$M$776];0);1);&quot;&quot;)" office:value-type="float" office:value="4.5" calcext:value-type="float">
            <text:p>4.5</text:p>
          </table:table-cell>
          <table:table-cell table:formula="of:=IFERROR(INDEX([.$N$777:.$N$1102];MATCH([.$B15];[.$M$777:.$M$1102];0);1);&quot;&quot;)" office:value-type="float" office:value="4.60840307399631" calcext:value-type="float">
            <text:p>4.60840307399631</text:p>
          </table:table-cell>
          <table:table-cell table:formula="of:=IFERROR(INDEX([.$N$1103:.$N$1428];MATCH([.$B15];[.$M$1103:.$M$1428];0);1);&quot;&quot;)" office:value-type="float" office:value="4.61598438148055" calcext:value-type="float">
            <text:p>4.61598438148055</text:p>
          </table:table-cell>
          <table:table-cell table:formula="of:=IFERROR(INDEX([.$N$1429:.$N$1754];MATCH([.$B15];[.$M$1429:.$M$1754];0);1);&quot;&quot;)" office:value-type="float" office:value="3.92020821245491" calcext:value-type="float">
            <text:p>3.92020821245491</text:p>
          </table:table-cell>
          <table:table-cell table:formula="of:=IFERROR(INDEX([.$N$1755:.$N$2080];MATCH([.$B15];[.$M$1755:.$M$2080];0);1);&quot;&quot;)" office:value-type="float" office:value="4.49077676731564" calcext:value-type="float">
            <text:p>4.4907767673156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E0600001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Derby </text:p>
          </table:table-cell>
          <table:table-cell office:value-type="string" calcext:value-type="string">
            <text:p>E06000015</text:p>
          </table:table-cell>
          <table:table-cell table:formula="of:=IFERROR(INDEX([.$N$2:.N$125];MATCH([.B16];[.$M$2:.$M$125];0);1);&quot;&quot;)" office:value-type="float" office:value="6.1" calcext:value-type="float">
            <text:p>6.1</text:p>
          </table:table-cell>
          <table:table-cell table:formula="of:=IFERROR(INDEX([.$N$126:.N$450];MATCH([.$B16];[.$M$126:.$M$450];0);1);&quot;&quot;)" office:value-type="float" office:value="5.6" calcext:value-type="float">
            <text:p>5.6</text:p>
          </table:table-cell>
          <table:table-cell table:formula="of:=IFERROR(INDEX([.$N$451:.$N$776];MATCH([.$B16];[.$M$451:.$M$776];0);1);&quot;&quot;)" office:value-type="float" office:value="5.5" calcext:value-type="float">
            <text:p>5.5</text:p>
          </table:table-cell>
          <table:table-cell table:formula="of:=IFERROR(INDEX([.$N$777:.$N$1102];MATCH([.$B16];[.$M$777:.$M$1102];0);1);&quot;&quot;)" office:value-type="float" office:value="5.659629754443" calcext:value-type="float">
            <text:p>5.659629754443</text:p>
          </table:table-cell>
          <table:table-cell table:formula="of:=IFERROR(INDEX([.$N$1103:.$N$1428];MATCH([.$B16];[.$M$1103:.$M$1428];0);1);&quot;&quot;)" office:value-type="float" office:value="5.58880039740918" calcext:value-type="float">
            <text:p>5.58880039740918</text:p>
          </table:table-cell>
          <table:table-cell table:formula="of:=IFERROR(INDEX([.$N$1429:.$N$1754];MATCH([.$B16];[.$M$1429:.$M$1754];0);1);&quot;&quot;)" office:value-type="float" office:value="5.10104282699464" calcext:value-type="float">
            <text:p>5.10104282699464</text:p>
          </table:table-cell>
          <table:table-cell table:formula="of:=IFERROR(INDEX([.$N$1755:.$N$2080];MATCH([.$B16];[.$M$1755:.$M$2080];0);1);&quot;&quot;)" office:value-type="float" office:value="6.38989977566694" calcext:value-type="float">
            <text:p>6.3898997756669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E0600001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Leicester</text:p>
          </table:table-cell>
          <table:table-cell office:value-type="string" calcext:value-type="string">
            <text:p>E06000016</text:p>
          </table:table-cell>
          <table:table-cell table:formula="of:=IFERROR(INDEX([.$N$2:.N$125];MATCH([.B17];[.$M$2:.$M$125];0);1);&quot;&quot;)" office:value-type="float" office:value="6.6" calcext:value-type="float">
            <text:p>6.6</text:p>
          </table:table-cell>
          <table:table-cell table:formula="of:=IFERROR(INDEX([.$N$126:.N$450];MATCH([.$B17];[.$M$126:.$M$450];0);1);&quot;&quot;)" office:value-type="float" office:value="6.2" calcext:value-type="float">
            <text:p>6.2</text:p>
          </table:table-cell>
          <table:table-cell table:formula="of:=IFERROR(INDEX([.$N$451:.$N$776];MATCH([.$B17];[.$M$451:.$M$776];0);1);&quot;&quot;)" office:value-type="float" office:value="5.9" calcext:value-type="float">
            <text:p>5.9</text:p>
          </table:table-cell>
          <table:table-cell table:formula="of:=IFERROR(INDEX([.$N$777:.$N$1102];MATCH([.$B17];[.$M$777:.$M$1102];0);1);&quot;&quot;)" office:value-type="float" office:value="6.01696709309925" calcext:value-type="float">
            <text:p>6.01696709309925</text:p>
          </table:table-cell>
          <table:table-cell table:formula="of:=IFERROR(INDEX([.$N$1103:.$N$1428];MATCH([.$B17];[.$M$1103:.$M$1428];0);1);&quot;&quot;)" office:value-type="float" office:value="5.91023938713483" calcext:value-type="float">
            <text:p>5.91023938713483</text:p>
          </table:table-cell>
          <table:table-cell table:formula="of:=IFERROR(INDEX([.$N$1429:.$N$1754];MATCH([.$B17];[.$M$1429:.$M$1754];0);1);&quot;&quot;)" office:value-type="float" office:value="5.43694877668734" calcext:value-type="float">
            <text:p>5.43694877668734</text:p>
          </table:table-cell>
          <table:table-cell table:formula="of:=IFERROR(INDEX([.$N$1755:.$N$2080];MATCH([.$B17];[.$M$1755:.$M$2080];0);1);&quot;&quot;)" office:value-type="float" office:value="6.39196703044719" calcext:value-type="float">
            <text:p>6.3919670304471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0600001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Rutland </text:p>
          </table:table-cell>
          <table:table-cell office:value-type="string" calcext:value-type="string">
            <text:p>E06000017</text:p>
          </table:table-cell>
          <table:table-cell table:formula="of:=IFERROR(INDEX([.$N$2:.N$125];MATCH([.B18];[.$M$2:.$M$125];0);1);&quot;&quot;)" office:value-type="float" office:value="5.1" calcext:value-type="float">
            <text:p>5.1</text:p>
          </table:table-cell>
          <table:table-cell table:formula="of:=IFERROR(INDEX([.$N$126:.N$450];MATCH([.$B18];[.$M$126:.$M$450];0);1);&quot;&quot;)" office:value-type="float" office:value="4.9" calcext:value-type="float">
            <text:p>4.9</text:p>
          </table:table-cell>
          <table:table-cell table:formula="of:=IFERROR(INDEX([.$N$451:.$N$776];MATCH([.$B18];[.$M$451:.$M$776];0);1);&quot;&quot;)" office:value-type="float" office:value="4.9" calcext:value-type="float">
            <text:p>4.9</text:p>
          </table:table-cell>
          <table:table-cell table:formula="of:=IFERROR(INDEX([.$N$777:.$N$1102];MATCH([.$B18];[.$M$777:.$M$1102];0);1);&quot;&quot;)" office:value-type="float" office:value="5.22737219318871" calcext:value-type="float">
            <text:p>5.22737219318871</text:p>
          </table:table-cell>
          <table:table-cell table:formula="of:=IFERROR(INDEX([.$N$1103:.$N$1428];MATCH([.$B18];[.$M$1103:.$M$1428];0);1);&quot;&quot;)" office:value-type="float" office:value="5.1345079486512" calcext:value-type="float">
            <text:p>5.1345079486512</text:p>
          </table:table-cell>
          <table:table-cell table:formula="of:=IFERROR(INDEX([.$N$1429:.$N$1754];MATCH([.$B18];[.$M$1429:.$M$1754];0);1);&quot;&quot;)" office:value-type="float" office:value="4.92258799427302" calcext:value-type="float">
            <text:p>4.92258799427302</text:p>
          </table:table-cell>
          <table:table-cell table:formula="of:=IFERROR(INDEX([.$N$1755:.$N$2080];MATCH([.$B18];[.$M$1755:.$M$2080];0);1);&quot;&quot;)" office:value-type="float" office:value="5.43659062043573" calcext:value-type="float">
            <text:p>5.4365906204357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E0600001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Nottingham</text:p>
          </table:table-cell>
          <table:table-cell office:value-type="string" calcext:value-type="string">
            <text:p>E06000018</text:p>
          </table:table-cell>
          <table:table-cell table:formula="of:=IFERROR(INDEX([.$N$2:.N$125];MATCH([.B19];[.$M$2:.$M$125];0);1);&quot;&quot;)" office:value-type="float" office:value="6.4" calcext:value-type="float">
            <text:p>6.4</text:p>
          </table:table-cell>
          <table:table-cell table:formula="of:=IFERROR(INDEX([.$N$126:.N$450];MATCH([.$B19];[.$M$126:.$M$450];0);1);&quot;&quot;)" office:value-type="float" office:value="5.9" calcext:value-type="float">
            <text:p>5.9</text:p>
          </table:table-cell>
          <table:table-cell table:formula="of:=IFERROR(INDEX([.$N$451:.$N$776];MATCH([.$B19];[.$M$451:.$M$776];0);1);&quot;&quot;)" office:value-type="float" office:value="5.8" calcext:value-type="float">
            <text:p>5.8</text:p>
          </table:table-cell>
          <table:table-cell table:formula="of:=IFERROR(INDEX([.$N$777:.$N$1102];MATCH([.$B19];[.$M$777:.$M$1102];0);1);&quot;&quot;)" office:value-type="float" office:value="5.97039615176741" calcext:value-type="float">
            <text:p>5.97039615176741</text:p>
          </table:table-cell>
          <table:table-cell table:formula="of:=IFERROR(INDEX([.$N$1103:.$N$1428];MATCH([.$B19];[.$M$1103:.$M$1428];0);1);&quot;&quot;)" office:value-type="float" office:value="5.92147785651073" calcext:value-type="float">
            <text:p>5.92147785651073</text:p>
          </table:table-cell>
          <table:table-cell table:formula="of:=IFERROR(INDEX([.$N$1429:.$N$1754];MATCH([.$B19];[.$M$1429:.$M$1754];0);1);&quot;&quot;)" office:value-type="float" office:value="5.31622294122932" calcext:value-type="float">
            <text:p>5.31622294122932</text:p>
          </table:table-cell>
          <table:table-cell table:formula="of:=IFERROR(INDEX([.$N$1755:.$N$2080];MATCH([.$B19];[.$M$1755:.$M$2080];0);1);&quot;&quot;)" office:value-type="float" office:value="6.34855600540362" calcext:value-type="float">
            <text:p>6.3485560054036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E0600001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Herefordshire, County of</text:p>
          </table:table-cell>
          <table:table-cell office:value-type="string" calcext:value-type="string">
            <text:p>E06000019</text:p>
          </table:table-cell>
          <table:table-cell table:formula="of:=IFERROR(INDEX([.$N$2:.N$125];MATCH([.B20];[.$M$2:.$M$125];0);1);&quot;&quot;)" office:value-type="float" office:value="4.5" calcext:value-type="float">
            <text:p>4.5</text:p>
          </table:table-cell>
          <table:table-cell table:formula="of:=IFERROR(INDEX([.$N$126:.N$450];MATCH([.$B20];[.$M$126:.$M$450];0);1);&quot;&quot;)" office:value-type="float" office:value="4" calcext:value-type="float">
            <text:p>4</text:p>
          </table:table-cell>
          <table:table-cell table:formula="of:=IFERROR(INDEX([.$N$451:.$N$776];MATCH([.$B20];[.$M$451:.$M$776];0);1);&quot;&quot;)" office:value-type="float" office:value="4.1" calcext:value-type="float">
            <text:p>4.1</text:p>
          </table:table-cell>
          <table:table-cell table:formula="of:=IFERROR(INDEX([.$N$777:.$N$1102];MATCH([.$B20];[.$M$777:.$M$1102];0);1);&quot;&quot;)" office:value-type="float" office:value="4.59377233754584" calcext:value-type="float">
            <text:p>4.59377233754584</text:p>
          </table:table-cell>
          <table:table-cell table:formula="of:=IFERROR(INDEX([.$N$1103:.$N$1428];MATCH([.$B20];[.$M$1103:.$M$1428];0);1);&quot;&quot;)" office:value-type="float" office:value="4.4674890559382" calcext:value-type="float">
            <text:p>4.4674890559382</text:p>
          </table:table-cell>
          <table:table-cell table:formula="of:=IFERROR(INDEX([.$N$1429:.$N$1754];MATCH([.$B20];[.$M$1429:.$M$1754];0);1);&quot;&quot;)" office:value-type="float" office:value="4.34728680731231" calcext:value-type="float">
            <text:p>4.34728680731231</text:p>
          </table:table-cell>
          <table:table-cell table:formula="of:=IFERROR(INDEX([.$N$1755:.$N$2080];MATCH([.$B20];[.$M$1755:.$M$2080];0);1);&quot;&quot;)" office:value-type="float" office:value="4.11204377947307" calcext:value-type="float">
            <text:p>4.112043779473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E0600001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string" calcext:value-type="string">
            <text:p>E06000020</text:p>
          </table:table-cell>
          <table:table-cell table:formula="of:=IFERROR(INDEX([.$N$2:.N$125];MATCH([.B21];[.$M$2:.$M$125];0);1);&quot;&quot;)" office:value-type="float" office:value="4.8" calcext:value-type="float">
            <text:p>4.8</text:p>
          </table:table-cell>
          <table:table-cell table:formula="of:=IFERROR(INDEX([.$N$126:.N$450];MATCH([.$B21];[.$M$126:.$M$450];0);1);&quot;&quot;)" office:value-type="float" office:value="4.4" calcext:value-type="float">
            <text:p>4.4</text:p>
          </table:table-cell>
          <table:table-cell table:formula="of:=IFERROR(INDEX([.$N$451:.$N$776];MATCH([.$B21];[.$M$451:.$M$776];0);1);&quot;&quot;)" office:value-type="float" office:value="4.4" calcext:value-type="float">
            <text:p>4.4</text:p>
          </table:table-cell>
          <table:table-cell table:formula="of:=IFERROR(INDEX([.$N$777:.$N$1102];MATCH([.$B21];[.$M$777:.$M$1102];0);1);&quot;&quot;)" office:value-type="float" office:value="4.63110628962812" calcext:value-type="float">
            <text:p>4.63110628962812</text:p>
          </table:table-cell>
          <table:table-cell table:formula="of:=IFERROR(INDEX([.$N$1103:.$N$1428];MATCH([.$B21];[.$M$1103:.$M$1428];0);1);&quot;&quot;)" office:value-type="float" office:value="4.49369846215698" calcext:value-type="float">
            <text:p>4.49369846215698</text:p>
          </table:table-cell>
          <table:table-cell table:formula="of:=IFERROR(INDEX([.$N$1429:.$N$1754];MATCH([.$B21];[.$M$1429:.$M$1754];0);1);&quot;&quot;)" office:value-type="float" office:value="4.02603924234527" calcext:value-type="float">
            <text:p>4.02603924234527</text:p>
          </table:table-cell>
          <table:table-cell table:formula="of:=IFERROR(INDEX([.$N$1755:.$N$2080];MATCH([.$B21];[.$M$1755:.$M$2080];0);1);&quot;&quot;)" office:value-type="float" office:value="4.48320220506616" calcext:value-type="float">
            <text:p>4.4832022050661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Telford and Wrekin</text:p>
          </table:table-cell>
          <table:table-cell office:value-type="string" calcext:value-type="string">
            <text:p>E0600002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string" calcext:value-type="string">
            <text:p>E06000021</text:p>
          </table:table-cell>
          <table:table-cell table:formula="of:=IFERROR(INDEX([.$N$2:.N$125];MATCH([.B22];[.$M$2:.$M$125];0);1);&quot;&quot;)" office:value-type="float" office:value="5.6" calcext:value-type="float">
            <text:p>5.6</text:p>
          </table:table-cell>
          <table:table-cell table:formula="of:=IFERROR(INDEX([.$N$126:.N$450];MATCH([.$B22];[.$M$126:.$M$450];0);1);&quot;&quot;)" office:value-type="float" office:value="5.2" calcext:value-type="float">
            <text:p>5.2</text:p>
          </table:table-cell>
          <table:table-cell table:formula="of:=IFERROR(INDEX([.$N$451:.$N$776];MATCH([.$B22];[.$M$451:.$M$776];0);1);&quot;&quot;)" office:value-type="float" office:value="4.9" calcext:value-type="float">
            <text:p>4.9</text:p>
          </table:table-cell>
          <table:table-cell table:formula="of:=IFERROR(INDEX([.$N$777:.$N$1102];MATCH([.$B22];[.$M$777:.$M$1102];0);1);&quot;&quot;)" office:value-type="float" office:value="5.15400770035774" calcext:value-type="float">
            <text:p>5.15400770035774</text:p>
          </table:table-cell>
          <table:table-cell table:formula="of:=IFERROR(INDEX([.$N$1103:.$N$1428];MATCH([.$B22];[.$M$1103:.$M$1428];0);1);&quot;&quot;)" office:value-type="float" office:value="4.95167992185363" calcext:value-type="float">
            <text:p>4.95167992185363</text:p>
          </table:table-cell>
          <table:table-cell table:formula="of:=IFERROR(INDEX([.$N$1429:.$N$1754];MATCH([.$B22];[.$M$1429:.$M$1754];0);1);&quot;&quot;)" office:value-type="float" office:value="4.36163212424989" calcext:value-type="float">
            <text:p>4.36163212424989</text:p>
          </table:table-cell>
          <table:table-cell table:formula="of:=IFERROR(INDEX([.$N$1755:.$N$2080];MATCH([.$B22];[.$M$1755:.$M$2080];0);1);&quot;&quot;)" office:value-type="float" office:value="5.02761374489544" calcext:value-type="float">
            <text:p>5.0276137448954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E06000021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Bath and North East Somerset</text:p>
          </table:table-cell>
          <table:table-cell office:value-type="string" calcext:value-type="string">
            <text:p>E06000022</text:p>
          </table:table-cell>
          <table:table-cell table:formula="of:=IFERROR(INDEX([.$N$2:.N$125];MATCH([.B23];[.$M$2:.$M$125];0);1);&quot;&quot;)" office:value-type="float" office:value="4.9" calcext:value-type="float">
            <text:p>4.9</text:p>
          </table:table-cell>
          <table:table-cell table:formula="of:=IFERROR(INDEX([.$N$126:.N$450];MATCH([.$B23];[.$M$126:.$M$450];0);1);&quot;&quot;)" office:value-type="float" office:value="4.7" calcext:value-type="float">
            <text:p>4.7</text:p>
          </table:table-cell>
          <table:table-cell table:formula="of:=IFERROR(INDEX([.$N$451:.$N$776];MATCH([.$B23];[.$M$451:.$M$776];0);1);&quot;&quot;)" office:value-type="float" office:value="4.4" calcext:value-type="float">
            <text:p>4.4</text:p>
          </table:table-cell>
          <table:table-cell table:formula="of:=IFERROR(INDEX([.$N$777:.$N$1102];MATCH([.$B23];[.$M$777:.$M$1102];0);1);&quot;&quot;)" office:value-type="float" office:value="4.77641768714874" calcext:value-type="float">
            <text:p>4.77641768714874</text:p>
          </table:table-cell>
          <table:table-cell table:formula="of:=IFERROR(INDEX([.$N$1103:.$N$1428];MATCH([.$B23];[.$M$1103:.$M$1428];0);1);&quot;&quot;)" office:value-type="float" office:value="4.5312328978151" calcext:value-type="float">
            <text:p>4.5312328978151</text:p>
          </table:table-cell>
          <table:table-cell table:formula="of:=IFERROR(INDEX([.$N$1429:.$N$1754];MATCH([.$B23];[.$M$1429:.$M$1754];0);1);&quot;&quot;)" office:value-type="float" office:value="4.06677048696483" calcext:value-type="float">
            <text:p>4.06677048696483</text:p>
          </table:table-cell>
          <table:table-cell table:formula="of:=IFERROR(INDEX([.$N$1755:.$N$2080];MATCH([.$B23];[.$M$1755:.$M$2080];0);1);&quot;&quot;)" office:value-type="float" office:value="4.72605106104579" calcext:value-type="float">
            <text:p>4.7260510610457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ath and North East Somerset</text:p>
          </table:table-cell>
          <table:table-cell office:value-type="string" calcext:value-type="string">
            <text:p>E0600002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Bristol, City of</text:p>
          </table:table-cell>
          <table:table-cell office:value-type="string" calcext:value-type="string">
            <text:p>E06000023</text:p>
          </table:table-cell>
          <table:table-cell table:formula="of:=IFERROR(INDEX([.$N$2:.N$125];MATCH([.B24];[.$M$2:.$M$125];0);1);&quot;&quot;)" office:value-type="float" office:value="5.8" calcext:value-type="float">
            <text:p>5.8</text:p>
          </table:table-cell>
          <table:table-cell table:formula="of:=IFERROR(INDEX([.$N$126:.N$450];MATCH([.$B24];[.$M$126:.$M$450];0);1);&quot;&quot;)" office:value-type="float" office:value="5.3" calcext:value-type="float">
            <text:p>5.3</text:p>
          </table:table-cell>
          <table:table-cell table:formula="of:=IFERROR(INDEX([.$N$451:.$N$776];MATCH([.$B24];[.$M$451:.$M$776];0);1);&quot;&quot;)" office:value-type="float" office:value="5.2" calcext:value-type="float">
            <text:p>5.2</text:p>
          </table:table-cell>
          <table:table-cell table:formula="of:=IFERROR(INDEX([.$N$777:.$N$1102];MATCH([.$B24];[.$M$777:.$M$1102];0);1);&quot;&quot;)" office:value-type="float" office:value="5.26680975671531" calcext:value-type="float">
            <text:p>5.26680975671531</text:p>
          </table:table-cell>
          <table:table-cell table:formula="of:=IFERROR(INDEX([.$N$1103:.$N$1428];MATCH([.$B24];[.$M$1103:.$M$1428];0);1);&quot;&quot;)" office:value-type="float" office:value="5.103763380037" calcext:value-type="float">
            <text:p>5.103763380037</text:p>
          </table:table-cell>
          <table:table-cell table:formula="of:=IFERROR(INDEX([.$N$1429:.$N$1754];MATCH([.$B24];[.$M$1429:.$M$1754];0);1);&quot;&quot;)" office:value-type="float" office:value="4.3526651599862" calcext:value-type="float">
            <text:p>4.3526651599862</text:p>
          </table:table-cell>
          <table:table-cell table:formula="of:=IFERROR(INDEX([.$N$1755:.$N$2080];MATCH([.$B24];[.$M$1755:.$M$2080];0);1);&quot;&quot;)" office:value-type="float" office:value="5.31455675623678" calcext:value-type="float">
            <text:p>5.3145567562367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E0600002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North Somerset</text:p>
          </table:table-cell>
          <table:table-cell office:value-type="string" calcext:value-type="string">
            <text:p>E06000024</text:p>
          </table:table-cell>
          <table:table-cell table:formula="of:=IFERROR(INDEX([.$N$2:.N$125];MATCH([.B25];[.$M$2:.$M$125];0);1);&quot;&quot;)" office:value-type="float" office:value="4.6" calcext:value-type="float">
            <text:p>4.6</text:p>
          </table:table-cell>
          <table:table-cell table:formula="of:=IFERROR(INDEX([.$N$126:.N$450];MATCH([.$B25];[.$M$126:.$M$450];0);1);&quot;&quot;)" office:value-type="float" office:value="4.3" calcext:value-type="float">
            <text:p>4.3</text:p>
          </table:table-cell>
          <table:table-cell table:formula="of:=IFERROR(INDEX([.$N$451:.$N$776];MATCH([.$B25];[.$M$451:.$M$776];0);1);&quot;&quot;)" office:value-type="float" office:value="4.1" calcext:value-type="float">
            <text:p>4.1</text:p>
          </table:table-cell>
          <table:table-cell table:formula="of:=IFERROR(INDEX([.$N$777:.$N$1102];MATCH([.$B25];[.$M$777:.$M$1102];0);1);&quot;&quot;)" office:value-type="float" office:value="4.44573797121526" calcext:value-type="float">
            <text:p>4.44573797121526</text:p>
          </table:table-cell>
          <table:table-cell table:formula="of:=IFERROR(INDEX([.$N$1103:.$N$1428];MATCH([.$B25];[.$M$1103:.$M$1428];0);1);&quot;&quot;)" office:value-type="float" office:value="4.24617884407836" calcext:value-type="float">
            <text:p>4.24617884407836</text:p>
          </table:table-cell>
          <table:table-cell table:formula="of:=IFERROR(INDEX([.$N$1429:.$N$1754];MATCH([.$B25];[.$M$1429:.$M$1754];0);1);&quot;&quot;)" office:value-type="float" office:value="4.00532313543951" calcext:value-type="float">
            <text:p>4.00532313543951</text:p>
          </table:table-cell>
          <table:table-cell table:formula="of:=IFERROR(INDEX([.$N$1755:.$N$2080];MATCH([.$B25];[.$M$1755:.$M$2080];0);1);&quot;&quot;)" office:value-type="float" office:value="4.41260913450649" calcext:value-type="float">
            <text:p>4.4126091345064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E0600002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string" calcext:value-type="string">
            <text:p>E06000025</text:p>
          </table:table-cell>
          <table:table-cell table:formula="of:=IFERROR(INDEX([.$N$2:.N$125];MATCH([.B26];[.$M$2:.$M$125];0);1);&quot;&quot;)" office:value-type="float" office:value="5.4" calcext:value-type="float">
            <text:p>5.4</text:p>
          </table:table-cell>
          <table:table-cell table:formula="of:=IFERROR(INDEX([.$N$126:.N$450];MATCH([.$B26];[.$M$126:.$M$450];0);1);&quot;&quot;)" office:value-type="float" office:value="5.2" calcext:value-type="float">
            <text:p>5.2</text:p>
          </table:table-cell>
          <table:table-cell table:formula="of:=IFERROR(INDEX([.$N$451:.$N$776];MATCH([.$B26];[.$M$451:.$M$776];0);1);&quot;&quot;)" office:value-type="float" office:value="5" calcext:value-type="float">
            <text:p>5</text:p>
          </table:table-cell>
          <table:table-cell table:formula="of:=IFERROR(INDEX([.$N$777:.$N$1102];MATCH([.$B26];[.$M$777:.$M$1102];0);1);&quot;&quot;)" office:value-type="float" office:value="5.29298749709141" calcext:value-type="float">
            <text:p>5.29298749709141</text:p>
          </table:table-cell>
          <table:table-cell table:formula="of:=IFERROR(INDEX([.$N$1103:.$N$1428];MATCH([.$B26];[.$M$1103:.$M$1428];0);1);&quot;&quot;)" office:value-type="float" office:value="5.07537067989701" calcext:value-type="float">
            <text:p>5.07537067989701</text:p>
          </table:table-cell>
          <table:table-cell table:formula="of:=IFERROR(INDEX([.$N$1429:.$N$1754];MATCH([.$B26];[.$M$1429:.$M$1754];0);1);&quot;&quot;)" office:value-type="float" office:value="4.68009569303136" calcext:value-type="float">
            <text:p>4.68009569303136</text:p>
          </table:table-cell>
          <table:table-cell table:formula="of:=IFERROR(INDEX([.$N$1755:.$N$2080];MATCH([.$B26];[.$M$1755:.$M$2080];0);1);&quot;&quot;)" office:value-type="float" office:value="5.18345975756188" calcext:value-type="float">
            <text:p>5.1834597575618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E0600002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Plymouth</text:p>
          </table:table-cell>
          <table:table-cell office:value-type="string" calcext:value-type="string">
            <text:p>E06000026</text:p>
          </table:table-cell>
          <table:table-cell table:formula="of:=IFERROR(INDEX([.$N$2:.N$125];MATCH([.B27];[.$M$2:.$M$125];0);1);&quot;&quot;)" office:value-type="float" office:value="4.5" calcext:value-type="float">
            <text:p>4.5</text:p>
          </table:table-cell>
          <table:table-cell table:formula="of:=IFERROR(INDEX([.$N$126:.N$450];MATCH([.$B27];[.$M$126:.$M$450];0);1);&quot;&quot;)" office:value-type="float" office:value="4.3" calcext:value-type="float">
            <text:p>4.3</text:p>
          </table:table-cell>
          <table:table-cell table:formula="of:=IFERROR(INDEX([.$N$451:.$N$776];MATCH([.$B27];[.$M$451:.$M$776];0);1);&quot;&quot;)" office:value-type="float" office:value="4" calcext:value-type="float">
            <text:p>4</text:p>
          </table:table-cell>
          <table:table-cell table:formula="of:=IFERROR(INDEX([.$N$777:.$N$1102];MATCH([.$B27];[.$M$777:.$M$1102];0);1);&quot;&quot;)" office:value-type="float" office:value="4.23153161357229" calcext:value-type="float">
            <text:p>4.23153161357229</text:p>
          </table:table-cell>
          <table:table-cell table:formula="of:=IFERROR(INDEX([.$N$1103:.$N$1428];MATCH([.$B27];[.$M$1103:.$M$1428];0);1);&quot;&quot;)" office:value-type="float" office:value="4.00805272707428" calcext:value-type="float">
            <text:p>4.00805272707428</text:p>
          </table:table-cell>
          <table:table-cell table:formula="of:=IFERROR(INDEX([.$N$1429:.$N$1754];MATCH([.$B27];[.$M$1429:.$M$1754];0);1);&quot;&quot;)" office:value-type="float" office:value="5.38740564223824" calcext:value-type="float">
            <text:p>5.38740564223824</text:p>
          </table:table-cell>
          <table:table-cell table:formula="of:=IFERROR(INDEX([.$N$1755:.$N$2080];MATCH([.$B27];[.$M$1755:.$M$2080];0);1);&quot;&quot;)" office:value-type="float" office:value="4.45481869085009" calcext:value-type="float">
            <text:p>4.4548186908500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E0600002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Torbay</text:p>
          </table:table-cell>
          <table:table-cell office:value-type="string" calcext:value-type="string">
            <text:p>E06000027</text:p>
          </table:table-cell>
          <table:table-cell table:formula="of:=IFERROR(INDEX([.$N$2:.N$125];MATCH([.B28];[.$M$2:.$M$125];0);1);&quot;&quot;)" office:value-type="float" office:value="4" calcext:value-type="float">
            <text:p>4</text:p>
          </table:table-cell>
          <table:table-cell table:formula="of:=IFERROR(INDEX([.$N$126:.N$450];MATCH([.$B28];[.$M$126:.$M$450];0);1);&quot;&quot;)" office:value-type="float" office:value="3.9" calcext:value-type="float">
            <text:p>3.9</text:p>
          </table:table-cell>
          <table:table-cell table:formula="of:=IFERROR(INDEX([.$N$451:.$N$776];MATCH([.$B28];[.$M$451:.$M$776];0);1);&quot;&quot;)" office:value-type="float" office:value="3.6" calcext:value-type="float">
            <text:p>3.6</text:p>
          </table:table-cell>
          <table:table-cell table:formula="of:=IFERROR(INDEX([.$N$777:.$N$1102];MATCH([.$B28];[.$M$777:.$M$1102];0);1);&quot;&quot;)" office:value-type="float" office:value="3.91135663227375" calcext:value-type="float">
            <text:p>3.91135663227375</text:p>
          </table:table-cell>
          <table:table-cell table:formula="of:=IFERROR(INDEX([.$N$1103:.$N$1428];MATCH([.$B28];[.$M$1103:.$M$1428];0);1);&quot;&quot;)" office:value-type="float" office:value="3.62513122690795" calcext:value-type="float">
            <text:p>3.62513122690795</text:p>
          </table:table-cell>
          <table:table-cell table:formula="of:=IFERROR(INDEX([.$N$1429:.$N$1754];MATCH([.$B28];[.$M$1429:.$M$1754];0);1);&quot;&quot;)" office:value-type="float" office:value="4.43827120268499" calcext:value-type="float">
            <text:p>4.43827120268499</text:p>
          </table:table-cell>
          <table:table-cell table:formula="of:=IFERROR(INDEX([.$N$1755:.$N$2080];MATCH([.$B28];[.$M$1755:.$M$2080];0);1);&quot;&quot;)" office:value-type="float" office:value="4.2093584195058" calcext:value-type="float">
            <text:p>4.209358419505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E06000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string" calcext:value-type="string">
            <text:p>E06000028</text:p>
          </table:table-cell>
          <table:table-cell table:formula="of:=IFERROR(INDEX([.$N$2:.N$125];MATCH([.B29];[.$M$2:.$M$125];0);1);&quot;&quot;)" office:value-type="float" office:value="5.1" calcext:value-type="float">
            <text:p>5.1</text:p>
          </table:table-cell>
          <table:table-cell table:formula="of:=IFERROR(INDEX([.$N$126:.N$450];MATCH([.$B29];[.$M$126:.$M$450];0);1);&quot;&quot;)" office:value-type="float" office:value="4.9" calcext:value-type="float">
            <text:p>4.9</text:p>
          </table:table-cell>
          <table:table-cell table:formula="of:=IFERROR(INDEX([.$N$451:.$N$776];MATCH([.$B29];[.$M$451:.$M$776];0);1);&quot;&quot;)" office:value-type="float" office:value="4.4" calcext:value-type="float">
            <text:p>4.4</text:p>
          </table:table-cell>
          <table:table-cell table:formula="of:=IFERROR(INDEX([.$N$777:.$N$1102];MATCH([.$B29];[.$M$777:.$M$1102];0);1);&quot;&quot;)" office:value-type="float" office:value="4.72796076099443" calcext:value-type="float">
            <text:p>4.72796076099443</text:p>
          </table:table-cell>
          <table:table-cell table:formula="of:=IFERROR(INDEX([.$N$1103:.$N$1428];MATCH([.$B29];[.$M$1103:.$M$1428];0);1);&quot;&quot;)" office:value-type="float" office:value="4.4048891175396" calcext:value-type="float">
            <text:p>4.4048891175396</text:p>
          </table:table-cell>
          <table:table-cell table:formula="of:=IFERROR(INDEX([.$N$1429:.$N$1754];MATCH([.$B29];[.$M$1429:.$M$1754];0);1);&quot;&quot;)" office:value-type="float" office:value="4.81021914889755" calcext:value-type="float">
            <text:p>4.81021914889755</text:p>
          </table:table-cell>
          <table:table-cell table:formula="of:=IFERROR(INDEX([.$N$1755:.$N$2080];MATCH([.$B29];[.$M$1755:.$M$2080];0);1);&quot;&quot;)" office:value-type="float" office:value="5.07330753684642" calcext:value-type="float">
            <text:p>5.0733075368464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0600002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Poole</text:p>
          </table:table-cell>
          <table:table-cell office:value-type="string" calcext:value-type="string">
            <text:p>E06000029</text:p>
          </table:table-cell>
          <table:table-cell table:formula="of:=IFERROR(INDEX([.$N$2:.N$125];MATCH([.B30];[.$M$2:.$M$125];0);1);&quot;&quot;)" office:value-type="float" office:value="5.2" calcext:value-type="float">
            <text:p>5.2</text:p>
          </table:table-cell>
          <table:table-cell table:formula="of:=IFERROR(INDEX([.$N$126:.N$450];MATCH([.$B30];[.$M$126:.$M$450];0);1);&quot;&quot;)" office:value-type="float" office:value="4.9" calcext:value-type="float">
            <text:p>4.9</text:p>
          </table:table-cell>
          <table:table-cell table:formula="of:=IFERROR(INDEX([.$N$451:.$N$776];MATCH([.$B30];[.$M$451:.$M$776];0);1);&quot;&quot;)" office:value-type="float" office:value="4.4" calcext:value-type="float">
            <text:p>4.4</text:p>
          </table:table-cell>
          <table:table-cell table:formula="of:=IFERROR(INDEX([.$N$777:.$N$1102];MATCH([.$B30];[.$M$777:.$M$1102];0);1);&quot;&quot;)" office:value-type="float" office:value="4.73639296092804" calcext:value-type="float">
            <text:p>4.73639296092804</text:p>
          </table:table-cell>
          <table:table-cell table:formula="of:=IFERROR(INDEX([.$N$1103:.$N$1428];MATCH([.$B30];[.$M$1103:.$M$1428];0);1);&quot;&quot;)" office:value-type="float" office:value="4.40176417151116" calcext:value-type="float">
            <text:p>4.40176417151116</text:p>
          </table:table-cell>
          <table:table-cell table:formula="of:=IFERROR(INDEX([.$N$1429:.$N$1754];MATCH([.$B30];[.$M$1429:.$M$1754];0);1);&quot;&quot;)" office:value-type="float" office:value="4.45511375800421" calcext:value-type="float">
            <text:p>4.45511375800421</text:p>
          </table:table-cell>
          <table:table-cell table:formula="of:=IFERROR(INDEX([.$N$1755:.$N$2080];MATCH([.$B30];[.$M$1755:.$M$2080];0);1);&quot;&quot;)" office:value-type="float" office:value="5.01259898637698" calcext:value-type="float">
            <text:p>5.0125989863769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E0600002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Swindon</text:p>
          </table:table-cell>
          <table:table-cell office:value-type="string" calcext:value-type="string">
            <text:p>E06000030</text:p>
          </table:table-cell>
          <table:table-cell table:formula="of:=IFERROR(INDEX([.$N$2:.N$125];MATCH([.B31];[.$M$2:.$M$125];0);1);&quot;&quot;)" office:value-type="float" office:value="5.8" calcext:value-type="float">
            <text:p>5.8</text:p>
          </table:table-cell>
          <table:table-cell table:formula="of:=IFERROR(INDEX([.$N$126:.N$450];MATCH([.$B31];[.$M$126:.$M$450];0);1);&quot;&quot;)" office:value-type="float" office:value="5.5" calcext:value-type="float">
            <text:p>5.5</text:p>
          </table:table-cell>
          <table:table-cell table:formula="of:=IFERROR(INDEX([.$N$451:.$N$776];MATCH([.$B31];[.$M$451:.$M$776];0);1);&quot;&quot;)" office:value-type="float" office:value="5.2" calcext:value-type="float">
            <text:p>5.2</text:p>
          </table:table-cell>
          <table:table-cell table:formula="of:=IFERROR(INDEX([.$N$777:.$N$1102];MATCH([.$B31];[.$M$777:.$M$1102];0);1);&quot;&quot;)" office:value-type="float" office:value="5.41657028412344" calcext:value-type="float">
            <text:p>5.41657028412344</text:p>
          </table:table-cell>
          <table:table-cell table:formula="of:=IFERROR(INDEX([.$N$1103:.$N$1428];MATCH([.$B31];[.$M$1103:.$M$1428];0);1);&quot;&quot;)" office:value-type="float" office:value="5.17292327126108" calcext:value-type="float">
            <text:p>5.17292327126108</text:p>
          </table:table-cell>
          <table:table-cell table:formula="of:=IFERROR(INDEX([.$N$1429:.$N$1754];MATCH([.$B31];[.$M$1429:.$M$1754];0);1);&quot;&quot;)" office:value-type="float" office:value="5.09396460000675" calcext:value-type="float">
            <text:p>5.09396460000675</text:p>
          </table:table-cell>
          <table:table-cell table:formula="of:=IFERROR(INDEX([.$N$1755:.$N$2080];MATCH([.$B31];[.$M$1755:.$M$2080];0);1);&quot;&quot;)" office:value-type="float" office:value="5.37974230003138" calcext:value-type="float">
            <text:p>5.3797423000313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E0600003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string" calcext:value-type="string">
            <text:p>E06000031</text:p>
          </table:table-cell>
          <table:table-cell table:formula="of:=IFERROR(INDEX([.$N$2:.N$125];MATCH([.B32];[.$M$2:.$M$125];0);1);&quot;&quot;)" office:value-type="float" office:value="5.7" calcext:value-type="float">
            <text:p>5.7</text:p>
          </table:table-cell>
          <table:table-cell table:formula="of:=IFERROR(INDEX([.$N$126:.N$450];MATCH([.$B32];[.$M$126:.$M$450];0);1);&quot;&quot;)" office:value-type="float" office:value="5.5" calcext:value-type="float">
            <text:p>5.5</text:p>
          </table:table-cell>
          <table:table-cell table:formula="of:=IFERROR(INDEX([.$N$451:.$N$776];MATCH([.$B32];[.$M$451:.$M$776];0);1);&quot;&quot;)" office:value-type="float" office:value="5.4" calcext:value-type="float">
            <text:p>5.4</text:p>
          </table:table-cell>
          <table:table-cell table:formula="of:=IFERROR(INDEX([.$N$777:.$N$1102];MATCH([.$B32];[.$M$777:.$M$1102];0);1);&quot;&quot;)" office:value-type="float" office:value="5.58103233048009" calcext:value-type="float">
            <text:p>5.58103233048009</text:p>
          </table:table-cell>
          <table:table-cell table:formula="of:=IFERROR(INDEX([.$N$1103:.$N$1428];MATCH([.$B32];[.$M$1103:.$M$1428];0);1);&quot;&quot;)" office:value-type="float" office:value="5.51931621580378" calcext:value-type="float">
            <text:p>5.51931621580378</text:p>
          </table:table-cell>
          <table:table-cell table:formula="of:=IFERROR(INDEX([.$N$1429:.$N$1754];MATCH([.$B32];[.$M$1429:.$M$1754];0);1);&quot;&quot;)" office:value-type="float" office:value="4.84202915662022" calcext:value-type="float">
            <text:p>4.84202915662022</text:p>
          </table:table-cell>
          <table:table-cell table:formula="of:=IFERROR(INDEX([.$N$1755:.$N$2080];MATCH([.$B32];[.$M$1755:.$M$2080];0);1);&quot;&quot;)" office:value-type="float" office:value="5.5379167469584" calcext:value-type="float">
            <text:p>5.537916746958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E06000031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Luton</text:p>
          </table:table-cell>
          <table:table-cell office:value-type="string" calcext:value-type="string">
            <text:p>E06000032</text:p>
          </table:table-cell>
          <table:table-cell table:formula="of:=IFERROR(INDEX([.$N$2:.N$125];MATCH([.B33];[.$M$2:.$M$125];0);1);&quot;&quot;)" office:value-type="float" office:value="6.4" calcext:value-type="float">
            <text:p>6.4</text:p>
          </table:table-cell>
          <table:table-cell table:formula="of:=IFERROR(INDEX([.$N$126:.N$450];MATCH([.$B33];[.$M$126:.$M$450];0);1);&quot;&quot;)" office:value-type="float" office:value="6.4" calcext:value-type="float">
            <text:p>6.4</text:p>
          </table:table-cell>
          <table:table-cell table:formula="of:=IFERROR(INDEX([.$N$451:.$N$776];MATCH([.$B33];[.$M$451:.$M$776];0);1);&quot;&quot;)" office:value-type="float" office:value="5.8" calcext:value-type="float">
            <text:p>5.8</text:p>
          </table:table-cell>
          <table:table-cell table:formula="of:=IFERROR(INDEX([.$N$777:.$N$1102];MATCH([.$B33];[.$M$777:.$M$1102];0);1);&quot;&quot;)" office:value-type="float" office:value="5.86431766565442" calcext:value-type="float">
            <text:p>5.86431766565442</text:p>
          </table:table-cell>
          <table:table-cell table:formula="of:=IFERROR(INDEX([.$N$1103:.$N$1428];MATCH([.$B33];[.$M$1103:.$M$1428];0);1);&quot;&quot;)" office:value-type="float" office:value="5.61040678563782" calcext:value-type="float">
            <text:p>5.61040678563782</text:p>
          </table:table-cell>
          <table:table-cell table:formula="of:=IFERROR(INDEX([.$N$1429:.$N$1754];MATCH([.$B33];[.$M$1429:.$M$1754];0);1);&quot;&quot;)" office:value-type="float" office:value="4.98750636918684" calcext:value-type="float">
            <text:p>4.98750636918684</text:p>
          </table:table-cell>
          <table:table-cell table:formula="of:=IFERROR(INDEX([.$N$1755:.$N$2080];MATCH([.$B33];[.$M$1755:.$M$2080];0);1);&quot;&quot;)" office:value-type="float" office:value="5.95769496658748" calcext:value-type="float">
            <text:p>5.9576949665874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Luton</text:p>
          </table:table-cell>
          <table:table-cell office:value-type="string" calcext:value-type="string">
            <text:p>E0600003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string" calcext:value-type="string">
            <text:p>E06000033</text:p>
          </table:table-cell>
          <table:table-cell table:formula="of:=IFERROR(INDEX([.$N$2:.N$125];MATCH([.B34];[.$M$2:.$M$125];0);1);&quot;&quot;)" office:value-type="float" office:value="6.1" calcext:value-type="float">
            <text:p>6.1</text:p>
          </table:table-cell>
          <table:table-cell table:formula="of:=IFERROR(INDEX([.$N$126:.N$450];MATCH([.$B34];[.$M$126:.$M$450];0);1);&quot;&quot;)" office:value-type="float" office:value="5.7" calcext:value-type="float">
            <text:p>5.7</text:p>
          </table:table-cell>
          <table:table-cell table:formula="of:=IFERROR(INDEX([.$N$451:.$N$776];MATCH([.$B34];[.$M$451:.$M$776];0);1);&quot;&quot;)" office:value-type="float" office:value="5.3" calcext:value-type="float">
            <text:p>5.3</text:p>
          </table:table-cell>
          <table:table-cell table:formula="of:=IFERROR(INDEX([.$N$777:.$N$1102];MATCH([.$B34];[.$M$777:.$M$1102];0);1);&quot;&quot;)" office:value-type="float" office:value="5.59176551786712" calcext:value-type="float">
            <text:p>5.59176551786712</text:p>
          </table:table-cell>
          <table:table-cell table:formula="of:=IFERROR(INDEX([.$N$1103:.$N$1428];MATCH([.$B34];[.$M$1103:.$M$1428];0);1);&quot;&quot;)" office:value-type="float" office:value="5.39095592995903" calcext:value-type="float">
            <text:p>5.39095592995903</text:p>
          </table:table-cell>
          <table:table-cell table:formula="of:=IFERROR(INDEX([.$N$1429:.$N$1754];MATCH([.$B34];[.$M$1429:.$M$1754];0);1);&quot;&quot;)" office:value-type="float" office:value="5.80262205469965" calcext:value-type="float">
            <text:p>5.80262205469965</text:p>
          </table:table-cell>
          <table:table-cell table:formula="of:=IFERROR(INDEX([.$N$1755:.$N$2080];MATCH([.$B34];[.$M$1755:.$M$2080];0);1);&quot;&quot;)" office:value-type="float" office:value="5.52292761458314" calcext:value-type="float">
            <text:p>5.5229276145831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outhend-on-Sea</text:p>
          </table:table-cell>
          <table:table-cell office:value-type="string" calcext:value-type="string">
            <text:p>E06000033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Thurrock</text:p>
          </table:table-cell>
          <table:table-cell office:value-type="string" calcext:value-type="string">
            <text:p>E06000034</text:p>
          </table:table-cell>
          <table:table-cell table:formula="of:=IFERROR(INDEX([.$N$2:.N$125];MATCH([.B35];[.$M$2:.$M$125];0);1);&quot;&quot;)" office:value-type="float" office:value="6.5" calcext:value-type="float">
            <text:p>6.5</text:p>
          </table:table-cell>
          <table:table-cell table:formula="of:=IFERROR(INDEX([.$N$126:.N$450];MATCH([.$B35];[.$M$126:.$M$450];0);1);&quot;&quot;)" office:value-type="float" office:value="6.3" calcext:value-type="float">
            <text:p>6.3</text:p>
          </table:table-cell>
          <table:table-cell table:formula="of:=IFERROR(INDEX([.$N$451:.$N$776];MATCH([.$B35];[.$M$451:.$M$776];0);1);&quot;&quot;)" office:value-type="float" office:value="5.9" calcext:value-type="float">
            <text:p>5.9</text:p>
          </table:table-cell>
          <table:table-cell table:formula="of:=IFERROR(INDEX([.$N$777:.$N$1102];MATCH([.$B35];[.$M$777:.$M$1102];0);1);&quot;&quot;)" office:value-type="float" office:value="6.06666222251048" calcext:value-type="float">
            <text:p>6.06666222251048</text:p>
          </table:table-cell>
          <table:table-cell table:formula="of:=IFERROR(INDEX([.$N$1103:.$N$1428];MATCH([.$B35];[.$M$1103:.$M$1428];0);1);&quot;&quot;)" office:value-type="float" office:value="5.833815105042" calcext:value-type="float">
            <text:p>5.833815105042</text:p>
          </table:table-cell>
          <table:table-cell table:formula="of:=IFERROR(INDEX([.$N$1429:.$N$1754];MATCH([.$B35];[.$M$1429:.$M$1754];0);1);&quot;&quot;)" office:value-type="float" office:value="5.64965746921367" calcext:value-type="float">
            <text:p>5.64965746921367</text:p>
          </table:table-cell>
          <table:table-cell table:formula="of:=IFERROR(INDEX([.$N$1755:.$N$2080];MATCH([.$B35];[.$M$1755:.$M$2080];0);1);&quot;&quot;)" office:value-type="float" office:value="5.90088028118923" calcext:value-type="float">
            <text:p>5.9008802811892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Thurrock</text:p>
          </table:table-cell>
          <table:table-cell office:value-type="string" calcext:value-type="string">
            <text:p>E0600003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edway</text:p>
          </table:table-cell>
          <table:table-cell office:value-type="string" calcext:value-type="string">
            <text:p>E06000035</text:p>
          </table:table-cell>
          <table:table-cell table:formula="of:=IFERROR(INDEX([.$N$2:.N$125];MATCH([.B36];[.$M$2:.$M$125];0);1);&quot;&quot;)" office:value-type="float" office:value="6.1" calcext:value-type="float">
            <text:p>6.1</text:p>
          </table:table-cell>
          <table:table-cell table:formula="of:=IFERROR(INDEX([.$N$126:.N$450];MATCH([.$B36];[.$M$126:.$M$450];0);1);&quot;&quot;)" office:value-type="float" office:value="5.8" calcext:value-type="float">
            <text:p>5.8</text:p>
          </table:table-cell>
          <table:table-cell table:formula="of:=IFERROR(INDEX([.$N$451:.$N$776];MATCH([.$B36];[.$M$451:.$M$776];0);1);&quot;&quot;)" office:value-type="float" office:value="5.5" calcext:value-type="float">
            <text:p>5.5</text:p>
          </table:table-cell>
          <table:table-cell table:formula="of:=IFERROR(INDEX([.$N$777:.$N$1102];MATCH([.$B36];[.$M$777:.$M$1102];0);1);&quot;&quot;)" office:value-type="float" office:value="5.75162299187575" calcext:value-type="float">
            <text:p>5.75162299187575</text:p>
          </table:table-cell>
          <table:table-cell table:formula="of:=IFERROR(INDEX([.$N$1103:.$N$1428];MATCH([.$B36];[.$M$1103:.$M$1428];0);1);&quot;&quot;)" office:value-type="float" office:value="5.55721801278656" calcext:value-type="float">
            <text:p>5.55721801278656</text:p>
          </table:table-cell>
          <table:table-cell table:formula="of:=IFERROR(INDEX([.$N$1429:.$N$1754];MATCH([.$B36];[.$M$1429:.$M$1754];0);1);&quot;&quot;)" office:value-type="float" office:value="5.49899952532923" calcext:value-type="float">
            <text:p>5.49899952532923</text:p>
          </table:table-cell>
          <table:table-cell table:formula="of:=IFERROR(INDEX([.$N$1755:.$N$2080];MATCH([.$B36];[.$M$1755:.$M$2080];0);1);&quot;&quot;)" office:value-type="float" office:value="6.34723540998538" calcext:value-type="float">
            <text:p>6.3472354099853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E0600003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string" calcext:value-type="string">
            <text:p>E06000036</text:p>
          </table:table-cell>
          <table:table-cell table:formula="of:=IFERROR(INDEX([.$N$2:.N$125];MATCH([.B37];[.$M$2:.$M$125];0);1);&quot;&quot;)" office:value-type="float" office:value="5.6" calcext:value-type="float">
            <text:p>5.6</text:p>
          </table:table-cell>
          <table:table-cell table:formula="of:=IFERROR(INDEX([.$N$126:.N$450];MATCH([.$B37];[.$M$126:.$M$450];0);1);&quot;&quot;)" office:value-type="float" office:value="5.7" calcext:value-type="float">
            <text:p>5.7</text:p>
          </table:table-cell>
          <table:table-cell table:formula="of:=IFERROR(INDEX([.$N$451:.$N$776];MATCH([.$B37];[.$M$451:.$M$776];0);1);&quot;&quot;)" office:value-type="float" office:value="5" calcext:value-type="float">
            <text:p>5</text:p>
          </table:table-cell>
          <table:table-cell table:formula="of:=IFERROR(INDEX([.$N$777:.$N$1102];MATCH([.$B37];[.$M$777:.$M$1102];0);1);&quot;&quot;)" office:value-type="float" office:value="5.09487152732678" calcext:value-type="float">
            <text:p>5.09487152732678</text:p>
          </table:table-cell>
          <table:table-cell table:formula="of:=IFERROR(INDEX([.$N$1103:.$N$1428];MATCH([.$B37];[.$M$1103:.$M$1428];0);1);&quot;&quot;)" office:value-type="float" office:value="4.74773833790044" calcext:value-type="float">
            <text:p>4.74773833790044</text:p>
          </table:table-cell>
          <table:table-cell table:formula="of:=IFERROR(INDEX([.$N$1429:.$N$1754];MATCH([.$B37];[.$M$1429:.$M$1754];0);1);&quot;&quot;)" office:value-type="float" office:value="4.16035604557308" calcext:value-type="float">
            <text:p>4.16035604557308</text:p>
          </table:table-cell>
          <table:table-cell table:formula="of:=IFERROR(INDEX([.$N$1755:.$N$2080];MATCH([.$B37];[.$M$1755:.$M$2080];0);1);&quot;&quot;)" office:value-type="float" office:value="5.55630449745595" calcext:value-type="float">
            <text:p>5.5563044974559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racknell Forest</text:p>
          </table:table-cell>
          <table:table-cell office:value-type="string" calcext:value-type="string">
            <text:p>E0600003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string" calcext:value-type="string">
            <text:p>E06000037</text:p>
          </table:table-cell>
          <table:table-cell table:formula="of:=IFERROR(INDEX([.$N$2:.N$125];MATCH([.B38];[.$M$2:.$M$125];0);1);&quot;&quot;)" office:value-type="float" office:value="5.5" calcext:value-type="float">
            <text:p>5.5</text:p>
          </table:table-cell>
          <table:table-cell table:formula="of:=IFERROR(INDEX([.$N$126:.N$450];MATCH([.$B38];[.$M$126:.$M$450];0);1);&quot;&quot;)" office:value-type="float" office:value="5.6" calcext:value-type="float">
            <text:p>5.6</text:p>
          </table:table-cell>
          <table:table-cell table:formula="of:=IFERROR(INDEX([.$N$451:.$N$776];MATCH([.$B38];[.$M$451:.$M$776];0);1);&quot;&quot;)" office:value-type="float" office:value="5.2" calcext:value-type="float">
            <text:p>5.2</text:p>
          </table:table-cell>
          <table:table-cell table:formula="of:=IFERROR(INDEX([.$N$777:.$N$1102];MATCH([.$B38];[.$M$777:.$M$1102];0);1);&quot;&quot;)" office:value-type="float" office:value="5.17942100161311" calcext:value-type="float">
            <text:p>5.17942100161311</text:p>
          </table:table-cell>
          <table:table-cell table:formula="of:=IFERROR(INDEX([.$N$1103:.$N$1428];MATCH([.$B38];[.$M$1103:.$M$1428];0);1);&quot;&quot;)" office:value-type="float" office:value="4.87985901627018" calcext:value-type="float">
            <text:p>4.87985901627018</text:p>
          </table:table-cell>
          <table:table-cell table:formula="of:=IFERROR(INDEX([.$N$1429:.$N$1754];MATCH([.$B38];[.$M$1429:.$M$1754];0);1);&quot;&quot;)" office:value-type="float" office:value="4.47608346128425" calcext:value-type="float">
            <text:p>4.47608346128425</text:p>
          </table:table-cell>
          <table:table-cell table:formula="of:=IFERROR(INDEX([.$N$1755:.$N$2080];MATCH([.$B38];[.$M$1755:.$M$2080];0);1);&quot;&quot;)" office:value-type="float" office:value="5.01217280488593" calcext:value-type="float">
            <text:p>5.0121728048859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est Berkshire</text:p>
          </table:table-cell>
          <table:table-cell office:value-type="string" calcext:value-type="string">
            <text:p>E0600003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E06000038</text:p>
          </table:table-cell>
          <table:table-cell table:formula="of:=IFERROR(INDEX([.$N$2:.N$125];MATCH([.B39];[.$M$2:.$M$125];0);1);&quot;&quot;)" office:value-type="float" office:value="5.9" calcext:value-type="float">
            <text:p>5.9</text:p>
          </table:table-cell>
          <table:table-cell table:formula="of:=IFERROR(INDEX([.$N$126:.N$450];MATCH([.$B39];[.$M$126:.$M$450];0);1);&quot;&quot;)" office:value-type="float" office:value="6" calcext:value-type="float">
            <text:p>6</text:p>
          </table:table-cell>
          <table:table-cell table:formula="of:=IFERROR(INDEX([.$N$451:.$N$776];MATCH([.$B39];[.$M$451:.$M$776];0);1);&quot;&quot;)" office:value-type="float" office:value="5.7" calcext:value-type="float">
            <text:p>5.7</text:p>
          </table:table-cell>
          <table:table-cell table:formula="of:=IFERROR(INDEX([.$N$777:.$N$1102];MATCH([.$B39];[.$M$777:.$M$1102];0);1);&quot;&quot;)" office:value-type="float" office:value="5.72544567659915" calcext:value-type="float">
            <text:p>5.72544567659915</text:p>
          </table:table-cell>
          <table:table-cell table:formula="of:=IFERROR(INDEX([.$N$1103:.$N$1428];MATCH([.$B39];[.$M$1103:.$M$1428];0);1);&quot;&quot;)" office:value-type="float" office:value="5.50470405618436" calcext:value-type="float">
            <text:p>5.50470405618436</text:p>
          </table:table-cell>
          <table:table-cell table:formula="of:=IFERROR(INDEX([.$N$1429:.$N$1754];MATCH([.$B39];[.$M$1429:.$M$1754];0);1);&quot;&quot;)" office:value-type="float" office:value="4.53894827399244" calcext:value-type="float">
            <text:p>4.53894827399244</text:p>
          </table:table-cell>
          <table:table-cell table:formula="of:=IFERROR(INDEX([.$N$1755:.$N$2080];MATCH([.$B39];[.$M$1755:.$M$2080];0);1);&quot;&quot;)" office:value-type="float" office:value="5.85452610403921" calcext:value-type="float">
            <text:p>5.8545261040392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0600003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Slough</text:p>
          </table:table-cell>
          <table:table-cell office:value-type="string" calcext:value-type="string">
            <text:p>E06000039</text:p>
          </table:table-cell>
          <table:table-cell table:formula="of:=IFERROR(INDEX([.$N$2:.N$125];MATCH([.B40];[.$M$2:.$M$125];0);1);&quot;&quot;)" office:value-type="float" office:value="6.8" calcext:value-type="float">
            <text:p>6.8</text:p>
          </table:table-cell>
          <table:table-cell table:formula="of:=IFERROR(INDEX([.$N$126:.N$450];MATCH([.$B40];[.$M$126:.$M$450];0);1);&quot;&quot;)" office:value-type="float" office:value="6.8" calcext:value-type="float">
            <text:p>6.8</text:p>
          </table:table-cell>
          <table:table-cell table:formula="of:=IFERROR(INDEX([.$N$451:.$N$776];MATCH([.$B40];[.$M$451:.$M$776];0);1);&quot;&quot;)" office:value-type="float" office:value="6.4" calcext:value-type="float">
            <text:p>6.4</text:p>
          </table:table-cell>
          <table:table-cell table:formula="of:=IFERROR(INDEX([.$N$777:.$N$1102];MATCH([.$B40];[.$M$777:.$M$1102];0);1);&quot;&quot;)" office:value-type="float" office:value="6.38442323891161" calcext:value-type="float">
            <text:p>6.38442323891161</text:p>
          </table:table-cell>
          <table:table-cell table:formula="of:=IFERROR(INDEX([.$N$1103:.$N$1428];MATCH([.$B40];[.$M$1103:.$M$1428];0);1);&quot;&quot;)" office:value-type="float" office:value="6.18556751860308" calcext:value-type="float">
            <text:p>6.18556751860308</text:p>
          </table:table-cell>
          <table:table-cell table:formula="of:=IFERROR(INDEX([.$N$1429:.$N$1754];MATCH([.$B40];[.$M$1429:.$M$1754];0);1);&quot;&quot;)" office:value-type="float" office:value="4.99404448412561" calcext:value-type="float">
            <text:p>4.99404448412561</text:p>
          </table:table-cell>
          <table:table-cell table:formula="of:=IFERROR(INDEX([.$N$1755:.$N$2080];MATCH([.$B40];[.$M$1755:.$M$2080];0);1);&quot;&quot;)" office:value-type="float" office:value="6.23463806588096" calcext:value-type="float">
            <text:p>6.2346380658809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lough</text:p>
          </table:table-cell>
          <table:table-cell office:value-type="string" calcext:value-type="string">
            <text:p>E0600003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string" calcext:value-type="string">
            <text:p>E06000040</text:p>
          </table:table-cell>
          <table:table-cell table:formula="of:=IFERROR(INDEX([.$N$2:.N$125];MATCH([.B41];[.$M$2:.$M$125];0);1);&quot;&quot;)" office:value-type="float" office:value="5.9" calcext:value-type="float">
            <text:p>5.9</text:p>
          </table:table-cell>
          <table:table-cell table:formula="of:=IFERROR(INDEX([.$N$126:.N$450];MATCH([.$B41];[.$M$126:.$M$450];0);1);&quot;&quot;)" office:value-type="float" office:value="6.1" calcext:value-type="float">
            <text:p>6.1</text:p>
          </table:table-cell>
          <table:table-cell table:formula="of:=IFERROR(INDEX([.$N$451:.$N$776];MATCH([.$B41];[.$M$451:.$M$776];0);1);&quot;&quot;)" office:value-type="float" office:value="5.6" calcext:value-type="float">
            <text:p>5.6</text:p>
          </table:table-cell>
          <table:table-cell table:formula="of:=IFERROR(INDEX([.$N$777:.$N$1102];MATCH([.$B41];[.$M$777:.$M$1102];0);1);&quot;&quot;)" office:value-type="float" office:value="5.53028210965225" calcext:value-type="float">
            <text:p>5.53028210965225</text:p>
          </table:table-cell>
          <table:table-cell table:formula="of:=IFERROR(INDEX([.$N$1103:.$N$1428];MATCH([.$B41];[.$M$1103:.$M$1428];0);1);&quot;&quot;)" office:value-type="float" office:value="5.23175127396638" calcext:value-type="float">
            <text:p>5.23175127396638</text:p>
          </table:table-cell>
          <table:table-cell table:formula="of:=IFERROR(INDEX([.$N$1429:.$N$1754];MATCH([.$B41];[.$M$1429:.$M$1754];0);1);&quot;&quot;)" office:value-type="float" office:value="4.41824557849048" calcext:value-type="float">
            <text:p>4.41824557849048</text:p>
          </table:table-cell>
          <table:table-cell table:formula="of:=IFERROR(INDEX([.$N$1755:.$N$2080];MATCH([.$B41];[.$M$1755:.$M$2080];0);1);&quot;&quot;)" office:value-type="float" office:value="5.64579251297144" calcext:value-type="float">
            <text:p>5.6457925129714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indsor and Maidenhead</text:p>
          </table:table-cell>
          <table:table-cell office:value-type="string" calcext:value-type="string">
            <text:p>E0600004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Wokingham</text:p>
          </table:table-cell>
          <table:table-cell office:value-type="string" calcext:value-type="string">
            <text:p>E06000041</text:p>
          </table:table-cell>
          <table:table-cell table:formula="of:=IFERROR(INDEX([.$N$2:.N$125];MATCH([.B42];[.$M$2:.$M$125];0);1);&quot;&quot;)" office:value-type="float" office:value="5.7" calcext:value-type="float">
            <text:p>5.7</text:p>
          </table:table-cell>
          <table:table-cell table:formula="of:=IFERROR(INDEX([.$N$126:.N$450];MATCH([.$B42];[.$M$126:.$M$450];0);1);&quot;&quot;)" office:value-type="float" office:value="5.9" calcext:value-type="float">
            <text:p>5.9</text:p>
          </table:table-cell>
          <table:table-cell table:formula="of:=IFERROR(INDEX([.$N$451:.$N$776];MATCH([.$B42];[.$M$451:.$M$776];0);1);&quot;&quot;)" office:value-type="float" office:value="5.3" calcext:value-type="float">
            <text:p>5.3</text:p>
          </table:table-cell>
          <table:table-cell table:formula="of:=IFERROR(INDEX([.$N$777:.$N$1102];MATCH([.$B42];[.$M$777:.$M$1102];0);1);&quot;&quot;)" office:value-type="float" office:value="5.3737765925045" calcext:value-type="float">
            <text:p>5.3737765925045</text:p>
          </table:table-cell>
          <table:table-cell table:formula="of:=IFERROR(INDEX([.$N$1103:.$N$1428];MATCH([.$B42];[.$M$1103:.$M$1428];0);1);&quot;&quot;)" office:value-type="float" office:value="5.0557828410845" calcext:value-type="float">
            <text:p>5.0557828410845</text:p>
          </table:table-cell>
          <table:table-cell table:formula="of:=IFERROR(INDEX([.$N$1429:.$N$1754];MATCH([.$B42];[.$M$1429:.$M$1754];0);1);&quot;&quot;)" office:value-type="float" office:value="4.52298838211089" calcext:value-type="float">
            <text:p>4.52298838211089</text:p>
          </table:table-cell>
          <table:table-cell table:formula="of:=IFERROR(INDEX([.$N$1755:.$N$2080];MATCH([.$B42];[.$M$1755:.$M$2080];0);1);&quot;&quot;)" office:value-type="float" office:value="5.6056491843084" calcext:value-type="float">
            <text:p>5.605649184308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okingham</text:p>
          </table:table-cell>
          <table:table-cell office:value-type="string" calcext:value-type="string">
            <text:p>E06000041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string" calcext:value-type="string">
            <text:p>E06000042</text:p>
          </table:table-cell>
          <table:table-cell table:formula="of:=IFERROR(INDEX([.$N$2:.N$125];MATCH([.B43];[.$M$2:.$M$125];0);1);&quot;&quot;)" office:value-type="float" office:value="5.8" calcext:value-type="float">
            <text:p>5.8</text:p>
          </table:table-cell>
          <table:table-cell table:formula="of:=IFERROR(INDEX([.$N$126:.N$450];MATCH([.$B43];[.$M$126:.$M$450];0);1);&quot;&quot;)" office:value-type="float" office:value="5.7" calcext:value-type="float">
            <text:p>5.7</text:p>
          </table:table-cell>
          <table:table-cell table:formula="of:=IFERROR(INDEX([.$N$451:.$N$776];MATCH([.$B43];[.$M$451:.$M$776];0);1);&quot;&quot;)" office:value-type="float" office:value="5.3" calcext:value-type="float">
            <text:p>5.3</text:p>
          </table:table-cell>
          <table:table-cell table:formula="of:=IFERROR(INDEX([.$N$777:.$N$1102];MATCH([.$B43];[.$M$777:.$M$1102];0);1);&quot;&quot;)" office:value-type="float" office:value="5.42684273945136" calcext:value-type="float">
            <text:p>5.42684273945136</text:p>
          </table:table-cell>
          <table:table-cell table:formula="of:=IFERROR(INDEX([.$N$1103:.$N$1428];MATCH([.$B43];[.$M$1103:.$M$1428];0);1);&quot;&quot;)" office:value-type="float" office:value="5.1985027477517" calcext:value-type="float">
            <text:p>5.1985027477517</text:p>
          </table:table-cell>
          <table:table-cell table:formula="of:=IFERROR(INDEX([.$N$1429:.$N$1754];MATCH([.$B43];[.$M$1429:.$M$1754];0);1);&quot;&quot;)" office:value-type="float" office:value="4.77276665535397" calcext:value-type="float">
            <text:p>4.77276665535397</text:p>
          </table:table-cell>
          <table:table-cell table:formula="of:=IFERROR(INDEX([.$N$1755:.$N$2080];MATCH([.$B43];[.$M$1755:.$M$2080];0);1);&quot;&quot;)" office:value-type="float" office:value="5.78582489546869" calcext:value-type="float">
            <text:p>5.7858248954686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E0600004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string" calcext:value-type="string">
            <text:p>E06000043</text:p>
          </table:table-cell>
          <table:table-cell table:formula="of:=IFERROR(INDEX([.$N$2:.N$125];MATCH([.B44];[.$M$2:.$M$125];0);1);&quot;&quot;)" office:value-type="float" office:value="5.4" calcext:value-type="float">
            <text:p>5.4</text:p>
          </table:table-cell>
          <table:table-cell table:formula="of:=IFERROR(INDEX([.$N$126:.N$450];MATCH([.$B44];[.$M$126:.$M$450];0);1);&quot;&quot;)" office:value-type="float" office:value="5.6" calcext:value-type="float">
            <text:p>5.6</text:p>
          </table:table-cell>
          <table:table-cell table:formula="of:=IFERROR(INDEX([.$N$451:.$N$776];MATCH([.$B44];[.$M$451:.$M$776];0);1);&quot;&quot;)" office:value-type="float" office:value="5" calcext:value-type="float">
            <text:p>5</text:p>
          </table:table-cell>
          <table:table-cell table:formula="of:=IFERROR(INDEX([.$N$777:.$N$1102];MATCH([.$B44];[.$M$777:.$M$1102];0);1);&quot;&quot;)" office:value-type="float" office:value="5.06088901285749" calcext:value-type="float">
            <text:p>5.06088901285749</text:p>
          </table:table-cell>
          <table:table-cell table:formula="of:=IFERROR(INDEX([.$N$1103:.$N$1428];MATCH([.$B44];[.$M$1103:.$M$1428];0);1);&quot;&quot;)" office:value-type="float" office:value="4.63558515974504" calcext:value-type="float">
            <text:p>4.63558515974504</text:p>
          </table:table-cell>
          <table:table-cell table:formula="of:=IFERROR(INDEX([.$N$1429:.$N$1754];MATCH([.$B44];[.$M$1429:.$M$1754];0);1);&quot;&quot;)" office:value-type="float" office:value="4.90982838692923" calcext:value-type="float">
            <text:p>4.90982838692923</text:p>
          </table:table-cell>
          <table:table-cell table:formula="of:=IFERROR(INDEX([.$N$1755:.$N$2080];MATCH([.$B44];[.$M$1755:.$M$2080];0);1);&quot;&quot;)" office:value-type="float" office:value="5.74883314157481" calcext:value-type="float">
            <text:p>5.7488331415748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righton and Hove</text:p>
          </table:table-cell>
          <table:table-cell office:value-type="string" calcext:value-type="string">
            <text:p>E06000043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Portsmouth</text:p>
          </table:table-cell>
          <table:table-cell office:value-type="string" calcext:value-type="string">
            <text:p>E06000044</text:p>
          </table:table-cell>
          <table:table-cell table:formula="of:=IFERROR(INDEX([.$N$2:.N$125];MATCH([.B45];[.$M$2:.$M$125];0);1);&quot;&quot;)" office:value-type="float" office:value="5.9" calcext:value-type="float">
            <text:p>5.9</text:p>
          </table:table-cell>
          <table:table-cell table:formula="of:=IFERROR(INDEX([.$N$126:.N$450];MATCH([.$B45];[.$M$126:.$M$450];0);1);&quot;&quot;)" office:value-type="float" office:value="5.9" calcext:value-type="float">
            <text:p>5.9</text:p>
          </table:table-cell>
          <table:table-cell table:formula="of:=IFERROR(INDEX([.$N$451:.$N$776];MATCH([.$B45];[.$M$451:.$M$776];0);1);&quot;&quot;)" office:value-type="float" office:value="5.3" calcext:value-type="float">
            <text:p>5.3</text:p>
          </table:table-cell>
          <table:table-cell table:formula="of:=IFERROR(INDEX([.$N$777:.$N$1102];MATCH([.$B45];[.$M$777:.$M$1102];0);1);&quot;&quot;)" office:value-type="float" office:value="5.42272617592671" calcext:value-type="float">
            <text:p>5.42272617592671</text:p>
          </table:table-cell>
          <table:table-cell table:formula="of:=IFERROR(INDEX([.$N$1103:.$N$1428];MATCH([.$B45];[.$M$1103:.$M$1428];0);1);&quot;&quot;)" office:value-type="float" office:value="5.10234228787264" calcext:value-type="float">
            <text:p>5.10234228787264</text:p>
          </table:table-cell>
          <table:table-cell table:formula="of:=IFERROR(INDEX([.$N$1429:.$N$1754];MATCH([.$B45];[.$M$1429:.$M$1754];0);1);&quot;&quot;)" office:value-type="float" office:value="5.90867137689116" calcext:value-type="float">
            <text:p>5.90867137689116</text:p>
          </table:table-cell>
          <table:table-cell table:formula="of:=IFERROR(INDEX([.$N$1755:.$N$2080];MATCH([.$B45];[.$M$1755:.$M$2080];0);1);&quot;&quot;)" office:value-type="float" office:value="6.59361282158137" calcext:value-type="float">
            <text:p>6.5936128215813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E0600004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E06000045</text:p>
          </table:table-cell>
          <table:table-cell table:formula="of:=IFERROR(INDEX([.$N$2:.N$125];MATCH([.B46];[.$M$2:.$M$125];0);1);&quot;&quot;)" office:value-type="float" office:value="6.2" calcext:value-type="float">
            <text:p>6.2</text:p>
          </table:table-cell>
          <table:table-cell table:formula="of:=IFERROR(INDEX([.$N$126:.N$450];MATCH([.$B46];[.$M$126:.$M$450];0);1);&quot;&quot;)" office:value-type="float" office:value="6.3" calcext:value-type="float">
            <text:p>6.3</text:p>
          </table:table-cell>
          <table:table-cell table:formula="of:=IFERROR(INDEX([.$N$451:.$N$776];MATCH([.$B46];[.$M$451:.$M$776];0);1);&quot;&quot;)" office:value-type="float" office:value="5.7" calcext:value-type="float">
            <text:p>5.7</text:p>
          </table:table-cell>
          <table:table-cell table:formula="of:=IFERROR(INDEX([.$N$777:.$N$1102];MATCH([.$B46];[.$M$777:.$M$1102];0);1);&quot;&quot;)" office:value-type="float" office:value="5.60088584264431" calcext:value-type="float">
            <text:p>5.60088584264431</text:p>
          </table:table-cell>
          <table:table-cell table:formula="of:=IFERROR(INDEX([.$N$1103:.$N$1428];MATCH([.$B46];[.$M$1103:.$M$1428];0);1);&quot;&quot;)" office:value-type="float" office:value="5.32111098364394" calcext:value-type="float">
            <text:p>5.32111098364394</text:p>
          </table:table-cell>
          <table:table-cell table:formula="of:=IFERROR(INDEX([.$N$1429:.$N$1754];MATCH([.$B46];[.$M$1429:.$M$1754];0);1);&quot;&quot;)" office:value-type="float" office:value="5.20726889826732" calcext:value-type="float">
            <text:p>5.20726889826732</text:p>
          </table:table-cell>
          <table:table-cell table:formula="of:=IFERROR(INDEX([.$N$1755:.$N$2080];MATCH([.$B46];[.$M$1755:.$M$2080];0);1);&quot;&quot;)" office:value-type="float" office:value="5.97689950264862" calcext:value-type="float">
            <text:p>5.9768995026486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0600004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E06000046</text:p>
          </table:table-cell>
          <table:table-cell table:formula="of:=IFERROR(INDEX([.$N$2:.N$125];MATCH([.B47];[.$M$2:.$M$125];0);1);&quot;&quot;)" office:value-type="float" office:value="4.6" calcext:value-type="float">
            <text:p>4.6</text:p>
          </table:table-cell>
          <table:table-cell table:formula="of:=IFERROR(INDEX([.$N$126:.N$450];MATCH([.$B47];[.$M$126:.$M$450];0);1);&quot;&quot;)" office:value-type="float" office:value="4.6" calcext:value-type="float">
            <text:p>4.6</text:p>
          </table:table-cell>
          <table:table-cell table:formula="of:=IFERROR(INDEX([.$N$451:.$N$776];MATCH([.$B47];[.$M$451:.$M$776];0);1);&quot;&quot;)" office:value-type="float" office:value="4.1" calcext:value-type="float">
            <text:p>4.1</text:p>
          </table:table-cell>
          <table:table-cell table:formula="of:=IFERROR(INDEX([.$N$777:.$N$1102];MATCH([.$B47];[.$M$777:.$M$1102];0);1);&quot;&quot;)" office:value-type="float" office:value="4.42708387820189" calcext:value-type="float">
            <text:p>4.42708387820189</text:p>
          </table:table-cell>
          <table:table-cell table:formula="of:=IFERROR(INDEX([.$N$1103:.$N$1428];MATCH([.$B47];[.$M$1103:.$M$1428];0);1);&quot;&quot;)" office:value-type="float" office:value="4.03657455330549" calcext:value-type="float">
            <text:p>4.03657455330549</text:p>
          </table:table-cell>
          <table:table-cell table:formula="of:=IFERROR(INDEX([.$N$1429:.$N$1754];MATCH([.$B47];[.$M$1429:.$M$1754];0);1);&quot;&quot;)" office:value-type="float" office:value="4.54644054791802" calcext:value-type="float">
            <text:p>4.54644054791802</text:p>
          </table:table-cell>
          <table:table-cell table:formula="of:=IFERROR(INDEX([.$N$1755:.$N$2080];MATCH([.$B47];[.$M$1755:.$M$2080];0);1);&quot;&quot;)" office:value-type="float" office:value="4.90007053667041" calcext:value-type="float">
            <text:p>4.9000705366704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E0600004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County Durham</text:p>
          </table:table-cell>
          <table:table-cell office:value-type="string" calcext:value-type="string">
            <text:p>E06000047</text:p>
          </table:table-cell>
          <table:table-cell table:formula="of:=IFERROR(INDEX([.$N$2:.N$125];MATCH([.B48];[.$M$2:.$M$125];0);1);&quot;&quot;)" office:value-type="float" office:value="4.3" calcext:value-type="float">
            <text:p>4.3</text:p>
          </table:table-cell>
          <table:table-cell table:formula="of:=IFERROR(INDEX([.$N$126:.N$450];MATCH([.$B48];[.$M$126:.$M$450];0);1);&quot;&quot;)" office:value-type="float" office:value="3.8" calcext:value-type="float">
            <text:p>3.8</text:p>
          </table:table-cell>
          <table:table-cell table:formula="of:=IFERROR(INDEX([.$N$451:.$N$776];MATCH([.$B48];[.$M$451:.$M$776];0);1);&quot;&quot;)" office:value-type="float" office:value="3.9" calcext:value-type="float">
            <text:p>3.9</text:p>
          </table:table-cell>
          <table:table-cell table:formula="of:=IFERROR(INDEX([.$N$777:.$N$1102];MATCH([.$B48];[.$M$777:.$M$1102];0);1);&quot;&quot;)" office:value-type="float" office:value="4.28580720078082" calcext:value-type="float">
            <text:p>4.28580720078082</text:p>
          </table:table-cell>
          <table:table-cell table:formula="of:=IFERROR(INDEX([.$N$1103:.$N$1428];MATCH([.$B48];[.$M$1103:.$M$1428];0);1);&quot;&quot;)" office:value-type="float" office:value="4.27389364242363" calcext:value-type="float">
            <text:p>4.27389364242363</text:p>
          </table:table-cell>
          <table:table-cell table:formula="of:=IFERROR(INDEX([.$N$1429:.$N$1754];MATCH([.$B48];[.$M$1429:.$M$1754];0);1);&quot;&quot;)" office:value-type="float" office:value="3.58957755295615" calcext:value-type="float">
            <text:p>3.58957755295615</text:p>
          </table:table-cell>
          <table:table-cell table:formula="of:=IFERROR(INDEX([.$N$1755:.$N$2080];MATCH([.$B48];[.$M$1755:.$M$2080];0);1);&quot;&quot;)" office:value-type="float" office:value="3.72631155051844" calcext:value-type="float">
            <text:p>3.7263115505184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E0600004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string" calcext:value-type="string">
            <text:p>E06000049</text:p>
          </table:table-cell>
          <table:table-cell table:formula="of:=IFERROR(INDEX([.$N$2:.N$125];MATCH([.B49];[.$M$2:.$M$125];0);1);&quot;&quot;)" office:value-type="float" office:value="4.9" calcext:value-type="float">
            <text:p>4.9</text:p>
          </table:table-cell>
          <table:table-cell table:formula="of:=IFERROR(INDEX([.$N$126:.N$450];MATCH([.$B49];[.$M$126:.$M$450];0);1);&quot;&quot;)" office:value-type="float" office:value="4.5" calcext:value-type="float">
            <text:p>4.5</text:p>
          </table:table-cell>
          <table:table-cell table:formula="of:=IFERROR(INDEX([.$N$451:.$N$776];MATCH([.$B49];[.$M$451:.$M$776];0);1);&quot;&quot;)" office:value-type="float" office:value="4.3" calcext:value-type="float">
            <text:p>4.3</text:p>
          </table:table-cell>
          <table:table-cell table:formula="of:=IFERROR(INDEX([.$N$777:.$N$1102];MATCH([.$B49];[.$M$777:.$M$1102];0);1);&quot;&quot;)" office:value-type="float" office:value="4.59460065724048" calcext:value-type="float">
            <text:p>4.59460065724048</text:p>
          </table:table-cell>
          <table:table-cell table:formula="of:=IFERROR(INDEX([.$N$1103:.$N$1428];MATCH([.$B49];[.$M$1103:.$M$1428];0);1);&quot;&quot;)" office:value-type="float" office:value="4.42889376314187" calcext:value-type="float">
            <text:p>4.42889376314187</text:p>
          </table:table-cell>
          <table:table-cell table:formula="of:=IFERROR(INDEX([.$N$1429:.$N$1754];MATCH([.$B49];[.$M$1429:.$M$1754];0);1);&quot;&quot;)" office:value-type="float" office:value="4.15295633530872" calcext:value-type="float">
            <text:p>4.15295633530872</text:p>
          </table:table-cell>
          <table:table-cell table:formula="of:=IFERROR(INDEX([.$N$1755:.$N$2080];MATCH([.$B49];[.$M$1755:.$M$2080];0);1);&quot;&quot;)" office:value-type="float" office:value="4.46250127444361" calcext:value-type="float">
            <text:p>4.4625012744436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heshire East</text:p>
          </table:table-cell>
          <table:table-cell office:value-type="string" calcext:value-type="string">
            <text:p>E0600004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string" calcext:value-type="string">
            <text:p>E06000050</text:p>
          </table:table-cell>
          <table:table-cell table:formula="of:=IFERROR(INDEX([.$N$2:.N$125];MATCH([.B50];[.$M$2:.$M$125];0);1);&quot;&quot;)" office:value-type="float" office:value="4.7" calcext:value-type="float">
            <text:p>4.7</text:p>
          </table:table-cell>
          <table:table-cell table:formula="of:=IFERROR(INDEX([.$N$126:.N$450];MATCH([.$B50];[.$M$126:.$M$450];0);1);&quot;&quot;)" office:value-type="float" office:value="4.2" calcext:value-type="float">
            <text:p>4.2</text:p>
          </table:table-cell>
          <table:table-cell table:formula="of:=IFERROR(INDEX([.$N$451:.$N$776];MATCH([.$B50];[.$M$451:.$M$776];0);1);&quot;&quot;)" office:value-type="float" office:value="4.2" calcext:value-type="float">
            <text:p>4.2</text:p>
          </table:table-cell>
          <table:table-cell table:formula="of:=IFERROR(INDEX([.$N$777:.$N$1102];MATCH([.$B50];[.$M$777:.$M$1102];0);1);&quot;&quot;)" office:value-type="float" office:value="4.43494688314005" calcext:value-type="float">
            <text:p>4.43494688314005</text:p>
          </table:table-cell>
          <table:table-cell table:formula="of:=IFERROR(INDEX([.$N$1103:.$N$1428];MATCH([.$B50];[.$M$1103:.$M$1428];0);1);&quot;&quot;)" office:value-type="float" office:value="4.28841727677747" calcext:value-type="float">
            <text:p>4.28841727677747</text:p>
          </table:table-cell>
          <table:table-cell table:formula="of:=IFERROR(INDEX([.$N$1429:.$N$1754];MATCH([.$B50];[.$M$1429:.$M$1754];0);1);&quot;&quot;)" office:value-type="float" office:value="4.18105544543825" calcext:value-type="float">
            <text:p>4.18105544543825</text:p>
          </table:table-cell>
          <table:table-cell table:formula="of:=IFERROR(INDEX([.$N$1755:.$N$2080];MATCH([.$B50];[.$M$1755:.$M$2080];0);1);&quot;&quot;)" office:value-type="float" office:value="4.32948871342485" calcext:value-type="float">
            <text:p>4.3294887134248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heshire West and Chester</text:p>
          </table:table-cell>
          <table:table-cell office:value-type="string" calcext:value-type="string">
            <text:p>E0600005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Shropshire</text:p>
          </table:table-cell>
          <table:table-cell office:value-type="string" calcext:value-type="string">
            <text:p>E06000051</text:p>
          </table:table-cell>
          <table:table-cell table:formula="of:=IFERROR(INDEX([.$N$2:.N$125];MATCH([.B51];[.$M$2:.$M$125];0);1);&quot;&quot;)" office:value-type="float" office:value="4.2" calcext:value-type="float">
            <text:p>4.2</text:p>
          </table:table-cell>
          <table:table-cell table:formula="of:=IFERROR(INDEX([.$N$126:.N$450];MATCH([.$B51];[.$M$126:.$M$450];0);1);&quot;&quot;)" office:value-type="float" office:value="3.8" calcext:value-type="float">
            <text:p>3.8</text:p>
          </table:table-cell>
          <table:table-cell table:formula="of:=IFERROR(INDEX([.$N$451:.$N$776];MATCH([.$B51];[.$M$451:.$M$776];0);1);&quot;&quot;)" office:value-type="float" office:value="3.9" calcext:value-type="float">
            <text:p>3.9</text:p>
          </table:table-cell>
          <table:table-cell table:formula="of:=IFERROR(INDEX([.$N$777:.$N$1102];MATCH([.$B51];[.$M$777:.$M$1102];0);1);&quot;&quot;)" office:value-type="float" office:value="4.20988867156706" calcext:value-type="float">
            <text:p>4.20988867156706</text:p>
          </table:table-cell>
          <table:table-cell table:formula="of:=IFERROR(INDEX([.$N$1103:.$N$1428];MATCH([.$B51];[.$M$1103:.$M$1428];0);1);&quot;&quot;)" office:value-type="float" office:value="4.07104668392731" calcext:value-type="float">
            <text:p>4.07104668392731</text:p>
          </table:table-cell>
          <table:table-cell table:formula="of:=IFERROR(INDEX([.$N$1429:.$N$1754];MATCH([.$B51];[.$M$1429:.$M$1754];0);1);&quot;&quot;)" office:value-type="float" office:value="3.86908063241395" calcext:value-type="float">
            <text:p>3.86908063241395</text:p>
          </table:table-cell>
          <table:table-cell table:formula="of:=IFERROR(INDEX([.$N$1755:.$N$2080];MATCH([.$B51];[.$M$1755:.$M$2080];0);1);&quot;&quot;)" office:value-type="float" office:value="3.97032938488905" calcext:value-type="float">
            <text:p>3.9703293848890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E0600005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Cornwall</text:p>
          </table:table-cell>
          <table:table-cell office:value-type="string" calcext:value-type="string">
            <text:p>E06000052</text:p>
          </table:table-cell>
          <table:table-cell table:formula="of:=IFERROR(INDEX([.$N$2:.N$125];MATCH([.B52];[.$M$2:.$M$125];0);1);&quot;&quot;)" office:value-type="float" office:value="3.8" calcext:value-type="float">
            <text:p>3.8</text:p>
          </table:table-cell>
          <table:table-cell table:formula="of:=IFERROR(INDEX([.$N$126:.N$450];MATCH([.$B52];[.$M$126:.$M$450];0);1);&quot;&quot;)" office:value-type="float" office:value="3.4" calcext:value-type="float">
            <text:p>3.4</text:p>
          </table:table-cell>
          <table:table-cell table:formula="of:=IFERROR(INDEX([.$N$451:.$N$776];MATCH([.$B52];[.$M$451:.$M$776];0);1);&quot;&quot;)" office:value-type="float" office:value="3.3" calcext:value-type="float">
            <text:p>3.3</text:p>
          </table:table-cell>
          <table:table-cell table:formula="of:=IFERROR(INDEX([.$N$777:.$N$1102];MATCH([.$B52];[.$M$777:.$M$1102];0);1);&quot;&quot;)" office:value-type="float" office:value="3.70086791505621" calcext:value-type="float">
            <text:p>3.70086791505621</text:p>
          </table:table-cell>
          <table:table-cell table:formula="of:=IFERROR(INDEX([.$N$1103:.$N$1428];MATCH([.$B52];[.$M$1103:.$M$1428];0);1);&quot;&quot;)" office:value-type="float" office:value="3.43680606159843" calcext:value-type="float">
            <text:p>3.43680606159843</text:p>
          </table:table-cell>
          <table:table-cell table:formula="of:=IFERROR(INDEX([.$N$1429:.$N$1754];MATCH([.$B52];[.$M$1429:.$M$1754];0);1);&quot;&quot;)" office:value-type="float" office:value="4.0612363020521" calcext:value-type="float">
            <text:p>4.0612363020521</text:p>
          </table:table-cell>
          <table:table-cell table:formula="of:=IFERROR(INDEX([.$N$1755:.$N$2080];MATCH([.$B52];[.$M$1755:.$M$2080];0);1);&quot;&quot;)" office:value-type="float" office:value="3.5424951001663" calcext:value-type="float">
            <text:p>3.542495100166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0600005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Wiltshire</text:p>
          </table:table-cell>
          <table:table-cell office:value-type="string" calcext:value-type="string">
            <text:p>E06000054</text:p>
          </table:table-cell>
          <table:table-cell table:formula="of:=IFERROR(INDEX([.$N$2:.N$125];MATCH([.B53];[.$M$2:.$M$125];0);1);&quot;&quot;)" office:value-type="float" office:value="4.9" calcext:value-type="float">
            <text:p>4.9</text:p>
          </table:table-cell>
          <table:table-cell table:formula="of:=IFERROR(INDEX([.$N$126:.N$450];MATCH([.$B53];[.$M$126:.$M$450];0);1);&quot;&quot;)" office:value-type="float" office:value="4.8" calcext:value-type="float">
            <text:p>4.8</text:p>
          </table:table-cell>
          <table:table-cell table:formula="of:=IFERROR(INDEX([.$N$451:.$N$776];MATCH([.$B53];[.$M$451:.$M$776];0);1);&quot;&quot;)" office:value-type="float" office:value="4.5" calcext:value-type="float">
            <text:p>4.5</text:p>
          </table:table-cell>
          <table:table-cell table:formula="of:=IFERROR(INDEX([.$N$777:.$N$1102];MATCH([.$B53];[.$M$777:.$M$1102];0);1);&quot;&quot;)" office:value-type="float" office:value="4.80929286142343" calcext:value-type="float">
            <text:p>4.80929286142343</text:p>
          </table:table-cell>
          <table:table-cell table:formula="of:=IFERROR(INDEX([.$N$1103:.$N$1428];MATCH([.$B53];[.$M$1103:.$M$1428];0);1);&quot;&quot;)" office:value-type="float" office:value="4.52385069610558" calcext:value-type="float">
            <text:p>4.52385069610558</text:p>
          </table:table-cell>
          <table:table-cell table:formula="of:=IFERROR(INDEX([.$N$1429:.$N$1754];MATCH([.$B53];[.$M$1429:.$M$1754];0);1);&quot;&quot;)" office:value-type="float" office:value="4.2250191539439" calcext:value-type="float">
            <text:p>4.2250191539439</text:p>
          </table:table-cell>
          <table:table-cell table:formula="of:=IFERROR(INDEX([.$N$1755:.$N$2080];MATCH([.$B53];[.$M$1755:.$M$2080];0);1);&quot;&quot;)" office:value-type="float" office:value="4.68976504168944" calcext:value-type="float">
            <text:p>4.6897650416894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E0600005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E06000055</text:p>
          </table:table-cell>
          <table:table-cell table:formula="of:=IFERROR(INDEX([.$N$2:.N$125];MATCH([.B54];[.$M$2:.$M$125];0);1);&quot;&quot;)" office:value-type="float" office:value="5.5" calcext:value-type="float">
            <text:p>5.5</text:p>
          </table:table-cell>
          <table:table-cell table:formula="of:=IFERROR(INDEX([.$N$126:.N$450];MATCH([.$B54];[.$M$126:.$M$450];0);1);&quot;&quot;)" office:value-type="float" office:value="5.6" calcext:value-type="float">
            <text:p>5.6</text:p>
          </table:table-cell>
          <table:table-cell table:formula="of:=IFERROR(INDEX([.$N$451:.$N$776];MATCH([.$B54];[.$M$451:.$M$776];0);1);&quot;&quot;)" office:value-type="float" office:value="5.2" calcext:value-type="float">
            <text:p>5.2</text:p>
          </table:table-cell>
          <table:table-cell table:formula="of:=IFERROR(INDEX([.$N$777:.$N$1102];MATCH([.$B54];[.$M$777:.$M$1102];0);1);&quot;&quot;)" office:value-type="float" office:value="5.4178433796591" calcext:value-type="float">
            <text:p>5.4178433796591</text:p>
          </table:table-cell>
          <table:table-cell table:formula="of:=IFERROR(INDEX([.$N$1103:.$N$1428];MATCH([.$B54];[.$M$1103:.$M$1428];0);1);&quot;&quot;)" office:value-type="float" office:value="5.20930703639464" calcext:value-type="float">
            <text:p>5.20930703639464</text:p>
          </table:table-cell>
          <table:table-cell table:formula="of:=IFERROR(INDEX([.$N$1429:.$N$1754];MATCH([.$B54];[.$M$1429:.$M$1754];0);1);&quot;&quot;)" office:value-type="float" office:value="4.75784479836546" calcext:value-type="float">
            <text:p>4.75784479836546</text:p>
          </table:table-cell>
          <table:table-cell table:formula="of:=IFERROR(INDEX([.$N$1755:.$N$2080];MATCH([.$B54];[.$M$1755:.$M$2080];0);1);&quot;&quot;)" office:value-type="float" office:value="5.47573182512129" calcext:value-type="float">
            <text:p>5.4757318251212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0600005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Central Bedfordshire</text:p>
          </table:table-cell>
          <table:table-cell office:value-type="string" calcext:value-type="string">
            <text:p>E06000056</text:p>
          </table:table-cell>
          <table:table-cell table:formula="of:=IFERROR(INDEX([.$N$2:.N$125];MATCH([.B55];[.$M$2:.$M$125];0);1);&quot;&quot;)" office:value-type="float" office:value="5.5" calcext:value-type="float">
            <text:p>5.5</text:p>
          </table:table-cell>
          <table:table-cell table:formula="of:=IFERROR(INDEX([.$N$126:.N$450];MATCH([.$B55];[.$M$126:.$M$450];0);1);&quot;&quot;)" office:value-type="float" office:value="5.6" calcext:value-type="float">
            <text:p>5.6</text:p>
          </table:table-cell>
          <table:table-cell table:formula="of:=IFERROR(INDEX([.$N$451:.$N$776];MATCH([.$B55];[.$M$451:.$M$776];0);1);&quot;&quot;)" office:value-type="float" office:value="5.2" calcext:value-type="float">
            <text:p>5.2</text:p>
          </table:table-cell>
          <table:table-cell table:formula="of:=IFERROR(INDEX([.$N$777:.$N$1102];MATCH([.$B55];[.$M$777:.$M$1102];0);1);&quot;&quot;)" office:value-type="float" office:value="5.40103824115332" calcext:value-type="float">
            <text:p>5.40103824115332</text:p>
          </table:table-cell>
          <table:table-cell table:formula="of:=IFERROR(INDEX([.$N$1103:.$N$1428];MATCH([.$B55];[.$M$1103:.$M$1428];0);1);&quot;&quot;)" office:value-type="float" office:value="5.1586333286666" calcext:value-type="float">
            <text:p>5.1586333286666</text:p>
          </table:table-cell>
          <table:table-cell table:formula="of:=IFERROR(INDEX([.$N$1429:.$N$1754];MATCH([.$B55];[.$M$1429:.$M$1754];0);1);&quot;&quot;)" office:value-type="float" office:value="4.87729832520198" calcext:value-type="float">
            <text:p>4.87729832520198</text:p>
          </table:table-cell>
          <table:table-cell table:formula="of:=IFERROR(INDEX([.$N$1755:.$N$2080];MATCH([.$B55];[.$M$1755:.$M$2080];0);1);&quot;&quot;)" office:value-type="float" office:value="5.4043675382063" calcext:value-type="float">
            <text:p>5.404367538206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entral Bedfordshire</text:p>
          </table:table-cell>
          <table:table-cell office:value-type="string" calcext:value-type="string">
            <text:p>E0600005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E06000057</text:p>
          </table:table-cell>
          <table:table-cell table:formula="of:=IFERROR(INDEX([.$N$2:.N$125];MATCH([.B56];[.$M$2:.$M$125];0);1);&quot;&quot;)" office:value-type="float" office:value="3.9" calcext:value-type="float">
            <text:p>3.9</text:p>
          </table:table-cell>
          <table:table-cell table:formula="of:=IFERROR(INDEX([.$N$126:.N$450];MATCH([.$B56];[.$M$126:.$M$450];0);1);&quot;&quot;)" office:value-type="float" office:value="3.4" calcext:value-type="float">
            <text:p>3.4</text:p>
          </table:table-cell>
          <table:table-cell table:formula="of:=IFERROR(INDEX([.$N$451:.$N$776];MATCH([.$B56];[.$M$451:.$M$776];0);1);&quot;&quot;)" office:value-type="float" office:value="3.6" calcext:value-type="float">
            <text:p>3.6</text:p>
          </table:table-cell>
          <table:table-cell table:formula="of:=IFERROR(INDEX([.$N$777:.$N$1102];MATCH([.$B56];[.$M$777:.$M$1102];0);1);&quot;&quot;)" office:value-type="float" office:value="3.82727917509004" calcext:value-type="float">
            <text:p>3.82727917509004</text:p>
          </table:table-cell>
          <table:table-cell table:formula="of:=IFERROR(INDEX([.$N$1103:.$N$1428];MATCH([.$B56];[.$M$1103:.$M$1428];0);1);&quot;&quot;)" office:value-type="float" office:value="3.80876217504723" calcext:value-type="float">
            <text:p>3.80876217504723</text:p>
          </table:table-cell>
          <table:table-cell table:formula="of:=IFERROR(INDEX([.$N$1429:.$N$1754];MATCH([.$B56];[.$M$1429:.$M$1754];0);1);&quot;&quot;)" office:value-type="float" office:value="3.17283821946317" calcext:value-type="float">
            <text:p>3.17283821946317</text:p>
          </table:table-cell>
          <table:table-cell table:formula="of:=IFERROR(INDEX([.$N$1755:.$N$2080];MATCH([.$B56];[.$M$1755:.$M$2080];0);1);&quot;&quot;)" office:value-type="float" office:value="3.46850692751837" calcext:value-type="float">
            <text:p>3.4685069275183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E06000057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string" calcext:value-type="string">
            <text:p>E07000004</text:p>
          </table:table-cell>
          <table:table-cell table:formula="of:=IFERROR(INDEX([.$N$2:.N$125];MATCH([.B57];[.$M$2:.$M$125];0);1);&quot;&quot;)">
            <text:p/>
          </table:table-cell>
          <table:table-cell table:formula="of:=IFERROR(INDEX([.$N$126:.N$450];MATCH([.$B57];[.$M$126:.$M$450];0);1);&quot;&quot;)" office:value-type="float" office:value="5.5" calcext:value-type="float">
            <text:p>5.5</text:p>
          </table:table-cell>
          <table:table-cell table:formula="of:=IFERROR(INDEX([.$N$451:.$N$776];MATCH([.$B57];[.$M$451:.$M$776];0);1);&quot;&quot;)" office:value-type="float" office:value="5" calcext:value-type="float">
            <text:p>5</text:p>
          </table:table-cell>
          <table:table-cell table:formula="of:=IFERROR(INDEX([.$N$777:.$N$1102];MATCH([.$B57];[.$M$777:.$M$1102];0);1);&quot;&quot;)" office:value-type="float" office:value="5.09920696257635" calcext:value-type="float">
            <text:p>5.09920696257635</text:p>
          </table:table-cell>
          <table:table-cell table:formula="of:=IFERROR(INDEX([.$N$1103:.$N$1428];MATCH([.$B57];[.$M$1103:.$M$1428];0);1);&quot;&quot;)" office:value-type="float" office:value="4.83276342651596" calcext:value-type="float">
            <text:p>4.83276342651596</text:p>
          </table:table-cell>
          <table:table-cell table:formula="of:=IFERROR(INDEX([.$N$1429:.$N$1754];MATCH([.$B57];[.$M$1429:.$M$1754];0);1);&quot;&quot;)" office:value-type="float" office:value="4.54571192645331" calcext:value-type="float">
            <text:p>4.54571192645331</text:p>
          </table:table-cell>
          <table:table-cell table:formula="of:=IFERROR(INDEX([.$N$1755:.$N$2080];MATCH([.$B57];[.$M$1755:.$M$2080];0);1);&quot;&quot;)" office:value-type="float" office:value="5.34808446614084" calcext:value-type="float">
            <text:p>5.3480844661408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E08000001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Chiltern</text:p>
          </table:table-cell>
          <table:table-cell office:value-type="string" calcext:value-type="string">
            <text:p>E07000005</text:p>
          </table:table-cell>
          <table:table-cell table:formula="of:=IFERROR(INDEX([.$N$2:.N$125];MATCH([.B58];[.$M$2:.$M$125];0);1);&quot;&quot;)">
            <text:p/>
          </table:table-cell>
          <table:table-cell table:formula="of:=IFERROR(INDEX([.$N$126:.N$450];MATCH([.$B58];[.$M$126:.$M$450];0);1);&quot;&quot;)" office:value-type="float" office:value="5.7" calcext:value-type="float">
            <text:p>5.7</text:p>
          </table:table-cell>
          <table:table-cell table:formula="of:=IFERROR(INDEX([.$N$451:.$N$776];MATCH([.$B58];[.$M$451:.$M$776];0);1);&quot;&quot;)" office:value-type="float" office:value="5.1" calcext:value-type="float">
            <text:p>5.1</text:p>
          </table:table-cell>
          <table:table-cell table:formula="of:=IFERROR(INDEX([.$N$777:.$N$1102];MATCH([.$B58];[.$M$777:.$M$1102];0);1);&quot;&quot;)" office:value-type="float" office:value="5.14598277774129" calcext:value-type="float">
            <text:p>5.14598277774129</text:p>
          </table:table-cell>
          <table:table-cell table:formula="of:=IFERROR(INDEX([.$N$1103:.$N$1428];MATCH([.$B58];[.$M$1103:.$M$1428];0);1);&quot;&quot;)" office:value-type="float" office:value="4.80108899990243" calcext:value-type="float">
            <text:p>4.80108899990243</text:p>
          </table:table-cell>
          <table:table-cell table:formula="of:=IFERROR(INDEX([.$N$1429:.$N$1754];MATCH([.$B58];[.$M$1429:.$M$1754];0);1);&quot;&quot;)" office:value-type="float" office:value="4.4259923617931" calcext:value-type="float">
            <text:p>4.4259923617931</text:p>
          </table:table-cell>
          <table:table-cell table:formula="of:=IFERROR(INDEX([.$N$1755:.$N$2080];MATCH([.$B58];[.$M$1755:.$M$2080];0);1);&quot;&quot;)" office:value-type="float" office:value="5.47713631029086" calcext:value-type="float">
            <text:p>5.4771363102908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800000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outh Bucks</text:p>
          </table:table-cell>
          <table:table-cell office:value-type="string" calcext:value-type="string">
            <text:p>E07000006</text:p>
          </table:table-cell>
          <table:table-cell table:formula="of:=IFERROR(INDEX([.$N$2:.N$125];MATCH([.B59];[.$M$2:.$M$125];0);1);&quot;&quot;)">
            <text:p/>
          </table:table-cell>
          <table:table-cell table:formula="of:=IFERROR(INDEX([.$N$126:.N$450];MATCH([.$B59];[.$M$126:.$M$450];0);1);&quot;&quot;)" office:value-type="float" office:value="6.4" calcext:value-type="float">
            <text:p>6.4</text:p>
          </table:table-cell>
          <table:table-cell table:formula="of:=IFERROR(INDEX([.$N$451:.$N$776];MATCH([.$B59];[.$M$451:.$M$776];0);1);&quot;&quot;)" office:value-type="float" office:value="5.9" calcext:value-type="float">
            <text:p>5.9</text:p>
          </table:table-cell>
          <table:table-cell table:formula="of:=IFERROR(INDEX([.$N$777:.$N$1102];MATCH([.$B59];[.$M$777:.$M$1102];0);1);&quot;&quot;)" office:value-type="float" office:value="5.82188020908633" calcext:value-type="float">
            <text:p>5.82188020908633</text:p>
          </table:table-cell>
          <table:table-cell table:formula="of:=IFERROR(INDEX([.$N$1103:.$N$1428];MATCH([.$B59];[.$M$1103:.$M$1428];0);1);&quot;&quot;)" office:value-type="float" office:value="5.54914465262117" calcext:value-type="float">
            <text:p>5.54914465262117</text:p>
          </table:table-cell>
          <table:table-cell table:formula="of:=IFERROR(INDEX([.$N$1429:.$N$1754];MATCH([.$B59];[.$M$1429:.$M$1754];0);1);&quot;&quot;)" office:value-type="float" office:value="4.72183737255516" calcext:value-type="float">
            <text:p>4.72183737255516</text:p>
          </table:table-cell>
          <table:table-cell table:formula="of:=IFERROR(INDEX([.$N$1755:.$N$2080];MATCH([.$B59];[.$M$1755:.$M$2080];0);1);&quot;&quot;)" office:value-type="float" office:value="5.77879225414317" calcext:value-type="float">
            <text:p>5.7787922541431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E0800000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Wycombe</text:p>
          </table:table-cell>
          <table:table-cell office:value-type="string" calcext:value-type="string">
            <text:p>E07000007</text:p>
          </table:table-cell>
          <table:table-cell table:formula="of:=IFERROR(INDEX([.$N$2:.N$125];MATCH([.B60];[.$M$2:.$M$125];0);1);&quot;&quot;)">
            <text:p/>
          </table:table-cell>
          <table:table-cell table:formula="of:=IFERROR(INDEX([.$N$126:.N$450];MATCH([.$B60];[.$M$126:.$M$450];0);1);&quot;&quot;)" office:value-type="float" office:value="5.9" calcext:value-type="float">
            <text:p>5.9</text:p>
          </table:table-cell>
          <table:table-cell table:formula="of:=IFERROR(INDEX([.$N$451:.$N$776];MATCH([.$B60];[.$M$451:.$M$776];0);1);&quot;&quot;)" office:value-type="float" office:value="5.3" calcext:value-type="float">
            <text:p>5.3</text:p>
          </table:table-cell>
          <table:table-cell table:formula="of:=IFERROR(INDEX([.$N$777:.$N$1102];MATCH([.$B60];[.$M$777:.$M$1102];0);1);&quot;&quot;)" office:value-type="float" office:value="5.28903618713209" calcext:value-type="float">
            <text:p>5.28903618713209</text:p>
          </table:table-cell>
          <table:table-cell table:formula="of:=IFERROR(INDEX([.$N$1103:.$N$1428];MATCH([.$B60];[.$M$1103:.$M$1428];0);1);&quot;&quot;)" office:value-type="float" office:value="4.97493265842483" calcext:value-type="float">
            <text:p>4.97493265842483</text:p>
          </table:table-cell>
          <table:table-cell table:formula="of:=IFERROR(INDEX([.$N$1429:.$N$1754];MATCH([.$B60];[.$M$1429:.$M$1754];0);1);&quot;&quot;)" office:value-type="float" office:value="4.50146138848133" calcext:value-type="float">
            <text:p>4.50146138848133</text:p>
          </table:table-cell>
          <table:table-cell table:formula="of:=IFERROR(INDEX([.$N$1755:.$N$2080];MATCH([.$B60];[.$M$1755:.$M$2080];0);1);&quot;&quot;)" office:value-type="float" office:value="5.50861333309803" calcext:value-type="float">
            <text:p>5.5086133330980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Oldham</text:p>
          </table:table-cell>
          <table:table-cell office:value-type="string" calcext:value-type="string">
            <text:p>E08000004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Cambridge</text:p>
          </table:table-cell>
          <table:table-cell office:value-type="string" calcext:value-type="string">
            <text:p>E07000008</text:p>
          </table:table-cell>
          <table:table-cell table:formula="of:=IFERROR(INDEX([.$N$2:.N$125];MATCH([.B61];[.$M$2:.$M$125];0);1);&quot;&quot;)">
            <text:p/>
          </table:table-cell>
          <table:table-cell table:formula="of:=IFERROR(INDEX([.$N$126:.N$450];MATCH([.$B61];[.$M$126:.$M$450];0);1);&quot;&quot;)" office:value-type="float" office:value="5.7" calcext:value-type="float">
            <text:p>5.7</text:p>
          </table:table-cell>
          <table:table-cell table:formula="of:=IFERROR(INDEX([.$N$451:.$N$776];MATCH([.$B61];[.$M$451:.$M$776];0);1);&quot;&quot;)" office:value-type="float" office:value="5.36417112339138" calcext:value-type="float">
            <text:p>5.36417112339138</text:p>
          </table:table-cell>
          <table:table-cell table:formula="of:=IFERROR(INDEX([.$N$777:.$N$1102];MATCH([.$B61];[.$M$777:.$M$1102];0);1);&quot;&quot;)" office:value-type="float" office:value="5.55410872265551" calcext:value-type="float">
            <text:p>5.55410872265551</text:p>
          </table:table-cell>
          <table:table-cell table:formula="of:=IFERROR(INDEX([.$N$1103:.$N$1428];MATCH([.$B61];[.$M$1103:.$M$1428];0);1);&quot;&quot;)" office:value-type="float" office:value="5.38348583754577" calcext:value-type="float">
            <text:p>5.38348583754577</text:p>
          </table:table-cell>
          <table:table-cell table:formula="of:=IFERROR(INDEX([.$N$1429:.$N$1754];MATCH([.$B61];[.$M$1429:.$M$1754];0);1);&quot;&quot;)" office:value-type="float" office:value="4.73173563664507" calcext:value-type="float">
            <text:p>4.73173563664507</text:p>
          </table:table-cell>
          <table:table-cell table:formula="of:=IFERROR(INDEX([.$N$1755:.$N$2080];MATCH([.$B61];[.$M$1755:.$M$2080];0);1);&quot;&quot;)" office:value-type="float" office:value="5.52243215645744" calcext:value-type="float">
            <text:p>5.5224321564574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E0800000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East Cambridgeshire</text:p>
          </table:table-cell>
          <table:table-cell office:value-type="string" calcext:value-type="string">
            <text:p>E07000009</text:p>
          </table:table-cell>
          <table:table-cell table:formula="of:=IFERROR(INDEX([.$N$2:.N$125];MATCH([.B62];[.$M$2:.$M$125];0);1);&quot;&quot;)">
            <text:p/>
          </table:table-cell>
          <table:table-cell table:formula="of:=IFERROR(INDEX([.$N$126:.N$450];MATCH([.$B62];[.$M$126:.$M$450];0);1);&quot;&quot;)" office:value-type="float" office:value="5.1" calcext:value-type="float">
            <text:p>5.1</text:p>
          </table:table-cell>
          <table:table-cell table:formula="of:=IFERROR(INDEX([.$N$451:.$N$776];MATCH([.$B62];[.$M$451:.$M$776];0);1);&quot;&quot;)" office:value-type="float" office:value="5.06227753428576" calcext:value-type="float">
            <text:p>5.06227753428576</text:p>
          </table:table-cell>
          <table:table-cell table:formula="of:=IFERROR(INDEX([.$N$777:.$N$1102];MATCH([.$B62];[.$M$777:.$M$1102];0);1);&quot;&quot;)" office:value-type="float" office:value="5.47096192754823" calcext:value-type="float">
            <text:p>5.47096192754823</text:p>
          </table:table-cell>
          <table:table-cell table:formula="of:=IFERROR(INDEX([.$N$1103:.$N$1428];MATCH([.$B62];[.$M$1103:.$M$1428];0);1);&quot;&quot;)" office:value-type="float" office:value="5.34173066902838" calcext:value-type="float">
            <text:p>5.34173066902838</text:p>
          </table:table-cell>
          <table:table-cell table:formula="of:=IFERROR(INDEX([.$N$1429:.$N$1754];MATCH([.$B62];[.$M$1429:.$M$1754];0);1);&quot;&quot;)" office:value-type="float" office:value="4.94666757223965" calcext:value-type="float">
            <text:p>4.94666757223965</text:p>
          </table:table-cell>
          <table:table-cell table:formula="of:=IFERROR(INDEX([.$N$1755:.$N$2080];MATCH([.$B62];[.$M$1755:.$M$2080];0);1);&quot;&quot;)" office:value-type="float" office:value="5.1941939456434" calcext:value-type="float">
            <text:p>5.194193945643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alford</text:p>
          </table:table-cell>
          <table:table-cell office:value-type="string" calcext:value-type="string">
            <text:p>E0800000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Fenland</text:p>
          </table:table-cell>
          <table:table-cell office:value-type="string" calcext:value-type="string">
            <text:p>E07000010</text:p>
          </table:table-cell>
          <table:table-cell table:formula="of:=IFERROR(INDEX([.$N$2:.N$125];MATCH([.B63];[.$M$2:.$M$125];0);1);&quot;&quot;)">
            <text:p/>
          </table:table-cell>
          <table:table-cell table:formula="of:=IFERROR(INDEX([.$N$126:.N$450];MATCH([.$B63];[.$M$126:.$M$450];0);1);&quot;&quot;)" office:value-type="float" office:value="5.2" calcext:value-type="float">
            <text:p>5.2</text:p>
          </table:table-cell>
          <table:table-cell table:formula="of:=IFERROR(INDEX([.$N$451:.$N$776];MATCH([.$B63];[.$M$451:.$M$776];0);1);&quot;&quot;)" office:value-type="float" office:value="5.15439455963756" calcext:value-type="float">
            <text:p>5.15439455963756</text:p>
          </table:table-cell>
          <table:table-cell table:formula="of:=IFERROR(INDEX([.$N$777:.$N$1102];MATCH([.$B63];[.$M$777:.$M$1102];0);1);&quot;&quot;)" office:value-type="float" office:value="5.70601945377204" calcext:value-type="float">
            <text:p>5.70601945377204</text:p>
          </table:table-cell>
          <table:table-cell table:formula="of:=IFERROR(INDEX([.$N$1103:.$N$1428];MATCH([.$B63];[.$M$1103:.$M$1428];0);1);&quot;&quot;)" office:value-type="float" office:value="5.54712482883061" calcext:value-type="float">
            <text:p>5.54712482883061</text:p>
          </table:table-cell>
          <table:table-cell table:formula="of:=IFERROR(INDEX([.$N$1429:.$N$1754];MATCH([.$B63];[.$M$1429:.$M$1754];0);1);&quot;&quot;)" office:value-type="float" office:value="5.29182309187504" calcext:value-type="float">
            <text:p>5.29182309187504</text:p>
          </table:table-cell>
          <table:table-cell table:formula="of:=IFERROR(INDEX([.$N$1755:.$N$2080];MATCH([.$B63];[.$M$1755:.$M$2080];0);1);&quot;&quot;)" office:value-type="float" office:value="5.28162979618732" calcext:value-type="float">
            <text:p>5.2816297961873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tockport</text:p>
          </table:table-cell>
          <table:table-cell office:value-type="string" calcext:value-type="string">
            <text:p>E08000007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Huntingdonshire</text:p>
          </table:table-cell>
          <table:table-cell office:value-type="string" calcext:value-type="string">
            <text:p>E07000011</text:p>
          </table:table-cell>
          <table:table-cell table:formula="of:=IFERROR(INDEX([.$N$2:.N$125];MATCH([.B64];[.$M$2:.$M$125];0);1);&quot;&quot;)">
            <text:p/>
          </table:table-cell>
          <table:table-cell table:formula="of:=IFERROR(INDEX([.$N$126:.N$450];MATCH([.$B64];[.$M$126:.$M$450];0);1);&quot;&quot;)" office:value-type="float" office:value="5.4" calcext:value-type="float">
            <text:p>5.4</text:p>
          </table:table-cell>
          <table:table-cell table:formula="of:=IFERROR(INDEX([.$N$451:.$N$776];MATCH([.$B64];[.$M$451:.$M$776];0);1);&quot;&quot;)" office:value-type="float" office:value="5.26552358808725" calcext:value-type="float">
            <text:p>5.26552358808725</text:p>
          </table:table-cell>
          <table:table-cell table:formula="of:=IFERROR(INDEX([.$N$777:.$N$1102];MATCH([.$B64];[.$M$777:.$M$1102];0);1);&quot;&quot;)" office:value-type="float" office:value="5.53859926559651" calcext:value-type="float">
            <text:p>5.53859926559651</text:p>
          </table:table-cell>
          <table:table-cell table:formula="of:=IFERROR(INDEX([.$N$1103:.$N$1428];MATCH([.$B64];[.$M$1103:.$M$1428];0);1);&quot;&quot;)" office:value-type="float" office:value="5.36939856045535" calcext:value-type="float">
            <text:p>5.36939856045535</text:p>
          </table:table-cell>
          <table:table-cell table:formula="of:=IFERROR(INDEX([.$N$1429:.$N$1754];MATCH([.$B64];[.$M$1429:.$M$1754];0);1);&quot;&quot;)" office:value-type="float" office:value="5.13755919474966" calcext:value-type="float">
            <text:p>5.13755919474966</text:p>
          </table:table-cell>
          <table:table-cell table:formula="of:=IFERROR(INDEX([.$N$1755:.$N$2080];MATCH([.$B64];[.$M$1755:.$M$2080];0);1);&quot;&quot;)" office:value-type="float" office:value="5.37368285842386" calcext:value-type="float">
            <text:p>5.3736828584238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Tameside</text:p>
          </table:table-cell>
          <table:table-cell office:value-type="string" calcext:value-type="string">
            <text:p>E08000008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South Cambridgeshire</text:p>
          </table:table-cell>
          <table:table-cell office:value-type="string" calcext:value-type="string">
            <text:p>E07000012</text:p>
          </table:table-cell>
          <table:table-cell table:formula="of:=IFERROR(INDEX([.$N$2:.N$125];MATCH([.B65];[.$M$2:.$M$125];0);1);&quot;&quot;)">
            <text:p/>
          </table:table-cell>
          <table:table-cell table:formula="of:=IFERROR(INDEX([.$N$126:.N$450];MATCH([.$B65];[.$M$126:.$M$450];0);1);&quot;&quot;)" office:value-type="float" office:value="5.4" calcext:value-type="float">
            <text:p>5.4</text:p>
          </table:table-cell>
          <table:table-cell table:formula="of:=IFERROR(INDEX([.$N$451:.$N$776];MATCH([.$B65];[.$M$451:.$M$776];0);1);&quot;&quot;)" office:value-type="float" office:value="5.27236823319244" calcext:value-type="float">
            <text:p>5.27236823319244</text:p>
          </table:table-cell>
          <table:table-cell table:formula="of:=IFERROR(INDEX([.$N$777:.$N$1102];MATCH([.$B65];[.$M$777:.$M$1102];0);1);&quot;&quot;)" office:value-type="float" office:value="5.47619448136445" calcext:value-type="float">
            <text:p>5.47619448136445</text:p>
          </table:table-cell>
          <table:table-cell table:formula="of:=IFERROR(INDEX([.$N$1103:.$N$1428];MATCH([.$B65];[.$M$1103:.$M$1428];0);1);&quot;&quot;)" office:value-type="float" office:value="5.28545448022143" calcext:value-type="float">
            <text:p>5.28545448022143</text:p>
          </table:table-cell>
          <table:table-cell table:formula="of:=IFERROR(INDEX([.$N$1429:.$N$1754];MATCH([.$B65];[.$M$1429:.$M$1754];0);1);&quot;&quot;)" office:value-type="float" office:value="4.85270220381488" calcext:value-type="float">
            <text:p>4.85270220381488</text:p>
          </table:table-cell>
          <table:table-cell table:formula="of:=IFERROR(INDEX([.$N$1755:.$N$2080];MATCH([.$B65];[.$M$1755:.$M$2080];0);1);&quot;&quot;)" office:value-type="float" office:value="5.26354186061361" calcext:value-type="float">
            <text:p>5.2635418606136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Trafford</text:p>
          </table:table-cell>
          <table:table-cell office:value-type="string" calcext:value-type="string">
            <text:p>E08000009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Allerdale</text:p>
          </table:table-cell>
          <table:table-cell office:value-type="string" calcext:value-type="string">
            <text:p>E07000026</text:p>
          </table:table-cell>
          <table:table-cell table:formula="of:=IFERROR(INDEX([.$N$2:.N$125];MATCH([.B66];[.$M$2:.$M$125];0);1);&quot;&quot;)">
            <text:p/>
          </table:table-cell>
          <table:table-cell table:formula="of:=IFERROR(INDEX([.$N$126:.N$450];MATCH([.$B66];[.$M$126:.$M$450];0);1);&quot;&quot;)" office:value-type="float" office:value="2.7" calcext:value-type="float">
            <text:p>2.7</text:p>
          </table:table-cell>
          <table:table-cell table:formula="of:=IFERROR(INDEX([.$N$451:.$N$776];MATCH([.$B66];[.$M$451:.$M$776];0);1);&quot;&quot;)" office:value-type="float" office:value="2.65253807331728" calcext:value-type="float">
            <text:p>2.65253807331728</text:p>
          </table:table-cell>
          <table:table-cell table:formula="of:=IFERROR(INDEX([.$N$777:.$N$1102];MATCH([.$B66];[.$M$777:.$M$1102];0);1);&quot;&quot;)" office:value-type="float" office:value="3.27897961169412" calcext:value-type="float">
            <text:p>3.27897961169412</text:p>
          </table:table-cell>
          <table:table-cell table:formula="of:=IFERROR(INDEX([.$N$1103:.$N$1428];MATCH([.$B66];[.$M$1103:.$M$1428];0);1);&quot;&quot;)" office:value-type="float" office:value="3.15887323034371" calcext:value-type="float">
            <text:p>3.15887323034371</text:p>
          </table:table-cell>
          <table:table-cell table:formula="of:=IFERROR(INDEX([.$N$1429:.$N$1754];MATCH([.$B66];[.$M$1429:.$M$1754];0);1);&quot;&quot;)" office:value-type="float" office:value="2.97752941317145" calcext:value-type="float">
            <text:p>2.97752941317145</text:p>
          </table:table-cell>
          <table:table-cell table:formula="of:=IFERROR(INDEX([.$N$1755:.$N$2080];MATCH([.$B66];[.$M$1755:.$M$2080];0);1);&quot;&quot;)" office:value-type="float" office:value="2.97231119071807" calcext:value-type="float">
            <text:p>2.972311190718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E08000010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string" calcext:value-type="string">
            <text:p>E07000027</text:p>
          </table:table-cell>
          <table:table-cell table:formula="of:=IFERROR(INDEX([.$N$2:.N$125];MATCH([.B67];[.$M$2:.$M$125];0);1);&quot;&quot;)">
            <text:p/>
          </table:table-cell>
          <table:table-cell table:formula="of:=IFERROR(INDEX([.$N$126:.N$450];MATCH([.$B67];[.$M$126:.$M$450];0);1);&quot;&quot;)" office:value-type="float" office:value="3.4" calcext:value-type="float">
            <text:p>3.4</text:p>
          </table:table-cell>
          <table:table-cell table:formula="of:=IFERROR(INDEX([.$N$451:.$N$776];MATCH([.$B67];[.$M$451:.$M$776];0);1);&quot;&quot;)" office:value-type="float" office:value="3.32870301045006" calcext:value-type="float">
            <text:p>3.32870301045006</text:p>
          </table:table-cell>
          <table:table-cell table:formula="of:=IFERROR(INDEX([.$N$777:.$N$1102];MATCH([.$B67];[.$M$777:.$M$1102];0);1);&quot;&quot;)" office:value-type="float" office:value="3.78453449424612" calcext:value-type="float">
            <text:p>3.78453449424612</text:p>
          </table:table-cell>
          <table:table-cell table:formula="of:=IFERROR(INDEX([.$N$1103:.$N$1428];MATCH([.$B67];[.$M$1103:.$M$1428];0);1);&quot;&quot;)" office:value-type="float" office:value="3.68225361565382" calcext:value-type="float">
            <text:p>3.68225361565382</text:p>
          </table:table-cell>
          <table:table-cell table:formula="of:=IFERROR(INDEX([.$N$1429:.$N$1754];MATCH([.$B67];[.$M$1429:.$M$1754];0);1);&quot;&quot;)" office:value-type="float" office:value="5.88047562914551" calcext:value-type="float">
            <text:p>5.88047562914551</text:p>
          </table:table-cell>
          <table:table-cell table:formula="of:=IFERROR(INDEX([.$N$1755:.$N$2080];MATCH([.$B67];[.$M$1755:.$M$2080];0);1);&quot;&quot;)" office:value-type="float" office:value="4.20442972570221" calcext:value-type="float">
            <text:p>4.2044297257022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Knowsley</text:p>
          </table:table-cell>
          <table:table-cell office:value-type="string" calcext:value-type="string">
            <text:p>E08000011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Carlisle</text:p>
          </table:table-cell>
          <table:table-cell office:value-type="string" calcext:value-type="string">
            <text:p>E07000028</text:p>
          </table:table-cell>
          <table:table-cell table:formula="of:=IFERROR(INDEX([.$N$2:.N$125];MATCH([.B68];[.$M$2:.$M$125];0);1);&quot;&quot;)">
            <text:p/>
          </table:table-cell>
          <table:table-cell table:formula="of:=IFERROR(INDEX([.$N$126:.N$450];MATCH([.$B68];[.$M$126:.$M$450];0);1);&quot;&quot;)" office:value-type="float" office:value="3.1" calcext:value-type="float">
            <text:p>3.1</text:p>
          </table:table-cell>
          <table:table-cell table:formula="of:=IFERROR(INDEX([.$N$451:.$N$776];MATCH([.$B68];[.$M$451:.$M$776];0);1);&quot;&quot;)" office:value-type="float" office:value="3.0574919608372" calcext:value-type="float">
            <text:p>3.0574919608372</text:p>
          </table:table-cell>
          <table:table-cell table:formula="of:=IFERROR(INDEX([.$N$777:.$N$1102];MATCH([.$B68];[.$M$777:.$M$1102];0);1);&quot;&quot;)" office:value-type="float" office:value="3.468563175349" calcext:value-type="float">
            <text:p>3.468563175349</text:p>
          </table:table-cell>
          <table:table-cell table:formula="of:=IFERROR(INDEX([.$N$1103:.$N$1428];MATCH([.$B68];[.$M$1103:.$M$1428];0);1);&quot;&quot;)" office:value-type="float" office:value="3.4798233309728" calcext:value-type="float">
            <text:p>3.4798233309728</text:p>
          </table:table-cell>
          <table:table-cell table:formula="of:=IFERROR(INDEX([.$N$1429:.$N$1754];MATCH([.$B68];[.$M$1429:.$M$1754];0);1);&quot;&quot;)" office:value-type="float" office:value="4.11283717087532" calcext:value-type="float">
            <text:p>4.11283717087532</text:p>
          </table:table-cell>
          <table:table-cell table:formula="of:=IFERROR(INDEX([.$N$1755:.$N$2080];MATCH([.$B68];[.$M$1755:.$M$2080];0);1);&quot;&quot;)" office:value-type="float" office:value="3.37354200441563" calcext:value-type="float">
            <text:p>3.3735420044156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0800001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Copeland</text:p>
          </table:table-cell>
          <table:table-cell office:value-type="string" calcext:value-type="string">
            <text:p>E07000029</text:p>
          </table:table-cell>
          <table:table-cell table:formula="of:=IFERROR(INDEX([.$N$2:.N$125];MATCH([.B69];[.$M$2:.$M$125];0);1);&quot;&quot;)">
            <text:p/>
          </table:table-cell>
          <table:table-cell table:formula="of:=IFERROR(INDEX([.$N$126:.N$450];MATCH([.$B69];[.$M$126:.$M$450];0);1);&quot;&quot;)" office:value-type="float" office:value="2.7" calcext:value-type="float">
            <text:p>2.7</text:p>
          </table:table-cell>
          <table:table-cell table:formula="of:=IFERROR(INDEX([.$N$451:.$N$776];MATCH([.$B69];[.$M$451:.$M$776];0);1);&quot;&quot;)" office:value-type="float" office:value="2.78297093425307" calcext:value-type="float">
            <text:p>2.78297093425307</text:p>
          </table:table-cell>
          <table:table-cell table:formula="of:=IFERROR(INDEX([.$N$777:.$N$1102];MATCH([.$B69];[.$M$777:.$M$1102];0);1);&quot;&quot;)" office:value-type="float" office:value="3.38683427134482" calcext:value-type="float">
            <text:p>3.38683427134482</text:p>
          </table:table-cell>
          <table:table-cell table:formula="of:=IFERROR(INDEX([.$N$1103:.$N$1428];MATCH([.$B69];[.$M$1103:.$M$1428];0);1);&quot;&quot;)" office:value-type="float" office:value="3.27154003229945" calcext:value-type="float">
            <text:p>3.27154003229945</text:p>
          </table:table-cell>
          <table:table-cell table:formula="of:=IFERROR(INDEX([.$N$1429:.$N$1754];MATCH([.$B69];[.$M$1429:.$M$1754];0);1);&quot;&quot;)" office:value-type="float" office:value="3.02955494605224" calcext:value-type="float">
            <text:p>3.02955494605224</text:p>
          </table:table-cell>
          <table:table-cell table:formula="of:=IFERROR(INDEX([.$N$1755:.$N$2080];MATCH([.$B69];[.$M$1755:.$M$2080];0);1);&quot;&quot;)" office:value-type="float" office:value="3.05165099382626" calcext:value-type="float">
            <text:p>3.0516509938262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t. Helens</text:p>
          </table:table-cell>
          <table:table-cell office:value-type="string" calcext:value-type="string">
            <text:p>E0800001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Eden</text:p>
          </table:table-cell>
          <table:table-cell office:value-type="string" calcext:value-type="string">
            <text:p>E07000030</text:p>
          </table:table-cell>
          <table:table-cell table:formula="of:=IFERROR(INDEX([.$N$2:.N$125];MATCH([.B70];[.$M$2:.$M$125];0);1);&quot;&quot;)">
            <text:p/>
          </table:table-cell>
          <table:table-cell table:formula="of:=IFERROR(INDEX([.$N$126:.N$450];MATCH([.$B70];[.$M$126:.$M$450];0);1);&quot;&quot;)" office:value-type="float" office:value="3" calcext:value-type="float">
            <text:p>3</text:p>
          </table:table-cell>
          <table:table-cell table:formula="of:=IFERROR(INDEX([.$N$451:.$N$776];MATCH([.$B70];[.$M$451:.$M$776];0);1);&quot;&quot;)" office:value-type="float" office:value="2.96441265385927" calcext:value-type="float">
            <text:p>2.96441265385927</text:p>
          </table:table-cell>
          <table:table-cell table:formula="of:=IFERROR(INDEX([.$N$777:.$N$1102];MATCH([.$B70];[.$M$777:.$M$1102];0);1);&quot;&quot;)" office:value-type="float" office:value="3.5124265018108" calcext:value-type="float">
            <text:p>3.5124265018108</text:p>
          </table:table-cell>
          <table:table-cell table:formula="of:=IFERROR(INDEX([.$N$1103:.$N$1428];MATCH([.$B70];[.$M$1103:.$M$1428];0);1);&quot;&quot;)" office:value-type="float" office:value="3.63048841609621" calcext:value-type="float">
            <text:p>3.63048841609621</text:p>
          </table:table-cell>
          <table:table-cell table:formula="of:=IFERROR(INDEX([.$N$1429:.$N$1754];MATCH([.$B70];[.$M$1429:.$M$1754];0);1);&quot;&quot;)" office:value-type="float" office:value="3.4403676538921" calcext:value-type="float">
            <text:p>3.4403676538921</text:p>
          </table:table-cell>
          <table:table-cell table:formula="of:=IFERROR(INDEX([.$N$1755:.$N$2080];MATCH([.$B70];[.$M$1755:.$M$2080];0);1);&quot;&quot;)" office:value-type="float" office:value="3.18628784425413" calcext:value-type="float">
            <text:p>3.1862878442541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E0800001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South Lakeland</text:p>
          </table:table-cell>
          <table:table-cell office:value-type="string" calcext:value-type="string">
            <text:p>E07000031</text:p>
          </table:table-cell>
          <table:table-cell table:formula="of:=IFERROR(INDEX([.$N$2:.N$125];MATCH([.B71];[.$M$2:.$M$125];0);1);&quot;&quot;)">
            <text:p/>
          </table:table-cell>
          <table:table-cell table:formula="of:=IFERROR(INDEX([.$N$126:.N$450];MATCH([.$B71];[.$M$126:.$M$450];0);1);&quot;&quot;)" office:value-type="float" office:value="3.1" calcext:value-type="float">
            <text:p>3.1</text:p>
          </table:table-cell>
          <table:table-cell table:formula="of:=IFERROR(INDEX([.$N$451:.$N$776];MATCH([.$B71];[.$M$451:.$M$776];0);1);&quot;&quot;)" office:value-type="float" office:value="3.07963246978795" calcext:value-type="float">
            <text:p>3.07963246978795</text:p>
          </table:table-cell>
          <table:table-cell table:formula="of:=IFERROR(INDEX([.$N$777:.$N$1102];MATCH([.$B71];[.$M$777:.$M$1102];0);1);&quot;&quot;)" office:value-type="float" office:value="3.59987991937184" calcext:value-type="float">
            <text:p>3.59987991937184</text:p>
          </table:table-cell>
          <table:table-cell table:formula="of:=IFERROR(INDEX([.$N$1103:.$N$1428];MATCH([.$B71];[.$M$1103:.$M$1428];0);1);&quot;&quot;)" office:value-type="float" office:value="3.55295985410038" calcext:value-type="float">
            <text:p>3.55295985410038</text:p>
          </table:table-cell>
          <table:table-cell table:formula="of:=IFERROR(INDEX([.$N$1429:.$N$1754];MATCH([.$B71];[.$M$1429:.$M$1754];0);1);&quot;&quot;)" office:value-type="float" office:value="3.62897226069127" calcext:value-type="float">
            <text:p>3.62897226069127</text:p>
          </table:table-cell>
          <table:table-cell table:formula="of:=IFERROR(INDEX([.$N$1755:.$N$2080];MATCH([.$B71];[.$M$1755:.$M$2080];0);1);&quot;&quot;)" office:value-type="float" office:value="3.39337557964449" calcext:value-type="float">
            <text:p>3.3933755796444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irral</text:p>
          </table:table-cell>
          <table:table-cell office:value-type="string" calcext:value-type="string">
            <text:p>E0800001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string" calcext:value-type="string">
            <text:p>E07000032</text:p>
          </table:table-cell>
          <table:table-cell table:formula="of:=IFERROR(INDEX([.$N$2:.N$125];MATCH([.B72];[.$M$2:.$M$125];0);1);&quot;&quot;)">
            <text:p/>
          </table:table-cell>
          <table:table-cell table:formula="of:=IFERROR(INDEX([.$N$126:.N$450];MATCH([.$B72];[.$M$126:.$M$450];0);1);&quot;&quot;)" office:value-type="float" office:value="5" calcext:value-type="float">
            <text:p>5</text:p>
          </table:table-cell>
          <table:table-cell table:formula="of:=IFERROR(INDEX([.$N$451:.$N$776];MATCH([.$B72];[.$M$451:.$M$776];0);1);&quot;&quot;)" office:value-type="float" office:value="4.78100624742799" calcext:value-type="float">
            <text:p>4.78100624742799</text:p>
          </table:table-cell>
          <table:table-cell table:formula="of:=IFERROR(INDEX([.$N$777:.$N$1102];MATCH([.$B72];[.$M$777:.$M$1102];0);1);&quot;&quot;)" office:value-type="float" office:value="5.31408779159701" calcext:value-type="float">
            <text:p>5.31408779159701</text:p>
          </table:table-cell>
          <table:table-cell table:formula="of:=IFERROR(INDEX([.$N$1103:.$N$1428];MATCH([.$B72];[.$M$1103:.$M$1428];0);1);&quot;&quot;)" office:value-type="float" office:value="5.10750124848242" calcext:value-type="float">
            <text:p>5.10750124848242</text:p>
          </table:table-cell>
          <table:table-cell table:formula="of:=IFERROR(INDEX([.$N$1429:.$N$1754];MATCH([.$B72];[.$M$1429:.$M$1754];0);1);&quot;&quot;)" office:value-type="float" office:value="5.06148093483414" calcext:value-type="float">
            <text:p>5.06148093483414</text:p>
          </table:table-cell>
          <table:table-cell table:formula="of:=IFERROR(INDEX([.$N$1755:.$N$2080];MATCH([.$B72];[.$M$1755:.$M$2080];0);1);&quot;&quot;)" office:value-type="float" office:value="5.5161175903302" calcext:value-type="float">
            <text:p>5.516117590330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arnsley</text:p>
          </table:table-cell>
          <table:table-cell office:value-type="string" calcext:value-type="string">
            <text:p>E0800001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Bolsover</text:p>
          </table:table-cell>
          <table:table-cell office:value-type="string" calcext:value-type="string">
            <text:p>E07000033</text:p>
          </table:table-cell>
          <table:table-cell table:formula="of:=IFERROR(INDEX([.$N$2:.N$125];MATCH([.B73];[.$M$2:.$M$125];0);1);&quot;&quot;)">
            <text:p/>
          </table:table-cell>
          <table:table-cell table:formula="of:=IFERROR(INDEX([.$N$126:.N$450];MATCH([.$B73];[.$M$126:.$M$450];0);1);&quot;&quot;)" office:value-type="float" office:value="5.3" calcext:value-type="float">
            <text:p>5.3</text:p>
          </table:table-cell>
          <table:table-cell table:formula="of:=IFERROR(INDEX([.$N$451:.$N$776];MATCH([.$B73];[.$M$451:.$M$776];0);1);&quot;&quot;)" office:value-type="float" office:value="5.2325077907526" calcext:value-type="float">
            <text:p>5.2325077907526</text:p>
          </table:table-cell>
          <table:table-cell table:formula="of:=IFERROR(INDEX([.$N$777:.$N$1102];MATCH([.$B73];[.$M$777:.$M$1102];0);1);&quot;&quot;)" office:value-type="float" office:value="6.23433210348723" calcext:value-type="float">
            <text:p>6.23433210348723</text:p>
          </table:table-cell>
          <table:table-cell table:formula="of:=IFERROR(INDEX([.$N$1103:.$N$1428];MATCH([.$B73];[.$M$1103:.$M$1428];0);1);&quot;&quot;)" office:value-type="float" office:value="5.98588401574045" calcext:value-type="float">
            <text:p>5.98588401574045</text:p>
          </table:table-cell>
          <table:table-cell table:formula="of:=IFERROR(INDEX([.$N$1429:.$N$1754];MATCH([.$B73];[.$M$1429:.$M$1754];0);1);&quot;&quot;)" office:value-type="float" office:value="4.87358464641499" calcext:value-type="float">
            <text:p>4.87358464641499</text:p>
          </table:table-cell>
          <table:table-cell table:formula="of:=IFERROR(INDEX([.$N$1755:.$N$2080];MATCH([.$B73];[.$M$1755:.$M$2080];0);1);&quot;&quot;)" office:value-type="float" office:value="5.26045602416126" calcext:value-type="float">
            <text:p>5.2604560241612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Doncaster</text:p>
          </table:table-cell>
          <table:table-cell office:value-type="string" calcext:value-type="string">
            <text:p>E08000017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E07000034</text:p>
          </table:table-cell>
          <table:table-cell table:formula="of:=IFERROR(INDEX([.$N$2:.N$125];MATCH([.B74];[.$M$2:.$M$125];0);1);&quot;&quot;)">
            <text:p/>
          </table:table-cell>
          <table:table-cell table:formula="of:=IFERROR(INDEX([.$N$126:.N$450];MATCH([.$B74];[.$M$126:.$M$450];0);1);&quot;&quot;)" office:value-type="float" office:value="4.9" calcext:value-type="float">
            <text:p>4.9</text:p>
          </table:table-cell>
          <table:table-cell table:formula="of:=IFERROR(INDEX([.$N$451:.$N$776];MATCH([.$B74];[.$M$451:.$M$776];0);1);&quot;&quot;)" office:value-type="float" office:value="4.70390907070576" calcext:value-type="float">
            <text:p>4.70390907070576</text:p>
          </table:table-cell>
          <table:table-cell table:formula="of:=IFERROR(INDEX([.$N$777:.$N$1102];MATCH([.$B74];[.$M$777:.$M$1102];0);1);&quot;&quot;)" office:value-type="float" office:value="5.36316751066166" calcext:value-type="float">
            <text:p>5.36316751066166</text:p>
          </table:table-cell>
          <table:table-cell table:formula="of:=IFERROR(INDEX([.$N$1103:.$N$1428];MATCH([.$B74];[.$M$1103:.$M$1428];0);1);&quot;&quot;)" office:value-type="float" office:value="5.13057766639416" calcext:value-type="float">
            <text:p>5.13057766639416</text:p>
          </table:table-cell>
          <table:table-cell table:formula="of:=IFERROR(INDEX([.$N$1429:.$N$1754];MATCH([.$B74];[.$M$1429:.$M$1754];0);1);&quot;&quot;)" office:value-type="float" office:value="4.29537155486772" calcext:value-type="float">
            <text:p>4.29537155486772</text:p>
          </table:table-cell>
          <table:table-cell table:formula="of:=IFERROR(INDEX([.$N$1755:.$N$2080];MATCH([.$B74];[.$M$1755:.$M$2080];0);1);&quot;&quot;)" office:value-type="float" office:value="4.81892691980228" calcext:value-type="float">
            <text:p>4.8189269198022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Rotherham</text:p>
          </table:table-cell>
          <table:table-cell office:value-type="string" calcext:value-type="string">
            <text:p>E0800001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string" calcext:value-type="string">
            <text:p>E07000035</text:p>
          </table:table-cell>
          <table:table-cell table:formula="of:=IFERROR(INDEX([.$N$2:.N$125];MATCH([.B75];[.$M$2:.$M$125];0);1);&quot;&quot;)">
            <text:p/>
          </table:table-cell>
          <table:table-cell table:formula="of:=IFERROR(INDEX([.$N$126:.N$450];MATCH([.$B75];[.$M$126:.$M$450];0);1);&quot;&quot;)" office:value-type="float" office:value="4.3" calcext:value-type="float">
            <text:p>4.3</text:p>
          </table:table-cell>
          <table:table-cell table:formula="of:=IFERROR(INDEX([.$N$451:.$N$776];MATCH([.$B75];[.$M$451:.$M$776];0);1);&quot;&quot;)" office:value-type="float" office:value="4.02808040937337" calcext:value-type="float">
            <text:p>4.02808040937337</text:p>
          </table:table-cell>
          <table:table-cell table:formula="of:=IFERROR(INDEX([.$N$777:.$N$1102];MATCH([.$B75];[.$M$777:.$M$1102];0);1);&quot;&quot;)" office:value-type="float" office:value="4.4839646973763" calcext:value-type="float">
            <text:p>4.4839646973763</text:p>
          </table:table-cell>
          <table:table-cell table:formula="of:=IFERROR(INDEX([.$N$1103:.$N$1428];MATCH([.$B75];[.$M$1103:.$M$1428];0);1);&quot;&quot;)" office:value-type="float" office:value="4.36859222732142" calcext:value-type="float">
            <text:p>4.36859222732142</text:p>
          </table:table-cell>
          <table:table-cell table:formula="of:=IFERROR(INDEX([.$N$1429:.$N$1754];MATCH([.$B75];[.$M$1429:.$M$1754];0);1);&quot;&quot;)" office:value-type="float" office:value="4.13583149434257" calcext:value-type="float">
            <text:p>4.13583149434257</text:p>
          </table:table-cell>
          <table:table-cell table:formula="of:=IFERROR(INDEX([.$N$1755:.$N$2080];MATCH([.$B75];[.$M$1755:.$M$2080];0);1);&quot;&quot;)" office:value-type="float" office:value="4.4890793606957" calcext:value-type="float">
            <text:p>4.489079360695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E0800001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Erewash</text:p>
          </table:table-cell>
          <table:table-cell office:value-type="string" calcext:value-type="string">
            <text:p>E07000036</text:p>
          </table:table-cell>
          <table:table-cell table:formula="of:=IFERROR(INDEX([.$N$2:.N$125];MATCH([.B76];[.$M$2:.$M$125];0);1);&quot;&quot;)">
            <text:p/>
          </table:table-cell>
          <table:table-cell table:formula="of:=IFERROR(INDEX([.$N$126:.N$450];MATCH([.$B76];[.$M$126:.$M$450];0);1);&quot;&quot;)" office:value-type="float" office:value="5.5" calcext:value-type="float">
            <text:p>5.5</text:p>
          </table:table-cell>
          <table:table-cell table:formula="of:=IFERROR(INDEX([.$N$451:.$N$776];MATCH([.$B76];[.$M$451:.$M$776];0);1);&quot;&quot;)" office:value-type="float" office:value="5.39091182782318" calcext:value-type="float">
            <text:p>5.39091182782318</text:p>
          </table:table-cell>
          <table:table-cell table:formula="of:=IFERROR(INDEX([.$N$777:.$N$1102];MATCH([.$B76];[.$M$777:.$M$1102];0);1);&quot;&quot;)" office:value-type="float" office:value="5.67133237651617" calcext:value-type="float">
            <text:p>5.67133237651617</text:p>
          </table:table-cell>
          <table:table-cell table:formula="of:=IFERROR(INDEX([.$N$1103:.$N$1428];MATCH([.$B76];[.$M$1103:.$M$1428];0);1);&quot;&quot;)" office:value-type="float" office:value="5.580223578564" calcext:value-type="float">
            <text:p>5.580223578564</text:p>
          </table:table-cell>
          <table:table-cell table:formula="of:=IFERROR(INDEX([.$N$1429:.$N$1754];MATCH([.$B76];[.$M$1429:.$M$1754];0);1);&quot;&quot;)" office:value-type="float" office:value="5.21586302633171" calcext:value-type="float">
            <text:p>5.21586302633171</text:p>
          </table:table-cell>
          <table:table-cell table:formula="of:=IFERROR(INDEX([.$N$1755:.$N$2080];MATCH([.$B76];[.$M$1755:.$M$2080];0);1);&quot;&quot;)" office:value-type="float" office:value="6.25044840641461" calcext:value-type="float">
            <text:p>6.2504484064146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Newcastle upon Tyne</text:p>
          </table:table-cell>
          <table:table-cell office:value-type="string" calcext:value-type="string">
            <text:p>E08000021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High Peak</text:p>
          </table:table-cell>
          <table:table-cell office:value-type="string" calcext:value-type="string">
            <text:p>E07000037</text:p>
          </table:table-cell>
          <table:table-cell table:formula="of:=IFERROR(INDEX([.$N$2:.N$125];MATCH([.B77];[.$M$2:.$M$125];0);1);&quot;&quot;)">
            <text:p/>
          </table:table-cell>
          <table:table-cell table:formula="of:=IFERROR(INDEX([.$N$126:.N$450];MATCH([.$B77];[.$M$126:.$M$450];0);1);&quot;&quot;)" office:value-type="float" office:value="4.4" calcext:value-type="float">
            <text:p>4.4</text:p>
          </table:table-cell>
          <table:table-cell table:formula="of:=IFERROR(INDEX([.$N$451:.$N$776];MATCH([.$B77];[.$M$451:.$M$776];0);1);&quot;&quot;)" office:value-type="float" office:value="4.09583369128137" calcext:value-type="float">
            <text:p>4.09583369128137</text:p>
          </table:table-cell>
          <table:table-cell table:formula="of:=IFERROR(INDEX([.$N$777:.$N$1102];MATCH([.$B77];[.$M$777:.$M$1102];0);1);&quot;&quot;)" office:value-type="float" office:value="4.3527654787174" calcext:value-type="float">
            <text:p>4.3527654787174</text:p>
          </table:table-cell>
          <table:table-cell table:formula="of:=IFERROR(INDEX([.$N$1103:.$N$1428];MATCH([.$B77];[.$M$1103:.$M$1428];0);1);&quot;&quot;)" office:value-type="float" office:value="4.17907894914554" calcext:value-type="float">
            <text:p>4.17907894914554</text:p>
          </table:table-cell>
          <table:table-cell table:formula="of:=IFERROR(INDEX([.$N$1429:.$N$1754];MATCH([.$B77];[.$M$1429:.$M$1754];0);1);&quot;&quot;)" office:value-type="float" office:value="3.84917104002923" calcext:value-type="float">
            <text:p>3.84917104002923</text:p>
          </table:table-cell>
          <table:table-cell table:formula="of:=IFERROR(INDEX([.$N$1755:.$N$2080];MATCH([.$B77];[.$M$1755:.$M$2080];0);1);&quot;&quot;)" office:value-type="float" office:value="4.19322060816712" calcext:value-type="float">
            <text:p>4.1932206081671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North Tyneside</text:p>
          </table:table-cell>
          <table:table-cell office:value-type="string" calcext:value-type="string">
            <text:p>E0800002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North East Derbyshire</text:p>
          </table:table-cell>
          <table:table-cell office:value-type="string" calcext:value-type="string">
            <text:p>E07000038</text:p>
          </table:table-cell>
          <table:table-cell table:formula="of:=IFERROR(INDEX([.$N$2:.N$125];MATCH([.B78];[.$M$2:.$M$125];0);1);&quot;&quot;)">
            <text:p/>
          </table:table-cell>
          <table:table-cell table:formula="of:=IFERROR(INDEX([.$N$126:.N$450];MATCH([.$B78];[.$M$126:.$M$450];0);1);&quot;&quot;)" office:value-type="float" office:value="4.9" calcext:value-type="float">
            <text:p>4.9</text:p>
          </table:table-cell>
          <table:table-cell table:formula="of:=IFERROR(INDEX([.$N$451:.$N$776];MATCH([.$B78];[.$M$451:.$M$776];0);1);&quot;&quot;)" office:value-type="float" office:value="4.76019782360817" calcext:value-type="float">
            <text:p>4.76019782360817</text:p>
          </table:table-cell>
          <table:table-cell table:formula="of:=IFERROR(INDEX([.$N$777:.$N$1102];MATCH([.$B78];[.$M$777:.$M$1102];0);1);&quot;&quot;)" office:value-type="float" office:value="6.14209358911706" calcext:value-type="float">
            <text:p>6.14209358911706</text:p>
          </table:table-cell>
          <table:table-cell table:formula="of:=IFERROR(INDEX([.$N$1103:.$N$1428];MATCH([.$B78];[.$M$1103:.$M$1428];0);1);&quot;&quot;)" office:value-type="float" office:value="5.99282451209669" calcext:value-type="float">
            <text:p>5.99282451209669</text:p>
          </table:table-cell>
          <table:table-cell table:formula="of:=IFERROR(INDEX([.$N$1429:.$N$1754];MATCH([.$B78];[.$M$1429:.$M$1754];0);1);&quot;&quot;)" office:value-type="float" office:value="4.58641721033418" calcext:value-type="float">
            <text:p>4.58641721033418</text:p>
          </table:table-cell>
          <table:table-cell table:formula="of:=IFERROR(INDEX([.$N$1755:.$N$2080];MATCH([.$B78];[.$M$1755:.$M$2080];0);1);&quot;&quot;)" office:value-type="float" office:value="4.9206821955699" calcext:value-type="float">
            <text:p>4.920682195569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outh Tyneside</text:p>
          </table:table-cell>
          <table:table-cell office:value-type="string" calcext:value-type="string">
            <text:p>E08000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th Derbyshire</text:p>
          </table:table-cell>
          <table:table-cell office:value-type="string" calcext:value-type="string">
            <text:p>E07000039</text:p>
          </table:table-cell>
          <table:table-cell table:formula="of:=IFERROR(INDEX([.$N$2:.N$125];MATCH([.B79];[.$M$2:.$M$125];0);1);&quot;&quot;)">
            <text:p/>
          </table:table-cell>
          <table:table-cell table:formula="of:=IFERROR(INDEX([.$N$126:.N$450];MATCH([.$B79];[.$M$126:.$M$450];0);1);&quot;&quot;)" office:value-type="float" office:value="5" calcext:value-type="float">
            <text:p>5</text:p>
          </table:table-cell>
          <table:table-cell table:formula="of:=IFERROR(INDEX([.$N$451:.$N$776];MATCH([.$B79];[.$M$451:.$M$776];0);1);&quot;&quot;)" office:value-type="float" office:value="4.94154971826888" calcext:value-type="float">
            <text:p>4.94154971826888</text:p>
          </table:table-cell>
          <table:table-cell table:formula="of:=IFERROR(INDEX([.$N$777:.$N$1102];MATCH([.$B79];[.$M$777:.$M$1102];0);1);&quot;&quot;)" office:value-type="float" office:value="5.39478171199728" calcext:value-type="float">
            <text:p>5.39478171199728</text:p>
          </table:table-cell>
          <table:table-cell table:formula="of:=IFERROR(INDEX([.$N$1103:.$N$1428];MATCH([.$B79];[.$M$1103:.$M$1428];0);1);&quot;&quot;)" office:value-type="float" office:value="5.23799097642831" calcext:value-type="float">
            <text:p>5.23799097642831</text:p>
          </table:table-cell>
          <table:table-cell table:formula="of:=IFERROR(INDEX([.$N$1429:.$N$1754];MATCH([.$B79];[.$M$1429:.$M$1754];0);1);&quot;&quot;)" office:value-type="float" office:value="5.28485291677761" calcext:value-type="float">
            <text:p>5.28485291677761</text:p>
          </table:table-cell>
          <table:table-cell table:formula="of:=IFERROR(INDEX([.$N$1755:.$N$2080];MATCH([.$B79];[.$M$1755:.$M$2080];0);1);&quot;&quot;)" office:value-type="float" office:value="5.83885748698639" calcext:value-type="float">
            <text:p>5.8388574869863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E08000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ast Devon</text:p>
          </table:table-cell>
          <table:table-cell office:value-type="string" calcext:value-type="string">
            <text:p>E07000040</text:p>
          </table:table-cell>
          <table:table-cell table:formula="of:=IFERROR(INDEX([.$N$2:.N$125];MATCH([.B80];[.$M$2:.$M$125];0);1);&quot;&quot;)">
            <text:p/>
          </table:table-cell>
          <table:table-cell table:formula="of:=IFERROR(INDEX([.$N$126:.N$450];MATCH([.$B80];[.$M$126:.$M$450];0);1);&quot;&quot;)" office:value-type="float" office:value="3.8" calcext:value-type="float">
            <text:p>3.8</text:p>
          </table:table-cell>
          <table:table-cell table:formula="of:=IFERROR(INDEX([.$N$451:.$N$776];MATCH([.$B80];[.$M$451:.$M$776];0);1);&quot;&quot;)" office:value-type="float" office:value="3.58067303964319" calcext:value-type="float">
            <text:p>3.58067303964319</text:p>
          </table:table-cell>
          <table:table-cell table:formula="of:=IFERROR(INDEX([.$N$777:.$N$1102];MATCH([.$B80];[.$M$777:.$M$1102];0);1);&quot;&quot;)" office:value-type="float" office:value="3.94346701702575" calcext:value-type="float">
            <text:p>3.94346701702575</text:p>
          </table:table-cell>
          <table:table-cell table:formula="of:=IFERROR(INDEX([.$N$1103:.$N$1428];MATCH([.$B80];[.$M$1103:.$M$1428];0);1);&quot;&quot;)" office:value-type="float" office:value="3.67004602454175" calcext:value-type="float">
            <text:p>3.67004602454175</text:p>
          </table:table-cell>
          <table:table-cell table:formula="of:=IFERROR(INDEX([.$N$1429:.$N$1754];MATCH([.$B80];[.$M$1429:.$M$1754];0);1);&quot;&quot;)" office:value-type="float" office:value="3.75516945372354" calcext:value-type="float">
            <text:p>3.75516945372354</text:p>
          </table:table-cell>
          <table:table-cell table:formula="of:=IFERROR(INDEX([.$N$1755:.$N$2080];MATCH([.$B80];[.$M$1755:.$M$2080];0);1);&quot;&quot;)" office:value-type="float" office:value="3.97434130616873" calcext:value-type="float">
            <text:p>3.9743413061687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E08000025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Exeter</text:p>
          </table:table-cell>
          <table:table-cell office:value-type="string" calcext:value-type="string">
            <text:p>E07000041</text:p>
          </table:table-cell>
          <table:table-cell table:formula="of:=IFERROR(INDEX([.$N$2:.N$125];MATCH([.B81];[.$M$2:.$M$125];0);1);&quot;&quot;)">
            <text:p/>
          </table:table-cell>
          <table:table-cell table:formula="of:=IFERROR(INDEX([.$N$126:.N$450];MATCH([.$B81];[.$M$126:.$M$450];0);1);&quot;&quot;)" office:value-type="float" office:value="4.2" calcext:value-type="float">
            <text:p>4.2</text:p>
          </table:table-cell>
          <table:table-cell table:formula="of:=IFERROR(INDEX([.$N$451:.$N$776];MATCH([.$B81];[.$M$451:.$M$776];0);1);&quot;&quot;)" office:value-type="float" office:value="3.95479489824186" calcext:value-type="float">
            <text:p>3.95479489824186</text:p>
          </table:table-cell>
          <table:table-cell table:formula="of:=IFERROR(INDEX([.$N$777:.$N$1102];MATCH([.$B81];[.$M$777:.$M$1102];0);1);&quot;&quot;)" office:value-type="float" office:value="4.17451721874061" calcext:value-type="float">
            <text:p>4.17451721874061</text:p>
          </table:table-cell>
          <table:table-cell table:formula="of:=IFERROR(INDEX([.$N$1103:.$N$1428];MATCH([.$B81];[.$M$1103:.$M$1428];0);1);&quot;&quot;)" office:value-type="float" office:value="3.91287394396389" calcext:value-type="float">
            <text:p>3.91287394396389</text:p>
          </table:table-cell>
          <table:table-cell table:formula="of:=IFERROR(INDEX([.$N$1429:.$N$1754];MATCH([.$B81];[.$M$1429:.$M$1754];0);1);&quot;&quot;)" office:value-type="float" office:value="4.06653011990863" calcext:value-type="float">
            <text:p>4.06653011990863</text:p>
          </table:table-cell>
          <table:table-cell table:formula="of:=IFERROR(INDEX([.$N$1755:.$N$2080];MATCH([.$B81];[.$M$1755:.$M$2080];0);1);&quot;&quot;)" office:value-type="float" office:value="4.55321479269324" calcext:value-type="float">
            <text:p>4.5532147926932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E0800002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Mid Devon</text:p>
          </table:table-cell>
          <table:table-cell office:value-type="string" calcext:value-type="string">
            <text:p>E07000042</text:p>
          </table:table-cell>
          <table:table-cell table:formula="of:=IFERROR(INDEX([.$N$2:.N$125];MATCH([.B82];[.$M$2:.$M$125];0);1);&quot;&quot;)">
            <text:p/>
          </table:table-cell>
          <table:table-cell table:formula="of:=IFERROR(INDEX([.$N$126:.N$450];MATCH([.$B82];[.$M$126:.$M$450];0);1);&quot;&quot;)" office:value-type="float" office:value="3.9" calcext:value-type="float">
            <text:p>3.9</text:p>
          </table:table-cell>
          <table:table-cell table:formula="of:=IFERROR(INDEX([.$N$451:.$N$776];MATCH([.$B82];[.$M$451:.$M$776];0);1);&quot;&quot;)" office:value-type="float" office:value="3.77817666047964" calcext:value-type="float">
            <text:p>3.77817666047964</text:p>
          </table:table-cell>
          <table:table-cell table:formula="of:=IFERROR(INDEX([.$N$777:.$N$1102];MATCH([.$B82];[.$M$777:.$M$1102];0);1);&quot;&quot;)" office:value-type="float" office:value="4.21845044060754" calcext:value-type="float">
            <text:p>4.21845044060754</text:p>
          </table:table-cell>
          <table:table-cell table:formula="of:=IFERROR(INDEX([.$N$1103:.$N$1428];MATCH([.$B82];[.$M$1103:.$M$1428];0);1);&quot;&quot;)" office:value-type="float" office:value="4.03754190976531" calcext:value-type="float">
            <text:p>4.03754190976531</text:p>
          </table:table-cell>
          <table:table-cell table:formula="of:=IFERROR(INDEX([.$N$1429:.$N$1754];MATCH([.$B82];[.$M$1429:.$M$1754];0);1);&quot;&quot;)" office:value-type="float" office:value="3.99582489406516" calcext:value-type="float">
            <text:p>3.99582489406516</text:p>
          </table:table-cell>
          <table:table-cell table:formula="of:=IFERROR(INDEX([.$N$1755:.$N$2080];MATCH([.$B82];[.$M$1755:.$M$2080];0);1);&quot;&quot;)" office:value-type="float" office:value="3.90519195718566" calcext:value-type="float">
            <text:p>3.9051919571856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E0800002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North Devon</text:p>
          </table:table-cell>
          <table:table-cell office:value-type="string" calcext:value-type="string">
            <text:p>E07000043</text:p>
          </table:table-cell>
          <table:table-cell table:formula="of:=IFERROR(INDEX([.$N$2:.N$125];MATCH([.B83];[.$M$2:.$M$125];0);1);&quot;&quot;)">
            <text:p/>
          </table:table-cell>
          <table:table-cell table:formula="of:=IFERROR(INDEX([.$N$126:.N$450];MATCH([.$B83];[.$M$126:.$M$450];0);1);&quot;&quot;)" office:value-type="float" office:value="3.4" calcext:value-type="float">
            <text:p>3.4</text:p>
          </table:table-cell>
          <table:table-cell table:formula="of:=IFERROR(INDEX([.$N$451:.$N$776];MATCH([.$B83];[.$M$451:.$M$776];0);1);&quot;&quot;)" office:value-type="float" office:value="3.25200841367887" calcext:value-type="float">
            <text:p>3.25200841367887</text:p>
          </table:table-cell>
          <table:table-cell table:formula="of:=IFERROR(INDEX([.$N$777:.$N$1102];MATCH([.$B83];[.$M$777:.$M$1102];0);1);&quot;&quot;)" office:value-type="float" office:value="3.65811195969132" calcext:value-type="float">
            <text:p>3.65811195969132</text:p>
          </table:table-cell>
          <table:table-cell table:formula="of:=IFERROR(INDEX([.$N$1103:.$N$1428];MATCH([.$B83];[.$M$1103:.$M$1428];0);1);&quot;&quot;)" office:value-type="float" office:value="3.42477557329098" calcext:value-type="float">
            <text:p>3.42477557329098</text:p>
          </table:table-cell>
          <table:table-cell table:formula="of:=IFERROR(INDEX([.$N$1429:.$N$1754];MATCH([.$B83];[.$M$1429:.$M$1754];0);1);&quot;&quot;)" office:value-type="float" office:value="3.59859358807924" calcext:value-type="float">
            <text:p>3.59859358807924</text:p>
          </table:table-cell>
          <table:table-cell table:formula="of:=IFERROR(INDEX([.$N$1755:.$N$2080];MATCH([.$B83];[.$M$1755:.$M$2080];0);1);&quot;&quot;)" office:value-type="float" office:value="3.52804940169217" calcext:value-type="float">
            <text:p>3.5280494016921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andwell</text:p>
          </table:table-cell>
          <table:table-cell office:value-type="string" calcext:value-type="string">
            <text:p>E08000028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South Hams</text:p>
          </table:table-cell>
          <table:table-cell office:value-type="string" calcext:value-type="string">
            <text:p>E07000044</text:p>
          </table:table-cell>
          <table:table-cell table:formula="of:=IFERROR(INDEX([.$N$2:.N$125];MATCH([.B84];[.$M$2:.$M$125];0);1);&quot;&quot;)">
            <text:p/>
          </table:table-cell>
          <table:table-cell table:formula="of:=IFERROR(INDEX([.$N$126:.N$450];MATCH([.$B84];[.$M$126:.$M$450];0);1);&quot;&quot;)" office:value-type="float" office:value="3.6" calcext:value-type="float">
            <text:p>3.6</text:p>
          </table:table-cell>
          <table:table-cell table:formula="of:=IFERROR(INDEX([.$N$451:.$N$776];MATCH([.$B84];[.$M$451:.$M$776];0);1);&quot;&quot;)" office:value-type="float" office:value="3.35855293489749" calcext:value-type="float">
            <text:p>3.35855293489749</text:p>
          </table:table-cell>
          <table:table-cell table:formula="of:=IFERROR(INDEX([.$N$777:.$N$1102];MATCH([.$B84];[.$M$777:.$M$1102];0);1);&quot;&quot;)" office:value-type="float" office:value="3.6682161557185" calcext:value-type="float">
            <text:p>3.6682161557185</text:p>
          </table:table-cell>
          <table:table-cell table:formula="of:=IFERROR(INDEX([.$N$1103:.$N$1428];MATCH([.$B84];[.$M$1103:.$M$1428];0);1);&quot;&quot;)" office:value-type="float" office:value="3.38123271300501" calcext:value-type="float">
            <text:p>3.38123271300501</text:p>
          </table:table-cell>
          <table:table-cell table:formula="of:=IFERROR(INDEX([.$N$1429:.$N$1754];MATCH([.$B84];[.$M$1429:.$M$1754];0);1);&quot;&quot;)" office:value-type="float" office:value="3.54124172643471" calcext:value-type="float">
            <text:p>3.54124172643471</text:p>
          </table:table-cell>
          <table:table-cell table:formula="of:=IFERROR(INDEX([.$N$1755:.$N$2080];MATCH([.$B84];[.$M$1755:.$M$2080];0);1);&quot;&quot;)" office:value-type="float" office:value="3.66941174879374" calcext:value-type="float">
            <text:p>3.6694117487937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olihull</text:p>
          </table:table-cell>
          <table:table-cell office:value-type="string" calcext:value-type="string">
            <text:p>E080000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string" calcext:value-type="string">
            <text:p>E07000045</text:p>
          </table:table-cell>
          <table:table-cell table:formula="of:=IFERROR(INDEX([.$N$2:.N$125];MATCH([.B85];[.$M$2:.$M$125];0);1);&quot;&quot;)">
            <text:p/>
          </table:table-cell>
          <table:table-cell table:formula="of:=IFERROR(INDEX([.$N$126:.N$450];MATCH([.$B85];[.$M$126:.$M$450];0);1);&quot;&quot;)" office:value-type="float" office:value="3.9" calcext:value-type="float">
            <text:p>3.9</text:p>
          </table:table-cell>
          <table:table-cell table:formula="of:=IFERROR(INDEX([.$N$451:.$N$776];MATCH([.$B85];[.$M$451:.$M$776];0);1);&quot;&quot;)" office:value-type="float" office:value="3.60235704176029" calcext:value-type="float">
            <text:p>3.60235704176029</text:p>
          </table:table-cell>
          <table:table-cell table:formula="of:=IFERROR(INDEX([.$N$777:.$N$1102];MATCH([.$B85];[.$M$777:.$M$1102];0);1);&quot;&quot;)" office:value-type="float" office:value="3.96455460979805" calcext:value-type="float">
            <text:p>3.96455460979805</text:p>
          </table:table-cell>
          <table:table-cell table:formula="of:=IFERROR(INDEX([.$N$1103:.$N$1428];MATCH([.$B85];[.$M$1103:.$M$1428];0);1);&quot;&quot;)" office:value-type="float" office:value="3.68924632487852" calcext:value-type="float">
            <text:p>3.68924632487852</text:p>
          </table:table-cell>
          <table:table-cell table:formula="of:=IFERROR(INDEX([.$N$1429:.$N$1754];MATCH([.$B85];[.$M$1429:.$M$1754];0);1);&quot;&quot;)" office:value-type="float" office:value="3.977564150808" calcext:value-type="float">
            <text:p>3.977564150808</text:p>
          </table:table-cell>
          <table:table-cell table:formula="of:=IFERROR(INDEX([.$N$1755:.$N$2080];MATCH([.$B85];[.$M$1755:.$M$2080];0);1);&quot;&quot;)" office:value-type="float" office:value="3.96523170895693" calcext:value-type="float">
            <text:p>3.9652317089569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alsall</text:p>
          </table:table-cell>
          <table:table-cell office:value-type="string" calcext:value-type="string">
            <text:p>E08000030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Torridge</text:p>
          </table:table-cell>
          <table:table-cell office:value-type="string" calcext:value-type="string">
            <text:p>E07000046</text:p>
          </table:table-cell>
          <table:table-cell table:formula="of:=IFERROR(INDEX([.$N$2:.N$125];MATCH([.B86];[.$M$2:.$M$125];0);1);&quot;&quot;)">
            <text:p/>
          </table:table-cell>
          <table:table-cell table:formula="of:=IFERROR(INDEX([.$N$126:.N$450];MATCH([.$B86];[.$M$126:.$M$450];0);1);&quot;&quot;)" office:value-type="float" office:value="3.3" calcext:value-type="float">
            <text:p>3.3</text:p>
          </table:table-cell>
          <table:table-cell table:formula="of:=IFERROR(INDEX([.$N$451:.$N$776];MATCH([.$B86];[.$M$451:.$M$776];0);1);&quot;&quot;)" office:value-type="float" office:value="3.24315729108732" calcext:value-type="float">
            <text:p>3.24315729108732</text:p>
          </table:table-cell>
          <table:table-cell table:formula="of:=IFERROR(INDEX([.$N$777:.$N$1102];MATCH([.$B86];[.$M$777:.$M$1102];0);1);&quot;&quot;)" office:value-type="float" office:value="3.6273044621953" calcext:value-type="float">
            <text:p>3.6273044621953</text:p>
          </table:table-cell>
          <table:table-cell table:formula="of:=IFERROR(INDEX([.$N$1103:.$N$1428];MATCH([.$B86];[.$M$1103:.$M$1428];0);1);&quot;&quot;)" office:value-type="float" office:value="3.37816438509513" calcext:value-type="float">
            <text:p>3.37816438509513</text:p>
          </table:table-cell>
          <table:table-cell table:formula="of:=IFERROR(INDEX([.$N$1429:.$N$1754];MATCH([.$B86];[.$M$1429:.$M$1754];0);1);&quot;&quot;)" office:value-type="float" office:value="3.60617651616315" calcext:value-type="float">
            <text:p>3.60617651616315</text:p>
          </table:table-cell>
          <table:table-cell table:formula="of:=IFERROR(INDEX([.$N$1755:.$N$2080];MATCH([.$B86];[.$M$1755:.$M$2080];0);1);&quot;&quot;)" office:value-type="float" office:value="3.46666198050603" calcext:value-type="float">
            <text:p>3.4666619805060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E0800003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West Devon</text:p>
          </table:table-cell>
          <table:table-cell office:value-type="string" calcext:value-type="string">
            <text:p>E07000047</text:p>
          </table:table-cell>
          <table:table-cell table:formula="of:=IFERROR(INDEX([.$N$2:.N$125];MATCH([.B87];[.$M$2:.$M$125];0);1);&quot;&quot;)">
            <text:p/>
          </table:table-cell>
          <table:table-cell table:formula="of:=IFERROR(INDEX([.$N$126:.N$450];MATCH([.$B87];[.$M$126:.$M$450];0);1);&quot;&quot;)" office:value-type="float" office:value="3.4" calcext:value-type="float">
            <text:p>3.4</text:p>
          </table:table-cell>
          <table:table-cell table:formula="of:=IFERROR(INDEX([.$N$451:.$N$776];MATCH([.$B87];[.$M$451:.$M$776];0);1);&quot;&quot;)" office:value-type="float" office:value="3.15618156459276" calcext:value-type="float">
            <text:p>3.15618156459276</text:p>
          </table:table-cell>
          <table:table-cell table:formula="of:=IFERROR(INDEX([.$N$777:.$N$1102];MATCH([.$B87];[.$M$777:.$M$1102];0);1);&quot;&quot;)" office:value-type="float" office:value="3.57128448866282" calcext:value-type="float">
            <text:p>3.57128448866282</text:p>
          </table:table-cell>
          <table:table-cell table:formula="of:=IFERROR(INDEX([.$N$1103:.$N$1428];MATCH([.$B87];[.$M$1103:.$M$1428];0);1);&quot;&quot;)" office:value-type="float" office:value="3.27618983647734" calcext:value-type="float">
            <text:p>3.27618983647734</text:p>
          </table:table-cell>
          <table:table-cell table:formula="of:=IFERROR(INDEX([.$N$1429:.$N$1754];MATCH([.$B87];[.$M$1429:.$M$1754];0);1);&quot;&quot;)" office:value-type="float" office:value="3.3112337134268" calcext:value-type="float">
            <text:p>3.3112337134268</text:p>
          </table:table-cell>
          <table:table-cell table:formula="of:=IFERROR(INDEX([.$N$1755:.$N$2080];MATCH([.$B87];[.$M$1755:.$M$2080];0);1);&quot;&quot;)" office:value-type="float" office:value="3.41462333119912" calcext:value-type="float">
            <text:p>3.4146233311991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E0800003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string" calcext:value-type="string">
            <text:p>E07000048</text:p>
          </table:table-cell>
          <table:table-cell table:formula="of:=IFERROR(INDEX([.$N$2:.N$125];MATCH([.B88];[.$M$2:.$M$125];0);1);&quot;&quot;)">
            <text:p/>
          </table:table-cell>
          <table:table-cell table:formula="of:=IFERROR(INDEX([.$N$126:.N$450];MATCH([.$B88];[.$M$126:.$M$450];0);1);&quot;&quot;)" office:value-type="float" office:value="4.6" calcext:value-type="float">
            <text:p>4.6</text:p>
          </table:table-cell>
          <table:table-cell table:formula="of:=IFERROR(INDEX([.$N$451:.$N$776];MATCH([.$B88];[.$M$451:.$M$776];0);1);&quot;&quot;)" office:value-type="float" office:value="4.14064083396809" calcext:value-type="float">
            <text:p>4.14064083396809</text:p>
          </table:table-cell>
          <table:table-cell table:formula="of:=IFERROR(INDEX([.$N$777:.$N$1102];MATCH([.$B88];[.$M$777:.$M$1102];0);1);&quot;&quot;)" office:value-type="float" office:value="4.42245041657038" calcext:value-type="float">
            <text:p>4.42245041657038</text:p>
          </table:table-cell>
          <table:table-cell table:formula="of:=IFERROR(INDEX([.$N$1103:.$N$1428];MATCH([.$B88];[.$M$1103:.$M$1428];0);1);&quot;&quot;)" office:value-type="float" office:value="4.04263015602772" calcext:value-type="float">
            <text:p>4.04263015602772</text:p>
          </table:table-cell>
          <table:table-cell table:formula="of:=IFERROR(INDEX([.$N$1429:.$N$1754];MATCH([.$B88];[.$M$1429:.$M$1754];0);1);&quot;&quot;)" office:value-type="float" office:value="3.92013543238808" calcext:value-type="float">
            <text:p>3.92013543238808</text:p>
          </table:table-cell>
          <table:table-cell table:formula="of:=IFERROR(INDEX([.$N$1755:.$N$2080];MATCH([.$B88];[.$M$1755:.$M$2080];0);1);&quot;&quot;)" office:value-type="float" office:value="4.69302496282941" calcext:value-type="float">
            <text:p>4.6930249628294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alderdale</text:p>
          </table:table-cell>
          <table:table-cell office:value-type="string" calcext:value-type="string">
            <text:p>E08000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string" calcext:value-type="string">
            <text:p>E07000049</text:p>
          </table:table-cell>
          <table:table-cell table:formula="of:=IFERROR(INDEX([.$N$2:.N$125];MATCH([.B89];[.$M$2:.$M$125];0);1);&quot;&quot;)">
            <text:p/>
          </table:table-cell>
          <table:table-cell table:formula="of:=IFERROR(INDEX([.$N$126:.N$450];MATCH([.$B89];[.$M$126:.$M$450];0);1);&quot;&quot;)" office:value-type="float" office:value="4.7" calcext:value-type="float">
            <text:p>4.7</text:p>
          </table:table-cell>
          <table:table-cell table:formula="of:=IFERROR(INDEX([.$N$451:.$N$776];MATCH([.$B89];[.$M$451:.$M$776];0);1);&quot;&quot;)" office:value-type="float" office:value="4.23839516623661" calcext:value-type="float">
            <text:p>4.23839516623661</text:p>
          </table:table-cell>
          <table:table-cell table:formula="of:=IFERROR(INDEX([.$N$777:.$N$1102];MATCH([.$B89];[.$M$777:.$M$1102];0);1);&quot;&quot;)" office:value-type="float" office:value="4.54758074591868" calcext:value-type="float">
            <text:p>4.54758074591868</text:p>
          </table:table-cell>
          <table:table-cell table:formula="of:=IFERROR(INDEX([.$N$1103:.$N$1428];MATCH([.$B89];[.$M$1103:.$M$1428];0);1);&quot;&quot;)" office:value-type="float" office:value="4.20847652010344" calcext:value-type="float">
            <text:p>4.20847652010344</text:p>
          </table:table-cell>
          <table:table-cell table:formula="of:=IFERROR(INDEX([.$N$1429:.$N$1754];MATCH([.$B89];[.$M$1429:.$M$1754];0);1);&quot;&quot;)" office:value-type="float" office:value="3.87456989051877" calcext:value-type="float">
            <text:p>3.87456989051877</text:p>
          </table:table-cell>
          <table:table-cell table:formula="of:=IFERROR(INDEX([.$N$1755:.$N$2080];MATCH([.$B89];[.$M$1755:.$M$2080];0);1);&quot;&quot;)" office:value-type="float" office:value="4.64776484437661" calcext:value-type="float">
            <text:p>4.6477648443766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Kirklees</text:p>
          </table:table-cell>
          <table:table-cell office:value-type="string" calcext:value-type="string">
            <text:p>E08000034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string" calcext:value-type="string">
            <text:p>E07000050</text:p>
          </table:table-cell>
          <table:table-cell table:formula="of:=IFERROR(INDEX([.$N$2:.N$125];MATCH([.B90];[.$M$2:.$M$125];0);1);&quot;&quot;)">
            <text:p/>
          </table:table-cell>
          <table:table-cell table:formula="of:=IFERROR(INDEX([.$N$126:.N$450];MATCH([.$B90];[.$M$126:.$M$450];0);1);&quot;&quot;)" office:value-type="float" office:value="4.5" calcext:value-type="float">
            <text:p>4.5</text:p>
          </table:table-cell>
          <table:table-cell table:formula="of:=IFERROR(INDEX([.$N$451:.$N$776];MATCH([.$B90];[.$M$451:.$M$776];0);1);&quot;&quot;)" office:value-type="float" office:value="4.33058690651954" calcext:value-type="float">
            <text:p>4.33058690651954</text:p>
          </table:table-cell>
          <table:table-cell table:formula="of:=IFERROR(INDEX([.$N$777:.$N$1102];MATCH([.$B90];[.$M$777:.$M$1102];0);1);&quot;&quot;)" office:value-type="float" office:value="4.63997491516672" calcext:value-type="float">
            <text:p>4.63997491516672</text:p>
          </table:table-cell>
          <table:table-cell table:formula="of:=IFERROR(INDEX([.$N$1103:.$N$1428];MATCH([.$B90];[.$M$1103:.$M$1428];0);1);&quot;&quot;)" office:value-type="float" office:value="4.34831791389878" calcext:value-type="float">
            <text:p>4.34831791389878</text:p>
          </table:table-cell>
          <table:table-cell table:formula="of:=IFERROR(INDEX([.$N$1429:.$N$1754];MATCH([.$B90];[.$M$1429:.$M$1754];0);1);&quot;&quot;)" office:value-type="float" office:value="4.07004053708478" calcext:value-type="float">
            <text:p>4.07004053708478</text:p>
          </table:table-cell>
          <table:table-cell table:formula="of:=IFERROR(INDEX([.$N$1755:.$N$2080];MATCH([.$B90];[.$M$1755:.$M$2080];0);1);&quot;&quot;)" office:value-type="float" office:value="4.53870909000894" calcext:value-type="float">
            <text:p>4.5387090900089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E0800003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urbeck</text:p>
          </table:table-cell>
          <table:table-cell office:value-type="string" calcext:value-type="string">
            <text:p>E07000051</text:p>
          </table:table-cell>
          <table:table-cell table:formula="of:=IFERROR(INDEX([.$N$2:.N$125];MATCH([.B91];[.$M$2:.$M$125];0);1);&quot;&quot;)">
            <text:p/>
          </table:table-cell>
          <table:table-cell table:formula="of:=IFERROR(INDEX([.$N$126:.N$450];MATCH([.$B91];[.$M$126:.$M$450];0);1);&quot;&quot;)" office:value-type="float" office:value="4.3" calcext:value-type="float">
            <text:p>4.3</text:p>
          </table:table-cell>
          <table:table-cell table:formula="of:=IFERROR(INDEX([.$N$451:.$N$776];MATCH([.$B91];[.$M$451:.$M$776];0);1);&quot;&quot;)" office:value-type="float" office:value="3.82352450257836" calcext:value-type="float">
            <text:p>3.82352450257836</text:p>
          </table:table-cell>
          <table:table-cell table:formula="of:=IFERROR(INDEX([.$N$777:.$N$1102];MATCH([.$B91];[.$M$777:.$M$1102];0);1);&quot;&quot;)" office:value-type="float" office:value="4.18463425164538" calcext:value-type="float">
            <text:p>4.18463425164538</text:p>
          </table:table-cell>
          <table:table-cell table:formula="of:=IFERROR(INDEX([.$N$1103:.$N$1428];MATCH([.$B91];[.$M$1103:.$M$1428];0);1);&quot;&quot;)" office:value-type="float" office:value="3.8462688474525" calcext:value-type="float">
            <text:p>3.8462688474525</text:p>
          </table:table-cell>
          <table:table-cell table:formula="of:=IFERROR(INDEX([.$N$1429:.$N$1754];MATCH([.$B91];[.$M$1429:.$M$1754];0);1);&quot;&quot;)" office:value-type="float" office:value="3.5264079636821" calcext:value-type="float">
            <text:p>3.5264079636821</text:p>
          </table:table-cell>
          <table:table-cell table:formula="of:=IFERROR(INDEX([.$N$1755:.$N$2080];MATCH([.$B91];[.$M$1755:.$M$2080];0);1);&quot;&quot;)" office:value-type="float" office:value="4.18206601112427" calcext:value-type="float">
            <text:p>4.1820660111242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E0800003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string" calcext:value-type="string">
            <text:p>E07000052</text:p>
          </table:table-cell>
          <table:table-cell table:formula="of:=IFERROR(INDEX([.$N$2:.N$125];MATCH([.B92];[.$M$2:.$M$125];0);1);&quot;&quot;)">
            <text:p/>
          </table:table-cell>
          <table:table-cell table:formula="of:=IFERROR(INDEX([.$N$126:.N$450];MATCH([.$B92];[.$M$126:.$M$450];0);1);&quot;&quot;)" office:value-type="float" office:value="4.1" calcext:value-type="float">
            <text:p>4.1</text:p>
          </table:table-cell>
          <table:table-cell table:formula="of:=IFERROR(INDEX([.$N$451:.$N$776];MATCH([.$B92];[.$M$451:.$M$776];0);1);&quot;&quot;)" office:value-type="float" office:value="3.87282792521616" calcext:value-type="float">
            <text:p>3.87282792521616</text:p>
          </table:table-cell>
          <table:table-cell table:formula="of:=IFERROR(INDEX([.$N$777:.$N$1102];MATCH([.$B92];[.$M$777:.$M$1102];0);1);&quot;&quot;)" office:value-type="float" office:value="4.25167446491496" calcext:value-type="float">
            <text:p>4.25167446491496</text:p>
          </table:table-cell>
          <table:table-cell table:formula="of:=IFERROR(INDEX([.$N$1103:.$N$1428];MATCH([.$B92];[.$M$1103:.$M$1428];0);1);&quot;&quot;)" office:value-type="float" office:value="3.92443496022351" calcext:value-type="float">
            <text:p>3.92443496022351</text:p>
          </table:table-cell>
          <table:table-cell table:formula="of:=IFERROR(INDEX([.$N$1429:.$N$1754];MATCH([.$B92];[.$M$1429:.$M$1754];0);1);&quot;&quot;)" office:value-type="float" office:value="3.7844784305286" calcext:value-type="float">
            <text:p>3.7844784305286</text:p>
          </table:table-cell>
          <table:table-cell table:formula="of:=IFERROR(INDEX([.$N$1755:.$N$2080];MATCH([.$B92];[.$M$1755:.$M$2080];0);1);&quot;&quot;)" office:value-type="float" office:value="4.09527486654773" calcext:value-type="float">
            <text:p>4.0952748665477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Gateshead</text:p>
          </table:table-cell>
          <table:table-cell office:value-type="string" calcext:value-type="string">
            <text:p>E0800003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string" calcext:value-type="string">
            <text:p>E07000053</text:p>
          </table:table-cell>
          <table:table-cell table:formula="of:=IFERROR(INDEX([.$N$2:.N$125];MATCH([.B93];[.$M$2:.$M$125];0);1);&quot;&quot;)">
            <text:p/>
          </table:table-cell>
          <table:table-cell table:formula="of:=IFERROR(INDEX([.$N$126:.N$450];MATCH([.$B93];[.$M$126:.$M$450];0);1);&quot;&quot;)" office:value-type="float" office:value="4.1" calcext:value-type="float">
            <text:p>4.1</text:p>
          </table:table-cell>
          <table:table-cell table:formula="of:=IFERROR(INDEX([.$N$451:.$N$776];MATCH([.$B93];[.$M$451:.$M$776];0);1);&quot;&quot;)" office:value-type="float" office:value="3.69016667576402" calcext:value-type="float">
            <text:p>3.69016667576402</text:p>
          </table:table-cell>
          <table:table-cell table:formula="of:=IFERROR(INDEX([.$N$777:.$N$1102];MATCH([.$B93];[.$M$777:.$M$1102];0);1);&quot;&quot;)" office:value-type="float" office:value="3.98342206536717" calcext:value-type="float">
            <text:p>3.98342206536717</text:p>
          </table:table-cell>
          <table:table-cell table:formula="of:=IFERROR(INDEX([.$N$1103:.$N$1428];MATCH([.$B93];[.$M$1103:.$M$1428];0);1);&quot;&quot;)" office:value-type="float" office:value="3.62540077813295" calcext:value-type="float">
            <text:p>3.62540077813295</text:p>
          </table:table-cell>
          <table:table-cell table:formula="of:=IFERROR(INDEX([.$N$1429:.$N$1754];MATCH([.$B93];[.$M$1429:.$M$1754];0);1);&quot;&quot;)" office:value-type="float" office:value="3.86155759915925" calcext:value-type="float">
            <text:p>3.86155759915925</text:p>
          </table:table-cell>
          <table:table-cell table:formula="of:=IFERROR(INDEX([.$N$1755:.$N$2080];MATCH([.$B93];[.$M$1755:.$M$2080];0);1);&quot;&quot;)" office:value-type="float" office:value="4.13323960150637" calcext:value-type="float">
            <text:p>4.1332396015063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ity of London</text:p>
          </table:table-cell>
          <table:table-cell office:value-type="string" calcext:value-type="string">
            <text:p>E09000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astbourne</text:p>
          </table:table-cell>
          <table:table-cell office:value-type="string" calcext:value-type="string">
            <text:p>E07000061</text:p>
          </table:table-cell>
          <table:table-cell table:formula="of:=IFERROR(INDEX([.$N$2:.N$125];MATCH([.B94];[.$M$2:.$M$125];0);1);&quot;&quot;)">
            <text:p/>
          </table:table-cell>
          <table:table-cell table:formula="of:=IFERROR(INDEX([.$N$126:.N$450];MATCH([.$B94];[.$M$126:.$M$450];0);1);&quot;&quot;)" office:value-type="float" office:value="5" calcext:value-type="float">
            <text:p>5</text:p>
          </table:table-cell>
          <table:table-cell table:formula="of:=IFERROR(INDEX([.$N$451:.$N$776];MATCH([.$B94];[.$M$451:.$M$776];0);1);&quot;&quot;)" office:value-type="float" office:value="4.48866196100417" calcext:value-type="float">
            <text:p>4.48866196100417</text:p>
          </table:table-cell>
          <table:table-cell table:formula="of:=IFERROR(INDEX([.$N$777:.$N$1102];MATCH([.$B94];[.$M$777:.$M$1102];0);1);&quot;&quot;)" office:value-type="float" office:value="4.6983561097579" calcext:value-type="float">
            <text:p>4.6983561097579</text:p>
          </table:table-cell>
          <table:table-cell table:formula="of:=IFERROR(INDEX([.$N$1103:.$N$1428];MATCH([.$B94];[.$M$1103:.$M$1428];0);1);&quot;&quot;)" office:value-type="float" office:value="4.25818511204873" calcext:value-type="float">
            <text:p>4.25818511204873</text:p>
          </table:table-cell>
          <table:table-cell table:formula="of:=IFERROR(INDEX([.$N$1429:.$N$1754];MATCH([.$B94];[.$M$1429:.$M$1754];0);1);&quot;&quot;)" office:value-type="float" office:value="4.43231295991832" calcext:value-type="float">
            <text:p>4.43231295991832</text:p>
          </table:table-cell>
          <table:table-cell table:formula="of:=IFERROR(INDEX([.$N$1755:.$N$2080];MATCH([.$B94];[.$M$1755:.$M$2080];0);1);&quot;&quot;)" office:value-type="float" office:value="5.30607089565079" calcext:value-type="float">
            <text:p>5.3060708956507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arking and Dagenham</text:p>
          </table:table-cell>
          <table:table-cell office:value-type="string" calcext:value-type="string">
            <text:p>E09000002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Hastings</text:p>
          </table:table-cell>
          <table:table-cell office:value-type="string" calcext:value-type="string">
            <text:p>E07000062</text:p>
          </table:table-cell>
          <table:table-cell table:formula="of:=IFERROR(INDEX([.$N$2:.N$125];MATCH([.B95];[.$M$2:.$M$125];0);1);&quot;&quot;)">
            <text:p/>
          </table:table-cell>
          <table:table-cell table:formula="of:=IFERROR(INDEX([.$N$126:.N$450];MATCH([.$B95];[.$M$126:.$M$450];0);1);&quot;&quot;)" office:value-type="float" office:value="5.1" calcext:value-type="float">
            <text:p>5.1</text:p>
          </table:table-cell>
          <table:table-cell table:formula="of:=IFERROR(INDEX([.$N$451:.$N$776];MATCH([.$B95];[.$M$451:.$M$776];0);1);&quot;&quot;)" office:value-type="float" office:value="4.67236395152251" calcext:value-type="float">
            <text:p>4.67236395152251</text:p>
          </table:table-cell>
          <table:table-cell table:formula="of:=IFERROR(INDEX([.$N$777:.$N$1102];MATCH([.$B95];[.$M$777:.$M$1102];0);1);&quot;&quot;)" office:value-type="float" office:value="4.99611488565749" calcext:value-type="float">
            <text:p>4.99611488565749</text:p>
          </table:table-cell>
          <table:table-cell table:formula="of:=IFERROR(INDEX([.$N$1103:.$N$1428];MATCH([.$B95];[.$M$1103:.$M$1428];0);1);&quot;&quot;)" office:value-type="float" office:value="4.62812211175925" calcext:value-type="float">
            <text:p>4.62812211175925</text:p>
          </table:table-cell>
          <table:table-cell table:formula="of:=IFERROR(INDEX([.$N$1429:.$N$1754];MATCH([.$B95];[.$M$1429:.$M$1754];0);1);&quot;&quot;)" office:value-type="float" office:value="5.26661655653377" calcext:value-type="float">
            <text:p>5.26661655653377</text:p>
          </table:table-cell>
          <table:table-cell table:formula="of:=IFERROR(INDEX([.$N$1755:.$N$2080];MATCH([.$B95];[.$M$1755:.$M$2080];0);1);&quot;&quot;)" office:value-type="float" office:value="5.48818970628303" calcext:value-type="float">
            <text:p>5.4881897062830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arnet</text:p>
          </table:table-cell>
          <table:table-cell office:value-type="string" calcext:value-type="string">
            <text:p>E09000003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Lewes</text:p>
          </table:table-cell>
          <table:table-cell office:value-type="string" calcext:value-type="string">
            <text:p>E07000063</text:p>
          </table:table-cell>
          <table:table-cell table:formula="of:=IFERROR(INDEX([.$N$2:.N$125];MATCH([.B96];[.$M$2:.$M$125];0);1);&quot;&quot;)">
            <text:p/>
          </table:table-cell>
          <table:table-cell table:formula="of:=IFERROR(INDEX([.$N$126:.N$450];MATCH([.$B96];[.$M$126:.$M$450];0);1);&quot;&quot;)" office:value-type="float" office:value="4.9" calcext:value-type="float">
            <text:p>4.9</text:p>
          </table:table-cell>
          <table:table-cell table:formula="of:=IFERROR(INDEX([.$N$451:.$N$776];MATCH([.$B96];[.$M$451:.$M$776];0);1);&quot;&quot;)" office:value-type="float" office:value="4.43148879989781" calcext:value-type="float">
            <text:p>4.43148879989781</text:p>
          </table:table-cell>
          <table:table-cell table:formula="of:=IFERROR(INDEX([.$N$777:.$N$1102];MATCH([.$B96];[.$M$777:.$M$1102];0);1);&quot;&quot;)" office:value-type="float" office:value="4.54809800198421" calcext:value-type="float">
            <text:p>4.54809800198421</text:p>
          </table:table-cell>
          <table:table-cell table:formula="of:=IFERROR(INDEX([.$N$1103:.$N$1428];MATCH([.$B96];[.$M$1103:.$M$1428];0);1);&quot;&quot;)" office:value-type="float" office:value="4.09311777253303" calcext:value-type="float">
            <text:p>4.09311777253303</text:p>
          </table:table-cell>
          <table:table-cell table:formula="of:=IFERROR(INDEX([.$N$1429:.$N$1754];MATCH([.$B96];[.$M$1429:.$M$1754];0);1);&quot;&quot;)" office:value-type="float" office:value="3.90846751498938" calcext:value-type="float">
            <text:p>3.90846751498938</text:p>
          </table:table-cell>
          <table:table-cell table:formula="of:=IFERROR(INDEX([.$N$1755:.$N$2080];MATCH([.$B96];[.$M$1755:.$M$2080];0);1);&quot;&quot;)" office:value-type="float" office:value="5.05478702260626" calcext:value-type="float">
            <text:p>5.0547870226062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exley</text:p>
          </table:table-cell>
          <table:table-cell office:value-type="string" calcext:value-type="string">
            <text:p>E0900000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Rother</text:p>
          </table:table-cell>
          <table:table-cell office:value-type="string" calcext:value-type="string">
            <text:p>E07000064</text:p>
          </table:table-cell>
          <table:table-cell table:formula="of:=IFERROR(INDEX([.$N$2:.N$125];MATCH([.B97];[.$M$2:.$M$125];0);1);&quot;&quot;)">
            <text:p/>
          </table:table-cell>
          <table:table-cell table:formula="of:=IFERROR(INDEX([.$N$126:.N$450];MATCH([.$B97];[.$M$126:.$M$450];0);1);&quot;&quot;)" office:value-type="float" office:value="4.8" calcext:value-type="float">
            <text:p>4.8</text:p>
          </table:table-cell>
          <table:table-cell table:formula="of:=IFERROR(INDEX([.$N$451:.$N$776];MATCH([.$B97];[.$M$451:.$M$776];0);1);&quot;&quot;)" office:value-type="float" office:value="4.43143311315361" calcext:value-type="float">
            <text:p>4.43143311315361</text:p>
          </table:table-cell>
          <table:table-cell table:formula="of:=IFERROR(INDEX([.$N$777:.$N$1102];MATCH([.$B97];[.$M$777:.$M$1102];0);1);&quot;&quot;)" office:value-type="float" office:value="4.72925977920047" calcext:value-type="float">
            <text:p>4.72925977920047</text:p>
          </table:table-cell>
          <table:table-cell table:formula="of:=IFERROR(INDEX([.$N$1103:.$N$1428];MATCH([.$B97];[.$M$1103:.$M$1428];0);1);&quot;&quot;)" office:value-type="float" office:value="4.37884477909142" calcext:value-type="float">
            <text:p>4.37884477909142</text:p>
          </table:table-cell>
          <table:table-cell table:formula="of:=IFERROR(INDEX([.$N$1429:.$N$1754];MATCH([.$B97];[.$M$1429:.$M$1754];0);1);&quot;&quot;)" office:value-type="float" office:value="4.2261352881522" calcext:value-type="float">
            <text:p>4.2261352881522</text:p>
          </table:table-cell>
          <table:table-cell table:formula="of:=IFERROR(INDEX([.$N$1755:.$N$2080];MATCH([.$B97];[.$M$1755:.$M$2080];0);1);&quot;&quot;)" office:value-type="float" office:value="4.99559452160301" calcext:value-type="float">
            <text:p>4.9955945216030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E09000005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Wealden</text:p>
          </table:table-cell>
          <table:table-cell office:value-type="string" calcext:value-type="string">
            <text:p>E07000065</text:p>
          </table:table-cell>
          <table:table-cell table:formula="of:=IFERROR(INDEX([.$N$2:.N$125];MATCH([.B98];[.$M$2:.$M$125];0);1);&quot;&quot;)">
            <text:p/>
          </table:table-cell>
          <table:table-cell table:formula="of:=IFERROR(INDEX([.$N$126:.N$450];MATCH([.$B98];[.$M$126:.$M$450];0);1);&quot;&quot;)" office:value-type="float" office:value="4.9" calcext:value-type="float">
            <text:p>4.9</text:p>
          </table:table-cell>
          <table:table-cell table:formula="of:=IFERROR(INDEX([.$N$451:.$N$776];MATCH([.$B98];[.$M$451:.$M$776];0);1);&quot;&quot;)" office:value-type="float" office:value="4.50485573145577" calcext:value-type="float">
            <text:p>4.50485573145577</text:p>
          </table:table-cell>
          <table:table-cell table:formula="of:=IFERROR(INDEX([.$N$777:.$N$1102];MATCH([.$B98];[.$M$777:.$M$1102];0);1);&quot;&quot;)" office:value-type="float" office:value="4.68350590268959" calcext:value-type="float">
            <text:p>4.68350590268959</text:p>
          </table:table-cell>
          <table:table-cell table:formula="of:=IFERROR(INDEX([.$N$1103:.$N$1428];MATCH([.$B98];[.$M$1103:.$M$1428];0);1);&quot;&quot;)" office:value-type="float" office:value="4.31267419342773" calcext:value-type="float">
            <text:p>4.31267419342773</text:p>
          </table:table-cell>
          <table:table-cell table:formula="of:=IFERROR(INDEX([.$N$1429:.$N$1754];MATCH([.$B98];[.$M$1429:.$M$1754];0);1);&quot;&quot;)" office:value-type="float" office:value="3.97339009870927" calcext:value-type="float">
            <text:p>3.97339009870927</text:p>
          </table:table-cell>
          <table:table-cell table:formula="of:=IFERROR(INDEX([.$N$1755:.$N$2080];MATCH([.$B98];[.$M$1755:.$M$2080];0);1);&quot;&quot;)" office:value-type="float" office:value="4.99304248215564" calcext:value-type="float">
            <text:p>4.9930424821556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Bromley</text:p>
          </table:table-cell>
          <table:table-cell office:value-type="string" calcext:value-type="string">
            <text:p>E09000006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Basildon</text:p>
          </table:table-cell>
          <table:table-cell office:value-type="string" calcext:value-type="string">
            <text:p>E07000066</text:p>
          </table:table-cell>
          <table:table-cell table:formula="of:=IFERROR(INDEX([.$N$2:.N$125];MATCH([.B99];[.$M$2:.$M$125];0);1);&quot;&quot;)">
            <text:p/>
          </table:table-cell>
          <table:table-cell table:formula="of:=IFERROR(INDEX([.$N$126:.N$450];MATCH([.$B99];[.$M$126:.$M$450];0);1);&quot;&quot;)" office:value-type="float" office:value="5.9" calcext:value-type="float">
            <text:p>5.9</text:p>
          </table:table-cell>
          <table:table-cell table:formula="of:=IFERROR(INDEX([.$N$451:.$N$776];MATCH([.$B99];[.$M$451:.$M$776];0);1);&quot;&quot;)" office:value-type="float" office:value="5.51459256209515" calcext:value-type="float">
            <text:p>5.51459256209515</text:p>
          </table:table-cell>
          <table:table-cell table:formula="of:=IFERROR(INDEX([.$N$777:.$N$1102];MATCH([.$B99];[.$M$777:.$M$1102];0);1);&quot;&quot;)" office:value-type="float" office:value="5.8329262132009" calcext:value-type="float">
            <text:p>5.8329262132009</text:p>
          </table:table-cell>
          <table:table-cell table:formula="of:=IFERROR(INDEX([.$N$1103:.$N$1428];MATCH([.$B99];[.$M$1103:.$M$1428];0);1);&quot;&quot;)" office:value-type="float" office:value="5.62903337483301" calcext:value-type="float">
            <text:p>5.62903337483301</text:p>
          </table:table-cell>
          <table:table-cell table:formula="of:=IFERROR(INDEX([.$N$1429:.$N$1754];MATCH([.$B99];[.$M$1429:.$M$1754];0);1);&quot;&quot;)" office:value-type="float" office:value="5.49326711608396" calcext:value-type="float">
            <text:p>5.49326711608396</text:p>
          </table:table-cell>
          <table:table-cell table:formula="of:=IFERROR(INDEX([.$N$1755:.$N$2080];MATCH([.$B99];[.$M$1755:.$M$2080];0);1);&quot;&quot;)" office:value-type="float" office:value="5.59102287120612" calcext:value-type="float">
            <text:p>5.5910228712061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E0900000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Braintree</text:p>
          </table:table-cell>
          <table:table-cell office:value-type="string" calcext:value-type="string">
            <text:p>E07000067</text:p>
          </table:table-cell>
          <table:table-cell table:formula="of:=IFERROR(INDEX([.$N$2:.N$125];MATCH([.B100];[.$M$2:.$M$125];0);1);&quot;&quot;)">
            <text:p/>
          </table:table-cell>
          <table:table-cell table:formula="of:=IFERROR(INDEX([.$N$126:.N$450];MATCH([.$B100];[.$M$126:.$M$450];0);1);&quot;&quot;)" office:value-type="float" office:value="5.4" calcext:value-type="float">
            <text:p>5.4</text:p>
          </table:table-cell>
          <table:table-cell table:formula="of:=IFERROR(INDEX([.$N$451:.$N$776];MATCH([.$B100];[.$M$451:.$M$776];0);1);&quot;&quot;)" office:value-type="float" office:value="5.29229216678841" calcext:value-type="float">
            <text:p>5.29229216678841</text:p>
          </table:table-cell>
          <table:table-cell table:formula="of:=IFERROR(INDEX([.$N$777:.$N$1102];MATCH([.$B100];[.$M$777:.$M$1102];0);1);&quot;&quot;)" office:value-type="float" office:value="5.66032238780652" calcext:value-type="float">
            <text:p>5.66032238780652</text:p>
          </table:table-cell>
          <table:table-cell table:formula="of:=IFERROR(INDEX([.$N$1103:.$N$1428];MATCH([.$B100];[.$M$1103:.$M$1428];0);1);&quot;&quot;)" office:value-type="float" office:value="5.48382247509238" calcext:value-type="float">
            <text:p>5.48382247509238</text:p>
          </table:table-cell>
          <table:table-cell table:formula="of:=IFERROR(INDEX([.$N$1429:.$N$1754];MATCH([.$B100];[.$M$1429:.$M$1754];0);1);&quot;&quot;)" office:value-type="float" office:value="5.37921852376694" calcext:value-type="float">
            <text:p>5.37921852376694</text:p>
          </table:table-cell>
          <table:table-cell table:formula="of:=IFERROR(INDEX([.$N$1755:.$N$2080];MATCH([.$B100];[.$M$1755:.$M$2080];0);1);&quot;&quot;)" office:value-type="float" office:value="5.37955484359619" calcext:value-type="float">
            <text:p>5.3795548435961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E0900000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Brentwood</text:p>
          </table:table-cell>
          <table:table-cell office:value-type="string" calcext:value-type="string">
            <text:p>E07000068</text:p>
          </table:table-cell>
          <table:table-cell table:formula="of:=IFERROR(INDEX([.$N$2:.N$125];MATCH([.B101];[.$M$2:.$M$125];0);1);&quot;&quot;)">
            <text:p/>
          </table:table-cell>
          <table:table-cell table:formula="of:=IFERROR(INDEX([.$N$126:.N$450];MATCH([.$B101];[.$M$126:.$M$450];0);1);&quot;&quot;)" office:value-type="float" office:value="5.9" calcext:value-type="float">
            <text:p>5.9</text:p>
          </table:table-cell>
          <table:table-cell table:formula="of:=IFERROR(INDEX([.$N$451:.$N$776];MATCH([.$B101];[.$M$451:.$M$776];0);1);&quot;&quot;)" office:value-type="float" office:value="5.59119890649846" calcext:value-type="float">
            <text:p>5.59119890649846</text:p>
          </table:table-cell>
          <table:table-cell table:formula="of:=IFERROR(INDEX([.$N$777:.$N$1102];MATCH([.$B101];[.$M$777:.$M$1102];0);1);&quot;&quot;)" office:value-type="float" office:value="5.80358807473775" calcext:value-type="float">
            <text:p>5.80358807473775</text:p>
          </table:table-cell>
          <table:table-cell table:formula="of:=IFERROR(INDEX([.$N$1103:.$N$1428];MATCH([.$B101];[.$M$1103:.$M$1428];0);1);&quot;&quot;)" office:value-type="float" office:value="5.56519713849454" calcext:value-type="float">
            <text:p>5.56519713849454</text:p>
          </table:table-cell>
          <table:table-cell table:formula="of:=IFERROR(INDEX([.$N$1429:.$N$1754];MATCH([.$B101];[.$M$1429:.$M$1754];0);1);&quot;&quot;)" office:value-type="float" office:value="5.30561844219778" calcext:value-type="float">
            <text:p>5.30561844219778</text:p>
          </table:table-cell>
          <table:table-cell table:formula="of:=IFERROR(INDEX([.$N$1755:.$N$2080];MATCH([.$B101];[.$M$1755:.$M$2080];0);1);&quot;&quot;)" office:value-type="float" office:value="5.5450334126324" calcext:value-type="float">
            <text:p>5.545033412632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E09000009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string" calcext:value-type="string">
            <text:p>E07000069</text:p>
          </table:table-cell>
          <table:table-cell table:formula="of:=IFERROR(INDEX([.$N$2:.N$125];MATCH([.B102];[.$M$2:.$M$125];0);1);&quot;&quot;)">
            <text:p/>
          </table:table-cell>
          <table:table-cell table:formula="of:=IFERROR(INDEX([.$N$126:.N$450];MATCH([.$B102];[.$M$126:.$M$450];0);1);&quot;&quot;)" office:value-type="float" office:value="5.7" calcext:value-type="float">
            <text:p>5.7</text:p>
          </table:table-cell>
          <table:table-cell table:formula="of:=IFERROR(INDEX([.$N$451:.$N$776];MATCH([.$B102];[.$M$451:.$M$776];0);1);&quot;&quot;)" office:value-type="float" office:value="5.23587614985068" calcext:value-type="float">
            <text:p>5.23587614985068</text:p>
          </table:table-cell>
          <table:table-cell table:formula="of:=IFERROR(INDEX([.$N$777:.$N$1102];MATCH([.$B102];[.$M$777:.$M$1102];0);1);&quot;&quot;)" office:value-type="float" office:value="5.58624228730857" calcext:value-type="float">
            <text:p>5.58624228730857</text:p>
          </table:table-cell>
          <table:table-cell table:formula="of:=IFERROR(INDEX([.$N$1103:.$N$1428];MATCH([.$B102];[.$M$1103:.$M$1428];0);1);&quot;&quot;)" office:value-type="float" office:value="5.40733293923402" calcext:value-type="float">
            <text:p>5.40733293923402</text:p>
          </table:table-cell>
          <table:table-cell table:formula="of:=IFERROR(INDEX([.$N$1429:.$N$1754];MATCH([.$B102];[.$M$1429:.$M$1754];0);1);&quot;&quot;)" office:value-type="float" office:value="5.27818027336831" calcext:value-type="float">
            <text:p>5.27818027336831</text:p>
          </table:table-cell>
          <table:table-cell table:formula="of:=IFERROR(INDEX([.$N$1755:.$N$2080];MATCH([.$B102];[.$M$1755:.$M$2080];0);1);&quot;&quot;)" office:value-type="float" office:value="5.47581995029457" calcext:value-type="float">
            <text:p>5.4758199502945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E0900001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Chelmsford</text:p>
          </table:table-cell>
          <table:table-cell office:value-type="string" calcext:value-type="string">
            <text:p>E07000070</text:p>
          </table:table-cell>
          <table:table-cell table:formula="of:=IFERROR(INDEX([.$N$2:.N$125];MATCH([.B103];[.$M$2:.$M$125];0);1);&quot;&quot;)">
            <text:p/>
          </table:table-cell>
          <table:table-cell table:formula="of:=IFERROR(INDEX([.$N$126:.N$450];MATCH([.$B103];[.$M$126:.$M$450];0);1);&quot;&quot;)" office:value-type="float" office:value="5.7" calcext:value-type="float">
            <text:p>5.7</text:p>
          </table:table-cell>
          <table:table-cell table:formula="of:=IFERROR(INDEX([.$N$451:.$N$776];MATCH([.$B103];[.$M$451:.$M$776];0);1);&quot;&quot;)" office:value-type="float" office:value="5.429989282309" calcext:value-type="float">
            <text:p>5.429989282309</text:p>
          </table:table-cell>
          <table:table-cell table:formula="of:=IFERROR(INDEX([.$N$777:.$N$1102];MATCH([.$B103];[.$M$777:.$M$1102];0);1);&quot;&quot;)" office:value-type="float" office:value="5.74682308013607" calcext:value-type="float">
            <text:p>5.74682308013607</text:p>
          </table:table-cell>
          <table:table-cell table:formula="of:=IFERROR(INDEX([.$N$1103:.$N$1428];MATCH([.$B103];[.$M$1103:.$M$1428];0);1);&quot;&quot;)" office:value-type="float" office:value="5.64431905980525" calcext:value-type="float">
            <text:p>5.64431905980525</text:p>
          </table:table-cell>
          <table:table-cell table:formula="of:=IFERROR(INDEX([.$N$1429:.$N$1754];MATCH([.$B103];[.$M$1429:.$M$1754];0);1);&quot;&quot;)" office:value-type="float" office:value="5.73447069597414" calcext:value-type="float">
            <text:p>5.73447069597414</text:p>
          </table:table-cell>
          <table:table-cell table:formula="of:=IFERROR(INDEX([.$N$1755:.$N$2080];MATCH([.$B103];[.$M$1755:.$M$2080];0);1);&quot;&quot;)" office:value-type="float" office:value="5.55006924419537" calcext:value-type="float">
            <text:p>5.5500692441953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E0900001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Colchester</text:p>
          </table:table-cell>
          <table:table-cell office:value-type="string" calcext:value-type="string">
            <text:p>E07000071</text:p>
          </table:table-cell>
          <table:table-cell table:formula="of:=IFERROR(INDEX([.$N$2:.N$125];MATCH([.B104];[.$M$2:.$M$125];0);1);&quot;&quot;)">
            <text:p/>
          </table:table-cell>
          <table:table-cell table:formula="of:=IFERROR(INDEX([.$N$126:.N$450];MATCH([.$B104];[.$M$126:.$M$450];0);1);&quot;&quot;)" office:value-type="float" office:value="5.4" calcext:value-type="float">
            <text:p>5.4</text:p>
          </table:table-cell>
          <table:table-cell table:formula="of:=IFERROR(INDEX([.$N$451:.$N$776];MATCH([.$B104];[.$M$451:.$M$776];0);1);&quot;&quot;)" office:value-type="float" office:value="5.16179984735506" calcext:value-type="float">
            <text:p>5.16179984735506</text:p>
          </table:table-cell>
          <table:table-cell table:formula="of:=IFERROR(INDEX([.$N$777:.$N$1102];MATCH([.$B104];[.$M$777:.$M$1102];0);1);&quot;&quot;)" office:value-type="float" office:value="5.58125239782971" calcext:value-type="float">
            <text:p>5.58125239782971</text:p>
          </table:table-cell>
          <table:table-cell table:formula="of:=IFERROR(INDEX([.$N$1103:.$N$1428];MATCH([.$B104];[.$M$1103:.$M$1428];0);1);&quot;&quot;)" office:value-type="float" office:value="5.4874737805727" calcext:value-type="float">
            <text:p>5.4874737805727</text:p>
          </table:table-cell>
          <table:table-cell table:formula="of:=IFERROR(INDEX([.$N$1429:.$N$1754];MATCH([.$B104];[.$M$1429:.$M$1754];0);1);&quot;&quot;)" office:value-type="float" office:value="5.48025914958566" calcext:value-type="float">
            <text:p>5.48025914958566</text:p>
          </table:table-cell>
          <table:table-cell table:formula="of:=IFERROR(INDEX([.$N$1755:.$N$2080];MATCH([.$B104];[.$M$1755:.$M$2080];0);1);&quot;&quot;)" office:value-type="float" office:value="5.44648625410993" calcext:value-type="float">
            <text:p>5.4464862541099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Hackney</text:p>
          </table:table-cell>
          <table:table-cell office:value-type="string" calcext:value-type="string">
            <text:p>E0900001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string" calcext:value-type="string">
            <text:p>E07000072</text:p>
          </table:table-cell>
          <table:table-cell table:formula="of:=IFERROR(INDEX([.$N$2:.N$125];MATCH([.B105];[.$M$2:.$M$125];0);1);&quot;&quot;)">
            <text:p/>
          </table:table-cell>
          <table:table-cell table:formula="of:=IFERROR(INDEX([.$N$126:.N$450];MATCH([.$B105];[.$M$126:.$M$450];0);1);&quot;&quot;)" office:value-type="float" office:value="6.2" calcext:value-type="float">
            <text:p>6.2</text:p>
          </table:table-cell>
          <table:table-cell table:formula="of:=IFERROR(INDEX([.$N$451:.$N$776];MATCH([.$B105];[.$M$451:.$M$776];0);1);&quot;&quot;)" office:value-type="float" office:value="5.74713612530947" calcext:value-type="float">
            <text:p>5.74713612530947</text:p>
          </table:table-cell>
          <table:table-cell table:formula="of:=IFERROR(INDEX([.$N$777:.$N$1102];MATCH([.$B105];[.$M$777:.$M$1102];0);1);&quot;&quot;)" office:value-type="float" office:value="5.86191512465577" calcext:value-type="float">
            <text:p>5.86191512465577</text:p>
          </table:table-cell>
          <table:table-cell table:formula="of:=IFERROR(INDEX([.$N$1103:.$N$1428];MATCH([.$B105];[.$M$1103:.$M$1428];0);1);&quot;&quot;)" office:value-type="float" office:value="5.60663922515234" calcext:value-type="float">
            <text:p>5.60663922515234</text:p>
          </table:table-cell>
          <table:table-cell table:formula="of:=IFERROR(INDEX([.$N$1429:.$N$1754];MATCH([.$B105];[.$M$1429:.$M$1754];0);1);&quot;&quot;)" office:value-type="float" office:value="5.31692361291568" calcext:value-type="float">
            <text:p>5.31692361291568</text:p>
          </table:table-cell>
          <table:table-cell table:formula="of:=IFERROR(INDEX([.$N$1755:.$N$2080];MATCH([.$B105];[.$M$1755:.$M$2080];0);1);&quot;&quot;)" office:value-type="float" office:value="5.69718952785601" calcext:value-type="float">
            <text:p>5.6971895278560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Hammersmith and Fulham</text:p>
          </table:table-cell>
          <table:table-cell office:value-type="string" calcext:value-type="string">
            <text:p>E09000013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Harlow</text:p>
          </table:table-cell>
          <table:table-cell office:value-type="string" calcext:value-type="string">
            <text:p>E07000073</text:p>
          </table:table-cell>
          <table:table-cell table:formula="of:=IFERROR(INDEX([.$N$2:.N$125];MATCH([.B106];[.$M$2:.$M$125];0);1);&quot;&quot;)">
            <text:p/>
          </table:table-cell>
          <table:table-cell table:formula="of:=IFERROR(INDEX([.$N$126:.N$450];MATCH([.$B106];[.$M$126:.$M$450];0);1);&quot;&quot;)" office:value-type="float" office:value="6.1" calcext:value-type="float">
            <text:p>6.1</text:p>
          </table:table-cell>
          <table:table-cell table:formula="of:=IFERROR(INDEX([.$N$451:.$N$776];MATCH([.$B106];[.$M$451:.$M$776];0);1);&quot;&quot;)" office:value-type="float" office:value="5.59697488244762" calcext:value-type="float">
            <text:p>5.59697488244762</text:p>
          </table:table-cell>
          <table:table-cell table:formula="of:=IFERROR(INDEX([.$N$777:.$N$1102];MATCH([.$B106];[.$M$777:.$M$1102];0);1);&quot;&quot;)" office:value-type="float" office:value="5.78445793603097" calcext:value-type="float">
            <text:p>5.78445793603097</text:p>
          </table:table-cell>
          <table:table-cell table:formula="of:=IFERROR(INDEX([.$N$1103:.$N$1428];MATCH([.$B106];[.$M$1103:.$M$1428];0);1);&quot;&quot;)" office:value-type="float" office:value="5.51566063499415" calcext:value-type="float">
            <text:p>5.51566063499415</text:p>
          </table:table-cell>
          <table:table-cell table:formula="of:=IFERROR(INDEX([.$N$1429:.$N$1754];MATCH([.$B106];[.$M$1429:.$M$1754];0);1);&quot;&quot;)" office:value-type="float" office:value="5.29146990452471" calcext:value-type="float">
            <text:p>5.29146990452471</text:p>
          </table:table-cell>
          <table:table-cell table:formula="of:=IFERROR(INDEX([.$N$1755:.$N$2080];MATCH([.$B106];[.$M$1755:.$M$2080];0);1);&quot;&quot;)" office:value-type="float" office:value="5.54474721523477" calcext:value-type="float">
            <text:p>5.5447472152347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Haringey</text:p>
          </table:table-cell>
          <table:table-cell office:value-type="string" calcext:value-type="string">
            <text:p>E0900001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Maldon</text:p>
          </table:table-cell>
          <table:table-cell office:value-type="string" calcext:value-type="string">
            <text:p>E07000074</text:p>
          </table:table-cell>
          <table:table-cell table:formula="of:=IFERROR(INDEX([.$N$2:.N$125];MATCH([.B107];[.$M$2:.$M$125];0);1);&quot;&quot;)">
            <text:p/>
          </table:table-cell>
          <table:table-cell table:formula="of:=IFERROR(INDEX([.$N$126:.N$450];MATCH([.$B107];[.$M$126:.$M$450];0);1);&quot;&quot;)" office:value-type="float" office:value="5.2" calcext:value-type="float">
            <text:p>5.2</text:p>
          </table:table-cell>
          <table:table-cell table:formula="of:=IFERROR(INDEX([.$N$451:.$N$776];MATCH([.$B107];[.$M$451:.$M$776];0);1);&quot;&quot;)" office:value-type="float" office:value="5.05857107725923" calcext:value-type="float">
            <text:p>5.05857107725923</text:p>
          </table:table-cell>
          <table:table-cell table:formula="of:=IFERROR(INDEX([.$N$777:.$N$1102];MATCH([.$B107];[.$M$777:.$M$1102];0);1);&quot;&quot;)" office:value-type="float" office:value="5.53319952767889" calcext:value-type="float">
            <text:p>5.53319952767889</text:p>
          </table:table-cell>
          <table:table-cell table:formula="of:=IFERROR(INDEX([.$N$1103:.$N$1428];MATCH([.$B107];[.$M$1103:.$M$1428];0);1);&quot;&quot;)" office:value-type="float" office:value="5.37770782651077" calcext:value-type="float">
            <text:p>5.37770782651077</text:p>
          </table:table-cell>
          <table:table-cell table:formula="of:=IFERROR(INDEX([.$N$1429:.$N$1754];MATCH([.$B107];[.$M$1429:.$M$1754];0);1);&quot;&quot;)" office:value-type="float" office:value="5.29780500254564" calcext:value-type="float">
            <text:p>5.29780500254564</text:p>
          </table:table-cell>
          <table:table-cell table:formula="of:=IFERROR(INDEX([.$N$1755:.$N$2080];MATCH([.$B107];[.$M$1755:.$M$2080];0);1);&quot;&quot;)" office:value-type="float" office:value="5.23430242320612" calcext:value-type="float">
            <text:p>5.2343024232061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E09000015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Rochford</text:p>
          </table:table-cell>
          <table:table-cell office:value-type="string" calcext:value-type="string">
            <text:p>E07000075</text:p>
          </table:table-cell>
          <table:table-cell table:formula="of:=IFERROR(INDEX([.$N$2:.N$125];MATCH([.B108];[.$M$2:.$M$125];0);1);&quot;&quot;)">
            <text:p/>
          </table:table-cell>
          <table:table-cell table:formula="of:=IFERROR(INDEX([.$N$126:.N$450];MATCH([.$B108];[.$M$126:.$M$450];0);1);&quot;&quot;)" office:value-type="float" office:value="5.6" calcext:value-type="float">
            <text:p>5.6</text:p>
          </table:table-cell>
          <table:table-cell table:formula="of:=IFERROR(INDEX([.$N$451:.$N$776];MATCH([.$B108];[.$M$451:.$M$776];0);1);&quot;&quot;)" office:value-type="float" office:value="5.19180192353013" calcext:value-type="float">
            <text:p>5.19180192353013</text:p>
          </table:table-cell>
          <table:table-cell table:formula="of:=IFERROR(INDEX([.$N$777:.$N$1102];MATCH([.$B108];[.$M$777:.$M$1102];0);1);&quot;&quot;)" office:value-type="float" office:value="5.55307960762294" calcext:value-type="float">
            <text:p>5.55307960762294</text:p>
          </table:table-cell>
          <table:table-cell table:formula="of:=IFERROR(INDEX([.$N$1103:.$N$1428];MATCH([.$B108];[.$M$1103:.$M$1428];0);1);&quot;&quot;)" office:value-type="float" office:value="5.37192394875149" calcext:value-type="float">
            <text:p>5.37192394875149</text:p>
          </table:table-cell>
          <table:table-cell table:formula="of:=IFERROR(INDEX([.$N$1429:.$N$1754];MATCH([.$B108];[.$M$1429:.$M$1754];0);1);&quot;&quot;)" office:value-type="float" office:value="5.24664305209869" calcext:value-type="float">
            <text:p>5.24664305209869</text:p>
          </table:table-cell>
          <table:table-cell table:formula="of:=IFERROR(INDEX([.$N$1755:.$N$2080];MATCH([.$B108];[.$M$1755:.$M$2080];0);1);&quot;&quot;)" office:value-type="float" office:value="5.37587180066095" calcext:value-type="float">
            <text:p>5.3758718006609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Havering</text:p>
          </table:table-cell>
          <table:table-cell office:value-type="string" calcext:value-type="string">
            <text:p>E09000016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Tendring</text:p>
          </table:table-cell>
          <table:table-cell office:value-type="string" calcext:value-type="string">
            <text:p>E07000076</text:p>
          </table:table-cell>
          <table:table-cell table:formula="of:=IFERROR(INDEX([.$N$2:.N$125];MATCH([.B109];[.$M$2:.$M$125];0);1);&quot;&quot;)">
            <text:p/>
          </table:table-cell>
          <table:table-cell table:formula="of:=IFERROR(INDEX([.$N$126:.N$450];MATCH([.$B109];[.$M$126:.$M$450];0);1);&quot;&quot;)" office:value-type="float" office:value="5" calcext:value-type="float">
            <text:p>5</text:p>
          </table:table-cell>
          <table:table-cell table:formula="of:=IFERROR(INDEX([.$N$451:.$N$776];MATCH([.$B109];[.$M$451:.$M$776];0);1);&quot;&quot;)" office:value-type="float" office:value="4.75598009556425" calcext:value-type="float">
            <text:p>4.75598009556425</text:p>
          </table:table-cell>
          <table:table-cell table:formula="of:=IFERROR(INDEX([.$N$777:.$N$1102];MATCH([.$B109];[.$M$777:.$M$1102];0);1);&quot;&quot;)" office:value-type="float" office:value="5.20233078841762" calcext:value-type="float">
            <text:p>5.20233078841762</text:p>
          </table:table-cell>
          <table:table-cell table:formula="of:=IFERROR(INDEX([.$N$1103:.$N$1428];MATCH([.$B109];[.$M$1103:.$M$1428];0);1);&quot;&quot;)" office:value-type="float" office:value="5.0907239230402" calcext:value-type="float">
            <text:p>5.0907239230402</text:p>
          </table:table-cell>
          <table:table-cell table:formula="of:=IFERROR(INDEX([.$N$1429:.$N$1754];MATCH([.$B109];[.$M$1429:.$M$1754];0);1);&quot;&quot;)" office:value-type="float" office:value="5.17915579684514" calcext:value-type="float">
            <text:p>5.17915579684514</text:p>
          </table:table-cell>
          <table:table-cell table:formula="of:=IFERROR(INDEX([.$N$1755:.$N$2080];MATCH([.$B109];[.$M$1755:.$M$2080];0);1);&quot;&quot;)" office:value-type="float" office:value="5.19725984416416" calcext:value-type="float">
            <text:p>5.1972598441641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Hillingdon</text:p>
          </table:table-cell>
          <table:table-cell office:value-type="string" calcext:value-type="string">
            <text:p>E0900001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Uttlesford</text:p>
          </table:table-cell>
          <table:table-cell office:value-type="string" calcext:value-type="string">
            <text:p>E07000077</text:p>
          </table:table-cell>
          <table:table-cell table:formula="of:=IFERROR(INDEX([.$N$2:.N$125];MATCH([.B110];[.$M$2:.$M$125];0);1);&quot;&quot;)">
            <text:p/>
          </table:table-cell>
          <table:table-cell table:formula="of:=IFERROR(INDEX([.$N$126:.N$450];MATCH([.$B110];[.$M$126:.$M$450];0);1);&quot;&quot;)" office:value-type="float" office:value="5.5" calcext:value-type="float">
            <text:p>5.5</text:p>
          </table:table-cell>
          <table:table-cell table:formula="of:=IFERROR(INDEX([.$N$451:.$N$776];MATCH([.$B110];[.$M$451:.$M$776];0);1);&quot;&quot;)" office:value-type="float" office:value="5.30934284225186" calcext:value-type="float">
            <text:p>5.30934284225186</text:p>
          </table:table-cell>
          <table:table-cell table:formula="of:=IFERROR(INDEX([.$N$777:.$N$1102];MATCH([.$B110];[.$M$777:.$M$1102];0);1);&quot;&quot;)" office:value-type="float" office:value="5.53684892564764" calcext:value-type="float">
            <text:p>5.53684892564764</text:p>
          </table:table-cell>
          <table:table-cell table:formula="of:=IFERROR(INDEX([.$N$1103:.$N$1428];MATCH([.$B110];[.$M$1103:.$M$1428];0);1);&quot;&quot;)" office:value-type="float" office:value="5.31390020509073" calcext:value-type="float">
            <text:p>5.31390020509073</text:p>
          </table:table-cell>
          <table:table-cell table:formula="of:=IFERROR(INDEX([.$N$1429:.$N$1754];MATCH([.$B110];[.$M$1429:.$M$1754];0);1);&quot;&quot;)" office:value-type="float" office:value="4.96567433186553" calcext:value-type="float">
            <text:p>4.96567433186553</text:p>
          </table:table-cell>
          <table:table-cell table:formula="of:=IFERROR(INDEX([.$N$1755:.$N$2080];MATCH([.$B110];[.$M$1755:.$M$2080];0);1);&quot;&quot;)" office:value-type="float" office:value="5.23657189435192" calcext:value-type="float">
            <text:p>5.2365718943519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Hounslow</text:p>
          </table:table-cell>
          <table:table-cell office:value-type="string" calcext:value-type="string">
            <text:p>E09000018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Cheltenham</text:p>
          </table:table-cell>
          <table:table-cell office:value-type="string" calcext:value-type="string">
            <text:p>E07000078</text:p>
          </table:table-cell>
          <table:table-cell table:formula="of:=IFERROR(INDEX([.$N$2:.N$125];MATCH([.B111];[.$M$2:.$M$125];0);1);&quot;&quot;)">
            <text:p/>
          </table:table-cell>
          <table:table-cell table:formula="of:=IFERROR(INDEX([.$N$126:.N$450];MATCH([.$B111];[.$M$126:.$M$450];0);1);&quot;&quot;)" office:value-type="float" office:value="5.1" calcext:value-type="float">
            <text:p>5.1</text:p>
          </table:table-cell>
          <table:table-cell table:formula="of:=IFERROR(INDEX([.$N$451:.$N$776];MATCH([.$B111];[.$M$451:.$M$776];0);1);&quot;&quot;)" office:value-type="float" office:value="4.78649891273155" calcext:value-type="float">
            <text:p>4.78649891273155</text:p>
          </table:table-cell>
          <table:table-cell table:formula="of:=IFERROR(INDEX([.$N$777:.$N$1102];MATCH([.$B111];[.$M$777:.$M$1102];0);1);&quot;&quot;)" office:value-type="float" office:value="5.06898751299169" calcext:value-type="float">
            <text:p>5.06898751299169</text:p>
          </table:table-cell>
          <table:table-cell table:formula="of:=IFERROR(INDEX([.$N$1103:.$N$1428];MATCH([.$B111];[.$M$1103:.$M$1428];0);1);&quot;&quot;)" office:value-type="float" office:value="4.90689725830421" calcext:value-type="float">
            <text:p>4.90689725830421</text:p>
          </table:table-cell>
          <table:table-cell table:formula="of:=IFERROR(INDEX([.$N$1429:.$N$1754];MATCH([.$B111];[.$M$1429:.$M$1754];0);1);&quot;&quot;)" office:value-type="float" office:value="4.70303172439874" calcext:value-type="float">
            <text:p>4.70303172439874</text:p>
          </table:table-cell>
          <table:table-cell table:formula="of:=IFERROR(INDEX([.$N$1755:.$N$2080];MATCH([.$B111];[.$M$1755:.$M$2080];0);1);&quot;&quot;)" office:value-type="float" office:value="5.27954353979965" calcext:value-type="float">
            <text:p>5.2795435397996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E0900001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Cotswold</text:p>
          </table:table-cell>
          <table:table-cell office:value-type="string" calcext:value-type="string">
            <text:p>E07000079</text:p>
          </table:table-cell>
          <table:table-cell table:formula="of:=IFERROR(INDEX([.$N$2:.N$125];MATCH([.B112];[.$M$2:.$M$125];0);1);&quot;&quot;)">
            <text:p/>
          </table:table-cell>
          <table:table-cell table:formula="of:=IFERROR(INDEX([.$N$126:.N$450];MATCH([.$B112];[.$M$126:.$M$450];0);1);&quot;&quot;)" office:value-type="float" office:value="4.7" calcext:value-type="float">
            <text:p>4.7</text:p>
          </table:table-cell>
          <table:table-cell table:formula="of:=IFERROR(INDEX([.$N$451:.$N$776];MATCH([.$B112];[.$M$451:.$M$776];0);1);&quot;&quot;)" office:value-type="float" office:value="4.47174182465504" calcext:value-type="float">
            <text:p>4.47174182465504</text:p>
          </table:table-cell>
          <table:table-cell table:formula="of:=IFERROR(INDEX([.$N$777:.$N$1102];MATCH([.$B112];[.$M$777:.$M$1102];0);1);&quot;&quot;)" office:value-type="float" office:value="4.8375599823196" calcext:value-type="float">
            <text:p>4.8375599823196</text:p>
          </table:table-cell>
          <table:table-cell table:formula="of:=IFERROR(INDEX([.$N$1103:.$N$1428];MATCH([.$B112];[.$M$1103:.$M$1428];0);1);&quot;&quot;)" office:value-type="float" office:value="4.59094821365739" calcext:value-type="float">
            <text:p>4.59094821365739</text:p>
          </table:table-cell>
          <table:table-cell table:formula="of:=IFERROR(INDEX([.$N$1429:.$N$1754];MATCH([.$B112];[.$M$1429:.$M$1754];0);1);&quot;&quot;)" office:value-type="float" office:value="4.24206668594466" calcext:value-type="float">
            <text:p>4.24206668594466</text:p>
          </table:table-cell>
          <table:table-cell table:formula="of:=IFERROR(INDEX([.$N$1755:.$N$2080];MATCH([.$B112];[.$M$1755:.$M$2080];0);1);&quot;&quot;)" office:value-type="float" office:value="4.65515968762411" calcext:value-type="float">
            <text:p>4.6551596876241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Kensington and Chelsea</text:p>
          </table:table-cell>
          <table:table-cell office:value-type="string" calcext:value-type="string">
            <text:p>E0900002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string" calcext:value-type="string">
            <text:p>E07000080</text:p>
          </table:table-cell>
          <table:table-cell table:formula="of:=IFERROR(INDEX([.$N$2:.N$125];MATCH([.B113];[.$M$2:.$M$125];0);1);&quot;&quot;)">
            <text:p/>
          </table:table-cell>
          <table:table-cell table:formula="of:=IFERROR(INDEX([.$N$126:.N$450];MATCH([.$B113];[.$M$126:.$M$450];0);1);&quot;&quot;)" office:value-type="float" office:value="4.2" calcext:value-type="float">
            <text:p>4.2</text:p>
          </table:table-cell>
          <table:table-cell table:formula="of:=IFERROR(INDEX([.$N$451:.$N$776];MATCH([.$B113];[.$M$451:.$M$776];0);1);&quot;&quot;)" office:value-type="float" office:value="4.08923935193413" calcext:value-type="float">
            <text:p>4.08923935193413</text:p>
          </table:table-cell>
          <table:table-cell table:formula="of:=IFERROR(INDEX([.$N$777:.$N$1102];MATCH([.$B113];[.$M$777:.$M$1102];0);1);&quot;&quot;)" office:value-type="float" office:value="4.82946946667864" calcext:value-type="float">
            <text:p>4.82946946667864</text:p>
          </table:table-cell>
          <table:table-cell table:formula="of:=IFERROR(INDEX([.$N$1103:.$N$1428];MATCH([.$B113];[.$M$1103:.$M$1428];0);1);&quot;&quot;)" office:value-type="float" office:value="4.67922368172348" calcext:value-type="float">
            <text:p>4.67922368172348</text:p>
          </table:table-cell>
          <table:table-cell table:formula="of:=IFERROR(INDEX([.$N$1429:.$N$1754];MATCH([.$B113];[.$M$1429:.$M$1754];0);1);&quot;&quot;)" office:value-type="float" office:value="4.29001786509753" calcext:value-type="float">
            <text:p>4.29001786509753</text:p>
          </table:table-cell>
          <table:table-cell table:formula="of:=IFERROR(INDEX([.$N$1755:.$N$2080];MATCH([.$B113];[.$M$1755:.$M$2080];0);1);&quot;&quot;)" office:value-type="float" office:value="4.40814207226798" calcext:value-type="float">
            <text:p>4.4081420722679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Kingston upon Thames</text:p>
          </table:table-cell>
          <table:table-cell office:value-type="string" calcext:value-type="string">
            <text:p>E090000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E07000081</text:p>
          </table:table-cell>
          <table:table-cell table:formula="of:=IFERROR(INDEX([.$N$2:.N$125];MATCH([.B114];[.$M$2:.$M$125];0);1);&quot;&quot;)">
            <text:p/>
          </table:table-cell>
          <table:table-cell table:formula="of:=IFERROR(INDEX([.$N$126:.N$450];MATCH([.$B114];[.$M$126:.$M$450];0);1);&quot;&quot;)" office:value-type="float" office:value="5" calcext:value-type="float">
            <text:p>5</text:p>
          </table:table-cell>
          <table:table-cell table:formula="of:=IFERROR(INDEX([.$N$451:.$N$776];MATCH([.$B114];[.$M$451:.$M$776];0);1);&quot;&quot;)" office:value-type="float" office:value="4.78860712435512" calcext:value-type="float">
            <text:p>4.78860712435512</text:p>
          </table:table-cell>
          <table:table-cell table:formula="of:=IFERROR(INDEX([.$N$777:.$N$1102];MATCH([.$B114];[.$M$777:.$M$1102];0);1);&quot;&quot;)" office:value-type="float" office:value="5.14423068987504" calcext:value-type="float">
            <text:p>5.14423068987504</text:p>
          </table:table-cell>
          <table:table-cell table:formula="of:=IFERROR(INDEX([.$N$1103:.$N$1428];MATCH([.$B114];[.$M$1103:.$M$1428];0);1);&quot;&quot;)" office:value-type="float" office:value="4.94988547568198" calcext:value-type="float">
            <text:p>4.94988547568198</text:p>
          </table:table-cell>
          <table:table-cell table:formula="of:=IFERROR(INDEX([.$N$1429:.$N$1754];MATCH([.$B114];[.$M$1429:.$M$1754];0);1);&quot;&quot;)" office:value-type="float" office:value="4.46915344739513" calcext:value-type="float">
            <text:p>4.46915344739513</text:p>
          </table:table-cell>
          <table:table-cell table:formula="of:=IFERROR(INDEX([.$N$1755:.$N$2080];MATCH([.$B114];[.$M$1755:.$M$2080];0);1);&quot;&quot;)" office:value-type="float" office:value="5.39511797650879" calcext:value-type="float">
            <text:p>5.3951179765087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Lambeth</text:p>
          </table:table-cell>
          <table:table-cell office:value-type="string" calcext:value-type="string">
            <text:p>E09000022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Stroud</text:p>
          </table:table-cell>
          <table:table-cell office:value-type="string" calcext:value-type="string">
            <text:p>E07000082</text:p>
          </table:table-cell>
          <table:table-cell table:formula="of:=IFERROR(INDEX([.$N$2:.N$125];MATCH([.B115];[.$M$2:.$M$125];0);1);&quot;&quot;)">
            <text:p/>
          </table:table-cell>
          <table:table-cell table:formula="of:=IFERROR(INDEX([.$N$126:.N$450];MATCH([.$B115];[.$M$126:.$M$450];0);1);&quot;&quot;)" office:value-type="float" office:value="4.6" calcext:value-type="float">
            <text:p>4.6</text:p>
          </table:table-cell>
          <table:table-cell table:formula="of:=IFERROR(INDEX([.$N$451:.$N$776];MATCH([.$B115];[.$M$451:.$M$776];0);1);&quot;&quot;)" office:value-type="float" office:value="4.31051641344831" calcext:value-type="float">
            <text:p>4.31051641344831</text:p>
          </table:table-cell>
          <table:table-cell table:formula="of:=IFERROR(INDEX([.$N$777:.$N$1102];MATCH([.$B115];[.$M$777:.$M$1102];0);1);&quot;&quot;)" office:value-type="float" office:value="4.79381642604735" calcext:value-type="float">
            <text:p>4.79381642604735</text:p>
          </table:table-cell>
          <table:table-cell table:formula="of:=IFERROR(INDEX([.$N$1103:.$N$1428];MATCH([.$B115];[.$M$1103:.$M$1428];0);1);&quot;&quot;)" office:value-type="float" office:value="4.53221195629895" calcext:value-type="float">
            <text:p>4.53221195629895</text:p>
          </table:table-cell>
          <table:table-cell table:formula="of:=IFERROR(INDEX([.$N$1429:.$N$1754];MATCH([.$B115];[.$M$1429:.$M$1754];0);1);&quot;&quot;)" office:value-type="float" office:value="4.2822991019058" calcext:value-type="float">
            <text:p>4.2822991019058</text:p>
          </table:table-cell>
          <table:table-cell table:formula="of:=IFERROR(INDEX([.$N$1755:.$N$2080];MATCH([.$B115];[.$M$1755:.$M$2080];0);1);&quot;&quot;)" office:value-type="float" office:value="4.64435891225299" calcext:value-type="float">
            <text:p>4.6443589122529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Lewisham</text:p>
          </table:table-cell>
          <table:table-cell office:value-type="string" calcext:value-type="string">
            <text:p>E0900002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Tewkesbury</text:p>
          </table:table-cell>
          <table:table-cell office:value-type="string" calcext:value-type="string">
            <text:p>E07000083</text:p>
          </table:table-cell>
          <table:table-cell table:formula="of:=IFERROR(INDEX([.$N$2:.N$125];MATCH([.B116];[.$M$2:.$M$125];0);1);&quot;&quot;)">
            <text:p/>
          </table:table-cell>
          <table:table-cell table:formula="of:=IFERROR(INDEX([.$N$126:.N$450];MATCH([.$B116];[.$M$126:.$M$450];0);1);&quot;&quot;)" office:value-type="float" office:value="4.8" calcext:value-type="float">
            <text:p>4.8</text:p>
          </table:table-cell>
          <table:table-cell table:formula="of:=IFERROR(INDEX([.$N$451:.$N$776];MATCH([.$B116];[.$M$451:.$M$776];0);1);&quot;&quot;)" office:value-type="float" office:value="4.70496409670733" calcext:value-type="float">
            <text:p>4.70496409670733</text:p>
          </table:table-cell>
          <table:table-cell table:formula="of:=IFERROR(INDEX([.$N$777:.$N$1102];MATCH([.$B116];[.$M$777:.$M$1102];0);1);&quot;&quot;)" office:value-type="float" office:value="5.05002354641575" calcext:value-type="float">
            <text:p>5.05002354641575</text:p>
          </table:table-cell>
          <table:table-cell table:formula="of:=IFERROR(INDEX([.$N$1103:.$N$1428];MATCH([.$B116];[.$M$1103:.$M$1428];0);1);&quot;&quot;)" office:value-type="float" office:value="4.85428226750383" calcext:value-type="float">
            <text:p>4.85428226750383</text:p>
          </table:table-cell>
          <table:table-cell table:formula="of:=IFERROR(INDEX([.$N$1429:.$N$1754];MATCH([.$B116];[.$M$1429:.$M$1754];0);1);&quot;&quot;)" office:value-type="float" office:value="4.64793152634982" calcext:value-type="float">
            <text:p>4.64793152634982</text:p>
          </table:table-cell>
          <table:table-cell table:formula="of:=IFERROR(INDEX([.$N$1755:.$N$2080];MATCH([.$B116];[.$M$1755:.$M$2080];0);1);&quot;&quot;)" office:value-type="float" office:value="4.95530747962689" calcext:value-type="float">
            <text:p>4.9553074796268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Merton</text:p>
          </table:table-cell>
          <table:table-cell office:value-type="string" calcext:value-type="string">
            <text:p>E09000024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Basingstoke and Deane</text:p>
          </table:table-cell>
          <table:table-cell office:value-type="string" calcext:value-type="string">
            <text:p>E07000084</text:p>
          </table:table-cell>
          <table:table-cell table:formula="of:=IFERROR(INDEX([.$N$2:.N$125];MATCH([.B117];[.$M$2:.$M$125];0);1);&quot;&quot;)">
            <text:p/>
          </table:table-cell>
          <table:table-cell table:formula="of:=IFERROR(INDEX([.$N$126:.N$450];MATCH([.$B117];[.$M$126:.$M$450];0);1);&quot;&quot;)" office:value-type="float" office:value="5.6" calcext:value-type="float">
            <text:p>5.6</text:p>
          </table:table-cell>
          <table:table-cell table:formula="of:=IFERROR(INDEX([.$N$451:.$N$776];MATCH([.$B117];[.$M$451:.$M$776];0);1);&quot;&quot;)" office:value-type="float" office:value="5.23764311002556" calcext:value-type="float">
            <text:p>5.23764311002556</text:p>
          </table:table-cell>
          <table:table-cell table:formula="of:=IFERROR(INDEX([.$N$777:.$N$1102];MATCH([.$B117];[.$M$777:.$M$1102];0);1);&quot;&quot;)" office:value-type="float" office:value="5.24379960449015" calcext:value-type="float">
            <text:p>5.24379960449015</text:p>
          </table:table-cell>
          <table:table-cell table:formula="of:=IFERROR(INDEX([.$N$1103:.$N$1428];MATCH([.$B117];[.$M$1103:.$M$1428];0);1);&quot;&quot;)" office:value-type="float" office:value="4.92113648826335" calcext:value-type="float">
            <text:p>4.92113648826335</text:p>
          </table:table-cell>
          <table:table-cell table:formula="of:=IFERROR(INDEX([.$N$1429:.$N$1754];MATCH([.$B117];[.$M$1429:.$M$1754];0);1);&quot;&quot;)" office:value-type="float" office:value="4.47972360452772" calcext:value-type="float">
            <text:p>4.47972360452772</text:p>
          </table:table-cell>
          <table:table-cell table:formula="of:=IFERROR(INDEX([.$N$1755:.$N$2080];MATCH([.$B117];[.$M$1755:.$M$2080];0);1);&quot;&quot;)" office:value-type="float" office:value="5.26376818813224" calcext:value-type="float">
            <text:p>5.2637681881322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Newham</text:p>
          </table:table-cell>
          <table:table-cell office:value-type="string" calcext:value-type="string">
            <text:p>E0900002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East Hampshire</text:p>
          </table:table-cell>
          <table:table-cell office:value-type="string" calcext:value-type="string">
            <text:p>E07000085</text:p>
          </table:table-cell>
          <table:table-cell table:formula="of:=IFERROR(INDEX([.$N$2:.N$125];MATCH([.B118];[.$M$2:.$M$125];0);1);&quot;&quot;)">
            <text:p/>
          </table:table-cell>
          <table:table-cell table:formula="of:=IFERROR(INDEX([.$N$126:.N$450];MATCH([.$B118];[.$M$126:.$M$450];0);1);&quot;&quot;)" office:value-type="float" office:value="5.2" calcext:value-type="float">
            <text:p>5.2</text:p>
          </table:table-cell>
          <table:table-cell table:formula="of:=IFERROR(INDEX([.$N$451:.$N$776];MATCH([.$B118];[.$M$451:.$M$776];0);1);&quot;&quot;)" office:value-type="float" office:value="4.73610986428273" calcext:value-type="float">
            <text:p>4.73610986428273</text:p>
          </table:table-cell>
          <table:table-cell table:formula="of:=IFERROR(INDEX([.$N$777:.$N$1102];MATCH([.$B118];[.$M$777:.$M$1102];0);1);&quot;&quot;)" office:value-type="float" office:value="4.84057642075339" calcext:value-type="float">
            <text:p>4.84057642075339</text:p>
          </table:table-cell>
          <table:table-cell table:formula="of:=IFERROR(INDEX([.$N$1103:.$N$1428];MATCH([.$B118];[.$M$1103:.$M$1428];0);1);&quot;&quot;)" office:value-type="float" office:value="4.49518431839049" calcext:value-type="float">
            <text:p>4.49518431839049</text:p>
          </table:table-cell>
          <table:table-cell table:formula="of:=IFERROR(INDEX([.$N$1429:.$N$1754];MATCH([.$B118];[.$M$1429:.$M$1754];0);1);&quot;&quot;)" office:value-type="float" office:value="4.18344505317927" calcext:value-type="float">
            <text:p>4.18344505317927</text:p>
          </table:table-cell>
          <table:table-cell table:formula="of:=IFERROR(INDEX([.$N$1755:.$N$2080];MATCH([.$B118];[.$M$1755:.$M$2080];0);1);&quot;&quot;)" office:value-type="float" office:value="5.03527240523077" calcext:value-type="float">
            <text:p>5.0352724052307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E090000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E07000086</text:p>
          </table:table-cell>
          <table:table-cell table:formula="of:=IFERROR(INDEX([.$N$2:.N$125];MATCH([.B119];[.$M$2:.$M$125];0);1);&quot;&quot;)">
            <text:p/>
          </table:table-cell>
          <table:table-cell table:formula="of:=IFERROR(INDEX([.$N$126:.N$450];MATCH([.$B119];[.$M$126:.$M$450];0);1);&quot;&quot;)" office:value-type="float" office:value="5.8" calcext:value-type="float">
            <text:p>5.8</text:p>
          </table:table-cell>
          <table:table-cell table:formula="of:=IFERROR(INDEX([.$N$451:.$N$776];MATCH([.$B119];[.$M$451:.$M$776];0);1);&quot;&quot;)" office:value-type="float" office:value="5.24625656908498" calcext:value-type="float">
            <text:p>5.24625656908498</text:p>
          </table:table-cell>
          <table:table-cell table:formula="of:=IFERROR(INDEX([.$N$777:.$N$1102];MATCH([.$B119];[.$M$777:.$M$1102];0);1);&quot;&quot;)" office:value-type="float" office:value="5.30578397419965" calcext:value-type="float">
            <text:p>5.30578397419965</text:p>
          </table:table-cell>
          <table:table-cell table:formula="of:=IFERROR(INDEX([.$N$1103:.$N$1428];MATCH([.$B119];[.$M$1103:.$M$1428];0);1);&quot;&quot;)" office:value-type="float" office:value="4.94780852809414" calcext:value-type="float">
            <text:p>4.94780852809414</text:p>
          </table:table-cell>
          <table:table-cell table:formula="of:=IFERROR(INDEX([.$N$1429:.$N$1754];MATCH([.$B119];[.$M$1429:.$M$1754];0);1);&quot;&quot;)" office:value-type="float" office:value="4.83053973886021" calcext:value-type="float">
            <text:p>4.83053973886021</text:p>
          </table:table-cell>
          <table:table-cell table:formula="of:=IFERROR(INDEX([.$N$1755:.$N$2080];MATCH([.$B119];[.$M$1755:.$M$2080];0);1);&quot;&quot;)" office:value-type="float" office:value="5.57454011290923" calcext:value-type="float">
            <text:p>5.5745401129092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E09000027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Fareham</text:p>
          </table:table-cell>
          <table:table-cell office:value-type="string" calcext:value-type="string">
            <text:p>E07000087</text:p>
          </table:table-cell>
          <table:table-cell table:formula="of:=IFERROR(INDEX([.$N$2:.N$125];MATCH([.B120];[.$M$2:.$M$125];0);1);&quot;&quot;)">
            <text:p/>
          </table:table-cell>
          <table:table-cell table:formula="of:=IFERROR(INDEX([.$N$126:.N$450];MATCH([.$B120];[.$M$126:.$M$450];0);1);&quot;&quot;)" office:value-type="float" office:value="5.6" calcext:value-type="float">
            <text:p>5.6</text:p>
          </table:table-cell>
          <table:table-cell table:formula="of:=IFERROR(INDEX([.$N$451:.$N$776];MATCH([.$B120];[.$M$451:.$M$776];0);1);&quot;&quot;)" office:value-type="float" office:value="5.08755503122315" calcext:value-type="float">
            <text:p>5.08755503122315</text:p>
          </table:table-cell>
          <table:table-cell table:formula="of:=IFERROR(INDEX([.$N$777:.$N$1102];MATCH([.$B120];[.$M$777:.$M$1102];0);1);&quot;&quot;)" office:value-type="float" office:value="5.20733517987143" calcext:value-type="float">
            <text:p>5.20733517987143</text:p>
          </table:table-cell>
          <table:table-cell table:formula="of:=IFERROR(INDEX([.$N$1103:.$N$1428];MATCH([.$B120];[.$M$1103:.$M$1428];0);1);&quot;&quot;)" office:value-type="float" office:value="4.86935531027136" calcext:value-type="float">
            <text:p>4.86935531027136</text:p>
          </table:table-cell>
          <table:table-cell table:formula="of:=IFERROR(INDEX([.$N$1429:.$N$1754];MATCH([.$B120];[.$M$1429:.$M$1754];0);1);&quot;&quot;)" office:value-type="float" office:value="4.80554324638333" calcext:value-type="float">
            <text:p>4.80554324638333</text:p>
          </table:table-cell>
          <table:table-cell table:formula="of:=IFERROR(INDEX([.$N$1755:.$N$2080];MATCH([.$B120];[.$M$1755:.$M$2080];0);1);&quot;&quot;)" office:value-type="float" office:value="5.65082297260029" calcext:value-type="float">
            <text:p>5.6508229726002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outhwark</text:p>
          </table:table-cell>
          <table:table-cell office:value-type="string" calcext:value-type="string">
            <text:p>E0900002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Gosport</text:p>
          </table:table-cell>
          <table:table-cell office:value-type="string" calcext:value-type="string">
            <text:p>E07000088</text:p>
          </table:table-cell>
          <table:table-cell table:formula="of:=IFERROR(INDEX([.$N$2:.N$125];MATCH([.B121];[.$M$2:.$M$125];0);1);&quot;&quot;)">
            <text:p/>
          </table:table-cell>
          <table:table-cell table:formula="of:=IFERROR(INDEX([.$N$126:.N$450];MATCH([.$B121];[.$M$126:.$M$450];0);1);&quot;&quot;)" office:value-type="float" office:value="5.3" calcext:value-type="float">
            <text:p>5.3</text:p>
          </table:table-cell>
          <table:table-cell table:formula="of:=IFERROR(INDEX([.$N$451:.$N$776];MATCH([.$B121];[.$M$451:.$M$776];0);1);&quot;&quot;)" office:value-type="float" office:value="4.71079429292923" calcext:value-type="float">
            <text:p>4.71079429292923</text:p>
          </table:table-cell>
          <table:table-cell table:formula="of:=IFERROR(INDEX([.$N$777:.$N$1102];MATCH([.$B121];[.$M$777:.$M$1102];0);1);&quot;&quot;)" office:value-type="float" office:value="4.82954155792903" calcext:value-type="float">
            <text:p>4.82954155792903</text:p>
          </table:table-cell>
          <table:table-cell table:formula="of:=IFERROR(INDEX([.$N$1103:.$N$1428];MATCH([.$B121];[.$M$1103:.$M$1428];0);1);&quot;&quot;)" office:value-type="float" office:value="4.46992161828732" calcext:value-type="float">
            <text:p>4.46992161828732</text:p>
          </table:table-cell>
          <table:table-cell table:formula="of:=IFERROR(INDEX([.$N$1429:.$N$1754];MATCH([.$B121];[.$M$1429:.$M$1754];0);1);&quot;&quot;)" office:value-type="float" office:value="5.01842696476721" calcext:value-type="float">
            <text:p>5.01842696476721</text:p>
          </table:table-cell>
          <table:table-cell table:formula="of:=IFERROR(INDEX([.$N$1755:.$N$2080];MATCH([.$B121];[.$M$1755:.$M$2080];0);1);&quot;&quot;)" office:value-type="float" office:value="5.67825762216005" calcext:value-type="float">
            <text:p>5.6782576221600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E09000029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Hart</text:p>
          </table:table-cell>
          <table:table-cell office:value-type="string" calcext:value-type="string">
            <text:p>E07000089</text:p>
          </table:table-cell>
          <table:table-cell table:formula="of:=IFERROR(INDEX([.$N$2:.N$125];MATCH([.B122];[.$M$2:.$M$125];0);1);&quot;&quot;)">
            <text:p/>
          </table:table-cell>
          <table:table-cell table:formula="of:=IFERROR(INDEX([.$N$126:.N$450];MATCH([.$B122];[.$M$126:.$M$450];0);1);&quot;&quot;)" office:value-type="float" office:value="5.4" calcext:value-type="float">
            <text:p>5.4</text:p>
          </table:table-cell>
          <table:table-cell table:formula="of:=IFERROR(INDEX([.$N$451:.$N$776];MATCH([.$B122];[.$M$451:.$M$776];0);1);&quot;&quot;)" office:value-type="float" office:value="4.8491150846358" calcext:value-type="float">
            <text:p>4.8491150846358</text:p>
          </table:table-cell>
          <table:table-cell table:formula="of:=IFERROR(INDEX([.$N$777:.$N$1102];MATCH([.$B122];[.$M$777:.$M$1102];0);1);&quot;&quot;)" office:value-type="float" office:value="4.94539921203568" calcext:value-type="float">
            <text:p>4.94539921203568</text:p>
          </table:table-cell>
          <table:table-cell table:formula="of:=IFERROR(INDEX([.$N$1103:.$N$1428];MATCH([.$B122];[.$M$1103:.$M$1428];0);1);&quot;&quot;)" office:value-type="float" office:value="4.61190477916731" calcext:value-type="float">
            <text:p>4.61190477916731</text:p>
          </table:table-cell>
          <table:table-cell table:formula="of:=IFERROR(INDEX([.$N$1429:.$N$1754];MATCH([.$B122];[.$M$1429:.$M$1754];0);1);&quot;&quot;)" office:value-type="float" office:value="4.17523750640004" calcext:value-type="float">
            <text:p>4.17523750640004</text:p>
          </table:table-cell>
          <table:table-cell table:formula="of:=IFERROR(INDEX([.$N$1755:.$N$2080];MATCH([.$B122];[.$M$1755:.$M$2080];0);1);&quot;&quot;)" office:value-type="float" office:value="5.26333209316231" calcext:value-type="float">
            <text:p>5.2633320931623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Tower Hamlets</text:p>
          </table:table-cell>
          <table:table-cell office:value-type="string" calcext:value-type="string">
            <text:p>E0900003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Havant</text:p>
          </table:table-cell>
          <table:table-cell office:value-type="string" calcext:value-type="string">
            <text:p>E07000090</text:p>
          </table:table-cell>
          <table:table-cell table:formula="of:=IFERROR(INDEX([.$N$2:.N$125];MATCH([.B123];[.$M$2:.$M$125];0);1);&quot;&quot;)">
            <text:p/>
          </table:table-cell>
          <table:table-cell table:formula="of:=IFERROR(INDEX([.$N$126:.N$450];MATCH([.$B123];[.$M$126:.$M$450];0);1);&quot;&quot;)" office:value-type="float" office:value="5.4" calcext:value-type="float">
            <text:p>5.4</text:p>
          </table:table-cell>
          <table:table-cell table:formula="of:=IFERROR(INDEX([.$N$451:.$N$776];MATCH([.$B123];[.$M$451:.$M$776];0);1);&quot;&quot;)" office:value-type="float" office:value="4.87550247475753" calcext:value-type="float">
            <text:p>4.87550247475753</text:p>
          </table:table-cell>
          <table:table-cell table:formula="of:=IFERROR(INDEX([.$N$777:.$N$1102];MATCH([.$B123];[.$M$777:.$M$1102];0);1);&quot;&quot;)" office:value-type="float" office:value="4.96191980124909" calcext:value-type="float">
            <text:p>4.96191980124909</text:p>
          </table:table-cell>
          <table:table-cell table:formula="of:=IFERROR(INDEX([.$N$1103:.$N$1428];MATCH([.$B123];[.$M$1103:.$M$1428];0);1);&quot;&quot;)" office:value-type="float" office:value="4.56009978034736" calcext:value-type="float">
            <text:p>4.56009978034736</text:p>
          </table:table-cell>
          <table:table-cell table:formula="of:=IFERROR(INDEX([.$N$1429:.$N$1754];MATCH([.$B123];[.$M$1429:.$M$1754];0);1);&quot;&quot;)" office:value-type="float" office:value="5.05435549802206" calcext:value-type="float">
            <text:p>5.05435549802206</text:p>
          </table:table-cell>
          <table:table-cell table:formula="of:=IFERROR(INDEX([.$N$1755:.$N$2080];MATCH([.$B123];[.$M$1755:.$M$2080];0);1);&quot;&quot;)" office:value-type="float" office:value="5.71603522629183" calcext:value-type="float">
            <text:p>5.7160352262918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altham Forest</text:p>
          </table:table-cell>
          <table:table-cell office:value-type="string" calcext:value-type="string">
            <text:p>E0900003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New Forest</text:p>
          </table:table-cell>
          <table:table-cell office:value-type="string" calcext:value-type="string">
            <text:p>E07000091</text:p>
          </table:table-cell>
          <table:table-cell table:formula="of:=IFERROR(INDEX([.$N$2:.N$125];MATCH([.B124];[.$M$2:.$M$125];0);1);&quot;&quot;)">
            <text:p/>
          </table:table-cell>
          <table:table-cell table:formula="of:=IFERROR(INDEX([.$N$126:.N$450];MATCH([.$B124];[.$M$126:.$M$450];0);1);&quot;&quot;)" office:value-type="float" office:value="4.8" calcext:value-type="float">
            <text:p>4.8</text:p>
          </table:table-cell>
          <table:table-cell table:formula="of:=IFERROR(INDEX([.$N$451:.$N$776];MATCH([.$B124];[.$M$451:.$M$776];0);1);&quot;&quot;)" office:value-type="float" office:value="4.32066368892661" calcext:value-type="float">
            <text:p>4.32066368892661</text:p>
          </table:table-cell>
          <table:table-cell table:formula="of:=IFERROR(INDEX([.$N$777:.$N$1102];MATCH([.$B124];[.$M$777:.$M$1102];0);1);&quot;&quot;)" office:value-type="float" office:value="4.62425421155569" calcext:value-type="float">
            <text:p>4.62425421155569</text:p>
          </table:table-cell>
          <table:table-cell table:formula="of:=IFERROR(INDEX([.$N$1103:.$N$1428];MATCH([.$B124];[.$M$1103:.$M$1428];0);1);&quot;&quot;)" office:value-type="float" office:value="4.29511503073066" calcext:value-type="float">
            <text:p>4.29511503073066</text:p>
          </table:table-cell>
          <table:table-cell table:formula="of:=IFERROR(INDEX([.$N$1429:.$N$1754];MATCH([.$B124];[.$M$1429:.$M$1754];0);1);&quot;&quot;)" office:value-type="float" office:value="4.02565337301434" calcext:value-type="float">
            <text:p>4.02565337301434</text:p>
          </table:table-cell>
          <table:table-cell table:formula="of:=IFERROR(INDEX([.$N$1755:.$N$2080];MATCH([.$B124];[.$M$1755:.$M$2080];0);1);&quot;&quot;)" office:value-type="float" office:value="4.86790853482442" calcext:value-type="float">
            <text:p>4.8679085348244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andsworth</text:p>
          </table:table-cell>
          <table:table-cell office:value-type="string" calcext:value-type="string">
            <text:p>E0900003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Rushmoor</text:p>
          </table:table-cell>
          <table:table-cell office:value-type="string" calcext:value-type="string">
            <text:p>E07000092</text:p>
          </table:table-cell>
          <table:table-cell table:formula="of:=IFERROR(INDEX([.$N$2:.N$125];MATCH([.B125];[.$M$2:.$M$125];0);1);&quot;&quot;)">
            <text:p/>
          </table:table-cell>
          <table:table-cell table:formula="of:=IFERROR(INDEX([.$N$126:.N$450];MATCH([.$B125];[.$M$126:.$M$450];0);1);&quot;&quot;)" office:value-type="float" office:value="5.9" calcext:value-type="float">
            <text:p>5.9</text:p>
          </table:table-cell>
          <table:table-cell table:formula="of:=IFERROR(INDEX([.$N$451:.$N$776];MATCH([.$B125];[.$M$451:.$M$776];0);1);&quot;&quot;)" office:value-type="float" office:value="5.23935482127673" calcext:value-type="float">
            <text:p>5.23935482127673</text:p>
          </table:table-cell>
          <table:table-cell table:formula="of:=IFERROR(INDEX([.$N$777:.$N$1102];MATCH([.$B125];[.$M$777:.$M$1102];0);1);&quot;&quot;)" office:value-type="float" office:value="5.36019521052675" calcext:value-type="float">
            <text:p>5.36019521052675</text:p>
          </table:table-cell>
          <table:table-cell table:formula="of:=IFERROR(INDEX([.$N$1103:.$N$1428];MATCH([.$B125];[.$M$1103:.$M$1428];0);1);&quot;&quot;)" office:value-type="float" office:value="5.01484609352667" calcext:value-type="float">
            <text:p>5.01484609352667</text:p>
          </table:table-cell>
          <table:table-cell table:formula="of:=IFERROR(INDEX([.$N$1429:.$N$1754];MATCH([.$B125];[.$M$1429:.$M$1754];0);1);&quot;&quot;)" office:value-type="float" office:value="4.75713998939596" calcext:value-type="float">
            <text:p>4.75713998939596</text:p>
          </table:table-cell>
          <table:table-cell table:formula="of:=IFERROR(INDEX([.$N$1755:.$N$2080];MATCH([.$B125];[.$M$1755:.$M$2080];0);1);&quot;&quot;)" office:value-type="float" office:value="5.75143627219008" calcext:value-type="float">
            <text:p>5.7514362721900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E09000033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string" calcext:value-type="string">
            <text:p>E07000093</text:p>
          </table:table-cell>
          <table:table-cell table:formula="of:=IFERROR(INDEX([.$N$2:.N$125];MATCH([.B126];[.$M$2:.$M$125];0);1);&quot;&quot;)">
            <text:p/>
          </table:table-cell>
          <table:table-cell table:formula="of:=IFERROR(INDEX([.$N$126:.N$450];MATCH([.$B126];[.$M$126:.$M$450];0);1);&quot;&quot;)" office:value-type="float" office:value="5.3" calcext:value-type="float">
            <text:p>5.3</text:p>
          </table:table-cell>
          <table:table-cell table:formula="of:=IFERROR(INDEX([.$N$451:.$N$776];MATCH([.$B126];[.$M$451:.$M$776];0);1);&quot;&quot;)" office:value-type="float" office:value="4.91362930008741" calcext:value-type="float">
            <text:p>4.91362930008741</text:p>
          </table:table-cell>
          <table:table-cell table:formula="of:=IFERROR(INDEX([.$N$777:.$N$1102];MATCH([.$B126];[.$M$777:.$M$1102];0);1);&quot;&quot;)" office:value-type="float" office:value="5.04320156677097" calcext:value-type="float">
            <text:p>5.04320156677097</text:p>
          </table:table-cell>
          <table:table-cell table:formula="of:=IFERROR(INDEX([.$N$1103:.$N$1428];MATCH([.$B126];[.$M$1103:.$M$1428];0);1);&quot;&quot;)" office:value-type="float" office:value="4.74497982605203" calcext:value-type="float">
            <text:p>4.74497982605203</text:p>
          </table:table-cell>
          <table:table-cell table:formula="of:=IFERROR(INDEX([.$N$1429:.$N$1754];MATCH([.$B126];[.$M$1429:.$M$1754];0);1);&quot;&quot;)" office:value-type="float" office:value="4.31769767355194" calcext:value-type="float">
            <text:p>4.31769767355194</text:p>
          </table:table-cell>
          <table:table-cell table:formula="of:=IFERROR(INDEX([.$N$1755:.$N$2080];MATCH([.$B126];[.$M$1755:.$M$2080];0);1);&quot;&quot;)" office:value-type="float" office:value="5.08191381015742" calcext:value-type="float">
            <text:p>5.0819138101574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artlepool</text:p>
          </table:table-cell>
          <table:table-cell office:value-type="string" calcext:value-type="string">
            <text:p>E0600000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Winchester</text:p>
          </table:table-cell>
          <table:table-cell office:value-type="string" calcext:value-type="string">
            <text:p>E07000094</text:p>
          </table:table-cell>
          <table:table-cell table:formula="of:=IFERROR(INDEX([.$N$2:.N$125];MATCH([.B127];[.$M$2:.$M$125];0);1);&quot;&quot;)">
            <text:p/>
          </table:table-cell>
          <table:table-cell table:formula="of:=IFERROR(INDEX([.$N$126:.N$450];MATCH([.$B127];[.$M$126:.$M$450];0);1);&quot;&quot;)" office:value-type="float" office:value="5.3" calcext:value-type="float">
            <text:p>5.3</text:p>
          </table:table-cell>
          <table:table-cell table:formula="of:=IFERROR(INDEX([.$N$451:.$N$776];MATCH([.$B127];[.$M$451:.$M$776];0);1);&quot;&quot;)" office:value-type="float" office:value="4.84689732352217" calcext:value-type="float">
            <text:p>4.84689732352217</text:p>
          </table:table-cell>
          <table:table-cell table:formula="of:=IFERROR(INDEX([.$N$777:.$N$1102];MATCH([.$B127];[.$M$777:.$M$1102];0);1);&quot;&quot;)" office:value-type="float" office:value="4.96274492467653" calcext:value-type="float">
            <text:p>4.96274492467653</text:p>
          </table:table-cell>
          <table:table-cell table:formula="of:=IFERROR(INDEX([.$N$1103:.$N$1428];MATCH([.$B127];[.$M$1103:.$M$1428];0);1);&quot;&quot;)" office:value-type="float" office:value="4.6157787381285" calcext:value-type="float">
            <text:p>4.6157787381285</text:p>
          </table:table-cell>
          <table:table-cell table:formula="of:=IFERROR(INDEX([.$N$1429:.$N$1754];MATCH([.$B127];[.$M$1429:.$M$1754];0);1);&quot;&quot;)" office:value-type="float" office:value="4.25401767940329" calcext:value-type="float">
            <text:p>4.25401767940329</text:p>
          </table:table-cell>
          <table:table-cell table:formula="of:=IFERROR(INDEX([.$N$1755:.$N$2080];MATCH([.$B127];[.$M$1755:.$M$2080];0);1);&quot;&quot;)" office:value-type="float" office:value="5.02948419726638" calcext:value-type="float">
            <text:p>5.0294841972663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E0600000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Broxbourne</text:p>
          </table:table-cell>
          <table:table-cell office:value-type="string" calcext:value-type="string">
            <text:p>E07000095</text:p>
          </table:table-cell>
          <table:table-cell table:formula="of:=IFERROR(INDEX([.$N$2:.N$125];MATCH([.B128];[.$M$2:.$M$125];0);1);&quot;&quot;)">
            <text:p/>
          </table:table-cell>
          <table:table-cell table:formula="of:=IFERROR(INDEX([.$N$126:.N$450];MATCH([.$B128];[.$M$126:.$M$450];0);1);&quot;&quot;)" office:value-type="float" office:value="6.2" calcext:value-type="float">
            <text:p>6.2</text:p>
          </table:table-cell>
          <table:table-cell table:formula="of:=IFERROR(INDEX([.$N$451:.$N$776];MATCH([.$B128];[.$M$451:.$M$776];0);1);&quot;&quot;)" office:value-type="float" office:value="5.62480463123289" calcext:value-type="float">
            <text:p>5.62480463123289</text:p>
          </table:table-cell>
          <table:table-cell table:formula="of:=IFERROR(INDEX([.$N$777:.$N$1102];MATCH([.$B128];[.$M$777:.$M$1102];0);1);&quot;&quot;)" office:value-type="float" office:value="5.69256269020006" calcext:value-type="float">
            <text:p>5.69256269020006</text:p>
          </table:table-cell>
          <table:table-cell table:formula="of:=IFERROR(INDEX([.$N$1103:.$N$1428];MATCH([.$B128];[.$M$1103:.$M$1428];0);1);&quot;&quot;)" office:value-type="float" office:value="5.449246488353" calcext:value-type="float">
            <text:p>5.449246488353</text:p>
          </table:table-cell>
          <table:table-cell table:formula="of:=IFERROR(INDEX([.$N$1429:.$N$1754];MATCH([.$B128];[.$M$1429:.$M$1754];0);1);&quot;&quot;)" office:value-type="float" office:value="4.83558593776032" calcext:value-type="float">
            <text:p>4.83558593776032</text:p>
          </table:table-cell>
          <table:table-cell table:formula="of:=IFERROR(INDEX([.$N$1755:.$N$2080];MATCH([.$B128];[.$M$1755:.$M$2080];0);1);&quot;&quot;)" office:value-type="float" office:value="5.65006979517073" calcext:value-type="float">
            <text:p>5.6500697951707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edcar and Cleveland</text:p>
          </table:table-cell>
          <table:table-cell office:value-type="string" calcext:value-type="string">
            <text:p>E06000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corum</text:p>
          </table:table-cell>
          <table:table-cell office:value-type="string" calcext:value-type="string">
            <text:p>E07000096</text:p>
          </table:table-cell>
          <table:table-cell table:formula="of:=IFERROR(INDEX([.$N$2:.N$125];MATCH([.B129];[.$M$2:.$M$125];0);1);&quot;&quot;)">
            <text:p/>
          </table:table-cell>
          <table:table-cell table:formula="of:=IFERROR(INDEX([.$N$126:.N$450];MATCH([.$B129];[.$M$126:.$M$450];0);1);&quot;&quot;)" office:value-type="float" office:value="5.8" calcext:value-type="float">
            <text:p>5.8</text:p>
          </table:table-cell>
          <table:table-cell table:formula="of:=IFERROR(INDEX([.$N$451:.$N$776];MATCH([.$B129];[.$M$451:.$M$776];0);1);&quot;&quot;)" office:value-type="float" office:value="5.21334451938767" calcext:value-type="float">
            <text:p>5.21334451938767</text:p>
          </table:table-cell>
          <table:table-cell table:formula="of:=IFERROR(INDEX([.$N$777:.$N$1102];MATCH([.$B129];[.$M$777:.$M$1102];0);1);&quot;&quot;)" office:value-type="float" office:value="5.28295437956812" calcext:value-type="float">
            <text:p>5.28295437956812</text:p>
          </table:table-cell>
          <table:table-cell table:formula="of:=IFERROR(INDEX([.$N$1103:.$N$1428];MATCH([.$B129];[.$M$1103:.$M$1428];0);1);&quot;&quot;)" office:value-type="float" office:value="4.9835090950873" calcext:value-type="float">
            <text:p>4.9835090950873</text:p>
          </table:table-cell>
          <table:table-cell table:formula="of:=IFERROR(INDEX([.$N$1429:.$N$1754];MATCH([.$B129];[.$M$1429:.$M$1754];0);1);&quot;&quot;)" office:value-type="float" office:value="4.61771843752011" calcext:value-type="float">
            <text:p>4.61771843752011</text:p>
          </table:table-cell>
          <table:table-cell table:formula="of:=IFERROR(INDEX([.$N$1755:.$N$2080];MATCH([.$B129];[.$M$1755:.$M$2080];0);1);&quot;&quot;)" office:value-type="float" office:value="5.40970850012877" calcext:value-type="float">
            <text:p>5.4097085001287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tockton-on-Tees</text:p>
          </table:table-cell>
          <table:table-cell office:value-type="string" calcext:value-type="string">
            <text:p>E0600000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Hertsmere</text:p>
          </table:table-cell>
          <table:table-cell office:value-type="string" calcext:value-type="string">
            <text:p>E07000098</text:p>
          </table:table-cell>
          <table:table-cell table:formula="of:=IFERROR(INDEX([.$N$2:.N$125];MATCH([.B130];[.$M$2:.$M$125];0);1);&quot;&quot;)">
            <text:p/>
          </table:table-cell>
          <table:table-cell table:formula="of:=IFERROR(INDEX([.$N$126:.N$450];MATCH([.$B130];[.$M$126:.$M$450];0);1);&quot;&quot;)" office:value-type="float" office:value="6.4" calcext:value-type="float">
            <text:p>6.4</text:p>
          </table:table-cell>
          <table:table-cell table:formula="of:=IFERROR(INDEX([.$N$451:.$N$776];MATCH([.$B130];[.$M$451:.$M$776];0);1);&quot;&quot;)" office:value-type="float" office:value="5.76273214739228" calcext:value-type="float">
            <text:p>5.76273214739228</text:p>
          </table:table-cell>
          <table:table-cell table:formula="of:=IFERROR(INDEX([.$N$777:.$N$1102];MATCH([.$B130];[.$M$777:.$M$1102];0);1);&quot;&quot;)" office:value-type="float" office:value="5.79737463643397" calcext:value-type="float">
            <text:p>5.79737463643397</text:p>
          </table:table-cell>
          <table:table-cell table:formula="of:=IFERROR(INDEX([.$N$1103:.$N$1428];MATCH([.$B130];[.$M$1103:.$M$1428];0);1);&quot;&quot;)" office:value-type="float" office:value="5.50932359280936" calcext:value-type="float">
            <text:p>5.50932359280936</text:p>
          </table:table-cell>
          <table:table-cell table:formula="of:=IFERROR(INDEX([.$N$1429:.$N$1754];MATCH([.$B130];[.$M$1429:.$M$1754];0);1);&quot;&quot;)" office:value-type="float" office:value="5.07195789622003" calcext:value-type="float">
            <text:p>5.07195789622003</text:p>
          </table:table-cell>
          <table:table-cell table:formula="of:=IFERROR(INDEX([.$N$1755:.$N$2080];MATCH([.$B130];[.$M$1755:.$M$2080];0);1);&quot;&quot;)" office:value-type="float" office:value="5.70090951654046" calcext:value-type="float">
            <text:p>5.7009095165404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E06000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th Hertfordshire</text:p>
          </table:table-cell>
          <table:table-cell office:value-type="string" calcext:value-type="string">
            <text:p>E07000099</text:p>
          </table:table-cell>
          <table:table-cell table:formula="of:=IFERROR(INDEX([.$N$2:.N$125];MATCH([.B131];[.$M$2:.$M$125];0);1);&quot;&quot;)">
            <text:p/>
          </table:table-cell>
          <table:table-cell table:formula="of:=IFERROR(INDEX([.$N$126:.N$450];MATCH([.$B131];[.$M$126:.$M$450];0);1);&quot;&quot;)" office:value-type="float" office:value="5.7" calcext:value-type="float">
            <text:p>5.7</text:p>
          </table:table-cell>
          <table:table-cell table:formula="of:=IFERROR(INDEX([.$N$451:.$N$776];MATCH([.$B131];[.$M$451:.$M$776];0);1);&quot;&quot;)" office:value-type="float" office:value="5.34922611885609" calcext:value-type="float">
            <text:p>5.34922611885609</text:p>
          </table:table-cell>
          <table:table-cell table:formula="of:=IFERROR(INDEX([.$N$777:.$N$1102];MATCH([.$B131];[.$M$777:.$M$1102];0);1);&quot;&quot;)" office:value-type="float" office:value="5.44034843847862" calcext:value-type="float">
            <text:p>5.44034843847862</text:p>
          </table:table-cell>
          <table:table-cell table:formula="of:=IFERROR(INDEX([.$N$1103:.$N$1428];MATCH([.$B131];[.$M$1103:.$M$1428];0);1);&quot;&quot;)" office:value-type="float" office:value="5.18245422838859" calcext:value-type="float">
            <text:p>5.18245422838859</text:p>
          </table:table-cell>
          <table:table-cell table:formula="of:=IFERROR(INDEX([.$N$1429:.$N$1754];MATCH([.$B131];[.$M$1429:.$M$1754];0);1);&quot;&quot;)" office:value-type="float" office:value="4.69926681753453" calcext:value-type="float">
            <text:p>4.69926681753453</text:p>
          </table:table-cell>
          <table:table-cell table:formula="of:=IFERROR(INDEX([.$N$1755:.$N$2080];MATCH([.$B131];[.$M$1755:.$M$2080];0);1);&quot;&quot;)" office:value-type="float" office:value="5.3829400290754" calcext:value-type="float">
            <text:p>5.382940029075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alton</text:p>
          </table:table-cell>
          <table:table-cell office:value-type="string" calcext:value-type="string">
            <text:p>E0600000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string" calcext:value-type="string">
            <text:p>E07000102</text:p>
          </table:table-cell>
          <table:table-cell table:formula="of:=IFERROR(INDEX([.$N$2:.N$125];MATCH([.B132];[.$M$2:.$M$125];0);1);&quot;&quot;)">
            <text:p/>
          </table:table-cell>
          <table:table-cell table:formula="of:=IFERROR(INDEX([.$N$126:.N$450];MATCH([.$B132];[.$M$126:.$M$450];0);1);&quot;&quot;)" office:value-type="float" office:value="6.1" calcext:value-type="float">
            <text:p>6.1</text:p>
          </table:table-cell>
          <table:table-cell table:formula="of:=IFERROR(INDEX([.$N$451:.$N$776];MATCH([.$B132];[.$M$451:.$M$776];0);1);&quot;&quot;)" office:value-type="float" office:value="5.46860993795131" calcext:value-type="float">
            <text:p>5.46860993795131</text:p>
          </table:table-cell>
          <table:table-cell table:formula="of:=IFERROR(INDEX([.$N$777:.$N$1102];MATCH([.$B132];[.$M$777:.$M$1102];0);1);&quot;&quot;)" office:value-type="float" office:value="5.52147426338017" calcext:value-type="float">
            <text:p>5.52147426338017</text:p>
          </table:table-cell>
          <table:table-cell table:formula="of:=IFERROR(INDEX([.$N$1103:.$N$1428];MATCH([.$B132];[.$M$1103:.$M$1428];0);1);&quot;&quot;)" office:value-type="float" office:value="5.20975995002732" calcext:value-type="float">
            <text:p>5.20975995002732</text:p>
          </table:table-cell>
          <table:table-cell table:formula="of:=IFERROR(INDEX([.$N$1429:.$N$1754];MATCH([.$B132];[.$M$1429:.$M$1754];0);1);&quot;&quot;)" office:value-type="float" office:value="4.85295723341415" calcext:value-type="float">
            <text:p>4.85295723341415</text:p>
          </table:table-cell>
          <table:table-cell table:formula="of:=IFERROR(INDEX([.$N$1755:.$N$2080];MATCH([.$B132];[.$M$1755:.$M$2080];0);1);&quot;&quot;)" office:value-type="float" office:value="5.56405258808546" calcext:value-type="float">
            <text:p>5.5640525880854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arrington</text:p>
          </table:table-cell>
          <table:table-cell office:value-type="string" calcext:value-type="string">
            <text:p>E0600000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E07000103</text:p>
          </table:table-cell>
          <table:table-cell table:formula="of:=IFERROR(INDEX([.$N$2:.N$125];MATCH([.B133];[.$M$2:.$M$125];0);1);&quot;&quot;)">
            <text:p/>
          </table:table-cell>
          <table:table-cell table:formula="of:=IFERROR(INDEX([.$N$126:.N$450];MATCH([.$B133];[.$M$126:.$M$450];0);1);&quot;&quot;)" office:value-type="float" office:value="6.5" calcext:value-type="float">
            <text:p>6.5</text:p>
          </table:table-cell>
          <table:table-cell table:formula="of:=IFERROR(INDEX([.$N$451:.$N$776];MATCH([.$B133];[.$M$451:.$M$776];0);1);&quot;&quot;)" office:value-type="float" office:value="5.79452026944715" calcext:value-type="float">
            <text:p>5.79452026944715</text:p>
          </table:table-cell>
          <table:table-cell table:formula="of:=IFERROR(INDEX([.$N$777:.$N$1102];MATCH([.$B133];[.$M$777:.$M$1102];0);1);&quot;&quot;)" office:value-type="float" office:value="5.77796323529454" calcext:value-type="float">
            <text:p>5.77796323529454</text:p>
          </table:table-cell>
          <table:table-cell table:formula="of:=IFERROR(INDEX([.$N$1103:.$N$1428];MATCH([.$B133];[.$M$1103:.$M$1428];0);1);&quot;&quot;)" office:value-type="float" office:value="5.51220311818043" calcext:value-type="float">
            <text:p>5.51220311818043</text:p>
          </table:table-cell>
          <table:table-cell table:formula="of:=IFERROR(INDEX([.$N$1429:.$N$1754];MATCH([.$B133];[.$M$1429:.$M$1754];0);1);&quot;&quot;)" office:value-type="float" office:value="4.87531401935024" calcext:value-type="float">
            <text:p>4.87531401935024</text:p>
          </table:table-cell>
          <table:table-cell table:formula="of:=IFERROR(INDEX([.$N$1755:.$N$2080];MATCH([.$B133];[.$M$1755:.$M$2080];0);1);&quot;&quot;)" office:value-type="float" office:value="5.86703827731837" calcext:value-type="float">
            <text:p>5.8670382773183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lackburn with Darwen</text:p>
          </table:table-cell>
          <table:table-cell office:value-type="string" calcext:value-type="string">
            <text:p>E0600000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shford</text:p>
          </table:table-cell>
          <table:table-cell office:value-type="string" calcext:value-type="string">
            <text:p>E07000105</text:p>
          </table:table-cell>
          <table:table-cell table:formula="of:=IFERROR(INDEX([.$N$2:.N$125];MATCH([.B134];[.$M$2:.$M$125];0);1);&quot;&quot;)">
            <text:p/>
          </table:table-cell>
          <table:table-cell table:formula="of:=IFERROR(INDEX([.$N$126:.N$450];MATCH([.$B134];[.$M$126:.$M$450];0);1);&quot;&quot;)" office:value-type="float" office:value="5.2" calcext:value-type="float">
            <text:p>5.2</text:p>
          </table:table-cell>
          <table:table-cell table:formula="of:=IFERROR(INDEX([.$N$451:.$N$776];MATCH([.$B134];[.$M$451:.$M$776];0);1);&quot;&quot;)" office:value-type="float" office:value="4.95855278038755" calcext:value-type="float">
            <text:p>4.95855278038755</text:p>
          </table:table-cell>
          <table:table-cell table:formula="of:=IFERROR(INDEX([.$N$777:.$N$1102];MATCH([.$B134];[.$M$777:.$M$1102];0);1);&quot;&quot;)" office:value-type="float" office:value="5.393927264009" calcext:value-type="float">
            <text:p>5.393927264009</text:p>
          </table:table-cell>
          <table:table-cell table:formula="of:=IFERROR(INDEX([.$N$1103:.$N$1428];MATCH([.$B134];[.$M$1103:.$M$1428];0);1);&quot;&quot;)" office:value-type="float" office:value="5.19916009906094" calcext:value-type="float">
            <text:p>5.19916009906094</text:p>
          </table:table-cell>
          <table:table-cell table:formula="of:=IFERROR(INDEX([.$N$1429:.$N$1754];MATCH([.$B134];[.$M$1429:.$M$1754];0);1);&quot;&quot;)" office:value-type="float" office:value="5.05379672609518" calcext:value-type="float">
            <text:p>5.05379672609518</text:p>
          </table:table-cell>
          <table:table-cell table:formula="of:=IFERROR(INDEX([.$N$1755:.$N$2080];MATCH([.$B134];[.$M$1755:.$M$2080];0);1);&quot;&quot;)" office:value-type="float" office:value="5.38165543711875" calcext:value-type="float">
            <text:p>5.3816554371187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E0600000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anterbury</text:p>
          </table:table-cell>
          <table:table-cell office:value-type="string" calcext:value-type="string">
            <text:p>E07000106</text:p>
          </table:table-cell>
          <table:table-cell table:formula="of:=IFERROR(INDEX([.$N$2:.N$125];MATCH([.B135];[.$M$2:.$M$125];0);1);&quot;&quot;)">
            <text:p/>
          </table:table-cell>
          <table:table-cell table:formula="of:=IFERROR(INDEX([.$N$126:.N$450];MATCH([.$B135];[.$M$126:.$M$450];0);1);&quot;&quot;)" office:value-type="float" office:value="5" calcext:value-type="float">
            <text:p>5</text:p>
          </table:table-cell>
          <table:table-cell table:formula="of:=IFERROR(INDEX([.$N$451:.$N$776];MATCH([.$B135];[.$M$451:.$M$776];0);1);&quot;&quot;)" office:value-type="float" office:value="4.83752671224495" calcext:value-type="float">
            <text:p>4.83752671224495</text:p>
          </table:table-cell>
          <table:table-cell table:formula="of:=IFERROR(INDEX([.$N$777:.$N$1102];MATCH([.$B135];[.$M$777:.$M$1102];0);1);&quot;&quot;)" office:value-type="float" office:value="5.23211020604124" calcext:value-type="float">
            <text:p>5.23211020604124</text:p>
          </table:table-cell>
          <table:table-cell table:formula="of:=IFERROR(INDEX([.$N$1103:.$N$1428];MATCH([.$B135];[.$M$1103:.$M$1428];0);1);&quot;&quot;)" office:value-type="float" office:value="5.10328231230955" calcext:value-type="float">
            <text:p>5.10328231230955</text:p>
          </table:table-cell>
          <table:table-cell table:formula="of:=IFERROR(INDEX([.$N$1429:.$N$1754];MATCH([.$B135];[.$M$1429:.$M$1754];0);1);&quot;&quot;)" office:value-type="float" office:value="5.01196248084801" calcext:value-type="float">
            <text:p>5.01196248084801</text:p>
          </table:table-cell>
          <table:table-cell table:formula="of:=IFERROR(INDEX([.$N$1755:.$N$2080];MATCH([.$B135];[.$M$1755:.$M$2080];0);1);&quot;&quot;)" office:value-type="float" office:value="5.34444983753342" calcext:value-type="float">
            <text:p>5.3444498375334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Kingston upon Hull</text:p>
          </table:table-cell>
          <table:table-cell office:value-type="string" calcext:value-type="string">
            <text:p>E0600001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Dartford</text:p>
          </table:table-cell>
          <table:table-cell office:value-type="string" calcext:value-type="string">
            <text:p>E07000107</text:p>
          </table:table-cell>
          <table:table-cell table:formula="of:=IFERROR(INDEX([.$N$2:.N$125];MATCH([.B136];[.$M$2:.$M$125];0);1);&quot;&quot;)">
            <text:p/>
          </table:table-cell>
          <table:table-cell table:formula="of:=IFERROR(INDEX([.$N$126:.N$450];MATCH([.$B136];[.$M$126:.$M$450];0);1);&quot;&quot;)" office:value-type="float" office:value="6.5" calcext:value-type="float">
            <text:p>6.5</text:p>
          </table:table-cell>
          <table:table-cell table:formula="of:=IFERROR(INDEX([.$N$451:.$N$776];MATCH([.$B136];[.$M$451:.$M$776];0);1);&quot;&quot;)" office:value-type="float" office:value="6.00041629145733" calcext:value-type="float">
            <text:p>6.00041629145733</text:p>
          </table:table-cell>
          <table:table-cell table:formula="of:=IFERROR(INDEX([.$N$777:.$N$1102];MATCH([.$B136];[.$M$777:.$M$1102];0);1);&quot;&quot;)" office:value-type="float" office:value="6.17598978384341" calcext:value-type="float">
            <text:p>6.17598978384341</text:p>
          </table:table-cell>
          <table:table-cell table:formula="of:=IFERROR(INDEX([.$N$1103:.$N$1428];MATCH([.$B136];[.$M$1103:.$M$1428];0);1);&quot;&quot;)" office:value-type="float" office:value="5.92305661685956" calcext:value-type="float">
            <text:p>5.92305661685956</text:p>
          </table:table-cell>
          <table:table-cell table:formula="of:=IFERROR(INDEX([.$N$1429:.$N$1754];MATCH([.$B136];[.$M$1429:.$M$1754];0);1);&quot;&quot;)" office:value-type="float" office:value="5.37532043459134" calcext:value-type="float">
            <text:p>5.37532043459134</text:p>
          </table:table-cell>
          <table:table-cell table:formula="of:=IFERROR(INDEX([.$N$1755:.$N$2080];MATCH([.$B136];[.$M$1755:.$M$2080];0);1);&quot;&quot;)" office:value-type="float" office:value="6.2950078522632" calcext:value-type="float">
            <text:p>6.295007852263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ast Riding of Yorkshire</text:p>
          </table:table-cell>
          <table:table-cell office:value-type="string" calcext:value-type="string">
            <text:p>E0600001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Dover</text:p>
          </table:table-cell>
          <table:table-cell office:value-type="string" calcext:value-type="string">
            <text:p>E07000108</text:p>
          </table:table-cell>
          <table:table-cell table:formula="of:=IFERROR(INDEX([.$N$2:.N$125];MATCH([.B137];[.$M$2:.$M$125];0);1);&quot;&quot;)">
            <text:p/>
          </table:table-cell>
          <table:table-cell table:formula="of:=IFERROR(INDEX([.$N$126:.N$450];MATCH([.$B137];[.$M$126:.$M$450];0);1);&quot;&quot;)" office:value-type="float" office:value="4.9" calcext:value-type="float">
            <text:p>4.9</text:p>
          </table:table-cell>
          <table:table-cell table:formula="of:=IFERROR(INDEX([.$N$451:.$N$776];MATCH([.$B137];[.$M$451:.$M$776];0);1);&quot;&quot;)" office:value-type="float" office:value="4.67297495966368" calcext:value-type="float">
            <text:p>4.67297495966368</text:p>
          </table:table-cell>
          <table:table-cell table:formula="of:=IFERROR(INDEX([.$N$777:.$N$1102];MATCH([.$B137];[.$M$777:.$M$1102];0);1);&quot;&quot;)" office:value-type="float" office:value="5.251236558061" calcext:value-type="float">
            <text:p>5.251236558061</text:p>
          </table:table-cell>
          <table:table-cell table:formula="of:=IFERROR(INDEX([.$N$1103:.$N$1428];MATCH([.$B137];[.$M$1103:.$M$1428];0);1);&quot;&quot;)" office:value-type="float" office:value="5.08691349748888" calcext:value-type="float">
            <text:p>5.08691349748888</text:p>
          </table:table-cell>
          <table:table-cell table:formula="of:=IFERROR(INDEX([.$N$1429:.$N$1754];MATCH([.$B137];[.$M$1429:.$M$1754];0);1);&quot;&quot;)" office:value-type="float" office:value="4.990368579868" calcext:value-type="float">
            <text:p>4.990368579868</text:p>
          </table:table-cell>
          <table:table-cell table:formula="of:=IFERROR(INDEX([.$N$1755:.$N$2080];MATCH([.$B137];[.$M$1755:.$M$2080];0);1);&quot;&quot;)" office:value-type="float" office:value="5.24593081789197" calcext:value-type="float">
            <text:p>5.2459308178919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East Lincolnshire</text:p>
          </table:table-cell>
          <table:table-cell office:value-type="string" calcext:value-type="string">
            <text:p>E06000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vesham</text:p>
          </table:table-cell>
          <table:table-cell office:value-type="string" calcext:value-type="string">
            <text:p>E07000109</text:p>
          </table:table-cell>
          <table:table-cell table:formula="of:=IFERROR(INDEX([.$N$2:.N$125];MATCH([.B138];[.$M$2:.$M$125];0);1);&quot;&quot;)">
            <text:p/>
          </table:table-cell>
          <table:table-cell table:formula="of:=IFERROR(INDEX([.$N$126:.N$450];MATCH([.$B138];[.$M$126:.$M$450];0);1);&quot;&quot;)" office:value-type="float" office:value="5.9" calcext:value-type="float">
            <text:p>5.9</text:p>
          </table:table-cell>
          <table:table-cell table:formula="of:=IFERROR(INDEX([.$N$451:.$N$776];MATCH([.$B138];[.$M$451:.$M$776];0);1);&quot;&quot;)" office:value-type="float" office:value="5.51888680249788" calcext:value-type="float">
            <text:p>5.51888680249788</text:p>
          </table:table-cell>
          <table:table-cell table:formula="of:=IFERROR(INDEX([.$N$777:.$N$1102];MATCH([.$B138];[.$M$777:.$M$1102];0);1);&quot;&quot;)" office:value-type="float" office:value="5.77409804451423" calcext:value-type="float">
            <text:p>5.77409804451423</text:p>
          </table:table-cell>
          <table:table-cell table:formula="of:=IFERROR(INDEX([.$N$1103:.$N$1428];MATCH([.$B138];[.$M$1103:.$M$1428];0);1);&quot;&quot;)" office:value-type="float" office:value="5.56902687938087" calcext:value-type="float">
            <text:p>5.56902687938087</text:p>
          </table:table-cell>
          <table:table-cell table:formula="of:=IFERROR(INDEX([.$N$1429:.$N$1754];MATCH([.$B138];[.$M$1429:.$M$1754];0);1);&quot;&quot;)" office:value-type="float" office:value="5.14962502718078" calcext:value-type="float">
            <text:p>5.14962502718078</text:p>
          </table:table-cell>
          <table:table-cell table:formula="of:=IFERROR(INDEX([.$N$1755:.$N$2080];MATCH([.$B138];[.$M$1755:.$M$2080];0);1);&quot;&quot;)" office:value-type="float" office:value="6.13006649259949" calcext:value-type="float">
            <text:p>6.1300664925994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E0600001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Maidstone</text:p>
          </table:table-cell>
          <table:table-cell office:value-type="string" calcext:value-type="string">
            <text:p>E07000110</text:p>
          </table:table-cell>
          <table:table-cell table:formula="of:=IFERROR(INDEX([.$N$2:.N$125];MATCH([.B139];[.$M$2:.$M$125];0);1);&quot;&quot;)">
            <text:p/>
          </table:table-cell>
          <table:table-cell table:formula="of:=IFERROR(INDEX([.$N$126:.N$450];MATCH([.$B139];[.$M$126:.$M$450];0);1);&quot;&quot;)" office:value-type="float" office:value="5.4" calcext:value-type="float">
            <text:p>5.4</text:p>
          </table:table-cell>
          <table:table-cell table:formula="of:=IFERROR(INDEX([.$N$451:.$N$776];MATCH([.$B139];[.$M$451:.$M$776];0);1);&quot;&quot;)" office:value-type="float" office:value="5.1235513974575" calcext:value-type="float">
            <text:p>5.1235513974575</text:p>
          </table:table-cell>
          <table:table-cell table:formula="of:=IFERROR(INDEX([.$N$777:.$N$1102];MATCH([.$B139];[.$M$777:.$M$1102];0);1);&quot;&quot;)" office:value-type="float" office:value="5.49149941542469" calcext:value-type="float">
            <text:p>5.49149941542469</text:p>
          </table:table-cell>
          <table:table-cell table:formula="of:=IFERROR(INDEX([.$N$1103:.$N$1428];MATCH([.$B139];[.$M$1103:.$M$1428];0);1);&quot;&quot;)" office:value-type="float" office:value="5.31251536379573" calcext:value-type="float">
            <text:p>5.31251536379573</text:p>
          </table:table-cell>
          <table:table-cell table:formula="of:=IFERROR(INDEX([.$N$1429:.$N$1754];MATCH([.$B139];[.$M$1429:.$M$1754];0);1);&quot;&quot;)" office:value-type="float" office:value="5.39074093185258" calcext:value-type="float">
            <text:p>5.39074093185258</text:p>
          </table:table-cell>
          <table:table-cell table:formula="of:=IFERROR(INDEX([.$N$1755:.$N$2080];MATCH([.$B139];[.$M$1755:.$M$2080];0);1);&quot;&quot;)" office:value-type="float" office:value="5.66585227815522" calcext:value-type="float">
            <text:p>5.6658522781552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E0600001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venoaks</text:p>
          </table:table-cell>
          <table:table-cell office:value-type="string" calcext:value-type="string">
            <text:p>E07000111</text:p>
          </table:table-cell>
          <table:table-cell table:formula="of:=IFERROR(INDEX([.$N$2:.N$125];MATCH([.B140];[.$M$2:.$M$125];0);1);&quot;&quot;)">
            <text:p/>
          </table:table-cell>
          <table:table-cell table:formula="of:=IFERROR(INDEX([.$N$126:.N$450];MATCH([.$B140];[.$M$126:.$M$450];0);1);&quot;&quot;)" office:value-type="float" office:value="5.7" calcext:value-type="float">
            <text:p>5.7</text:p>
          </table:table-cell>
          <table:table-cell table:formula="of:=IFERROR(INDEX([.$N$451:.$N$776];MATCH([.$B140];[.$M$451:.$M$776];0);1);&quot;&quot;)" office:value-type="float" office:value="5.21544327982146" calcext:value-type="float">
            <text:p>5.21544327982146</text:p>
          </table:table-cell>
          <table:table-cell table:formula="of:=IFERROR(INDEX([.$N$777:.$N$1102];MATCH([.$B140];[.$M$777:.$M$1102];0);1);&quot;&quot;)" office:value-type="float" office:value="5.4465027826985" calcext:value-type="float">
            <text:p>5.4465027826985</text:p>
          </table:table-cell>
          <table:table-cell table:formula="of:=IFERROR(INDEX([.$N$1103:.$N$1428];MATCH([.$B140];[.$M$1103:.$M$1428];0);1);&quot;&quot;)" office:value-type="float" office:value="5.15698094971103" calcext:value-type="float">
            <text:p>5.15698094971103</text:p>
          </table:table-cell>
          <table:table-cell table:formula="of:=IFERROR(INDEX([.$N$1429:.$N$1754];MATCH([.$B140];[.$M$1429:.$M$1754];0);1);&quot;&quot;)" office:value-type="float" office:value="4.89503329880058" calcext:value-type="float">
            <text:p>4.89503329880058</text:p>
          </table:table-cell>
          <table:table-cell table:formula="of:=IFERROR(INDEX([.$N$1755:.$N$2080];MATCH([.$B140];[.$M$1755:.$M$2080];0);1);&quot;&quot;)" office:value-type="float" office:value="5.50437368734379" calcext:value-type="float">
            <text:p>5.5043736873437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E0600001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Shepway</text:p>
          </table:table-cell>
          <table:table-cell office:value-type="string" calcext:value-type="string">
            <text:p>E07000112</text:p>
          </table:table-cell>
          <table:table-cell table:formula="of:=IFERROR(INDEX([.$N$2:.N$125];MATCH([.B141];[.$M$2:.$M$125];0);1);&quot;&quot;)">
            <text:p/>
          </table:table-cell>
          <table:table-cell table:formula="of:=IFERROR(INDEX([.$N$126:.N$450];MATCH([.$B141];[.$M$126:.$M$450];0);1);&quot;&quot;)" office:value-type="float" office:value="4.9" calcext:value-type="float">
            <text:p>4.9</text:p>
          </table:table-cell>
          <table:table-cell table:formula="of:=IFERROR(INDEX([.$N$451:.$N$776];MATCH([.$B141];[.$M$451:.$M$776];0);1);&quot;&quot;)" office:value-type="float" office:value="4.63225103326663" calcext:value-type="float">
            <text:p>4.63225103326663</text:p>
          </table:table-cell>
          <table:table-cell table:formula="of:=IFERROR(INDEX([.$N$777:.$N$1102];MATCH([.$B141];[.$M$777:.$M$1102];0);1);&quot;&quot;)" office:value-type="float" office:value="5.06703486407483" calcext:value-type="float">
            <text:p>5.06703486407483</text:p>
          </table:table-cell>
          <table:table-cell table:formula="of:=IFERROR(INDEX([.$N$1103:.$N$1428];MATCH([.$B141];[.$M$1103:.$M$1428];0);1);&quot;&quot;)" office:value-type="float" office:value="4.8366949565981" calcext:value-type="float">
            <text:p>4.8366949565981</text:p>
          </table:table-cell>
          <table:table-cell table:formula="of:=IFERROR(INDEX([.$N$1429:.$N$1754];MATCH([.$B141];[.$M$1429:.$M$1754];0);1);&quot;&quot;)" office:value-type="float" office:value="4.92887021133668" calcext:value-type="float">
            <text:p>4.92887021133668</text:p>
          </table:table-cell>
          <table:table-cell table:formula="of:=IFERROR(INDEX([.$N$1755:.$N$2080];MATCH([.$B141];[.$M$1755:.$M$2080];0);1);&quot;&quot;)" office:value-type="float" office:value="5.20025935703234" calcext:value-type="float">
            <text:p>5.2002593570323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0600001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Swale</text:p>
          </table:table-cell>
          <table:table-cell office:value-type="string" calcext:value-type="string">
            <text:p>E07000113</text:p>
          </table:table-cell>
          <table:table-cell table:formula="of:=IFERROR(INDEX([.$N$2:.N$125];MATCH([.B142];[.$M$2:.$M$125];0);1);&quot;&quot;)">
            <text:p/>
          </table:table-cell>
          <table:table-cell table:formula="of:=IFERROR(INDEX([.$N$126:.N$450];MATCH([.$B142];[.$M$126:.$M$450];0);1);&quot;&quot;)" office:value-type="float" office:value="5.4" calcext:value-type="float">
            <text:p>5.4</text:p>
          </table:table-cell>
          <table:table-cell table:formula="of:=IFERROR(INDEX([.$N$451:.$N$776];MATCH([.$B142];[.$M$451:.$M$776];0);1);&quot;&quot;)" office:value-type="float" office:value="5.11265992863348" calcext:value-type="float">
            <text:p>5.11265992863348</text:p>
          </table:table-cell>
          <table:table-cell table:formula="of:=IFERROR(INDEX([.$N$777:.$N$1102];MATCH([.$B142];[.$M$777:.$M$1102];0);1);&quot;&quot;)" office:value-type="float" office:value="5.51672319038235" calcext:value-type="float">
            <text:p>5.51672319038235</text:p>
          </table:table-cell>
          <table:table-cell table:formula="of:=IFERROR(INDEX([.$N$1103:.$N$1428];MATCH([.$B142];[.$M$1103:.$M$1428];0);1);&quot;&quot;)" office:value-type="float" office:value="5.32078548979079" calcext:value-type="float">
            <text:p>5.32078548979079</text:p>
          </table:table-cell>
          <table:table-cell table:formula="of:=IFERROR(INDEX([.$N$1429:.$N$1754];MATCH([.$B142];[.$M$1429:.$M$1754];0);1);&quot;&quot;)" office:value-type="float" office:value="5.40680931569926" calcext:value-type="float">
            <text:p>5.40680931569926</text:p>
          </table:table-cell>
          <table:table-cell table:formula="of:=IFERROR(INDEX([.$N$1755:.$N$2080];MATCH([.$B142];[.$M$1755:.$M$2080];0);1);&quot;&quot;)" office:value-type="float" office:value="5.61776547005824" calcext:value-type="float">
            <text:p>5.6177654700582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E0600001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Thanet</text:p>
          </table:table-cell>
          <table:table-cell office:value-type="string" calcext:value-type="string">
            <text:p>E07000114</text:p>
          </table:table-cell>
          <table:table-cell table:formula="of:=IFERROR(INDEX([.$N$2:.N$125];MATCH([.B143];[.$M$2:.$M$125];0);1);&quot;&quot;)">
            <text:p/>
          </table:table-cell>
          <table:table-cell table:formula="of:=IFERROR(INDEX([.$N$126:.N$450];MATCH([.$B143];[.$M$126:.$M$450];0);1);&quot;&quot;)" office:value-type="float" office:value="5" calcext:value-type="float">
            <text:p>5</text:p>
          </table:table-cell>
          <table:table-cell table:formula="of:=IFERROR(INDEX([.$N$451:.$N$776];MATCH([.$B143];[.$M$451:.$M$776];0);1);&quot;&quot;)" office:value-type="float" office:value="4.72245361531227" calcext:value-type="float">
            <text:p>4.72245361531227</text:p>
          </table:table-cell>
          <table:table-cell table:formula="of:=IFERROR(INDEX([.$N$777:.$N$1102];MATCH([.$B143];[.$M$777:.$M$1102];0);1);&quot;&quot;)" office:value-type="float" office:value="5.1891225661316" calcext:value-type="float">
            <text:p>5.1891225661316</text:p>
          </table:table-cell>
          <table:table-cell table:formula="of:=IFERROR(INDEX([.$N$1103:.$N$1428];MATCH([.$B143];[.$M$1103:.$M$1428];0);1);&quot;&quot;)" office:value-type="float" office:value="5.00668208791825" calcext:value-type="float">
            <text:p>5.00668208791825</text:p>
          </table:table-cell>
          <table:table-cell table:formula="of:=IFERROR(INDEX([.$N$1429:.$N$1754];MATCH([.$B143];[.$M$1429:.$M$1754];0);1);&quot;&quot;)" office:value-type="float" office:value="5.15448851093881" calcext:value-type="float">
            <text:p>5.15448851093881</text:p>
          </table:table-cell>
          <table:table-cell table:formula="of:=IFERROR(INDEX([.$N$1755:.$N$2080];MATCH([.$B143];[.$M$1755:.$M$2080];0);1);&quot;&quot;)" office:value-type="float" office:value="5.5072863994884" calcext:value-type="float">
            <text:p>5.507286399488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E0600001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string" calcext:value-type="string">
            <text:p>E07000115</text:p>
          </table:table-cell>
          <table:table-cell table:formula="of:=IFERROR(INDEX([.$N$2:.N$125];MATCH([.B144];[.$M$2:.$M$125];0);1);&quot;&quot;)">
            <text:p/>
          </table:table-cell>
          <table:table-cell table:formula="of:=IFERROR(INDEX([.$N$126:.N$450];MATCH([.$B144];[.$M$126:.$M$450];0);1);&quot;&quot;)" office:value-type="float" office:value="5.6" calcext:value-type="float">
            <text:p>5.6</text:p>
          </table:table-cell>
          <table:table-cell table:formula="of:=IFERROR(INDEX([.$N$451:.$N$776];MATCH([.$B144];[.$M$451:.$M$776];0);1);&quot;&quot;)" office:value-type="float" office:value="5.22080043127297" calcext:value-type="float">
            <text:p>5.22080043127297</text:p>
          </table:table-cell>
          <table:table-cell table:formula="of:=IFERROR(INDEX([.$N$777:.$N$1102];MATCH([.$B144];[.$M$777:.$M$1102];0);1);&quot;&quot;)" office:value-type="float" office:value="5.52265236038965" calcext:value-type="float">
            <text:p>5.52265236038965</text:p>
          </table:table-cell>
          <table:table-cell table:formula="of:=IFERROR(INDEX([.$N$1103:.$N$1428];MATCH([.$B144];[.$M$1103:.$M$1428];0);1);&quot;&quot;)" office:value-type="float" office:value="5.28457145000104" calcext:value-type="float">
            <text:p>5.28457145000104</text:p>
          </table:table-cell>
          <table:table-cell table:formula="of:=IFERROR(INDEX([.$N$1429:.$N$1754];MATCH([.$B144];[.$M$1429:.$M$1754];0);1);&quot;&quot;)" office:value-type="float" office:value="5.21138931654104" calcext:value-type="float">
            <text:p>5.21138931654104</text:p>
          </table:table-cell>
          <table:table-cell table:formula="of:=IFERROR(INDEX([.$N$1755:.$N$2080];MATCH([.$B144];[.$M$1755:.$M$2080];0);1);&quot;&quot;)" office:value-type="float" office:value="5.61687453879337" calcext:value-type="float">
            <text:p>5.6168745387933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E06000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string" calcext:value-type="string">
            <text:p>E07000116</text:p>
          </table:table-cell>
          <table:table-cell table:formula="of:=IFERROR(INDEX([.$N$2:.N$125];MATCH([.B145];[.$M$2:.$M$125];0);1);&quot;&quot;)">
            <text:p/>
          </table:table-cell>
          <table:table-cell table:formula="of:=IFERROR(INDEX([.$N$126:.N$450];MATCH([.$B145];[.$M$126:.$M$450];0);1);&quot;&quot;)" office:value-type="float" office:value="5.1" calcext:value-type="float">
            <text:p>5.1</text:p>
          </table:table-cell>
          <table:table-cell table:formula="of:=IFERROR(INDEX([.$N$451:.$N$776];MATCH([.$B145];[.$M$451:.$M$776];0);1);&quot;&quot;)" office:value-type="float" office:value="4.71073876893334" calcext:value-type="float">
            <text:p>4.71073876893334</text:p>
          </table:table-cell>
          <table:table-cell table:formula="of:=IFERROR(INDEX([.$N$777:.$N$1102];MATCH([.$B145];[.$M$777:.$M$1102];0);1);&quot;&quot;)" office:value-type="float" office:value="4.96074578778316" calcext:value-type="float">
            <text:p>4.96074578778316</text:p>
          </table:table-cell>
          <table:table-cell table:formula="of:=IFERROR(INDEX([.$N$1103:.$N$1428];MATCH([.$B145];[.$M$1103:.$M$1428];0);1);&quot;&quot;)" office:value-type="float" office:value="4.65327630715087" calcext:value-type="float">
            <text:p>4.65327630715087</text:p>
          </table:table-cell>
          <table:table-cell table:formula="of:=IFERROR(INDEX([.$N$1429:.$N$1754];MATCH([.$B145];[.$M$1429:.$M$1754];0);1);&quot;&quot;)" office:value-type="float" office:value="4.67854606233294" calcext:value-type="float">
            <text:p>4.67854606233294</text:p>
          </table:table-cell>
          <table:table-cell table:formula="of:=IFERROR(INDEX([.$N$1755:.$N$2080];MATCH([.$B145];[.$M$1755:.$M$2080];0);1);&quot;&quot;)" office:value-type="float" office:value="5.25187698110768" calcext:value-type="float">
            <text:p>5.2518769811076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elford and Wrekin</text:p>
          </table:table-cell>
          <table:table-cell office:value-type="string" calcext:value-type="string">
            <text:p>E0600002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Burnley</text:p>
          </table:table-cell>
          <table:table-cell office:value-type="string" calcext:value-type="string">
            <text:p>E07000117</text:p>
          </table:table-cell>
          <table:table-cell table:formula="of:=IFERROR(INDEX([.$N$2:.N$125];MATCH([.B146];[.$M$2:.$M$125];0);1);&quot;&quot;)">
            <text:p/>
          </table:table-cell>
          <table:table-cell table:formula="of:=IFERROR(INDEX([.$N$126:.N$450];MATCH([.$B146];[.$M$126:.$M$450];0);1);&quot;&quot;)" office:value-type="float" office:value="4.5" calcext:value-type="float">
            <text:p>4.5</text:p>
          </table:table-cell>
          <table:table-cell table:formula="of:=IFERROR(INDEX([.$N$451:.$N$776];MATCH([.$B146];[.$M$451:.$M$776];0);1);&quot;&quot;)" office:value-type="float" office:value="4.18157468770209" calcext:value-type="float">
            <text:p>4.18157468770209</text:p>
          </table:table-cell>
          <table:table-cell table:formula="of:=IFERROR(INDEX([.$N$777:.$N$1102];MATCH([.$B146];[.$M$777:.$M$1102];0);1);&quot;&quot;)" office:value-type="float" office:value="4.40277797981275" calcext:value-type="float">
            <text:p>4.40277797981275</text:p>
          </table:table-cell>
          <table:table-cell table:formula="of:=IFERROR(INDEX([.$N$1103:.$N$1428];MATCH([.$B146];[.$M$1103:.$M$1428];0);1);&quot;&quot;)" office:value-type="float" office:value="4.23013094198409" calcext:value-type="float">
            <text:p>4.23013094198409</text:p>
          </table:table-cell>
          <table:table-cell table:formula="of:=IFERROR(INDEX([.$N$1429:.$N$1754];MATCH([.$B146];[.$M$1429:.$M$1754];0);1);&quot;&quot;)" office:value-type="float" office:value="5.01868708462099" calcext:value-type="float">
            <text:p>5.01868708462099</text:p>
          </table:table-cell>
          <table:table-cell table:formula="of:=IFERROR(INDEX([.$N$1755:.$N$2080];MATCH([.$B146];[.$M$1755:.$M$2080];0);1);&quot;&quot;)" office:value-type="float" office:value="4.77161250068243" calcext:value-type="float">
            <text:p>4.7716125006824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E0600002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Chorley</text:p>
          </table:table-cell>
          <table:table-cell office:value-type="string" calcext:value-type="string">
            <text:p>E07000118</text:p>
          </table:table-cell>
          <table:table-cell table:formula="of:=IFERROR(INDEX([.$N$2:.N$125];MATCH([.B147];[.$M$2:.$M$125];0);1);&quot;&quot;)">
            <text:p/>
          </table:table-cell>
          <table:table-cell table:formula="of:=IFERROR(INDEX([.$N$126:.N$450];MATCH([.$B147];[.$M$126:.$M$450];0);1);&quot;&quot;)" office:value-type="float" office:value="4.4" calcext:value-type="float">
            <text:p>4.4</text:p>
          </table:table-cell>
          <table:table-cell table:formula="of:=IFERROR(INDEX([.$N$451:.$N$776];MATCH([.$B147];[.$M$451:.$M$776];0);1);&quot;&quot;)" office:value-type="float" office:value="4.35371850141586" calcext:value-type="float">
            <text:p>4.35371850141586</text:p>
          </table:table-cell>
          <table:table-cell table:formula="of:=IFERROR(INDEX([.$N$777:.$N$1102];MATCH([.$B147];[.$M$777:.$M$1102];0);1);&quot;&quot;)" office:value-type="float" office:value="4.71311516701758" calcext:value-type="float">
            <text:p>4.71311516701758</text:p>
          </table:table-cell>
          <table:table-cell table:formula="of:=IFERROR(INDEX([.$N$1103:.$N$1428];MATCH([.$B147];[.$M$1103:.$M$1428];0);1);&quot;&quot;)" office:value-type="float" office:value="4.56247437414419" calcext:value-type="float">
            <text:p>4.56247437414419</text:p>
          </table:table-cell>
          <table:table-cell table:formula="of:=IFERROR(INDEX([.$N$1429:.$N$1754];MATCH([.$B147];[.$M$1429:.$M$1754];0);1);&quot;&quot;)" office:value-type="float" office:value="4.78505087717961" calcext:value-type="float">
            <text:p>4.78505087717961</text:p>
          </table:table-cell>
          <table:table-cell table:formula="of:=IFERROR(INDEX([.$N$1755:.$N$2080];MATCH([.$B147];[.$M$1755:.$M$2080];0);1);&quot;&quot;)" office:value-type="float" office:value="4.48522808364522" calcext:value-type="float">
            <text:p>4.4852280836452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ath and North East Somerset</text:p>
          </table:table-cell>
          <table:table-cell office:value-type="string" calcext:value-type="string">
            <text:p>E0600002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Fylde</text:p>
          </table:table-cell>
          <table:table-cell office:value-type="string" calcext:value-type="string">
            <text:p>E07000119</text:p>
          </table:table-cell>
          <table:table-cell table:formula="of:=IFERROR(INDEX([.$N$2:.N$125];MATCH([.B148];[.$M$2:.$M$125];0);1);&quot;&quot;)">
            <text:p/>
          </table:table-cell>
          <table:table-cell table:formula="of:=IFERROR(INDEX([.$N$126:.N$450];MATCH([.$B148];[.$M$126:.$M$450];0);1);&quot;&quot;)" office:value-type="float" office:value="3.6" calcext:value-type="float">
            <text:p>3.6</text:p>
          </table:table-cell>
          <table:table-cell table:formula="of:=IFERROR(INDEX([.$N$451:.$N$776];MATCH([.$B148];[.$M$451:.$M$776];0);1);&quot;&quot;)" office:value-type="float" office:value="3.48680261813295" calcext:value-type="float">
            <text:p>3.48680261813295</text:p>
          </table:table-cell>
          <table:table-cell table:formula="of:=IFERROR(INDEX([.$N$777:.$N$1102];MATCH([.$B148];[.$M$777:.$M$1102];0);1);&quot;&quot;)" office:value-type="float" office:value="3.81539261230577" calcext:value-type="float">
            <text:p>3.81539261230577</text:p>
          </table:table-cell>
          <table:table-cell table:formula="of:=IFERROR(INDEX([.$N$1103:.$N$1428];MATCH([.$B148];[.$M$1103:.$M$1428];0);1);&quot;&quot;)" office:value-type="float" office:value="3.72115604055539" calcext:value-type="float">
            <text:p>3.72115604055539</text:p>
          </table:table-cell>
          <table:table-cell table:formula="of:=IFERROR(INDEX([.$N$1429:.$N$1754];MATCH([.$B148];[.$M$1429:.$M$1754];0);1);&quot;&quot;)" office:value-type="float" office:value="3.82618641239225" calcext:value-type="float">
            <text:p>3.82618641239225</text:p>
          </table:table-cell>
          <table:table-cell table:formula="of:=IFERROR(INDEX([.$N$1755:.$N$2080];MATCH([.$B148];[.$M$1755:.$M$2080];0);1);&quot;&quot;)" office:value-type="float" office:value="3.80409313138862" calcext:value-type="float">
            <text:p>3.8040931313886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E0600002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Hyndburn</text:p>
          </table:table-cell>
          <table:table-cell office:value-type="string" calcext:value-type="string">
            <text:p>E07000120</text:p>
          </table:table-cell>
          <table:table-cell table:formula="of:=IFERROR(INDEX([.$N$2:.N$125];MATCH([.B149];[.$M$2:.$M$125];0);1);&quot;&quot;)">
            <text:p/>
          </table:table-cell>
          <table:table-cell table:formula="of:=IFERROR(INDEX([.$N$126:.N$450];MATCH([.$B149];[.$M$126:.$M$450];0);1);&quot;&quot;)" office:value-type="float" office:value="4.6" calcext:value-type="float">
            <text:p>4.6</text:p>
          </table:table-cell>
          <table:table-cell table:formula="of:=IFERROR(INDEX([.$N$451:.$N$776];MATCH([.$B149];[.$M$451:.$M$776];0);1);&quot;&quot;)" office:value-type="float" office:value="4.31486537756537" calcext:value-type="float">
            <text:p>4.31486537756537</text:p>
          </table:table-cell>
          <table:table-cell table:formula="of:=IFERROR(INDEX([.$N$777:.$N$1102];MATCH([.$B149];[.$M$777:.$M$1102];0);1);&quot;&quot;)" office:value-type="float" office:value="4.47774770300727" calcext:value-type="float">
            <text:p>4.47774770300727</text:p>
          </table:table-cell>
          <table:table-cell table:formula="of:=IFERROR(INDEX([.$N$1103:.$N$1428];MATCH([.$B149];[.$M$1103:.$M$1428];0);1);&quot;&quot;)" office:value-type="float" office:value="4.30614494776423" calcext:value-type="float">
            <text:p>4.30614494776423</text:p>
          </table:table-cell>
          <table:table-cell table:formula="of:=IFERROR(INDEX([.$N$1429:.$N$1754];MATCH([.$B149];[.$M$1429:.$M$1754];0);1);&quot;&quot;)" office:value-type="float" office:value="3.90365772590392" calcext:value-type="float">
            <text:p>3.90365772590392</text:p>
          </table:table-cell>
          <table:table-cell table:formula="of:=IFERROR(INDEX([.$N$1755:.$N$2080];MATCH([.$B149];[.$M$1755:.$M$2080];0);1);&quot;&quot;)" office:value-type="float" office:value="4.80678019193005" calcext:value-type="float">
            <text:p>4.8067801919300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E0600002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E07000121</text:p>
          </table:table-cell>
          <table:table-cell table:formula="of:=IFERROR(INDEX([.$N$2:.N$125];MATCH([.B150];[.$M$2:.$M$125];0);1);&quot;&quot;)">
            <text:p/>
          </table:table-cell>
          <table:table-cell table:formula="of:=IFERROR(INDEX([.$N$126:.N$450];MATCH([.$B150];[.$M$126:.$M$450];0);1);&quot;&quot;)" office:value-type="float" office:value="3.7" calcext:value-type="float">
            <text:p>3.7</text:p>
          </table:table-cell>
          <table:table-cell table:formula="of:=IFERROR(INDEX([.$N$451:.$N$776];MATCH([.$B150];[.$M$451:.$M$776];0);1);&quot;&quot;)" office:value-type="float" office:value="3.56763782113007" calcext:value-type="float">
            <text:p>3.56763782113007</text:p>
          </table:table-cell>
          <table:table-cell table:formula="of:=IFERROR(INDEX([.$N$777:.$N$1102];MATCH([.$B150];[.$M$777:.$M$1102];0);1);&quot;&quot;)" office:value-type="float" office:value="3.77314728274143" calcext:value-type="float">
            <text:p>3.77314728274143</text:p>
          </table:table-cell>
          <table:table-cell table:formula="of:=IFERROR(INDEX([.$N$1103:.$N$1428];MATCH([.$B150];[.$M$1103:.$M$1428];0);1);&quot;&quot;)" office:value-type="float" office:value="3.72066235373572" calcext:value-type="float">
            <text:p>3.72066235373572</text:p>
          </table:table-cell>
          <table:table-cell table:formula="of:=IFERROR(INDEX([.$N$1429:.$N$1754];MATCH([.$B150];[.$M$1429:.$M$1754];0);1);&quot;&quot;)" office:value-type="float" office:value="4.24897411805165" calcext:value-type="float">
            <text:p>4.24897411805165</text:p>
          </table:table-cell>
          <table:table-cell table:formula="of:=IFERROR(INDEX([.$N$1755:.$N$2080];MATCH([.$B150];[.$M$1755:.$M$2080];0);1);&quot;&quot;)" office:value-type="float" office:value="4.08265573716075" calcext:value-type="float">
            <text:p>4.0826557371607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E0600002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Pendle</text:p>
          </table:table-cell>
          <table:table-cell office:value-type="string" calcext:value-type="string">
            <text:p>E07000122</text:p>
          </table:table-cell>
          <table:table-cell table:formula="of:=IFERROR(INDEX([.$N$2:.N$125];MATCH([.B151];[.$M$2:.$M$125];0);1);&quot;&quot;)">
            <text:p/>
          </table:table-cell>
          <table:table-cell table:formula="of:=IFERROR(INDEX([.$N$126:.N$450];MATCH([.$B151];[.$M$126:.$M$450];0);1);&quot;&quot;)" office:value-type="float" office:value="4.3" calcext:value-type="float">
            <text:p>4.3</text:p>
          </table:table-cell>
          <table:table-cell table:formula="of:=IFERROR(INDEX([.$N$451:.$N$776];MATCH([.$B151];[.$M$451:.$M$776];0);1);&quot;&quot;)" office:value-type="float" office:value="3.97314949768232" calcext:value-type="float">
            <text:p>3.97314949768232</text:p>
          </table:table-cell>
          <table:table-cell table:formula="of:=IFERROR(INDEX([.$N$777:.$N$1102];MATCH([.$B151];[.$M$777:.$M$1102];0);1);&quot;&quot;)" office:value-type="float" office:value="4.3035074745585" calcext:value-type="float">
            <text:p>4.3035074745585</text:p>
          </table:table-cell>
          <table:table-cell table:formula="of:=IFERROR(INDEX([.$N$1103:.$N$1428];MATCH([.$B151];[.$M$1103:.$M$1428];0);1);&quot;&quot;)" office:value-type="float" office:value="4.13957956025688" calcext:value-type="float">
            <text:p>4.13957956025688</text:p>
          </table:table-cell>
          <table:table-cell table:formula="of:=IFERROR(INDEX([.$N$1429:.$N$1754];MATCH([.$B151];[.$M$1429:.$M$1754];0);1);&quot;&quot;)" office:value-type="float" office:value="3.67046700171472" calcext:value-type="float">
            <text:p>3.67046700171472</text:p>
          </table:table-cell>
          <table:table-cell table:formula="of:=IFERROR(INDEX([.$N$1755:.$N$2080];MATCH([.$B151];[.$M$1755:.$M$2080];0);1);&quot;&quot;)" office:value-type="float" office:value="4.73577680832882" calcext:value-type="float">
            <text:p>4.7357768083288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E0600002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string" calcext:value-type="string">
            <text:p>E07000123</text:p>
          </table:table-cell>
          <table:table-cell table:formula="of:=IFERROR(INDEX([.$N$2:.N$125];MATCH([.B152];[.$M$2:.$M$125];0);1);&quot;&quot;)">
            <text:p/>
          </table:table-cell>
          <table:table-cell table:formula="of:=IFERROR(INDEX([.$N$126:.N$450];MATCH([.$B152];[.$M$126:.$M$450];0);1);&quot;&quot;)" office:value-type="float" office:value="4.4" calcext:value-type="float">
            <text:p>4.4</text:p>
          </table:table-cell>
          <table:table-cell table:formula="of:=IFERROR(INDEX([.$N$451:.$N$776];MATCH([.$B152];[.$M$451:.$M$776];0);1);&quot;&quot;)" office:value-type="float" office:value="4.22288172063017" calcext:value-type="float">
            <text:p>4.22288172063017</text:p>
          </table:table-cell>
          <table:table-cell table:formula="of:=IFERROR(INDEX([.$N$777:.$N$1102];MATCH([.$B152];[.$M$777:.$M$1102];0);1);&quot;&quot;)" office:value-type="float" office:value="4.39627716530165" calcext:value-type="float">
            <text:p>4.39627716530165</text:p>
          </table:table-cell>
          <table:table-cell table:formula="of:=IFERROR(INDEX([.$N$1103:.$N$1428];MATCH([.$B152];[.$M$1103:.$M$1428];0);1);&quot;&quot;)" office:value-type="float" office:value="4.37797001186174" calcext:value-type="float">
            <text:p>4.37797001186174</text:p>
          </table:table-cell>
          <table:table-cell table:formula="of:=IFERROR(INDEX([.$N$1429:.$N$1754];MATCH([.$B152];[.$M$1429:.$M$1754];0);1);&quot;&quot;)" office:value-type="float" office:value="3.78599774572062" calcext:value-type="float">
            <text:p>3.78599774572062</text:p>
          </table:table-cell>
          <table:table-cell table:formula="of:=IFERROR(INDEX([.$N$1755:.$N$2080];MATCH([.$B152];[.$M$1755:.$M$2080];0);1);&quot;&quot;)" office:value-type="float" office:value="4.70659103496275" calcext:value-type="float">
            <text:p>4.7065910349627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E06000027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string" calcext:value-type="string">
            <text:p>E07000124</text:p>
          </table:table-cell>
          <table:table-cell table:formula="of:=IFERROR(INDEX([.$N$2:.N$125];MATCH([.B153];[.$M$2:.$M$125];0);1);&quot;&quot;)">
            <text:p/>
          </table:table-cell>
          <table:table-cell table:formula="of:=IFERROR(INDEX([.$N$126:.N$450];MATCH([.$B153];[.$M$126:.$M$450];0);1);&quot;&quot;)" office:value-type="float" office:value="3.8" calcext:value-type="float">
            <text:p>3.8</text:p>
          </table:table-cell>
          <table:table-cell table:formula="of:=IFERROR(INDEX([.$N$451:.$N$776];MATCH([.$B153];[.$M$451:.$M$776];0);1);&quot;&quot;)" office:value-type="float" office:value="3.63038172445903" calcext:value-type="float">
            <text:p>3.63038172445903</text:p>
          </table:table-cell>
          <table:table-cell table:formula="of:=IFERROR(INDEX([.$N$777:.$N$1102];MATCH([.$B153];[.$M$777:.$M$1102];0);1);&quot;&quot;)" office:value-type="float" office:value="4.08735038136115" calcext:value-type="float">
            <text:p>4.08735038136115</text:p>
          </table:table-cell>
          <table:table-cell table:formula="of:=IFERROR(INDEX([.$N$1103:.$N$1428];MATCH([.$B153];[.$M$1103:.$M$1428];0);1);&quot;&quot;)" office:value-type="float" office:value="3.93279273655434" calcext:value-type="float">
            <text:p>3.93279273655434</text:p>
          </table:table-cell>
          <table:table-cell table:formula="of:=IFERROR(INDEX([.$N$1429:.$N$1754];MATCH([.$B153];[.$M$1429:.$M$1754];0);1);&quot;&quot;)" office:value-type="float" office:value="3.73016538036182" calcext:value-type="float">
            <text:p>3.73016538036182</text:p>
          </table:table-cell>
          <table:table-cell table:formula="of:=IFERROR(INDEX([.$N$1755:.$N$2080];MATCH([.$B153];[.$M$1755:.$M$2080];0);1);&quot;&quot;)" office:value-type="float" office:value="3.98276187892089" calcext:value-type="float">
            <text:p>3.9827618789208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06000028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Rossendale</text:p>
          </table:table-cell>
          <table:table-cell office:value-type="string" calcext:value-type="string">
            <text:p>E07000125</text:p>
          </table:table-cell>
          <table:table-cell table:formula="of:=IFERROR(INDEX([.$N$2:.N$125];MATCH([.B154];[.$M$2:.$M$125];0);1);&quot;&quot;)">
            <text:p/>
          </table:table-cell>
          <table:table-cell table:formula="of:=IFERROR(INDEX([.$N$126:.N$450];MATCH([.$B154];[.$M$126:.$M$450];0);1);&quot;&quot;)" office:value-type="float" office:value="4.3" calcext:value-type="float">
            <text:p>4.3</text:p>
          </table:table-cell>
          <table:table-cell table:formula="of:=IFERROR(INDEX([.$N$451:.$N$776];MATCH([.$B154];[.$M$451:.$M$776];0);1);&quot;&quot;)" office:value-type="float" office:value="4.05916788836246" calcext:value-type="float">
            <text:p>4.05916788836246</text:p>
          </table:table-cell>
          <table:table-cell table:formula="of:=IFERROR(INDEX([.$N$777:.$N$1102];MATCH([.$B154];[.$M$777:.$M$1102];0);1);&quot;&quot;)" office:value-type="float" office:value="4.23183295059884" calcext:value-type="float">
            <text:p>4.23183295059884</text:p>
          </table:table-cell>
          <table:table-cell table:formula="of:=IFERROR(INDEX([.$N$1103:.$N$1428];MATCH([.$B154];[.$M$1103:.$M$1428];0);1);&quot;&quot;)" office:value-type="float" office:value="4.21795930375296" calcext:value-type="float">
            <text:p>4.21795930375296</text:p>
          </table:table-cell>
          <table:table-cell table:formula="of:=IFERROR(INDEX([.$N$1429:.$N$1754];MATCH([.$B154];[.$M$1429:.$M$1754];0);1);&quot;&quot;)" office:value-type="float" office:value="3.60440721962979" calcext:value-type="float">
            <text:p>3.60440721962979</text:p>
          </table:table-cell>
          <table:table-cell table:formula="of:=IFERROR(INDEX([.$N$1755:.$N$2080];MATCH([.$B154];[.$M$1755:.$M$2080];0);1);&quot;&quot;)" office:value-type="float" office:value="4.35691189421986" calcext:value-type="float">
            <text:p>4.3569118942198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E0600002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South Ribble</text:p>
          </table:table-cell>
          <table:table-cell office:value-type="string" calcext:value-type="string">
            <text:p>E07000126</text:p>
          </table:table-cell>
          <table:table-cell table:formula="of:=IFERROR(INDEX([.$N$2:.N$125];MATCH([.B155];[.$M$2:.$M$125];0);1);&quot;&quot;)">
            <text:p/>
          </table:table-cell>
          <table:table-cell table:formula="of:=IFERROR(INDEX([.$N$126:.N$450];MATCH([.$B155];[.$M$126:.$M$450];0);1);&quot;&quot;)" office:value-type="float" office:value="4.3" calcext:value-type="float">
            <text:p>4.3</text:p>
          </table:table-cell>
          <table:table-cell table:formula="of:=IFERROR(INDEX([.$N$451:.$N$776];MATCH([.$B155];[.$M$451:.$M$776];0);1);&quot;&quot;)" office:value-type="float" office:value="4.2290204348111" calcext:value-type="float">
            <text:p>4.2290204348111</text:p>
          </table:table-cell>
          <table:table-cell table:formula="of:=IFERROR(INDEX([.$N$777:.$N$1102];MATCH([.$B155];[.$M$777:.$M$1102];0);1);&quot;&quot;)" office:value-type="float" office:value="4.45251936275283" calcext:value-type="float">
            <text:p>4.45251936275283</text:p>
          </table:table-cell>
          <table:table-cell table:formula="of:=IFERROR(INDEX([.$N$1103:.$N$1428];MATCH([.$B155];[.$M$1103:.$M$1428];0);1);&quot;&quot;)" office:value-type="float" office:value="4.37053695340946" calcext:value-type="float">
            <text:p>4.37053695340946</text:p>
          </table:table-cell>
          <table:table-cell table:formula="of:=IFERROR(INDEX([.$N$1429:.$N$1754];MATCH([.$B155];[.$M$1429:.$M$1754];0);1);&quot;&quot;)" office:value-type="float" office:value="3.74160254920653" calcext:value-type="float">
            <text:p>3.74160254920653</text:p>
          </table:table-cell>
          <table:table-cell table:formula="of:=IFERROR(INDEX([.$N$1755:.$N$2080];MATCH([.$B155];[.$M$1755:.$M$2080];0);1);&quot;&quot;)" office:value-type="float" office:value="4.54194636657679" calcext:value-type="float">
            <text:p>4.5419463665767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E0600003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West Lancashire</text:p>
          </table:table-cell>
          <table:table-cell office:value-type="string" calcext:value-type="string">
            <text:p>E07000127</text:p>
          </table:table-cell>
          <table:table-cell table:formula="of:=IFERROR(INDEX([.$N$2:.N$125];MATCH([.B156];[.$M$2:.$M$125];0);1);&quot;&quot;)">
            <text:p/>
          </table:table-cell>
          <table:table-cell table:formula="of:=IFERROR(INDEX([.$N$126:.N$450];MATCH([.$B156];[.$M$126:.$M$450];0);1);&quot;&quot;)" office:value-type="float" office:value="4.3" calcext:value-type="float">
            <text:p>4.3</text:p>
          </table:table-cell>
          <table:table-cell table:formula="of:=IFERROR(INDEX([.$N$451:.$N$776];MATCH([.$B156];[.$M$451:.$M$776];0);1);&quot;&quot;)" office:value-type="float" office:value="4.38492335455399" calcext:value-type="float">
            <text:p>4.38492335455399</text:p>
          </table:table-cell>
          <table:table-cell table:formula="of:=IFERROR(INDEX([.$N$777:.$N$1102];MATCH([.$B156];[.$M$777:.$M$1102];0);1);&quot;&quot;)" office:value-type="float" office:value="4.59701886486848" calcext:value-type="float">
            <text:p>4.59701886486848</text:p>
          </table:table-cell>
          <table:table-cell table:formula="of:=IFERROR(INDEX([.$N$1103:.$N$1428];MATCH([.$B156];[.$M$1103:.$M$1428];0);1);&quot;&quot;)" office:value-type="float" office:value="4.47436909501113" calcext:value-type="float">
            <text:p>4.47436909501113</text:p>
          </table:table-cell>
          <table:table-cell table:formula="of:=IFERROR(INDEX([.$N$1429:.$N$1754];MATCH([.$B156];[.$M$1429:.$M$1754];0);1);&quot;&quot;)" office:value-type="float" office:value="4.13792618411725" calcext:value-type="float">
            <text:p>4.13792618411725</text:p>
          </table:table-cell>
          <table:table-cell table:formula="of:=IFERROR(INDEX([.$N$1755:.$N$2080];MATCH([.$B156];[.$M$1755:.$M$2080];0);1);&quot;&quot;)" office:value-type="float" office:value="4.27203062049219" calcext:value-type="float">
            <text:p>4.2720306204921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E06000031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Wyre</text:p>
          </table:table-cell>
          <table:table-cell office:value-type="string" calcext:value-type="string">
            <text:p>E07000128</text:p>
          </table:table-cell>
          <table:table-cell table:formula="of:=IFERROR(INDEX([.$N$2:.N$125];MATCH([.B157];[.$M$2:.$M$125];0);1);&quot;&quot;)">
            <text:p/>
          </table:table-cell>
          <table:table-cell table:formula="of:=IFERROR(INDEX([.$N$126:.N$450];MATCH([.$B157];[.$M$126:.$M$450];0);1);&quot;&quot;)" office:value-type="float" office:value="3.5" calcext:value-type="float">
            <text:p>3.5</text:p>
          </table:table-cell>
          <table:table-cell table:formula="of:=IFERROR(INDEX([.$N$451:.$N$776];MATCH([.$B157];[.$M$451:.$M$776];0);1);&quot;&quot;)" office:value-type="float" office:value="3.33084350050297" calcext:value-type="float">
            <text:p>3.33084350050297</text:p>
          </table:table-cell>
          <table:table-cell table:formula="of:=IFERROR(INDEX([.$N$777:.$N$1102];MATCH([.$B157];[.$M$777:.$M$1102];0);1);&quot;&quot;)" office:value-type="float" office:value="3.76170825425872" calcext:value-type="float">
            <text:p>3.76170825425872</text:p>
          </table:table-cell>
          <table:table-cell table:formula="of:=IFERROR(INDEX([.$N$1103:.$N$1428];MATCH([.$B157];[.$M$1103:.$M$1428];0);1);&quot;&quot;)" office:value-type="float" office:value="3.6643598459522" calcext:value-type="float">
            <text:p>3.6643598459522</text:p>
          </table:table-cell>
          <table:table-cell table:formula="of:=IFERROR(INDEX([.$N$1429:.$N$1754];MATCH([.$B157];[.$M$1429:.$M$1754];0);1);&quot;&quot;)" office:value-type="float" office:value="4.08722184059155" calcext:value-type="float">
            <text:p>4.08722184059155</text:p>
          </table:table-cell>
          <table:table-cell table:formula="of:=IFERROR(INDEX([.$N$1755:.$N$2080];MATCH([.$B157];[.$M$1755:.$M$2080];0);1);&quot;&quot;)" office:value-type="float" office:value="3.90414487498684" calcext:value-type="float">
            <text:p>3.9041448749868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Luton</text:p>
          </table:table-cell>
          <table:table-cell office:value-type="string" calcext:value-type="string">
            <text:p>E0600003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Blaby</text:p>
          </table:table-cell>
          <table:table-cell office:value-type="string" calcext:value-type="string">
            <text:p>E07000129</text:p>
          </table:table-cell>
          <table:table-cell table:formula="of:=IFERROR(INDEX([.$N$2:.N$125];MATCH([.B158];[.$M$2:.$M$125];0);1);&quot;&quot;)">
            <text:p/>
          </table:table-cell>
          <table:table-cell table:formula="of:=IFERROR(INDEX([.$N$126:.N$450];MATCH([.$B158];[.$M$126:.$M$450];0);1);&quot;&quot;)" office:value-type="float" office:value="5.6" calcext:value-type="float">
            <text:p>5.6</text:p>
          </table:table-cell>
          <table:table-cell table:formula="of:=IFERROR(INDEX([.$N$451:.$N$776];MATCH([.$B158];[.$M$451:.$M$776];0);1);&quot;&quot;)" office:value-type="float" office:value="5.3707880837525" calcext:value-type="float">
            <text:p>5.3707880837525</text:p>
          </table:table-cell>
          <table:table-cell table:formula="of:=IFERROR(INDEX([.$N$777:.$N$1102];MATCH([.$B158];[.$M$777:.$M$1102];0);1);&quot;&quot;)" office:value-type="float" office:value="5.62616840799696" calcext:value-type="float">
            <text:p>5.62616840799696</text:p>
          </table:table-cell>
          <table:table-cell table:formula="of:=IFERROR(INDEX([.$N$1103:.$N$1428];MATCH([.$B158];[.$M$1103:.$M$1428];0);1);&quot;&quot;)" office:value-type="float" office:value="5.51433930592558" calcext:value-type="float">
            <text:p>5.51433930592558</text:p>
          </table:table-cell>
          <table:table-cell table:formula="of:=IFERROR(INDEX([.$N$1429:.$N$1754];MATCH([.$B158];[.$M$1429:.$M$1754];0);1);&quot;&quot;)" office:value-type="float" office:value="5.24772519615074" calcext:value-type="float">
            <text:p>5.24772519615074</text:p>
          </table:table-cell>
          <table:table-cell table:formula="of:=IFERROR(INDEX([.$N$1755:.$N$2080];MATCH([.$B158];[.$M$1755:.$M$2080];0);1);&quot;&quot;)" office:value-type="float" office:value="5.9402622903591" calcext:value-type="float">
            <text:p>5.940262290359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end-on-Sea</text:p>
          </table:table-cell>
          <table:table-cell office:value-type="string" calcext:value-type="string">
            <text:p>E06000033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Charnwood</text:p>
          </table:table-cell>
          <table:table-cell office:value-type="string" calcext:value-type="string">
            <text:p>E07000130</text:p>
          </table:table-cell>
          <table:table-cell table:formula="of:=IFERROR(INDEX([.$N$2:.N$125];MATCH([.B159];[.$M$2:.$M$125];0);1);&quot;&quot;)">
            <text:p/>
          </table:table-cell>
          <table:table-cell table:formula="of:=IFERROR(INDEX([.$N$126:.N$450];MATCH([.$B159];[.$M$126:.$M$450];0);1);&quot;&quot;)" office:value-type="float" office:value="5.4" calcext:value-type="float">
            <text:p>5.4</text:p>
          </table:table-cell>
          <table:table-cell table:formula="of:=IFERROR(INDEX([.$N$451:.$N$776];MATCH([.$B159];[.$M$451:.$M$776];0);1);&quot;&quot;)" office:value-type="float" office:value="5.35391392042514" calcext:value-type="float">
            <text:p>5.35391392042514</text:p>
          </table:table-cell>
          <table:table-cell table:formula="of:=IFERROR(INDEX([.$N$777:.$N$1102];MATCH([.$B159];[.$M$777:.$M$1102];0);1);&quot;&quot;)" office:value-type="float" office:value="5.60339405251108" calcext:value-type="float">
            <text:p>5.60339405251108</text:p>
          </table:table-cell>
          <table:table-cell table:formula="of:=IFERROR(INDEX([.$N$1103:.$N$1428];MATCH([.$B159];[.$M$1103:.$M$1428];0);1);&quot;&quot;)" office:value-type="float" office:value="5.49704470822058" calcext:value-type="float">
            <text:p>5.49704470822058</text:p>
          </table:table-cell>
          <table:table-cell table:formula="of:=IFERROR(INDEX([.$N$1429:.$N$1754];MATCH([.$B159];[.$M$1429:.$M$1754];0);1);&quot;&quot;)" office:value-type="float" office:value="5.58056468565906" calcext:value-type="float">
            <text:p>5.58056468565906</text:p>
          </table:table-cell>
          <table:table-cell table:formula="of:=IFERROR(INDEX([.$N$1755:.$N$2080];MATCH([.$B159];[.$M$1755:.$M$2080];0);1);&quot;&quot;)" office:value-type="float" office:value="6.07169213602896" calcext:value-type="float">
            <text:p>6.0716921360289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hurrock</text:p>
          </table:table-cell>
          <table:table-cell office:value-type="string" calcext:value-type="string">
            <text:p>E0600003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Harborough</text:p>
          </table:table-cell>
          <table:table-cell office:value-type="string" calcext:value-type="string">
            <text:p>E07000131</text:p>
          </table:table-cell>
          <table:table-cell table:formula="of:=IFERROR(INDEX([.$N$2:.N$125];MATCH([.B160];[.$M$2:.$M$125];0);1);&quot;&quot;)">
            <text:p/>
          </table:table-cell>
          <table:table-cell table:formula="of:=IFERROR(INDEX([.$N$126:.N$450];MATCH([.$B160];[.$M$126:.$M$450];0);1);&quot;&quot;)" office:value-type="float" office:value="5.1" calcext:value-type="float">
            <text:p>5.1</text:p>
          </table:table-cell>
          <table:table-cell table:formula="of:=IFERROR(INDEX([.$N$451:.$N$776];MATCH([.$B160];[.$M$451:.$M$776];0);1);&quot;&quot;)" office:value-type="float" office:value="4.96082331742155" calcext:value-type="float">
            <text:p>4.96082331742155</text:p>
          </table:table-cell>
          <table:table-cell table:formula="of:=IFERROR(INDEX([.$N$777:.$N$1102];MATCH([.$B160];[.$M$777:.$M$1102];0);1);&quot;&quot;)" office:value-type="float" office:value="5.21146111848885" calcext:value-type="float">
            <text:p>5.21146111848885</text:p>
          </table:table-cell>
          <table:table-cell table:formula="of:=IFERROR(INDEX([.$N$1103:.$N$1428];MATCH([.$B160];[.$M$1103:.$M$1428];0);1);&quot;&quot;)" office:value-type="float" office:value="5.06747739426129" calcext:value-type="float">
            <text:p>5.06747739426129</text:p>
          </table:table-cell>
          <table:table-cell table:formula="of:=IFERROR(INDEX([.$N$1429:.$N$1754];MATCH([.$B160];[.$M$1429:.$M$1754];0);1);&quot;&quot;)" office:value-type="float" office:value="4.91129114700332" calcext:value-type="float">
            <text:p>4.91129114700332</text:p>
          </table:table-cell>
          <table:table-cell table:formula="of:=IFERROR(INDEX([.$N$1755:.$N$2080];MATCH([.$B160];[.$M$1755:.$M$2080];0);1);&quot;&quot;)" office:value-type="float" office:value="5.52805270118508" calcext:value-type="float">
            <text:p>5.5280527011850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E0600003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string" calcext:value-type="string">
            <text:p>E07000132</text:p>
          </table:table-cell>
          <table:table-cell table:formula="of:=IFERROR(INDEX([.$N$2:.N$125];MATCH([.B161];[.$M$2:.$M$125];0);1);&quot;&quot;)">
            <text:p/>
          </table:table-cell>
          <table:table-cell table:formula="of:=IFERROR(INDEX([.$N$126:.N$450];MATCH([.$B161];[.$M$126:.$M$450];0);1);&quot;&quot;)" office:value-type="float" office:value="5.3" calcext:value-type="float">
            <text:p>5.3</text:p>
          </table:table-cell>
          <table:table-cell table:formula="of:=IFERROR(INDEX([.$N$451:.$N$776];MATCH([.$B161];[.$M$451:.$M$776];0);1);&quot;&quot;)" office:value-type="float" office:value="5.14334081582175" calcext:value-type="float">
            <text:p>5.14334081582175</text:p>
          </table:table-cell>
          <table:table-cell table:formula="of:=IFERROR(INDEX([.$N$777:.$N$1102];MATCH([.$B161];[.$M$777:.$M$1102];0);1);&quot;&quot;)" office:value-type="float" office:value="5.48434016499426" calcext:value-type="float">
            <text:p>5.48434016499426</text:p>
          </table:table-cell>
          <table:table-cell table:formula="of:=IFERROR(INDEX([.$N$1103:.$N$1428];MATCH([.$B161];[.$M$1103:.$M$1428];0);1);&quot;&quot;)" office:value-type="float" office:value="5.38488066711004" calcext:value-type="float">
            <text:p>5.38488066711004</text:p>
          </table:table-cell>
          <table:table-cell table:formula="of:=IFERROR(INDEX([.$N$1429:.$N$1754];MATCH([.$B161];[.$M$1429:.$M$1754];0);1);&quot;&quot;)" office:value-type="float" office:value="5.32614772046492" calcext:value-type="float">
            <text:p>5.32614772046492</text:p>
          </table:table-cell>
          <table:table-cell table:formula="of:=IFERROR(INDEX([.$N$1755:.$N$2080];MATCH([.$B161];[.$M$1755:.$M$2080];0);1);&quot;&quot;)" office:value-type="float" office:value="5.80043749558099" calcext:value-type="float">
            <text:p>5.8004374955809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racknell Forest</text:p>
          </table:table-cell>
          <table:table-cell office:value-type="string" calcext:value-type="string">
            <text:p>E0600003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Melton</text:p>
          </table:table-cell>
          <table:table-cell office:value-type="string" calcext:value-type="string">
            <text:p>E07000133</text:p>
          </table:table-cell>
          <table:table-cell table:formula="of:=IFERROR(INDEX([.$N$2:.N$125];MATCH([.B162];[.$M$2:.$M$125];0);1);&quot;&quot;)">
            <text:p/>
          </table:table-cell>
          <table:table-cell table:formula="of:=IFERROR(INDEX([.$N$126:.N$450];MATCH([.$B162];[.$M$126:.$M$450];0);1);&quot;&quot;)" office:value-type="float" office:value="5" calcext:value-type="float">
            <text:p>5</text:p>
          </table:table-cell>
          <table:table-cell table:formula="of:=IFERROR(INDEX([.$N$451:.$N$776];MATCH([.$B162];[.$M$451:.$M$776];0);1);&quot;&quot;)" office:value-type="float" office:value="5.01673893563885" calcext:value-type="float">
            <text:p>5.01673893563885</text:p>
          </table:table-cell>
          <table:table-cell table:formula="of:=IFERROR(INDEX([.$N$777:.$N$1102];MATCH([.$B162];[.$M$777:.$M$1102];0);1);&quot;&quot;)" office:value-type="float" office:value="5.32170128320069" calcext:value-type="float">
            <text:p>5.32170128320069</text:p>
          </table:table-cell>
          <table:table-cell table:formula="of:=IFERROR(INDEX([.$N$1103:.$N$1428];MATCH([.$B162];[.$M$1103:.$M$1428];0);1);&quot;&quot;)" office:value-type="float" office:value="5.22838829048945" calcext:value-type="float">
            <text:p>5.22838829048945</text:p>
          </table:table-cell>
          <table:table-cell table:formula="of:=IFERROR(INDEX([.$N$1429:.$N$1754];MATCH([.$B162];[.$M$1429:.$M$1754];0);1);&quot;&quot;)" office:value-type="float" office:value="5.22050220605831" calcext:value-type="float">
            <text:p>5.22050220605831</text:p>
          </table:table-cell>
          <table:table-cell table:formula="of:=IFERROR(INDEX([.$N$1755:.$N$2080];MATCH([.$B162];[.$M$1755:.$M$2080];0);1);&quot;&quot;)" office:value-type="float" office:value="5.60431811303094" calcext:value-type="float">
            <text:p>5.6043181130309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st Berkshire</text:p>
          </table:table-cell>
          <table:table-cell office:value-type="string" calcext:value-type="string">
            <text:p>E06000037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North West Leicestershire</text:p>
          </table:table-cell>
          <table:table-cell office:value-type="string" calcext:value-type="string">
            <text:p>E07000134</text:p>
          </table:table-cell>
          <table:table-cell table:formula="of:=IFERROR(INDEX([.$N$2:.N$125];MATCH([.B163];[.$M$2:.$M$125];0);1);&quot;&quot;)">
            <text:p/>
          </table:table-cell>
          <table:table-cell table:formula="of:=IFERROR(INDEX([.$N$126:.N$450];MATCH([.$B163];[.$M$126:.$M$450];0);1);&quot;&quot;)" office:value-type="float" office:value="5.1" calcext:value-type="float">
            <text:p>5.1</text:p>
          </table:table-cell>
          <table:table-cell table:formula="of:=IFERROR(INDEX([.$N$451:.$N$776];MATCH([.$B163];[.$M$451:.$M$776];0);1);&quot;&quot;)" office:value-type="float" office:value="5.09402543076889" calcext:value-type="float">
            <text:p>5.09402543076889</text:p>
          </table:table-cell>
          <table:table-cell table:formula="of:=IFERROR(INDEX([.$N$777:.$N$1102];MATCH([.$B163];[.$M$777:.$M$1102];0);1);&quot;&quot;)" office:value-type="float" office:value="6.03707934922346" calcext:value-type="float">
            <text:p>6.03707934922346</text:p>
          </table:table-cell>
          <table:table-cell table:formula="of:=IFERROR(INDEX([.$N$1103:.$N$1428];MATCH([.$B163];[.$M$1103:.$M$1428];0);1);&quot;&quot;)" office:value-type="float" office:value="5.90824373319868" calcext:value-type="float">
            <text:p>5.90824373319868</text:p>
          </table:table-cell>
          <table:table-cell table:formula="of:=IFERROR(INDEX([.$N$1429:.$N$1754];MATCH([.$B163];[.$M$1429:.$M$1754];0);1);&quot;&quot;)" office:value-type="float" office:value="5.80956510343654" calcext:value-type="float">
            <text:p>5.80956510343654</text:p>
          </table:table-cell>
          <table:table-cell table:formula="of:=IFERROR(INDEX([.$N$1755:.$N$2080];MATCH([.$B163];[.$M$1755:.$M$2080];0);1);&quot;&quot;)" office:value-type="float" office:value="5.89246341848525" calcext:value-type="float">
            <text:p>5.8924634184852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060000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string" calcext:value-type="string">
            <text:p>E07000135</text:p>
          </table:table-cell>
          <table:table-cell table:formula="of:=IFERROR(INDEX([.$N$2:.N$125];MATCH([.B164];[.$M$2:.$M$125];0);1);&quot;&quot;)">
            <text:p/>
          </table:table-cell>
          <table:table-cell table:formula="of:=IFERROR(INDEX([.$N$126:.N$450];MATCH([.$B164];[.$M$126:.$M$450];0);1);&quot;&quot;)" office:value-type="float" office:value="5.5" calcext:value-type="float">
            <text:p>5.5</text:p>
          </table:table-cell>
          <table:table-cell table:formula="of:=IFERROR(INDEX([.$N$451:.$N$776];MATCH([.$B164];[.$M$451:.$M$776];0);1);&quot;&quot;)" office:value-type="float" office:value="5.27728061716314" calcext:value-type="float">
            <text:p>5.27728061716314</text:p>
          </table:table-cell>
          <table:table-cell table:formula="of:=IFERROR(INDEX([.$N$777:.$N$1102];MATCH([.$B164];[.$M$777:.$M$1102];0);1);&quot;&quot;)" office:value-type="float" office:value="5.40260368681252" calcext:value-type="float">
            <text:p>5.40260368681252</text:p>
          </table:table-cell>
          <table:table-cell table:formula="of:=IFERROR(INDEX([.$N$1103:.$N$1428];MATCH([.$B164];[.$M$1103:.$M$1428];0);1);&quot;&quot;)" office:value-type="float" office:value="5.25753570353758" calcext:value-type="float">
            <text:p>5.25753570353758</text:p>
          </table:table-cell>
          <table:table-cell table:formula="of:=IFERROR(INDEX([.$N$1429:.$N$1754];MATCH([.$B164];[.$M$1429:.$M$1754];0);1);&quot;&quot;)" office:value-type="float" office:value="4.95533517037513" calcext:value-type="float">
            <text:p>4.95533517037513</text:p>
          </table:table-cell>
          <table:table-cell table:formula="of:=IFERROR(INDEX([.$N$1755:.$N$2080];MATCH([.$B164];[.$M$1755:.$M$2080];0);1);&quot;&quot;)" office:value-type="float" office:value="5.9120321500458" calcext:value-type="float">
            <text:p>5.912032150045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lough</text:p>
          </table:table-cell>
          <table:table-cell office:value-type="string" calcext:value-type="string">
            <text:p>E0600003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string" calcext:value-type="string">
            <text:p>E07000136</text:p>
          </table:table-cell>
          <table:table-cell table:formula="of:=IFERROR(INDEX([.$N$2:.N$125];MATCH([.B165];[.$M$2:.$M$125];0);1);&quot;&quot;)">
            <text:p/>
          </table:table-cell>
          <table:table-cell table:formula="of:=IFERROR(INDEX([.$N$126:.N$450];MATCH([.$B165];[.$M$126:.$M$450];0);1);&quot;&quot;)" office:value-type="float" office:value="5" calcext:value-type="float">
            <text:p>5</text:p>
          </table:table-cell>
          <table:table-cell table:formula="of:=IFERROR(INDEX([.$N$451:.$N$776];MATCH([.$B165];[.$M$451:.$M$776];0);1);&quot;&quot;)" office:value-type="float" office:value="5.17473008281004" calcext:value-type="float">
            <text:p>5.17473008281004</text:p>
          </table:table-cell>
          <table:table-cell table:formula="of:=IFERROR(INDEX([.$N$777:.$N$1102];MATCH([.$B165];[.$M$777:.$M$1102];0);1);&quot;&quot;)" office:value-type="float" office:value="5.79980626931601" calcext:value-type="float">
            <text:p>5.79980626931601</text:p>
          </table:table-cell>
          <table:table-cell table:formula="of:=IFERROR(INDEX([.$N$1103:.$N$1428];MATCH([.$B165];[.$M$1103:.$M$1428];0);1);&quot;&quot;)" office:value-type="float" office:value="5.70449749067039" calcext:value-type="float">
            <text:p>5.70449749067039</text:p>
          </table:table-cell>
          <table:table-cell table:formula="of:=IFERROR(INDEX([.$N$1429:.$N$1754];MATCH([.$B165];[.$M$1429:.$M$1754];0);1);&quot;&quot;)" office:value-type="float" office:value="5.48017653611812" calcext:value-type="float">
            <text:p>5.48017653611812</text:p>
          </table:table-cell>
          <table:table-cell table:formula="of:=IFERROR(INDEX([.$N$1755:.$N$2080];MATCH([.$B165];[.$M$1755:.$M$2080];0);1);&quot;&quot;)" office:value-type="float" office:value="5.26602591353517" calcext:value-type="float">
            <text:p>5.2660259135351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indsor and Maidenhead</text:p>
          </table:table-cell>
          <table:table-cell office:value-type="string" calcext:value-type="string">
            <text:p>E0600004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East Lindsey</text:p>
          </table:table-cell>
          <table:table-cell office:value-type="string" calcext:value-type="string">
            <text:p>E07000137</text:p>
          </table:table-cell>
          <table:table-cell table:formula="of:=IFERROR(INDEX([.$N$2:.N$125];MATCH([.B166];[.$M$2:.$M$125];0);1);&quot;&quot;)">
            <text:p/>
          </table:table-cell>
          <table:table-cell table:formula="of:=IFERROR(INDEX([.$N$126:.N$450];MATCH([.$B166];[.$M$126:.$M$450];0);1);&quot;&quot;)" office:value-type="float" office:value="4.6" calcext:value-type="float">
            <text:p>4.6</text:p>
          </table:table-cell>
          <table:table-cell table:formula="of:=IFERROR(INDEX([.$N$451:.$N$776];MATCH([.$B166];[.$M$451:.$M$776];0);1);&quot;&quot;)" office:value-type="float" office:value="4.79038242425314" calcext:value-type="float">
            <text:p>4.79038242425314</text:p>
          </table:table-cell>
          <table:table-cell table:formula="of:=IFERROR(INDEX([.$N$777:.$N$1102];MATCH([.$B166];[.$M$777:.$M$1102];0);1);&quot;&quot;)" office:value-type="float" office:value="5.40193120980894" calcext:value-type="float">
            <text:p>5.40193120980894</text:p>
          </table:table-cell>
          <table:table-cell table:formula="of:=IFERROR(INDEX([.$N$1103:.$N$1428];MATCH([.$B166];[.$M$1103:.$M$1428];0);1);&quot;&quot;)" office:value-type="float" office:value="5.36347631571211" calcext:value-type="float">
            <text:p>5.36347631571211</text:p>
          </table:table-cell>
          <table:table-cell table:formula="of:=IFERROR(INDEX([.$N$1429:.$N$1754];MATCH([.$B166];[.$M$1429:.$M$1754];0);1);&quot;&quot;)" office:value-type="float" office:value="4.93732894306178" calcext:value-type="float">
            <text:p>4.93732894306178</text:p>
          </table:table-cell>
          <table:table-cell table:formula="of:=IFERROR(INDEX([.$N$1755:.$N$2080];MATCH([.$B166];[.$M$1755:.$M$2080];0);1);&quot;&quot;)" office:value-type="float" office:value="4.91392849088259" calcext:value-type="float">
            <text:p>4.9139284908825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okingham</text:p>
          </table:table-cell>
          <table:table-cell office:value-type="string" calcext:value-type="string">
            <text:p>E06000041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E07000138</text:p>
          </table:table-cell>
          <table:table-cell table:formula="of:=IFERROR(INDEX([.$N$2:.N$125];MATCH([.B167];[.$M$2:.$M$125];0);1);&quot;&quot;)">
            <text:p/>
          </table:table-cell>
          <table:table-cell table:formula="of:=IFERROR(INDEX([.$N$126:.N$450];MATCH([.$B167];[.$M$126:.$M$450];0);1);&quot;&quot;)" office:value-type="float" office:value="5.2" calcext:value-type="float">
            <text:p>5.2</text:p>
          </table:table-cell>
          <table:table-cell table:formula="of:=IFERROR(INDEX([.$N$451:.$N$776];MATCH([.$B167];[.$M$451:.$M$776];0);1);&quot;&quot;)" office:value-type="float" office:value="5.21781813689921" calcext:value-type="float">
            <text:p>5.21781813689921</text:p>
          </table:table-cell>
          <table:table-cell table:formula="of:=IFERROR(INDEX([.$N$777:.$N$1102];MATCH([.$B167];[.$M$777:.$M$1102];0);1);&quot;&quot;)" office:value-type="float" office:value="5.55839566409048" calcext:value-type="float">
            <text:p>5.55839566409048</text:p>
          </table:table-cell>
          <table:table-cell table:formula="of:=IFERROR(INDEX([.$N$1103:.$N$1428];MATCH([.$B167];[.$M$1103:.$M$1428];0);1);&quot;&quot;)" office:value-type="float" office:value="5.53487287396276" calcext:value-type="float">
            <text:p>5.53487287396276</text:p>
          </table:table-cell>
          <table:table-cell table:formula="of:=IFERROR(INDEX([.$N$1429:.$N$1754];MATCH([.$B167];[.$M$1429:.$M$1754];0);1);&quot;&quot;)" office:value-type="float" office:value="4.95113716084461" calcext:value-type="float">
            <text:p>4.95113716084461</text:p>
          </table:table-cell>
          <table:table-cell table:formula="of:=IFERROR(INDEX([.$N$1755:.$N$2080];MATCH([.$B167];[.$M$1755:.$M$2080];0);1);&quot;&quot;)" office:value-type="float" office:value="5.37084322314499" calcext:value-type="float">
            <text:p>5.3708432231449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E0600004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North Kesteven</text:p>
          </table:table-cell>
          <table:table-cell office:value-type="string" calcext:value-type="string">
            <text:p>E07000139</text:p>
          </table:table-cell>
          <table:table-cell table:formula="of:=IFERROR(INDEX([.$N$2:.N$125];MATCH([.B168];[.$M$2:.$M$125];0);1);&quot;&quot;)">
            <text:p/>
          </table:table-cell>
          <table:table-cell table:formula="of:=IFERROR(INDEX([.$N$126:.N$450];MATCH([.$B168];[.$M$126:.$M$450];0);1);&quot;&quot;)" office:value-type="float" office:value="5" calcext:value-type="float">
            <text:p>5</text:p>
          </table:table-cell>
          <table:table-cell table:formula="of:=IFERROR(INDEX([.$N$451:.$N$776];MATCH([.$B168];[.$M$451:.$M$776];0);1);&quot;&quot;)" office:value-type="float" office:value="5.3333961791593" calcext:value-type="float">
            <text:p>5.3333961791593</text:p>
          </table:table-cell>
          <table:table-cell table:formula="of:=IFERROR(INDEX([.$N$777:.$N$1102];MATCH([.$B168];[.$M$777:.$M$1102];0);1);&quot;&quot;)" office:value-type="float" office:value="5.85491559176534" calcext:value-type="float">
            <text:p>5.85491559176534</text:p>
          </table:table-cell>
          <table:table-cell table:formula="of:=IFERROR(INDEX([.$N$1103:.$N$1428];MATCH([.$B168];[.$M$1103:.$M$1428];0);1);&quot;&quot;)" office:value-type="float" office:value="5.83843501268255" calcext:value-type="float">
            <text:p>5.83843501268255</text:p>
          </table:table-cell>
          <table:table-cell table:formula="of:=IFERROR(INDEX([.$N$1429:.$N$1754];MATCH([.$B168];[.$M$1429:.$M$1754];0);1);&quot;&quot;)" office:value-type="float" office:value="5.37185778223234" calcext:value-type="float">
            <text:p>5.37185778223234</text:p>
          </table:table-cell>
          <table:table-cell table:formula="of:=IFERROR(INDEX([.$N$1755:.$N$2080];MATCH([.$B168];[.$M$1755:.$M$2080];0);1);&quot;&quot;)" office:value-type="float" office:value="5.29482513117506" calcext:value-type="float">
            <text:p>5.2948251311750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righton and Hove</text:p>
          </table:table-cell>
          <table:table-cell office:value-type="string" calcext:value-type="string">
            <text:p>E06000043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South Holland</text:p>
          </table:table-cell>
          <table:table-cell office:value-type="string" calcext:value-type="string">
            <text:p>E07000140</text:p>
          </table:table-cell>
          <table:table-cell table:formula="of:=IFERROR(INDEX([.$N$2:.N$125];MATCH([.B169];[.$M$2:.$M$125];0);1);&quot;&quot;)">
            <text:p/>
          </table:table-cell>
          <table:table-cell table:formula="of:=IFERROR(INDEX([.$N$126:.N$450];MATCH([.$B169];[.$M$126:.$M$450];0);1);&quot;&quot;)" office:value-type="float" office:value="4.9" calcext:value-type="float">
            <text:p>4.9</text:p>
          </table:table-cell>
          <table:table-cell table:formula="of:=IFERROR(INDEX([.$N$451:.$N$776];MATCH([.$B169];[.$M$451:.$M$776];0);1);&quot;&quot;)" office:value-type="float" office:value="5.09994241855006" calcext:value-type="float">
            <text:p>5.09994241855006</text:p>
          </table:table-cell>
          <table:table-cell table:formula="of:=IFERROR(INDEX([.$N$777:.$N$1102];MATCH([.$B169];[.$M$777:.$M$1102];0);1);&quot;&quot;)" office:value-type="float" office:value="5.68123092478831" calcext:value-type="float">
            <text:p>5.68123092478831</text:p>
          </table:table-cell>
          <table:table-cell table:formula="of:=IFERROR(INDEX([.$N$1103:.$N$1428];MATCH([.$B169];[.$M$1103:.$M$1428];0);1);&quot;&quot;)" office:value-type="float" office:value="5.56804744893559" calcext:value-type="float">
            <text:p>5.56804744893559</text:p>
          </table:table-cell>
          <table:table-cell table:formula="of:=IFERROR(INDEX([.$N$1429:.$N$1754];MATCH([.$B169];[.$M$1429:.$M$1754];0);1);&quot;&quot;)" office:value-type="float" office:value="5.22905647897251" calcext:value-type="float">
            <text:p>5.22905647897251</text:p>
          </table:table-cell>
          <table:table-cell table:formula="of:=IFERROR(INDEX([.$N$1755:.$N$2080];MATCH([.$B169];[.$M$1755:.$M$2080];0);1);&quot;&quot;)" office:value-type="float" office:value="5.19008382883589" calcext:value-type="float">
            <text:p>5.1900838288358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E0600004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South Kesteven</text:p>
          </table:table-cell>
          <table:table-cell office:value-type="string" calcext:value-type="string">
            <text:p>E07000141</text:p>
          </table:table-cell>
          <table:table-cell table:formula="of:=IFERROR(INDEX([.$N$2:.N$125];MATCH([.B170];[.$M$2:.$M$125];0);1);&quot;&quot;)">
            <text:p/>
          </table:table-cell>
          <table:table-cell table:formula="of:=IFERROR(INDEX([.$N$126:.N$450];MATCH([.$B170];[.$M$126:.$M$450];0);1);&quot;&quot;)" office:value-type="float" office:value="5.1" calcext:value-type="float">
            <text:p>5.1</text:p>
          </table:table-cell>
          <table:table-cell table:formula="of:=IFERROR(INDEX([.$N$451:.$N$776];MATCH([.$B170];[.$M$451:.$M$776];0);1);&quot;&quot;)" office:value-type="float" office:value="5.1663311561646" calcext:value-type="float">
            <text:p>5.1663311561646</text:p>
          </table:table-cell>
          <table:table-cell table:formula="of:=IFERROR(INDEX([.$N$777:.$N$1102];MATCH([.$B170];[.$M$777:.$M$1102];0);1);&quot;&quot;)" office:value-type="float" office:value="5.56746969025761" calcext:value-type="float">
            <text:p>5.56746969025761</text:p>
          </table:table-cell>
          <table:table-cell table:formula="of:=IFERROR(INDEX([.$N$1103:.$N$1428];MATCH([.$B170];[.$M$1103:.$M$1428];0);1);&quot;&quot;)" office:value-type="float" office:value="5.49283758438528" calcext:value-type="float">
            <text:p>5.49283758438528</text:p>
          </table:table-cell>
          <table:table-cell table:formula="of:=IFERROR(INDEX([.$N$1429:.$N$1754];MATCH([.$B170];[.$M$1429:.$M$1754];0);1);&quot;&quot;)" office:value-type="float" office:value="5.08262727722436" calcext:value-type="float">
            <text:p>5.08262727722436</text:p>
          </table:table-cell>
          <table:table-cell table:formula="of:=IFERROR(INDEX([.$N$1755:.$N$2080];MATCH([.$B170];[.$M$1755:.$M$2080];0);1);&quot;&quot;)" office:value-type="float" office:value="5.435378389211" calcext:value-type="float">
            <text:p>5.43537838921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0600004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West Lindsey</text:p>
          </table:table-cell>
          <table:table-cell office:value-type="string" calcext:value-type="string">
            <text:p>E07000142</text:p>
          </table:table-cell>
          <table:table-cell table:formula="of:=IFERROR(INDEX([.$N$2:.N$125];MATCH([.B171];[.$M$2:.$M$125];0);1);&quot;&quot;)">
            <text:p/>
          </table:table-cell>
          <table:table-cell table:formula="of:=IFERROR(INDEX([.$N$126:.N$450];MATCH([.$B171];[.$M$126:.$M$450];0);1);&quot;&quot;)" office:value-type="float" office:value="4.9" calcext:value-type="float">
            <text:p>4.9</text:p>
          </table:table-cell>
          <table:table-cell table:formula="of:=IFERROR(INDEX([.$N$451:.$N$776];MATCH([.$B171];[.$M$451:.$M$776];0);1);&quot;&quot;)" office:value-type="float" office:value="5.13433106180979" calcext:value-type="float">
            <text:p>5.13433106180979</text:p>
          </table:table-cell>
          <table:table-cell table:formula="of:=IFERROR(INDEX([.$N$777:.$N$1102];MATCH([.$B171];[.$M$777:.$M$1102];0);1);&quot;&quot;)" office:value-type="float" office:value="5.6459299607875" calcext:value-type="float">
            <text:p>5.6459299607875</text:p>
          </table:table-cell>
          <table:table-cell table:formula="of:=IFERROR(INDEX([.$N$1103:.$N$1428];MATCH([.$B171];[.$M$1103:.$M$1428];0);1);&quot;&quot;)" office:value-type="float" office:value="5.59825655110616" calcext:value-type="float">
            <text:p>5.59825655110616</text:p>
          </table:table-cell>
          <table:table-cell table:formula="of:=IFERROR(INDEX([.$N$1429:.$N$1754];MATCH([.$B171];[.$M$1429:.$M$1754];0);1);&quot;&quot;)" office:value-type="float" office:value="5.179122646197" calcext:value-type="float">
            <text:p>5.179122646197</text:p>
          </table:table-cell>
          <table:table-cell table:formula="of:=IFERROR(INDEX([.$N$1755:.$N$2080];MATCH([.$B171];[.$M$1755:.$M$2080];0);1);&quot;&quot;)" office:value-type="float" office:value="5.11689503410075" calcext:value-type="float">
            <text:p>5.1168950341007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E0600004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Breckland</text:p>
          </table:table-cell>
          <table:table-cell office:value-type="string" calcext:value-type="string">
            <text:p>E07000143</text:p>
          </table:table-cell>
          <table:table-cell table:formula="of:=IFERROR(INDEX([.$N$2:.N$125];MATCH([.B172];[.$M$2:.$M$125];0);1);&quot;&quot;)">
            <text:p/>
          </table:table-cell>
          <table:table-cell table:formula="of:=IFERROR(INDEX([.$N$126:.N$450];MATCH([.$B172];[.$M$126:.$M$450];0);1);&quot;&quot;)" office:value-type="float" office:value="4.8" calcext:value-type="float">
            <text:p>4.8</text:p>
          </table:table-cell>
          <table:table-cell table:formula="of:=IFERROR(INDEX([.$N$451:.$N$776];MATCH([.$B172];[.$M$451:.$M$776];0);1);&quot;&quot;)" office:value-type="float" office:value="4.77584618229433" calcext:value-type="float">
            <text:p>4.77584618229433</text:p>
          </table:table-cell>
          <table:table-cell table:formula="of:=IFERROR(INDEX([.$N$777:.$N$1102];MATCH([.$B172];[.$M$777:.$M$1102];0);1);&quot;&quot;)" office:value-type="float" office:value="5.3571731844449" calcext:value-type="float">
            <text:p>5.3571731844449</text:p>
          </table:table-cell>
          <table:table-cell table:formula="of:=IFERROR(INDEX([.$N$1103:.$N$1428];MATCH([.$B172];[.$M$1103:.$M$1428];0);1);&quot;&quot;)" office:value-type="float" office:value="5.27559166893949" calcext:value-type="float">
            <text:p>5.27559166893949</text:p>
          </table:table-cell>
          <table:table-cell table:formula="of:=IFERROR(INDEX([.$N$1429:.$N$1754];MATCH([.$B172];[.$M$1429:.$M$1754];0);1);&quot;&quot;)" office:value-type="float" office:value="4.78907314378256" calcext:value-type="float">
            <text:p>4.78907314378256</text:p>
          </table:table-cell>
          <table:table-cell table:formula="of:=IFERROR(INDEX([.$N$1755:.$N$2080];MATCH([.$B172];[.$M$1755:.$M$2080];0);1);&quot;&quot;)" office:value-type="float" office:value="5.01531100561022" calcext:value-type="float">
            <text:p>5.0153110056102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E0600004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Broadland</text:p>
          </table:table-cell>
          <table:table-cell office:value-type="string" calcext:value-type="string">
            <text:p>E07000144</text:p>
          </table:table-cell>
          <table:table-cell table:formula="of:=IFERROR(INDEX([.$N$2:.N$125];MATCH([.B173];[.$M$2:.$M$125];0);1);&quot;&quot;)">
            <text:p/>
          </table:table-cell>
          <table:table-cell table:formula="of:=IFERROR(INDEX([.$N$126:.N$450];MATCH([.$B173];[.$M$126:.$M$450];0);1);&quot;&quot;)" office:value-type="float" office:value="4.9" calcext:value-type="float">
            <text:p>4.9</text:p>
          </table:table-cell>
          <table:table-cell table:formula="of:=IFERROR(INDEX([.$N$451:.$N$776];MATCH([.$B173];[.$M$451:.$M$776];0);1);&quot;&quot;)" office:value-type="float" office:value="4.83719401085858" calcext:value-type="float">
            <text:p>4.83719401085858</text:p>
          </table:table-cell>
          <table:table-cell table:formula="of:=IFERROR(INDEX([.$N$777:.$N$1102];MATCH([.$B173];[.$M$777:.$M$1102];0);1);&quot;&quot;)" office:value-type="float" office:value="5.3745099206364" calcext:value-type="float">
            <text:p>5.3745099206364</text:p>
          </table:table-cell>
          <table:table-cell table:formula="of:=IFERROR(INDEX([.$N$1103:.$N$1428];MATCH([.$B173];[.$M$1103:.$M$1428];0);1);&quot;&quot;)" office:value-type="float" office:value="5.31589743057172" calcext:value-type="float">
            <text:p>5.31589743057172</text:p>
          </table:table-cell>
          <table:table-cell table:formula="of:=IFERROR(INDEX([.$N$1429:.$N$1754];MATCH([.$B173];[.$M$1429:.$M$1754];0);1);&quot;&quot;)" office:value-type="float" office:value="4.93311905933161" calcext:value-type="float">
            <text:p>4.93311905933161</text:p>
          </table:table-cell>
          <table:table-cell table:formula="of:=IFERROR(INDEX([.$N$1755:.$N$2080];MATCH([.$B173];[.$M$1755:.$M$2080];0);1);&quot;&quot;)" office:value-type="float" office:value="5.17785186261372" calcext:value-type="float">
            <text:p>5.1778518626137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eshire East</text:p>
          </table:table-cell>
          <table:table-cell office:value-type="string" calcext:value-type="string">
            <text:p>E0600004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string" calcext:value-type="string">
            <text:p>E07000145</text:p>
          </table:table-cell>
          <table:table-cell table:formula="of:=IFERROR(INDEX([.$N$2:.N$125];MATCH([.B174];[.$M$2:.$M$125];0);1);&quot;&quot;)">
            <text:p/>
          </table:table-cell>
          <table:table-cell table:formula="of:=IFERROR(INDEX([.$N$126:.N$450];MATCH([.$B174];[.$M$126:.$M$450];0);1);&quot;&quot;)" office:value-type="float" office:value="4.8" calcext:value-type="float">
            <text:p>4.8</text:p>
          </table:table-cell>
          <table:table-cell table:formula="of:=IFERROR(INDEX([.$N$451:.$N$776];MATCH([.$B174];[.$M$451:.$M$776];0);1);&quot;&quot;)" office:value-type="float" office:value="4.65375410040925" calcext:value-type="float">
            <text:p>4.65375410040925</text:p>
          </table:table-cell>
          <table:table-cell table:formula="of:=IFERROR(INDEX([.$N$777:.$N$1102];MATCH([.$B174];[.$M$777:.$M$1102];0);1);&quot;&quot;)" office:value-type="float" office:value="5.2473718443498" calcext:value-type="float">
            <text:p>5.2473718443498</text:p>
          </table:table-cell>
          <table:table-cell table:formula="of:=IFERROR(INDEX([.$N$1103:.$N$1428];MATCH([.$B174];[.$M$1103:.$M$1428];0);1);&quot;&quot;)" office:value-type="float" office:value="5.20935122318579" calcext:value-type="float">
            <text:p>5.20935122318579</text:p>
          </table:table-cell>
          <table:table-cell table:formula="of:=IFERROR(INDEX([.$N$1429:.$N$1754];MATCH([.$B174];[.$M$1429:.$M$1754];0);1);&quot;&quot;)" office:value-type="float" office:value="5.65102088683971" calcext:value-type="float">
            <text:p>5.65102088683971</text:p>
          </table:table-cell>
          <table:table-cell table:formula="of:=IFERROR(INDEX([.$N$1755:.$N$2080];MATCH([.$B174];[.$M$1755:.$M$2080];0);1);&quot;&quot;)" office:value-type="float" office:value="5.22968048545045" calcext:value-type="float">
            <text:p>5.2296804854504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eshire West and Chester</text:p>
          </table:table-cell>
          <table:table-cell office:value-type="string" calcext:value-type="string">
            <text:p>E0600005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King's Lynn and West Norfolk</text:p>
          </table:table-cell>
          <table:table-cell office:value-type="string" calcext:value-type="string">
            <text:p>E07000146</text:p>
          </table:table-cell>
          <table:table-cell table:formula="of:=IFERROR(INDEX([.$N$2:.N$125];MATCH([.B175];[.$M$2:.$M$125];0);1);&quot;&quot;)">
            <text:p/>
          </table:table-cell>
          <table:table-cell table:formula="of:=IFERROR(INDEX([.$N$126:.N$450];MATCH([.$B175];[.$M$126:.$M$450];0);1);&quot;&quot;)" office:value-type="float" office:value="4.8" calcext:value-type="float">
            <text:p>4.8</text:p>
          </table:table-cell>
          <table:table-cell table:formula="of:=IFERROR(INDEX([.$N$451:.$N$776];MATCH([.$B175];[.$M$451:.$M$776];0);1);&quot;&quot;)" office:value-type="float" office:value="4.87882809698707" calcext:value-type="float">
            <text:p>4.87882809698707</text:p>
          </table:table-cell>
          <table:table-cell table:formula="of:=IFERROR(INDEX([.$N$777:.$N$1102];MATCH([.$B175];[.$M$777:.$M$1102];0);1);&quot;&quot;)" office:value-type="float" office:value="5.37573947309724" calcext:value-type="float">
            <text:p>5.37573947309724</text:p>
          </table:table-cell>
          <table:table-cell table:formula="of:=IFERROR(INDEX([.$N$1103:.$N$1428];MATCH([.$B175];[.$M$1103:.$M$1428];0);1);&quot;&quot;)" office:value-type="float" office:value="5.28149733683045" calcext:value-type="float">
            <text:p>5.28149733683045</text:p>
          </table:table-cell>
          <table:table-cell table:formula="of:=IFERROR(INDEX([.$N$1429:.$N$1754];MATCH([.$B175];[.$M$1429:.$M$1754];0);1);&quot;&quot;)" office:value-type="float" office:value="4.65819301866959" calcext:value-type="float">
            <text:p>4.65819301866959</text:p>
          </table:table-cell>
          <table:table-cell table:formula="of:=IFERROR(INDEX([.$N$1755:.$N$2080];MATCH([.$B175];[.$M$1755:.$M$2080];0);1);&quot;&quot;)" office:value-type="float" office:value="5.04897787331297" calcext:value-type="float">
            <text:p>5.0489778733129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E0600005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string" calcext:value-type="string">
            <text:p>E07000147</text:p>
          </table:table-cell>
          <table:table-cell table:formula="of:=IFERROR(INDEX([.$N$2:.N$125];MATCH([.B176];[.$M$2:.$M$125];0);1);&quot;&quot;)">
            <text:p/>
          </table:table-cell>
          <table:table-cell table:formula="of:=IFERROR(INDEX([.$N$126:.N$450];MATCH([.$B176];[.$M$126:.$M$450];0);1);&quot;&quot;)" office:value-type="float" office:value="4.5" calcext:value-type="float">
            <text:p>4.5</text:p>
          </table:table-cell>
          <table:table-cell table:formula="of:=IFERROR(INDEX([.$N$451:.$N$776];MATCH([.$B176];[.$M$451:.$M$776];0);1);&quot;&quot;)" office:value-type="float" office:value="4.57505261860539" calcext:value-type="float">
            <text:p>4.57505261860539</text:p>
          </table:table-cell>
          <table:table-cell table:formula="of:=IFERROR(INDEX([.$N$777:.$N$1102];MATCH([.$B176];[.$M$777:.$M$1102];0);1);&quot;&quot;)" office:value-type="float" office:value="5.25172239663066" calcext:value-type="float">
            <text:p>5.25172239663066</text:p>
          </table:table-cell>
          <table:table-cell table:formula="of:=IFERROR(INDEX([.$N$1103:.$N$1428];MATCH([.$B176];[.$M$1103:.$M$1428];0);1);&quot;&quot;)" office:value-type="float" office:value="5.24798468804039" calcext:value-type="float">
            <text:p>5.24798468804039</text:p>
          </table:table-cell>
          <table:table-cell table:formula="of:=IFERROR(INDEX([.$N$1429:.$N$1754];MATCH([.$B176];[.$M$1429:.$M$1754];0);1);&quot;&quot;)" office:value-type="float" office:value="4.68340037685846" calcext:value-type="float">
            <text:p>4.68340037685846</text:p>
          </table:table-cell>
          <table:table-cell table:formula="of:=IFERROR(INDEX([.$N$1755:.$N$2080];MATCH([.$B176];[.$M$1755:.$M$2080];0);1);&quot;&quot;)" office:value-type="float" office:value="4.89647966173223" calcext:value-type="float">
            <text:p>4.8964796617322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0600005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Norwich</text:p>
          </table:table-cell>
          <table:table-cell office:value-type="string" calcext:value-type="string">
            <text:p>E07000148</text:p>
          </table:table-cell>
          <table:table-cell table:formula="of:=IFERROR(INDEX([.$N$2:.N$125];MATCH([.B177];[.$M$2:.$M$125];0);1);&quot;&quot;)">
            <text:p/>
          </table:table-cell>
          <table:table-cell table:formula="of:=IFERROR(INDEX([.$N$126:.N$450];MATCH([.$B177];[.$M$126:.$M$450];0);1);&quot;&quot;)" office:value-type="float" office:value="5.2" calcext:value-type="float">
            <text:p>5.2</text:p>
          </table:table-cell>
          <table:table-cell table:formula="of:=IFERROR(INDEX([.$N$451:.$N$776];MATCH([.$B177];[.$M$451:.$M$776];0);1);&quot;&quot;)" office:value-type="float" office:value="5.03793397709707" calcext:value-type="float">
            <text:p>5.03793397709707</text:p>
          </table:table-cell>
          <table:table-cell table:formula="of:=IFERROR(INDEX([.$N$777:.$N$1102];MATCH([.$B177];[.$M$777:.$M$1102];0);1);&quot;&quot;)" office:value-type="float" office:value="5.4752195959249" calcext:value-type="float">
            <text:p>5.4752195959249</text:p>
          </table:table-cell>
          <table:table-cell table:formula="of:=IFERROR(INDEX([.$N$1103:.$N$1428];MATCH([.$B177];[.$M$1103:.$M$1428];0);1);&quot;&quot;)" office:value-type="float" office:value="5.40209657344977" calcext:value-type="float">
            <text:p>5.40209657344977</text:p>
          </table:table-cell>
          <table:table-cell table:formula="of:=IFERROR(INDEX([.$N$1429:.$N$1754];MATCH([.$B177];[.$M$1429:.$M$1754];0);1);&quot;&quot;)" office:value-type="float" office:value="5.90845755528788" calcext:value-type="float">
            <text:p>5.90845755528788</text:p>
          </table:table-cell>
          <table:table-cell table:formula="of:=IFERROR(INDEX([.$N$1755:.$N$2080];MATCH([.$B177];[.$M$1755:.$M$2080];0);1);&quot;&quot;)" office:value-type="float" office:value="5.50262271320577" calcext:value-type="float">
            <text:p>5.5026227132057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E0600005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string" calcext:value-type="string">
            <text:p>E07000149</text:p>
          </table:table-cell>
          <table:table-cell table:formula="of:=IFERROR(INDEX([.$N$2:.N$125];MATCH([.B178];[.$M$2:.$M$125];0);1);&quot;&quot;)">
            <text:p/>
          </table:table-cell>
          <table:table-cell table:formula="of:=IFERROR(INDEX([.$N$126:.N$450];MATCH([.$B178];[.$M$126:.$M$450];0);1);&quot;&quot;)" office:value-type="float" office:value="4.8" calcext:value-type="float">
            <text:p>4.8</text:p>
          </table:table-cell>
          <table:table-cell table:formula="of:=IFERROR(INDEX([.$N$451:.$N$776];MATCH([.$B178];[.$M$451:.$M$776];0);1);&quot;&quot;)" office:value-type="float" office:value="4.86840742539503" calcext:value-type="float">
            <text:p>4.86840742539503</text:p>
          </table:table-cell>
          <table:table-cell table:formula="of:=IFERROR(INDEX([.$N$777:.$N$1102];MATCH([.$B178];[.$M$777:.$M$1102];0);1);&quot;&quot;)" office:value-type="float" office:value="5.4185928997525" calcext:value-type="float">
            <text:p>5.4185928997525</text:p>
          </table:table-cell>
          <table:table-cell table:formula="of:=IFERROR(INDEX([.$N$1103:.$N$1428];MATCH([.$B178];[.$M$1103:.$M$1428];0);1);&quot;&quot;)" office:value-type="float" office:value="5.41558927241062" calcext:value-type="float">
            <text:p>5.41558927241062</text:p>
          </table:table-cell>
          <table:table-cell table:formula="of:=IFERROR(INDEX([.$N$1429:.$N$1754];MATCH([.$B178];[.$M$1429:.$M$1754];0);1);&quot;&quot;)" office:value-type="float" office:value="4.82356888996288" calcext:value-type="float">
            <text:p>4.82356888996288</text:p>
          </table:table-cell>
          <table:table-cell table:formula="of:=IFERROR(INDEX([.$N$1755:.$N$2080];MATCH([.$B178];[.$M$1755:.$M$2080];0);1);&quot;&quot;)" office:value-type="float" office:value="5.10808182134698" calcext:value-type="float">
            <text:p>5.1080818213469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0600005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Corby</text:p>
          </table:table-cell>
          <table:table-cell office:value-type="string" calcext:value-type="string">
            <text:p>E07000150</text:p>
          </table:table-cell>
          <table:table-cell table:formula="of:=IFERROR(INDEX([.$N$2:.N$125];MATCH([.B179];[.$M$2:.$M$125];0);1);&quot;&quot;)">
            <text:p/>
          </table:table-cell>
          <table:table-cell table:formula="of:=IFERROR(INDEX([.$N$126:.N$450];MATCH([.$B179];[.$M$126:.$M$450];0);1);&quot;&quot;)" office:value-type="float" office:value="5.3" calcext:value-type="float">
            <text:p>5.3</text:p>
          </table:table-cell>
          <table:table-cell table:formula="of:=IFERROR(INDEX([.$N$451:.$N$776];MATCH([.$B179];[.$M$451:.$M$776];0);1);&quot;&quot;)" office:value-type="float" office:value="5.11332340411797" calcext:value-type="float">
            <text:p>5.11332340411797</text:p>
          </table:table-cell>
          <table:table-cell table:formula="of:=IFERROR(INDEX([.$N$777:.$N$1102];MATCH([.$B179];[.$M$777:.$M$1102];0);1);&quot;&quot;)" office:value-type="float" office:value="5.20623600394831" calcext:value-type="float">
            <text:p>5.20623600394831</text:p>
          </table:table-cell>
          <table:table-cell table:formula="of:=IFERROR(INDEX([.$N$1103:.$N$1428];MATCH([.$B179];[.$M$1103:.$M$1428];0);1);&quot;&quot;)" office:value-type="float" office:value="4.99928683043486" calcext:value-type="float">
            <text:p>4.99928683043486</text:p>
          </table:table-cell>
          <table:table-cell table:formula="of:=IFERROR(INDEX([.$N$1429:.$N$1754];MATCH([.$B179];[.$M$1429:.$M$1754];0);1);&quot;&quot;)" office:value-type="float" office:value="4.60941469091609" calcext:value-type="float">
            <text:p>4.60941469091609</text:p>
          </table:table-cell>
          <table:table-cell table:formula="of:=IFERROR(INDEX([.$N$1755:.$N$2080];MATCH([.$B179];[.$M$1755:.$M$2080];0);1);&quot;&quot;)" office:value-type="float" office:value="5.38635265861826" calcext:value-type="float">
            <text:p>5.3863526586182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entral Bedfordshire</text:p>
          </table:table-cell>
          <table:table-cell office:value-type="string" calcext:value-type="string">
            <text:p>E0600005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Daventry</text:p>
          </table:table-cell>
          <table:table-cell office:value-type="string" calcext:value-type="string">
            <text:p>E07000151</text:p>
          </table:table-cell>
          <table:table-cell table:formula="of:=IFERROR(INDEX([.$N$2:.N$125];MATCH([.B180];[.$M$2:.$M$125];0);1);&quot;&quot;)">
            <text:p/>
          </table:table-cell>
          <table:table-cell table:formula="of:=IFERROR(INDEX([.$N$126:.N$450];MATCH([.$B180];[.$M$126:.$M$450];0);1);&quot;&quot;)" office:value-type="float" office:value="5.2" calcext:value-type="float">
            <text:p>5.2</text:p>
          </table:table-cell>
          <table:table-cell table:formula="of:=IFERROR(INDEX([.$N$451:.$N$776];MATCH([.$B180];[.$M$451:.$M$776];0);1);&quot;&quot;)" office:value-type="float" office:value="4.92271541549829" calcext:value-type="float">
            <text:p>4.92271541549829</text:p>
          </table:table-cell>
          <table:table-cell table:formula="of:=IFERROR(INDEX([.$N$777:.$N$1102];MATCH([.$B180];[.$M$777:.$M$1102];0);1);&quot;&quot;)" office:value-type="float" office:value="5.13128523977514" calcext:value-type="float">
            <text:p>5.13128523977514</text:p>
          </table:table-cell>
          <table:table-cell table:formula="of:=IFERROR(INDEX([.$N$1103:.$N$1428];MATCH([.$B180];[.$M$1103:.$M$1428];0);1);&quot;&quot;)" office:value-type="float" office:value="4.92898100509067" calcext:value-type="float">
            <text:p>4.92898100509067</text:p>
          </table:table-cell>
          <table:table-cell table:formula="of:=IFERROR(INDEX([.$N$1429:.$N$1754];MATCH([.$B180];[.$M$1429:.$M$1754];0);1);&quot;&quot;)" office:value-type="float" office:value="4.77373768811251" calcext:value-type="float">
            <text:p>4.77373768811251</text:p>
          </table:table-cell>
          <table:table-cell table:formula="of:=IFERROR(INDEX([.$N$1755:.$N$2080];MATCH([.$B180];[.$M$1755:.$M$2080];0);1);&quot;&quot;)" office:value-type="float" office:value="5.24351249435777" calcext:value-type="float">
            <text:p>5.2435124943577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E0600005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East Northamptonshire</text:p>
          </table:table-cell>
          <table:table-cell office:value-type="string" calcext:value-type="string">
            <text:p>E07000152</text:p>
          </table:table-cell>
          <table:table-cell table:formula="of:=IFERROR(INDEX([.$N$2:.N$125];MATCH([.B181];[.$M$2:.$M$125];0);1);&quot;&quot;)">
            <text:p/>
          </table:table-cell>
          <table:table-cell table:formula="of:=IFERROR(INDEX([.$N$126:.N$450];MATCH([.$B181];[.$M$126:.$M$450];0);1);&quot;&quot;)" office:value-type="float" office:value="5.4" calcext:value-type="float">
            <text:p>5.4</text:p>
          </table:table-cell>
          <table:table-cell table:formula="of:=IFERROR(INDEX([.$N$451:.$N$776];MATCH([.$B181];[.$M$451:.$M$776];0);1);&quot;&quot;)" office:value-type="float" office:value="5.18268627452891" calcext:value-type="float">
            <text:p>5.18268627452891</text:p>
          </table:table-cell>
          <table:table-cell table:formula="of:=IFERROR(INDEX([.$N$777:.$N$1102];MATCH([.$B181];[.$M$777:.$M$1102];0);1);&quot;&quot;)" office:value-type="float" office:value="5.47715834126455" calcext:value-type="float">
            <text:p>5.47715834126455</text:p>
          </table:table-cell>
          <table:table-cell table:formula="of:=IFERROR(INDEX([.$N$1103:.$N$1428];MATCH([.$B181];[.$M$1103:.$M$1428];0);1);&quot;&quot;)" office:value-type="float" office:value="5.2673672750302" calcext:value-type="float">
            <text:p>5.2673672750302</text:p>
          </table:table-cell>
          <table:table-cell table:formula="of:=IFERROR(INDEX([.$N$1429:.$N$1754];MATCH([.$B181];[.$M$1429:.$M$1754];0);1);&quot;&quot;)" office:value-type="float" office:value="5.1317772212812" calcext:value-type="float">
            <text:p>5.1317772212812</text:p>
          </table:table-cell>
          <table:table-cell table:formula="of:=IFERROR(INDEX([.$N$1755:.$N$2080];MATCH([.$B181];[.$M$1755:.$M$2080];0);1);&quot;&quot;)" office:value-type="float" office:value="5.35675406371917" calcext:value-type="float">
            <text:p>5.3567540637191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Aylesbury Vale</text:p>
          </table:table-cell>
          <table:table-cell office:value-type="string" calcext:value-type="string">
            <text:p>E0700000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Kettering</text:p>
          </table:table-cell>
          <table:table-cell office:value-type="string" calcext:value-type="string">
            <text:p>E07000153</text:p>
          </table:table-cell>
          <table:table-cell table:formula="of:=IFERROR(INDEX([.$N$2:.N$125];MATCH([.B182];[.$M$2:.$M$125];0);1);&quot;&quot;)">
            <text:p/>
          </table:table-cell>
          <table:table-cell table:formula="of:=IFERROR(INDEX([.$N$126:.N$450];MATCH([.$B182];[.$M$126:.$M$450];0);1);&quot;&quot;)" office:value-type="float" office:value="5.5" calcext:value-type="float">
            <text:p>5.5</text:p>
          </table:table-cell>
          <table:table-cell table:formula="of:=IFERROR(INDEX([.$N$451:.$N$776];MATCH([.$B182];[.$M$451:.$M$776];0);1);&quot;&quot;)" office:value-type="float" office:value="5.30691510180147" calcext:value-type="float">
            <text:p>5.30691510180147</text:p>
          </table:table-cell>
          <table:table-cell table:formula="of:=IFERROR(INDEX([.$N$777:.$N$1102];MATCH([.$B182];[.$M$777:.$M$1102];0);1);&quot;&quot;)" office:value-type="float" office:value="5.52782700504958" calcext:value-type="float">
            <text:p>5.52782700504958</text:p>
          </table:table-cell>
          <table:table-cell table:formula="of:=IFERROR(INDEX([.$N$1103:.$N$1428];MATCH([.$B182];[.$M$1103:.$M$1428];0);1);&quot;&quot;)" office:value-type="float" office:value="5.36359763170623" calcext:value-type="float">
            <text:p>5.36359763170623</text:p>
          </table:table-cell>
          <table:table-cell table:formula="of:=IFERROR(INDEX([.$N$1429:.$N$1754];MATCH([.$B182];[.$M$1429:.$M$1754];0);1);&quot;&quot;)" office:value-type="float" office:value="5.44684437288209" calcext:value-type="float">
            <text:p>5.44684437288209</text:p>
          </table:table-cell>
          <table:table-cell table:formula="of:=IFERROR(INDEX([.$N$1755:.$N$2080];MATCH([.$B182];[.$M$1755:.$M$2080];0);1);&quot;&quot;)" office:value-type="float" office:value="5.59185353486194" calcext:value-type="float">
            <text:p>5.5918535348619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iltern</text:p>
          </table:table-cell>
          <table:table-cell office:value-type="string" calcext:value-type="string">
            <text:p>E0700000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E07000154</text:p>
          </table:table-cell>
          <table:table-cell table:formula="of:=IFERROR(INDEX([.$N$2:.N$125];MATCH([.B183];[.$M$2:.$M$125];0);1);&quot;&quot;)">
            <text:p/>
          </table:table-cell>
          <table:table-cell table:formula="of:=IFERROR(INDEX([.$N$126:.N$450];MATCH([.$B183];[.$M$126:.$M$450];0);1);&quot;&quot;)" office:value-type="float" office:value="5.9" calcext:value-type="float">
            <text:p>5.9</text:p>
          </table:table-cell>
          <table:table-cell table:formula="of:=IFERROR(INDEX([.$N$451:.$N$776];MATCH([.$B183];[.$M$451:.$M$776];0);1);&quot;&quot;)" office:value-type="float" office:value="5.65889313877816" calcext:value-type="float">
            <text:p>5.65889313877816</text:p>
          </table:table-cell>
          <table:table-cell table:formula="of:=IFERROR(INDEX([.$N$777:.$N$1102];MATCH([.$B183];[.$M$777:.$M$1102];0);1);&quot;&quot;)" office:value-type="float" office:value="5.77465257736529" calcext:value-type="float">
            <text:p>5.77465257736529</text:p>
          </table:table-cell>
          <table:table-cell table:formula="of:=IFERROR(INDEX([.$N$1103:.$N$1428];MATCH([.$B183];[.$M$1103:.$M$1428];0);1);&quot;&quot;)" office:value-type="float" office:value="5.62143359846104" calcext:value-type="float">
            <text:p>5.62143359846104</text:p>
          </table:table-cell>
          <table:table-cell table:formula="of:=IFERROR(INDEX([.$N$1429:.$N$1754];MATCH([.$B183];[.$M$1429:.$M$1754];0);1);&quot;&quot;)" office:value-type="float" office:value="5.59643030551838" calcext:value-type="float">
            <text:p>5.59643030551838</text:p>
          </table:table-cell>
          <table:table-cell table:formula="of:=IFERROR(INDEX([.$N$1755:.$N$2080];MATCH([.$B183];[.$M$1755:.$M$2080];0);1);&quot;&quot;)" office:value-type="float" office:value="5.73372367908684" calcext:value-type="float">
            <text:p>5.7337236790868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Bucks</text:p>
          </table:table-cell>
          <table:table-cell office:value-type="string" calcext:value-type="string">
            <text:p>E0700000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South Northamptonshire</text:p>
          </table:table-cell>
          <table:table-cell office:value-type="string" calcext:value-type="string">
            <text:p>E07000155</text:p>
          </table:table-cell>
          <table:table-cell table:formula="of:=IFERROR(INDEX([.$N$2:.N$125];MATCH([.B184];[.$M$2:.$M$125];0);1);&quot;&quot;)">
            <text:p/>
          </table:table-cell>
          <table:table-cell table:formula="of:=IFERROR(INDEX([.$N$126:.N$450];MATCH([.$B184];[.$M$126:.$M$450];0);1);&quot;&quot;)" office:value-type="float" office:value="5.2" calcext:value-type="float">
            <text:p>5.2</text:p>
          </table:table-cell>
          <table:table-cell table:formula="of:=IFERROR(INDEX([.$N$451:.$N$776];MATCH([.$B184];[.$M$451:.$M$776];0);1);&quot;&quot;)" office:value-type="float" office:value="5.00057661364316" calcext:value-type="float">
            <text:p>5.00057661364316</text:p>
          </table:table-cell>
          <table:table-cell table:formula="of:=IFERROR(INDEX([.$N$777:.$N$1102];MATCH([.$B184];[.$M$777:.$M$1102];0);1);&quot;&quot;)" office:value-type="float" office:value="5.22168405602941" calcext:value-type="float">
            <text:p>5.22168405602941</text:p>
          </table:table-cell>
          <table:table-cell table:formula="of:=IFERROR(INDEX([.$N$1103:.$N$1428];MATCH([.$B184];[.$M$1103:.$M$1428];0);1);&quot;&quot;)" office:value-type="float" office:value="5.03954416419265" calcext:value-type="float">
            <text:p>5.03954416419265</text:p>
          </table:table-cell>
          <table:table-cell table:formula="of:=IFERROR(INDEX([.$N$1429:.$N$1754];MATCH([.$B184];[.$M$1429:.$M$1754];0);1);&quot;&quot;)" office:value-type="float" office:value="4.7525835787961" calcext:value-type="float">
            <text:p>4.7525835787961</text:p>
          </table:table-cell>
          <table:table-cell table:formula="of:=IFERROR(INDEX([.$N$1755:.$N$2080];MATCH([.$B184];[.$M$1755:.$M$2080];0);1);&quot;&quot;)" office:value-type="float" office:value="5.1620927311765" calcext:value-type="float">
            <text:p>5.162092731176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ycombe</text:p>
          </table:table-cell>
          <table:table-cell office:value-type="string" calcext:value-type="string">
            <text:p>E0700000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string" calcext:value-type="string">
            <text:p>E07000156</text:p>
          </table:table-cell>
          <table:table-cell table:formula="of:=IFERROR(INDEX([.$N$2:.N$125];MATCH([.B185];[.$M$2:.$M$125];0);1);&quot;&quot;)">
            <text:p/>
          </table:table-cell>
          <table:table-cell table:formula="of:=IFERROR(INDEX([.$N$126:.N$450];MATCH([.$B185];[.$M$126:.$M$450];0);1);&quot;&quot;)" office:value-type="float" office:value="5.7" calcext:value-type="float">
            <text:p>5.7</text:p>
          </table:table-cell>
          <table:table-cell table:formula="of:=IFERROR(INDEX([.$N$451:.$N$776];MATCH([.$B185];[.$M$451:.$M$776];0);1);&quot;&quot;)" office:value-type="float" office:value="5.51872164301439" calcext:value-type="float">
            <text:p>5.51872164301439</text:p>
          </table:table-cell>
          <table:table-cell table:formula="of:=IFERROR(INDEX([.$N$777:.$N$1102];MATCH([.$B185];[.$M$777:.$M$1102];0);1);&quot;&quot;)" office:value-type="float" office:value="5.77190733331894" calcext:value-type="float">
            <text:p>5.77190733331894</text:p>
          </table:table-cell>
          <table:table-cell table:formula="of:=IFERROR(INDEX([.$N$1103:.$N$1428];MATCH([.$B185];[.$M$1103:.$M$1428];0);1);&quot;&quot;)" office:value-type="float" office:value="5.5380928812726" calcext:value-type="float">
            <text:p>5.5380928812726</text:p>
          </table:table-cell>
          <table:table-cell table:formula="of:=IFERROR(INDEX([.$N$1429:.$N$1754];MATCH([.$B185];[.$M$1429:.$M$1754];0);1);&quot;&quot;)" office:value-type="float" office:value="5.49403806551837" calcext:value-type="float">
            <text:p>5.49403806551837</text:p>
          </table:table-cell>
          <table:table-cell table:formula="of:=IFERROR(INDEX([.$N$1755:.$N$2080];MATCH([.$B185];[.$M$1755:.$M$2080];0);1);&quot;&quot;)" office:value-type="float" office:value="5.58590670213116" calcext:value-type="float">
            <text:p>5.5859067021311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E0700000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Craven</text:p>
          </table:table-cell>
          <table:table-cell office:value-type="string" calcext:value-type="string">
            <text:p>E07000163</text:p>
          </table:table-cell>
          <table:table-cell table:formula="of:=IFERROR(INDEX([.$N$2:.N$125];MATCH([.B186];[.$M$2:.$M$125];0);1);&quot;&quot;)">
            <text:p/>
          </table:table-cell>
          <table:table-cell table:formula="of:=IFERROR(INDEX([.$N$126:.N$450];MATCH([.$B186];[.$M$126:.$M$450];0);1);&quot;&quot;)" office:value-type="float" office:value="3.6" calcext:value-type="float">
            <text:p>3.6</text:p>
          </table:table-cell>
          <table:table-cell table:formula="of:=IFERROR(INDEX([.$N$451:.$N$776];MATCH([.$B186];[.$M$451:.$M$776];0);1);&quot;&quot;)" office:value-type="float" office:value="3.41327261988919" calcext:value-type="float">
            <text:p>3.41327261988919</text:p>
          </table:table-cell>
          <table:table-cell table:formula="of:=IFERROR(INDEX([.$N$777:.$N$1102];MATCH([.$B186];[.$M$777:.$M$1102];0);1);&quot;&quot;)" office:value-type="float" office:value="3.61815071075883" calcext:value-type="float">
            <text:p>3.61815071075883</text:p>
          </table:table-cell>
          <table:table-cell table:formula="of:=IFERROR(INDEX([.$N$1103:.$N$1428];MATCH([.$B186];[.$M$1103:.$M$1428];0);1);&quot;&quot;)" office:value-type="float" office:value="3.59618377714651" calcext:value-type="float">
            <text:p>3.59618377714651</text:p>
          </table:table-cell>
          <table:table-cell table:formula="of:=IFERROR(INDEX([.$N$1429:.$N$1754];MATCH([.$B186];[.$M$1429:.$M$1754];0);1);&quot;&quot;)" office:value-type="float" office:value="3.09966188371477" calcext:value-type="float">
            <text:p>3.09966188371477</text:p>
          </table:table-cell>
          <table:table-cell table:formula="of:=IFERROR(INDEX([.$N$1755:.$N$2080];MATCH([.$B186];[.$M$1755:.$M$2080];0);1);&quot;&quot;)" office:value-type="float" office:value="3.85186585470161" calcext:value-type="float">
            <text:p>3.8518658547016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ast Cambridgeshire</text:p>
          </table:table-cell>
          <table:table-cell office:value-type="string" calcext:value-type="string">
            <text:p>E0700000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Hambleton</text:p>
          </table:table-cell>
          <table:table-cell office:value-type="string" calcext:value-type="string">
            <text:p>E07000164</text:p>
          </table:table-cell>
          <table:table-cell table:formula="of:=IFERROR(INDEX([.$N$2:.N$125];MATCH([.B187];[.$M$2:.$M$125];0);1);&quot;&quot;)">
            <text:p/>
          </table:table-cell>
          <table:table-cell table:formula="of:=IFERROR(INDEX([.$N$126:.N$450];MATCH([.$B187];[.$M$126:.$M$450];0);1);&quot;&quot;)" office:value-type="float" office:value="4" calcext:value-type="float">
            <text:p>4</text:p>
          </table:table-cell>
          <table:table-cell table:formula="of:=IFERROR(INDEX([.$N$451:.$N$776];MATCH([.$B187];[.$M$451:.$M$776];0);1);&quot;&quot;)" office:value-type="float" office:value="4.27382113027211" calcext:value-type="float">
            <text:p>4.27382113027211</text:p>
          </table:table-cell>
          <table:table-cell table:formula="of:=IFERROR(INDEX([.$N$777:.$N$1102];MATCH([.$B187];[.$M$777:.$M$1102];0);1);&quot;&quot;)" office:value-type="float" office:value="4.3412783002744" calcext:value-type="float">
            <text:p>4.3412783002744</text:p>
          </table:table-cell>
          <table:table-cell table:formula="of:=IFERROR(INDEX([.$N$1103:.$N$1428];MATCH([.$B187];[.$M$1103:.$M$1428];0);1);&quot;&quot;)" office:value-type="float" office:value="4.43588238173955" calcext:value-type="float">
            <text:p>4.43588238173955</text:p>
          </table:table-cell>
          <table:table-cell table:formula="of:=IFERROR(INDEX([.$N$1429:.$N$1754];MATCH([.$B187];[.$M$1429:.$M$1754];0);1);&quot;&quot;)" office:value-type="float" office:value="3.86174246108973" calcext:value-type="float">
            <text:p>3.86174246108973</text:p>
          </table:table-cell>
          <table:table-cell table:formula="of:=IFERROR(INDEX([.$N$1755:.$N$2080];MATCH([.$B187];[.$M$1755:.$M$2080];0);1);&quot;&quot;)" office:value-type="float" office:value="3.98057987447379" calcext:value-type="float">
            <text:p>3.9805798744737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Fenland</text:p>
          </table:table-cell>
          <table:table-cell office:value-type="string" calcext:value-type="string">
            <text:p>E07000010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Harrogate</text:p>
          </table:table-cell>
          <table:table-cell office:value-type="string" calcext:value-type="string">
            <text:p>E07000165</text:p>
          </table:table-cell>
          <table:table-cell table:formula="of:=IFERROR(INDEX([.$N$2:.N$125];MATCH([.B188];[.$M$2:.$M$125];0);1);&quot;&quot;)">
            <text:p/>
          </table:table-cell>
          <table:table-cell table:formula="of:=IFERROR(INDEX([.$N$126:.N$450];MATCH([.$B188];[.$M$126:.$M$450];0);1);&quot;&quot;)" office:value-type="float" office:value="4.1" calcext:value-type="float">
            <text:p>4.1</text:p>
          </table:table-cell>
          <table:table-cell table:formula="of:=IFERROR(INDEX([.$N$451:.$N$776];MATCH([.$B188];[.$M$451:.$M$776];0);1);&quot;&quot;)" office:value-type="float" office:value="4.05385689221242" calcext:value-type="float">
            <text:p>4.05385689221242</text:p>
          </table:table-cell>
          <table:table-cell table:formula="of:=IFERROR(INDEX([.$N$777:.$N$1102];MATCH([.$B188];[.$M$777:.$M$1102];0);1);&quot;&quot;)" office:value-type="float" office:value="4.07566923407848" calcext:value-type="float">
            <text:p>4.07566923407848</text:p>
          </table:table-cell>
          <table:table-cell table:formula="of:=IFERROR(INDEX([.$N$1103:.$N$1428];MATCH([.$B188];[.$M$1103:.$M$1428];0);1);&quot;&quot;)" office:value-type="float" office:value="4.08633881673514" calcext:value-type="float">
            <text:p>4.08633881673514</text:p>
          </table:table-cell>
          <table:table-cell table:formula="of:=IFERROR(INDEX([.$N$1429:.$N$1754];MATCH([.$B188];[.$M$1429:.$M$1754];0);1);&quot;&quot;)" office:value-type="float" office:value="3.72231731661631" calcext:value-type="float">
            <text:p>3.72231731661631</text:p>
          </table:table-cell>
          <table:table-cell table:formula="of:=IFERROR(INDEX([.$N$1755:.$N$2080];MATCH([.$B188];[.$M$1755:.$M$2080];0);1);&quot;&quot;)" office:value-type="float" office:value="4.1239998271591" calcext:value-type="float">
            <text:p>4.123999827159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untingdonshire</text:p>
          </table:table-cell>
          <table:table-cell office:value-type="string" calcext:value-type="string">
            <text:p>E0700001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string" calcext:value-type="string">
            <text:p>E07000166</text:p>
          </table:table-cell>
          <table:table-cell table:formula="of:=IFERROR(INDEX([.$N$2:.N$125];MATCH([.B189];[.$M$2:.$M$125];0);1);&quot;&quot;)">
            <text:p/>
          </table:table-cell>
          <table:table-cell table:formula="of:=IFERROR(INDEX([.$N$126:.N$450];MATCH([.$B189];[.$M$126:.$M$450];0);1);&quot;&quot;)" office:value-type="float" office:value="3.6" calcext:value-type="float">
            <text:p>3.6</text:p>
          </table:table-cell>
          <table:table-cell table:formula="of:=IFERROR(INDEX([.$N$451:.$N$776];MATCH([.$B189];[.$M$451:.$M$776];0);1);&quot;&quot;)" office:value-type="float" office:value="3.63942201782167" calcext:value-type="float">
            <text:p>3.63942201782167</text:p>
          </table:table-cell>
          <table:table-cell table:formula="of:=IFERROR(INDEX([.$N$777:.$N$1102];MATCH([.$B189];[.$M$777:.$M$1102];0);1);&quot;&quot;)" office:value-type="float" office:value="3.71109667192095" calcext:value-type="float">
            <text:p>3.71109667192095</text:p>
          </table:table-cell>
          <table:table-cell table:formula="of:=IFERROR(INDEX([.$N$1103:.$N$1428];MATCH([.$B189];[.$M$1103:.$M$1428];0);1);&quot;&quot;)" office:value-type="float" office:value="3.79472072951221" calcext:value-type="float">
            <text:p>3.79472072951221</text:p>
          </table:table-cell>
          <table:table-cell table:formula="of:=IFERROR(INDEX([.$N$1429:.$N$1754];MATCH([.$B189];[.$M$1429:.$M$1754];0);1);&quot;&quot;)" office:value-type="float" office:value="3.26788202925972" calcext:value-type="float">
            <text:p>3.26788202925972</text:p>
          </table:table-cell>
          <table:table-cell table:formula="of:=IFERROR(INDEX([.$N$1755:.$N$2080];MATCH([.$B189];[.$M$1755:.$M$2080];0);1);&quot;&quot;)" office:value-type="float" office:value="3.68132757676627" calcext:value-type="float">
            <text:p>3.6813275767662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Cambridgeshire</text:p>
          </table:table-cell>
          <table:table-cell office:value-type="string" calcext:value-type="string">
            <text:p>E0700001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Ryedale</text:p>
          </table:table-cell>
          <table:table-cell office:value-type="string" calcext:value-type="string">
            <text:p>E07000167</text:p>
          </table:table-cell>
          <table:table-cell table:formula="of:=IFERROR(INDEX([.$N$2:.N$125];MATCH([.B190];[.$M$2:.$M$125];0);1);&quot;&quot;)">
            <text:p/>
          </table:table-cell>
          <table:table-cell table:formula="of:=IFERROR(INDEX([.$N$126:.N$450];MATCH([.$B190];[.$M$126:.$M$450];0);1);&quot;&quot;)" office:value-type="float" office:value="4" calcext:value-type="float">
            <text:p>4</text:p>
          </table:table-cell>
          <table:table-cell table:formula="of:=IFERROR(INDEX([.$N$451:.$N$776];MATCH([.$B190];[.$M$451:.$M$776];0);1);&quot;&quot;)" office:value-type="float" office:value="4.26361310237349" calcext:value-type="float">
            <text:p>4.26361310237349</text:p>
          </table:table-cell>
          <table:table-cell table:formula="of:=IFERROR(INDEX([.$N$777:.$N$1102];MATCH([.$B190];[.$M$777:.$M$1102];0);1);&quot;&quot;)" office:value-type="float" office:value="4.47080667709166" calcext:value-type="float">
            <text:p>4.47080667709166</text:p>
          </table:table-cell>
          <table:table-cell table:formula="of:=IFERROR(INDEX([.$N$1103:.$N$1428];MATCH([.$B190];[.$M$1103:.$M$1428];0);1);&quot;&quot;)" office:value-type="float" office:value="4.52836798150764" calcext:value-type="float">
            <text:p>4.52836798150764</text:p>
          </table:table-cell>
          <table:table-cell table:formula="of:=IFERROR(INDEX([.$N$1429:.$N$1754];MATCH([.$B190];[.$M$1429:.$M$1754];0);1);&quot;&quot;)" office:value-type="float" office:value="4.02696196706333" calcext:value-type="float">
            <text:p>4.02696196706333</text:p>
          </table:table-cell>
          <table:table-cell table:formula="of:=IFERROR(INDEX([.$N$1755:.$N$2080];MATCH([.$B190];[.$M$1755:.$M$2080];0);1);&quot;&quot;)" office:value-type="float" office:value="3.92061689949862" calcext:value-type="float">
            <text:p>3.9206168994986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Allerdale</text:p>
          </table:table-cell>
          <table:table-cell office:value-type="string" calcext:value-type="string">
            <text:p>E0700002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string" calcext:value-type="string">
            <text:p>E07000168</text:p>
          </table:table-cell>
          <table:table-cell table:formula="of:=IFERROR(INDEX([.$N$2:.N$125];MATCH([.B191];[.$M$2:.$M$125];0);1);&quot;&quot;)">
            <text:p/>
          </table:table-cell>
          <table:table-cell table:formula="of:=IFERROR(INDEX([.$N$126:.N$450];MATCH([.$B191];[.$M$126:.$M$450];0);1);&quot;&quot;)" office:value-type="float" office:value="3.9" calcext:value-type="float">
            <text:p>3.9</text:p>
          </table:table-cell>
          <table:table-cell table:formula="of:=IFERROR(INDEX([.$N$451:.$N$776];MATCH([.$B191];[.$M$451:.$M$776];0);1);&quot;&quot;)" office:value-type="float" office:value="4.0625220502481" calcext:value-type="float">
            <text:p>4.0625220502481</text:p>
          </table:table-cell>
          <table:table-cell table:formula="of:=IFERROR(INDEX([.$N$777:.$N$1102];MATCH([.$B191];[.$M$777:.$M$1102];0);1);&quot;&quot;)" office:value-type="float" office:value="4.37911779397678" calcext:value-type="float">
            <text:p>4.37911779397678</text:p>
          </table:table-cell>
          <table:table-cell table:formula="of:=IFERROR(INDEX([.$N$1103:.$N$1428];MATCH([.$B191];[.$M$1103:.$M$1428];0);1);&quot;&quot;)" office:value-type="float" office:value="4.53985494272088" calcext:value-type="float">
            <text:p>4.53985494272088</text:p>
          </table:table-cell>
          <table:table-cell table:formula="of:=IFERROR(INDEX([.$N$1429:.$N$1754];MATCH([.$B191];[.$M$1429:.$M$1754];0);1);&quot;&quot;)" office:value-type="float" office:value="4.63813568780733" calcext:value-type="float">
            <text:p>4.63813568780733</text:p>
          </table:table-cell>
          <table:table-cell table:formula="of:=IFERROR(INDEX([.$N$1755:.$N$2080];MATCH([.$B191];[.$M$1755:.$M$2080];0);1);&quot;&quot;)" office:value-type="float" office:value="4.01676117168678" calcext:value-type="float">
            <text:p>4.0167611716867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arrow-in-Furness</text:p>
          </table:table-cell>
          <table:table-cell office:value-type="string" calcext:value-type="string">
            <text:p>E0700002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elby</text:p>
          </table:table-cell>
          <table:table-cell office:value-type="string" calcext:value-type="string">
            <text:p>E07000169</text:p>
          </table:table-cell>
          <table:table-cell table:formula="of:=IFERROR(INDEX([.$N$2:.N$125];MATCH([.B192];[.$M$2:.$M$125];0);1);&quot;&quot;)">
            <text:p/>
          </table:table-cell>
          <table:table-cell table:formula="of:=IFERROR(INDEX([.$N$126:.N$450];MATCH([.$B192];[.$M$126:.$M$450];0);1);&quot;&quot;)" office:value-type="float" office:value="4.9" calcext:value-type="float">
            <text:p>4.9</text:p>
          </table:table-cell>
          <table:table-cell table:formula="of:=IFERROR(INDEX([.$N$451:.$N$776];MATCH([.$B192];[.$M$451:.$M$776];0);1);&quot;&quot;)" office:value-type="float" office:value="5.23780876085279" calcext:value-type="float">
            <text:p>5.23780876085279</text:p>
          </table:table-cell>
          <table:table-cell table:formula="of:=IFERROR(INDEX([.$N$777:.$N$1102];MATCH([.$B192];[.$M$777:.$M$1102];0);1);&quot;&quot;)" office:value-type="float" office:value="5.70195899936298" calcext:value-type="float">
            <text:p>5.70195899936298</text:p>
          </table:table-cell>
          <table:table-cell table:formula="of:=IFERROR(INDEX([.$N$1103:.$N$1428];MATCH([.$B192];[.$M$1103:.$M$1428];0);1);&quot;&quot;)" office:value-type="float" office:value="5.56288601281694" calcext:value-type="float">
            <text:p>5.56288601281694</text:p>
          </table:table-cell>
          <table:table-cell table:formula="of:=IFERROR(INDEX([.$N$1429:.$N$1754];MATCH([.$B192];[.$M$1429:.$M$1754];0);1);&quot;&quot;)" office:value-type="float" office:value="4.58965842848422" calcext:value-type="float">
            <text:p>4.58965842848422</text:p>
          </table:table-cell>
          <table:table-cell table:formula="of:=IFERROR(INDEX([.$N$1755:.$N$2080];MATCH([.$B192];[.$M$1755:.$M$2080];0);1);&quot;&quot;)" office:value-type="float" office:value="4.69196425115286" calcext:value-type="float">
            <text:p>4.6919642511528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E0700002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Ashfield</text:p>
          </table:table-cell>
          <table:table-cell office:value-type="string" calcext:value-type="string">
            <text:p>E07000170</text:p>
          </table:table-cell>
          <table:table-cell table:formula="of:=IFERROR(INDEX([.$N$2:.N$125];MATCH([.B193];[.$M$2:.$M$125];0);1);&quot;&quot;)">
            <text:p/>
          </table:table-cell>
          <table:table-cell table:formula="of:=IFERROR(INDEX([.$N$126:.N$450];MATCH([.$B193];[.$M$126:.$M$450];0);1);&quot;&quot;)" office:value-type="float" office:value="5.4" calcext:value-type="float">
            <text:p>5.4</text:p>
          </table:table-cell>
          <table:table-cell table:formula="of:=IFERROR(INDEX([.$N$451:.$N$776];MATCH([.$B193];[.$M$451:.$M$776];0);1);&quot;&quot;)" office:value-type="float" office:value="5.17528261769433" calcext:value-type="float">
            <text:p>5.17528261769433</text:p>
          </table:table-cell>
          <table:table-cell table:formula="of:=IFERROR(INDEX([.$N$777:.$N$1102];MATCH([.$B193];[.$M$777:.$M$1102];0);1);&quot;&quot;)" office:value-type="float" office:value="5.82717564844704" calcext:value-type="float">
            <text:p>5.82717564844704</text:p>
          </table:table-cell>
          <table:table-cell table:formula="of:=IFERROR(INDEX([.$N$1103:.$N$1428];MATCH([.$B193];[.$M$1103:.$M$1428];0);1);&quot;&quot;)" office:value-type="float" office:value="5.56693594814727" calcext:value-type="float">
            <text:p>5.56693594814727</text:p>
          </table:table-cell>
          <table:table-cell table:formula="of:=IFERROR(INDEX([.$N$1429:.$N$1754];MATCH([.$B193];[.$M$1429:.$M$1754];0);1);&quot;&quot;)" office:value-type="float" office:value="4.83754334728374" calcext:value-type="float">
            <text:p>4.83754334728374</text:p>
          </table:table-cell>
          <table:table-cell table:formula="of:=IFERROR(INDEX([.$N$1755:.$N$2080];MATCH([.$B193];[.$M$1755:.$M$2080];0);1);&quot;&quot;)" office:value-type="float" office:value="5.61025278611322" calcext:value-type="float">
            <text:p>5.6102527861132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opeland</text:p>
          </table:table-cell>
          <table:table-cell office:value-type="string" calcext:value-type="string">
            <text:p>E0700002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Bassetlaw</text:p>
          </table:table-cell>
          <table:table-cell office:value-type="string" calcext:value-type="string">
            <text:p>E07000171</text:p>
          </table:table-cell>
          <table:table-cell table:formula="of:=IFERROR(INDEX([.$N$2:.N$125];MATCH([.B194];[.$M$2:.$M$125];0);1);&quot;&quot;)">
            <text:p/>
          </table:table-cell>
          <table:table-cell table:formula="of:=IFERROR(INDEX([.$N$126:.N$450];MATCH([.$B194];[.$M$126:.$M$450];0);1);&quot;&quot;)" office:value-type="float" office:value="5" calcext:value-type="float">
            <text:p>5</text:p>
          </table:table-cell>
          <table:table-cell table:formula="of:=IFERROR(INDEX([.$N$451:.$N$776];MATCH([.$B194];[.$M$451:.$M$776];0);1);&quot;&quot;)" office:value-type="float" office:value="5.08672546091742" calcext:value-type="float">
            <text:p>5.08672546091742</text:p>
          </table:table-cell>
          <table:table-cell table:formula="of:=IFERROR(INDEX([.$N$777:.$N$1102];MATCH([.$B194];[.$M$777:.$M$1102];0);1);&quot;&quot;)" office:value-type="float" office:value="5.87444276969705" calcext:value-type="float">
            <text:p>5.87444276969705</text:p>
          </table:table-cell>
          <table:table-cell table:formula="of:=IFERROR(INDEX([.$N$1103:.$N$1428];MATCH([.$B194];[.$M$1103:.$M$1428];0);1);&quot;&quot;)" office:value-type="float" office:value="5.73205385522725" calcext:value-type="float">
            <text:p>5.73205385522725</text:p>
          </table:table-cell>
          <table:table-cell table:formula="of:=IFERROR(INDEX([.$N$1429:.$N$1754];MATCH([.$B194];[.$M$1429:.$M$1754];0);1);&quot;&quot;)" office:value-type="float" office:value="5.0414531135214" calcext:value-type="float">
            <text:p>5.0414531135214</text:p>
          </table:table-cell>
          <table:table-cell table:formula="of:=IFERROR(INDEX([.$N$1755:.$N$2080];MATCH([.$B194];[.$M$1755:.$M$2080];0);1);&quot;&quot;)" office:value-type="float" office:value="5.05545090275225" calcext:value-type="float">
            <text:p>5.0554509027522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E07000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oxtowe</text:p>
          </table:table-cell>
          <table:table-cell office:value-type="string" calcext:value-type="string">
            <text:p>E07000172</text:p>
          </table:table-cell>
          <table:table-cell table:formula="of:=IFERROR(INDEX([.$N$2:.N$125];MATCH([.B195];[.$M$2:.$M$125];0);1);&quot;&quot;)">
            <text:p/>
          </table:table-cell>
          <table:table-cell table:formula="of:=IFERROR(INDEX([.$N$126:.N$450];MATCH([.$B195];[.$M$126:.$M$450];0);1);&quot;&quot;)" office:value-type="float" office:value="5.6" calcext:value-type="float">
            <text:p>5.6</text:p>
          </table:table-cell>
          <table:table-cell table:formula="of:=IFERROR(INDEX([.$N$451:.$N$776];MATCH([.$B195];[.$M$451:.$M$776];0);1);&quot;&quot;)" office:value-type="float" office:value="5.44734573688441" calcext:value-type="float">
            <text:p>5.44734573688441</text:p>
          </table:table-cell>
          <table:table-cell table:formula="of:=IFERROR(INDEX([.$N$777:.$N$1102];MATCH([.$B195];[.$M$777:.$M$1102];0);1);&quot;&quot;)" office:value-type="float" office:value="5.73729392692141" calcext:value-type="float">
            <text:p>5.73729392692141</text:p>
          </table:table-cell>
          <table:table-cell table:formula="of:=IFERROR(INDEX([.$N$1103:.$N$1428];MATCH([.$B195];[.$M$1103:.$M$1428];0);1);&quot;&quot;)" office:value-type="float" office:value="5.62565699401991" calcext:value-type="float">
            <text:p>5.62565699401991</text:p>
          </table:table-cell>
          <table:table-cell table:formula="of:=IFERROR(INDEX([.$N$1429:.$N$1754];MATCH([.$B195];[.$M$1429:.$M$1754];0);1);&quot;&quot;)" office:value-type="float" office:value="5.17025995721406" calcext:value-type="float">
            <text:p>5.17025995721406</text:p>
          </table:table-cell>
          <table:table-cell table:formula="of:=IFERROR(INDEX([.$N$1755:.$N$2080];MATCH([.$B195];[.$M$1755:.$M$2080];0);1);&quot;&quot;)" office:value-type="float" office:value="6.18475847836164" calcext:value-type="float">
            <text:p>6.1847584783616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Lakeland</text:p>
          </table:table-cell>
          <table:table-cell office:value-type="string" calcext:value-type="string">
            <text:p>E0700003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Gedling</text:p>
          </table:table-cell>
          <table:table-cell office:value-type="string" calcext:value-type="string">
            <text:p>E07000173</text:p>
          </table:table-cell>
          <table:table-cell table:formula="of:=IFERROR(INDEX([.$N$2:.N$125];MATCH([.B196];[.$M$2:.$M$125];0);1);&quot;&quot;)">
            <text:p/>
          </table:table-cell>
          <table:table-cell table:formula="of:=IFERROR(INDEX([.$N$126:.N$450];MATCH([.$B196];[.$M$126:.$M$450];0);1);&quot;&quot;)" office:value-type="float" office:value="5.5" calcext:value-type="float">
            <text:p>5.5</text:p>
          </table:table-cell>
          <table:table-cell table:formula="of:=IFERROR(INDEX([.$N$451:.$N$776];MATCH([.$B196];[.$M$451:.$M$776];0);1);&quot;&quot;)" office:value-type="float" office:value="5.26475077450478" calcext:value-type="float">
            <text:p>5.26475077450478</text:p>
          </table:table-cell>
          <table:table-cell table:formula="of:=IFERROR(INDEX([.$N$777:.$N$1102];MATCH([.$B196];[.$M$777:.$M$1102];0);1);&quot;&quot;)" office:value-type="float" office:value="5.5778247906403" calcext:value-type="float">
            <text:p>5.5778247906403</text:p>
          </table:table-cell>
          <table:table-cell table:formula="of:=IFERROR(INDEX([.$N$1103:.$N$1428];MATCH([.$B196];[.$M$1103:.$M$1428];0);1);&quot;&quot;)" office:value-type="float" office:value="5.46278203945901" calcext:value-type="float">
            <text:p>5.46278203945901</text:p>
          </table:table-cell>
          <table:table-cell table:formula="of:=IFERROR(INDEX([.$N$1429:.$N$1754];MATCH([.$B196];[.$M$1429:.$M$1754];0);1);&quot;&quot;)" office:value-type="float" office:value="4.95200668463991" calcext:value-type="float">
            <text:p>4.95200668463991</text:p>
          </table:table-cell>
          <table:table-cell table:formula="of:=IFERROR(INDEX([.$N$1755:.$N$2080];MATCH([.$B196];[.$M$1755:.$M$2080];0);1);&quot;&quot;)" office:value-type="float" office:value="6.0299011969432" calcext:value-type="float">
            <text:p>6.029901196943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Amber Valley</text:p>
          </table:table-cell>
          <table:table-cell office:value-type="string" calcext:value-type="string">
            <text:p>E07000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E07000174</text:p>
          </table:table-cell>
          <table:table-cell table:formula="of:=IFERROR(INDEX([.$N$2:.N$125];MATCH([.B197];[.$M$2:.$M$125];0);1);&quot;&quot;)">
            <text:p/>
          </table:table-cell>
          <table:table-cell table:formula="of:=IFERROR(INDEX([.$N$126:.N$450];MATCH([.$B197];[.$M$126:.$M$450];0);1);&quot;&quot;)" office:value-type="float" office:value="5.3" calcext:value-type="float">
            <text:p>5.3</text:p>
          </table:table-cell>
          <table:table-cell table:formula="of:=IFERROR(INDEX([.$N$451:.$N$776];MATCH([.$B197];[.$M$451:.$M$776];0);1);&quot;&quot;)" office:value-type="float" office:value="5.09197928373235" calcext:value-type="float">
            <text:p>5.09197928373235</text:p>
          </table:table-cell>
          <table:table-cell table:formula="of:=IFERROR(INDEX([.$N$777:.$N$1102];MATCH([.$B197];[.$M$777:.$M$1102];0);1);&quot;&quot;)" office:value-type="float" office:value="5.93973065530984" calcext:value-type="float">
            <text:p>5.93973065530984</text:p>
          </table:table-cell>
          <table:table-cell table:formula="of:=IFERROR(INDEX([.$N$1103:.$N$1428];MATCH([.$B197];[.$M$1103:.$M$1428];0);1);&quot;&quot;)" office:value-type="float" office:value="5.67448177745136" calcext:value-type="float">
            <text:p>5.67448177745136</text:p>
          </table:table-cell>
          <table:table-cell table:formula="of:=IFERROR(INDEX([.$N$1429:.$N$1754];MATCH([.$B197];[.$M$1429:.$M$1754];0);1);&quot;&quot;)" office:value-type="float" office:value="4.71474751828048" calcext:value-type="float">
            <text:p>4.71474751828048</text:p>
          </table:table-cell>
          <table:table-cell table:formula="of:=IFERROR(INDEX([.$N$1755:.$N$2080];MATCH([.$B197];[.$M$1755:.$M$2080];0);1);&quot;&quot;)" office:value-type="float" office:value="5.41294930833682" calcext:value-type="float">
            <text:p>5.4129493083368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olsover</text:p>
          </table:table-cell>
          <table:table-cell office:value-type="string" calcext:value-type="string">
            <text:p>E0700003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string" calcext:value-type="string">
            <text:p>E07000175</text:p>
          </table:table-cell>
          <table:table-cell table:formula="of:=IFERROR(INDEX([.$N$2:.N$125];MATCH([.B198];[.$M$2:.$M$125];0);1);&quot;&quot;)">
            <text:p/>
          </table:table-cell>
          <table:table-cell table:formula="of:=IFERROR(INDEX([.$N$126:.N$450];MATCH([.$B198];[.$M$126:.$M$450];0);1);&quot;&quot;)" office:value-type="float" office:value="5.1" calcext:value-type="float">
            <text:p>5.1</text:p>
          </table:table-cell>
          <table:table-cell table:formula="of:=IFERROR(INDEX([.$N$451:.$N$776];MATCH([.$B198];[.$M$451:.$M$776];0);1);&quot;&quot;)" office:value-type="float" office:value="5.26762119317522" calcext:value-type="float">
            <text:p>5.26762119317522</text:p>
          </table:table-cell>
          <table:table-cell table:formula="of:=IFERROR(INDEX([.$N$777:.$N$1102];MATCH([.$B198];[.$M$777:.$M$1102];0);1);&quot;&quot;)" office:value-type="float" office:value="6.04190280330899" calcext:value-type="float">
            <text:p>6.04190280330899</text:p>
          </table:table-cell>
          <table:table-cell table:formula="of:=IFERROR(INDEX([.$N$1103:.$N$1428];MATCH([.$B198];[.$M$1103:.$M$1428];0);1);&quot;&quot;)" office:value-type="float" office:value="5.97713508315989" calcext:value-type="float">
            <text:p>5.97713508315989</text:p>
          </table:table-cell>
          <table:table-cell table:formula="of:=IFERROR(INDEX([.$N$1429:.$N$1754];MATCH([.$B198];[.$M$1429:.$M$1754];0);1);&quot;&quot;)" office:value-type="float" office:value="5.35955551962639" calcext:value-type="float">
            <text:p>5.35955551962639</text:p>
          </table:table-cell>
          <table:table-cell table:formula="of:=IFERROR(INDEX([.$N$1755:.$N$2080];MATCH([.$B198];[.$M$1755:.$M$2080];0);1);&quot;&quot;)" office:value-type="float" office:value="5.47250418404067" calcext:value-type="float">
            <text:p>5.4725041840406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E0700003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Rushcliffe</text:p>
          </table:table-cell>
          <table:table-cell office:value-type="string" calcext:value-type="string">
            <text:p>E07000176</text:p>
          </table:table-cell>
          <table:table-cell table:formula="of:=IFERROR(INDEX([.$N$2:.N$125];MATCH([.B199];[.$M$2:.$M$125];0);1);&quot;&quot;)">
            <text:p/>
          </table:table-cell>
          <table:table-cell table:formula="of:=IFERROR(INDEX([.$N$126:.N$450];MATCH([.$B199];[.$M$126:.$M$450];0);1);&quot;&quot;)" office:value-type="float" office:value="5.2" calcext:value-type="float">
            <text:p>5.2</text:p>
          </table:table-cell>
          <table:table-cell table:formula="of:=IFERROR(INDEX([.$N$451:.$N$776];MATCH([.$B199];[.$M$451:.$M$776];0);1);&quot;&quot;)" office:value-type="float" office:value="5.29538248461546" calcext:value-type="float">
            <text:p>5.29538248461546</text:p>
          </table:table-cell>
          <table:table-cell table:formula="of:=IFERROR(INDEX([.$N$777:.$N$1102];MATCH([.$B199];[.$M$777:.$M$1102];0);1);&quot;&quot;)" office:value-type="float" office:value="5.58524102964302" calcext:value-type="float">
            <text:p>5.58524102964302</text:p>
          </table:table-cell>
          <table:table-cell table:formula="of:=IFERROR(INDEX([.$N$1103:.$N$1428];MATCH([.$B199];[.$M$1103:.$M$1428];0);1);&quot;&quot;)" office:value-type="float" office:value="5.47760997509323" calcext:value-type="float">
            <text:p>5.47760997509323</text:p>
          </table:table-cell>
          <table:table-cell table:formula="of:=IFERROR(INDEX([.$N$1429:.$N$1754];MATCH([.$B199];[.$M$1429:.$M$1754];0);1);&quot;&quot;)" office:value-type="float" office:value="5.25257260813313" calcext:value-type="float">
            <text:p>5.25257260813313</text:p>
          </table:table-cell>
          <table:table-cell table:formula="of:=IFERROR(INDEX([.$N$1755:.$N$2080];MATCH([.$B199];[.$M$1755:.$M$2080];0);1);&quot;&quot;)" office:value-type="float" office:value="5.96282386563804" calcext:value-type="float">
            <text:p>5.9628238656380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Derbyshire Dales</text:p>
          </table:table-cell>
          <table:table-cell office:value-type="string" calcext:value-type="string">
            <text:p>E070000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Cherwell</text:p>
          </table:table-cell>
          <table:table-cell office:value-type="string" calcext:value-type="string">
            <text:p>E07000177</text:p>
          </table:table-cell>
          <table:table-cell table:formula="of:=IFERROR(INDEX([.$N$2:.N$125];MATCH([.B200];[.$M$2:.$M$125];0);1);&quot;&quot;)">
            <text:p/>
          </table:table-cell>
          <table:table-cell table:formula="of:=IFERROR(INDEX([.$N$126:.N$450];MATCH([.$B200];[.$M$126:.$M$450];0);1);&quot;&quot;)" office:value-type="float" office:value="5.4" calcext:value-type="float">
            <text:p>5.4</text:p>
          </table:table-cell>
          <table:table-cell table:formula="of:=IFERROR(INDEX([.$N$451:.$N$776];MATCH([.$B200];[.$M$451:.$M$776];0);1);&quot;&quot;)" office:value-type="float" office:value="5.15422876299657" calcext:value-type="float">
            <text:p>5.15422876299657</text:p>
          </table:table-cell>
          <table:table-cell table:formula="of:=IFERROR(INDEX([.$N$777:.$N$1102];MATCH([.$B200];[.$M$777:.$M$1102];0);1);&quot;&quot;)" office:value-type="float" office:value="5.26148832768665" calcext:value-type="float">
            <text:p>5.26148832768665</text:p>
          </table:table-cell>
          <table:table-cell table:formula="of:=IFERROR(INDEX([.$N$1103:.$N$1428];MATCH([.$B200];[.$M$1103:.$M$1428];0);1);&quot;&quot;)" office:value-type="float" office:value="5.09776368278245" calcext:value-type="float">
            <text:p>5.09776368278245</text:p>
          </table:table-cell>
          <table:table-cell table:formula="of:=IFERROR(INDEX([.$N$1429:.$N$1754];MATCH([.$B200];[.$M$1429:.$M$1754];0);1);&quot;&quot;)" office:value-type="float" office:value="5.02247257804201" calcext:value-type="float">
            <text:p>5.02247257804201</text:p>
          </table:table-cell>
          <table:table-cell table:formula="of:=IFERROR(INDEX([.$N$1755:.$N$2080];MATCH([.$B200];[.$M$1755:.$M$2080];0);1);&quot;&quot;)" office:value-type="float" office:value="5.56541724275208" calcext:value-type="float">
            <text:p>5.5654172427520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rewash</text:p>
          </table:table-cell>
          <table:table-cell office:value-type="string" calcext:value-type="string">
            <text:p>E0700003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string" calcext:value-type="string">
            <text:p>E07000178</text:p>
          </table:table-cell>
          <table:table-cell table:formula="of:=IFERROR(INDEX([.$N$2:.N$125];MATCH([.B201];[.$M$2:.$M$125];0);1);&quot;&quot;)">
            <text:p/>
          </table:table-cell>
          <table:table-cell table:formula="of:=IFERROR(INDEX([.$N$126:.N$450];MATCH([.$B201];[.$M$126:.$M$450];0);1);&quot;&quot;)" office:value-type="float" office:value="5.9" calcext:value-type="float">
            <text:p>5.9</text:p>
          </table:table-cell>
          <table:table-cell table:formula="of:=IFERROR(INDEX([.$N$451:.$N$776];MATCH([.$B201];[.$M$451:.$M$776];0);1);&quot;&quot;)" office:value-type="float" office:value="5.46139386698938" calcext:value-type="float">
            <text:p>5.46139386698938</text:p>
          </table:table-cell>
          <table:table-cell table:formula="of:=IFERROR(INDEX([.$N$777:.$N$1102];MATCH([.$B201];[.$M$777:.$M$1102];0);1);&quot;&quot;)" office:value-type="float" office:value="5.62324286266753" calcext:value-type="float">
            <text:p>5.62324286266753</text:p>
          </table:table-cell>
          <table:table-cell table:formula="of:=IFERROR(INDEX([.$N$1103:.$N$1428];MATCH([.$B201];[.$M$1103:.$M$1428];0);1);&quot;&quot;)" office:value-type="float" office:value="5.37621364601066" calcext:value-type="float">
            <text:p>5.37621364601066</text:p>
          </table:table-cell>
          <table:table-cell table:formula="of:=IFERROR(INDEX([.$N$1429:.$N$1754];MATCH([.$B201];[.$M$1429:.$M$1754];0);1);&quot;&quot;)" office:value-type="float" office:value="4.91446038330514" calcext:value-type="float">
            <text:p>4.91446038330514</text:p>
          </table:table-cell>
          <table:table-cell table:formula="of:=IFERROR(INDEX([.$N$1755:.$N$2080];MATCH([.$B201];[.$M$1755:.$M$2080];0);1);&quot;&quot;)" office:value-type="float" office:value="5.57649882896065" calcext:value-type="float">
            <text:p>5.5764988289606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igh Peak</text:p>
          </table:table-cell>
          <table:table-cell office:value-type="string" calcext:value-type="string">
            <text:p>E0700003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South Oxfordshire</text:p>
          </table:table-cell>
          <table:table-cell office:value-type="string" calcext:value-type="string">
            <text:p>E07000179</text:p>
          </table:table-cell>
          <table:table-cell table:formula="of:=IFERROR(INDEX([.$N$2:.N$125];MATCH([.B202];[.$M$2:.$M$125];0);1);&quot;&quot;)">
            <text:p/>
          </table:table-cell>
          <table:table-cell table:formula="of:=IFERROR(INDEX([.$N$126:.N$450];MATCH([.$B202];[.$M$126:.$M$450];0);1);&quot;&quot;)" office:value-type="float" office:value="5.5" calcext:value-type="float">
            <text:p>5.5</text:p>
          </table:table-cell>
          <table:table-cell table:formula="of:=IFERROR(INDEX([.$N$451:.$N$776];MATCH([.$B202];[.$M$451:.$M$776];0);1);&quot;&quot;)" office:value-type="float" office:value="5.08207973320968" calcext:value-type="float">
            <text:p>5.08207973320968</text:p>
          </table:table-cell>
          <table:table-cell table:formula="of:=IFERROR(INDEX([.$N$777:.$N$1102];MATCH([.$B202];[.$M$777:.$M$1102];0);1);&quot;&quot;)" office:value-type="float" office:value="5.25262229558238" calcext:value-type="float">
            <text:p>5.25262229558238</text:p>
          </table:table-cell>
          <table:table-cell table:formula="of:=IFERROR(INDEX([.$N$1103:.$N$1428];MATCH([.$B202];[.$M$1103:.$M$1428];0);1);&quot;&quot;)" office:value-type="float" office:value="4.98348141254737" calcext:value-type="float">
            <text:p>4.98348141254737</text:p>
          </table:table-cell>
          <table:table-cell table:formula="of:=IFERROR(INDEX([.$N$1429:.$N$1754];MATCH([.$B202];[.$M$1429:.$M$1754];0);1);&quot;&quot;)" office:value-type="float" office:value="4.53423123271203" calcext:value-type="float">
            <text:p>4.53423123271203</text:p>
          </table:table-cell>
          <table:table-cell table:formula="of:=IFERROR(INDEX([.$N$1755:.$N$2080];MATCH([.$B202];[.$M$1755:.$M$2080];0);1);&quot;&quot;)" office:value-type="float" office:value="5.09321803747771" calcext:value-type="float">
            <text:p>5.0932180374777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East Derbyshire</text:p>
          </table:table-cell>
          <table:table-cell office:value-type="string" calcext:value-type="string">
            <text:p>E07000038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string" calcext:value-type="string">
            <text:p>E07000180</text:p>
          </table:table-cell>
          <table:table-cell table:formula="of:=IFERROR(INDEX([.$N$2:.N$125];MATCH([.B203];[.$M$2:.$M$125];0);1);&quot;&quot;)">
            <text:p/>
          </table:table-cell>
          <table:table-cell table:formula="of:=IFERROR(INDEX([.$N$126:.N$450];MATCH([.$B203];[.$M$126:.$M$450];0);1);&quot;&quot;)" office:value-type="float" office:value="5.5" calcext:value-type="float">
            <text:p>5.5</text:p>
          </table:table-cell>
          <table:table-cell table:formula="of:=IFERROR(INDEX([.$N$451:.$N$776];MATCH([.$B203];[.$M$451:.$M$776];0);1);&quot;&quot;)" office:value-type="float" office:value="5.10032949835218" calcext:value-type="float">
            <text:p>5.10032949835218</text:p>
          </table:table-cell>
          <table:table-cell table:formula="of:=IFERROR(INDEX([.$N$777:.$N$1102];MATCH([.$B203];[.$M$777:.$M$1102];0);1);&quot;&quot;)" office:value-type="float" office:value="5.30277676437805" calcext:value-type="float">
            <text:p>5.30277676437805</text:p>
          </table:table-cell>
          <table:table-cell table:formula="of:=IFERROR(INDEX([.$N$1103:.$N$1428];MATCH([.$B203];[.$M$1103:.$M$1428];0);1);&quot;&quot;)" office:value-type="float" office:value="5.04587951502725" calcext:value-type="float">
            <text:p>5.04587951502725</text:p>
          </table:table-cell>
          <table:table-cell table:formula="of:=IFERROR(INDEX([.$N$1429:.$N$1754];MATCH([.$B203];[.$M$1429:.$M$1754];0);1);&quot;&quot;)" office:value-type="float" office:value="4.61621781393751" calcext:value-type="float">
            <text:p>4.61621781393751</text:p>
          </table:table-cell>
          <table:table-cell table:formula="of:=IFERROR(INDEX([.$N$1755:.$N$2080];MATCH([.$B203];[.$M$1755:.$M$2080];0);1);&quot;&quot;)" office:value-type="float" office:value="5.05111346855664" calcext:value-type="float">
            <text:p>5.0511134685566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Derbyshire</text:p>
          </table:table-cell>
          <table:table-cell office:value-type="string" calcext:value-type="string">
            <text:p>E07000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st Oxfordshire</text:p>
          </table:table-cell>
          <table:table-cell office:value-type="string" calcext:value-type="string">
            <text:p>E07000181</text:p>
          </table:table-cell>
          <table:table-cell table:formula="of:=IFERROR(INDEX([.$N$2:.N$125];MATCH([.B204];[.$M$2:.$M$125];0);1);&quot;&quot;)">
            <text:p/>
          </table:table-cell>
          <table:table-cell table:formula="of:=IFERROR(INDEX([.$N$126:.N$450];MATCH([.$B204];[.$M$126:.$M$450];0);1);&quot;&quot;)" office:value-type="float" office:value="5.1" calcext:value-type="float">
            <text:p>5.1</text:p>
          </table:table-cell>
          <table:table-cell table:formula="of:=IFERROR(INDEX([.$N$451:.$N$776];MATCH([.$B204];[.$M$451:.$M$776];0);1);&quot;&quot;)" office:value-type="float" office:value="4.82543781521774" calcext:value-type="float">
            <text:p>4.82543781521774</text:p>
          </table:table-cell>
          <table:table-cell table:formula="of:=IFERROR(INDEX([.$N$777:.$N$1102];MATCH([.$B204];[.$M$777:.$M$1102];0);1);&quot;&quot;)" office:value-type="float" office:value="5.02820034043229" calcext:value-type="float">
            <text:p>5.02820034043229</text:p>
          </table:table-cell>
          <table:table-cell table:formula="of:=IFERROR(INDEX([.$N$1103:.$N$1428];MATCH([.$B204];[.$M$1103:.$M$1428];0);1);&quot;&quot;)" office:value-type="float" office:value="4.82064064840988" calcext:value-type="float">
            <text:p>4.82064064840988</text:p>
          </table:table-cell>
          <table:table-cell table:formula="of:=IFERROR(INDEX([.$N$1429:.$N$1754];MATCH([.$B204];[.$M$1429:.$M$1754];0);1);&quot;&quot;)" office:value-type="float" office:value="4.484966502838" calcext:value-type="float">
            <text:p>4.484966502838</text:p>
          </table:table-cell>
          <table:table-cell table:formula="of:=IFERROR(INDEX([.$N$1755:.$N$2080];MATCH([.$B204];[.$M$1755:.$M$2080];0);1);&quot;&quot;)" office:value-type="float" office:value="4.98338175533686" calcext:value-type="float">
            <text:p>4.9833817553368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ast Devon</text:p>
          </table:table-cell>
          <table:table-cell office:value-type="string" calcext:value-type="string">
            <text:p>E0700004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Mendip</text:p>
          </table:table-cell>
          <table:table-cell office:value-type="string" calcext:value-type="string">
            <text:p>E07000187</text:p>
          </table:table-cell>
          <table:table-cell table:formula="of:=IFERROR(INDEX([.$N$2:.N$125];MATCH([.B205];[.$M$2:.$M$125];0);1);&quot;&quot;)">
            <text:p/>
          </table:table-cell>
          <table:table-cell table:formula="of:=IFERROR(INDEX([.$N$126:.N$450];MATCH([.$B205];[.$M$126:.$M$450];0);1);&quot;&quot;)" office:value-type="float" office:value="4.3" calcext:value-type="float">
            <text:p>4.3</text:p>
          </table:table-cell>
          <table:table-cell table:formula="of:=IFERROR(INDEX([.$N$451:.$N$776];MATCH([.$B205];[.$M$451:.$M$776];0);1);&quot;&quot;)" office:value-type="float" office:value="4.08018536782609" calcext:value-type="float">
            <text:p>4.08018536782609</text:p>
          </table:table-cell>
          <table:table-cell table:formula="of:=IFERROR(INDEX([.$N$777:.$N$1102];MATCH([.$B205];[.$M$777:.$M$1102];0);1);&quot;&quot;)" office:value-type="float" office:value="4.50468879937623" calcext:value-type="float">
            <text:p>4.50468879937623</text:p>
          </table:table-cell>
          <table:table-cell table:formula="of:=IFERROR(INDEX([.$N$1103:.$N$1428];MATCH([.$B205];[.$M$1103:.$M$1428];0);1);&quot;&quot;)" office:value-type="float" office:value="4.25363830571008" calcext:value-type="float">
            <text:p>4.25363830571008</text:p>
          </table:table-cell>
          <table:table-cell table:formula="of:=IFERROR(INDEX([.$N$1429:.$N$1754];MATCH([.$B205];[.$M$1429:.$M$1754];0);1);&quot;&quot;)" office:value-type="float" office:value="4.08021331353635" calcext:value-type="float">
            <text:p>4.08021331353635</text:p>
          </table:table-cell>
          <table:table-cell table:formula="of:=IFERROR(INDEX([.$N$1755:.$N$2080];MATCH([.$B205];[.$M$1755:.$M$2080];0);1);&quot;&quot;)" office:value-type="float" office:value="4.42034523599235" calcext:value-type="float">
            <text:p>4.4203452359923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E0700004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Sedgemoor</text:p>
          </table:table-cell>
          <table:table-cell office:value-type="string" calcext:value-type="string">
            <text:p>E07000188</text:p>
          </table:table-cell>
          <table:table-cell table:formula="of:=IFERROR(INDEX([.$N$2:.N$125];MATCH([.B206];[.$M$2:.$M$125];0);1);&quot;&quot;)">
            <text:p/>
          </table:table-cell>
          <table:table-cell table:formula="of:=IFERROR(INDEX([.$N$126:.N$450];MATCH([.$B206];[.$M$126:.$M$450];0);1);&quot;&quot;)" office:value-type="float" office:value="5.2" calcext:value-type="float">
            <text:p>5.2</text:p>
          </table:table-cell>
          <table:table-cell table:formula="of:=IFERROR(INDEX([.$N$451:.$N$776];MATCH([.$B206];[.$M$451:.$M$776];0);1);&quot;&quot;)" office:value-type="float" office:value="4.07230435264057" calcext:value-type="float">
            <text:p>4.07230435264057</text:p>
          </table:table-cell>
          <table:table-cell table:formula="of:=IFERROR(INDEX([.$N$777:.$N$1102];MATCH([.$B206];[.$M$777:.$M$1102];0);1);&quot;&quot;)" office:value-type="float" office:value="4.4564164964332" calcext:value-type="float">
            <text:p>4.4564164964332</text:p>
          </table:table-cell>
          <table:table-cell table:formula="of:=IFERROR(INDEX([.$N$1103:.$N$1428];MATCH([.$B206];[.$M$1103:.$M$1428];0);1);&quot;&quot;)" office:value-type="float" office:value="4.29490869559971" calcext:value-type="float">
            <text:p>4.29490869559971</text:p>
          </table:table-cell>
          <table:table-cell table:formula="of:=IFERROR(INDEX([.$N$1429:.$N$1754];MATCH([.$B206];[.$M$1429:.$M$1754];0);1);&quot;&quot;)" office:value-type="float" office:value="4.4761502541527" calcext:value-type="float">
            <text:p>4.4761502541527</text:p>
          </table:table-cell>
          <table:table-cell table:formula="of:=IFERROR(INDEX([.$N$1755:.$N$2080];MATCH([.$B206];[.$M$1755:.$M$2080];0);1);&quot;&quot;)" office:value-type="float" office:value="4.41516005645435" calcext:value-type="float">
            <text:p>4.4151600564543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id Devon</text:p>
          </table:table-cell>
          <table:table-cell office:value-type="string" calcext:value-type="string">
            <text:p>E0700004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outh Somerset</text:p>
          </table:table-cell>
          <table:table-cell office:value-type="string" calcext:value-type="string">
            <text:p>E07000189</text:p>
          </table:table-cell>
          <table:table-cell table:formula="of:=IFERROR(INDEX([.$N$2:.N$125];MATCH([.B207];[.$M$2:.$M$125];0);1);&quot;&quot;)">
            <text:p/>
          </table:table-cell>
          <table:table-cell table:formula="of:=IFERROR(INDEX([.$N$126:.N$450];MATCH([.$B207];[.$M$126:.$M$450];0);1);&quot;&quot;)" office:value-type="float" office:value="5.4" calcext:value-type="float">
            <text:p>5.4</text:p>
          </table:table-cell>
          <table:table-cell table:formula="of:=IFERROR(INDEX([.$N$451:.$N$776];MATCH([.$B207];[.$M$451:.$M$776];0);1);&quot;&quot;)" office:value-type="float" office:value="4.24838270960587" calcext:value-type="float">
            <text:p>4.24838270960587</text:p>
          </table:table-cell>
          <table:table-cell table:formula="of:=IFERROR(INDEX([.$N$777:.$N$1102];MATCH([.$B207];[.$M$777:.$M$1102];0);1);&quot;&quot;)" office:value-type="float" office:value="4.60980377149019" calcext:value-type="float">
            <text:p>4.60980377149019</text:p>
          </table:table-cell>
          <table:table-cell table:formula="of:=IFERROR(INDEX([.$N$1103:.$N$1428];MATCH([.$B207];[.$M$1103:.$M$1428];0);1);&quot;&quot;)" office:value-type="float" office:value="4.36924418861152" calcext:value-type="float">
            <text:p>4.36924418861152</text:p>
          </table:table-cell>
          <table:table-cell table:formula="of:=IFERROR(INDEX([.$N$1429:.$N$1754];MATCH([.$B207];[.$M$1429:.$M$1754];0);1);&quot;&quot;)" office:value-type="float" office:value="4.32198498572148" calcext:value-type="float">
            <text:p>4.32198498572148</text:p>
          </table:table-cell>
          <table:table-cell table:formula="of:=IFERROR(INDEX([.$N$1755:.$N$2080];MATCH([.$B207];[.$M$1755:.$M$2080];0);1);&quot;&quot;)" office:value-type="float" office:value="4.39012688758899" calcext:value-type="float">
            <text:p>4.3901268875889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Devon</text:p>
          </table:table-cell>
          <table:table-cell office:value-type="string" calcext:value-type="string">
            <text:p>E0700004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string" calcext:value-type="string">
            <text:p>E07000190</text:p>
          </table:table-cell>
          <table:table-cell table:formula="of:=IFERROR(INDEX([.$N$2:.N$125];MATCH([.B208];[.$M$2:.$M$125];0);1);&quot;&quot;)">
            <text:p/>
          </table:table-cell>
          <table:table-cell table:formula="of:=IFERROR(INDEX([.$N$126:.N$450];MATCH([.$B208];[.$M$126:.$M$450];0);1);&quot;&quot;)" office:value-type="float" office:value="5.3" calcext:value-type="float">
            <text:p>5.3</text:p>
          </table:table-cell>
          <table:table-cell table:formula="of:=IFERROR(INDEX([.$N$451:.$N$776];MATCH([.$B208];[.$M$451:.$M$776];0);1);&quot;&quot;)" office:value-type="float" office:value="4.22131907601319" calcext:value-type="float">
            <text:p>4.22131907601319</text:p>
          </table:table-cell>
          <table:table-cell table:formula="of:=IFERROR(INDEX([.$N$777:.$N$1102];MATCH([.$B208];[.$M$777:.$M$1102];0);1);&quot;&quot;)" office:value-type="float" office:value="4.53069886168284" calcext:value-type="float">
            <text:p>4.53069886168284</text:p>
          </table:table-cell>
          <table:table-cell table:formula="of:=IFERROR(INDEX([.$N$1103:.$N$1428];MATCH([.$B208];[.$M$1103:.$M$1428];0);1);&quot;&quot;)" office:value-type="float" office:value="4.34684649354549" calcext:value-type="float">
            <text:p>4.34684649354549</text:p>
          </table:table-cell>
          <table:table-cell table:formula="of:=IFERROR(INDEX([.$N$1429:.$N$1754];MATCH([.$B208];[.$M$1429:.$M$1754];0);1);&quot;&quot;)" office:value-type="float" office:value="4.34079894115646" calcext:value-type="float">
            <text:p>4.34079894115646</text:p>
          </table:table-cell>
          <table:table-cell table:formula="of:=IFERROR(INDEX([.$N$1755:.$N$2080];MATCH([.$B208];[.$M$1755:.$M$2080];0);1);&quot;&quot;)" office:value-type="float" office:value="4.3189911351709" calcext:value-type="float">
            <text:p>4.318991135170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Hams</text:p>
          </table:table-cell>
          <table:table-cell office:value-type="string" calcext:value-type="string">
            <text:p>E0700004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West Somerset</text:p>
          </table:table-cell>
          <table:table-cell office:value-type="string" calcext:value-type="string">
            <text:p>E07000191</text:p>
          </table:table-cell>
          <table:table-cell table:formula="of:=IFERROR(INDEX([.$N$2:.N$125];MATCH([.B209];[.$M$2:.$M$125];0);1);&quot;&quot;)">
            <text:p/>
          </table:table-cell>
          <table:table-cell table:formula="of:=IFERROR(INDEX([.$N$126:.N$450];MATCH([.$B209];[.$M$126:.$M$450];0);1);&quot;&quot;)" office:value-type="float" office:value="3.4" calcext:value-type="float">
            <text:p>3.4</text:p>
          </table:table-cell>
          <table:table-cell table:formula="of:=IFERROR(INDEX([.$N$451:.$N$776];MATCH([.$B209];[.$M$451:.$M$776];0);1);&quot;&quot;)" office:value-type="float" office:value="3.25296676690388" calcext:value-type="float">
            <text:p>3.25296676690388</text:p>
          </table:table-cell>
          <table:table-cell table:formula="of:=IFERROR(INDEX([.$N$777:.$N$1102];MATCH([.$B209];[.$M$777:.$M$1102];0);1);&quot;&quot;)" office:value-type="float" office:value="3.71839584993902" calcext:value-type="float">
            <text:p>3.71839584993902</text:p>
          </table:table-cell>
          <table:table-cell table:formula="of:=IFERROR(INDEX([.$N$1103:.$N$1428];MATCH([.$B209];[.$M$1103:.$M$1428];0);1);&quot;&quot;)" office:value-type="float" office:value="3.46225196428789" calcext:value-type="float">
            <text:p>3.46225196428789</text:p>
          </table:table-cell>
          <table:table-cell table:formula="of:=IFERROR(INDEX([.$N$1429:.$N$1754];MATCH([.$B209];[.$M$1429:.$M$1754];0);1);&quot;&quot;)" office:value-type="float" office:value="3.2901942597024" calcext:value-type="float">
            <text:p>3.2901942597024</text:p>
          </table:table-cell>
          <table:table-cell table:formula="of:=IFERROR(INDEX([.$N$1755:.$N$2080];MATCH([.$B209];[.$M$1755:.$M$2080];0);1);&quot;&quot;)" office:value-type="float" office:value="3.46325323564776" calcext:value-type="float">
            <text:p>3.4632532356477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eignbridge</text:p>
          </table:table-cell>
          <table:table-cell office:value-type="string" calcext:value-type="string">
            <text:p>E0700004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string" calcext:value-type="string">
            <text:p>E07000192</text:p>
          </table:table-cell>
          <table:table-cell table:formula="of:=IFERROR(INDEX([.$N$2:.N$125];MATCH([.B210];[.$M$2:.$M$125];0);1);&quot;&quot;)">
            <text:p/>
          </table:table-cell>
          <table:table-cell table:formula="of:=IFERROR(INDEX([.$N$126:.N$450];MATCH([.$B210];[.$M$126:.$M$450];0);1);&quot;&quot;)" office:value-type="float" office:value="5" calcext:value-type="float">
            <text:p>5</text:p>
          </table:table-cell>
          <table:table-cell table:formula="of:=IFERROR(INDEX([.$N$451:.$N$776];MATCH([.$B210];[.$M$451:.$M$776];0);1);&quot;&quot;)" office:value-type="float" office:value="4.84678643410962" calcext:value-type="float">
            <text:p>4.84678643410962</text:p>
          </table:table-cell>
          <table:table-cell table:formula="of:=IFERROR(INDEX([.$N$777:.$N$1102];MATCH([.$B210];[.$M$777:.$M$1102];0);1);&quot;&quot;)" office:value-type="float" office:value="5.12768651094802" calcext:value-type="float">
            <text:p>5.12768651094802</text:p>
          </table:table-cell>
          <table:table-cell table:formula="of:=IFERROR(INDEX([.$N$1103:.$N$1428];MATCH([.$B210];[.$M$1103:.$M$1428];0);1);&quot;&quot;)" office:value-type="float" office:value="5.12004636067519" calcext:value-type="float">
            <text:p>5.12004636067519</text:p>
          </table:table-cell>
          <table:table-cell table:formula="of:=IFERROR(INDEX([.$N$1429:.$N$1754];MATCH([.$B210];[.$M$1429:.$M$1754];0);1);&quot;&quot;)" office:value-type="float" office:value="4.57775488978379" calcext:value-type="float">
            <text:p>4.57775488978379</text:p>
          </table:table-cell>
          <table:table-cell table:formula="of:=IFERROR(INDEX([.$N$1755:.$N$2080];MATCH([.$B210];[.$M$1755:.$M$2080];0);1);&quot;&quot;)" office:value-type="float" office:value="5.40571796470013" calcext:value-type="float">
            <text:p>5.4057179647001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orridge</text:p>
          </table:table-cell>
          <table:table-cell office:value-type="string" calcext:value-type="string">
            <text:p>E0700004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East Staffordshire</text:p>
          </table:table-cell>
          <table:table-cell office:value-type="string" calcext:value-type="string">
            <text:p>E07000193</text:p>
          </table:table-cell>
          <table:table-cell table:formula="of:=IFERROR(INDEX([.$N$2:.N$125];MATCH([.B211];[.$M$2:.$M$125];0);1);&quot;&quot;)">
            <text:p/>
          </table:table-cell>
          <table:table-cell table:formula="of:=IFERROR(INDEX([.$N$126:.N$450];MATCH([.$B211];[.$M$126:.$M$450];0);1);&quot;&quot;)" office:value-type="float" office:value="4.9" calcext:value-type="float">
            <text:p>4.9</text:p>
          </table:table-cell>
          <table:table-cell table:formula="of:=IFERROR(INDEX([.$N$451:.$N$776];MATCH([.$B211];[.$M$451:.$M$776];0);1);&quot;&quot;)" office:value-type="float" office:value="4.80169918297278" calcext:value-type="float">
            <text:p>4.80169918297278</text:p>
          </table:table-cell>
          <table:table-cell table:formula="of:=IFERROR(INDEX([.$N$777:.$N$1102];MATCH([.$B211];[.$M$777:.$M$1102];0);1);&quot;&quot;)" office:value-type="float" office:value="5.14945369536471" calcext:value-type="float">
            <text:p>5.14945369536471</text:p>
          </table:table-cell>
          <table:table-cell table:formula="of:=IFERROR(INDEX([.$N$1103:.$N$1428];MATCH([.$B211];[.$M$1103:.$M$1428];0);1);&quot;&quot;)" office:value-type="float" office:value="5.05982133117524" calcext:value-type="float">
            <text:p>5.05982133117524</text:p>
          </table:table-cell>
          <table:table-cell table:formula="of:=IFERROR(INDEX([.$N$1429:.$N$1754];MATCH([.$B211];[.$M$1429:.$M$1754];0);1);&quot;&quot;)" office:value-type="float" office:value="4.84253927235048" calcext:value-type="float">
            <text:p>4.84253927235048</text:p>
          </table:table-cell>
          <table:table-cell table:formula="of:=IFERROR(INDEX([.$N$1755:.$N$2080];MATCH([.$B211];[.$M$1755:.$M$2080];0);1);&quot;&quot;)" office:value-type="float" office:value="5.61887637257037" calcext:value-type="float">
            <text:p>5.6188763725703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st Devon</text:p>
          </table:table-cell>
          <table:table-cell office:value-type="string" calcext:value-type="string">
            <text:p>E0700004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ichfield</text:p>
          </table:table-cell>
          <table:table-cell office:value-type="string" calcext:value-type="string">
            <text:p>E07000194</text:p>
          </table:table-cell>
          <table:table-cell table:formula="of:=IFERROR(INDEX([.$N$2:.N$125];MATCH([.B212];[.$M$2:.$M$125];0);1);&quot;&quot;)">
            <text:p/>
          </table:table-cell>
          <table:table-cell table:formula="of:=IFERROR(INDEX([.$N$126:.N$450];MATCH([.$B212];[.$M$126:.$M$450];0);1);&quot;&quot;)" office:value-type="float" office:value="5.1" calcext:value-type="float">
            <text:p>5.1</text:p>
          </table:table-cell>
          <table:table-cell table:formula="of:=IFERROR(INDEX([.$N$451:.$N$776];MATCH([.$B212];[.$M$451:.$M$776];0);1);&quot;&quot;)" office:value-type="float" office:value="4.96320455408307" calcext:value-type="float">
            <text:p>4.96320455408307</text:p>
          </table:table-cell>
          <table:table-cell table:formula="of:=IFERROR(INDEX([.$N$777:.$N$1102];MATCH([.$B212];[.$M$777:.$M$1102];0);1);&quot;&quot;)" office:value-type="float" office:value="5.1421414071498" calcext:value-type="float">
            <text:p>5.1421414071498</text:p>
          </table:table-cell>
          <table:table-cell table:formula="of:=IFERROR(INDEX([.$N$1103:.$N$1428];MATCH([.$B212];[.$M$1103:.$M$1428];0);1);&quot;&quot;)" office:value-type="float" office:value="5.01859853326139" calcext:value-type="float">
            <text:p>5.01859853326139</text:p>
          </table:table-cell>
          <table:table-cell table:formula="of:=IFERROR(INDEX([.$N$1429:.$N$1754];MATCH([.$B212];[.$M$1429:.$M$1754];0);1);&quot;&quot;)" office:value-type="float" office:value="4.63494612786643" calcext:value-type="float">
            <text:p>4.63494612786643</text:p>
          </table:table-cell>
          <table:table-cell table:formula="of:=IFERROR(INDEX([.$N$1755:.$N$2080];MATCH([.$B212];[.$M$1755:.$M$2080];0);1);&quot;&quot;)" office:value-type="float" office:value="5.52687467151582" calcext:value-type="float">
            <text:p>5.5268746715158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E0700004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string" calcext:value-type="string">
            <text:p>E07000195</text:p>
          </table:table-cell>
          <table:table-cell table:formula="of:=IFERROR(INDEX([.$N$2:.N$125];MATCH([.B213];[.$M$2:.$M$125];0);1);&quot;&quot;)">
            <text:p/>
          </table:table-cell>
          <table:table-cell table:formula="of:=IFERROR(INDEX([.$N$126:.N$450];MATCH([.$B213];[.$M$126:.$M$450];0);1);&quot;&quot;)" office:value-type="float" office:value="4.8" calcext:value-type="float">
            <text:p>4.8</text:p>
          </table:table-cell>
          <table:table-cell table:formula="of:=IFERROR(INDEX([.$N$451:.$N$776];MATCH([.$B213];[.$M$451:.$M$776];0);1);&quot;&quot;)" office:value-type="float" office:value="4.61530075457032" calcext:value-type="float">
            <text:p>4.61530075457032</text:p>
          </table:table-cell>
          <table:table-cell table:formula="of:=IFERROR(INDEX([.$N$777:.$N$1102];MATCH([.$B213];[.$M$777:.$M$1102];0);1);&quot;&quot;)" office:value-type="float" office:value="4.8733961872082" calcext:value-type="float">
            <text:p>4.8733961872082</text:p>
          </table:table-cell>
          <table:table-cell table:formula="of:=IFERROR(INDEX([.$N$1103:.$N$1428];MATCH([.$B213];[.$M$1103:.$M$1428];0);1);&quot;&quot;)" office:value-type="float" office:value="4.73240732678411" calcext:value-type="float">
            <text:p>4.73240732678411</text:p>
          </table:table-cell>
          <table:table-cell table:formula="of:=IFERROR(INDEX([.$N$1429:.$N$1754];MATCH([.$B213];[.$M$1429:.$M$1754];0);1);&quot;&quot;)" office:value-type="float" office:value="4.16222682523588" calcext:value-type="float">
            <text:p>4.16222682523588</text:p>
          </table:table-cell>
          <table:table-cell table:formula="of:=IFERROR(INDEX([.$N$1755:.$N$2080];MATCH([.$B213];[.$M$1755:.$M$2080];0);1);&quot;&quot;)" office:value-type="float" office:value="4.73680927799582" calcext:value-type="float">
            <text:p>4.7368092779958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ast Dorset</text:p>
          </table:table-cell>
          <table:table-cell office:value-type="string" calcext:value-type="string">
            <text:p>E0700004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South Staffordshire</text:p>
          </table:table-cell>
          <table:table-cell office:value-type="string" calcext:value-type="string">
            <text:p>E07000196</text:p>
          </table:table-cell>
          <table:table-cell table:formula="of:=IFERROR(INDEX([.$N$2:.N$125];MATCH([.B214];[.$M$2:.$M$125];0);1);&quot;&quot;)">
            <text:p/>
          </table:table-cell>
          <table:table-cell table:formula="of:=IFERROR(INDEX([.$N$126:.N$450];MATCH([.$B214];[.$M$126:.$M$450];0);1);&quot;&quot;)" office:value-type="float" office:value="4.9" calcext:value-type="float">
            <text:p>4.9</text:p>
          </table:table-cell>
          <table:table-cell table:formula="of:=IFERROR(INDEX([.$N$451:.$N$776];MATCH([.$B214];[.$M$451:.$M$776];0);1);&quot;&quot;)" office:value-type="float" office:value="4.84041007553671" calcext:value-type="float">
            <text:p>4.84041007553671</text:p>
          </table:table-cell>
          <table:table-cell table:formula="of:=IFERROR(INDEX([.$N$777:.$N$1102];MATCH([.$B214];[.$M$777:.$M$1102];0);1);&quot;&quot;)" office:value-type="float" office:value="5.09320144713257" calcext:value-type="float">
            <text:p>5.09320144713257</text:p>
          </table:table-cell>
          <table:table-cell table:formula="of:=IFERROR(INDEX([.$N$1103:.$N$1428];MATCH([.$B214];[.$M$1103:.$M$1428];0);1);&quot;&quot;)" office:value-type="float" office:value="4.98923367105544" calcext:value-type="float">
            <text:p>4.98923367105544</text:p>
          </table:table-cell>
          <table:table-cell table:formula="of:=IFERROR(INDEX([.$N$1429:.$N$1754];MATCH([.$B214];[.$M$1429:.$M$1754];0);1);&quot;&quot;)" office:value-type="float" office:value="4.70577479296191" calcext:value-type="float">
            <text:p>4.70577479296191</text:p>
          </table:table-cell>
          <table:table-cell table:formula="of:=IFERROR(INDEX([.$N$1755:.$N$2080];MATCH([.$B214];[.$M$1755:.$M$2080];0);1);&quot;&quot;)" office:value-type="float" office:value="5.09892494411219" calcext:value-type="float">
            <text:p>5.0989249441121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Dorset</text:p>
          </table:table-cell>
          <table:table-cell office:value-type="string" calcext:value-type="string">
            <text:p>E0700005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E07000197</text:p>
          </table:table-cell>
          <table:table-cell table:formula="of:=IFERROR(INDEX([.$N$2:.N$125];MATCH([.B215];[.$M$2:.$M$125];0);1);&quot;&quot;)">
            <text:p/>
          </table:table-cell>
          <table:table-cell table:formula="of:=IFERROR(INDEX([.$N$126:.N$450];MATCH([.$B215];[.$M$126:.$M$450];0);1);&quot;&quot;)" office:value-type="float" office:value="4.7" calcext:value-type="float">
            <text:p>4.7</text:p>
          </table:table-cell>
          <table:table-cell table:formula="of:=IFERROR(INDEX([.$N$451:.$N$776];MATCH([.$B215];[.$M$451:.$M$776];0);1);&quot;&quot;)" office:value-type="float" office:value="4.61113219177682" calcext:value-type="float">
            <text:p>4.61113219177682</text:p>
          </table:table-cell>
          <table:table-cell table:formula="of:=IFERROR(INDEX([.$N$777:.$N$1102];MATCH([.$B215];[.$M$777:.$M$1102];0);1);&quot;&quot;)" office:value-type="float" office:value="4.93916793902499" calcext:value-type="float">
            <text:p>4.93916793902499</text:p>
          </table:table-cell>
          <table:table-cell table:formula="of:=IFERROR(INDEX([.$N$1103:.$N$1428];MATCH([.$B215];[.$M$1103:.$M$1428];0);1);&quot;&quot;)" office:value-type="float" office:value="4.7863047329974" calcext:value-type="float">
            <text:p>4.7863047329974</text:p>
          </table:table-cell>
          <table:table-cell table:formula="of:=IFERROR(INDEX([.$N$1429:.$N$1754];MATCH([.$B215];[.$M$1429:.$M$1754];0);1);&quot;&quot;)" office:value-type="float" office:value="4.65484301563303" calcext:value-type="float">
            <text:p>4.65484301563303</text:p>
          </table:table-cell>
          <table:table-cell table:formula="of:=IFERROR(INDEX([.$N$1755:.$N$2080];MATCH([.$B215];[.$M$1755:.$M$2080];0);1);&quot;&quot;)" office:value-type="float" office:value="4.81659753047387" calcext:value-type="float">
            <text:p>4.8165975304738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Purbeck</text:p>
          </table:table-cell>
          <table:table-cell office:value-type="string" calcext:value-type="string">
            <text:p>E0700005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Staffordshire Moorlands</text:p>
          </table:table-cell>
          <table:table-cell office:value-type="string" calcext:value-type="string">
            <text:p>E07000198</text:p>
          </table:table-cell>
          <table:table-cell table:formula="of:=IFERROR(INDEX([.$N$2:.N$125];MATCH([.B216];[.$M$2:.$M$125];0);1);&quot;&quot;)">
            <text:p/>
          </table:table-cell>
          <table:table-cell table:formula="of:=IFERROR(INDEX([.$N$126:.N$450];MATCH([.$B216];[.$M$126:.$M$450];0);1);&quot;&quot;)" office:value-type="float" office:value="4.4" calcext:value-type="float">
            <text:p>4.4</text:p>
          </table:table-cell>
          <table:table-cell table:formula="of:=IFERROR(INDEX([.$N$451:.$N$776];MATCH([.$B216];[.$M$451:.$M$776];0);1);&quot;&quot;)" office:value-type="float" office:value="4.21250081782229" calcext:value-type="float">
            <text:p>4.21250081782229</text:p>
          </table:table-cell>
          <table:table-cell table:formula="of:=IFERROR(INDEX([.$N$777:.$N$1102];MATCH([.$B216];[.$M$777:.$M$1102];0);1);&quot;&quot;)" office:value-type="float" office:value="4.69570168012593" calcext:value-type="float">
            <text:p>4.69570168012593</text:p>
          </table:table-cell>
          <table:table-cell table:formula="of:=IFERROR(INDEX([.$N$1103:.$N$1428];MATCH([.$B216];[.$M$1103:.$M$1428];0);1);&quot;&quot;)" office:value-type="float" office:value="4.52867394754386" calcext:value-type="float">
            <text:p>4.52867394754386</text:p>
          </table:table-cell>
          <table:table-cell table:formula="of:=IFERROR(INDEX([.$N$1429:.$N$1754];MATCH([.$B216];[.$M$1429:.$M$1754];0);1);&quot;&quot;)" office:value-type="float" office:value="4.03722877810581" calcext:value-type="float">
            <text:p>4.03722877810581</text:p>
          </table:table-cell>
          <table:table-cell table:formula="of:=IFERROR(INDEX([.$N$1755:.$N$2080];MATCH([.$B216];[.$M$1755:.$M$2080];0);1);&quot;&quot;)" office:value-type="float" office:value="4.55738588651915" calcext:value-type="float">
            <text:p>4.5573858865191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st Dorset</text:p>
          </table:table-cell>
          <table:table-cell office:value-type="string" calcext:value-type="string">
            <text:p>E0700005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Tamworth</text:p>
          </table:table-cell>
          <table:table-cell office:value-type="string" calcext:value-type="string">
            <text:p>E07000199</text:p>
          </table:table-cell>
          <table:table-cell table:formula="of:=IFERROR(INDEX([.$N$2:.N$125];MATCH([.B217];[.$M$2:.$M$125];0);1);&quot;&quot;)">
            <text:p/>
          </table:table-cell>
          <table:table-cell table:formula="of:=IFERROR(INDEX([.$N$126:.N$450];MATCH([.$B217];[.$M$126:.$M$450];0);1);&quot;&quot;)" office:value-type="float" office:value="5.4" calcext:value-type="float">
            <text:p>5.4</text:p>
          </table:table-cell>
          <table:table-cell table:formula="of:=IFERROR(INDEX([.$N$451:.$N$776];MATCH([.$B217];[.$M$451:.$M$776];0);1);&quot;&quot;)" office:value-type="float" office:value="5.19274106180984" calcext:value-type="float">
            <text:p>5.19274106180984</text:p>
          </table:table-cell>
          <table:table-cell table:formula="of:=IFERROR(INDEX([.$N$777:.$N$1102];MATCH([.$B217];[.$M$777:.$M$1102];0);1);&quot;&quot;)" office:value-type="float" office:value="5.49076699393736" calcext:value-type="float">
            <text:p>5.49076699393736</text:p>
          </table:table-cell>
          <table:table-cell table:formula="of:=IFERROR(INDEX([.$N$1103:.$N$1428];MATCH([.$B217];[.$M$1103:.$M$1428];0);1);&quot;&quot;)" office:value-type="float" office:value="5.40518882028939" calcext:value-type="float">
            <text:p>5.40518882028939</text:p>
          </table:table-cell>
          <table:table-cell table:formula="of:=IFERROR(INDEX([.$N$1429:.$N$1754];MATCH([.$B217];[.$M$1429:.$M$1754];0);1);&quot;&quot;)" office:value-type="float" office:value="4.85146585498113" calcext:value-type="float">
            <text:p>4.85146585498113</text:p>
          </table:table-cell>
          <table:table-cell table:formula="of:=IFERROR(INDEX([.$N$1755:.$N$2080];MATCH([.$B217];[.$M$1755:.$M$2080];0);1);&quot;&quot;)" office:value-type="float" office:value="5.95533864782243" calcext:value-type="float">
            <text:p>5.9553386478224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ymouth and Portland</text:p>
          </table:table-cell>
          <table:table-cell office:value-type="string" calcext:value-type="string">
            <text:p>E0700005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Babergh</text:p>
          </table:table-cell>
          <table:table-cell office:value-type="string" calcext:value-type="string">
            <text:p>E07000200</text:p>
          </table:table-cell>
          <table:table-cell table:formula="of:=IFERROR(INDEX([.$N$2:.N$125];MATCH([.B218];[.$M$2:.$M$125];0);1);&quot;&quot;)">
            <text:p/>
          </table:table-cell>
          <table:table-cell table:formula="of:=IFERROR(INDEX([.$N$126:.N$450];MATCH([.$B218];[.$M$126:.$M$450];0);1);&quot;&quot;)" office:value-type="float" office:value="5.2" calcext:value-type="float">
            <text:p>5.2</text:p>
          </table:table-cell>
          <table:table-cell table:formula="of:=IFERROR(INDEX([.$N$451:.$N$776];MATCH([.$B218];[.$M$451:.$M$776];0);1);&quot;&quot;)" office:value-type="float" office:value="5.1550577433033" calcext:value-type="float">
            <text:p>5.1550577433033</text:p>
          </table:table-cell>
          <table:table-cell table:formula="of:=IFERROR(INDEX([.$N$777:.$N$1102];MATCH([.$B218];[.$M$777:.$M$1102];0);1);&quot;&quot;)" office:value-type="float" office:value="5.59642480472528" calcext:value-type="float">
            <text:p>5.59642480472528</text:p>
          </table:table-cell>
          <table:table-cell table:formula="of:=IFERROR(INDEX([.$N$1103:.$N$1428];MATCH([.$B218];[.$M$1103:.$M$1428];0);1);&quot;&quot;)" office:value-type="float" office:value="5.44205097843495" calcext:value-type="float">
            <text:p>5.44205097843495</text:p>
          </table:table-cell>
          <table:table-cell table:formula="of:=IFERROR(INDEX([.$N$1429:.$N$1754];MATCH([.$B218];[.$M$1429:.$M$1754];0);1);&quot;&quot;)" office:value-type="float" office:value="5.19858008343643" calcext:value-type="float">
            <text:p>5.19858008343643</text:p>
          </table:table-cell>
          <table:table-cell table:formula="of:=IFERROR(INDEX([.$N$1755:.$N$2080];MATCH([.$B218];[.$M$1755:.$M$2080];0);1);&quot;&quot;)" office:value-type="float" office:value="5.25467049998093" calcext:value-type="float">
            <text:p>5.2546704999809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astbourne</text:p>
          </table:table-cell>
          <table:table-cell office:value-type="string" calcext:value-type="string">
            <text:p>E07000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string" calcext:value-type="string">
            <text:p>E07000201</text:p>
          </table:table-cell>
          <table:table-cell table:formula="of:=IFERROR(INDEX([.$N$2:.N$125];MATCH([.B219];[.$M$2:.$M$125];0);1);&quot;&quot;)">
            <text:p/>
          </table:table-cell>
          <table:table-cell table:formula="of:=IFERROR(INDEX([.$N$126:.N$450];MATCH([.$B219];[.$M$126:.$M$450];0);1);&quot;&quot;)" office:value-type="float" office:value="5.1" calcext:value-type="float">
            <text:p>5.1</text:p>
          </table:table-cell>
          <table:table-cell table:formula="of:=IFERROR(INDEX([.$N$451:.$N$776];MATCH([.$B219];[.$M$451:.$M$776];0);1);&quot;&quot;)" office:value-type="float" office:value="4.99742131902091" calcext:value-type="float">
            <text:p>4.99742131902091</text:p>
          </table:table-cell>
          <table:table-cell table:formula="of:=IFERROR(INDEX([.$N$777:.$N$1102];MATCH([.$B219];[.$M$777:.$M$1102];0);1);&quot;&quot;)" office:value-type="float" office:value="5.34409133094338" calcext:value-type="float">
            <text:p>5.34409133094338</text:p>
          </table:table-cell>
          <table:table-cell table:formula="of:=IFERROR(INDEX([.$N$1103:.$N$1428];MATCH([.$B219];[.$M$1103:.$M$1428];0);1);&quot;&quot;)" office:value-type="float" office:value="5.23720689479526" calcext:value-type="float">
            <text:p>5.23720689479526</text:p>
          </table:table-cell>
          <table:table-cell table:formula="of:=IFERROR(INDEX([.$N$1429:.$N$1754];MATCH([.$B219];[.$M$1429:.$M$1754];0);1);&quot;&quot;)" office:value-type="float" office:value="4.83119409623388" calcext:value-type="float">
            <text:p>4.83119409623388</text:p>
          </table:table-cell>
          <table:table-cell table:formula="of:=IFERROR(INDEX([.$N$1755:.$N$2080];MATCH([.$B219];[.$M$1755:.$M$2080];0);1);&quot;&quot;)" office:value-type="float" office:value="5.07530983717797" calcext:value-type="float">
            <text:p>5.0753098371779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E0700006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Ipswich</text:p>
          </table:table-cell>
          <table:table-cell office:value-type="string" calcext:value-type="string">
            <text:p>E07000202</text:p>
          </table:table-cell>
          <table:table-cell table:formula="of:=IFERROR(INDEX([.$N$2:.N$125];MATCH([.B220];[.$M$2:.$M$125];0);1);&quot;&quot;)">
            <text:p/>
          </table:table-cell>
          <table:table-cell table:formula="of:=IFERROR(INDEX([.$N$126:.N$450];MATCH([.$B220];[.$M$126:.$M$450];0);1);&quot;&quot;)" office:value-type="float" office:value="5.5" calcext:value-type="float">
            <text:p>5.5</text:p>
          </table:table-cell>
          <table:table-cell table:formula="of:=IFERROR(INDEX([.$N$451:.$N$776];MATCH([.$B220];[.$M$451:.$M$776];0);1);&quot;&quot;)" office:value-type="float" office:value="5.20395475897065" calcext:value-type="float">
            <text:p>5.20395475897065</text:p>
          </table:table-cell>
          <table:table-cell table:formula="of:=IFERROR(INDEX([.$N$777:.$N$1102];MATCH([.$B220];[.$M$777:.$M$1102];0);1);&quot;&quot;)" office:value-type="float" office:value="5.59761296859002" calcext:value-type="float">
            <text:p>5.59761296859002</text:p>
          </table:table-cell>
          <table:table-cell table:formula="of:=IFERROR(INDEX([.$N$1103:.$N$1428];MATCH([.$B220];[.$M$1103:.$M$1428];0);1);&quot;&quot;)" office:value-type="float" office:value="5.48523234731983" calcext:value-type="float">
            <text:p>5.48523234731983</text:p>
          </table:table-cell>
          <table:table-cell table:formula="of:=IFERROR(INDEX([.$N$1429:.$N$1754];MATCH([.$B220];[.$M$1429:.$M$1754];0);1);&quot;&quot;)" office:value-type="float" office:value="6.60603221031792" calcext:value-type="float">
            <text:p>6.60603221031792</text:p>
          </table:table-cell>
          <table:table-cell table:formula="of:=IFERROR(INDEX([.$N$1755:.$N$2080];MATCH([.$B220];[.$M$1755:.$M$2080];0);1);&quot;&quot;)" office:value-type="float" office:value="5.76323732748683" calcext:value-type="float">
            <text:p>5.7632373274868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E0700006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string" calcext:value-type="string">
            <text:p>E07000203</text:p>
          </table:table-cell>
          <table:table-cell table:formula="of:=IFERROR(INDEX([.$N$2:.N$125];MATCH([.B221];[.$M$2:.$M$125];0);1);&quot;&quot;)">
            <text:p/>
          </table:table-cell>
          <table:table-cell table:formula="of:=IFERROR(INDEX([.$N$126:.N$450];MATCH([.$B221];[.$M$126:.$M$450];0);1);&quot;&quot;)" office:value-type="float" office:value="5.1" calcext:value-type="float">
            <text:p>5.1</text:p>
          </table:table-cell>
          <table:table-cell table:formula="of:=IFERROR(INDEX([.$N$451:.$N$776];MATCH([.$B221];[.$M$451:.$M$776];0);1);&quot;&quot;)" office:value-type="float" office:value="5.15732358584024" calcext:value-type="float">
            <text:p>5.15732358584024</text:p>
          </table:table-cell>
          <table:table-cell table:formula="of:=IFERROR(INDEX([.$N$777:.$N$1102];MATCH([.$B221];[.$M$777:.$M$1102];0);1);&quot;&quot;)" office:value-type="float" office:value="5.6214390977969" calcext:value-type="float">
            <text:p>5.6214390977969</text:p>
          </table:table-cell>
          <table:table-cell table:formula="of:=IFERROR(INDEX([.$N$1103:.$N$1428];MATCH([.$B221];[.$M$1103:.$M$1428];0);1);&quot;&quot;)" office:value-type="float" office:value="5.5753434114855" calcext:value-type="float">
            <text:p>5.5753434114855</text:p>
          </table:table-cell>
          <table:table-cell table:formula="of:=IFERROR(INDEX([.$N$1429:.$N$1754];MATCH([.$B221];[.$M$1429:.$M$1754];0);1);&quot;&quot;)" office:value-type="float" office:value="5.06471707852735" calcext:value-type="float">
            <text:p>5.06471707852735</text:p>
          </table:table-cell>
          <table:table-cell table:formula="of:=IFERROR(INDEX([.$N$1755:.$N$2080];MATCH([.$B221];[.$M$1755:.$M$2080];0);1);&quot;&quot;)" office:value-type="float" office:value="5.19355313270462" calcext:value-type="float">
            <text:p>5.1935531327046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other</text:p>
          </table:table-cell>
          <table:table-cell office:value-type="string" calcext:value-type="string">
            <text:p>E0700006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string" calcext:value-type="string">
            <text:p>E07000204</text:p>
          </table:table-cell>
          <table:table-cell table:formula="of:=IFERROR(INDEX([.$N$2:.N$125];MATCH([.B222];[.$M$2:.$M$125];0);1);&quot;&quot;)">
            <text:p/>
          </table:table-cell>
          <table:table-cell table:formula="of:=IFERROR(INDEX([.$N$126:.N$450];MATCH([.$B222];[.$M$126:.$M$450];0);1);&quot;&quot;)" office:value-type="float" office:value="5.3" calcext:value-type="float">
            <text:p>5.3</text:p>
          </table:table-cell>
          <table:table-cell table:formula="of:=IFERROR(INDEX([.$N$451:.$N$776];MATCH([.$B222];[.$M$451:.$M$776];0);1);&quot;&quot;)" office:value-type="float" office:value="5.20434141452563" calcext:value-type="float">
            <text:p>5.20434141452563</text:p>
          </table:table-cell>
          <table:table-cell table:formula="of:=IFERROR(INDEX([.$N$777:.$N$1102];MATCH([.$B222];[.$M$777:.$M$1102];0);1);&quot;&quot;)" office:value-type="float" office:value="5.5262250974712" calcext:value-type="float">
            <text:p>5.5262250974712</text:p>
          </table:table-cell>
          <table:table-cell table:formula="of:=IFERROR(INDEX([.$N$1103:.$N$1428];MATCH([.$B222];[.$M$1103:.$M$1428];0);1);&quot;&quot;)" office:value-type="float" office:value="5.36954192491411" calcext:value-type="float">
            <text:p>5.36954192491411</text:p>
          </table:table-cell>
          <table:table-cell table:formula="of:=IFERROR(INDEX([.$N$1429:.$N$1754];MATCH([.$B222];[.$M$1429:.$M$1754];0);1);&quot;&quot;)" office:value-type="float" office:value="5.02256666002134" calcext:value-type="float">
            <text:p>5.02256666002134</text:p>
          </table:table-cell>
          <table:table-cell table:formula="of:=IFERROR(INDEX([.$N$1755:.$N$2080];MATCH([.$B222];[.$M$1755:.$M$2080];0);1);&quot;&quot;)" office:value-type="float" office:value="5.26387307143316" calcext:value-type="float">
            <text:p>5.2638730714331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alden</text:p>
          </table:table-cell>
          <table:table-cell office:value-type="string" calcext:value-type="string">
            <text:p>E0700006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string" calcext:value-type="string">
            <text:p>E07000205</text:p>
          </table:table-cell>
          <table:table-cell table:formula="of:=IFERROR(INDEX([.$N$2:.N$125];MATCH([.B223];[.$M$2:.$M$125];0);1);&quot;&quot;)">
            <text:p/>
          </table:table-cell>
          <table:table-cell table:formula="of:=IFERROR(INDEX([.$N$126:.N$450];MATCH([.$B223];[.$M$126:.$M$450];0);1);&quot;&quot;)" office:value-type="float" office:value="5" calcext:value-type="float">
            <text:p>5</text:p>
          </table:table-cell>
          <table:table-cell table:formula="of:=IFERROR(INDEX([.$N$451:.$N$776];MATCH([.$B223];[.$M$451:.$M$776];0);1);&quot;&quot;)" office:value-type="float" office:value="4.8766664557634" calcext:value-type="float">
            <text:p>4.8766664557634</text:p>
          </table:table-cell>
          <table:table-cell table:formula="of:=IFERROR(INDEX([.$N$777:.$N$1102];MATCH([.$B223];[.$M$777:.$M$1102];0);1);&quot;&quot;)" office:value-type="float" office:value="5.36030550162428" calcext:value-type="float">
            <text:p>5.36030550162428</text:p>
          </table:table-cell>
          <table:table-cell table:formula="of:=IFERROR(INDEX([.$N$1103:.$N$1428];MATCH([.$B223];[.$M$1103:.$M$1428];0);1);&quot;&quot;)" office:value-type="float" office:value="5.27561926637469" calcext:value-type="float">
            <text:p>5.27561926637469</text:p>
          </table:table-cell>
          <table:table-cell table:formula="of:=IFERROR(INDEX([.$N$1429:.$N$1754];MATCH([.$B223];[.$M$1429:.$M$1754];0);1);&quot;&quot;)" office:value-type="float" office:value="5.07466822067579" calcext:value-type="float">
            <text:p>5.07466822067579</text:p>
          </table:table-cell>
          <table:table-cell table:formula="of:=IFERROR(INDEX([.$N$1755:.$N$2080];MATCH([.$B223];[.$M$1755:.$M$2080];0);1);&quot;&quot;)" office:value-type="float" office:value="5.15057011002359" calcext:value-type="float">
            <text:p>5.1505701100235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E0700006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Waveney</text:p>
          </table:table-cell>
          <table:table-cell office:value-type="string" calcext:value-type="string">
            <text:p>E07000206</text:p>
          </table:table-cell>
          <table:table-cell table:formula="of:=IFERROR(INDEX([.$N$2:.N$125];MATCH([.B224];[.$M$2:.$M$125];0);1);&quot;&quot;)">
            <text:p/>
          </table:table-cell>
          <table:table-cell table:formula="of:=IFERROR(INDEX([.$N$126:.N$450];MATCH([.$B224];[.$M$126:.$M$450];0);1);&quot;&quot;)" office:value-type="float" office:value="4.7" calcext:value-type="float">
            <text:p>4.7</text:p>
          </table:table-cell>
          <table:table-cell table:formula="of:=IFERROR(INDEX([.$N$451:.$N$776];MATCH([.$B224];[.$M$451:.$M$776];0);1);&quot;&quot;)" office:value-type="float" office:value="4.51615079092853" calcext:value-type="float">
            <text:p>4.51615079092853</text:p>
          </table:table-cell>
          <table:table-cell table:formula="of:=IFERROR(INDEX([.$N$777:.$N$1102];MATCH([.$B224];[.$M$777:.$M$1102];0);1);&quot;&quot;)" office:value-type="float" office:value="5.1754152255875" calcext:value-type="float">
            <text:p>5.1754152255875</text:p>
          </table:table-cell>
          <table:table-cell table:formula="of:=IFERROR(INDEX([.$N$1103:.$N$1428];MATCH([.$B224];[.$M$1103:.$M$1428];0);1);&quot;&quot;)" office:value-type="float" office:value="5.12503851116368" calcext:value-type="float">
            <text:p>5.12503851116368</text:p>
          </table:table-cell>
          <table:table-cell table:formula="of:=IFERROR(INDEX([.$N$1429:.$N$1754];MATCH([.$B224];[.$M$1429:.$M$1754];0);1);&quot;&quot;)" office:value-type="float" office:value="5.38656215367543" calcext:value-type="float">
            <text:p>5.38656215367543</text:p>
          </table:table-cell>
          <table:table-cell table:formula="of:=IFERROR(INDEX([.$N$1755:.$N$2080];MATCH([.$B224];[.$M$1755:.$M$2080];0);1);&quot;&quot;)" office:value-type="float" office:value="5.26369090562569" calcext:value-type="float">
            <text:p>5.2636909056256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raintree</text:p>
          </table:table-cell>
          <table:table-cell office:value-type="string" calcext:value-type="string">
            <text:p>E0700006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Elmbridge</text:p>
          </table:table-cell>
          <table:table-cell office:value-type="string" calcext:value-type="string">
            <text:p>E07000207</text:p>
          </table:table-cell>
          <table:table-cell table:formula="of:=IFERROR(INDEX([.$N$2:.N$125];MATCH([.B225];[.$M$2:.$M$125];0);1);&quot;&quot;)">
            <text:p/>
          </table:table-cell>
          <table:table-cell table:formula="of:=IFERROR(INDEX([.$N$126:.N$450];MATCH([.$B225];[.$M$126:.$M$450];0);1);&quot;&quot;)" office:value-type="float" office:value="6.1" calcext:value-type="float">
            <text:p>6.1</text:p>
          </table:table-cell>
          <table:table-cell table:formula="of:=IFERROR(INDEX([.$N$451:.$N$776];MATCH([.$B225];[.$M$451:.$M$776];0);1);&quot;&quot;)" office:value-type="float" office:value="5.46007177901983" calcext:value-type="float">
            <text:p>5.46007177901983</text:p>
          </table:table-cell>
          <table:table-cell table:formula="of:=IFERROR(INDEX([.$N$777:.$N$1102];MATCH([.$B225];[.$M$777:.$M$1102];0);1);&quot;&quot;)" office:value-type="float" office:value="5.54835764194793" calcext:value-type="float">
            <text:p>5.54835764194793</text:p>
          </table:table-cell>
          <table:table-cell table:formula="of:=IFERROR(INDEX([.$N$1103:.$N$1428];MATCH([.$B225];[.$M$1103:.$M$1428];0);1);&quot;&quot;)" office:value-type="float" office:value="5.18933802241274" calcext:value-type="float">
            <text:p>5.18933802241274</text:p>
          </table:table-cell>
          <table:table-cell table:formula="of:=IFERROR(INDEX([.$N$1429:.$N$1754];MATCH([.$B225];[.$M$1429:.$M$1754];0);1);&quot;&quot;)" office:value-type="float" office:value="4.76454299808251" calcext:value-type="float">
            <text:p>4.76454299808251</text:p>
          </table:table-cell>
          <table:table-cell table:formula="of:=IFERROR(INDEX([.$N$1755:.$N$2080];MATCH([.$B225];[.$M$1755:.$M$2080];0);1);&quot;&quot;)" office:value-type="float" office:value="5.85147048949272" calcext:value-type="float">
            <text:p>5.8514704894927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rentwood</text:p>
          </table:table-cell>
          <table:table-cell office:value-type="string" calcext:value-type="string">
            <text:p>E0700006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string" calcext:value-type="string">
            <text:p>E07000208</text:p>
          </table:table-cell>
          <table:table-cell table:formula="of:=IFERROR(INDEX([.$N$2:.N$125];MATCH([.B226];[.$M$2:.$M$125];0);1);&quot;&quot;)">
            <text:p/>
          </table:table-cell>
          <table:table-cell table:formula="of:=IFERROR(INDEX([.$N$126:.N$450];MATCH([.$B226];[.$M$126:.$M$450];0);1);&quot;&quot;)" office:value-type="float" office:value="6" calcext:value-type="float">
            <text:p>6</text:p>
          </table:table-cell>
          <table:table-cell table:formula="of:=IFERROR(INDEX([.$N$451:.$N$776];MATCH([.$B226];[.$M$451:.$M$776];0);1);&quot;&quot;)" office:value-type="float" office:value="5.34900551070912" calcext:value-type="float">
            <text:p>5.34900551070912</text:p>
          </table:table-cell>
          <table:table-cell table:formula="of:=IFERROR(INDEX([.$N$777:.$N$1102];MATCH([.$B226];[.$M$777:.$M$1102];0);1);&quot;&quot;)" office:value-type="float" office:value="5.4822969255942" calcext:value-type="float">
            <text:p>5.4822969255942</text:p>
          </table:table-cell>
          <table:table-cell table:formula="of:=IFERROR(INDEX([.$N$1103:.$N$1428];MATCH([.$B226];[.$M$1103:.$M$1428];0);1);&quot;&quot;)" office:value-type="float" office:value="5.15852832885374" calcext:value-type="float">
            <text:p>5.15852832885374</text:p>
          </table:table-cell>
          <table:table-cell table:formula="of:=IFERROR(INDEX([.$N$1429:.$N$1754];MATCH([.$B226];[.$M$1429:.$M$1754];0);1);&quot;&quot;)" office:value-type="float" office:value="4.82699614916729" calcext:value-type="float">
            <text:p>4.82699614916729</text:p>
          </table:table-cell>
          <table:table-cell table:formula="of:=IFERROR(INDEX([.$N$1755:.$N$2080];MATCH([.$B226];[.$M$1755:.$M$2080];0);1);&quot;&quot;)" office:value-type="float" office:value="5.99662595589081" calcext:value-type="float">
            <text:p>5.9966259558908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astle Point</text:p>
          </table:table-cell>
          <table:table-cell office:value-type="string" calcext:value-type="string">
            <text:p>E07000069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Guildford</text:p>
          </table:table-cell>
          <table:table-cell office:value-type="string" calcext:value-type="string">
            <text:p>E07000209</text:p>
          </table:table-cell>
          <table:table-cell table:formula="of:=IFERROR(INDEX([.$N$2:.N$125];MATCH([.B227];[.$M$2:.$M$125];0);1);&quot;&quot;)">
            <text:p/>
          </table:table-cell>
          <table:table-cell table:formula="of:=IFERROR(INDEX([.$N$126:.N$450];MATCH([.$B227];[.$M$126:.$M$450];0);1);&quot;&quot;)" office:value-type="float" office:value="5.7" calcext:value-type="float">
            <text:p>5.7</text:p>
          </table:table-cell>
          <table:table-cell table:formula="of:=IFERROR(INDEX([.$N$451:.$N$776];MATCH([.$B227];[.$M$451:.$M$776];0);1);&quot;&quot;)" office:value-type="float" office:value="5.15118910654795" calcext:value-type="float">
            <text:p>5.15118910654795</text:p>
          </table:table-cell>
          <table:table-cell table:formula="of:=IFERROR(INDEX([.$N$777:.$N$1102];MATCH([.$B227];[.$M$777:.$M$1102];0);1);&quot;&quot;)" office:value-type="float" office:value="5.26488325728094" calcext:value-type="float">
            <text:p>5.26488325728094</text:p>
          </table:table-cell>
          <table:table-cell table:formula="of:=IFERROR(INDEX([.$N$1103:.$N$1428];MATCH([.$B227];[.$M$1103:.$M$1428];0);1);&quot;&quot;)" office:value-type="float" office:value="4.87673851126229" calcext:value-type="float">
            <text:p>4.87673851126229</text:p>
          </table:table-cell>
          <table:table-cell table:formula="of:=IFERROR(INDEX([.$N$1429:.$N$1754];MATCH([.$B227];[.$M$1429:.$M$1754];0);1);&quot;&quot;)" office:value-type="float" office:value="4.39120210054515" calcext:value-type="float">
            <text:p>4.39120210054515</text:p>
          </table:table-cell>
          <table:table-cell table:formula="of:=IFERROR(INDEX([.$N$1755:.$N$2080];MATCH([.$B227];[.$M$1755:.$M$2080];0);1);&quot;&quot;)" office:value-type="float" office:value="5.50239145004499" calcext:value-type="float">
            <text:p>5.5023914500449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E07000070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string" calcext:value-type="string">
            <text:p>E07000210</text:p>
          </table:table-cell>
          <table:table-cell table:formula="of:=IFERROR(INDEX([.$N$2:.N$125];MATCH([.B228];[.$M$2:.$M$125];0);1);&quot;&quot;)">
            <text:p/>
          </table:table-cell>
          <table:table-cell table:formula="of:=IFERROR(INDEX([.$N$126:.N$450];MATCH([.$B228];[.$M$126:.$M$450];0);1);&quot;&quot;)" office:value-type="float" office:value="5.6" calcext:value-type="float">
            <text:p>5.6</text:p>
          </table:table-cell>
          <table:table-cell table:formula="of:=IFERROR(INDEX([.$N$451:.$N$776];MATCH([.$B228];[.$M$451:.$M$776];0);1);&quot;&quot;)" office:value-type="float" office:value="5.05049381892476" calcext:value-type="float">
            <text:p>5.05049381892476</text:p>
          </table:table-cell>
          <table:table-cell table:formula="of:=IFERROR(INDEX([.$N$777:.$N$1102];MATCH([.$B228];[.$M$777:.$M$1102];0);1);&quot;&quot;)" office:value-type="float" office:value="5.16280559556569" calcext:value-type="float">
            <text:p>5.16280559556569</text:p>
          </table:table-cell>
          <table:table-cell table:formula="of:=IFERROR(INDEX([.$N$1103:.$N$1428];MATCH([.$B228];[.$M$1103:.$M$1428];0);1);&quot;&quot;)" office:value-type="float" office:value="4.87625629265319" calcext:value-type="float">
            <text:p>4.87625629265319</text:p>
          </table:table-cell>
          <table:table-cell table:formula="of:=IFERROR(INDEX([.$N$1429:.$N$1754];MATCH([.$B228];[.$M$1429:.$M$1754];0);1);&quot;&quot;)" office:value-type="float" office:value="4.38221562256193" calcext:value-type="float">
            <text:p>4.38221562256193</text:p>
          </table:table-cell>
          <table:table-cell table:formula="of:=IFERROR(INDEX([.$N$1755:.$N$2080];MATCH([.$B228];[.$M$1755:.$M$2080];0);1);&quot;&quot;)" office:value-type="float" office:value="5.42782914506262" calcext:value-type="float">
            <text:p>5.4278291450626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olchester</text:p>
          </table:table-cell>
          <table:table-cell office:value-type="string" calcext:value-type="string">
            <text:p>E0700007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string" calcext:value-type="string">
            <text:p>E07000211</text:p>
          </table:table-cell>
          <table:table-cell table:formula="of:=IFERROR(INDEX([.$N$2:.N$125];MATCH([.B229];[.$M$2:.$M$125];0);1);&quot;&quot;)">
            <text:p/>
          </table:table-cell>
          <table:table-cell table:formula="of:=IFERROR(INDEX([.$N$126:.N$450];MATCH([.$B229];[.$M$126:.$M$450];0);1);&quot;&quot;)" office:value-type="float" office:value="5.8" calcext:value-type="float">
            <text:p>5.8</text:p>
          </table:table-cell>
          <table:table-cell table:formula="of:=IFERROR(INDEX([.$N$451:.$N$776];MATCH([.$B229];[.$M$451:.$M$776];0);1);&quot;&quot;)" office:value-type="float" office:value="5.18329401172886" calcext:value-type="float">
            <text:p>5.18329401172886</text:p>
          </table:table-cell>
          <table:table-cell table:formula="of:=IFERROR(INDEX([.$N$777:.$N$1102];MATCH([.$B229];[.$M$777:.$M$1102];0);1);&quot;&quot;)" office:value-type="float" office:value="5.26811246765403" calcext:value-type="float">
            <text:p>5.26811246765403</text:p>
          </table:table-cell>
          <table:table-cell table:formula="of:=IFERROR(INDEX([.$N$1103:.$N$1428];MATCH([.$B229];[.$M$1103:.$M$1428];0);1);&quot;&quot;)" office:value-type="float" office:value="4.93176742554544" calcext:value-type="float">
            <text:p>4.93176742554544</text:p>
          </table:table-cell>
          <table:table-cell table:formula="of:=IFERROR(INDEX([.$N$1429:.$N$1754];MATCH([.$B229];[.$M$1429:.$M$1754];0);1);&quot;&quot;)" office:value-type="float" office:value="4.58546650625331" calcext:value-type="float">
            <text:p>4.58546650625331</text:p>
          </table:table-cell>
          <table:table-cell table:formula="of:=IFERROR(INDEX([.$N$1755:.$N$2080];MATCH([.$B229];[.$M$1755:.$M$2080];0);1);&quot;&quot;)" office:value-type="float" office:value="5.57988247023666" calcext:value-type="float">
            <text:p>5.5798824702366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pping Forest</text:p>
          </table:table-cell>
          <table:table-cell office:value-type="string" calcext:value-type="string">
            <text:p>E0700007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Runnymede</text:p>
          </table:table-cell>
          <table:table-cell office:value-type="string" calcext:value-type="string">
            <text:p>E07000212</text:p>
          </table:table-cell>
          <table:table-cell table:formula="of:=IFERROR(INDEX([.$N$2:.N$125];MATCH([.B230];[.$M$2:.$M$125];0);1);&quot;&quot;)">
            <text:p/>
          </table:table-cell>
          <table:table-cell table:formula="of:=IFERROR(INDEX([.$N$126:.N$450];MATCH([.$B230];[.$M$126:.$M$450];0);1);&quot;&quot;)" office:value-type="float" office:value="6.4" calcext:value-type="float">
            <text:p>6.4</text:p>
          </table:table-cell>
          <table:table-cell table:formula="of:=IFERROR(INDEX([.$N$451:.$N$776];MATCH([.$B230];[.$M$451:.$M$776];0);1);&quot;&quot;)" office:value-type="float" office:value="5.71099176126428" calcext:value-type="float">
            <text:p>5.71099176126428</text:p>
          </table:table-cell>
          <table:table-cell table:formula="of:=IFERROR(INDEX([.$N$777:.$N$1102];MATCH([.$B230];[.$M$777:.$M$1102];0);1);&quot;&quot;)" office:value-type="float" office:value="5.7882897641685" calcext:value-type="float">
            <text:p>5.7882897641685</text:p>
          </table:table-cell>
          <table:table-cell table:formula="of:=IFERROR(INDEX([.$N$1103:.$N$1428];MATCH([.$B230];[.$M$1103:.$M$1428];0);1);&quot;&quot;)" office:value-type="float" office:value="5.4036123933545" calcext:value-type="float">
            <text:p>5.4036123933545</text:p>
          </table:table-cell>
          <table:table-cell table:formula="of:=IFERROR(INDEX([.$N$1429:.$N$1754];MATCH([.$B230];[.$M$1429:.$M$1754];0);1);&quot;&quot;)" office:value-type="float" office:value="4.92196196577272" calcext:value-type="float">
            <text:p>4.92196196577272</text:p>
          </table:table-cell>
          <table:table-cell table:formula="of:=IFERROR(INDEX([.$N$1755:.$N$2080];MATCH([.$B230];[.$M$1755:.$M$2080];0);1);&quot;&quot;)" office:value-type="float" office:value="5.79312050018486" calcext:value-type="float">
            <text:p>5.7931205001848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arlow</text:p>
          </table:table-cell>
          <table:table-cell office:value-type="string" calcext:value-type="string">
            <text:p>E07000073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Spelthorne</text:p>
          </table:table-cell>
          <table:table-cell office:value-type="string" calcext:value-type="string">
            <text:p>E07000213</text:p>
          </table:table-cell>
          <table:table-cell table:formula="of:=IFERROR(INDEX([.$N$2:.N$125];MATCH([.B231];[.$M$2:.$M$125];0);1);&quot;&quot;)">
            <text:p/>
          </table:table-cell>
          <table:table-cell table:formula="of:=IFERROR(INDEX([.$N$126:.N$450];MATCH([.$B231];[.$M$126:.$M$450];0);1);&quot;&quot;)" office:value-type="float" office:value="6.4" calcext:value-type="float">
            <text:p>6.4</text:p>
          </table:table-cell>
          <table:table-cell table:formula="of:=IFERROR(INDEX([.$N$451:.$N$776];MATCH([.$B231];[.$M$451:.$M$776];0);1);&quot;&quot;)" office:value-type="float" office:value="5.70236560213403" calcext:value-type="float">
            <text:p>5.70236560213403</text:p>
          </table:table-cell>
          <table:table-cell table:formula="of:=IFERROR(INDEX([.$N$777:.$N$1102];MATCH([.$B231];[.$M$777:.$M$1102];0);1);&quot;&quot;)" office:value-type="float" office:value="5.82073328195483" calcext:value-type="float">
            <text:p>5.82073328195483</text:p>
          </table:table-cell>
          <table:table-cell table:formula="of:=IFERROR(INDEX([.$N$1103:.$N$1428];MATCH([.$B231];[.$M$1103:.$M$1428];0);1);&quot;&quot;)" office:value-type="float" office:value="5.50009530652888" calcext:value-type="float">
            <text:p>5.50009530652888</text:p>
          </table:table-cell>
          <table:table-cell table:formula="of:=IFERROR(INDEX([.$N$1429:.$N$1754];MATCH([.$B231];[.$M$1429:.$M$1754];0);1);&quot;&quot;)" office:value-type="float" office:value="4.79138101589893" calcext:value-type="float">
            <text:p>4.79138101589893</text:p>
          </table:table-cell>
          <table:table-cell table:formula="of:=IFERROR(INDEX([.$N$1755:.$N$2080];MATCH([.$B231];[.$M$1755:.$M$2080];0);1);&quot;&quot;)" office:value-type="float" office:value="6.05585164924437" calcext:value-type="float">
            <text:p>6.0558516492443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aldon</text:p>
          </table:table-cell>
          <table:table-cell office:value-type="string" calcext:value-type="string">
            <text:p>E0700007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string" calcext:value-type="string">
            <text:p>E07000214</text:p>
          </table:table-cell>
          <table:table-cell table:formula="of:=IFERROR(INDEX([.$N$2:.N$125];MATCH([.B232];[.$M$2:.$M$125];0);1);&quot;&quot;)">
            <text:p/>
          </table:table-cell>
          <table:table-cell table:formula="of:=IFERROR(INDEX([.$N$126:.N$450];MATCH([.$B232];[.$M$126:.$M$450];0);1);&quot;&quot;)" office:value-type="float" office:value="6" calcext:value-type="float">
            <text:p>6</text:p>
          </table:table-cell>
          <table:table-cell table:formula="of:=IFERROR(INDEX([.$N$451:.$N$776];MATCH([.$B232];[.$M$451:.$M$776];0);1);&quot;&quot;)" office:value-type="float" office:value="5.32622495202142" calcext:value-type="float">
            <text:p>5.32622495202142</text:p>
          </table:table-cell>
          <table:table-cell table:formula="of:=IFERROR(INDEX([.$N$777:.$N$1102];MATCH([.$B232];[.$M$777:.$M$1102];0);1);&quot;&quot;)" office:value-type="float" office:value="5.39490298786054" calcext:value-type="float">
            <text:p>5.39490298786054</text:p>
          </table:table-cell>
          <table:table-cell table:formula="of:=IFERROR(INDEX([.$N$1103:.$N$1428];MATCH([.$B232];[.$M$1103:.$M$1428];0);1);&quot;&quot;)" office:value-type="float" office:value="5.0838827450105" calcext:value-type="float">
            <text:p>5.0838827450105</text:p>
          </table:table-cell>
          <table:table-cell table:formula="of:=IFERROR(INDEX([.$N$1429:.$N$1754];MATCH([.$B232];[.$M$1429:.$M$1754];0);1);&quot;&quot;)" office:value-type="float" office:value="4.57097682617379" calcext:value-type="float">
            <text:p>4.57097682617379</text:p>
          </table:table-cell>
          <table:table-cell table:formula="of:=IFERROR(INDEX([.$N$1755:.$N$2080];MATCH([.$B232];[.$M$1755:.$M$2080];0);1);&quot;&quot;)" office:value-type="float" office:value="5.66705605823979" calcext:value-type="float">
            <text:p>5.6670560582397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ochford</text:p>
          </table:table-cell>
          <table:table-cell office:value-type="string" calcext:value-type="string">
            <text:p>E0700007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Tandridge</text:p>
          </table:table-cell>
          <table:table-cell office:value-type="string" calcext:value-type="string">
            <text:p>E07000215</text:p>
          </table:table-cell>
          <table:table-cell table:formula="of:=IFERROR(INDEX([.$N$2:.N$125];MATCH([.B233];[.$M$2:.$M$125];0);1);&quot;&quot;)">
            <text:p/>
          </table:table-cell>
          <table:table-cell table:formula="of:=IFERROR(INDEX([.$N$126:.N$450];MATCH([.$B233];[.$M$126:.$M$450];0);1);&quot;&quot;)" office:value-type="float" office:value="5.6" calcext:value-type="float">
            <text:p>5.6</text:p>
          </table:table-cell>
          <table:table-cell table:formula="of:=IFERROR(INDEX([.$N$451:.$N$776];MATCH([.$B233];[.$M$451:.$M$776];0);1);&quot;&quot;)" office:value-type="float" office:value="5.05536238566765" calcext:value-type="float">
            <text:p>5.05536238566765</text:p>
          </table:table-cell>
          <table:table-cell table:formula="of:=IFERROR(INDEX([.$N$777:.$N$1102];MATCH([.$B233];[.$M$777:.$M$1102];0);1);&quot;&quot;)" office:value-type="float" office:value="5.19260847814608" calcext:value-type="float">
            <text:p>5.19260847814608</text:p>
          </table:table-cell>
          <table:table-cell table:formula="of:=IFERROR(INDEX([.$N$1103:.$N$1428];MATCH([.$B233];[.$M$1103:.$M$1428];0);1);&quot;&quot;)" office:value-type="float" office:value="4.84111981310145" calcext:value-type="float">
            <text:p>4.84111981310145</text:p>
          </table:table-cell>
          <table:table-cell table:formula="of:=IFERROR(INDEX([.$N$1429:.$N$1754];MATCH([.$B233];[.$M$1429:.$M$1754];0);1);&quot;&quot;)" office:value-type="float" office:value="4.51413669593804" calcext:value-type="float">
            <text:p>4.51413669593804</text:p>
          </table:table-cell>
          <table:table-cell table:formula="of:=IFERROR(INDEX([.$N$1755:.$N$2080];MATCH([.$B233];[.$M$1755:.$M$2080];0);1);&quot;&quot;)" office:value-type="float" office:value="5.37439413236182" calcext:value-type="float">
            <text:p>5.3743941323618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endring</text:p>
          </table:table-cell>
          <table:table-cell office:value-type="string" calcext:value-type="string">
            <text:p>E070000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rley</text:p>
          </table:table-cell>
          <table:table-cell office:value-type="string" calcext:value-type="string">
            <text:p>E07000216</text:p>
          </table:table-cell>
          <table:table-cell table:formula="of:=IFERROR(INDEX([.$N$2:.N$125];MATCH([.B234];[.$M$2:.$M$125];0);1);&quot;&quot;)">
            <text:p/>
          </table:table-cell>
          <table:table-cell table:formula="of:=IFERROR(INDEX([.$N$126:.N$450];MATCH([.$B234];[.$M$126:.$M$450];0);1);&quot;&quot;)" office:value-type="float" office:value="5.2" calcext:value-type="float">
            <text:p>5.2</text:p>
          </table:table-cell>
          <table:table-cell table:formula="of:=IFERROR(INDEX([.$N$451:.$N$776];MATCH([.$B234];[.$M$451:.$M$776];0);1);&quot;&quot;)" office:value-type="float" office:value="4.66603145471797" calcext:value-type="float">
            <text:p>4.66603145471797</text:p>
          </table:table-cell>
          <table:table-cell table:formula="of:=IFERROR(INDEX([.$N$777:.$N$1102];MATCH([.$B234];[.$M$777:.$M$1102];0);1);&quot;&quot;)" office:value-type="float" office:value="4.79878691038005" calcext:value-type="float">
            <text:p>4.79878691038005</text:p>
          </table:table-cell>
          <table:table-cell table:formula="of:=IFERROR(INDEX([.$N$1103:.$N$1428];MATCH([.$B234];[.$M$1103:.$M$1428];0);1);&quot;&quot;)" office:value-type="float" office:value="4.40978521793581" calcext:value-type="float">
            <text:p>4.40978521793581</text:p>
          </table:table-cell>
          <table:table-cell table:formula="of:=IFERROR(INDEX([.$N$1429:.$N$1754];MATCH([.$B234];[.$M$1429:.$M$1754];0);1);&quot;&quot;)" office:value-type="float" office:value="4.00941749378573" calcext:value-type="float">
            <text:p>4.00941749378573</text:p>
          </table:table-cell>
          <table:table-cell table:formula="of:=IFERROR(INDEX([.$N$1755:.$N$2080];MATCH([.$B234];[.$M$1755:.$M$2080];0);1);&quot;&quot;)" office:value-type="float" office:value="5.07705213597392" calcext:value-type="float">
            <text:p>5.0770521359739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Uttlesford</text:p>
          </table:table-cell>
          <table:table-cell office:value-type="string" calcext:value-type="string">
            <text:p>E0700007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Woking</text:p>
          </table:table-cell>
          <table:table-cell office:value-type="string" calcext:value-type="string">
            <text:p>E07000217</text:p>
          </table:table-cell>
          <table:table-cell table:formula="of:=IFERROR(INDEX([.$N$2:.N$125];MATCH([.B235];[.$M$2:.$M$125];0);1);&quot;&quot;)">
            <text:p/>
          </table:table-cell>
          <table:table-cell table:formula="of:=IFERROR(INDEX([.$N$126:.N$450];MATCH([.$B235];[.$M$126:.$M$450];0);1);&quot;&quot;)" office:value-type="float" office:value="5.7" calcext:value-type="float">
            <text:p>5.7</text:p>
          </table:table-cell>
          <table:table-cell table:formula="of:=IFERROR(INDEX([.$N$451:.$N$776];MATCH([.$B235];[.$M$451:.$M$776];0);1);&quot;&quot;)" office:value-type="float" office:value="5.07699129433262" calcext:value-type="float">
            <text:p>5.07699129433262</text:p>
          </table:table-cell>
          <table:table-cell table:formula="of:=IFERROR(INDEX([.$N$777:.$N$1102];MATCH([.$B235];[.$M$777:.$M$1102];0);1);&quot;&quot;)" office:value-type="float" office:value="5.19628760599941" calcext:value-type="float">
            <text:p>5.19628760599941</text:p>
          </table:table-cell>
          <table:table-cell table:formula="of:=IFERROR(INDEX([.$N$1103:.$N$1428];MATCH([.$B235];[.$M$1103:.$M$1428];0);1);&quot;&quot;)" office:value-type="float" office:value="4.81542172182961" calcext:value-type="float">
            <text:p>4.81542172182961</text:p>
          </table:table-cell>
          <table:table-cell table:formula="of:=IFERROR(INDEX([.$N$1429:.$N$1754];MATCH([.$B235];[.$M$1429:.$M$1754];0);1);&quot;&quot;)" office:value-type="float" office:value="4.70714074502352" calcext:value-type="float">
            <text:p>4.70714074502352</text:p>
          </table:table-cell>
          <table:table-cell table:formula="of:=IFERROR(INDEX([.$N$1755:.$N$2080];MATCH([.$B235];[.$M$1755:.$M$2080];0);1);&quot;&quot;)" office:value-type="float" office:value="5.69815113426811" calcext:value-type="float">
            <text:p>5.6981511342681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eltenham</text:p>
          </table:table-cell>
          <table:table-cell office:value-type="string" calcext:value-type="string">
            <text:p>E0700007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North Warwickshire</text:p>
          </table:table-cell>
          <table:table-cell office:value-type="string" calcext:value-type="string">
            <text:p>E07000218</text:p>
          </table:table-cell>
          <table:table-cell table:formula="of:=IFERROR(INDEX([.$N$2:.N$125];MATCH([.B236];[.$M$2:.$M$125];0);1);&quot;&quot;)">
            <text:p/>
          </table:table-cell>
          <table:table-cell table:formula="of:=IFERROR(INDEX([.$N$126:.N$450];MATCH([.$B236];[.$M$126:.$M$450];0);1);&quot;&quot;)" office:value-type="float" office:value="5.5" calcext:value-type="float">
            <text:p>5.5</text:p>
          </table:table-cell>
          <table:table-cell table:formula="of:=IFERROR(INDEX([.$N$451:.$N$776];MATCH([.$B236];[.$M$451:.$M$776];0);1);&quot;&quot;)" office:value-type="float" office:value="5.26314992631462" calcext:value-type="float">
            <text:p>5.26314992631462</text:p>
          </table:table-cell>
          <table:table-cell table:formula="of:=IFERROR(INDEX([.$N$777:.$N$1102];MATCH([.$B236];[.$M$777:.$M$1102];0);1);&quot;&quot;)" office:value-type="float" office:value="5.81094816347913" calcext:value-type="float">
            <text:p>5.81094816347913</text:p>
          </table:table-cell>
          <table:table-cell table:formula="of:=IFERROR(INDEX([.$N$1103:.$N$1428];MATCH([.$B236];[.$M$1103:.$M$1428];0);1);&quot;&quot;)" office:value-type="float" office:value="5.6102142861928" calcext:value-type="float">
            <text:p>5.6102142861928</text:p>
          </table:table-cell>
          <table:table-cell table:formula="of:=IFERROR(INDEX([.$N$1429:.$N$1754];MATCH([.$B236];[.$M$1429:.$M$1754];0);1);&quot;&quot;)" office:value-type="float" office:value="4.88457560661793" calcext:value-type="float">
            <text:p>4.88457560661793</text:p>
          </table:table-cell>
          <table:table-cell table:formula="of:=IFERROR(INDEX([.$N$1755:.$N$2080];MATCH([.$B236];[.$M$1755:.$M$2080];0);1);&quot;&quot;)" office:value-type="float" office:value="5.73335566123785" calcext:value-type="float">
            <text:p>5.7333556612378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otswold</text:p>
          </table:table-cell>
          <table:table-cell office:value-type="string" calcext:value-type="string">
            <text:p>E0700007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Nuneaton and Bedworth</text:p>
          </table:table-cell>
          <table:table-cell office:value-type="string" calcext:value-type="string">
            <text:p>E07000219</text:p>
          </table:table-cell>
          <table:table-cell table:formula="of:=IFERROR(INDEX([.$N$2:.N$125];MATCH([.B237];[.$M$2:.$M$125];0);1);&quot;&quot;)">
            <text:p/>
          </table:table-cell>
          <table:table-cell table:formula="of:=IFERROR(INDEX([.$N$126:.N$450];MATCH([.$B237];[.$M$126:.$M$450];0);1);&quot;&quot;)" office:value-type="float" office:value="5.5" calcext:value-type="float">
            <text:p>5.5</text:p>
          </table:table-cell>
          <table:table-cell table:formula="of:=IFERROR(INDEX([.$N$451:.$N$776];MATCH([.$B237];[.$M$451:.$M$776];0);1);&quot;&quot;)" office:value-type="float" office:value="5.20185574415309" calcext:value-type="float">
            <text:p>5.20185574415309</text:p>
          </table:table-cell>
          <table:table-cell table:formula="of:=IFERROR(INDEX([.$N$777:.$N$1102];MATCH([.$B237];[.$M$777:.$M$1102];0);1);&quot;&quot;)" office:value-type="float" office:value="5.53216468027506" calcext:value-type="float">
            <text:p>5.53216468027506</text:p>
          </table:table-cell>
          <table:table-cell table:formula="of:=IFERROR(INDEX([.$N$1103:.$N$1428];MATCH([.$B237];[.$M$1103:.$M$1428];0);1);&quot;&quot;)" office:value-type="float" office:value="5.38885554291393" calcext:value-type="float">
            <text:p>5.38885554291393</text:p>
          </table:table-cell>
          <table:table-cell table:formula="of:=IFERROR(INDEX([.$N$1429:.$N$1754];MATCH([.$B237];[.$M$1429:.$M$1754];0);1);&quot;&quot;)" office:value-type="float" office:value="4.86917238585525" calcext:value-type="float">
            <text:p>4.86917238585525</text:p>
          </table:table-cell>
          <table:table-cell table:formula="of:=IFERROR(INDEX([.$N$1755:.$N$2080];MATCH([.$B237];[.$M$1755:.$M$2080];0);1);&quot;&quot;)" office:value-type="float" office:value="5.87030181055905" calcext:value-type="float">
            <text:p>5.8703018105590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Forest of Dean</text:p>
          </table:table-cell>
          <table:table-cell office:value-type="string" calcext:value-type="string">
            <text:p>E0700008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string" calcext:value-type="string">
            <text:p>E07000220</text:p>
          </table:table-cell>
          <table:table-cell table:formula="of:=IFERROR(INDEX([.$N$2:.N$125];MATCH([.B238];[.$M$2:.$M$125];0);1);&quot;&quot;)">
            <text:p/>
          </table:table-cell>
          <table:table-cell table:formula="of:=IFERROR(INDEX([.$N$126:.N$450];MATCH([.$B238];[.$M$126:.$M$450];0);1);&quot;&quot;)" office:value-type="float" office:value="5.2" calcext:value-type="float">
            <text:p>5.2</text:p>
          </table:table-cell>
          <table:table-cell table:formula="of:=IFERROR(INDEX([.$N$451:.$N$776];MATCH([.$B238];[.$M$451:.$M$776];0);1);&quot;&quot;)" office:value-type="float" office:value="4.95905119560269" calcext:value-type="float">
            <text:p>4.95905119560269</text:p>
          </table:table-cell>
          <table:table-cell table:formula="of:=IFERROR(INDEX([.$N$777:.$N$1102];MATCH([.$B238];[.$M$777:.$M$1102];0);1);&quot;&quot;)" office:value-type="float" office:value="5.16623169073437" calcext:value-type="float">
            <text:p>5.16623169073437</text:p>
          </table:table-cell>
          <table:table-cell table:formula="of:=IFERROR(INDEX([.$N$1103:.$N$1428];MATCH([.$B238];[.$M$1103:.$M$1428];0);1);&quot;&quot;)" office:value-type="float" office:value="5.00268008517113" calcext:value-type="float">
            <text:p>5.00268008517113</text:p>
          </table:table-cell>
          <table:table-cell table:formula="of:=IFERROR(INDEX([.$N$1429:.$N$1754];MATCH([.$B238];[.$M$1429:.$M$1754];0);1);&quot;&quot;)" office:value-type="float" office:value="4.62711069323162" calcext:value-type="float">
            <text:p>4.62711069323162</text:p>
          </table:table-cell>
          <table:table-cell table:formula="of:=IFERROR(INDEX([.$N$1755:.$N$2080];MATCH([.$B238];[.$M$1755:.$M$2080];0);1);&quot;&quot;)" office:value-type="float" office:value="5.4730219359358" calcext:value-type="float">
            <text:p>5.473021935935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E07000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string" calcext:value-type="string">
            <text:p>E07000221</text:p>
          </table:table-cell>
          <table:table-cell table:formula="of:=IFERROR(INDEX([.$N$2:.N$125];MATCH([.B239];[.$M$2:.$M$125];0);1);&quot;&quot;)">
            <text:p/>
          </table:table-cell>
          <table:table-cell table:formula="of:=IFERROR(INDEX([.$N$126:.N$450];MATCH([.$B239];[.$M$126:.$M$450];0);1);&quot;&quot;)" office:value-type="float" office:value="4.9" calcext:value-type="float">
            <text:p>4.9</text:p>
          </table:table-cell>
          <table:table-cell table:formula="of:=IFERROR(INDEX([.$N$451:.$N$776];MATCH([.$B239];[.$M$451:.$M$776];0);1);&quot;&quot;)" office:value-type="float" office:value="4.78550026988002" calcext:value-type="float">
            <text:p>4.78550026988002</text:p>
          </table:table-cell>
          <table:table-cell table:formula="of:=IFERROR(INDEX([.$N$777:.$N$1102];MATCH([.$B239];[.$M$777:.$M$1102];0);1);&quot;&quot;)" office:value-type="float" office:value="5.00534257050081" calcext:value-type="float">
            <text:p>5.00534257050081</text:p>
          </table:table-cell>
          <table:table-cell table:formula="of:=IFERROR(INDEX([.$N$1103:.$N$1428];MATCH([.$B239];[.$M$1103:.$M$1428];0);1);&quot;&quot;)" office:value-type="float" office:value="4.83412201310467" calcext:value-type="float">
            <text:p>4.83412201310467</text:p>
          </table:table-cell>
          <table:table-cell table:formula="of:=IFERROR(INDEX([.$N$1429:.$N$1754];MATCH([.$B239];[.$M$1429:.$M$1754];0);1);&quot;&quot;)" office:value-type="float" office:value="4.60476227597007" calcext:value-type="float">
            <text:p>4.60476227597007</text:p>
          </table:table-cell>
          <table:table-cell table:formula="of:=IFERROR(INDEX([.$N$1755:.$N$2080];MATCH([.$B239];[.$M$1755:.$M$2080];0);1);&quot;&quot;)" office:value-type="float" office:value="4.98941636460907" calcext:value-type="float">
            <text:p>4.9894163646090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E0700008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Warwick</text:p>
          </table:table-cell>
          <table:table-cell office:value-type="string" calcext:value-type="string">
            <text:p>E07000222</text:p>
          </table:table-cell>
          <table:table-cell table:formula="of:=IFERROR(INDEX([.$N$2:.N$125];MATCH([.B240];[.$M$2:.$M$125];0);1);&quot;&quot;)">
            <text:p/>
          </table:table-cell>
          <table:table-cell table:formula="of:=IFERROR(INDEX([.$N$126:.N$450];MATCH([.$B240];[.$M$126:.$M$450];0);1);&quot;&quot;)" office:value-type="float" office:value="5.3" calcext:value-type="float">
            <text:p>5.3</text:p>
          </table:table-cell>
          <table:table-cell table:formula="of:=IFERROR(INDEX([.$N$451:.$N$776];MATCH([.$B240];[.$M$451:.$M$776];0);1);&quot;&quot;)" office:value-type="float" office:value="5.10646726706065" calcext:value-type="float">
            <text:p>5.10646726706065</text:p>
          </table:table-cell>
          <table:table-cell table:formula="of:=IFERROR(INDEX([.$N$777:.$N$1102];MATCH([.$B240];[.$M$777:.$M$1102];0);1);&quot;&quot;)" office:value-type="float" office:value="5.30240706410178" calcext:value-type="float">
            <text:p>5.30240706410178</text:p>
          </table:table-cell>
          <table:table-cell table:formula="of:=IFERROR(INDEX([.$N$1103:.$N$1428];MATCH([.$B240];[.$M$1103:.$M$1428];0);1);&quot;&quot;)" office:value-type="float" office:value="5.16503257150455" calcext:value-type="float">
            <text:p>5.16503257150455</text:p>
          </table:table-cell>
          <table:table-cell table:formula="of:=IFERROR(INDEX([.$N$1429:.$N$1754];MATCH([.$B240];[.$M$1429:.$M$1754];0);1);&quot;&quot;)" office:value-type="float" office:value="4.67626322713362" calcext:value-type="float">
            <text:p>4.67626322713362</text:p>
          </table:table-cell>
          <table:table-cell table:formula="of:=IFERROR(INDEX([.$N$1755:.$N$2080];MATCH([.$B240];[.$M$1755:.$M$2080];0);1);&quot;&quot;)" office:value-type="float" office:value="5.41711589859416" calcext:value-type="float">
            <text:p>5.4171158985941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ewkesbury</text:p>
          </table:table-cell>
          <table:table-cell office:value-type="string" calcext:value-type="string">
            <text:p>E0700008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Adur</text:p>
          </table:table-cell>
          <table:table-cell office:value-type="string" calcext:value-type="string">
            <text:p>E07000223</text:p>
          </table:table-cell>
          <table:table-cell table:formula="of:=IFERROR(INDEX([.$N$2:.N$125];MATCH([.B241];[.$M$2:.$M$125];0);1);&quot;&quot;)">
            <text:p/>
          </table:table-cell>
          <table:table-cell table:formula="of:=IFERROR(INDEX([.$N$126:.N$450];MATCH([.$B241];[.$M$126:.$M$450];0);1);&quot;&quot;)" office:value-type="float" office:value="5.3" calcext:value-type="float">
            <text:p>5.3</text:p>
          </table:table-cell>
          <table:table-cell table:formula="of:=IFERROR(INDEX([.$N$451:.$N$776];MATCH([.$B241];[.$M$451:.$M$776];0);1);&quot;&quot;)" office:value-type="float" office:value="4.7474330739207" calcext:value-type="float">
            <text:p>4.7474330739207</text:p>
          </table:table-cell>
          <table:table-cell table:formula="of:=IFERROR(INDEX([.$N$777:.$N$1102];MATCH([.$B241];[.$M$777:.$M$1102];0);1);&quot;&quot;)" office:value-type="float" office:value="4.79538637268588" calcext:value-type="float">
            <text:p>4.79538637268588</text:p>
          </table:table-cell>
          <table:table-cell table:formula="of:=IFERROR(INDEX([.$N$1103:.$N$1428];MATCH([.$B241];[.$M$1103:.$M$1428];0);1);&quot;&quot;)" office:value-type="float" office:value="4.3764433288638" calcext:value-type="float">
            <text:p>4.3764433288638</text:p>
          </table:table-cell>
          <table:table-cell table:formula="of:=IFERROR(INDEX([.$N$1429:.$N$1754];MATCH([.$B241];[.$M$1429:.$M$1754];0);1);&quot;&quot;)" office:value-type="float" office:value="4.59258265775165" calcext:value-type="float">
            <text:p>4.59258265775165</text:p>
          </table:table-cell>
          <table:table-cell table:formula="of:=IFERROR(INDEX([.$N$1755:.$N$2080];MATCH([.$B241];[.$M$1755:.$M$2080];0);1);&quot;&quot;)" office:value-type="float" office:value="5.54765317927979" calcext:value-type="float">
            <text:p>5.5476531792797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asingstoke and Deane</text:p>
          </table:table-cell>
          <table:table-cell office:value-type="string" calcext:value-type="string">
            <text:p>E0700008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Arun</text:p>
          </table:table-cell>
          <table:table-cell office:value-type="string" calcext:value-type="string">
            <text:p>E07000224</text:p>
          </table:table-cell>
          <table:table-cell table:formula="of:=IFERROR(INDEX([.$N$2:.N$125];MATCH([.B242];[.$M$2:.$M$125];0);1);&quot;&quot;)">
            <text:p/>
          </table:table-cell>
          <table:table-cell table:formula="of:=IFERROR(INDEX([.$N$126:.N$450];MATCH([.$B242];[.$M$126:.$M$450];0);1);&quot;&quot;)" office:value-type="float" office:value="4.9" calcext:value-type="float">
            <text:p>4.9</text:p>
          </table:table-cell>
          <table:table-cell table:formula="of:=IFERROR(INDEX([.$N$451:.$N$776];MATCH([.$B242];[.$M$451:.$M$776];0);1);&quot;&quot;)" office:value-type="float" office:value="4.45058743898417" calcext:value-type="float">
            <text:p>4.45058743898417</text:p>
          </table:table-cell>
          <table:table-cell table:formula="of:=IFERROR(INDEX([.$N$777:.$N$1102];MATCH([.$B242];[.$M$777:.$M$1102];0);1);&quot;&quot;)" office:value-type="float" office:value="4.57603678795625" calcext:value-type="float">
            <text:p>4.57603678795625</text:p>
          </table:table-cell>
          <table:table-cell table:formula="of:=IFERROR(INDEX([.$N$1103:.$N$1428];MATCH([.$B242];[.$M$1103:.$M$1428];0);1);&quot;&quot;)" office:value-type="float" office:value="4.13629512295689" calcext:value-type="float">
            <text:p>4.13629512295689</text:p>
          </table:table-cell>
          <table:table-cell table:formula="of:=IFERROR(INDEX([.$N$1429:.$N$1754];MATCH([.$B242];[.$M$1429:.$M$1754];0);1);&quot;&quot;)" office:value-type="float" office:value="4.13332897828797" calcext:value-type="float">
            <text:p>4.13332897828797</text:p>
          </table:table-cell>
          <table:table-cell table:formula="of:=IFERROR(INDEX([.$N$1755:.$N$2080];MATCH([.$B242];[.$M$1755:.$M$2080];0);1);&quot;&quot;)" office:value-type="float" office:value="5.14502106790346" calcext:value-type="float">
            <text:p>5.1450210679034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ast Hampshire</text:p>
          </table:table-cell>
          <table:table-cell office:value-type="string" calcext:value-type="string">
            <text:p>E0700008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Chichester</text:p>
          </table:table-cell>
          <table:table-cell office:value-type="string" calcext:value-type="string">
            <text:p>E07000225</text:p>
          </table:table-cell>
          <table:table-cell table:formula="of:=IFERROR(INDEX([.$N$2:.N$125];MATCH([.B243];[.$M$2:.$M$125];0);1);&quot;&quot;)">
            <text:p/>
          </table:table-cell>
          <table:table-cell table:formula="of:=IFERROR(INDEX([.$N$126:.N$450];MATCH([.$B243];[.$M$126:.$M$450];0);1);&quot;&quot;)" office:value-type="float" office:value="5.1" calcext:value-type="float">
            <text:p>5.1</text:p>
          </table:table-cell>
          <table:table-cell table:formula="of:=IFERROR(INDEX([.$N$451:.$N$776];MATCH([.$B243];[.$M$451:.$M$776];0);1);&quot;&quot;)" office:value-type="float" office:value="4.70202110028736" calcext:value-type="float">
            <text:p>4.70202110028736</text:p>
          </table:table-cell>
          <table:table-cell table:formula="of:=IFERROR(INDEX([.$N$777:.$N$1102];MATCH([.$B243];[.$M$777:.$M$1102];0);1);&quot;&quot;)" office:value-type="float" office:value="4.7611634350683" calcext:value-type="float">
            <text:p>4.7611634350683</text:p>
          </table:table-cell>
          <table:table-cell table:formula="of:=IFERROR(INDEX([.$N$1103:.$N$1428];MATCH([.$B243];[.$M$1103:.$M$1428];0);1);&quot;&quot;)" office:value-type="float" office:value="4.38322406668867" calcext:value-type="float">
            <text:p>4.38322406668867</text:p>
          </table:table-cell>
          <table:table-cell table:formula="of:=IFERROR(INDEX([.$N$1429:.$N$1754];MATCH([.$B243];[.$M$1429:.$M$1754];0);1);&quot;&quot;)" office:value-type="float" office:value="4.12578751924287" calcext:value-type="float">
            <text:p>4.12578751924287</text:p>
          </table:table-cell>
          <table:table-cell table:formula="of:=IFERROR(INDEX([.$N$1755:.$N$2080];MATCH([.$B243];[.$M$1755:.$M$2080];0);1);&quot;&quot;)" office:value-type="float" office:value="5.01701012922639" calcext:value-type="float">
            <text:p>5.0170101292263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astleigh</text:p>
          </table:table-cell>
          <table:table-cell office:value-type="string" calcext:value-type="string">
            <text:p>E0700008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Crawley</text:p>
          </table:table-cell>
          <table:table-cell office:value-type="string" calcext:value-type="string">
            <text:p>E07000226</text:p>
          </table:table-cell>
          <table:table-cell table:formula="of:=IFERROR(INDEX([.$N$2:.N$125];MATCH([.B244];[.$M$2:.$M$125];0);1);&quot;&quot;)">
            <text:p/>
          </table:table-cell>
          <table:table-cell table:formula="of:=IFERROR(INDEX([.$N$126:.N$450];MATCH([.$B244];[.$M$126:.$M$450];0);1);&quot;&quot;)" office:value-type="float" office:value="5.7" calcext:value-type="float">
            <text:p>5.7</text:p>
          </table:table-cell>
          <table:table-cell table:formula="of:=IFERROR(INDEX([.$N$451:.$N$776];MATCH([.$B244];[.$M$451:.$M$776];0);1);&quot;&quot;)" office:value-type="float" office:value="5.13178827701608" calcext:value-type="float">
            <text:p>5.13178827701608</text:p>
          </table:table-cell>
          <table:table-cell table:formula="of:=IFERROR(INDEX([.$N$777:.$N$1102];MATCH([.$B244];[.$M$777:.$M$1102];0);1);&quot;&quot;)" office:value-type="float" office:value="5.18307301683411" calcext:value-type="float">
            <text:p>5.18307301683411</text:p>
          </table:table-cell>
          <table:table-cell table:formula="of:=IFERROR(INDEX([.$N$1103:.$N$1428];MATCH([.$B244];[.$M$1103:.$M$1428];0);1);&quot;&quot;)" office:value-type="float" office:value="4.85547977197821" calcext:value-type="float">
            <text:p>4.85547977197821</text:p>
          </table:table-cell>
          <table:table-cell table:formula="of:=IFERROR(INDEX([.$N$1429:.$N$1754];MATCH([.$B244];[.$M$1429:.$M$1754];0);1);&quot;&quot;)" office:value-type="float" office:value="4.1677272643498" calcext:value-type="float">
            <text:p>4.1677272643498</text:p>
          </table:table-cell>
          <table:table-cell table:formula="of:=IFERROR(INDEX([.$N$1755:.$N$2080];MATCH([.$B244];[.$M$1755:.$M$2080];0);1);&quot;&quot;)" office:value-type="float" office:value="5.70466781989169" calcext:value-type="float">
            <text:p>5.7046678198916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Fareham</text:p>
          </table:table-cell>
          <table:table-cell office:value-type="string" calcext:value-type="string">
            <text:p>E07000087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Horsham</text:p>
          </table:table-cell>
          <table:table-cell office:value-type="string" calcext:value-type="string">
            <text:p>E07000227</text:p>
          </table:table-cell>
          <table:table-cell table:formula="of:=IFERROR(INDEX([.$N$2:.N$125];MATCH([.B245];[.$M$2:.$M$125];0);1);&quot;&quot;)">
            <text:p/>
          </table:table-cell>
          <table:table-cell table:formula="of:=IFERROR(INDEX([.$N$126:.N$450];MATCH([.$B245];[.$M$126:.$M$450];0);1);&quot;&quot;)" office:value-type="float" office:value="5.2" calcext:value-type="float">
            <text:p>5.2</text:p>
          </table:table-cell>
          <table:table-cell table:formula="of:=IFERROR(INDEX([.$N$451:.$N$776];MATCH([.$B245];[.$M$451:.$M$776];0);1);&quot;&quot;)" office:value-type="float" office:value="4.75703454508587" calcext:value-type="float">
            <text:p>4.75703454508587</text:p>
          </table:table-cell>
          <table:table-cell table:formula="of:=IFERROR(INDEX([.$N$777:.$N$1102];MATCH([.$B245];[.$M$777:.$M$1102];0);1);&quot;&quot;)" office:value-type="float" office:value="4.84585495794213" calcext:value-type="float">
            <text:p>4.84585495794213</text:p>
          </table:table-cell>
          <table:table-cell table:formula="of:=IFERROR(INDEX([.$N$1103:.$N$1428];MATCH([.$B245];[.$M$1103:.$M$1428];0);1);&quot;&quot;)" office:value-type="float" office:value="4.45666702101776" calcext:value-type="float">
            <text:p>4.45666702101776</text:p>
          </table:table-cell>
          <table:table-cell table:formula="of:=IFERROR(INDEX([.$N$1429:.$N$1754];MATCH([.$B245];[.$M$1429:.$M$1754];0);1);&quot;&quot;)" office:value-type="float" office:value="4.09926480377135" calcext:value-type="float">
            <text:p>4.09926480377135</text:p>
          </table:table-cell>
          <table:table-cell table:formula="of:=IFERROR(INDEX([.$N$1755:.$N$2080];MATCH([.$B245];[.$M$1755:.$M$2080];0);1);&quot;&quot;)" office:value-type="float" office:value="5.17216075330476" calcext:value-type="float">
            <text:p>5.1721607533047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Gosport</text:p>
          </table:table-cell>
          <table:table-cell office:value-type="string" calcext:value-type="string">
            <text:p>E07000088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Mid Sussex</text:p>
          </table:table-cell>
          <table:table-cell office:value-type="string" calcext:value-type="string">
            <text:p>E07000228</text:p>
          </table:table-cell>
          <table:table-cell table:formula="of:=IFERROR(INDEX([.$N$2:.N$125];MATCH([.B246];[.$M$2:.$M$125];0);1);&quot;&quot;)">
            <text:p/>
          </table:table-cell>
          <table:table-cell table:formula="of:=IFERROR(INDEX([.$N$126:.N$450];MATCH([.$B246];[.$M$126:.$M$450];0);1);&quot;&quot;)" office:value-type="float" office:value="5.3" calcext:value-type="float">
            <text:p>5.3</text:p>
          </table:table-cell>
          <table:table-cell table:formula="of:=IFERROR(INDEX([.$N$451:.$N$776];MATCH([.$B246];[.$M$451:.$M$776];0);1);&quot;&quot;)" office:value-type="float" office:value="4.78611055286723" calcext:value-type="float">
            <text:p>4.78611055286723</text:p>
          </table:table-cell>
          <table:table-cell table:formula="of:=IFERROR(INDEX([.$N$777:.$N$1102];MATCH([.$B246];[.$M$777:.$M$1102];0);1);&quot;&quot;)" office:value-type="float" office:value="4.89254505975865" calcext:value-type="float">
            <text:p>4.89254505975865</text:p>
          </table:table-cell>
          <table:table-cell table:formula="of:=IFERROR(INDEX([.$N$1103:.$N$1428];MATCH([.$B246];[.$M$1103:.$M$1428];0);1);&quot;&quot;)" office:value-type="float" office:value="4.48841708566949" calcext:value-type="float">
            <text:p>4.48841708566949</text:p>
          </table:table-cell>
          <table:table-cell table:formula="of:=IFERROR(INDEX([.$N$1429:.$N$1754];MATCH([.$B246];[.$M$1429:.$M$1754];0);1);&quot;&quot;)" office:value-type="float" office:value="4.12958625424538" calcext:value-type="float">
            <text:p>4.12958625424538</text:p>
          </table:table-cell>
          <table:table-cell table:formula="of:=IFERROR(INDEX([.$N$1755:.$N$2080];MATCH([.$B246];[.$M$1755:.$M$2080];0);1);&quot;&quot;)" office:value-type="float" office:value="5.28829115910119" calcext:value-type="float">
            <text:p>5.2882911591011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E0700008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Worthing</text:p>
          </table:table-cell>
          <table:table-cell office:value-type="string" calcext:value-type="string">
            <text:p>E07000229</text:p>
          </table:table-cell>
          <table:table-cell table:formula="of:=IFERROR(INDEX([.$N$2:.N$125];MATCH([.B247];[.$M$2:.$M$125];0);1);&quot;&quot;)">
            <text:p/>
          </table:table-cell>
          <table:table-cell table:formula="of:=IFERROR(INDEX([.$N$126:.N$450];MATCH([.$B247];[.$M$126:.$M$450];0);1);&quot;&quot;)" office:value-type="float" office:value="5.2" calcext:value-type="float">
            <text:p>5.2</text:p>
          </table:table-cell>
          <table:table-cell table:formula="of:=IFERROR(INDEX([.$N$451:.$N$776];MATCH([.$B247];[.$M$451:.$M$776];0);1);&quot;&quot;)" office:value-type="float" office:value="4.6888597967887" calcext:value-type="float">
            <text:p>4.6888597967887</text:p>
          </table:table-cell>
          <table:table-cell table:formula="of:=IFERROR(INDEX([.$N$777:.$N$1102];MATCH([.$B247];[.$M$777:.$M$1102];0);1);&quot;&quot;)" office:value-type="float" office:value="4.74254316664495" calcext:value-type="float">
            <text:p>4.74254316664495</text:p>
          </table:table-cell>
          <table:table-cell table:formula="of:=IFERROR(INDEX([.$N$1103:.$N$1428];MATCH([.$B247];[.$M$1103:.$M$1428];0);1);&quot;&quot;)" office:value-type="float" office:value="4.30819130924018" calcext:value-type="float">
            <text:p>4.30819130924018</text:p>
          </table:table-cell>
          <table:table-cell table:formula="of:=IFERROR(INDEX([.$N$1429:.$N$1754];MATCH([.$B247];[.$M$1429:.$M$1754];0);1);&quot;&quot;)" office:value-type="float" office:value="4.77047497878533" calcext:value-type="float">
            <text:p>4.77047497878533</text:p>
          </table:table-cell>
          <table:table-cell table:formula="of:=IFERROR(INDEX([.$N$1755:.$N$2080];MATCH([.$B247];[.$M$1755:.$M$2080];0);1);&quot;&quot;)" office:value-type="float" office:value="5.57203663857962" calcext:value-type="float">
            <text:p>5.5720366385796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avant</text:p>
          </table:table-cell>
          <table:table-cell office:value-type="string" calcext:value-type="string">
            <text:p>E0700009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Bromsgrove</text:p>
          </table:table-cell>
          <table:table-cell office:value-type="string" calcext:value-type="string">
            <text:p>E07000234</text:p>
          </table:table-cell>
          <table:table-cell table:formula="of:=IFERROR(INDEX([.$N$2:.N$125];MATCH([.B248];[.$M$2:.$M$125];0);1);&quot;&quot;)">
            <text:p/>
          </table:table-cell>
          <table:table-cell table:formula="of:=IFERROR(INDEX([.$N$126:.N$450];MATCH([.$B248];[.$M$126:.$M$450];0);1);&quot;&quot;)" office:value-type="float" office:value="5.1" calcext:value-type="float">
            <text:p>5.1</text:p>
          </table:table-cell>
          <table:table-cell table:formula="of:=IFERROR(INDEX([.$N$451:.$N$776];MATCH([.$B248];[.$M$451:.$M$776];0);1);&quot;&quot;)" office:value-type="float" office:value="5.00528168289667" calcext:value-type="float">
            <text:p>5.00528168289667</text:p>
          </table:table-cell>
          <table:table-cell table:formula="of:=IFERROR(INDEX([.$N$777:.$N$1102];MATCH([.$B248];[.$M$777:.$M$1102];0);1);&quot;&quot;)" office:value-type="float" office:value="5.22706294402179" calcext:value-type="float">
            <text:p>5.22706294402179</text:p>
          </table:table-cell>
          <table:table-cell table:formula="of:=IFERROR(INDEX([.$N$1103:.$N$1428];MATCH([.$B248];[.$M$1103:.$M$1428];0);1);&quot;&quot;)" office:value-type="float" office:value="5.09444571496924" calcext:value-type="float">
            <text:p>5.09444571496924</text:p>
          </table:table-cell>
          <table:table-cell table:formula="of:=IFERROR(INDEX([.$N$1429:.$N$1754];MATCH([.$B248];[.$M$1429:.$M$1754];0);1);&quot;&quot;)" office:value-type="float" office:value="4.76672938382605" calcext:value-type="float">
            <text:p>4.76672938382605</text:p>
          </table:table-cell>
          <table:table-cell table:formula="of:=IFERROR(INDEX([.$N$1755:.$N$2080];MATCH([.$B248];[.$M$1755:.$M$2080];0);1);&quot;&quot;)" office:value-type="float" office:value="5.17944310197695" calcext:value-type="float">
            <text:p>5.1794431019769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ew Forest</text:p>
          </table:table-cell>
          <table:table-cell office:value-type="string" calcext:value-type="string">
            <text:p>E0700009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string" calcext:value-type="string">
            <text:p>E07000235</text:p>
          </table:table-cell>
          <table:table-cell table:formula="of:=IFERROR(INDEX([.$N$2:.N$125];MATCH([.B249];[.$M$2:.$M$125];0);1);&quot;&quot;)">
            <text:p/>
          </table:table-cell>
          <table:table-cell table:formula="of:=IFERROR(INDEX([.$N$126:.N$450];MATCH([.$B249];[.$M$126:.$M$450];0);1);&quot;&quot;)" office:value-type="float" office:value="4.3" calcext:value-type="float">
            <text:p>4.3</text:p>
          </table:table-cell>
          <table:table-cell table:formula="of:=IFERROR(INDEX([.$N$451:.$N$776];MATCH([.$B249];[.$M$451:.$M$776];0);1);&quot;&quot;)" office:value-type="float" office:value="4.32852429995577" calcext:value-type="float">
            <text:p>4.32852429995577</text:p>
          </table:table-cell>
          <table:table-cell table:formula="of:=IFERROR(INDEX([.$N$777:.$N$1102];MATCH([.$B249];[.$M$777:.$M$1102];0);1);&quot;&quot;)" office:value-type="float" office:value="4.67514122969838" calcext:value-type="float">
            <text:p>4.67514122969838</text:p>
          </table:table-cell>
          <table:table-cell table:formula="of:=IFERROR(INDEX([.$N$1103:.$N$1428];MATCH([.$B249];[.$M$1103:.$M$1428];0);1);&quot;&quot;)" office:value-type="float" office:value="4.52256556724211" calcext:value-type="float">
            <text:p>4.52256556724211</text:p>
          </table:table-cell>
          <table:table-cell table:formula="of:=IFERROR(INDEX([.$N$1429:.$N$1754];MATCH([.$B249];[.$M$1429:.$M$1754];0);1);&quot;&quot;)" office:value-type="float" office:value="4.27913110563866" calcext:value-type="float">
            <text:p>4.27913110563866</text:p>
          </table:table-cell>
          <table:table-cell table:formula="of:=IFERROR(INDEX([.$N$1755:.$N$2080];MATCH([.$B249];[.$M$1755:.$M$2080];0);1);&quot;&quot;)" office:value-type="float" office:value="4.45439000675727" calcext:value-type="float">
            <text:p>4.4543900067572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ushmoor</text:p>
          </table:table-cell>
          <table:table-cell office:value-type="string" calcext:value-type="string">
            <text:p>E0700009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Redditch</text:p>
          </table:table-cell>
          <table:table-cell office:value-type="string" calcext:value-type="string">
            <text:p>E07000236</text:p>
          </table:table-cell>
          <table:table-cell table:formula="of:=IFERROR(INDEX([.$N$2:.N$125];MATCH([.B250];[.$M$2:.$M$125];0);1);&quot;&quot;)">
            <text:p/>
          </table:table-cell>
          <table:table-cell table:formula="of:=IFERROR(INDEX([.$N$126:.N$450];MATCH([.$B250];[.$M$126:.$M$450];0);1);&quot;&quot;)" office:value-type="float" office:value="5" calcext:value-type="float">
            <text:p>5</text:p>
          </table:table-cell>
          <table:table-cell table:formula="of:=IFERROR(INDEX([.$N$451:.$N$776];MATCH([.$B250];[.$M$451:.$M$776];0);1);&quot;&quot;)" office:value-type="float" office:value="4.87483733635934" calcext:value-type="float">
            <text:p>4.87483733635934</text:p>
          </table:table-cell>
          <table:table-cell table:formula="of:=IFERROR(INDEX([.$N$777:.$N$1102];MATCH([.$B250];[.$M$777:.$M$1102];0);1);&quot;&quot;)" office:value-type="float" office:value="4.9619862544078" calcext:value-type="float">
            <text:p>4.9619862544078</text:p>
          </table:table-cell>
          <table:table-cell table:formula="of:=IFERROR(INDEX([.$N$1103:.$N$1428];MATCH([.$B250];[.$M$1103:.$M$1428];0);1);&quot;&quot;)" office:value-type="float" office:value="4.81224363804599" calcext:value-type="float">
            <text:p>4.81224363804599</text:p>
          </table:table-cell>
          <table:table-cell table:formula="of:=IFERROR(INDEX([.$N$1429:.$N$1754];MATCH([.$B250];[.$M$1429:.$M$1754];0);1);&quot;&quot;)" office:value-type="float" office:value="4.57788833329128" calcext:value-type="float">
            <text:p>4.57788833329128</text:p>
          </table:table-cell>
          <table:table-cell table:formula="of:=IFERROR(INDEX([.$N$1755:.$N$2080];MATCH([.$B250];[.$M$1755:.$M$2080];0);1);&quot;&quot;)" office:value-type="float" office:value="5.06342816613797" calcext:value-type="float">
            <text:p>5.0634281661379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est Valley</text:p>
          </table:table-cell>
          <table:table-cell office:value-type="string" calcext:value-type="string">
            <text:p>E0700009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office:value-type="string" calcext:value-type="string">
            <text:p>E07000237</text:p>
          </table:table-cell>
          <table:table-cell table:formula="of:=IFERROR(INDEX([.$N$2:.N$125];MATCH([.B251];[.$M$2:.$M$125];0);1);&quot;&quot;)">
            <text:p/>
          </table:table-cell>
          <table:table-cell table:formula="of:=IFERROR(INDEX([.$N$126:.N$450];MATCH([.$B251];[.$M$126:.$M$450];0);1);&quot;&quot;)" office:value-type="float" office:value="5" calcext:value-type="float">
            <text:p>5</text:p>
          </table:table-cell>
          <table:table-cell table:formula="of:=IFERROR(INDEX([.$N$451:.$N$776];MATCH([.$B251];[.$M$451:.$M$776];0);1);&quot;&quot;)" office:value-type="float" office:value="4.91684278160468" calcext:value-type="float">
            <text:p>4.91684278160468</text:p>
          </table:table-cell>
          <table:table-cell table:formula="of:=IFERROR(INDEX([.$N$777:.$N$1102];MATCH([.$B251];[.$M$777:.$M$1102];0);1);&quot;&quot;)" office:value-type="float" office:value="5.09684572329458" calcext:value-type="float">
            <text:p>5.09684572329458</text:p>
          </table:table-cell>
          <table:table-cell table:formula="of:=IFERROR(INDEX([.$N$1103:.$N$1428];MATCH([.$B251];[.$M$1103:.$M$1428];0);1);&quot;&quot;)" office:value-type="float" office:value="4.95829249584739" calcext:value-type="float">
            <text:p>4.95829249584739</text:p>
          </table:table-cell>
          <table:table-cell table:formula="of:=IFERROR(INDEX([.$N$1429:.$N$1754];MATCH([.$B251];[.$M$1429:.$M$1754];0);1);&quot;&quot;)" office:value-type="float" office:value="4.4135727003609" calcext:value-type="float">
            <text:p>4.4135727003609</text:p>
          </table:table-cell>
          <table:table-cell table:formula="of:=IFERROR(INDEX([.$N$1755:.$N$2080];MATCH([.$B251];[.$M$1755:.$M$2080];0);1);&quot;&quot;)" office:value-type="float" office:value="5.00734076930734" calcext:value-type="float">
            <text:p>5.0073407693073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E0700009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Wychavon</text:p>
          </table:table-cell>
          <table:table-cell office:value-type="string" calcext:value-type="string">
            <text:p>E07000238</text:p>
          </table:table-cell>
          <table:table-cell table:formula="of:=IFERROR(INDEX([.$N$2:.N$125];MATCH([.B252];[.$M$2:.$M$125];0);1);&quot;&quot;)">
            <text:p/>
          </table:table-cell>
          <table:table-cell table:formula="of:=IFERROR(INDEX([.$N$126:.N$450];MATCH([.$B252];[.$M$126:.$M$450];0);1);&quot;&quot;)" office:value-type="float" office:value="4.7" calcext:value-type="float">
            <text:p>4.7</text:p>
          </table:table-cell>
          <table:table-cell table:formula="of:=IFERROR(INDEX([.$N$451:.$N$776];MATCH([.$B252];[.$M$451:.$M$776];0);1);&quot;&quot;)" office:value-type="float" office:value="4.75475913942852" calcext:value-type="float">
            <text:p>4.75475913942852</text:p>
          </table:table-cell>
          <table:table-cell table:formula="of:=IFERROR(INDEX([.$N$777:.$N$1102];MATCH([.$B252];[.$M$777:.$M$1102];0);1);&quot;&quot;)" office:value-type="float" office:value="5.05922939885131" calcext:value-type="float">
            <text:p>5.05922939885131</text:p>
          </table:table-cell>
          <table:table-cell table:formula="of:=IFERROR(INDEX([.$N$1103:.$N$1428];MATCH([.$B252];[.$M$1103:.$M$1428];0);1);&quot;&quot;)" office:value-type="float" office:value="4.92321401865131" calcext:value-type="float">
            <text:p>4.92321401865131</text:p>
          </table:table-cell>
          <table:table-cell table:formula="of:=IFERROR(INDEX([.$N$1429:.$N$1754];MATCH([.$B252];[.$M$1429:.$M$1754];0);1);&quot;&quot;)" office:value-type="float" office:value="4.70006090318841" calcext:value-type="float">
            <text:p>4.70006090318841</text:p>
          </table:table-cell>
          <table:table-cell table:formula="of:=IFERROR(INDEX([.$N$1755:.$N$2080];MATCH([.$B252];[.$M$1755:.$M$2080];0);1);&quot;&quot;)" office:value-type="float" office:value="4.80200982012443" calcext:value-type="float">
            <text:p>4.8020098201244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roxbourne</text:p>
          </table:table-cell>
          <table:table-cell office:value-type="string" calcext:value-type="string">
            <text:p>E0700009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string" calcext:value-type="string">
            <text:p>E07000239</text:p>
          </table:table-cell>
          <table:table-cell table:formula="of:=IFERROR(INDEX([.$N$2:.N$125];MATCH([.B253];[.$M$2:.$M$125];0);1);&quot;&quot;)">
            <text:p/>
          </table:table-cell>
          <table:table-cell table:formula="of:=IFERROR(INDEX([.$N$126:.N$450];MATCH([.$B253];[.$M$126:.$M$450];0);1);&quot;&quot;)" office:value-type="float" office:value="4.6" calcext:value-type="float">
            <text:p>4.6</text:p>
          </table:table-cell>
          <table:table-cell table:formula="of:=IFERROR(INDEX([.$N$451:.$N$776];MATCH([.$B253];[.$M$451:.$M$776];0);1);&quot;&quot;)" office:value-type="float" office:value="4.58189155174149" calcext:value-type="float">
            <text:p>4.58189155174149</text:p>
          </table:table-cell>
          <table:table-cell table:formula="of:=IFERROR(INDEX([.$N$777:.$N$1102];MATCH([.$B253];[.$M$777:.$M$1102];0);1);&quot;&quot;)" office:value-type="float" office:value="4.85463708521567" calcext:value-type="float">
            <text:p>4.85463708521567</text:p>
          </table:table-cell>
          <table:table-cell table:formula="of:=IFERROR(INDEX([.$N$1103:.$N$1428];MATCH([.$B253];[.$M$1103:.$M$1428];0);1);&quot;&quot;)" office:value-type="float" office:value="4.70112707771635" calcext:value-type="float">
            <text:p>4.70112707771635</text:p>
          </table:table-cell>
          <table:table-cell table:formula="of:=IFERROR(INDEX([.$N$1429:.$N$1754];MATCH([.$B253];[.$M$1429:.$M$1754];0);1);&quot;&quot;)" office:value-type="float" office:value="4.78278723725419" calcext:value-type="float">
            <text:p>4.78278723725419</text:p>
          </table:table-cell>
          <table:table-cell table:formula="of:=IFERROR(INDEX([.$N$1755:.$N$2080];MATCH([.$B253];[.$M$1755:.$M$2080];0);1);&quot;&quot;)" office:value-type="float" office:value="4.72308650913023" calcext:value-type="float">
            <text:p>4.7230865091302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Dacorum</text:p>
          </table:table-cell>
          <table:table-cell office:value-type="string" calcext:value-type="string">
            <text:p>E0700009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St Albans</text:p>
          </table:table-cell>
          <table:table-cell office:value-type="string" calcext:value-type="string">
            <text:p>E07000240</text:p>
          </table:table-cell>
          <table:table-cell table:formula="of:=IFERROR(INDEX([.$N$2:.N$125];MATCH([.B254];[.$M$2:.$M$125];0);1);&quot;&quot;)">
            <text:p/>
          </table:table-cell>
          <table:table-cell table:formula="of:=IFERROR(INDEX([.$N$126:.N$450];MATCH([.$B254];[.$M$126:.$M$450];0);1);&quot;&quot;)" office:value-type="float" office:value="6.1" calcext:value-type="float">
            <text:p>6.1</text:p>
          </table:table-cell>
          <table:table-cell table:formula="of:=IFERROR(INDEX([.$N$451:.$N$776];MATCH([.$B254];[.$M$451:.$M$776];0);1);&quot;&quot;)" office:value-type="float" office:value="5.53650215633689" calcext:value-type="float">
            <text:p>5.53650215633689</text:p>
          </table:table-cell>
          <table:table-cell table:formula="of:=IFERROR(INDEX([.$N$777:.$N$1102];MATCH([.$B254];[.$M$777:.$M$1102];0);1);&quot;&quot;)" office:value-type="float" office:value="5.58726553966627" calcext:value-type="float">
            <text:p>5.58726553966627</text:p>
          </table:table-cell>
          <table:table-cell table:formula="of:=IFERROR(INDEX([.$N$1103:.$N$1428];MATCH([.$B254];[.$M$1103:.$M$1428];0);1);&quot;&quot;)" office:value-type="float" office:value="5.29713729877838" calcext:value-type="float">
            <text:p>5.29713729877838</text:p>
          </table:table-cell>
          <table:table-cell table:formula="of:=IFERROR(INDEX([.$N$1429:.$N$1754];MATCH([.$B254];[.$M$1429:.$M$1754];0);1);&quot;&quot;)" office:value-type="float" office:value="5.0948438772317" calcext:value-type="float">
            <text:p>5.0948438772317</text:p>
          </table:table-cell>
          <table:table-cell table:formula="of:=IFERROR(INDEX([.$N$1755:.$N$2080];MATCH([.$B254];[.$M$1755:.$M$2080];0);1);&quot;&quot;)" office:value-type="float" office:value="5.5501738105299" calcext:value-type="float">
            <text:p>5.550173810529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ertsmere</text:p>
          </table:table-cell>
          <table:table-cell office:value-type="string" calcext:value-type="string">
            <text:p>E0700009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string" calcext:value-type="string">
            <text:p>E07000241</text:p>
          </table:table-cell>
          <table:table-cell table:formula="of:=IFERROR(INDEX([.$N$2:.N$125];MATCH([.B255];[.$M$2:.$M$125];0);1);&quot;&quot;)">
            <text:p/>
          </table:table-cell>
          <table:table-cell table:formula="of:=IFERROR(INDEX([.$N$126:.N$450];MATCH([.$B255];[.$M$126:.$M$450];0);1);&quot;&quot;)" office:value-type="float" office:value="6.1" calcext:value-type="float">
            <text:p>6.1</text:p>
          </table:table-cell>
          <table:table-cell table:formula="of:=IFERROR(INDEX([.$N$451:.$N$776];MATCH([.$B255];[.$M$451:.$M$776];0);1);&quot;&quot;)" office:value-type="float" office:value="5.61463067464127" calcext:value-type="float">
            <text:p>5.61463067464127</text:p>
          </table:table-cell>
          <table:table-cell table:formula="of:=IFERROR(INDEX([.$N$777:.$N$1102];MATCH([.$B255];[.$M$777:.$M$1102];0);1);&quot;&quot;)" office:value-type="float" office:value="5.6987665572259" calcext:value-type="float">
            <text:p>5.6987665572259</text:p>
          </table:table-cell>
          <table:table-cell table:formula="of:=IFERROR(INDEX([.$N$1103:.$N$1428];MATCH([.$B255];[.$M$1103:.$M$1428];0);1);&quot;&quot;)" office:value-type="float" office:value="5.42058240589845" calcext:value-type="float">
            <text:p>5.42058240589845</text:p>
          </table:table-cell>
          <table:table-cell table:formula="of:=IFERROR(INDEX([.$N$1429:.$N$1754];MATCH([.$B255];[.$M$1429:.$M$1754];0);1);&quot;&quot;)" office:value-type="float" office:value="5.0285932467374" calcext:value-type="float">
            <text:p>5.0285932467374</text:p>
          </table:table-cell>
          <table:table-cell table:formula="of:=IFERROR(INDEX([.$N$1755:.$N$2080];MATCH([.$B255];[.$M$1755:.$M$2080];0);1);&quot;&quot;)" office:value-type="float" office:value="5.56655077155441" calcext:value-type="float">
            <text:p>5.5665507715544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Hertfordshire</text:p>
          </table:table-cell>
          <table:table-cell office:value-type="string" calcext:value-type="string">
            <text:p>E07000099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East Hertfordshire</text:p>
          </table:table-cell>
          <table:table-cell office:value-type="string" calcext:value-type="string">
            <text:p>E07000242</text:p>
          </table:table-cell>
          <table:table-cell table:formula="of:=IFERROR(INDEX([.$N$2:.N$125];MATCH([.B256];[.$M$2:.$M$125];0);1);&quot;&quot;)">
            <text:p/>
          </table:table-cell>
          <table:table-cell table:formula="of:=IFERROR(INDEX([.$N$126:.N$450];MATCH([.$B256];[.$M$126:.$M$450];0);1);&quot;&quot;)" office:value-type="float" office:value="5.8" calcext:value-type="float">
            <text:p>5.8</text:p>
          </table:table-cell>
          <table:table-cell table:formula="of:=IFERROR(INDEX([.$N$451:.$N$776];MATCH([.$B256];[.$M$451:.$M$776];0);1);&quot;&quot;)" office:value-type="float" office:value="5.34012560592684" calcext:value-type="float">
            <text:p>5.34012560592684</text:p>
          </table:table-cell>
          <table:table-cell table:formula="of:=IFERROR(INDEX([.$N$777:.$N$1102];MATCH([.$B256];[.$M$777:.$M$1102];0);1);&quot;&quot;)" office:value-type="float" office:value="5.5131831278326" calcext:value-type="float">
            <text:p>5.5131831278326</text:p>
          </table:table-cell>
          <table:table-cell table:formula="of:=IFERROR(INDEX([.$N$1103:.$N$1428];MATCH([.$B256];[.$M$1103:.$M$1428];0);1);&quot;&quot;)" office:value-type="float" office:value="5.2576792374675" calcext:value-type="float">
            <text:p>5.2576792374675</text:p>
          </table:table-cell>
          <table:table-cell table:formula="of:=IFERROR(INDEX([.$N$1429:.$N$1754];MATCH([.$B256];[.$M$1429:.$M$1754];0);1);&quot;&quot;)" office:value-type="float" office:value="5.03741937546402" calcext:value-type="float">
            <text:p>5.03741937546402</text:p>
          </table:table-cell>
          <table:table-cell table:formula="of:=IFERROR(INDEX([.$N$1755:.$N$2080];MATCH([.$B256];[.$M$1755:.$M$2080];0);1);&quot;&quot;)" office:value-type="float" office:value="5.39465492342857" calcext:value-type="float">
            <text:p>5.3946549234285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E07000102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Stevenage</text:p>
          </table:table-cell>
          <table:table-cell office:value-type="string" calcext:value-type="string">
            <text:p>E07000243</text:p>
          </table:table-cell>
          <table:table-cell table:formula="of:=IFERROR(INDEX([.$N$2:.N$125];MATCH([.B257];[.$M$2:.$M$125];0);1);&quot;&quot;)">
            <text:p/>
          </table:table-cell>
          <table:table-cell table:formula="of:=IFERROR(INDEX([.$N$126:.N$450];MATCH([.$B257];[.$M$126:.$M$450];0);1);&quot;&quot;)" office:value-type="float" office:value="6" calcext:value-type="float">
            <text:p>6</text:p>
          </table:table-cell>
          <table:table-cell table:formula="of:=IFERROR(INDEX([.$N$451:.$N$776];MATCH([.$B257];[.$M$451:.$M$776];0);1);&quot;&quot;)" office:value-type="float" office:value="5.46657186685502" calcext:value-type="float">
            <text:p>5.46657186685502</text:p>
          </table:table-cell>
          <table:table-cell table:formula="of:=IFERROR(INDEX([.$N$777:.$N$1102];MATCH([.$B257];[.$M$777:.$M$1102];0);1);&quot;&quot;)" office:value-type="float" office:value="5.49208865265153" calcext:value-type="float">
            <text:p>5.49208865265153</text:p>
          </table:table-cell>
          <table:table-cell table:formula="of:=IFERROR(INDEX([.$N$1103:.$N$1428];MATCH([.$B257];[.$M$1103:.$M$1428];0);1);&quot;&quot;)" office:value-type="float" office:value="5.27212536715151" calcext:value-type="float">
            <text:p>5.27212536715151</text:p>
          </table:table-cell>
          <table:table-cell table:formula="of:=IFERROR(INDEX([.$N$1429:.$N$1754];MATCH([.$B257];[.$M$1429:.$M$1754];0);1);&quot;&quot;)" office:value-type="float" office:value="4.61231052399579" calcext:value-type="float">
            <text:p>4.61231052399579</text:p>
          </table:table-cell>
          <table:table-cell table:formula="of:=IFERROR(INDEX([.$N$1755:.$N$2080];MATCH([.$B257];[.$M$1755:.$M$2080];0);1);&quot;&quot;)" office:value-type="float" office:value="5.44323557553016" calcext:value-type="float">
            <text:p>5.4432355755301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0700010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Bolton</text:p>
          </table:table-cell>
          <table:table-cell office:value-type="string" calcext:value-type="string">
            <text:p>E08000001</text:p>
          </table:table-cell>
          <table:table-cell table:formula="of:=IFERROR(INDEX([.$N$2:.N$125];MATCH([.B258];[.$M$2:.$M$125];0);1);&quot;&quot;)" office:value-type="float" office:value="5.5" calcext:value-type="float">
            <text:p>5.5</text:p>
          </table:table-cell>
          <table:table-cell table:formula="of:=IFERROR(INDEX([.$N$126:.N$450];MATCH([.$B258];[.$M$126:.$M$450];0);1);&quot;&quot;)" office:value-type="float" office:value="5" calcext:value-type="float">
            <text:p>5</text:p>
          </table:table-cell>
          <table:table-cell table:formula="of:=IFERROR(INDEX([.$N$451:.$N$776];MATCH([.$B258];[.$M$451:.$M$776];0);1);&quot;&quot;)" office:value-type="float" office:value="4.7" calcext:value-type="float">
            <text:p>4.7</text:p>
          </table:table-cell>
          <table:table-cell table:formula="of:=IFERROR(INDEX([.$N$777:.$N$1102];MATCH([.$B258];[.$M$777:.$M$1102];0);1);&quot;&quot;)" office:value-type="float" office:value="4.87378419105054" calcext:value-type="float">
            <text:p>4.87378419105054</text:p>
          </table:table-cell>
          <table:table-cell table:formula="of:=IFERROR(INDEX([.$N$1103:.$N$1428];MATCH([.$B258];[.$M$1103:.$M$1428];0);1);&quot;&quot;)" office:value-type="float" office:value="4.79234631120082" calcext:value-type="float">
            <text:p>4.79234631120082</text:p>
          </table:table-cell>
          <table:table-cell table:formula="of:=IFERROR(INDEX([.$N$1429:.$N$1754];MATCH([.$B258];[.$M$1429:.$M$1754];0);1);&quot;&quot;)" office:value-type="float" office:value="4.22883627911055" calcext:value-type="float">
            <text:p>4.22883627911055</text:p>
          </table:table-cell>
          <table:table-cell table:formula="of:=IFERROR(INDEX([.$N$1755:.$N$2080];MATCH([.$B258];[.$M$1755:.$M$2080];0);1);&quot;&quot;)" office:value-type="float" office:value="5.03074036797362" calcext:value-type="float">
            <text:p>5.0307403679736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E0700010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E08000002</text:p>
          </table:table-cell>
          <table:table-cell table:formula="of:=IFERROR(INDEX([.$N$2:.N$125];MATCH([.B259];[.$M$2:.$M$125];0);1);&quot;&quot;)" office:value-type="float" office:value="5.5" calcext:value-type="float">
            <text:p>5.5</text:p>
          </table:table-cell>
          <table:table-cell table:formula="of:=IFERROR(INDEX([.$N$126:.N$450];MATCH([.$B259];[.$M$126:.$M$450];0);1);&quot;&quot;)" office:value-type="float" office:value="5.2" calcext:value-type="float">
            <text:p>5.2</text:p>
          </table:table-cell>
          <table:table-cell table:formula="of:=IFERROR(INDEX([.$N$451:.$N$776];MATCH([.$B259];[.$M$451:.$M$776];0);1);&quot;&quot;)" office:value-type="float" office:value="4.8" calcext:value-type="float">
            <text:p>4.8</text:p>
          </table:table-cell>
          <table:table-cell table:formula="of:=IFERROR(INDEX([.$N$777:.$N$1102];MATCH([.$B259];[.$M$777:.$M$1102];0);1);&quot;&quot;)" office:value-type="float" office:value="4.86253698061875" calcext:value-type="float">
            <text:p>4.86253698061875</text:p>
          </table:table-cell>
          <table:table-cell table:formula="of:=IFERROR(INDEX([.$N$1103:.$N$1428];MATCH([.$B259];[.$M$1103:.$M$1428];0);1);&quot;&quot;)" office:value-type="float" office:value="4.75132927890915" calcext:value-type="float">
            <text:p>4.75132927890915</text:p>
          </table:table-cell>
          <table:table-cell table:formula="of:=IFERROR(INDEX([.$N$1429:.$N$1754];MATCH([.$B259];[.$M$1429:.$M$1754];0);1);&quot;&quot;)" office:value-type="float" office:value="4.00106078999917" calcext:value-type="float">
            <text:p>4.00106078999917</text:p>
          </table:table-cell>
          <table:table-cell table:formula="of:=IFERROR(INDEX([.$N$1755:.$N$2080];MATCH([.$B259];[.$M$1755:.$M$2080];0);1);&quot;&quot;)" office:value-type="float" office:value="4.89919499632978" calcext:value-type="float">
            <text:p>4.8991949963297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E07000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chester</text:p>
          </table:table-cell>
          <table:table-cell office:value-type="string" calcext:value-type="string">
            <text:p>E08000003</text:p>
          </table:table-cell>
          <table:table-cell table:formula="of:=IFERROR(INDEX([.$N$2:.N$125];MATCH([.B260];[.$M$2:.$M$125];0);1);&quot;&quot;)" office:value-type="float" office:value="5.9" calcext:value-type="float">
            <text:p>5.9</text:p>
          </table:table-cell>
          <table:table-cell table:formula="of:=IFERROR(INDEX([.$N$126:.N$450];MATCH([.$B260];[.$M$126:.$M$450];0);1);&quot;&quot;)" office:value-type="float" office:value="5.4" calcext:value-type="float">
            <text:p>5.4</text:p>
          </table:table-cell>
          <table:table-cell table:formula="of:=IFERROR(INDEX([.$N$451:.$N$776];MATCH([.$B260];[.$M$451:.$M$776];0);1);&quot;&quot;)" office:value-type="float" office:value="5.1" calcext:value-type="float">
            <text:p>5.1</text:p>
          </table:table-cell>
          <table:table-cell table:formula="of:=IFERROR(INDEX([.$N$777:.$N$1102];MATCH([.$B260];[.$M$777:.$M$1102];0);1);&quot;&quot;)" office:value-type="float" office:value="5.20665579123232" calcext:value-type="float">
            <text:p>5.20665579123232</text:p>
          </table:table-cell>
          <table:table-cell table:formula="of:=IFERROR(INDEX([.$N$1103:.$N$1428];MATCH([.$B260];[.$M$1103:.$M$1428];0);1);&quot;&quot;)" office:value-type="float" office:value="5.11143248675702" calcext:value-type="float">
            <text:p>5.11143248675702</text:p>
          </table:table-cell>
          <table:table-cell table:formula="of:=IFERROR(INDEX([.$N$1429:.$N$1754];MATCH([.$B260];[.$M$1429:.$M$1754];0);1);&quot;&quot;)" office:value-type="float" office:value="4.3189744094857" calcext:value-type="float">
            <text:p>4.3189744094857</text:p>
          </table:table-cell>
          <table:table-cell table:formula="of:=IFERROR(INDEX([.$N$1755:.$N$2080];MATCH([.$B260];[.$M$1755:.$M$2080];0);1);&quot;&quot;)" office:value-type="float" office:value="5.18678566270443" calcext:value-type="float">
            <text:p>5.1867856627044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Dartford</text:p>
          </table:table-cell>
          <table:table-cell office:value-type="string" calcext:value-type="string">
            <text:p>E0700010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Oldham </text:p>
          </table:table-cell>
          <table:table-cell office:value-type="string" calcext:value-type="string">
            <text:p>E08000004</text:p>
          </table:table-cell>
          <table:table-cell table:formula="of:=IFERROR(INDEX([.$N$2:.N$125];MATCH([.B261];[.$M$2:.$M$125];0);1);&quot;&quot;)" office:value-type="float" office:value="5.7" calcext:value-type="float">
            <text:p>5.7</text:p>
          </table:table-cell>
          <table:table-cell table:formula="of:=IFERROR(INDEX([.$N$126:.N$450];MATCH([.$B261];[.$M$126:.$M$450];0);1);&quot;&quot;)" office:value-type="float" office:value="5.3" calcext:value-type="float">
            <text:p>5.3</text:p>
          </table:table-cell>
          <table:table-cell table:formula="of:=IFERROR(INDEX([.$N$451:.$N$776];MATCH([.$B261];[.$M$451:.$M$776];0);1);&quot;&quot;)" office:value-type="float" office:value="5" calcext:value-type="float">
            <text:p>5</text:p>
          </table:table-cell>
          <table:table-cell table:formula="of:=IFERROR(INDEX([.$N$777:.$N$1102];MATCH([.$B261];[.$M$777:.$M$1102];0);1);&quot;&quot;)" office:value-type="float" office:value="4.98064667776088" calcext:value-type="float">
            <text:p>4.98064667776088</text:p>
          </table:table-cell>
          <table:table-cell table:formula="of:=IFERROR(INDEX([.$N$1103:.$N$1428];MATCH([.$B261];[.$M$1103:.$M$1428];0);1);&quot;&quot;)" office:value-type="float" office:value="4.85491982963247" calcext:value-type="float">
            <text:p>4.85491982963247</text:p>
          </table:table-cell>
          <table:table-cell table:formula="of:=IFERROR(INDEX([.$N$1429:.$N$1754];MATCH([.$B261];[.$M$1429:.$M$1754];0);1);&quot;&quot;)" office:value-type="float" office:value="4.16081955557912" calcext:value-type="float">
            <text:p>4.16081955557912</text:p>
          </table:table-cell>
          <table:table-cell table:formula="of:=IFERROR(INDEX([.$N$1755:.$N$2080];MATCH([.$B261];[.$M$1755:.$M$2080];0);1);&quot;&quot;)" office:value-type="float" office:value="4.97481638120841" calcext:value-type="float">
            <text:p>4.9748163812084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E07000108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Rochdale</text:p>
          </table:table-cell>
          <table:table-cell office:value-type="string" calcext:value-type="string">
            <text:p>E08000005</text:p>
          </table:table-cell>
          <table:table-cell table:formula="of:=IFERROR(INDEX([.$N$2:.N$125];MATCH([.B262];[.$M$2:.$M$125];0);1);&quot;&quot;)" office:value-type="float" office:value="5.5" calcext:value-type="float">
            <text:p>5.5</text:p>
          </table:table-cell>
          <table:table-cell table:formula="of:=IFERROR(INDEX([.$N$126:.N$450];MATCH([.$B262];[.$M$126:.$M$450];0);1);&quot;&quot;)" office:value-type="float" office:value="5.2" calcext:value-type="float">
            <text:p>5.2</text:p>
          </table:table-cell>
          <table:table-cell table:formula="of:=IFERROR(INDEX([.$N$451:.$N$776];MATCH([.$B262];[.$M$451:.$M$776];0);1);&quot;&quot;)" office:value-type="float" office:value="4.8" calcext:value-type="float">
            <text:p>4.8</text:p>
          </table:table-cell>
          <table:table-cell table:formula="of:=IFERROR(INDEX([.$N$777:.$N$1102];MATCH([.$B262];[.$M$777:.$M$1102];0);1);&quot;&quot;)" office:value-type="float" office:value="4.84396425506429" calcext:value-type="float">
            <text:p>4.84396425506429</text:p>
          </table:table-cell>
          <table:table-cell table:formula="of:=IFERROR(INDEX([.$N$1103:.$N$1428];MATCH([.$B262];[.$M$1103:.$M$1428];0);1);&quot;&quot;)" office:value-type="float" office:value="4.73764190667325" calcext:value-type="float">
            <text:p>4.73764190667325</text:p>
          </table:table-cell>
          <table:table-cell table:formula="of:=IFERROR(INDEX([.$N$1429:.$N$1754];MATCH([.$B262];[.$M$1429:.$M$1754];0);1);&quot;&quot;)" office:value-type="float" office:value="4.004786157457" calcext:value-type="float">
            <text:p>4.004786157457</text:p>
          </table:table-cell>
          <table:table-cell table:formula="of:=IFERROR(INDEX([.$N$1755:.$N$2080];MATCH([.$B262];[.$M$1755:.$M$2080];0);1);&quot;&quot;)" office:value-type="float" office:value="4.82321395639098" calcext:value-type="float">
            <text:p>4.8232139563909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Gravesham</text:p>
          </table:table-cell>
          <table:table-cell office:value-type="string" calcext:value-type="string">
            <text:p>E07000109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Salford</text:p>
          </table:table-cell>
          <table:table-cell office:value-type="string" calcext:value-type="string">
            <text:p>E08000006</text:p>
          </table:table-cell>
          <table:table-cell table:formula="of:=IFERROR(INDEX([.$N$2:.N$125];MATCH([.B263];[.$M$2:.$M$125];0);1);&quot;&quot;)" office:value-type="float" office:value="5.9" calcext:value-type="float">
            <text:p>5.9</text:p>
          </table:table-cell>
          <table:table-cell table:formula="of:=IFERROR(INDEX([.$N$126:.N$450];MATCH([.$B263];[.$M$126:.$M$450];0);1);&quot;&quot;)" office:value-type="float" office:value="5.5" calcext:value-type="float">
            <text:p>5.5</text:p>
          </table:table-cell>
          <table:table-cell table:formula="of:=IFERROR(INDEX([.$N$451:.$N$776];MATCH([.$B263];[.$M$451:.$M$776];0);1);&quot;&quot;)" office:value-type="float" office:value="5.2" calcext:value-type="float">
            <text:p>5.2</text:p>
          </table:table-cell>
          <table:table-cell table:formula="of:=IFERROR(INDEX([.$N$777:.$N$1102];MATCH([.$B263];[.$M$777:.$M$1102];0);1);&quot;&quot;)" office:value-type="float" office:value="5.27618225229793" calcext:value-type="float">
            <text:p>5.27618225229793</text:p>
          </table:table-cell>
          <table:table-cell table:formula="of:=IFERROR(INDEX([.$N$1103:.$N$1428];MATCH([.$B263];[.$M$1103:.$M$1428];0);1);&quot;&quot;)" office:value-type="float" office:value="5.17372446105858" calcext:value-type="float">
            <text:p>5.17372446105858</text:p>
          </table:table-cell>
          <table:table-cell table:formula="of:=IFERROR(INDEX([.$N$1429:.$N$1754];MATCH([.$B263];[.$M$1429:.$M$1754];0);1);&quot;&quot;)" office:value-type="float" office:value="4.34512423415347" calcext:value-type="float">
            <text:p>4.34512423415347</text:p>
          </table:table-cell>
          <table:table-cell table:formula="of:=IFERROR(INDEX([.$N$1755:.$N$2080];MATCH([.$B263];[.$M$1755:.$M$2080];0);1);&quot;&quot;)" office:value-type="float" office:value="5.09606047379477" calcext:value-type="float">
            <text:p>5.0960604737947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aidstone</text:p>
          </table:table-cell>
          <table:table-cell office:value-type="string" calcext:value-type="string">
            <text:p>E0700011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Stockport</text:p>
          </table:table-cell>
          <table:table-cell office:value-type="string" calcext:value-type="string">
            <text:p>E08000007</text:p>
          </table:table-cell>
          <table:table-cell table:formula="of:=IFERROR(INDEX([.$N$2:.N$125];MATCH([.B264];[.$M$2:.$M$125];0);1);&quot;&quot;)" office:value-type="float" office:value="5.7" calcext:value-type="float">
            <text:p>5.7</text:p>
          </table:table-cell>
          <table:table-cell table:formula="of:=IFERROR(INDEX([.$N$126:.N$450];MATCH([.$B264];[.$M$126:.$M$450];0);1);&quot;&quot;)" office:value-type="float" office:value="5.2" calcext:value-type="float">
            <text:p>5.2</text:p>
          </table:table-cell>
          <table:table-cell table:formula="of:=IFERROR(INDEX([.$N$451:.$N$776];MATCH([.$B264];[.$M$451:.$M$776];0);1);&quot;&quot;)" office:value-type="float" office:value="4.8" calcext:value-type="float">
            <text:p>4.8</text:p>
          </table:table-cell>
          <table:table-cell table:formula="of:=IFERROR(INDEX([.$N$777:.$N$1102];MATCH([.$B264];[.$M$777:.$M$1102];0);1);&quot;&quot;)" office:value-type="float" office:value="4.86829656104989" calcext:value-type="float">
            <text:p>4.86829656104989</text:p>
          </table:table-cell>
          <table:table-cell table:formula="of:=IFERROR(INDEX([.$N$1103:.$N$1428];MATCH([.$B264];[.$M$1103:.$M$1428];0);1);&quot;&quot;)" office:value-type="float" office:value="4.72953734489659" calcext:value-type="float">
            <text:p>4.72953734489659</text:p>
          </table:table-cell>
          <table:table-cell table:formula="of:=IFERROR(INDEX([.$N$1429:.$N$1754];MATCH([.$B264];[.$M$1429:.$M$1754];0);1);&quot;&quot;)" office:value-type="float" office:value="4.09111151978723" calcext:value-type="float">
            <text:p>4.09111151978723</text:p>
          </table:table-cell>
          <table:table-cell table:formula="of:=IFERROR(INDEX([.$N$1755:.$N$2080];MATCH([.$B264];[.$M$1755:.$M$2080];0);1);&quot;&quot;)" office:value-type="float" office:value="4.91157926375929" calcext:value-type="float">
            <text:p>4.9115792637592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evenoaks</text:p>
          </table:table-cell>
          <table:table-cell office:value-type="string" calcext:value-type="string">
            <text:p>E07000111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Tameside</text:p>
          </table:table-cell>
          <table:table-cell office:value-type="string" calcext:value-type="string">
            <text:p>E08000008</text:p>
          </table:table-cell>
          <table:table-cell table:formula="of:=IFERROR(INDEX([.$N$2:.N$125];MATCH([.B265];[.$M$2:.$M$125];0);1);&quot;&quot;)" office:value-type="float" office:value="5.8" calcext:value-type="float">
            <text:p>5.8</text:p>
          </table:table-cell>
          <table:table-cell table:formula="of:=IFERROR(INDEX([.$N$126:.N$450];MATCH([.$B265];[.$M$126:.$M$450];0);1);&quot;&quot;)" office:value-type="float" office:value="5.4" calcext:value-type="float">
            <text:p>5.4</text:p>
          </table:table-cell>
          <table:table-cell table:formula="of:=IFERROR(INDEX([.$N$451:.$N$776];MATCH([.$B265];[.$M$451:.$M$776];0);1);&quot;&quot;)" office:value-type="float" office:value="5" calcext:value-type="float">
            <text:p>5</text:p>
          </table:table-cell>
          <table:table-cell table:formula="of:=IFERROR(INDEX([.$N$777:.$N$1102];MATCH([.$B265];[.$M$777:.$M$1102];0);1);&quot;&quot;)" office:value-type="float" office:value="5.03810551035505" calcext:value-type="float">
            <text:p>5.03810551035505</text:p>
          </table:table-cell>
          <table:table-cell table:formula="of:=IFERROR(INDEX([.$N$1103:.$N$1428];MATCH([.$B265];[.$M$1103:.$M$1428];0);1);&quot;&quot;)" office:value-type="float" office:value="4.84652029899221" calcext:value-type="float">
            <text:p>4.84652029899221</text:p>
          </table:table-cell>
          <table:table-cell table:formula="of:=IFERROR(INDEX([.$N$1429:.$N$1754];MATCH([.$B265];[.$M$1429:.$M$1754];0);1);&quot;&quot;)" office:value-type="float" office:value="4.20856582674151" calcext:value-type="float">
            <text:p>4.20856582674151</text:p>
          </table:table-cell>
          <table:table-cell table:formula="of:=IFERROR(INDEX([.$N$1755:.$N$2080];MATCH([.$B265];[.$M$1755:.$M$2080];0);1);&quot;&quot;)" office:value-type="float" office:value="5.06445708473324" calcext:value-type="float">
            <text:p>5.0644570847332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hepway</text:p>
          </table:table-cell>
          <table:table-cell office:value-type="string" calcext:value-type="string">
            <text:p>E0700011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Trafford</text:p>
          </table:table-cell>
          <table:table-cell office:value-type="string" calcext:value-type="string">
            <text:p>E08000009</text:p>
          </table:table-cell>
          <table:table-cell table:formula="of:=IFERROR(INDEX([.$N$2:.N$125];MATCH([.B266];[.$M$2:.$M$125];0);1);&quot;&quot;)" office:value-type="float" office:value="5.6" calcext:value-type="float">
            <text:p>5.6</text:p>
          </table:table-cell>
          <table:table-cell table:formula="of:=IFERROR(INDEX([.$N$126:.N$450];MATCH([.$B266];[.$M$126:.$M$450];0);1);&quot;&quot;)" office:value-type="float" office:value="5.1" calcext:value-type="float">
            <text:p>5.1</text:p>
          </table:table-cell>
          <table:table-cell table:formula="of:=IFERROR(INDEX([.$N$451:.$N$776];MATCH([.$B266];[.$M$451:.$M$776];0);1);&quot;&quot;)" office:value-type="float" office:value="4.8" calcext:value-type="float">
            <text:p>4.8</text:p>
          </table:table-cell>
          <table:table-cell table:formula="of:=IFERROR(INDEX([.$N$777:.$N$1102];MATCH([.$B266];[.$M$777:.$M$1102];0);1);&quot;&quot;)" office:value-type="float" office:value="4.9070967330606" calcext:value-type="float">
            <text:p>4.9070967330606</text:p>
          </table:table-cell>
          <table:table-cell table:formula="of:=IFERROR(INDEX([.$N$1103:.$N$1428];MATCH([.$B266];[.$M$1103:.$M$1428];0);1);&quot;&quot;)" office:value-type="float" office:value="4.8041676109344" calcext:value-type="float">
            <text:p>4.8041676109344</text:p>
          </table:table-cell>
          <table:table-cell table:formula="of:=IFERROR(INDEX([.$N$1429:.$N$1754];MATCH([.$B266];[.$M$1429:.$M$1754];0);1);&quot;&quot;)" office:value-type="float" office:value="4.05541667841597" calcext:value-type="float">
            <text:p>4.05541667841597</text:p>
          </table:table-cell>
          <table:table-cell table:formula="of:=IFERROR(INDEX([.$N$1755:.$N$2080];MATCH([.$B266];[.$M$1755:.$M$2080];0);1);&quot;&quot;)" office:value-type="float" office:value="4.94500596154843" calcext:value-type="float">
            <text:p>4.9450059615484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wale</text:p>
          </table:table-cell>
          <table:table-cell office:value-type="string" calcext:value-type="string">
            <text:p>E07000113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Wigan</text:p>
          </table:table-cell>
          <table:table-cell office:value-type="string" calcext:value-type="string">
            <text:p>E08000010</text:p>
          </table:table-cell>
          <table:table-cell table:formula="of:=IFERROR(INDEX([.$N$2:.N$125];MATCH([.B267];[.$M$2:.$M$125];0);1);&quot;&quot;)" office:value-type="float" office:value="5.2" calcext:value-type="float">
            <text:p>5.2</text:p>
          </table:table-cell>
          <table:table-cell table:formula="of:=IFERROR(INDEX([.$N$126:.N$450];MATCH([.$B267];[.$M$126:.$M$450];0);1);&quot;&quot;)" office:value-type="float" office:value="4.8" calcext:value-type="float">
            <text:p>4.8</text:p>
          </table:table-cell>
          <table:table-cell table:formula="of:=IFERROR(INDEX([.$N$451:.$N$776];MATCH([.$B267];[.$M$451:.$M$776];0);1);&quot;&quot;)" office:value-type="float" office:value="4.6" calcext:value-type="float">
            <text:p>4.6</text:p>
          </table:table-cell>
          <table:table-cell table:formula="of:=IFERROR(INDEX([.$N$777:.$N$1102];MATCH([.$B267];[.$M$777:.$M$1102];0);1);&quot;&quot;)" office:value-type="float" office:value="4.92792291946878" calcext:value-type="float">
            <text:p>4.92792291946878</text:p>
          </table:table-cell>
          <table:table-cell table:formula="of:=IFERROR(INDEX([.$N$1103:.$N$1428];MATCH([.$B267];[.$M$1103:.$M$1428];0);1);&quot;&quot;)" office:value-type="float" office:value="4.65702636430354" calcext:value-type="float">
            <text:p>4.65702636430354</text:p>
          </table:table-cell>
          <table:table-cell table:formula="of:=IFERROR(INDEX([.$N$1429:.$N$1754];MATCH([.$B267];[.$M$1429:.$M$1754];0);1);&quot;&quot;)" office:value-type="float" office:value="4.28306877530816" calcext:value-type="float">
            <text:p>4.28306877530816</text:p>
          </table:table-cell>
          <table:table-cell table:formula="of:=IFERROR(INDEX([.$N$1755:.$N$2080];MATCH([.$B267];[.$M$1755:.$M$2080];0);1);&quot;&quot;)" office:value-type="float" office:value="4.73295688792088" calcext:value-type="float">
            <text:p>4.7329568879208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hanet</text:p>
          </table:table-cell>
          <table:table-cell office:value-type="string" calcext:value-type="string">
            <text:p>E07000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owsley </text:p>
          </table:table-cell>
          <table:table-cell office:value-type="string" calcext:value-type="string">
            <text:p>E08000011</text:p>
          </table:table-cell>
          <table:table-cell table:formula="of:=IFERROR(INDEX([.$N$2:.N$125];MATCH([.B268];[.$M$2:.$M$125];0);1);&quot;&quot;)" office:value-type="float" office:value="5.5" calcext:value-type="float">
            <text:p>5.5</text:p>
          </table:table-cell>
          <table:table-cell table:formula="of:=IFERROR(INDEX([.$N$126:.N$450];MATCH([.$B268];[.$M$126:.$M$450];0);1);&quot;&quot;)" office:value-type="float" office:value="4.9" calcext:value-type="float">
            <text:p>4.9</text:p>
          </table:table-cell>
          <table:table-cell table:formula="of:=IFERROR(INDEX([.$N$451:.$N$776];MATCH([.$B268];[.$M$451:.$M$776];0);1);&quot;&quot;)" office:value-type="float" office:value="4.8" calcext:value-type="float">
            <text:p>4.8</text:p>
          </table:table-cell>
          <table:table-cell table:formula="of:=IFERROR(INDEX([.$N$777:.$N$1102];MATCH([.$B268];[.$M$777:.$M$1102];0);1);&quot;&quot;)" office:value-type="float" office:value="4.82196613254587" calcext:value-type="float">
            <text:p>4.82196613254587</text:p>
          </table:table-cell>
          <table:table-cell table:formula="of:=IFERROR(INDEX([.$N$1103:.$N$1428];MATCH([.$B268];[.$M$1103:.$M$1428];0);1);&quot;&quot;)" office:value-type="float" office:value="4.68984834600289" calcext:value-type="float">
            <text:p>4.68984834600289</text:p>
          </table:table-cell>
          <table:table-cell table:formula="of:=IFERROR(INDEX([.$N$1429:.$N$1754];MATCH([.$B268];[.$M$1429:.$M$1754];0);1);&quot;&quot;)" office:value-type="float" office:value="4.33754369476685" calcext:value-type="float">
            <text:p>4.33754369476685</text:p>
          </table:table-cell>
          <table:table-cell table:formula="of:=IFERROR(INDEX([.$N$1755:.$N$2080];MATCH([.$B268];[.$M$1755:.$M$2080];0);1);&quot;&quot;)" office:value-type="float" office:value="5.1358953933739" calcext:value-type="float">
            <text:p>5.135895393373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onbridge and Malling</text:p>
          </table:table-cell>
          <table:table-cell office:value-type="string" calcext:value-type="string">
            <text:p>E0700011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string" calcext:value-type="string">
            <text:p>E08000012</text:p>
          </table:table-cell>
          <table:table-cell table:formula="of:=IFERROR(INDEX([.$N$2:.N$125];MATCH([.B269];[.$M$2:.$M$125];0);1);&quot;&quot;)" office:value-type="float" office:value="5.4" calcext:value-type="float">
            <text:p>5.4</text:p>
          </table:table-cell>
          <table:table-cell table:formula="of:=IFERROR(INDEX([.$N$126:.N$450];MATCH([.$B269];[.$M$126:.$M$450];0);1);&quot;&quot;)" office:value-type="float" office:value="4.7" calcext:value-type="float">
            <text:p>4.7</text:p>
          </table:table-cell>
          <table:table-cell table:formula="of:=IFERROR(INDEX([.$N$451:.$N$776];MATCH([.$B269];[.$M$451:.$M$776];0);1);&quot;&quot;)" office:value-type="float" office:value="4.5" calcext:value-type="float">
            <text:p>4.5</text:p>
          </table:table-cell>
          <table:table-cell table:formula="of:=IFERROR(INDEX([.$N$777:.$N$1102];MATCH([.$B269];[.$M$777:.$M$1102];0);1);&quot;&quot;)" office:value-type="float" office:value="4.62882787547703" calcext:value-type="float">
            <text:p>4.62882787547703</text:p>
          </table:table-cell>
          <table:table-cell table:formula="of:=IFERROR(INDEX([.$N$1103:.$N$1428];MATCH([.$B269];[.$M$1103:.$M$1428];0);1);&quot;&quot;)" office:value-type="float" office:value="4.51929981563498" calcext:value-type="float">
            <text:p>4.51929981563498</text:p>
          </table:table-cell>
          <table:table-cell table:formula="of:=IFERROR(INDEX([.$N$1429:.$N$1754];MATCH([.$B269];[.$M$1429:.$M$1754];0);1);&quot;&quot;)" office:value-type="float" office:value="3.96651874378334" calcext:value-type="float">
            <text:p>3.96651874378334</text:p>
          </table:table-cell>
          <table:table-cell table:formula="of:=IFERROR(INDEX([.$N$1755:.$N$2080];MATCH([.$B269];[.$M$1755:.$M$2080];0);1);&quot;&quot;)" office:value-type="float" office:value="5.2306137264093" calcext:value-type="float">
            <text:p>5.230613726409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unbridge Wells</text:p>
          </table:table-cell>
          <table:table-cell office:value-type="string" calcext:value-type="string">
            <text:p>E07000116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St. Helens</text:p>
          </table:table-cell>
          <table:table-cell office:value-type="string" calcext:value-type="string">
            <text:p>E08000013</text:p>
          </table:table-cell>
          <table:table-cell table:formula="of:=IFERROR(INDEX([.$N$2:.N$125];MATCH([.B270];[.$M$2:.$M$125];0);1);&quot;&quot;)" office:value-type="float" office:value="5.5" calcext:value-type="float">
            <text:p>5.5</text:p>
          </table:table-cell>
          <table:table-cell table:formula="of:=IFERROR(INDEX([.$N$126:.N$450];MATCH([.$B270];[.$M$126:.$M$450];0);1);&quot;&quot;)" office:value-type="float" office:value="4.9" calcext:value-type="float">
            <text:p>4.9</text:p>
          </table:table-cell>
          <table:table-cell table:formula="of:=IFERROR(INDEX([.$N$451:.$N$776];MATCH([.$B270];[.$M$451:.$M$776];0);1);&quot;&quot;)" office:value-type="float" office:value="4.8" calcext:value-type="float">
            <text:p>4.8</text:p>
          </table:table-cell>
          <table:table-cell table:formula="of:=IFERROR(INDEX([.$N$777:.$N$1102];MATCH([.$B270];[.$M$777:.$M$1102];0);1);&quot;&quot;)" office:value-type="float" office:value="4.93079246465493" calcext:value-type="float">
            <text:p>4.93079246465493</text:p>
          </table:table-cell>
          <table:table-cell table:formula="of:=IFERROR(INDEX([.$N$1103:.$N$1428];MATCH([.$B270];[.$M$1103:.$M$1428];0);1);&quot;&quot;)" office:value-type="float" office:value="4.66981989370774" calcext:value-type="float">
            <text:p>4.66981989370774</text:p>
          </table:table-cell>
          <table:table-cell table:formula="of:=IFERROR(INDEX([.$N$1429:.$N$1754];MATCH([.$B270];[.$M$1429:.$M$1754];0);1);&quot;&quot;)" office:value-type="float" office:value="4.06364566825789" calcext:value-type="float">
            <text:p>4.06364566825789</text:p>
          </table:table-cell>
          <table:table-cell table:formula="of:=IFERROR(INDEX([.$N$1755:.$N$2080];MATCH([.$B270];[.$M$1755:.$M$2080];0);1);&quot;&quot;)" office:value-type="float" office:value="4.91910877482962" calcext:value-type="float">
            <text:p>4.9191087748296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E0700011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fton</text:p>
          </table:table-cell>
          <table:table-cell office:value-type="string" calcext:value-type="string">
            <text:p>E08000014</text:p>
          </table:table-cell>
          <table:table-cell table:formula="of:=IFERROR(INDEX([.$N$2:.N$125];MATCH([.B271];[.$M$2:.$M$125];0);1);&quot;&quot;)" office:value-type="float" office:value="4.6" calcext:value-type="float">
            <text:p>4.6</text:p>
          </table:table-cell>
          <table:table-cell table:formula="of:=IFERROR(INDEX([.$N$126:.N$450];MATCH([.$B271];[.$M$126:.$M$450];0);1);&quot;&quot;)" office:value-type="float" office:value="4.1" calcext:value-type="float">
            <text:p>4.1</text:p>
          </table:table-cell>
          <table:table-cell table:formula="of:=IFERROR(INDEX([.$N$451:.$N$776];MATCH([.$B271];[.$M$451:.$M$776];0);1);&quot;&quot;)" office:value-type="float" office:value="4" calcext:value-type="float">
            <text:p>4</text:p>
          </table:table-cell>
          <table:table-cell table:formula="of:=IFERROR(INDEX([.$N$777:.$N$1102];MATCH([.$B271];[.$M$777:.$M$1102];0);1);&quot;&quot;)" office:value-type="float" office:value="4.1054226163687" calcext:value-type="float">
            <text:p>4.1054226163687</text:p>
          </table:table-cell>
          <table:table-cell table:formula="of:=IFERROR(INDEX([.$N$1103:.$N$1428];MATCH([.$B271];[.$M$1103:.$M$1428];0);1);&quot;&quot;)" office:value-type="float" office:value="4.0148987383892" calcext:value-type="float">
            <text:p>4.0148987383892</text:p>
          </table:table-cell>
          <table:table-cell table:formula="of:=IFERROR(INDEX([.$N$1429:.$N$1754];MATCH([.$B271];[.$M$1429:.$M$1754];0);1);&quot;&quot;)" office:value-type="float" office:value="4.50771578908874" calcext:value-type="float">
            <text:p>4.50771578908874</text:p>
          </table:table-cell>
          <table:table-cell table:formula="of:=IFERROR(INDEX([.$N$1755:.$N$2080];MATCH([.$B271];[.$M$1755:.$M$2080];0);1);&quot;&quot;)" office:value-type="float" office:value="4.44937370320806" calcext:value-type="float">
            <text:p>4.4493737032080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orley</text:p>
          </table:table-cell>
          <table:table-cell office:value-type="string" calcext:value-type="string">
            <text:p>E0700011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Wirral</text:p>
          </table:table-cell>
          <table:table-cell office:value-type="string" calcext:value-type="string">
            <text:p>E08000015</text:p>
          </table:table-cell>
          <table:table-cell table:formula="of:=IFERROR(INDEX([.$N$2:.N$125];MATCH([.B272];[.$M$2:.$M$125];0);1);&quot;&quot;)" office:value-type="float" office:value="4.7" calcext:value-type="float">
            <text:p>4.7</text:p>
          </table:table-cell>
          <table:table-cell table:formula="of:=IFERROR(INDEX([.$N$126:.N$450];MATCH([.$B272];[.$M$126:.$M$450];0);1);&quot;&quot;)" office:value-type="float" office:value="4" calcext:value-type="float">
            <text:p>4</text:p>
          </table:table-cell>
          <table:table-cell table:formula="of:=IFERROR(INDEX([.$N$451:.$N$776];MATCH([.$B272];[.$M$451:.$M$776];0);1);&quot;&quot;)" office:value-type="float" office:value="3.9" calcext:value-type="float">
            <text:p>3.9</text:p>
          </table:table-cell>
          <table:table-cell table:formula="of:=IFERROR(INDEX([.$N$777:.$N$1102];MATCH([.$B272];[.$M$777:.$M$1102];0);1);&quot;&quot;)" office:value-type="float" office:value="4.07279623636287" calcext:value-type="float">
            <text:p>4.07279623636287</text:p>
          </table:table-cell>
          <table:table-cell table:formula="of:=IFERROR(INDEX([.$N$1103:.$N$1428];MATCH([.$B272];[.$M$1103:.$M$1428];0);1);&quot;&quot;)" office:value-type="float" office:value="3.96454901391735" calcext:value-type="float">
            <text:p>3.96454901391735</text:p>
          </table:table-cell>
          <table:table-cell table:formula="of:=IFERROR(INDEX([.$N$1429:.$N$1754];MATCH([.$B272];[.$M$1429:.$M$1754];0);1);&quot;&quot;)" office:value-type="float" office:value="3.46492387316767" calcext:value-type="float">
            <text:p>3.46492387316767</text:p>
          </table:table-cell>
          <table:table-cell table:formula="of:=IFERROR(INDEX([.$N$1755:.$N$2080];MATCH([.$B272];[.$M$1755:.$M$2080];0);1);&quot;&quot;)" office:value-type="float" office:value="4.43146652520404" calcext:value-type="float">
            <text:p>4.4314665252040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Fylde</text:p>
          </table:table-cell>
          <table:table-cell office:value-type="string" calcext:value-type="string">
            <text:p>E0700011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Barnsley</text:p>
          </table:table-cell>
          <table:table-cell office:value-type="string" calcext:value-type="string">
            <text:p>E08000016</text:p>
          </table:table-cell>
          <table:table-cell table:formula="of:=IFERROR(INDEX([.$N$2:.N$125];MATCH([.B273];[.$M$2:.$M$125];0);1);&quot;&quot;)" office:value-type="float" office:value="5.4" calcext:value-type="float">
            <text:p>5.4</text:p>
          </table:table-cell>
          <table:table-cell table:formula="of:=IFERROR(INDEX([.$N$126:.N$450];MATCH([.$B273];[.$M$126:.$M$450];0);1);&quot;&quot;)" office:value-type="float" office:value="5.1" calcext:value-type="float">
            <text:p>5.1</text:p>
          </table:table-cell>
          <table:table-cell table:formula="of:=IFERROR(INDEX([.$N$451:.$N$776];MATCH([.$B273];[.$M$451:.$M$776];0);1);&quot;&quot;)" office:value-type="float" office:value="5" calcext:value-type="float">
            <text:p>5</text:p>
          </table:table-cell>
          <table:table-cell table:formula="of:=IFERROR(INDEX([.$N$777:.$N$1102];MATCH([.$B273];[.$M$777:.$M$1102];0);1);&quot;&quot;)" office:value-type="float" office:value="5.58854183889191" calcext:value-type="float">
            <text:p>5.58854183889191</text:p>
          </table:table-cell>
          <table:table-cell table:formula="of:=IFERROR(INDEX([.$N$1103:.$N$1428];MATCH([.$B273];[.$M$1103:.$M$1428];0);1);&quot;&quot;)" office:value-type="float" office:value="5.18253710207533" calcext:value-type="float">
            <text:p>5.18253710207533</text:p>
          </table:table-cell>
          <table:table-cell table:formula="of:=IFERROR(INDEX([.$N$1429:.$N$1754];MATCH([.$B273];[.$M$1429:.$M$1754];0);1);&quot;&quot;)" office:value-type="float" office:value="3.99131597706816" calcext:value-type="float">
            <text:p>3.99131597706816</text:p>
          </table:table-cell>
          <table:table-cell table:formula="of:=IFERROR(INDEX([.$N$1755:.$N$2080];MATCH([.$B273];[.$M$1755:.$M$2080];0);1);&quot;&quot;)" office:value-type="float" office:value="4.48602395275956" calcext:value-type="float">
            <text:p>4.4860239527595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yndburn</text:p>
          </table:table-cell>
          <table:table-cell office:value-type="string" calcext:value-type="string">
            <text:p>E0700012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Doncaster</text:p>
          </table:table-cell>
          <table:table-cell office:value-type="string" calcext:value-type="string">
            <text:p>E08000017</text:p>
          </table:table-cell>
          <table:table-cell table:formula="of:=IFERROR(INDEX([.$N$2:.N$125];MATCH([.B274];[.$M$2:.$M$125];0);1);&quot;&quot;)" office:value-type="float" office:value="5.6" calcext:value-type="float">
            <text:p>5.6</text:p>
          </table:table-cell>
          <table:table-cell table:formula="of:=IFERROR(INDEX([.$N$126:.N$450];MATCH([.$B274];[.$M$126:.$M$450];0);1);&quot;&quot;)" office:value-type="float" office:value="5.3" calcext:value-type="float">
            <text:p>5.3</text:p>
          </table:table-cell>
          <table:table-cell table:formula="of:=IFERROR(INDEX([.$N$451:.$N$776];MATCH([.$B274];[.$M$451:.$M$776];0);1);&quot;&quot;)" office:value-type="float" office:value="5.3" calcext:value-type="float">
            <text:p>5.3</text:p>
          </table:table-cell>
          <table:table-cell table:formula="of:=IFERROR(INDEX([.$N$777:.$N$1102];MATCH([.$B274];[.$M$777:.$M$1102];0);1);&quot;&quot;)" office:value-type="float" office:value="5.70665130849327" calcext:value-type="float">
            <text:p>5.70665130849327</text:p>
          </table:table-cell>
          <table:table-cell table:formula="of:=IFERROR(INDEX([.$N$1103:.$N$1428];MATCH([.$B274];[.$M$1103:.$M$1428];0);1);&quot;&quot;)" office:value-type="float" office:value="5.50078360480528" calcext:value-type="float">
            <text:p>5.50078360480528</text:p>
          </table:table-cell>
          <table:table-cell table:formula="of:=IFERROR(INDEX([.$N$1429:.$N$1754];MATCH([.$B274];[.$M$1429:.$M$1754];0);1);&quot;&quot;)" office:value-type="float" office:value="4.5287963336838" calcext:value-type="float">
            <text:p>4.5287963336838</text:p>
          </table:table-cell>
          <table:table-cell table:formula="of:=IFERROR(INDEX([.$N$1755:.$N$2080];MATCH([.$B274];[.$M$1755:.$M$2080];0);1);&quot;&quot;)" office:value-type="float" office:value="4.95014578324588" calcext:value-type="float">
            <text:p>4.9501457832458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E0700012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Rotherham </text:p>
          </table:table-cell>
          <table:table-cell office:value-type="string" calcext:value-type="string">
            <text:p>E08000018</text:p>
          </table:table-cell>
          <table:table-cell table:formula="of:=IFERROR(INDEX([.$N$2:.N$125];MATCH([.B275];[.$M$2:.$M$125];0);1);&quot;&quot;)" office:value-type="float" office:value="5.7" calcext:value-type="float">
            <text:p>5.7</text:p>
          </table:table-cell>
          <table:table-cell table:formula="of:=IFERROR(INDEX([.$N$126:.N$450];MATCH([.$B275];[.$M$126:.$M$450];0);1);&quot;&quot;)" office:value-type="float" office:value="5.4" calcext:value-type="float">
            <text:p>5.4</text:p>
          </table:table-cell>
          <table:table-cell table:formula="of:=IFERROR(INDEX([.$N$451:.$N$776];MATCH([.$B275];[.$M$451:.$M$776];0);1);&quot;&quot;)" office:value-type="float" office:value="5.2" calcext:value-type="float">
            <text:p>5.2</text:p>
          </table:table-cell>
          <table:table-cell table:formula="of:=IFERROR(INDEX([.$N$777:.$N$1102];MATCH([.$B275];[.$M$777:.$M$1102];0);1);&quot;&quot;)" office:value-type="float" office:value="5.5731315728814" calcext:value-type="float">
            <text:p>5.5731315728814</text:p>
          </table:table-cell>
          <table:table-cell table:formula="of:=IFERROR(INDEX([.$N$1103:.$N$1428];MATCH([.$B275];[.$M$1103:.$M$1428];0);1);&quot;&quot;)" office:value-type="float" office:value="5.31611811588548" calcext:value-type="float">
            <text:p>5.31611811588548</text:p>
          </table:table-cell>
          <table:table-cell table:formula="of:=IFERROR(INDEX([.$N$1429:.$N$1754];MATCH([.$B275];[.$M$1429:.$M$1754];0);1);&quot;&quot;)" office:value-type="float" office:value="4.44986922105237" calcext:value-type="float">
            <text:p>4.44986922105237</text:p>
          </table:table-cell>
          <table:table-cell table:formula="of:=IFERROR(INDEX([.$N$1755:.$N$2080];MATCH([.$B275];[.$M$1755:.$M$2080];0);1);&quot;&quot;)" office:value-type="float" office:value="4.83082810029121" calcext:value-type="float">
            <text:p>4.8308281002912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Pendle</text:p>
          </table:table-cell>
          <table:table-cell office:value-type="string" calcext:value-type="string">
            <text:p>E0700012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string" calcext:value-type="string">
            <text:p>E08000019</text:p>
          </table:table-cell>
          <table:table-cell table:formula="of:=IFERROR(INDEX([.$N$2:.N$125];MATCH([.B276];[.$M$2:.$M$125];0);1);&quot;&quot;)" office:value-type="float" office:value="5.5" calcext:value-type="float">
            <text:p>5.5</text:p>
          </table:table-cell>
          <table:table-cell table:formula="of:=IFERROR(INDEX([.$N$126:.N$450];MATCH([.$B276];[.$M$126:.$M$450];0);1);&quot;&quot;)" office:value-type="float" office:value="5.1" calcext:value-type="float">
            <text:p>5.1</text:p>
          </table:table-cell>
          <table:table-cell table:formula="of:=IFERROR(INDEX([.$N$451:.$N$776];MATCH([.$B276];[.$M$451:.$M$776];0);1);&quot;&quot;)" office:value-type="float" office:value="4.7" calcext:value-type="float">
            <text:p>4.7</text:p>
          </table:table-cell>
          <table:table-cell table:formula="of:=IFERROR(INDEX([.$N$777:.$N$1102];MATCH([.$B276];[.$M$777:.$M$1102];0);1);&quot;&quot;)" office:value-type="float" office:value="4.98880738473086" calcext:value-type="float">
            <text:p>4.98880738473086</text:p>
          </table:table-cell>
          <table:table-cell table:formula="of:=IFERROR(INDEX([.$N$1103:.$N$1428];MATCH([.$B276];[.$M$1103:.$M$1428];0);1);&quot;&quot;)" office:value-type="float" office:value="4.85127180774145" calcext:value-type="float">
            <text:p>4.85127180774145</text:p>
          </table:table-cell>
          <table:table-cell table:formula="of:=IFERROR(INDEX([.$N$1429:.$N$1754];MATCH([.$B276];[.$M$1429:.$M$1754];0);1);&quot;&quot;)" office:value-type="float" office:value="4.11101571324383" calcext:value-type="float">
            <text:p>4.11101571324383</text:p>
          </table:table-cell>
          <table:table-cell table:formula="of:=IFERROR(INDEX([.$N$1755:.$N$2080];MATCH([.$B276];[.$M$1755:.$M$2080];0);1);&quot;&quot;)" office:value-type="float" office:value="4.58104644183182" calcext:value-type="float">
            <text:p>4.5810464418318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E0700012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string" calcext:value-type="string">
            <text:p>E08000021</text:p>
          </table:table-cell>
          <table:table-cell table:formula="of:=IFERROR(INDEX([.$N$2:.N$125];MATCH([.B277];[.$M$2:.$M$125];0);1);&quot;&quot;)" office:value-type="float" office:value="4.9" calcext:value-type="float">
            <text:p>4.9</text:p>
          </table:table-cell>
          <table:table-cell table:formula="of:=IFERROR(INDEX([.$N$126:.N$450];MATCH([.$B277];[.$M$126:.$M$450];0);1);&quot;&quot;)" office:value-type="float" office:value="4.3" calcext:value-type="float">
            <text:p>4.3</text:p>
          </table:table-cell>
          <table:table-cell table:formula="of:=IFERROR(INDEX([.$N$451:.$N$776];MATCH([.$B277];[.$M$451:.$M$776];0);1);&quot;&quot;)" office:value-type="float" office:value="4.2" calcext:value-type="float">
            <text:p>4.2</text:p>
          </table:table-cell>
          <table:table-cell table:formula="of:=IFERROR(INDEX([.$N$777:.$N$1102];MATCH([.$B277];[.$M$777:.$M$1102];0);1);&quot;&quot;)" office:value-type="float" office:value="4.25598705103731" calcext:value-type="float">
            <text:p>4.25598705103731</text:p>
          </table:table-cell>
          <table:table-cell table:formula="of:=IFERROR(INDEX([.$N$1103:.$N$1428];MATCH([.$B277];[.$M$1103:.$M$1428];0);1);&quot;&quot;)" office:value-type="float" office:value="4.39666154452235" calcext:value-type="float">
            <text:p>4.39666154452235</text:p>
          </table:table-cell>
          <table:table-cell table:formula="of:=IFERROR(INDEX([.$N$1429:.$N$1754];MATCH([.$B277];[.$M$1429:.$M$1754];0);1);&quot;&quot;)" office:value-type="float" office:value="3.52126985732535" calcext:value-type="float">
            <text:p>3.52126985732535</text:p>
          </table:table-cell>
          <table:table-cell table:formula="of:=IFERROR(INDEX([.$N$1755:.$N$2080];MATCH([.$B277];[.$M$1755:.$M$2080];0);1);&quot;&quot;)" office:value-type="float" office:value="3.93808244697008" calcext:value-type="float">
            <text:p>3.9380824469700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ibble Valley</text:p>
          </table:table-cell>
          <table:table-cell office:value-type="string" calcext:value-type="string">
            <text:p>E0700012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string" calcext:value-type="string">
            <text:p>E08000022</text:p>
          </table:table-cell>
          <table:table-cell table:formula="of:=IFERROR(INDEX([.$N$2:.N$125];MATCH([.B278];[.$M$2:.$M$125];0);1);&quot;&quot;)" office:value-type="float" office:value="4.8" calcext:value-type="float">
            <text:p>4.8</text:p>
          </table:table-cell>
          <table:table-cell table:formula="of:=IFERROR(INDEX([.$N$126:.N$450];MATCH([.$B278];[.$M$126:.$M$450];0);1);&quot;&quot;)" office:value-type="float" office:value="4.3" calcext:value-type="float">
            <text:p>4.3</text:p>
          </table:table-cell>
          <table:table-cell table:formula="of:=IFERROR(INDEX([.$N$451:.$N$776];MATCH([.$B278];[.$M$451:.$M$776];0);1);&quot;&quot;)" office:value-type="float" office:value="4.3" calcext:value-type="float">
            <text:p>4.3</text:p>
          </table:table-cell>
          <table:table-cell table:formula="of:=IFERROR(INDEX([.$N$777:.$N$1102];MATCH([.$B278];[.$M$777:.$M$1102];0);1);&quot;&quot;)" office:value-type="float" office:value="4.21190918409831" calcext:value-type="float">
            <text:p>4.21190918409831</text:p>
          </table:table-cell>
          <table:table-cell table:formula="of:=IFERROR(INDEX([.$N$1103:.$N$1428];MATCH([.$B278];[.$M$1103:.$M$1428];0);1);&quot;&quot;)" office:value-type="float" office:value="4.3357933966353" calcext:value-type="float">
            <text:p>4.3357933966353</text:p>
          </table:table-cell>
          <table:table-cell table:formula="of:=IFERROR(INDEX([.$N$1429:.$N$1754];MATCH([.$B278];[.$M$1429:.$M$1754];0);1);&quot;&quot;)" office:value-type="float" office:value="3.53454742324127" calcext:value-type="float">
            <text:p>3.53454742324127</text:p>
          </table:table-cell>
          <table:table-cell table:formula="of:=IFERROR(INDEX([.$N$1755:.$N$2080];MATCH([.$B278];[.$M$1755:.$M$2080];0);1);&quot;&quot;)" office:value-type="float" office:value="3.9841325999452" calcext:value-type="float">
            <text:p>3.984132599945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ossendale</text:p>
          </table:table-cell>
          <table:table-cell office:value-type="string" calcext:value-type="string">
            <text:p>E0700012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string" calcext:value-type="string">
            <text:p>E08000023</text:p>
          </table:table-cell>
          <table:table-cell table:formula="of:=IFERROR(INDEX([.$N$2:.N$125];MATCH([.B279];[.$M$2:.$M$125];0);1);&quot;&quot;)" office:value-type="float" office:value="5" calcext:value-type="float">
            <text:p>5</text:p>
          </table:table-cell>
          <table:table-cell table:formula="of:=IFERROR(INDEX([.$N$126:.N$450];MATCH([.$B279];[.$M$126:.$M$450];0);1);&quot;&quot;)" office:value-type="float" office:value="4.4" calcext:value-type="float">
            <text:p>4.4</text:p>
          </table:table-cell>
          <table:table-cell table:formula="of:=IFERROR(INDEX([.$N$451:.$N$776];MATCH([.$B279];[.$M$451:.$M$776];0);1);&quot;&quot;)" office:value-type="float" office:value="4.4" calcext:value-type="float">
            <text:p>4.4</text:p>
          </table:table-cell>
          <table:table-cell table:formula="of:=IFERROR(INDEX([.$N$777:.$N$1102];MATCH([.$B279];[.$M$777:.$M$1102];0);1);&quot;&quot;)" office:value-type="float" office:value="4.42230561727487" calcext:value-type="float">
            <text:p>4.42230561727487</text:p>
          </table:table-cell>
          <table:table-cell table:formula="of:=IFERROR(INDEX([.$N$1103:.$N$1428];MATCH([.$B279];[.$M$1103:.$M$1428];0);1);&quot;&quot;)" office:value-type="float" office:value="4.51477653734883" calcext:value-type="float">
            <text:p>4.51477653734883</text:p>
          </table:table-cell>
          <table:table-cell table:formula="of:=IFERROR(INDEX([.$N$1429:.$N$1754];MATCH([.$B279];[.$M$1429:.$M$1754];0);1);&quot;&quot;)" office:value-type="float" office:value="3.64389131540278" calcext:value-type="float">
            <text:p>3.64389131540278</text:p>
          </table:table-cell>
          <table:table-cell table:formula="of:=IFERROR(INDEX([.$N$1755:.$N$2080];MATCH([.$B279];[.$M$1755:.$M$2080];0);1);&quot;&quot;)" office:value-type="float" office:value="4.06974987047672" calcext:value-type="float">
            <text:p>4.0697498704767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Ribble</text:p>
          </table:table-cell>
          <table:table-cell office:value-type="string" calcext:value-type="string">
            <text:p>E0700012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Sunderland</text:p>
          </table:table-cell>
          <table:table-cell office:value-type="string" calcext:value-type="string">
            <text:p>E08000024</text:p>
          </table:table-cell>
          <table:table-cell table:formula="of:=IFERROR(INDEX([.$N$2:.N$125];MATCH([.B280];[.$M$2:.$M$125];0);1);&quot;&quot;)" office:value-type="float" office:value="5" calcext:value-type="float">
            <text:p>5</text:p>
          </table:table-cell>
          <table:table-cell table:formula="of:=IFERROR(INDEX([.$N$126:.N$450];MATCH([.$B280];[.$M$126:.$M$450];0);1);&quot;&quot;)" office:value-type="float" office:value="4.3" calcext:value-type="float">
            <text:p>4.3</text:p>
          </table:table-cell>
          <table:table-cell table:formula="of:=IFERROR(INDEX([.$N$451:.$N$776];MATCH([.$B280];[.$M$451:.$M$776];0);1);&quot;&quot;)" office:value-type="float" office:value="4.4" calcext:value-type="float">
            <text:p>4.4</text:p>
          </table:table-cell>
          <table:table-cell table:formula="of:=IFERROR(INDEX([.$N$777:.$N$1102];MATCH([.$B280];[.$M$777:.$M$1102];0);1);&quot;&quot;)" office:value-type="float" office:value="4.46727195926251" calcext:value-type="float">
            <text:p>4.46727195926251</text:p>
          </table:table-cell>
          <table:table-cell table:formula="of:=IFERROR(INDEX([.$N$1103:.$N$1428];MATCH([.$B280];[.$M$1103:.$M$1428];0);1);&quot;&quot;)" office:value-type="float" office:value="4.50968550659567" calcext:value-type="float">
            <text:p>4.50968550659567</text:p>
          </table:table-cell>
          <table:table-cell table:formula="of:=IFERROR(INDEX([.$N$1429:.$N$1754];MATCH([.$B280];[.$M$1429:.$M$1754];0);1);&quot;&quot;)" office:value-type="float" office:value="3.65710148180009" calcext:value-type="float">
            <text:p>3.65710148180009</text:p>
          </table:table-cell>
          <table:table-cell table:formula="of:=IFERROR(INDEX([.$N$1755:.$N$2080];MATCH([.$B280];[.$M$1755:.$M$2080];0);1);&quot;&quot;)" office:value-type="float" office:value="4.04829959834108" calcext:value-type="float">
            <text:p>4.0482995983410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st Lancashire</text:p>
          </table:table-cell>
          <table:table-cell office:value-type="string" calcext:value-type="string">
            <text:p>E0700012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string" calcext:value-type="string">
            <text:p>E08000025</text:p>
          </table:table-cell>
          <table:table-cell table:formula="of:=IFERROR(INDEX([.$N$2:.N$125];MATCH([.B281];[.$M$2:.$M$125];0);1);&quot;&quot;)" office:value-type="float" office:value="6.4" calcext:value-type="float">
            <text:p>6.4</text:p>
          </table:table-cell>
          <table:table-cell table:formula="of:=IFERROR(INDEX([.$N$126:.N$450];MATCH([.$B281];[.$M$126:.$M$450];0);1);&quot;&quot;)" office:value-type="float" office:value="5.9" calcext:value-type="float">
            <text:p>5.9</text:p>
          </table:table-cell>
          <table:table-cell table:formula="of:=IFERROR(INDEX([.$N$451:.$N$776];MATCH([.$B281];[.$M$451:.$M$776];0);1);&quot;&quot;)" office:value-type="float" office:value="5.7" calcext:value-type="float">
            <text:p>5.7</text:p>
          </table:table-cell>
          <table:table-cell table:formula="of:=IFERROR(INDEX([.$N$777:.$N$1102];MATCH([.$B281];[.$M$777:.$M$1102];0);1);&quot;&quot;)" office:value-type="float" office:value="5.87839159414413" calcext:value-type="float">
            <text:p>5.87839159414413</text:p>
          </table:table-cell>
          <table:table-cell table:formula="of:=IFERROR(INDEX([.$N$1103:.$N$1428];MATCH([.$B281];[.$M$1103:.$M$1428];0);1);&quot;&quot;)" office:value-type="float" office:value="5.74223712376838" calcext:value-type="float">
            <text:p>5.74223712376838</text:p>
          </table:table-cell>
          <table:table-cell table:formula="of:=IFERROR(INDEX([.$N$1429:.$N$1754];MATCH([.$B281];[.$M$1429:.$M$1754];0);1);&quot;&quot;)" office:value-type="float" office:value="5.12991983953268" calcext:value-type="float">
            <text:p>5.12991983953268</text:p>
          </table:table-cell>
          <table:table-cell table:formula="of:=IFERROR(INDEX([.$N$1755:.$N$2080];MATCH([.$B281];[.$M$1755:.$M$2080];0);1);&quot;&quot;)" office:value-type="float" office:value="6.15076155023554" calcext:value-type="float">
            <text:p>6.1507615502355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yre</text:p>
          </table:table-cell>
          <table:table-cell office:value-type="string" calcext:value-type="string">
            <text:p>E0700012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oventry</text:p>
          </table:table-cell>
          <table:table-cell office:value-type="string" calcext:value-type="string">
            <text:p>E08000026</text:p>
          </table:table-cell>
          <table:table-cell table:formula="of:=IFERROR(INDEX([.$N$2:.N$125];MATCH([.B282];[.$M$2:.$M$125];0);1);&quot;&quot;)" office:value-type="float" office:value="6.2" calcext:value-type="float">
            <text:p>6.2</text:p>
          </table:table-cell>
          <table:table-cell table:formula="of:=IFERROR(INDEX([.$N$126:.N$450];MATCH([.$B282];[.$M$126:.$M$450];0);1);&quot;&quot;)" office:value-type="float" office:value="5.8" calcext:value-type="float">
            <text:p>5.8</text:p>
          </table:table-cell>
          <table:table-cell table:formula="of:=IFERROR(INDEX([.$N$451:.$N$776];MATCH([.$B282];[.$M$451:.$M$776];0);1);&quot;&quot;)" office:value-type="float" office:value="5.5" calcext:value-type="float">
            <text:p>5.5</text:p>
          </table:table-cell>
          <table:table-cell table:formula="of:=IFERROR(INDEX([.$N$777:.$N$1102];MATCH([.$B282];[.$M$777:.$M$1102];0);1);&quot;&quot;)" office:value-type="float" office:value="5.69897536053122" calcext:value-type="float">
            <text:p>5.69897536053122</text:p>
          </table:table-cell>
          <table:table-cell table:formula="of:=IFERROR(INDEX([.$N$1103:.$N$1428];MATCH([.$B282];[.$M$1103:.$M$1428];0);1);&quot;&quot;)" office:value-type="float" office:value="5.54829710239375" calcext:value-type="float">
            <text:p>5.54829710239375</text:p>
          </table:table-cell>
          <table:table-cell table:formula="of:=IFERROR(INDEX([.$N$1429:.$N$1754];MATCH([.$B282];[.$M$1429:.$M$1754];0);1);&quot;&quot;)" office:value-type="float" office:value="4.98125570994562" calcext:value-type="float">
            <text:p>4.98125570994562</text:p>
          </table:table-cell>
          <table:table-cell table:formula="of:=IFERROR(INDEX([.$N$1755:.$N$2080];MATCH([.$B282];[.$M$1755:.$M$2080];0);1);&quot;&quot;)" office:value-type="float" office:value="6.06491072041205" calcext:value-type="float">
            <text:p>6.0649107204120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laby</text:p>
          </table:table-cell>
          <table:table-cell office:value-type="string" calcext:value-type="string">
            <text:p>E07000129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Dudley </text:p>
          </table:table-cell>
          <table:table-cell office:value-type="string" calcext:value-type="string">
            <text:p>E08000027</text:p>
          </table:table-cell>
          <table:table-cell table:formula="of:=IFERROR(INDEX([.$N$2:.N$125];MATCH([.B283];[.$M$2:.$M$125];0);1);&quot;&quot;)" office:value-type="float" office:value="5.9" calcext:value-type="float">
            <text:p>5.9</text:p>
          </table:table-cell>
          <table:table-cell table:formula="of:=IFERROR(INDEX([.$N$126:.N$450];MATCH([.$B283];[.$M$126:.$M$450];0);1);&quot;&quot;)" office:value-type="float" office:value="5.3" calcext:value-type="float">
            <text:p>5.3</text:p>
          </table:table-cell>
          <table:table-cell table:formula="of:=IFERROR(INDEX([.$N$451:.$N$776];MATCH([.$B283];[.$M$451:.$M$776];0);1);&quot;&quot;)" office:value-type="float" office:value="5.2" calcext:value-type="float">
            <text:p>5.2</text:p>
          </table:table-cell>
          <table:table-cell table:formula="of:=IFERROR(INDEX([.$N$777:.$N$1102];MATCH([.$B283];[.$M$777:.$M$1102];0);1);&quot;&quot;)" office:value-type="float" office:value="5.42491949445663" calcext:value-type="float">
            <text:p>5.42491949445663</text:p>
          </table:table-cell>
          <table:table-cell table:formula="of:=IFERROR(INDEX([.$N$1103:.$N$1428];MATCH([.$B283];[.$M$1103:.$M$1428];0);1);&quot;&quot;)" office:value-type="float" office:value="5.33009748214342" calcext:value-type="float">
            <text:p>5.33009748214342</text:p>
          </table:table-cell>
          <table:table-cell table:formula="of:=IFERROR(INDEX([.$N$1429:.$N$1754];MATCH([.$B283];[.$M$1429:.$M$1754];0);1);&quot;&quot;)" office:value-type="float" office:value="4.83758216236293" calcext:value-type="float">
            <text:p>4.83758216236293</text:p>
          </table:table-cell>
          <table:table-cell table:formula="of:=IFERROR(INDEX([.$N$1755:.$N$2080];MATCH([.$B283];[.$M$1755:.$M$2080];0);1);&quot;&quot;)" office:value-type="float" office:value="5.6181339391724" calcext:value-type="float">
            <text:p>5.618133939172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arnwood</text:p>
          </table:table-cell>
          <table:table-cell office:value-type="string" calcext:value-type="string">
            <text:p>E0700013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Sandwell </text:p>
          </table:table-cell>
          <table:table-cell office:value-type="string" calcext:value-type="string">
            <text:p>E08000028</text:p>
          </table:table-cell>
          <table:table-cell table:formula="of:=IFERROR(INDEX([.$N$2:.N$125];MATCH([.B284];[.$M$2:.$M$125];0);1);&quot;&quot;)" office:value-type="float" office:value="6.9" calcext:value-type="float">
            <text:p>6.9</text:p>
          </table:table-cell>
          <table:table-cell table:formula="of:=IFERROR(INDEX([.$N$126:.N$450];MATCH([.$B284];[.$M$126:.$M$450];0);1);&quot;&quot;)" office:value-type="float" office:value="6.2" calcext:value-type="float">
            <text:p>6.2</text:p>
          </table:table-cell>
          <table:table-cell table:formula="of:=IFERROR(INDEX([.$N$451:.$N$776];MATCH([.$B284];[.$M$451:.$M$776];0);1);&quot;&quot;)" office:value-type="float" office:value="6" calcext:value-type="float">
            <text:p>6</text:p>
          </table:table-cell>
          <table:table-cell table:formula="of:=IFERROR(INDEX([.$N$777:.$N$1102];MATCH([.$B284];[.$M$777:.$M$1102];0);1);&quot;&quot;)" office:value-type="float" office:value="6.1216810702377" calcext:value-type="float">
            <text:p>6.1216810702377</text:p>
          </table:table-cell>
          <table:table-cell table:formula="of:=IFERROR(INDEX([.$N$1103:.$N$1428];MATCH([.$B284];[.$M$1103:.$M$1428];0);1);&quot;&quot;)" office:value-type="float" office:value="6.03673441623254" calcext:value-type="float">
            <text:p>6.03673441623254</text:p>
          </table:table-cell>
          <table:table-cell table:formula="of:=IFERROR(INDEX([.$N$1429:.$N$1754];MATCH([.$B284];[.$M$1429:.$M$1754];0);1);&quot;&quot;)" office:value-type="float" office:value="5.88370579220481" calcext:value-type="float">
            <text:p>5.88370579220481</text:p>
          </table:table-cell>
          <table:table-cell table:formula="of:=IFERROR(INDEX([.$N$1755:.$N$2080];MATCH([.$B284];[.$M$1755:.$M$2080];0);1);&quot;&quot;)" office:value-type="float" office:value="6.31364673727659" calcext:value-type="float">
            <text:p>6.3136467372765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arborough</text:p>
          </table:table-cell>
          <table:table-cell office:value-type="string" calcext:value-type="string">
            <text:p>E0700013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Solihull</text:p>
          </table:table-cell>
          <table:table-cell office:value-type="string" calcext:value-type="string">
            <text:p>E08000029</text:p>
          </table:table-cell>
          <table:table-cell table:formula="of:=IFERROR(INDEX([.$N$2:.N$125];MATCH([.B285];[.$M$2:.$M$125];0);1);&quot;&quot;)" office:value-type="float" office:value="6" calcext:value-type="float">
            <text:p>6</text:p>
          </table:table-cell>
          <table:table-cell table:formula="of:=IFERROR(INDEX([.$N$126:.N$450];MATCH([.$B285];[.$M$126:.$M$450];0);1);&quot;&quot;)" office:value-type="float" office:value="5.6" calcext:value-type="float">
            <text:p>5.6</text:p>
          </table:table-cell>
          <table:table-cell table:formula="of:=IFERROR(INDEX([.$N$451:.$N$776];MATCH([.$B285];[.$M$451:.$M$776];0);1);&quot;&quot;)" office:value-type="float" office:value="5.4" calcext:value-type="float">
            <text:p>5.4</text:p>
          </table:table-cell>
          <table:table-cell table:formula="of:=IFERROR(INDEX([.$N$777:.$N$1102];MATCH([.$B285];[.$M$777:.$M$1102];0);1);&quot;&quot;)" office:value-type="float" office:value="5.61457567730112" calcext:value-type="float">
            <text:p>5.61457567730112</text:p>
          </table:table-cell>
          <table:table-cell table:formula="of:=IFERROR(INDEX([.$N$1103:.$N$1428];MATCH([.$B285];[.$M$1103:.$M$1428];0);1);&quot;&quot;)" office:value-type="float" office:value="5.46830147595863" calcext:value-type="float">
            <text:p>5.46830147595863</text:p>
          </table:table-cell>
          <table:table-cell table:formula="of:=IFERROR(INDEX([.$N$1429:.$N$1754];MATCH([.$B285];[.$M$1429:.$M$1754];0);1);&quot;&quot;)" office:value-type="float" office:value="4.83784832247943" calcext:value-type="float">
            <text:p>4.83784832247943</text:p>
          </table:table-cell>
          <table:table-cell table:formula="of:=IFERROR(INDEX([.$N$1755:.$N$2080];MATCH([.$B285];[.$M$1755:.$M$2080];0);1);&quot;&quot;)" office:value-type="float" office:value="5.89585767063853" calcext:value-type="float">
            <text:p>5.8958576706385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inckley and Bosworth</text:p>
          </table:table-cell>
          <table:table-cell office:value-type="string" calcext:value-type="string">
            <text:p>E0700013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Walsall</text:p>
          </table:table-cell>
          <table:table-cell office:value-type="string" calcext:value-type="string">
            <text:p>E08000030</text:p>
          </table:table-cell>
          <table:table-cell table:formula="of:=IFERROR(INDEX([.$N$2:.N$125];MATCH([.B286];[.$M$2:.$M$125];0);1);&quot;&quot;)" office:value-type="float" office:value="6.4" calcext:value-type="float">
            <text:p>6.4</text:p>
          </table:table-cell>
          <table:table-cell table:formula="of:=IFERROR(INDEX([.$N$126:.N$450];MATCH([.$B286];[.$M$126:.$M$450];0);1);&quot;&quot;)" office:value-type="float" office:value="6" calcext:value-type="float">
            <text:p>6</text:p>
          </table:table-cell>
          <table:table-cell table:formula="of:=IFERROR(INDEX([.$N$451:.$N$776];MATCH([.$B286];[.$M$451:.$M$776];0);1);&quot;&quot;)" office:value-type="float" office:value="5.8" calcext:value-type="float">
            <text:p>5.8</text:p>
          </table:table-cell>
          <table:table-cell table:formula="of:=IFERROR(INDEX([.$N$777:.$N$1102];MATCH([.$B286];[.$M$777:.$M$1102];0);1);&quot;&quot;)" office:value-type="float" office:value="5.87319775875083" calcext:value-type="float">
            <text:p>5.87319775875083</text:p>
          </table:table-cell>
          <table:table-cell table:formula="of:=IFERROR(INDEX([.$N$1103:.$N$1428];MATCH([.$B286];[.$M$1103:.$M$1428];0);1);&quot;&quot;)" office:value-type="float" office:value="5.78203139693367" calcext:value-type="float">
            <text:p>5.78203139693367</text:p>
          </table:table-cell>
          <table:table-cell table:formula="of:=IFERROR(INDEX([.$N$1429:.$N$1754];MATCH([.$B286];[.$M$1429:.$M$1754];0);1);&quot;&quot;)" office:value-type="float" office:value="5.35953346124238" calcext:value-type="float">
            <text:p>5.35953346124238</text:p>
          </table:table-cell>
          <table:table-cell table:formula="of:=IFERROR(INDEX([.$N$1755:.$N$2080];MATCH([.$B286];[.$M$1755:.$M$2080];0);1);&quot;&quot;)" office:value-type="float" office:value="6.13071191480728" calcext:value-type="float">
            <text:p>6.1307119148072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E07000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string" calcext:value-type="string">
            <text:p>E08000031</text:p>
          </table:table-cell>
          <table:table-cell table:formula="of:=IFERROR(INDEX([.$N$2:.N$125];MATCH([.B287];[.$M$2:.$M$125];0);1);&quot;&quot;)" office:value-type="float" office:value="5.8" calcext:value-type="float">
            <text:p>5.8</text:p>
          </table:table-cell>
          <table:table-cell table:formula="of:=IFERROR(INDEX([.$N$126:.N$450];MATCH([.$B287];[.$M$126:.$M$450];0);1);&quot;&quot;)" office:value-type="float" office:value="5.4" calcext:value-type="float">
            <text:p>5.4</text:p>
          </table:table-cell>
          <table:table-cell table:formula="of:=IFERROR(INDEX([.$N$451:.$N$776];MATCH([.$B287];[.$M$451:.$M$776];0);1);&quot;&quot;)" office:value-type="float" office:value="5.3" calcext:value-type="float">
            <text:p>5.3</text:p>
          </table:table-cell>
          <table:table-cell table:formula="of:=IFERROR(INDEX([.$N$777:.$N$1102];MATCH([.$B287];[.$M$777:.$M$1102];0);1);&quot;&quot;)" office:value-type="float" office:value="5.46391129171033" calcext:value-type="float">
            <text:p>5.46391129171033</text:p>
          </table:table-cell>
          <table:table-cell table:formula="of:=IFERROR(INDEX([.$N$1103:.$N$1428];MATCH([.$B287];[.$M$1103:.$M$1428];0);1);&quot;&quot;)" office:value-type="float" office:value="5.38059136276368" calcext:value-type="float">
            <text:p>5.38059136276368</text:p>
          </table:table-cell>
          <table:table-cell table:formula="of:=IFERROR(INDEX([.$N$1429:.$N$1754];MATCH([.$B287];[.$M$1429:.$M$1754];0);1);&quot;&quot;)" office:value-type="float" office:value="5.02233975626547" calcext:value-type="float">
            <text:p>5.02233975626547</text:p>
          </table:table-cell>
          <table:table-cell table:formula="of:=IFERROR(INDEX([.$N$1755:.$N$2080];MATCH([.$B287];[.$M$1755:.$M$2080];0);1);&quot;&quot;)" office:value-type="float" office:value="5.59064879512006" calcext:value-type="float">
            <text:p>5.5906487951200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West Leicestershire</text:p>
          </table:table-cell>
          <table:table-cell office:value-type="string" calcext:value-type="string">
            <text:p>E0700013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Bradford </text:p>
          </table:table-cell>
          <table:table-cell office:value-type="string" calcext:value-type="string">
            <text:p>E08000032</text:p>
          </table:table-cell>
          <table:table-cell table:formula="of:=IFERROR(INDEX([.$N$2:.N$125];MATCH([.B288];[.$M$2:.$M$125];0);1);&quot;&quot;)" office:value-type="float" office:value="5.3" calcext:value-type="float">
            <text:p>5.3</text:p>
          </table:table-cell>
          <table:table-cell table:formula="of:=IFERROR(INDEX([.$N$126:.N$450];MATCH([.$B288];[.$M$126:.$M$450];0);1);&quot;&quot;)" office:value-type="float" office:value="4.9" calcext:value-type="float">
            <text:p>4.9</text:p>
          </table:table-cell>
          <table:table-cell table:formula="of:=IFERROR(INDEX([.$N$451:.$N$776];MATCH([.$B288];[.$M$451:.$M$776];0);1);&quot;&quot;)" office:value-type="float" office:value="4.7" calcext:value-type="float">
            <text:p>4.7</text:p>
          </table:table-cell>
          <table:table-cell table:formula="of:=IFERROR(INDEX([.$N$777:.$N$1102];MATCH([.$B288];[.$M$777:.$M$1102];0);1);&quot;&quot;)" office:value-type="float" office:value="4.66432049743857" calcext:value-type="float">
            <text:p>4.66432049743857</text:p>
          </table:table-cell>
          <table:table-cell table:formula="of:=IFERROR(INDEX([.$N$1103:.$N$1428];MATCH([.$B288];[.$M$1103:.$M$1428];0);1);&quot;&quot;)" office:value-type="float" office:value="4.61104881866276" calcext:value-type="float">
            <text:p>4.61104881866276</text:p>
          </table:table-cell>
          <table:table-cell table:formula="of:=IFERROR(INDEX([.$N$1429:.$N$1754];MATCH([.$B288];[.$M$1429:.$M$1754];0);1);&quot;&quot;)" office:value-type="float" office:value="4.20151592787513" calcext:value-type="float">
            <text:p>4.20151592787513</text:p>
          </table:table-cell>
          <table:table-cell table:formula="of:=IFERROR(INDEX([.$N$1755:.$N$2080];MATCH([.$B288];[.$M$1755:.$M$2080];0);1);&quot;&quot;)" office:value-type="float" office:value="4.99534541014256" calcext:value-type="float">
            <text:p>4.9953454101425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Oadby and Wigston</text:p>
          </table:table-cell>
          <table:table-cell office:value-type="string" calcext:value-type="string">
            <text:p>E0700013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Calderdale</text:p>
          </table:table-cell>
          <table:table-cell office:value-type="string" calcext:value-type="string">
            <text:p>E08000033</text:p>
          </table:table-cell>
          <table:table-cell table:formula="of:=IFERROR(INDEX([.$N$2:.N$125];MATCH([.B289];[.$M$2:.$M$125];0);1);&quot;&quot;)" office:value-type="float" office:value="5" calcext:value-type="float">
            <text:p>5</text:p>
          </table:table-cell>
          <table:table-cell table:formula="of:=IFERROR(INDEX([.$N$126:.N$450];MATCH([.$B289];[.$M$126:.$M$450];0);1);&quot;&quot;)" office:value-type="float" office:value="4.7" calcext:value-type="float">
            <text:p>4.7</text:p>
          </table:table-cell>
          <table:table-cell table:formula="of:=IFERROR(INDEX([.$N$451:.$N$776];MATCH([.$B289];[.$M$451:.$M$776];0);1);&quot;&quot;)" office:value-type="float" office:value="4.4" calcext:value-type="float">
            <text:p>4.4</text:p>
          </table:table-cell>
          <table:table-cell table:formula="of:=IFERROR(INDEX([.$N$777:.$N$1102];MATCH([.$B289];[.$M$777:.$M$1102];0);1);&quot;&quot;)" office:value-type="float" office:value="4.51223383788543" calcext:value-type="float">
            <text:p>4.51223383788543</text:p>
          </table:table-cell>
          <table:table-cell table:formula="of:=IFERROR(INDEX([.$N$1103:.$N$1428];MATCH([.$B289];[.$M$1103:.$M$1428];0);1);&quot;&quot;)" office:value-type="float" office:value="4.37009117441875" calcext:value-type="float">
            <text:p>4.37009117441875</text:p>
          </table:table-cell>
          <table:table-cell table:formula="of:=IFERROR(INDEX([.$N$1429:.$N$1754];MATCH([.$B289];[.$M$1429:.$M$1754];0);1);&quot;&quot;)" office:value-type="float" office:value="3.69571665411783" calcext:value-type="float">
            <text:p>3.69571665411783</text:p>
          </table:table-cell>
          <table:table-cell table:formula="of:=IFERROR(INDEX([.$N$1755:.$N$2080];MATCH([.$B289];[.$M$1755:.$M$2080];0);1);&quot;&quot;)" office:value-type="float" office:value="4.69748426550109" calcext:value-type="float">
            <text:p>4.6974842655010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E07000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rklees </text:p>
          </table:table-cell>
          <table:table-cell office:value-type="string" calcext:value-type="string">
            <text:p>E08000034</text:p>
          </table:table-cell>
          <table:table-cell table:formula="of:=IFERROR(INDEX([.$N$2:.N$125];MATCH([.B290];[.$M$2:.$M$125];0);1);&quot;&quot;)" office:value-type="float" office:value="5.4" calcext:value-type="float">
            <text:p>5.4</text:p>
          </table:table-cell>
          <table:table-cell table:formula="of:=IFERROR(INDEX([.$N$126:.N$450];MATCH([.$B290];[.$M$126:.$M$450];0);1);&quot;&quot;)" office:value-type="float" office:value="5" calcext:value-type="float">
            <text:p>5</text:p>
          </table:table-cell>
          <table:table-cell table:formula="of:=IFERROR(INDEX([.$N$451:.$N$776];MATCH([.$B290];[.$M$451:.$M$776];0);1);&quot;&quot;)" office:value-type="float" office:value="4.7" calcext:value-type="float">
            <text:p>4.7</text:p>
          </table:table-cell>
          <table:table-cell table:formula="of:=IFERROR(INDEX([.$N$777:.$N$1102];MATCH([.$B290];[.$M$777:.$M$1102];0);1);&quot;&quot;)" office:value-type="float" office:value="4.84546129563022" calcext:value-type="float">
            <text:p>4.84546129563022</text:p>
          </table:table-cell>
          <table:table-cell table:formula="of:=IFERROR(INDEX([.$N$1103:.$N$1428];MATCH([.$B290];[.$M$1103:.$M$1428];0);1);&quot;&quot;)" office:value-type="float" office:value="4.60724136880539" calcext:value-type="float">
            <text:p>4.60724136880539</text:p>
          </table:table-cell>
          <table:table-cell table:formula="of:=IFERROR(INDEX([.$N$1429:.$N$1754];MATCH([.$B290];[.$M$1429:.$M$1754];0);1);&quot;&quot;)" office:value-type="float" office:value="3.88527864278741" calcext:value-type="float">
            <text:p>3.88527864278741</text:p>
          </table:table-cell>
          <table:table-cell table:formula="of:=IFERROR(INDEX([.$N$1755:.$N$2080];MATCH([.$B290];[.$M$1755:.$M$2080];0);1);&quot;&quot;)" office:value-type="float" office:value="4.81678610220681" calcext:value-type="float">
            <text:p>4.8167861022068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ast Lindsey</text:p>
          </table:table-cell>
          <table:table-cell office:value-type="string" calcext:value-type="string">
            <text:p>E0700013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Leeds </text:p>
          </table:table-cell>
          <table:table-cell office:value-type="string" calcext:value-type="string">
            <text:p>E08000035</text:p>
          </table:table-cell>
          <table:table-cell table:formula="of:=IFERROR(INDEX([.$N$2:.N$125];MATCH([.B291];[.$M$2:.$M$125];0);1);&quot;&quot;)" office:value-type="float" office:value="5.5" calcext:value-type="float">
            <text:p>5.5</text:p>
          </table:table-cell>
          <table:table-cell table:formula="of:=IFERROR(INDEX([.$N$126:.N$450];MATCH([.$B291];[.$M$126:.$M$450];0);1);&quot;&quot;)" office:value-type="float" office:value="5.2" calcext:value-type="float">
            <text:p>5.2</text:p>
          </table:table-cell>
          <table:table-cell table:formula="of:=IFERROR(INDEX([.$N$451:.$N$776];MATCH([.$B291];[.$M$451:.$M$776];0);1);&quot;&quot;)" office:value-type="float" office:value="5" calcext:value-type="float">
            <text:p>5</text:p>
          </table:table-cell>
          <table:table-cell table:formula="of:=IFERROR(INDEX([.$N$777:.$N$1102];MATCH([.$B291];[.$M$777:.$M$1102];0);1);&quot;&quot;)" office:value-type="float" office:value="5.03650083228464" calcext:value-type="float">
            <text:p>5.03650083228464</text:p>
          </table:table-cell>
          <table:table-cell table:formula="of:=IFERROR(INDEX([.$N$1103:.$N$1428];MATCH([.$B291];[.$M$1103:.$M$1428];0);1);&quot;&quot;)" office:value-type="float" office:value="4.94767560190332" calcext:value-type="float">
            <text:p>4.94767560190332</text:p>
          </table:table-cell>
          <table:table-cell table:formula="of:=IFERROR(INDEX([.$N$1429:.$N$1754];MATCH([.$B291];[.$M$1429:.$M$1754];0);1);&quot;&quot;)" office:value-type="float" office:value="4.27832235739741" calcext:value-type="float">
            <text:p>4.27832235739741</text:p>
          </table:table-cell>
          <table:table-cell table:formula="of:=IFERROR(INDEX([.$N$1755:.$N$2080];MATCH([.$B291];[.$M$1755:.$M$2080];0);1);&quot;&quot;)" office:value-type="float" office:value="5.13668031327358" calcext:value-type="float">
            <text:p>5.1366803132735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E0700013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Wakefield</text:p>
          </table:table-cell>
          <table:table-cell office:value-type="string" calcext:value-type="string">
            <text:p>E08000036</text:p>
          </table:table-cell>
          <table:table-cell table:formula="of:=IFERROR(INDEX([.$N$2:.N$125];MATCH([.B292];[.$M$2:.$M$125];0);1);&quot;&quot;)" office:value-type="float" office:value="5.7" calcext:value-type="float">
            <text:p>5.7</text:p>
          </table:table-cell>
          <table:table-cell table:formula="of:=IFERROR(INDEX([.$N$126:.N$450];MATCH([.$B292];[.$M$126:.$M$450];0);1);&quot;&quot;)" office:value-type="float" office:value="5.3" calcext:value-type="float">
            <text:p>5.3</text:p>
          </table:table-cell>
          <table:table-cell table:formula="of:=IFERROR(INDEX([.$N$451:.$N$776];MATCH([.$B292];[.$M$451:.$M$776];0);1);&quot;&quot;)" office:value-type="float" office:value="5.4" calcext:value-type="float">
            <text:p>5.4</text:p>
          </table:table-cell>
          <table:table-cell table:formula="of:=IFERROR(INDEX([.$N$777:.$N$1102];MATCH([.$B292];[.$M$777:.$M$1102];0);1);&quot;&quot;)" office:value-type="float" office:value="5.97991269723751" calcext:value-type="float">
            <text:p>5.97991269723751</text:p>
          </table:table-cell>
          <table:table-cell table:formula="of:=IFERROR(INDEX([.$N$1103:.$N$1428];MATCH([.$B292];[.$M$1103:.$M$1428];0);1);&quot;&quot;)" office:value-type="float" office:value="5.20297154202673" calcext:value-type="float">
            <text:p>5.20297154202673</text:p>
          </table:table-cell>
          <table:table-cell table:formula="of:=IFERROR(INDEX([.$N$1429:.$N$1754];MATCH([.$B292];[.$M$1429:.$M$1754];0);1);&quot;&quot;)" office:value-type="float" office:value="4.23239097962574" calcext:value-type="float">
            <text:p>4.23239097962574</text:p>
          </table:table-cell>
          <table:table-cell table:formula="of:=IFERROR(INDEX([.$N$1755:.$N$2080];MATCH([.$B292];[.$M$1755:.$M$2080];0);1);&quot;&quot;)" office:value-type="float" office:value="4.77485852504277" calcext:value-type="float">
            <text:p>4.7748585250427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Kesteven</text:p>
          </table:table-cell>
          <table:table-cell office:value-type="string" calcext:value-type="string">
            <text:p>E070001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teshead</text:p>
          </table:table-cell>
          <table:table-cell office:value-type="string" calcext:value-type="string">
            <text:p>E08000037</text:p>
          </table:table-cell>
          <table:table-cell table:formula="of:=IFERROR(INDEX([.$N$2:.N$125];MATCH([.B293];[.$M$2:.$M$125];0);1);&quot;&quot;)" office:value-type="float" office:value="4.9" calcext:value-type="float">
            <text:p>4.9</text:p>
          </table:table-cell>
          <table:table-cell table:formula="of:=IFERROR(INDEX([.$N$126:.N$450];MATCH([.$B293];[.$M$126:.$M$450];0);1);&quot;&quot;)" office:value-type="float" office:value="4.2" calcext:value-type="float">
            <text:p>4.2</text:p>
          </table:table-cell>
          <table:table-cell table:formula="of:=IFERROR(INDEX([.$N$451:.$N$776];MATCH([.$B293];[.$M$451:.$M$776];0);1);&quot;&quot;)" office:value-type="float" office:value="4.2" calcext:value-type="float">
            <text:p>4.2</text:p>
          </table:table-cell>
          <table:table-cell table:formula="of:=IFERROR(INDEX([.$N$777:.$N$1102];MATCH([.$B293];[.$M$777:.$M$1102];0);1);&quot;&quot;)" office:value-type="float" office:value="4.2276643709012" calcext:value-type="float">
            <text:p>4.2276643709012</text:p>
          </table:table-cell>
          <table:table-cell table:formula="of:=IFERROR(INDEX([.$N$1103:.$N$1428];MATCH([.$B293];[.$M$1103:.$M$1428];0);1);&quot;&quot;)" office:value-type="float" office:value="4.32822326717108" calcext:value-type="float">
            <text:p>4.32822326717108</text:p>
          </table:table-cell>
          <table:table-cell table:formula="of:=IFERROR(INDEX([.$N$1429:.$N$1754];MATCH([.$B293];[.$M$1429:.$M$1754];0);1);&quot;&quot;)" office:value-type="float" office:value="3.46635261093909" calcext:value-type="float">
            <text:p>3.46635261093909</text:p>
          </table:table-cell>
          <table:table-cell table:formula="of:=IFERROR(INDEX([.$N$1755:.$N$2080];MATCH([.$B293];[.$M$1755:.$M$2080];0);1);&quot;&quot;)" office:value-type="float" office:value="3.89453582324338" calcext:value-type="float">
            <text:p>3.8945358232433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Holland</text:p>
          </table:table-cell>
          <table:table-cell office:value-type="string" calcext:value-type="string">
            <text:p>E0700014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string" calcext:value-type="string">
            <text:p>E09000002</text:p>
          </table:table-cell>
          <table:table-cell table:formula="of:=IFERROR(INDEX([.$N$2:.N$125];MATCH([.B294];[.$M$2:.$M$125];0);1);&quot;&quot;)" office:value-type="float" office:value="7.1" calcext:value-type="float">
            <text:p>7.1</text:p>
          </table:table-cell>
          <table:table-cell table:formula="of:=IFERROR(INDEX([.$N$126:.N$450];MATCH([.$B294];[.$M$126:.$M$450];0);1);&quot;&quot;)" office:value-type="float" office:value="7" calcext:value-type="float">
            <text:p>7</text:p>
          </table:table-cell>
          <table:table-cell table:formula="of:=IFERROR(INDEX([.$N$451:.$N$776];MATCH([.$B294];[.$M$451:.$M$776];0);1);&quot;&quot;)" office:value-type="float" office:value="6.5" calcext:value-type="float">
            <text:p>6.5</text:p>
          </table:table-cell>
          <table:table-cell table:formula="of:=IFERROR(INDEX([.$N$777:.$N$1102];MATCH([.$B294];[.$M$777:.$M$1102];0);1);&quot;&quot;)" office:value-type="float" office:value="6.62086582749772" calcext:value-type="float">
            <text:p>6.62086582749772</text:p>
          </table:table-cell>
          <table:table-cell table:formula="of:=IFERROR(INDEX([.$N$1103:.$N$1428];MATCH([.$B294];[.$M$1103:.$M$1428];0);1);&quot;&quot;)" office:value-type="float" office:value="6.33855284999191" calcext:value-type="float">
            <text:p>6.33855284999191</text:p>
          </table:table-cell>
          <table:table-cell table:formula="of:=IFERROR(INDEX([.$N$1429:.$N$1754];MATCH([.$B294];[.$M$1429:.$M$1754];0);1);&quot;&quot;)" office:value-type="float" office:value="5.64114116084352" calcext:value-type="float">
            <text:p>5.64114116084352</text:p>
          </table:table-cell>
          <table:table-cell table:formula="of:=IFERROR(INDEX([.$N$1755:.$N$2080];MATCH([.$B294];[.$M$1755:.$M$2080];0);1);&quot;&quot;)" office:value-type="float" office:value="6.70714899422156" calcext:value-type="float">
            <text:p>6.7071489942215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Kesteven</text:p>
          </table:table-cell>
          <table:table-cell office:value-type="string" calcext:value-type="string">
            <text:p>E0700014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Barnet</text:p>
          </table:table-cell>
          <table:table-cell office:value-type="string" calcext:value-type="string">
            <text:p>E09000003</text:p>
          </table:table-cell>
          <table:table-cell table:formula="of:=IFERROR(INDEX([.$N$2:.N$125];MATCH([.B295];[.$M$2:.$M$125];0);1);&quot;&quot;)" office:value-type="float" office:value="6.8" calcext:value-type="float">
            <text:p>6.8</text:p>
          </table:table-cell>
          <table:table-cell table:formula="of:=IFERROR(INDEX([.$N$126:.N$450];MATCH([.$B295];[.$M$126:.$M$450];0);1);&quot;&quot;)" office:value-type="float" office:value="7" calcext:value-type="float">
            <text:p>7</text:p>
          </table:table-cell>
          <table:table-cell table:formula="of:=IFERROR(INDEX([.$N$451:.$N$776];MATCH([.$B295];[.$M$451:.$M$776];0);1);&quot;&quot;)" office:value-type="float" office:value="6.4" calcext:value-type="float">
            <text:p>6.4</text:p>
          </table:table-cell>
          <table:table-cell table:formula="of:=IFERROR(INDEX([.$N$777:.$N$1102];MATCH([.$B295];[.$M$777:.$M$1102];0);1);&quot;&quot;)" office:value-type="float" office:value="6.51254147480256" calcext:value-type="float">
            <text:p>6.51254147480256</text:p>
          </table:table-cell>
          <table:table-cell table:formula="of:=IFERROR(INDEX([.$N$1103:.$N$1428];MATCH([.$B295];[.$M$1103:.$M$1428];0);1);&quot;&quot;)" office:value-type="float" office:value="6.26461753787669" calcext:value-type="float">
            <text:p>6.26461753787669</text:p>
          </table:table-cell>
          <table:table-cell table:formula="of:=IFERROR(INDEX([.$N$1429:.$N$1754];MATCH([.$B295];[.$M$1429:.$M$1754];0);1);&quot;&quot;)" office:value-type="float" office:value="5.40054214381348" calcext:value-type="float">
            <text:p>5.40054214381348</text:p>
          </table:table-cell>
          <table:table-cell table:formula="of:=IFERROR(INDEX([.$N$1755:.$N$2080];MATCH([.$B295];[.$M$1755:.$M$2080];0);1);&quot;&quot;)" office:value-type="float" office:value="6.15918265108507" calcext:value-type="float">
            <text:p>6.1591826510850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st Lindsey</text:p>
          </table:table-cell>
          <table:table-cell office:value-type="string" calcext:value-type="string">
            <text:p>E0700014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Bexley</text:p>
          </table:table-cell>
          <table:table-cell office:value-type="string" calcext:value-type="string">
            <text:p>E09000004</text:p>
          </table:table-cell>
          <table:table-cell table:formula="of:=IFERROR(INDEX([.$N$2:.N$125];MATCH([.B296];[.$M$2:.$M$125];0);1);&quot;&quot;)" office:value-type="float" office:value="6.6" calcext:value-type="float">
            <text:p>6.6</text:p>
          </table:table-cell>
          <table:table-cell table:formula="of:=IFERROR(INDEX([.$N$126:.N$450];MATCH([.$B296];[.$M$126:.$M$450];0);1);&quot;&quot;)" office:value-type="float" office:value="6.5" calcext:value-type="float">
            <text:p>6.5</text:p>
          </table:table-cell>
          <table:table-cell table:formula="of:=IFERROR(INDEX([.$N$451:.$N$776];MATCH([.$B296];[.$M$451:.$M$776];0);1);&quot;&quot;)" office:value-type="float" office:value="6" calcext:value-type="float">
            <text:p>6</text:p>
          </table:table-cell>
          <table:table-cell table:formula="of:=IFERROR(INDEX([.$N$777:.$N$1102];MATCH([.$B296];[.$M$777:.$M$1102];0);1);&quot;&quot;)" office:value-type="float" office:value="6.12318535964899" calcext:value-type="float">
            <text:p>6.12318535964899</text:p>
          </table:table-cell>
          <table:table-cell table:formula="of:=IFERROR(INDEX([.$N$1103:.$N$1428];MATCH([.$B296];[.$M$1103:.$M$1428];0);1);&quot;&quot;)" office:value-type="float" office:value="5.81860402134604" calcext:value-type="float">
            <text:p>5.81860402134604</text:p>
          </table:table-cell>
          <table:table-cell table:formula="of:=IFERROR(INDEX([.$N$1429:.$N$1754];MATCH([.$B296];[.$M$1429:.$M$1754];0);1);&quot;&quot;)" office:value-type="float" office:value="5.17356422364063" calcext:value-type="float">
            <text:p>5.17356422364063</text:p>
          </table:table-cell>
          <table:table-cell table:formula="of:=IFERROR(INDEX([.$N$1755:.$N$2080];MATCH([.$B296];[.$M$1755:.$M$2080];0);1);&quot;&quot;)" office:value-type="float" office:value="6.20699907773873" calcext:value-type="float">
            <text:p>6.2069990777387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reckland</text:p>
          </table:table-cell>
          <table:table-cell office:value-type="string" calcext:value-type="string">
            <text:p>E0700014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Brent </text:p>
          </table:table-cell>
          <table:table-cell office:value-type="string" calcext:value-type="string">
            <text:p>E09000005</text:p>
          </table:table-cell>
          <table:table-cell table:formula="of:=IFERROR(INDEX([.$N$2:.N$125];MATCH([.B297];[.$M$2:.$M$125];0);1);&quot;&quot;)" office:value-type="float" office:value="7.2" calcext:value-type="float">
            <text:p>7.2</text:p>
          </table:table-cell>
          <table:table-cell table:formula="of:=IFERROR(INDEX([.$N$126:.N$450];MATCH([.$B297];[.$M$126:.$M$450];0);1);&quot;&quot;)" office:value-type="float" office:value="7.5" calcext:value-type="float">
            <text:p>7.5</text:p>
          </table:table-cell>
          <table:table-cell table:formula="of:=IFERROR(INDEX([.$N$451:.$N$776];MATCH([.$B297];[.$M$451:.$M$776];0);1);&quot;&quot;)" office:value-type="float" office:value="6.9" calcext:value-type="float">
            <text:p>6.9</text:p>
          </table:table-cell>
          <table:table-cell table:formula="of:=IFERROR(INDEX([.$N$777:.$N$1102];MATCH([.$B297];[.$M$777:.$M$1102];0);1);&quot;&quot;)" office:value-type="float" office:value="6.9397073855671" calcext:value-type="float">
            <text:p>6.9397073855671</text:p>
          </table:table-cell>
          <table:table-cell table:formula="of:=IFERROR(INDEX([.$N$1103:.$N$1428];MATCH([.$B297];[.$M$1103:.$M$1428];0);1);&quot;&quot;)" office:value-type="float" office:value="6.6992065541371" calcext:value-type="float">
            <text:p>6.6992065541371</text:p>
          </table:table-cell>
          <table:table-cell table:formula="of:=IFERROR(INDEX([.$N$1429:.$N$1754];MATCH([.$B297];[.$M$1429:.$M$1754];0);1);&quot;&quot;)" office:value-type="float" office:value="5.69479920657979" calcext:value-type="float">
            <text:p>5.69479920657979</text:p>
          </table:table-cell>
          <table:table-cell table:formula="of:=IFERROR(INDEX([.$N$1755:.$N$2080];MATCH([.$B297];[.$M$1755:.$M$2080];0);1);&quot;&quot;)" office:value-type="float" office:value="6.41798108372482" calcext:value-type="float">
            <text:p>6.4179810837248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roadland</text:p>
          </table:table-cell>
          <table:table-cell office:value-type="string" calcext:value-type="string">
            <text:p>E0700014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Bromley</text:p>
          </table:table-cell>
          <table:table-cell office:value-type="string" calcext:value-type="string">
            <text:p>E09000006</text:p>
          </table:table-cell>
          <table:table-cell table:formula="of:=IFERROR(INDEX([.$N$2:.N$125];MATCH([.B298];[.$M$2:.$M$125];0);1);&quot;&quot;)" office:value-type="float" office:value="6.3" calcext:value-type="float">
            <text:p>6.3</text:p>
          </table:table-cell>
          <table:table-cell table:formula="of:=IFERROR(INDEX([.$N$126:.N$450];MATCH([.$B298];[.$M$126:.$M$450];0);1);&quot;&quot;)" office:value-type="float" office:value="6.1" calcext:value-type="float">
            <text:p>6.1</text:p>
          </table:table-cell>
          <table:table-cell table:formula="of:=IFERROR(INDEX([.$N$451:.$N$776];MATCH([.$B298];[.$M$451:.$M$776];0);1);&quot;&quot;)" office:value-type="float" office:value="5.6" calcext:value-type="float">
            <text:p>5.6</text:p>
          </table:table-cell>
          <table:table-cell table:formula="of:=IFERROR(INDEX([.$N$777:.$N$1102];MATCH([.$B298];[.$M$777:.$M$1102];0);1);&quot;&quot;)" office:value-type="float" office:value="5.79875787547718" calcext:value-type="float">
            <text:p>5.79875787547718</text:p>
          </table:table-cell>
          <table:table-cell table:formula="of:=IFERROR(INDEX([.$N$1103:.$N$1428];MATCH([.$B298];[.$M$1103:.$M$1428];0);1);&quot;&quot;)" office:value-type="float" office:value="5.47810566827487" calcext:value-type="float">
            <text:p>5.47810566827487</text:p>
          </table:table-cell>
          <table:table-cell table:formula="of:=IFERROR(INDEX([.$N$1429:.$N$1754];MATCH([.$B298];[.$M$1429:.$M$1754];0);1);&quot;&quot;)" office:value-type="float" office:value="4.86785310237729" calcext:value-type="float">
            <text:p>4.86785310237729</text:p>
          </table:table-cell>
          <table:table-cell table:formula="of:=IFERROR(INDEX([.$N$1755:.$N$2080];MATCH([.$B298];[.$M$1755:.$M$2080];0);1);&quot;&quot;)" office:value-type="float" office:value="5.84411356723311" calcext:value-type="float">
            <text:p>5.8441135672331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Great Yarmouth</text:p>
          </table:table-cell>
          <table:table-cell office:value-type="string" calcext:value-type="string">
            <text:p>E0700014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string" calcext:value-type="string">
            <text:p>E09000007</text:p>
          </table:table-cell>
          <table:table-cell table:formula="of:=IFERROR(INDEX([.$N$2:.N$125];MATCH([.B299];[.$M$2:.$M$125];0);1);&quot;&quot;)" office:value-type="float" office:value="7.7" calcext:value-type="float">
            <text:p>7.7</text:p>
          </table:table-cell>
          <table:table-cell table:formula="of:=IFERROR(INDEX([.$N$126:.N$450];MATCH([.$B299];[.$M$126:.$M$450];0);1);&quot;&quot;)" office:value-type="float" office:value="7.9" calcext:value-type="float">
            <text:p>7.9</text:p>
          </table:table-cell>
          <table:table-cell table:formula="of:=IFERROR(INDEX([.$N$451:.$N$776];MATCH([.$B299];[.$M$451:.$M$776];0);1);&quot;&quot;)" office:value-type="float" office:value="7.3" calcext:value-type="float">
            <text:p>7.3</text:p>
          </table:table-cell>
          <table:table-cell table:formula="of:=IFERROR(INDEX([.$N$777:.$N$1102];MATCH([.$B299];[.$M$777:.$M$1102];0);1);&quot;&quot;)" office:value-type="float" office:value="7.35163667342991" calcext:value-type="float">
            <text:p>7.35163667342991</text:p>
          </table:table-cell>
          <table:table-cell table:formula="of:=IFERROR(INDEX([.$N$1103:.$N$1428];MATCH([.$B299];[.$M$1103:.$M$1428];0);1);&quot;&quot;)" office:value-type="float" office:value="7.21004420201886" calcext:value-type="float">
            <text:p>7.21004420201886</text:p>
          </table:table-cell>
          <table:table-cell table:formula="of:=IFERROR(INDEX([.$N$1429:.$N$1754];MATCH([.$B299];[.$M$1429:.$M$1754];0);1);&quot;&quot;)" office:value-type="float" office:value="6.30971071450805" calcext:value-type="float">
            <text:p>6.30971071450805</text:p>
          </table:table-cell>
          <table:table-cell table:formula="of:=IFERROR(INDEX([.$N$1755:.$N$2080];MATCH([.$B299];[.$M$1755:.$M$2080];0);1);&quot;&quot;)" office:value-type="float" office:value="6.51425739387636" calcext:value-type="float">
            <text:p>6.5142573938763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King's Lynn and West Norfolk</text:p>
          </table:table-cell>
          <table:table-cell office:value-type="string" calcext:value-type="string">
            <text:p>E0700014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Croydon</text:p>
          </table:table-cell>
          <table:table-cell office:value-type="string" calcext:value-type="string">
            <text:p>E09000008</text:p>
          </table:table-cell>
          <table:table-cell table:formula="of:=IFERROR(INDEX([.$N$2:.N$125];MATCH([.B300];[.$M$2:.$M$125];0);1);&quot;&quot;)" office:value-type="float" office:value="6.5" calcext:value-type="float">
            <text:p>6.5</text:p>
          </table:table-cell>
          <table:table-cell table:formula="of:=IFERROR(INDEX([.$N$126:.N$450];MATCH([.$B300];[.$M$126:.$M$450];0);1);&quot;&quot;)" office:value-type="float" office:value="6.4" calcext:value-type="float">
            <text:p>6.4</text:p>
          </table:table-cell>
          <table:table-cell table:formula="of:=IFERROR(INDEX([.$N$451:.$N$776];MATCH([.$B300];[.$M$451:.$M$776];0);1);&quot;&quot;)" office:value-type="float" office:value="5.9" calcext:value-type="float">
            <text:p>5.9</text:p>
          </table:table-cell>
          <table:table-cell table:formula="of:=IFERROR(INDEX([.$N$777:.$N$1102];MATCH([.$B300];[.$M$777:.$M$1102];0);1);&quot;&quot;)" office:value-type="float" office:value="6.05736246742961" calcext:value-type="float">
            <text:p>6.05736246742961</text:p>
          </table:table-cell>
          <table:table-cell table:formula="of:=IFERROR(INDEX([.$N$1103:.$N$1428];MATCH([.$B300];[.$M$1103:.$M$1428];0);1);&quot;&quot;)" office:value-type="float" office:value="5.71266745222926" calcext:value-type="float">
            <text:p>5.71266745222926</text:p>
          </table:table-cell>
          <table:table-cell table:formula="of:=IFERROR(INDEX([.$N$1429:.$N$1754];MATCH([.$B300];[.$M$1429:.$M$1754];0);1);&quot;&quot;)" office:value-type="float" office:value="5.08540366391675" calcext:value-type="float">
            <text:p>5.08540366391675</text:p>
          </table:table-cell>
          <table:table-cell table:formula="of:=IFERROR(INDEX([.$N$1755:.$N$2080];MATCH([.$B300];[.$M$1755:.$M$2080];0);1);&quot;&quot;)" office:value-type="float" office:value="6.20264319963986" calcext:value-type="float">
            <text:p>6.2026431996398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Norfolk</text:p>
          </table:table-cell>
          <table:table-cell office:value-type="string" calcext:value-type="string">
            <text:p>E0700014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Ealing</text:p>
          </table:table-cell>
          <table:table-cell office:value-type="string" calcext:value-type="string">
            <text:p>E09000009</text:p>
          </table:table-cell>
          <table:table-cell table:formula="of:=IFERROR(INDEX([.$N$2:.N$125];MATCH([.B301];[.$M$2:.$M$125];0);1);&quot;&quot;)" office:value-type="float" office:value="7.2" calcext:value-type="float">
            <text:p>7.2</text:p>
          </table:table-cell>
          <table:table-cell table:formula="of:=IFERROR(INDEX([.$N$126:.N$450];MATCH([.$B301];[.$M$126:.$M$450];0);1);&quot;&quot;)" office:value-type="float" office:value="7.3" calcext:value-type="float">
            <text:p>7.3</text:p>
          </table:table-cell>
          <table:table-cell table:formula="of:=IFERROR(INDEX([.$N$451:.$N$776];MATCH([.$B301];[.$M$451:.$M$776];0);1);&quot;&quot;)" office:value-type="float" office:value="6.8" calcext:value-type="float">
            <text:p>6.8</text:p>
          </table:table-cell>
          <table:table-cell table:formula="of:=IFERROR(INDEX([.$N$777:.$N$1102];MATCH([.$B301];[.$M$777:.$M$1102];0);1);&quot;&quot;)" office:value-type="float" office:value="6.95433077735887" calcext:value-type="float">
            <text:p>6.95433077735887</text:p>
          </table:table-cell>
          <table:table-cell table:formula="of:=IFERROR(INDEX([.$N$1103:.$N$1428];MATCH([.$B301];[.$M$1103:.$M$1428];0);1);&quot;&quot;)" office:value-type="float" office:value="6.70696960365449" calcext:value-type="float">
            <text:p>6.70696960365449</text:p>
          </table:table-cell>
          <table:table-cell table:formula="of:=IFERROR(INDEX([.$N$1429:.$N$1754];MATCH([.$B301];[.$M$1429:.$M$1754];0);1);&quot;&quot;)" office:value-type="float" office:value="5.4985535001974" calcext:value-type="float">
            <text:p>5.4985535001974</text:p>
          </table:table-cell>
          <table:table-cell table:formula="of:=IFERROR(INDEX([.$N$1755:.$N$2080];MATCH([.$B301];[.$M$1755:.$M$2080];0);1);&quot;&quot;)" office:value-type="float" office:value="6.38351226994664" calcext:value-type="float">
            <text:p>6.3835122699466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E0700014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Enfield</text:p>
          </table:table-cell>
          <table:table-cell office:value-type="string" calcext:value-type="string">
            <text:p>E09000010</text:p>
          </table:table-cell>
          <table:table-cell table:formula="of:=IFERROR(INDEX([.$N$2:.N$125];MATCH([.B302];[.$M$2:.$M$125];0);1);&quot;&quot;)" office:value-type="float" office:value="6.6" calcext:value-type="float">
            <text:p>6.6</text:p>
          </table:table-cell>
          <table:table-cell table:formula="of:=IFERROR(INDEX([.$N$126:.N$450];MATCH([.$B302];[.$M$126:.$M$450];0);1);&quot;&quot;)" office:value-type="float" office:value="6.9" calcext:value-type="float">
            <text:p>6.9</text:p>
          </table:table-cell>
          <table:table-cell table:formula="of:=IFERROR(INDEX([.$N$451:.$N$776];MATCH([.$B302];[.$M$451:.$M$776];0);1);&quot;&quot;)" office:value-type="float" office:value="6.3" calcext:value-type="float">
            <text:p>6.3</text:p>
          </table:table-cell>
          <table:table-cell table:formula="of:=IFERROR(INDEX([.$N$777:.$N$1102];MATCH([.$B302];[.$M$777:.$M$1102];0);1);&quot;&quot;)" office:value-type="float" office:value="6.37638785960686" calcext:value-type="float">
            <text:p>6.37638785960686</text:p>
          </table:table-cell>
          <table:table-cell table:formula="of:=IFERROR(INDEX([.$N$1103:.$N$1428];MATCH([.$B302];[.$M$1103:.$M$1428];0);1);&quot;&quot;)" office:value-type="float" office:value="6.13755968049856" calcext:value-type="float">
            <text:p>6.13755968049856</text:p>
          </table:table-cell>
          <table:table-cell table:formula="of:=IFERROR(INDEX([.$N$1429:.$N$1754];MATCH([.$B302];[.$M$1429:.$M$1754];0);1);&quot;&quot;)" office:value-type="float" office:value="5.3828463040718" calcext:value-type="float">
            <text:p>5.3828463040718</text:p>
          </table:table-cell>
          <table:table-cell table:formula="of:=IFERROR(INDEX([.$N$1755:.$N$2080];MATCH([.$B302];[.$M$1755:.$M$2080];0);1);&quot;&quot;)" office:value-type="float" office:value="6.33075368597304" calcext:value-type="float">
            <text:p>6.3307536859730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Norfolk</text:p>
          </table:table-cell>
          <table:table-cell office:value-type="string" calcext:value-type="string">
            <text:p>E0700014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Greenwich</text:p>
          </table:table-cell>
          <table:table-cell office:value-type="string" calcext:value-type="string">
            <text:p>E09000011</text:p>
          </table:table-cell>
          <table:table-cell table:formula="of:=IFERROR(INDEX([.$N$2:.N$125];MATCH([.B303];[.$M$2:.$M$125];0);1);&quot;&quot;)" office:value-type="float" office:value="7.2" calcext:value-type="float">
            <text:p>7.2</text:p>
          </table:table-cell>
          <table:table-cell table:formula="of:=IFERROR(INDEX([.$N$126:.N$450];MATCH([.$B303];[.$M$126:.$M$450];0);1);&quot;&quot;)" office:value-type="float" office:value="6.9" calcext:value-type="float">
            <text:p>6.9</text:p>
          </table:table-cell>
          <table:table-cell table:formula="of:=IFERROR(INDEX([.$N$451:.$N$776];MATCH([.$B303];[.$M$451:.$M$776];0);1);&quot;&quot;)" office:value-type="float" office:value="6.5" calcext:value-type="float">
            <text:p>6.5</text:p>
          </table:table-cell>
          <table:table-cell table:formula="of:=IFERROR(INDEX([.$N$777:.$N$1102];MATCH([.$B303];[.$M$777:.$M$1102];0);1);&quot;&quot;)" office:value-type="float" office:value="6.57715268234838" calcext:value-type="float">
            <text:p>6.57715268234838</text:p>
          </table:table-cell>
          <table:table-cell table:formula="of:=IFERROR(INDEX([.$N$1103:.$N$1428];MATCH([.$B303];[.$M$1103:.$M$1428];0);1);&quot;&quot;)" office:value-type="float" office:value="6.28288567381231" calcext:value-type="float">
            <text:p>6.28288567381231</text:p>
          </table:table-cell>
          <table:table-cell table:formula="of:=IFERROR(INDEX([.$N$1429:.$N$1754];MATCH([.$B303];[.$M$1429:.$M$1754];0);1);&quot;&quot;)" office:value-type="float" office:value="5.52748570743022" calcext:value-type="float">
            <text:p>5.52748570743022</text:p>
          </table:table-cell>
          <table:table-cell table:formula="of:=IFERROR(INDEX([.$N$1755:.$N$2080];MATCH([.$B303];[.$M$1755:.$M$2080];0);1);&quot;&quot;)" office:value-type="float" office:value="6.44809817793017" calcext:value-type="float">
            <text:p>6.4480981779301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orby</text:p>
          </table:table-cell>
          <table:table-cell office:value-type="string" calcext:value-type="string">
            <text:p>E07000150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Hackney </text:p>
          </table:table-cell>
          <table:table-cell office:value-type="string" calcext:value-type="string">
            <text:p>E09000012</text:p>
          </table:table-cell>
          <table:table-cell table:formula="of:=IFERROR(INDEX([.$N$2:.N$125];MATCH([.B304];[.$M$2:.$M$125];0);1);&quot;&quot;)" office:value-type="float" office:value="7.8" calcext:value-type="float">
            <text:p>7.8</text:p>
          </table:table-cell>
          <table:table-cell table:formula="of:=IFERROR(INDEX([.$N$126:.N$450];MATCH([.$B304];[.$M$126:.$M$450];0);1);&quot;&quot;)" office:value-type="float" office:value="8" calcext:value-type="float">
            <text:p>8</text:p>
          </table:table-cell>
          <table:table-cell table:formula="of:=IFERROR(INDEX([.$N$451:.$N$776];MATCH([.$B304];[.$M$451:.$M$776];0);1);&quot;&quot;)" office:value-type="float" office:value="7.3" calcext:value-type="float">
            <text:p>7.3</text:p>
          </table:table-cell>
          <table:table-cell table:formula="of:=IFERROR(INDEX([.$N$777:.$N$1102];MATCH([.$B304];[.$M$777:.$M$1102];0);1);&quot;&quot;)" office:value-type="float" office:value="7.34609222855306" calcext:value-type="float">
            <text:p>7.34609222855306</text:p>
          </table:table-cell>
          <table:table-cell table:formula="of:=IFERROR(INDEX([.$N$1103:.$N$1428];MATCH([.$B304];[.$M$1103:.$M$1428];0);1);&quot;&quot;)" office:value-type="float" office:value="7.17947470011758" calcext:value-type="float">
            <text:p>7.17947470011758</text:p>
          </table:table-cell>
          <table:table-cell table:formula="of:=IFERROR(INDEX([.$N$1429:.$N$1754];MATCH([.$B304];[.$M$1429:.$M$1754];0);1);&quot;&quot;)" office:value-type="float" office:value="6.31607596145423" calcext:value-type="float">
            <text:p>6.31607596145423</text:p>
          </table:table-cell>
          <table:table-cell table:formula="of:=IFERROR(INDEX([.$N$1755:.$N$2080];MATCH([.$B304];[.$M$1755:.$M$2080];0);1);&quot;&quot;)" office:value-type="float" office:value="6.66119199318614" calcext:value-type="float">
            <text:p>6.6611919931861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Daventry</text:p>
          </table:table-cell>
          <table:table-cell office:value-type="string" calcext:value-type="string">
            <text:p>E0700015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Hammersmith and Fulham </text:p>
          </table:table-cell>
          <table:table-cell office:value-type="string" calcext:value-type="string">
            <text:p>E09000013</text:p>
          </table:table-cell>
          <table:table-cell table:formula="of:=IFERROR(INDEX([.$N$2:.N$125];MATCH([.B305];[.$M$2:.$M$125];0);1);&quot;&quot;)" office:value-type="float" office:value="7.9" calcext:value-type="float">
            <text:p>7.9</text:p>
          </table:table-cell>
          <table:table-cell table:formula="of:=IFERROR(INDEX([.$N$126:.N$450];MATCH([.$B305];[.$M$126:.$M$450];0);1);&quot;&quot;)" office:value-type="float" office:value="7.9" calcext:value-type="float">
            <text:p>7.9</text:p>
          </table:table-cell>
          <table:table-cell table:formula="of:=IFERROR(INDEX([.$N$451:.$N$776];MATCH([.$B305];[.$M$451:.$M$776];0);1);&quot;&quot;)" office:value-type="float" office:value="7.2" calcext:value-type="float">
            <text:p>7.2</text:p>
          </table:table-cell>
          <table:table-cell table:formula="of:=IFERROR(INDEX([.$N$777:.$N$1102];MATCH([.$B305];[.$M$777:.$M$1102];0);1);&quot;&quot;)" office:value-type="float" office:value="7.30043917440698" calcext:value-type="float">
            <text:p>7.30043917440698</text:p>
          </table:table-cell>
          <table:table-cell table:formula="of:=IFERROR(INDEX([.$N$1103:.$N$1428];MATCH([.$B305];[.$M$1103:.$M$1428];0);1);&quot;&quot;)" office:value-type="float" office:value="7.13258695299172" calcext:value-type="float">
            <text:p>7.13258695299172</text:p>
          </table:table-cell>
          <table:table-cell table:formula="of:=IFERROR(INDEX([.$N$1429:.$N$1754];MATCH([.$B305];[.$M$1429:.$M$1754];0);1);&quot;&quot;)" office:value-type="float" office:value="6.10723319434931" calcext:value-type="float">
            <text:p>6.10723319434931</text:p>
          </table:table-cell>
          <table:table-cell table:formula="of:=IFERROR(INDEX([.$N$1755:.$N$2080];MATCH([.$B305];[.$M$1755:.$M$2080];0);1);&quot;&quot;)" office:value-type="float" office:value="6.64515717975938" calcext:value-type="float">
            <text:p>6.6451571797593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ast Northamptonshire</text:p>
          </table:table-cell>
          <table:table-cell office:value-type="string" calcext:value-type="string">
            <text:p>E0700015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Haringey</text:p>
          </table:table-cell>
          <table:table-cell office:value-type="string" calcext:value-type="string">
            <text:p>E09000014</text:p>
          </table:table-cell>
          <table:table-cell table:formula="of:=IFERROR(INDEX([.$N$2:.N$125];MATCH([.B306];[.$M$2:.$M$125];0);1);&quot;&quot;)" office:value-type="float" office:value="7.1" calcext:value-type="float">
            <text:p>7.1</text:p>
          </table:table-cell>
          <table:table-cell table:formula="of:=IFERROR(INDEX([.$N$126:.N$450];MATCH([.$B306];[.$M$126:.$M$450];0);1);&quot;&quot;)" office:value-type="float" office:value="7.3" calcext:value-type="float">
            <text:p>7.3</text:p>
          </table:table-cell>
          <table:table-cell table:formula="of:=IFERROR(INDEX([.$N$451:.$N$776];MATCH([.$B306];[.$M$451:.$M$776];0);1);&quot;&quot;)" office:value-type="float" office:value="6.7" calcext:value-type="float">
            <text:p>6.7</text:p>
          </table:table-cell>
          <table:table-cell table:formula="of:=IFERROR(INDEX([.$N$777:.$N$1102];MATCH([.$B306];[.$M$777:.$M$1102];0);1);&quot;&quot;)" office:value-type="float" office:value="6.79363484866743" calcext:value-type="float">
            <text:p>6.79363484866743</text:p>
          </table:table-cell>
          <table:table-cell table:formula="of:=IFERROR(INDEX([.$N$1103:.$N$1428];MATCH([.$B306];[.$M$1103:.$M$1428];0);1);&quot;&quot;)" office:value-type="float" office:value="6.60295200760223" calcext:value-type="float">
            <text:p>6.60295200760223</text:p>
          </table:table-cell>
          <table:table-cell table:formula="of:=IFERROR(INDEX([.$N$1429:.$N$1754];MATCH([.$B306];[.$M$1429:.$M$1754];0);1);&quot;&quot;)" office:value-type="float" office:value="5.78203139693367" calcext:value-type="float">
            <text:p>5.78203139693367</text:p>
          </table:table-cell>
          <table:table-cell table:formula="of:=IFERROR(INDEX([.$N$1755:.$N$2080];MATCH([.$B306];[.$M$1755:.$M$2080];0);1);&quot;&quot;)" office:value-type="float" office:value="6.54897211447301" calcext:value-type="float">
            <text:p>6.5489721144730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Kettering</text:p>
          </table:table-cell>
          <table:table-cell office:value-type="string" calcext:value-type="string">
            <text:p>E0700015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Harrow</text:p>
          </table:table-cell>
          <table:table-cell office:value-type="string" calcext:value-type="string">
            <text:p>E09000015</text:p>
          </table:table-cell>
          <table:table-cell table:formula="of:=IFERROR(INDEX([.$N$2:.N$125];MATCH([.B307];[.$M$2:.$M$125];0);1);&quot;&quot;)" office:value-type="float" office:value="6.4" calcext:value-type="float">
            <text:p>6.4</text:p>
          </table:table-cell>
          <table:table-cell table:formula="of:=IFERROR(INDEX([.$N$126:.N$450];MATCH([.$B307];[.$M$126:.$M$450];0);1);&quot;&quot;)" office:value-type="float" office:value="6.7" calcext:value-type="float">
            <text:p>6.7</text:p>
          </table:table-cell>
          <table:table-cell table:formula="of:=IFERROR(INDEX([.$N$451:.$N$776];MATCH([.$B307];[.$M$451:.$M$776];0);1);&quot;&quot;)" office:value-type="float" office:value="6.1" calcext:value-type="float">
            <text:p>6.1</text:p>
          </table:table-cell>
          <table:table-cell table:formula="of:=IFERROR(INDEX([.$N$777:.$N$1102];MATCH([.$B307];[.$M$777:.$M$1102];0);1);&quot;&quot;)" office:value-type="float" office:value="6.1125180596277" calcext:value-type="float">
            <text:p>6.1125180596277</text:p>
          </table:table-cell>
          <table:table-cell table:formula="of:=IFERROR(INDEX([.$N$1103:.$N$1428];MATCH([.$B307];[.$M$1103:.$M$1428];0);1);&quot;&quot;)" office:value-type="float" office:value="5.80892844992444" calcext:value-type="float">
            <text:p>5.80892844992444</text:p>
          </table:table-cell>
          <table:table-cell table:formula="of:=IFERROR(INDEX([.$N$1429:.$N$1754];MATCH([.$B307];[.$M$1429:.$M$1754];0);1);&quot;&quot;)" office:value-type="float" office:value="4.97677646384043" calcext:value-type="float">
            <text:p>4.97677646384043</text:p>
          </table:table-cell>
          <table:table-cell table:formula="of:=IFERROR(INDEX([.$N$1755:.$N$2080];MATCH([.$B307];[.$M$1755:.$M$2080];0);1);&quot;&quot;)" office:value-type="float" office:value="6.0048308537962" calcext:value-type="float">
            <text:p>6.004830853796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ampton</text:p>
          </table:table-cell>
          <table:table-cell office:value-type="string" calcext:value-type="string">
            <text:p>E0700015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Havering</text:p>
          </table:table-cell>
          <table:table-cell office:value-type="string" calcext:value-type="string">
            <text:p>E09000016</text:p>
          </table:table-cell>
          <table:table-cell table:formula="of:=IFERROR(INDEX([.$N$2:.N$125];MATCH([.B308];[.$M$2:.$M$125];0);1);&quot;&quot;)" office:value-type="float" office:value="6.3" calcext:value-type="float">
            <text:p>6.3</text:p>
          </table:table-cell>
          <table:table-cell table:formula="of:=IFERROR(INDEX([.$N$126:.N$450];MATCH([.$B308];[.$M$126:.$M$450];0);1);&quot;&quot;)" office:value-type="float" office:value="6.3" calcext:value-type="float">
            <text:p>6.3</text:p>
          </table:table-cell>
          <table:table-cell table:formula="of:=IFERROR(INDEX([.$N$451:.$N$776];MATCH([.$B308];[.$M$451:.$M$776];0);1);&quot;&quot;)" office:value-type="float" office:value="5.9" calcext:value-type="float">
            <text:p>5.9</text:p>
          </table:table-cell>
          <table:table-cell table:formula="of:=IFERROR(INDEX([.$N$777:.$N$1102];MATCH([.$B308];[.$M$777:.$M$1102];0);1);&quot;&quot;)" office:value-type="float" office:value="6.02702649707008" calcext:value-type="float">
            <text:p>6.02702649707008</text:p>
          </table:table-cell>
          <table:table-cell table:formula="of:=IFERROR(INDEX([.$N$1103:.$N$1428];MATCH([.$B308];[.$M$1103:.$M$1428];0);1);&quot;&quot;)" office:value-type="float" office:value="5.73650299136896" calcext:value-type="float">
            <text:p>5.73650299136896</text:p>
          </table:table-cell>
          <table:table-cell table:formula="of:=IFERROR(INDEX([.$N$1429:.$N$1754];MATCH([.$B308];[.$M$1429:.$M$1754];0);1);&quot;&quot;)" office:value-type="float" office:value="5.144153309854" calcext:value-type="float">
            <text:p>5.144153309854</text:p>
          </table:table-cell>
          <table:table-cell table:formula="of:=IFERROR(INDEX([.$N$1755:.$N$2080];MATCH([.$B308];[.$M$1755:.$M$2080];0);1);&quot;&quot;)" office:value-type="float" office:value="5.98783419907298" calcext:value-type="float">
            <text:p>5.9878341990729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Northamptonshire</text:p>
          </table:table-cell>
          <table:table-cell office:value-type="string" calcext:value-type="string">
            <text:p>E0700015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string" calcext:value-type="string">
            <text:p>E09000017</text:p>
          </table:table-cell>
          <table:table-cell table:formula="of:=IFERROR(INDEX([.$N$2:.N$125];MATCH([.B309];[.$M$2:.$M$125];0);1);&quot;&quot;)" office:value-type="float" office:value="6.5" calcext:value-type="float">
            <text:p>6.5</text:p>
          </table:table-cell>
          <table:table-cell table:formula="of:=IFERROR(INDEX([.$N$126:.N$450];MATCH([.$B309];[.$M$126:.$M$450];0);1);&quot;&quot;)" office:value-type="float" office:value="6.9" calcext:value-type="float">
            <text:p>6.9</text:p>
          </table:table-cell>
          <table:table-cell table:formula="of:=IFERROR(INDEX([.$N$451:.$N$776];MATCH([.$B309];[.$M$451:.$M$776];0);1);&quot;&quot;)" office:value-type="float" office:value="6.2" calcext:value-type="float">
            <text:p>6.2</text:p>
          </table:table-cell>
          <table:table-cell table:formula="of:=IFERROR(INDEX([.$N$777:.$N$1102];MATCH([.$B309];[.$M$777:.$M$1102];0);1);&quot;&quot;)" office:value-type="float" office:value="6.31894181909934" calcext:value-type="float">
            <text:p>6.31894181909934</text:p>
          </table:table-cell>
          <table:table-cell table:formula="of:=IFERROR(INDEX([.$N$1103:.$N$1428];MATCH([.$B309];[.$M$1103:.$M$1428];0);1);&quot;&quot;)" office:value-type="float" office:value="6.03938982010227" calcext:value-type="float">
            <text:p>6.03938982010227</text:p>
          </table:table-cell>
          <table:table-cell table:formula="of:=IFERROR(INDEX([.$N$1429:.$N$1754];MATCH([.$B309];[.$M$1429:.$M$1754];0);1);&quot;&quot;)" office:value-type="float" office:value="4.99241138156819" calcext:value-type="float">
            <text:p>4.99241138156819</text:p>
          </table:table-cell>
          <table:table-cell table:formula="of:=IFERROR(INDEX([.$N$1755:.$N$2080];MATCH([.$B309];[.$M$1755:.$M$2080];0);1);&quot;&quot;)" office:value-type="float" office:value="5.95125056869154" calcext:value-type="float">
            <text:p>5.9512505686915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llingborough</text:p>
          </table:table-cell>
          <table:table-cell office:value-type="string" calcext:value-type="string">
            <text:p>E0700015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Hounslow</text:p>
          </table:table-cell>
          <table:table-cell office:value-type="string" calcext:value-type="string">
            <text:p>E09000018</text:p>
          </table:table-cell>
          <table:table-cell table:formula="of:=IFERROR(INDEX([.$N$2:.N$125];MATCH([.B310];[.$M$2:.$M$125];0);1);&quot;&quot;)" office:value-type="float" office:value="7.1" calcext:value-type="float">
            <text:p>7.1</text:p>
          </table:table-cell>
          <table:table-cell table:formula="of:=IFERROR(INDEX([.$N$126:.N$450];MATCH([.$B310];[.$M$126:.$M$450];0);1);&quot;&quot;)" office:value-type="float" office:value="7.1" calcext:value-type="float">
            <text:p>7.1</text:p>
          </table:table-cell>
          <table:table-cell table:formula="of:=IFERROR(INDEX([.$N$451:.$N$776];MATCH([.$B310];[.$M$451:.$M$776];0);1);&quot;&quot;)" office:value-type="float" office:value="6.5" calcext:value-type="float">
            <text:p>6.5</text:p>
          </table:table-cell>
          <table:table-cell table:formula="of:=IFERROR(INDEX([.$N$777:.$N$1102];MATCH([.$B310];[.$M$777:.$M$1102];0);1);&quot;&quot;)" office:value-type="float" office:value="6.66570060839605" calcext:value-type="float">
            <text:p>6.66570060839605</text:p>
          </table:table-cell>
          <table:table-cell table:formula="of:=IFERROR(INDEX([.$N$1103:.$N$1428];MATCH([.$B310];[.$M$1103:.$M$1428];0);1);&quot;&quot;)" office:value-type="float" office:value="6.34661876194535" calcext:value-type="float">
            <text:p>6.34661876194535</text:p>
          </table:table-cell>
          <table:table-cell table:formula="of:=IFERROR(INDEX([.$N$1429:.$N$1754];MATCH([.$B310];[.$M$1429:.$M$1754];0);1);&quot;&quot;)" office:value-type="float" office:value="5.31906421555566" calcext:value-type="float">
            <text:p>5.31906421555566</text:p>
          </table:table-cell>
          <table:table-cell table:formula="of:=IFERROR(INDEX([.$N$1755:.$N$2080];MATCH([.$B310];[.$M$1755:.$M$2080];0);1);&quot;&quot;)" office:value-type="float" office:value="6.29872063826032" calcext:value-type="float">
            <text:p>6.2987206382603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raven</text:p>
          </table:table-cell>
          <table:table-cell office:value-type="string" calcext:value-type="string">
            <text:p>E0700016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Islington</text:p>
          </table:table-cell>
          <table:table-cell office:value-type="string" calcext:value-type="string">
            <text:p>E09000019</text:p>
          </table:table-cell>
          <table:table-cell table:formula="of:=IFERROR(INDEX([.$N$2:.N$125];MATCH([.B311];[.$M$2:.$M$125];0);1);&quot;&quot;)" office:value-type="float" office:value="7.9" calcext:value-type="float">
            <text:p>7.9</text:p>
          </table:table-cell>
          <table:table-cell table:formula="of:=IFERROR(INDEX([.$N$126:.N$450];MATCH([.$B311];[.$M$126:.$M$450];0);1);&quot;&quot;)" office:value-type="float" office:value="8.1" calcext:value-type="float">
            <text:p>8.1</text:p>
          </table:table-cell>
          <table:table-cell table:formula="of:=IFERROR(INDEX([.$N$451:.$N$776];MATCH([.$B311];[.$M$451:.$M$776];0);1);&quot;&quot;)" office:value-type="float" office:value="7.4" calcext:value-type="float">
            <text:p>7.4</text:p>
          </table:table-cell>
          <table:table-cell table:formula="of:=IFERROR(INDEX([.$N$777:.$N$1102];MATCH([.$B311];[.$M$777:.$M$1102];0);1);&quot;&quot;)" office:value-type="float" office:value="7.51785355230525" calcext:value-type="float">
            <text:p>7.51785355230525</text:p>
          </table:table-cell>
          <table:table-cell table:formula="of:=IFERROR(INDEX([.$N$1103:.$N$1428];MATCH([.$B311];[.$M$1103:.$M$1428];0);1);&quot;&quot;)" office:value-type="float" office:value="7.39631483734492" calcext:value-type="float">
            <text:p>7.39631483734492</text:p>
          </table:table-cell>
          <table:table-cell table:formula="of:=IFERROR(INDEX([.$N$1429:.$N$1754];MATCH([.$B311];[.$M$1429:.$M$1754];0);1);&quot;&quot;)" office:value-type="float" office:value="6.45523348363581" calcext:value-type="float">
            <text:p>6.45523348363581</text:p>
          </table:table-cell>
          <table:table-cell table:formula="of:=IFERROR(INDEX([.$N$1755:.$N$2080];MATCH([.$B311];[.$M$1755:.$M$2080];0);1);&quot;&quot;)" office:value-type="float" office:value="6.66962711393212" calcext:value-type="float">
            <text:p>6.6696271139321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ambleton</text:p>
          </table:table-cell>
          <table:table-cell office:value-type="string" calcext:value-type="string">
            <text:p>E07000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string" calcext:value-type="string">
            <text:p>E09000020</text:p>
          </table:table-cell>
          <table:table-cell table:formula="of:=IFERROR(INDEX([.$N$2:.N$125];MATCH([.B312];[.$M$2:.$M$125];0);1);&quot;&quot;)" office:value-type="float" office:value="8.3" calcext:value-type="float">
            <text:p>8.3</text:p>
          </table:table-cell>
          <table:table-cell table:formula="of:=IFERROR(INDEX([.$N$126:.N$450];MATCH([.$B312];[.$M$126:.$M$450];0);1);&quot;&quot;)" office:value-type="float" office:value="8.3" calcext:value-type="float">
            <text:p>8.3</text:p>
          </table:table-cell>
          <table:table-cell table:formula="of:=IFERROR(INDEX([.$N$451:.$N$776];MATCH([.$B312];[.$M$451:.$M$776];0);1);&quot;&quot;)" office:value-type="float" office:value="7.6" calcext:value-type="float">
            <text:p>7.6</text:p>
          </table:table-cell>
          <table:table-cell table:formula="of:=IFERROR(INDEX([.$N$777:.$N$1102];MATCH([.$B312];[.$M$777:.$M$1102];0);1);&quot;&quot;)" office:value-type="float" office:value="7.76805215664064" calcext:value-type="float">
            <text:p>7.76805215664064</text:p>
          </table:table-cell>
          <table:table-cell table:formula="of:=IFERROR(INDEX([.$N$1103:.$N$1428];MATCH([.$B312];[.$M$1103:.$M$1428];0);1);&quot;&quot;)" office:value-type="float" office:value="7.65717918180149" calcext:value-type="float">
            <text:p>7.65717918180149</text:p>
          </table:table-cell>
          <table:table-cell table:formula="of:=IFERROR(INDEX([.$N$1429:.$N$1754];MATCH([.$B312];[.$M$1429:.$M$1754];0);1);&quot;&quot;)" office:value-type="float" office:value="6.5647621194773" calcext:value-type="float">
            <text:p>6.5647621194773</text:p>
          </table:table-cell>
          <table:table-cell table:formula="of:=IFERROR(INDEX([.$N$1755:.$N$2080];MATCH([.$B312];[.$M$1755:.$M$2080];0);1);&quot;&quot;)" office:value-type="float" office:value="6.75435477352104" calcext:value-type="float">
            <text:p>6.7543547735210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arrogate</text:p>
          </table:table-cell>
          <table:table-cell office:value-type="string" calcext:value-type="string">
            <text:p>E0700016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string" calcext:value-type="string">
            <text:p>E09000021</text:p>
          </table:table-cell>
          <table:table-cell table:formula="of:=IFERROR(INDEX([.$N$2:.N$125];MATCH([.B313];[.$M$2:.$M$125];0);1);&quot;&quot;)" office:value-type="float" office:value="6.7" calcext:value-type="float">
            <text:p>6.7</text:p>
          </table:table-cell>
          <table:table-cell table:formula="of:=IFERROR(INDEX([.$N$126:.N$450];MATCH([.$B313];[.$M$126:.$M$450];0);1);&quot;&quot;)" office:value-type="float" office:value="6.7" calcext:value-type="float">
            <text:p>6.7</text:p>
          </table:table-cell>
          <table:table-cell table:formula="of:=IFERROR(INDEX([.$N$451:.$N$776];MATCH([.$B313];[.$M$451:.$M$776];0);1);&quot;&quot;)" office:value-type="float" office:value="6.1" calcext:value-type="float">
            <text:p>6.1</text:p>
          </table:table-cell>
          <table:table-cell table:formula="of:=IFERROR(INDEX([.$N$777:.$N$1102];MATCH([.$B313];[.$M$777:.$M$1102];0);1);&quot;&quot;)" office:value-type="float" office:value="6.21703814177755" calcext:value-type="float">
            <text:p>6.21703814177755</text:p>
          </table:table-cell>
          <table:table-cell table:formula="of:=IFERROR(INDEX([.$N$1103:.$N$1428];MATCH([.$B313];[.$M$1103:.$M$1428];0);1);&quot;&quot;)" office:value-type="float" office:value="5.91174158222995" calcext:value-type="float">
            <text:p>5.91174158222995</text:p>
          </table:table-cell>
          <table:table-cell table:formula="of:=IFERROR(INDEX([.$N$1429:.$N$1754];MATCH([.$B313];[.$M$1429:.$M$1754];0);1);&quot;&quot;)" office:value-type="float" office:value="5.10168979484745" calcext:value-type="float">
            <text:p>5.10168979484745</text:p>
          </table:table-cell>
          <table:table-cell table:formula="of:=IFERROR(INDEX([.$N$1755:.$N$2080];MATCH([.$B313];[.$M$1755:.$M$2080];0);1);&quot;&quot;)" office:value-type="float" office:value="6.10254987672645" calcext:value-type="float">
            <text:p>6.1025498767264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ichmondshire</text:p>
          </table:table-cell>
          <table:table-cell office:value-type="string" calcext:value-type="string">
            <text:p>E0700016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Lambeth </text:p>
          </table:table-cell>
          <table:table-cell office:value-type="string" calcext:value-type="string">
            <text:p>E09000022</text:p>
          </table:table-cell>
          <table:table-cell table:formula="of:=IFERROR(INDEX([.$N$2:.N$125];MATCH([.B314];[.$M$2:.$M$125];0);1);&quot;&quot;)" office:value-type="float" office:value="7.7" calcext:value-type="float">
            <text:p>7.7</text:p>
          </table:table-cell>
          <table:table-cell table:formula="of:=IFERROR(INDEX([.$N$126:.N$450];MATCH([.$B314];[.$M$126:.$M$450];0);1);&quot;&quot;)" office:value-type="float" office:value="7.5" calcext:value-type="float">
            <text:p>7.5</text:p>
          </table:table-cell>
          <table:table-cell table:formula="of:=IFERROR(INDEX([.$N$451:.$N$776];MATCH([.$B314];[.$M$451:.$M$776];0);1);&quot;&quot;)" office:value-type="float" office:value="6.9" calcext:value-type="float">
            <text:p>6.9</text:p>
          </table:table-cell>
          <table:table-cell table:formula="of:=IFERROR(INDEX([.$N$777:.$N$1102];MATCH([.$B314];[.$M$777:.$M$1102];0);1);&quot;&quot;)" office:value-type="float" office:value="7.05478342381008" calcext:value-type="float">
            <text:p>7.05478342381008</text:p>
          </table:table-cell>
          <table:table-cell table:formula="of:=IFERROR(INDEX([.$N$1103:.$N$1428];MATCH([.$B314];[.$M$1103:.$M$1428];0);1);&quot;&quot;)" office:value-type="float" office:value="6.81483519055992" calcext:value-type="float">
            <text:p>6.81483519055992</text:p>
          </table:table-cell>
          <table:table-cell table:formula="of:=IFERROR(INDEX([.$N$1429:.$N$1754];MATCH([.$B314];[.$M$1429:.$M$1754];0);1);&quot;&quot;)" office:value-type="float" office:value="5.98771916129132" calcext:value-type="float">
            <text:p>5.98771916129132</text:p>
          </table:table-cell>
          <table:table-cell table:formula="of:=IFERROR(INDEX([.$N$1755:.$N$2080];MATCH([.$B314];[.$M$1755:.$M$2080];0);1);&quot;&quot;)" office:value-type="float" office:value="6.63802548064635" calcext:value-type="float">
            <text:p>6.6380254806463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yedale</text:p>
          </table:table-cell>
          <table:table-cell office:value-type="string" calcext:value-type="string">
            <text:p>E07000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wisham </text:p>
          </table:table-cell>
          <table:table-cell office:value-type="string" calcext:value-type="string">
            <text:p>E09000023</text:p>
          </table:table-cell>
          <table:table-cell table:formula="of:=IFERROR(INDEX([.$N$2:.N$125];MATCH([.B315];[.$M$2:.$M$125];0);1);&quot;&quot;)" office:value-type="float" office:value="7.2" calcext:value-type="float">
            <text:p>7.2</text:p>
          </table:table-cell>
          <table:table-cell table:formula="of:=IFERROR(INDEX([.$N$126:.N$450];MATCH([.$B315];[.$M$126:.$M$450];0);1);&quot;&quot;)" office:value-type="float" office:value="7" calcext:value-type="float">
            <text:p>7</text:p>
          </table:table-cell>
          <table:table-cell table:formula="of:=IFERROR(INDEX([.$N$451:.$N$776];MATCH([.$B315];[.$M$451:.$M$776];0);1);&quot;&quot;)" office:value-type="float" office:value="6.5" calcext:value-type="float">
            <text:p>6.5</text:p>
          </table:table-cell>
          <table:table-cell table:formula="of:=IFERROR(INDEX([.$N$777:.$N$1102];MATCH([.$B315];[.$M$777:.$M$1102];0);1);&quot;&quot;)" office:value-type="float" office:value="6.58383179882638" calcext:value-type="float">
            <text:p>6.58383179882638</text:p>
          </table:table-cell>
          <table:table-cell table:formula="of:=IFERROR(INDEX([.$N$1103:.$N$1428];MATCH([.$B315];[.$M$1103:.$M$1428];0);1);&quot;&quot;)" office:value-type="float" office:value="6.31297527768456" calcext:value-type="float">
            <text:p>6.31297527768456</text:p>
          </table:table-cell>
          <table:table-cell table:formula="of:=IFERROR(INDEX([.$N$1429:.$N$1754];MATCH([.$B315];[.$M$1429:.$M$1754];0);1);&quot;&quot;)" office:value-type="float" office:value="5.5658024239684" calcext:value-type="float">
            <text:p>5.5658024239684</text:p>
          </table:table-cell>
          <table:table-cell table:formula="of:=IFERROR(INDEX([.$N$1755:.$N$2080];MATCH([.$B315];[.$M$1755:.$M$2080];0);1);&quot;&quot;)" office:value-type="float" office:value="6.48919095074187" calcext:value-type="float">
            <text:p>6.4891909507418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E0700016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Merton</text:p>
          </table:table-cell>
          <table:table-cell office:value-type="string" calcext:value-type="string">
            <text:p>E09000024</text:p>
          </table:table-cell>
          <table:table-cell table:formula="of:=IFERROR(INDEX([.$N$2:.N$125];MATCH([.B316];[.$M$2:.$M$125];0);1);&quot;&quot;)" office:value-type="float" office:value="6.9" calcext:value-type="float">
            <text:p>6.9</text:p>
          </table:table-cell>
          <table:table-cell table:formula="of:=IFERROR(INDEX([.$N$126:.N$450];MATCH([.$B316];[.$M$126:.$M$450];0);1);&quot;&quot;)" office:value-type="float" office:value="6.8" calcext:value-type="float">
            <text:p>6.8</text:p>
          </table:table-cell>
          <table:table-cell table:formula="of:=IFERROR(INDEX([.$N$451:.$N$776];MATCH([.$B316];[.$M$451:.$M$776];0);1);&quot;&quot;)" office:value-type="float" office:value="6.2" calcext:value-type="float">
            <text:p>6.2</text:p>
          </table:table-cell>
          <table:table-cell table:formula="of:=IFERROR(INDEX([.$N$777:.$N$1102];MATCH([.$B316];[.$M$777:.$M$1102];0);1);&quot;&quot;)" office:value-type="float" office:value="6.38131936219328" calcext:value-type="float">
            <text:p>6.38131936219328</text:p>
          </table:table-cell>
          <table:table-cell table:formula="of:=IFERROR(INDEX([.$N$1103:.$N$1428];MATCH([.$B316];[.$M$1103:.$M$1428];0);1);&quot;&quot;)" office:value-type="float" office:value="6.06440168398973" calcext:value-type="float">
            <text:p>6.06440168398973</text:p>
          </table:table-cell>
          <table:table-cell table:formula="of:=IFERROR(INDEX([.$N$1429:.$N$1754];MATCH([.$B316];[.$M$1429:.$M$1754];0);1);&quot;&quot;)" office:value-type="float" office:value="5.25478091405459" calcext:value-type="float">
            <text:p>5.25478091405459</text:p>
          </table:table-cell>
          <table:table-cell table:formula="of:=IFERROR(INDEX([.$N$1755:.$N$2080];MATCH([.$B316];[.$M$1755:.$M$2080];0);1);&quot;&quot;)" office:value-type="float" office:value="6.50525800107492" calcext:value-type="float">
            <text:p>6.5052580010749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elby</text:p>
          </table:table-cell>
          <table:table-cell office:value-type="string" calcext:value-type="string">
            <text:p>E0700016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Newham </text:p>
          </table:table-cell>
          <table:table-cell office:value-type="string" calcext:value-type="string">
            <text:p>E09000025</text:p>
          </table:table-cell>
          <table:table-cell table:formula="of:=IFERROR(INDEX([.$N$2:.N$125];MATCH([.B317];[.$M$2:.$M$125];0);1);&quot;&quot;)" office:value-type="float" office:value="7.6" calcext:value-type="float">
            <text:p>7.6</text:p>
          </table:table-cell>
          <table:table-cell table:formula="of:=IFERROR(INDEX([.$N$126:.N$450];MATCH([.$B317];[.$M$126:.$M$450];0);1);&quot;&quot;)" office:value-type="float" office:value="7.6" calcext:value-type="float">
            <text:p>7.6</text:p>
          </table:table-cell>
          <table:table-cell table:formula="of:=IFERROR(INDEX([.$N$451:.$N$776];MATCH([.$B317];[.$M$451:.$M$776];0);1);&quot;&quot;)" office:value-type="float" office:value="6.9" calcext:value-type="float">
            <text:p>6.9</text:p>
          </table:table-cell>
          <table:table-cell table:formula="of:=IFERROR(INDEX([.$N$777:.$N$1102];MATCH([.$B317];[.$M$777:.$M$1102];0);1);&quot;&quot;)" office:value-type="float" office:value="7.03291720175437" calcext:value-type="float">
            <text:p>7.03291720175437</text:p>
          </table:table-cell>
          <table:table-cell table:formula="of:=IFERROR(INDEX([.$N$1103:.$N$1428];MATCH([.$B317];[.$M$1103:.$M$1428];0);1);&quot;&quot;)" office:value-type="float" office:value="6.80371430111065" calcext:value-type="float">
            <text:p>6.80371430111065</text:p>
          </table:table-cell>
          <table:table-cell table:formula="of:=IFERROR(INDEX([.$N$1429:.$N$1754];MATCH([.$B317];[.$M$1429:.$M$1754];0);1);&quot;&quot;)" office:value-type="float" office:value="6.02899225372837" calcext:value-type="float">
            <text:p>6.02899225372837</text:p>
          </table:table-cell>
          <table:table-cell table:formula="of:=IFERROR(INDEX([.$N$1755:.$N$2080];MATCH([.$B317];[.$M$1755:.$M$2080];0);1);&quot;&quot;)" office:value-type="float" office:value="6.94011949629925" calcext:value-type="float">
            <text:p>6.9401194962992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Ashfield</text:p>
          </table:table-cell>
          <table:table-cell office:value-type="string" calcext:value-type="string">
            <text:p>E0700017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Redbridge</text:p>
          </table:table-cell>
          <table:table-cell office:value-type="string" calcext:value-type="string">
            <text:p>E09000026</text:p>
          </table:table-cell>
          <table:table-cell table:formula="of:=IFERROR(INDEX([.$N$2:.N$125];MATCH([.B318];[.$M$2:.$M$125];0);1);&quot;&quot;)" office:value-type="float" office:value="7" calcext:value-type="float">
            <text:p>7</text:p>
          </table:table-cell>
          <table:table-cell table:formula="of:=IFERROR(INDEX([.$N$126:.N$450];MATCH([.$B318];[.$M$126:.$M$450];0);1);&quot;&quot;)" office:value-type="float" office:value="7.1" calcext:value-type="float">
            <text:p>7.1</text:p>
          </table:table-cell>
          <table:table-cell table:formula="of:=IFERROR(INDEX([.$N$451:.$N$776];MATCH([.$B318];[.$M$451:.$M$776];0);1);&quot;&quot;)" office:value-type="float" office:value="6.6" calcext:value-type="float">
            <text:p>6.6</text:p>
          </table:table-cell>
          <table:table-cell table:formula="of:=IFERROR(INDEX([.$N$777:.$N$1102];MATCH([.$B318];[.$M$777:.$M$1102];0);1);&quot;&quot;)" office:value-type="float" office:value="6.67950790732319" calcext:value-type="float">
            <text:p>6.67950790732319</text:p>
          </table:table-cell>
          <table:table-cell table:formula="of:=IFERROR(INDEX([.$N$1103:.$N$1428];MATCH([.$B318];[.$M$1103:.$M$1428];0);1);&quot;&quot;)" office:value-type="float" office:value="6.41185725189158" calcext:value-type="float">
            <text:p>6.41185725189158</text:p>
          </table:table-cell>
          <table:table-cell table:formula="of:=IFERROR(INDEX([.$N$1429:.$N$1754];MATCH([.$B318];[.$M$1429:.$M$1754];0);1);&quot;&quot;)" office:value-type="float" office:value="5.68798508467085" calcext:value-type="float">
            <text:p>5.68798508467085</text:p>
          </table:table-cell>
          <table:table-cell table:formula="of:=IFERROR(INDEX([.$N$1755:.$N$2080];MATCH([.$B318];[.$M$1755:.$M$2080];0);1);&quot;&quot;)" office:value-type="float" office:value="6.56773469782423" calcext:value-type="float">
            <text:p>6.5677346978242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assetlaw</text:p>
          </table:table-cell>
          <table:table-cell office:value-type="string" calcext:value-type="string">
            <text:p>E07000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string" calcext:value-type="string">
            <text:p>E09000027</text:p>
          </table:table-cell>
          <table:table-cell table:formula="of:=IFERROR(INDEX([.$N$2:.N$125];MATCH([.B319];[.$M$2:.$M$125];0);1);&quot;&quot;)" office:value-type="float" office:value="6.8" calcext:value-type="float">
            <text:p>6.8</text:p>
          </table:table-cell>
          <table:table-cell table:formula="of:=IFERROR(INDEX([.$N$126:.N$450];MATCH([.$B319];[.$M$126:.$M$450];0);1);&quot;&quot;)" office:value-type="float" office:value="6.8" calcext:value-type="float">
            <text:p>6.8</text:p>
          </table:table-cell>
          <table:table-cell table:formula="of:=IFERROR(INDEX([.$N$451:.$N$776];MATCH([.$B319];[.$M$451:.$M$776];0);1);&quot;&quot;)" office:value-type="float" office:value="6.1" calcext:value-type="float">
            <text:p>6.1</text:p>
          </table:table-cell>
          <table:table-cell table:formula="of:=IFERROR(INDEX([.$N$777:.$N$1102];MATCH([.$B319];[.$M$777:.$M$1102];0);1);&quot;&quot;)" office:value-type="float" office:value="6.30989632817338" calcext:value-type="float">
            <text:p>6.30989632817338</text:p>
          </table:table-cell>
          <table:table-cell table:formula="of:=IFERROR(INDEX([.$N$1103:.$N$1428];MATCH([.$B319];[.$M$1103:.$M$1428];0);1);&quot;&quot;)" office:value-type="float" office:value="5.97912927593409" calcext:value-type="float">
            <text:p>5.97912927593409</text:p>
          </table:table-cell>
          <table:table-cell table:formula="of:=IFERROR(INDEX([.$N$1429:.$N$1754];MATCH([.$B319];[.$M$1429:.$M$1754];0);1);&quot;&quot;)" office:value-type="float" office:value="5.13094250957777" calcext:value-type="float">
            <text:p>5.13094250957777</text:p>
          </table:table-cell>
          <table:table-cell table:formula="of:=IFERROR(INDEX([.$N$1755:.$N$2080];MATCH([.$B319];[.$M$1755:.$M$2080];0);1);&quot;&quot;)" office:value-type="float" office:value="6.15410273976899" calcext:value-type="float">
            <text:p>6.1541027397689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roxtowe</text:p>
          </table:table-cell>
          <table:table-cell office:value-type="string" calcext:value-type="string">
            <text:p>E0700017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 office:value-type="string" calcext:value-type="string">
            <text:p>E09000028</text:p>
          </table:table-cell>
          <table:table-cell table:formula="of:=IFERROR(INDEX([.$N$2:.N$125];MATCH([.B320];[.$M$2:.$M$125];0);1);&quot;&quot;)" office:value-type="float" office:value="7.9" calcext:value-type="float">
            <text:p>7.9</text:p>
          </table:table-cell>
          <table:table-cell table:formula="of:=IFERROR(INDEX([.$N$126:.N$450];MATCH([.$B320];[.$M$126:.$M$450];0);1);&quot;&quot;)" office:value-type="float" office:value="7.7" calcext:value-type="float">
            <text:p>7.7</text:p>
          </table:table-cell>
          <table:table-cell table:formula="of:=IFERROR(INDEX([.$N$451:.$N$776];MATCH([.$B320];[.$M$451:.$M$776];0);1);&quot;&quot;)" office:value-type="float" office:value="7.1" calcext:value-type="float">
            <text:p>7.1</text:p>
          </table:table-cell>
          <table:table-cell table:formula="of:=IFERROR(INDEX([.$N$777:.$N$1102];MATCH([.$B320];[.$M$777:.$M$1102];0);1);&quot;&quot;)" office:value-type="float" office:value="7.22505218006221" calcext:value-type="float">
            <text:p>7.22505218006221</text:p>
          </table:table-cell>
          <table:table-cell table:formula="of:=IFERROR(INDEX([.$N$1103:.$N$1428];MATCH([.$B320];[.$M$1103:.$M$1428];0);1);&quot;&quot;)" office:value-type="float" office:value="6.98151647788172" calcext:value-type="float">
            <text:p>6.98151647788172</text:p>
          </table:table-cell>
          <table:table-cell table:formula="of:=IFERROR(INDEX([.$N$1429:.$N$1754];MATCH([.$B320];[.$M$1429:.$M$1754];0);1);&quot;&quot;)" office:value-type="float" office:value="6.13064627885325" calcext:value-type="float">
            <text:p>6.13064627885325</text:p>
          </table:table-cell>
          <table:table-cell table:formula="of:=IFERROR(INDEX([.$N$1755:.$N$2080];MATCH([.$B320];[.$M$1755:.$M$2080];0);1);&quot;&quot;)" office:value-type="float" office:value="6.59094042345025" calcext:value-type="float">
            <text:p>6.5909404234502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Gedling</text:p>
          </table:table-cell>
          <table:table-cell office:value-type="string" calcext:value-type="string">
            <text:p>E0700017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tton</text:p>
          </table:table-cell>
          <table:table-cell office:value-type="string" calcext:value-type="string">
            <text:p>E09000029</text:p>
          </table:table-cell>
          <table:table-cell table:formula="of:=IFERROR(INDEX([.$N$2:.N$125];MATCH([.B321];[.$M$2:.$M$125];0);1);&quot;&quot;)" office:value-type="float" office:value="6.4" calcext:value-type="float">
            <text:p>6.4</text:p>
          </table:table-cell>
          <table:table-cell table:formula="of:=IFERROR(INDEX([.$N$126:.N$450];MATCH([.$B321];[.$M$126:.$M$450];0);1);&quot;&quot;)" office:value-type="float" office:value="6.4" calcext:value-type="float">
            <text:p>6.4</text:p>
          </table:table-cell>
          <table:table-cell table:formula="of:=IFERROR(INDEX([.$N$451:.$N$776];MATCH([.$B321];[.$M$451:.$M$776];0);1);&quot;&quot;)" office:value-type="float" office:value="5.8" calcext:value-type="float">
            <text:p>5.8</text:p>
          </table:table-cell>
          <table:table-cell table:formula="of:=IFERROR(INDEX([.$N$777:.$N$1102];MATCH([.$B321];[.$M$777:.$M$1102];0);1);&quot;&quot;)" office:value-type="float" office:value="5.95116288676364" calcext:value-type="float">
            <text:p>5.95116288676364</text:p>
          </table:table-cell>
          <table:table-cell table:formula="of:=IFERROR(INDEX([.$N$1103:.$N$1428];MATCH([.$B321];[.$M$1103:.$M$1428];0);1);&quot;&quot;)" office:value-type="float" office:value="5.61348672336699" calcext:value-type="float">
            <text:p>5.61348672336699</text:p>
          </table:table-cell>
          <table:table-cell table:formula="of:=IFERROR(INDEX([.$N$1429:.$N$1754];MATCH([.$B321];[.$M$1429:.$M$1754];0);1);&quot;&quot;)" office:value-type="float" office:value="4.91612252794895" calcext:value-type="float">
            <text:p>4.91612252794895</text:p>
          </table:table-cell>
          <table:table-cell table:formula="of:=IFERROR(INDEX([.$N$1755:.$N$2080];MATCH([.$B321];[.$M$1755:.$M$2080];0);1);&quot;&quot;)" office:value-type="float" office:value="6.11926868671383" calcext:value-type="float">
            <text:p>6.1192686867138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E0700017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string" calcext:value-type="string">
            <text:p>E09000030</text:p>
          </table:table-cell>
          <table:table-cell table:formula="of:=IFERROR(INDEX([.$N$2:.N$125];MATCH([.B322];[.$M$2:.$M$125];0);1);&quot;&quot;)" office:value-type="float" office:value="8.1" calcext:value-type="float">
            <text:p>8.1</text:p>
          </table:table-cell>
          <table:table-cell table:formula="of:=IFERROR(INDEX([.$N$126:.N$450];MATCH([.$B322];[.$M$126:.$M$450];0);1);&quot;&quot;)" office:value-type="float" office:value="8.1" calcext:value-type="float">
            <text:p>8.1</text:p>
          </table:table-cell>
          <table:table-cell table:formula="of:=IFERROR(INDEX([.$N$451:.$N$776];MATCH([.$B322];[.$M$451:.$M$776];0);1);&quot;&quot;)" office:value-type="float" office:value="7.4" calcext:value-type="float">
            <text:p>7.4</text:p>
          </table:table-cell>
          <table:table-cell table:formula="of:=IFERROR(INDEX([.$N$777:.$N$1102];MATCH([.$B322];[.$M$777:.$M$1102];0);1);&quot;&quot;)" office:value-type="float" office:value="7.47918597801232" calcext:value-type="float">
            <text:p>7.47918597801232</text:p>
          </table:table-cell>
          <table:table-cell table:formula="of:=IFERROR(INDEX([.$N$1103:.$N$1428];MATCH([.$B322];[.$M$1103:.$M$1428];0);1);&quot;&quot;)" office:value-type="float" office:value="7.30144924981401" calcext:value-type="float">
            <text:p>7.30144924981401</text:p>
          </table:table-cell>
          <table:table-cell table:formula="of:=IFERROR(INDEX([.$N$1429:.$N$1754];MATCH([.$B322];[.$M$1429:.$M$1754];0);1);&quot;&quot;)" office:value-type="float" office:value="6.3829176806315" calcext:value-type="float">
            <text:p>6.3829176806315</text:p>
          </table:table-cell>
          <table:table-cell table:formula="of:=IFERROR(INDEX([.$N$1755:.$N$2080];MATCH([.$B322];[.$M$1755:.$M$2080];0);1);&quot;&quot;)" office:value-type="float" office:value="6.61668696904961" calcext:value-type="float">
            <text:p>6.6166869690496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ewark and Sherwood</text:p>
          </table:table-cell>
          <table:table-cell office:value-type="string" calcext:value-type="string">
            <text:p>E0700017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string" calcext:value-type="string">
            <text:p>E09000031</text:p>
          </table:table-cell>
          <table:table-cell table:formula="of:=IFERROR(INDEX([.$N$2:.N$125];MATCH([.B323];[.$M$2:.$M$125];0);1);&quot;&quot;)" office:value-type="float" office:value="7.3" calcext:value-type="float">
            <text:p>7.3</text:p>
          </table:table-cell>
          <table:table-cell table:formula="of:=IFERROR(INDEX([.$N$126:.N$450];MATCH([.$B323];[.$M$126:.$M$450];0);1);&quot;&quot;)" office:value-type="float" office:value="7.4" calcext:value-type="float">
            <text:p>7.4</text:p>
          </table:table-cell>
          <table:table-cell table:formula="of:=IFERROR(INDEX([.$N$451:.$N$776];MATCH([.$B323];[.$M$451:.$M$776];0);1);&quot;&quot;)" office:value-type="float" office:value="6.8" calcext:value-type="float">
            <text:p>6.8</text:p>
          </table:table-cell>
          <table:table-cell table:formula="of:=IFERROR(INDEX([.$N$777:.$N$1102];MATCH([.$B323];[.$M$777:.$M$1102];0);1);&quot;&quot;)" office:value-type="float" office:value="6.87797862538604" calcext:value-type="float">
            <text:p>6.87797862538604</text:p>
          </table:table-cell>
          <table:table-cell table:formula="of:=IFERROR(INDEX([.$N$1103:.$N$1428];MATCH([.$B323];[.$M$1103:.$M$1428];0);1);&quot;&quot;)" office:value-type="float" office:value="6.67335768499264" calcext:value-type="float">
            <text:p>6.67335768499264</text:p>
          </table:table-cell>
          <table:table-cell table:formula="of:=IFERROR(INDEX([.$N$1429:.$N$1754];MATCH([.$B323];[.$M$1429:.$M$1754];0);1);&quot;&quot;)" office:value-type="float" office:value="5.90931832134702" calcext:value-type="float">
            <text:p>5.90931832134702</text:p>
          </table:table-cell>
          <table:table-cell table:formula="of:=IFERROR(INDEX([.$N$1755:.$N$2080];MATCH([.$B323];[.$M$1755:.$M$2080];0);1);&quot;&quot;)" office:value-type="float" office:value="6.82992337702234" calcext:value-type="float">
            <text:p>6.8299233770223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ushcliffe</text:p>
          </table:table-cell>
          <table:table-cell office:value-type="string" calcext:value-type="string">
            <text:p>E0700017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Wandsworth</text:p>
          </table:table-cell>
          <table:table-cell office:value-type="string" calcext:value-type="string">
            <text:p>E09000032</text:p>
          </table:table-cell>
          <table:table-cell table:formula="of:=IFERROR(INDEX([.$N$2:.N$125];MATCH([.B324];[.$M$2:.$M$125];0);1);&quot;&quot;)" office:value-type="float" office:value="7.3" calcext:value-type="float">
            <text:p>7.3</text:p>
          </table:table-cell>
          <table:table-cell table:formula="of:=IFERROR(INDEX([.$N$126:.N$450];MATCH([.$B324];[.$M$126:.$M$450];0);1);&quot;&quot;)" office:value-type="float" office:value="7.2" calcext:value-type="float">
            <text:p>7.2</text:p>
          </table:table-cell>
          <table:table-cell table:formula="of:=IFERROR(INDEX([.$N$451:.$N$776];MATCH([.$B324];[.$M$451:.$M$776];0);1);&quot;&quot;)" office:value-type="float" office:value="6.6" calcext:value-type="float">
            <text:p>6.6</text:p>
          </table:table-cell>
          <table:table-cell table:formula="of:=IFERROR(INDEX([.$N$777:.$N$1102];MATCH([.$B324];[.$M$777:.$M$1102];0);1);&quot;&quot;)" office:value-type="float" office:value="6.77946963798766" calcext:value-type="float">
            <text:p>6.77946963798766</text:p>
          </table:table-cell>
          <table:table-cell table:formula="of:=IFERROR(INDEX([.$N$1103:.$N$1428];MATCH([.$B324];[.$M$1103:.$M$1428];0);1);&quot;&quot;)" office:value-type="float" office:value="6.51422470999776" calcext:value-type="float">
            <text:p>6.51422470999776</text:p>
          </table:table-cell>
          <table:table-cell table:formula="of:=IFERROR(INDEX([.$N$1429:.$N$1754];MATCH([.$B324];[.$M$1429:.$M$1754];0);1);&quot;&quot;)" office:value-type="float" office:value="5.66410979301398" calcext:value-type="float">
            <text:p>5.66410979301398</text:p>
          </table:table-cell>
          <table:table-cell table:formula="of:=IFERROR(INDEX([.$N$1755:.$N$2080];MATCH([.$B324];[.$M$1755:.$M$2080];0);1);&quot;&quot;)" office:value-type="float" office:value="6.49763071883152" calcext:value-type="float">
            <text:p>6.4976307188315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erwell</text:p>
          </table:table-cell>
          <table:table-cell office:value-type="string" calcext:value-type="string">
            <text:p>E0700017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string" calcext:value-type="string">
            <text:p>E09000033</text:p>
          </table:table-cell>
          <table:table-cell table:formula="of:=IFERROR(INDEX([.$N$2:.N$125];MATCH([.B325];[.$M$2:.$M$125];0);1);&quot;&quot;)" office:value-type="float" office:value="8.3" calcext:value-type="float">
            <text:p>8.3</text:p>
          </table:table-cell>
          <table:table-cell table:formula="of:=IFERROR(INDEX([.$N$126:.N$450];MATCH([.$B325];[.$M$126:.$M$450];0);1);&quot;&quot;)" office:value-type="float" office:value="8.3" calcext:value-type="float">
            <text:p>8.3</text:p>
          </table:table-cell>
          <table:table-cell table:formula="of:=IFERROR(INDEX([.$N$451:.$N$776];MATCH([.$B325];[.$M$451:.$M$776];0);1);&quot;&quot;)" office:value-type="float" office:value="7.7" calcext:value-type="float">
            <text:p>7.7</text:p>
          </table:table-cell>
          <table:table-cell table:formula="of:=IFERROR(INDEX([.$N$777:.$N$1102];MATCH([.$B325];[.$M$777:.$M$1102];0);1);&quot;&quot;)" office:value-type="float" office:value="7.85865518335203" calcext:value-type="float">
            <text:p>7.85865518335203</text:p>
          </table:table-cell>
          <table:table-cell table:formula="of:=IFERROR(INDEX([.$N$1103:.$N$1428];MATCH([.$B325];[.$M$1103:.$M$1428];0);1);&quot;&quot;)" office:value-type="float" office:value="7.76587018334372" calcext:value-type="float">
            <text:p>7.76587018334372</text:p>
          </table:table-cell>
          <table:table-cell table:formula="of:=IFERROR(INDEX([.$N$1429:.$N$1754];MATCH([.$B325];[.$M$1429:.$M$1754];0);1);&quot;&quot;)" office:value-type="float" office:value="6.65386026967218" calcext:value-type="float">
            <text:p>6.65386026967218</text:p>
          </table:table-cell>
          <table:table-cell table:formula="of:=IFERROR(INDEX([.$N$1755:.$N$2080];MATCH([.$B325];[.$M$1755:.$M$2080];0);1);&quot;&quot;)" office:value-type="float" office:value="6.71396558017236" calcext:value-type="float">
            <text:p>6.7139655801723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E0700017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string" calcext:value-type="string">
            <text:p>S12000005</text:p>
          </table:table-cell>
          <table:table-cell table:formula="of:=IFERROR(INDEX([.$N$2:.N$125];MATCH([.B326];[.$M$2:.$M$125];0);1);&quot;&quot;)">
            <text:p/>
          </table:table-cell>
          <table:table-cell table:formula="of:=IFERROR(INDEX([.$N$126:.N$450];MATCH([.$B326];[.$M$126:.$M$450];0);1);&quot;&quot;)">
            <text:p/>
          </table:table-cell>
          <table:table-cell table:formula="of:=IFERROR(INDEX([.$N$451:.$N$776];MATCH([.$B326];[.$M$451:.$M$776];0);1);&quot;&quot;)">
            <text:p/>
          </table:table-cell>
          <table:table-cell table:formula="of:=IFERROR(INDEX([.$N$777:.$N$1102];MATCH([.$B326];[.$M$777:.$M$1102];0);1);&quot;&quot;)">
            <text:p/>
          </table:table-cell>
          <table:table-cell table:formula="of:=IFERROR(INDEX([.$N$1103:.$N$1428];MATCH([.$B326];[.$M$1103:.$M$1428];0);1);&quot;&quot;)">
            <text:p/>
          </table:table-cell>
          <table:table-cell table:formula="of:=IFERROR(INDEX([.$N$1429:.$N$1754];MATCH([.$B326];[.$M$1429:.$M$1754];0);1);&quot;&quot;)">
            <text:p/>
          </table:table-cell>
          <table:table-cell table:formula="of:=IFERROR(INDEX([.$N$1755:.$N$2080];MATCH([.$B326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Oxfordshire</text:p>
          </table:table-cell>
          <table:table-cell office:value-type="string" calcext:value-type="string">
            <text:p>E0700017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Dumfries and Galloway</text:p>
          </table:table-cell>
          <table:table-cell office:value-type="string" calcext:value-type="string">
            <text:p>S12000006</text:p>
          </table:table-cell>
          <table:table-cell table:formula="of:=IFERROR(INDEX([.$N$2:.N$125];MATCH([.B327];[.$M$2:.$M$125];0);1);&quot;&quot;)">
            <text:p/>
          </table:table-cell>
          <table:table-cell table:formula="of:=IFERROR(INDEX([.$N$126:.N$450];MATCH([.$B327];[.$M$126:.$M$450];0);1);&quot;&quot;)">
            <text:p/>
          </table:table-cell>
          <table:table-cell table:formula="of:=IFERROR(INDEX([.$N$451:.$N$776];MATCH([.$B327];[.$M$451:.$M$776];0);1);&quot;&quot;)">
            <text:p/>
          </table:table-cell>
          <table:table-cell table:formula="of:=IFERROR(INDEX([.$N$777:.$N$1102];MATCH([.$B327];[.$M$777:.$M$1102];0);1);&quot;&quot;)">
            <text:p/>
          </table:table-cell>
          <table:table-cell table:formula="of:=IFERROR(INDEX([.$N$1103:.$N$1428];MATCH([.$B327];[.$M$1103:.$M$1428];0);1);&quot;&quot;)">
            <text:p/>
          </table:table-cell>
          <table:table-cell table:formula="of:=IFERROR(INDEX([.$N$1429:.$N$1754];MATCH([.$B327];[.$M$1429:.$M$1754];0);1);&quot;&quot;)">
            <text:p/>
          </table:table-cell>
          <table:table-cell table:formula="of:=IFERROR(INDEX([.$N$1755:.$N$2080];MATCH([.$B327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Vale of White Horse</text:p>
          </table:table-cell>
          <table:table-cell office:value-type="string" calcext:value-type="string">
            <text:p>E0700018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string" calcext:value-type="string">
            <text:p>S12000008</text:p>
          </table:table-cell>
          <table:table-cell table:formula="of:=IFERROR(INDEX([.$N$2:.N$125];MATCH([.B328];[.$M$2:.$M$125];0);1);&quot;&quot;)">
            <text:p/>
          </table:table-cell>
          <table:table-cell table:formula="of:=IFERROR(INDEX([.$N$126:.N$450];MATCH([.$B328];[.$M$126:.$M$450];0);1);&quot;&quot;)">
            <text:p/>
          </table:table-cell>
          <table:table-cell table:formula="of:=IFERROR(INDEX([.$N$451:.$N$776];MATCH([.$B328];[.$M$451:.$M$776];0);1);&quot;&quot;)">
            <text:p/>
          </table:table-cell>
          <table:table-cell table:formula="of:=IFERROR(INDEX([.$N$777:.$N$1102];MATCH([.$B328];[.$M$777:.$M$1102];0);1);&quot;&quot;)">
            <text:p/>
          </table:table-cell>
          <table:table-cell table:formula="of:=IFERROR(INDEX([.$N$1103:.$N$1428];MATCH([.$B328];[.$M$1103:.$M$1428];0);1);&quot;&quot;)">
            <text:p/>
          </table:table-cell>
          <table:table-cell table:formula="of:=IFERROR(INDEX([.$N$1429:.$N$1754];MATCH([.$B328];[.$M$1429:.$M$1754];0);1);&quot;&quot;)">
            <text:p/>
          </table:table-cell>
          <table:table-cell table:formula="of:=IFERROR(INDEX([.$N$1755:.$N$2080];MATCH([.$B328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st Oxfordshire</text:p>
          </table:table-cell>
          <table:table-cell office:value-type="string" calcext:value-type="string">
            <text:p>E0700018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East Lothian</text:p>
          </table:table-cell>
          <table:table-cell office:value-type="string" calcext:value-type="string">
            <text:p>S12000010</text:p>
          </table:table-cell>
          <table:table-cell table:formula="of:=IFERROR(INDEX([.$N$2:.N$125];MATCH([.B329];[.$M$2:.$M$125];0);1);&quot;&quot;)">
            <text:p/>
          </table:table-cell>
          <table:table-cell table:formula="of:=IFERROR(INDEX([.$N$126:.N$450];MATCH([.$B329];[.$M$126:.$M$450];0);1);&quot;&quot;)">
            <text:p/>
          </table:table-cell>
          <table:table-cell table:formula="of:=IFERROR(INDEX([.$N$451:.$N$776];MATCH([.$B329];[.$M$451:.$M$776];0);1);&quot;&quot;)">
            <text:p/>
          </table:table-cell>
          <table:table-cell table:formula="of:=IFERROR(INDEX([.$N$777:.$N$1102];MATCH([.$B329];[.$M$777:.$M$1102];0);1);&quot;&quot;)">
            <text:p/>
          </table:table-cell>
          <table:table-cell table:formula="of:=IFERROR(INDEX([.$N$1103:.$N$1428];MATCH([.$B329];[.$M$1103:.$M$1428];0);1);&quot;&quot;)">
            <text:p/>
          </table:table-cell>
          <table:table-cell table:formula="of:=IFERROR(INDEX([.$N$1429:.$N$1754];MATCH([.$B329];[.$M$1429:.$M$1754];0);1);&quot;&quot;)">
            <text:p/>
          </table:table-cell>
          <table:table-cell table:formula="of:=IFERROR(INDEX([.$N$1755:.$N$2080];MATCH([.$B329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endip</text:p>
          </table:table-cell>
          <table:table-cell office:value-type="string" calcext:value-type="string">
            <text:p>E0700018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string" calcext:value-type="string">
            <text:p>S12000011</text:p>
          </table:table-cell>
          <table:table-cell table:formula="of:=IFERROR(INDEX([.$N$2:.N$125];MATCH([.B330];[.$M$2:.$M$125];0);1);&quot;&quot;)">
            <text:p/>
          </table:table-cell>
          <table:table-cell table:formula="of:=IFERROR(INDEX([.$N$126:.N$450];MATCH([.$B330];[.$M$126:.$M$450];0);1);&quot;&quot;)">
            <text:p/>
          </table:table-cell>
          <table:table-cell table:formula="of:=IFERROR(INDEX([.$N$451:.$N$776];MATCH([.$B330];[.$M$451:.$M$776];0);1);&quot;&quot;)">
            <text:p/>
          </table:table-cell>
          <table:table-cell table:formula="of:=IFERROR(INDEX([.$N$777:.$N$1102];MATCH([.$B330];[.$M$777:.$M$1102];0);1);&quot;&quot;)">
            <text:p/>
          </table:table-cell>
          <table:table-cell table:formula="of:=IFERROR(INDEX([.$N$1103:.$N$1428];MATCH([.$B330];[.$M$1103:.$M$1428];0);1);&quot;&quot;)">
            <text:p/>
          </table:table-cell>
          <table:table-cell table:formula="of:=IFERROR(INDEX([.$N$1429:.$N$1754];MATCH([.$B330];[.$M$1429:.$M$1754];0);1);&quot;&quot;)">
            <text:p/>
          </table:table-cell>
          <table:table-cell table:formula="of:=IFERROR(INDEX([.$N$1755:.$N$2080];MATCH([.$B330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edgemoor</text:p>
          </table:table-cell>
          <table:table-cell office:value-type="string" calcext:value-type="string">
            <text:p>E0700018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Na h-Eileanan Siar</text:p>
          </table:table-cell>
          <table:table-cell office:value-type="string" calcext:value-type="string">
            <text:p>S12000013</text:p>
          </table:table-cell>
          <table:table-cell table:formula="of:=IFERROR(INDEX([.$N$2:.N$125];MATCH([.B331];[.$M$2:.$M$125];0);1);&quot;&quot;)">
            <text:p/>
          </table:table-cell>
          <table:table-cell table:formula="of:=IFERROR(INDEX([.$N$126:.N$450];MATCH([.$B331];[.$M$126:.$M$450];0);1);&quot;&quot;)">
            <text:p/>
          </table:table-cell>
          <table:table-cell table:formula="of:=IFERROR(INDEX([.$N$451:.$N$776];MATCH([.$B331];[.$M$451:.$M$776];0);1);&quot;&quot;)">
            <text:p/>
          </table:table-cell>
          <table:table-cell table:formula="of:=IFERROR(INDEX([.$N$777:.$N$1102];MATCH([.$B331];[.$M$777:.$M$1102];0);1);&quot;&quot;)">
            <text:p/>
          </table:table-cell>
          <table:table-cell table:formula="of:=IFERROR(INDEX([.$N$1103:.$N$1428];MATCH([.$B331];[.$M$1103:.$M$1428];0);1);&quot;&quot;)">
            <text:p/>
          </table:table-cell>
          <table:table-cell table:formula="of:=IFERROR(INDEX([.$N$1429:.$N$1754];MATCH([.$B331];[.$M$1429:.$M$1754];0);1);&quot;&quot;)">
            <text:p/>
          </table:table-cell>
          <table:table-cell table:formula="of:=IFERROR(INDEX([.$N$1755:.$N$2080];MATCH([.$B331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Somerset</text:p>
          </table:table-cell>
          <table:table-cell office:value-type="string" calcext:value-type="string">
            <text:p>E0700018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Falkirk</text:p>
          </table:table-cell>
          <table:table-cell office:value-type="string" calcext:value-type="string">
            <text:p>S12000014</text:p>
          </table:table-cell>
          <table:table-cell table:formula="of:=IFERROR(INDEX([.$N$2:.N$125];MATCH([.B332];[.$M$2:.$M$125];0);1);&quot;&quot;)">
            <text:p/>
          </table:table-cell>
          <table:table-cell table:formula="of:=IFERROR(INDEX([.$N$126:.N$450];MATCH([.$B332];[.$M$126:.$M$450];0);1);&quot;&quot;)">
            <text:p/>
          </table:table-cell>
          <table:table-cell table:formula="of:=IFERROR(INDEX([.$N$451:.$N$776];MATCH([.$B332];[.$M$451:.$M$776];0);1);&quot;&quot;)">
            <text:p/>
          </table:table-cell>
          <table:table-cell table:formula="of:=IFERROR(INDEX([.$N$777:.$N$1102];MATCH([.$B332];[.$M$777:.$M$1102];0);1);&quot;&quot;)">
            <text:p/>
          </table:table-cell>
          <table:table-cell table:formula="of:=IFERROR(INDEX([.$N$1103:.$N$1428];MATCH([.$B332];[.$M$1103:.$M$1428];0);1);&quot;&quot;)">
            <text:p/>
          </table:table-cell>
          <table:table-cell table:formula="of:=IFERROR(INDEX([.$N$1429:.$N$1754];MATCH([.$B332];[.$M$1429:.$M$1754];0);1);&quot;&quot;)">
            <text:p/>
          </table:table-cell>
          <table:table-cell table:formula="of:=IFERROR(INDEX([.$N$1755:.$N$2080];MATCH([.$B332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aunton Deane</text:p>
          </table:table-cell>
          <table:table-cell office:value-type="string" calcext:value-type="string">
            <text:p>E07000190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S12000015</text:p>
          </table:table-cell>
          <table:table-cell table:formula="of:=IFERROR(INDEX([.$N$2:.N$125];MATCH([.B333];[.$M$2:.$M$125];0);1);&quot;&quot;)">
            <text:p/>
          </table:table-cell>
          <table:table-cell table:formula="of:=IFERROR(INDEX([.$N$126:.N$450];MATCH([.$B333];[.$M$126:.$M$450];0);1);&quot;&quot;)">
            <text:p/>
          </table:table-cell>
          <table:table-cell table:formula="of:=IFERROR(INDEX([.$N$451:.$N$776];MATCH([.$B333];[.$M$451:.$M$776];0);1);&quot;&quot;)">
            <text:p/>
          </table:table-cell>
          <table:table-cell table:formula="of:=IFERROR(INDEX([.$N$777:.$N$1102];MATCH([.$B333];[.$M$777:.$M$1102];0);1);&quot;&quot;)">
            <text:p/>
          </table:table-cell>
          <table:table-cell table:formula="of:=IFERROR(INDEX([.$N$1103:.$N$1428];MATCH([.$B333];[.$M$1103:.$M$1428];0);1);&quot;&quot;)">
            <text:p/>
          </table:table-cell>
          <table:table-cell table:formula="of:=IFERROR(INDEX([.$N$1429:.$N$1754];MATCH([.$B333];[.$M$1429:.$M$1754];0);1);&quot;&quot;)">
            <text:p/>
          </table:table-cell>
          <table:table-cell table:formula="of:=IFERROR(INDEX([.$N$1755:.$N$2080];MATCH([.$B333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st Somerset</text:p>
          </table:table-cell>
          <table:table-cell office:value-type="string" calcext:value-type="string">
            <text:p>E0700019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S12000017</text:p>
          </table:table-cell>
          <table:table-cell table:formula="of:=IFERROR(INDEX([.$N$2:.N$125];MATCH([.B334];[.$M$2:.$M$125];0);1);&quot;&quot;)">
            <text:p/>
          </table:table-cell>
          <table:table-cell table:formula="of:=IFERROR(INDEX([.$N$126:.N$450];MATCH([.$B334];[.$M$126:.$M$450];0);1);&quot;&quot;)">
            <text:p/>
          </table:table-cell>
          <table:table-cell table:formula="of:=IFERROR(INDEX([.$N$451:.$N$776];MATCH([.$B334];[.$M$451:.$M$776];0);1);&quot;&quot;)">
            <text:p/>
          </table:table-cell>
          <table:table-cell table:formula="of:=IFERROR(INDEX([.$N$777:.$N$1102];MATCH([.$B334];[.$M$777:.$M$1102];0);1);&quot;&quot;)">
            <text:p/>
          </table:table-cell>
          <table:table-cell table:formula="of:=IFERROR(INDEX([.$N$1103:.$N$1428];MATCH([.$B334];[.$M$1103:.$M$1428];0);1);&quot;&quot;)">
            <text:p/>
          </table:table-cell>
          <table:table-cell table:formula="of:=IFERROR(INDEX([.$N$1429:.$N$1754];MATCH([.$B334];[.$M$1429:.$M$1754];0);1);&quot;&quot;)">
            <text:p/>
          </table:table-cell>
          <table:table-cell table:formula="of:=IFERROR(INDEX([.$N$1755:.$N$2080];MATCH([.$B334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annock Chase</text:p>
          </table:table-cell>
          <table:table-cell office:value-type="string" calcext:value-type="string">
            <text:p>E07000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verclyde</text:p>
          </table:table-cell>
          <table:table-cell office:value-type="string" calcext:value-type="string">
            <text:p>S12000018</text:p>
          </table:table-cell>
          <table:table-cell table:formula="of:=IFERROR(INDEX([.$N$2:.N$125];MATCH([.B335];[.$M$2:.$M$125];0);1);&quot;&quot;)">
            <text:p/>
          </table:table-cell>
          <table:table-cell table:formula="of:=IFERROR(INDEX([.$N$126:.N$450];MATCH([.$B335];[.$M$126:.$M$450];0);1);&quot;&quot;)">
            <text:p/>
          </table:table-cell>
          <table:table-cell table:formula="of:=IFERROR(INDEX([.$N$451:.$N$776];MATCH([.$B335];[.$M$451:.$M$776];0);1);&quot;&quot;)">
            <text:p/>
          </table:table-cell>
          <table:table-cell table:formula="of:=IFERROR(INDEX([.$N$777:.$N$1102];MATCH([.$B335];[.$M$777:.$M$1102];0);1);&quot;&quot;)">
            <text:p/>
          </table:table-cell>
          <table:table-cell table:formula="of:=IFERROR(INDEX([.$N$1103:.$N$1428];MATCH([.$B335];[.$M$1103:.$M$1428];0);1);&quot;&quot;)">
            <text:p/>
          </table:table-cell>
          <table:table-cell table:formula="of:=IFERROR(INDEX([.$N$1429:.$N$1754];MATCH([.$B335];[.$M$1429:.$M$1754];0);1);&quot;&quot;)">
            <text:p/>
          </table:table-cell>
          <table:table-cell table:formula="of:=IFERROR(INDEX([.$N$1755:.$N$2080];MATCH([.$B335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ast Staffordshire</text:p>
          </table:table-cell>
          <table:table-cell office:value-type="string" calcext:value-type="string">
            <text:p>E0700019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Midlothian</text:p>
          </table:table-cell>
          <table:table-cell office:value-type="string" calcext:value-type="string">
            <text:p>S12000019</text:p>
          </table:table-cell>
          <table:table-cell table:formula="of:=IFERROR(INDEX([.$N$2:.N$125];MATCH([.B336];[.$M$2:.$M$125];0);1);&quot;&quot;)">
            <text:p/>
          </table:table-cell>
          <table:table-cell table:formula="of:=IFERROR(INDEX([.$N$126:.N$450];MATCH([.$B336];[.$M$126:.$M$450];0);1);&quot;&quot;)">
            <text:p/>
          </table:table-cell>
          <table:table-cell table:formula="of:=IFERROR(INDEX([.$N$451:.$N$776];MATCH([.$B336];[.$M$451:.$M$776];0);1);&quot;&quot;)">
            <text:p/>
          </table:table-cell>
          <table:table-cell table:formula="of:=IFERROR(INDEX([.$N$777:.$N$1102];MATCH([.$B336];[.$M$777:.$M$1102];0);1);&quot;&quot;)">
            <text:p/>
          </table:table-cell>
          <table:table-cell table:formula="of:=IFERROR(INDEX([.$N$1103:.$N$1428];MATCH([.$B336];[.$M$1103:.$M$1428];0);1);&quot;&quot;)">
            <text:p/>
          </table:table-cell>
          <table:table-cell table:formula="of:=IFERROR(INDEX([.$N$1429:.$N$1754];MATCH([.$B336];[.$M$1429:.$M$1754];0);1);&quot;&quot;)">
            <text:p/>
          </table:table-cell>
          <table:table-cell table:formula="of:=IFERROR(INDEX([.$N$1755:.$N$2080];MATCH([.$B336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Lichfield</text:p>
          </table:table-cell>
          <table:table-cell office:value-type="string" calcext:value-type="string">
            <text:p>E0700019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Moray</text:p>
          </table:table-cell>
          <table:table-cell office:value-type="string" calcext:value-type="string">
            <text:p>S12000020</text:p>
          </table:table-cell>
          <table:table-cell table:formula="of:=IFERROR(INDEX([.$N$2:.N$125];MATCH([.B337];[.$M$2:.$M$125];0);1);&quot;&quot;)">
            <text:p/>
          </table:table-cell>
          <table:table-cell table:formula="of:=IFERROR(INDEX([.$N$126:.N$450];MATCH([.$B337];[.$M$126:.$M$450];0);1);&quot;&quot;)">
            <text:p/>
          </table:table-cell>
          <table:table-cell table:formula="of:=IFERROR(INDEX([.$N$451:.$N$776];MATCH([.$B337];[.$M$451:.$M$776];0);1);&quot;&quot;)">
            <text:p/>
          </table:table-cell>
          <table:table-cell table:formula="of:=IFERROR(INDEX([.$N$777:.$N$1102];MATCH([.$B337];[.$M$777:.$M$1102];0);1);&quot;&quot;)">
            <text:p/>
          </table:table-cell>
          <table:table-cell table:formula="of:=IFERROR(INDEX([.$N$1103:.$N$1428];MATCH([.$B337];[.$M$1103:.$M$1428];0);1);&quot;&quot;)">
            <text:p/>
          </table:table-cell>
          <table:table-cell table:formula="of:=IFERROR(INDEX([.$N$1429:.$N$1754];MATCH([.$B337];[.$M$1429:.$M$1754];0);1);&quot;&quot;)">
            <text:p/>
          </table:table-cell>
          <table:table-cell table:formula="of:=IFERROR(INDEX([.$N$1755:.$N$2080];MATCH([.$B337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ewcastle-under-Lyme</text:p>
          </table:table-cell>
          <table:table-cell office:value-type="string" calcext:value-type="string">
            <text:p>E0700019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string" calcext:value-type="string">
            <text:p>S12000021</text:p>
          </table:table-cell>
          <table:table-cell table:formula="of:=IFERROR(INDEX([.$N$2:.N$125];MATCH([.B338];[.$M$2:.$M$125];0);1);&quot;&quot;)">
            <text:p/>
          </table:table-cell>
          <table:table-cell table:formula="of:=IFERROR(INDEX([.$N$126:.N$450];MATCH([.$B338];[.$M$126:.$M$450];0);1);&quot;&quot;)">
            <text:p/>
          </table:table-cell>
          <table:table-cell table:formula="of:=IFERROR(INDEX([.$N$451:.$N$776];MATCH([.$B338];[.$M$451:.$M$776];0);1);&quot;&quot;)">
            <text:p/>
          </table:table-cell>
          <table:table-cell table:formula="of:=IFERROR(INDEX([.$N$777:.$N$1102];MATCH([.$B338];[.$M$777:.$M$1102];0);1);&quot;&quot;)">
            <text:p/>
          </table:table-cell>
          <table:table-cell table:formula="of:=IFERROR(INDEX([.$N$1103:.$N$1428];MATCH([.$B338];[.$M$1103:.$M$1428];0);1);&quot;&quot;)">
            <text:p/>
          </table:table-cell>
          <table:table-cell table:formula="of:=IFERROR(INDEX([.$N$1429:.$N$1754];MATCH([.$B338];[.$M$1429:.$M$1754];0);1);&quot;&quot;)">
            <text:p/>
          </table:table-cell>
          <table:table-cell table:formula="of:=IFERROR(INDEX([.$N$1755:.$N$2080];MATCH([.$B338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outh Staffordshire</text:p>
          </table:table-cell>
          <table:table-cell office:value-type="string" calcext:value-type="string">
            <text:p>E0700019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Orkney Islands</text:p>
          </table:table-cell>
          <table:table-cell office:value-type="string" calcext:value-type="string">
            <text:p>S12000023</text:p>
          </table:table-cell>
          <table:table-cell table:formula="of:=IFERROR(INDEX([.$N$2:.N$125];MATCH([.B339];[.$M$2:.$M$125];0);1);&quot;&quot;)">
            <text:p/>
          </table:table-cell>
          <table:table-cell table:formula="of:=IFERROR(INDEX([.$N$126:.N$450];MATCH([.$B339];[.$M$126:.$M$450];0);1);&quot;&quot;)">
            <text:p/>
          </table:table-cell>
          <table:table-cell table:formula="of:=IFERROR(INDEX([.$N$451:.$N$776];MATCH([.$B339];[.$M$451:.$M$776];0);1);&quot;&quot;)">
            <text:p/>
          </table:table-cell>
          <table:table-cell table:formula="of:=IFERROR(INDEX([.$N$777:.$N$1102];MATCH([.$B339];[.$M$777:.$M$1102];0);1);&quot;&quot;)">
            <text:p/>
          </table:table-cell>
          <table:table-cell table:formula="of:=IFERROR(INDEX([.$N$1103:.$N$1428];MATCH([.$B339];[.$M$1103:.$M$1428];0);1);&quot;&quot;)">
            <text:p/>
          </table:table-cell>
          <table:table-cell table:formula="of:=IFERROR(INDEX([.$N$1429:.$N$1754];MATCH([.$B339];[.$M$1429:.$M$1754];0);1);&quot;&quot;)">
            <text:p/>
          </table:table-cell>
          <table:table-cell table:formula="of:=IFERROR(INDEX([.$N$1755:.$N$2080];MATCH([.$B339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E0700019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string" calcext:value-type="string">
            <text:p>S12000024</text:p>
          </table:table-cell>
          <table:table-cell table:formula="of:=IFERROR(INDEX([.$N$2:.N$125];MATCH([.B340];[.$M$2:.$M$125];0);1);&quot;&quot;)">
            <text:p/>
          </table:table-cell>
          <table:table-cell table:formula="of:=IFERROR(INDEX([.$N$126:.N$450];MATCH([.$B340];[.$M$126:.$M$450];0);1);&quot;&quot;)">
            <text:p/>
          </table:table-cell>
          <table:table-cell table:formula="of:=IFERROR(INDEX([.$N$451:.$N$776];MATCH([.$B340];[.$M$451:.$M$776];0);1);&quot;&quot;)">
            <text:p/>
          </table:table-cell>
          <table:table-cell table:formula="of:=IFERROR(INDEX([.$N$777:.$N$1102];MATCH([.$B340];[.$M$777:.$M$1102];0);1);&quot;&quot;)">
            <text:p/>
          </table:table-cell>
          <table:table-cell table:formula="of:=IFERROR(INDEX([.$N$1103:.$N$1428];MATCH([.$B340];[.$M$1103:.$M$1428];0);1);&quot;&quot;)">
            <text:p/>
          </table:table-cell>
          <table:table-cell table:formula="of:=IFERROR(INDEX([.$N$1429:.$N$1754];MATCH([.$B340];[.$M$1429:.$M$1754];0);1);&quot;&quot;)">
            <text:p/>
          </table:table-cell>
          <table:table-cell table:formula="of:=IFERROR(INDEX([.$N$1755:.$N$2080];MATCH([.$B340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taffordshire Moorlands</text:p>
          </table:table-cell>
          <table:table-cell office:value-type="string" calcext:value-type="string">
            <text:p>E0700019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Scottish Borders </text:p>
          </table:table-cell>
          <table:table-cell office:value-type="string" calcext:value-type="string">
            <text:p>S12000026</text:p>
          </table:table-cell>
          <table:table-cell table:formula="of:=IFERROR(INDEX([.$N$2:.N$125];MATCH([.B341];[.$M$2:.$M$125];0);1);&quot;&quot;)">
            <text:p/>
          </table:table-cell>
          <table:table-cell table:formula="of:=IFERROR(INDEX([.$N$126:.N$450];MATCH([.$B341];[.$M$126:.$M$450];0);1);&quot;&quot;)">
            <text:p/>
          </table:table-cell>
          <table:table-cell table:formula="of:=IFERROR(INDEX([.$N$451:.$N$776];MATCH([.$B341];[.$M$451:.$M$776];0);1);&quot;&quot;)">
            <text:p/>
          </table:table-cell>
          <table:table-cell table:formula="of:=IFERROR(INDEX([.$N$777:.$N$1102];MATCH([.$B341];[.$M$777:.$M$1102];0);1);&quot;&quot;)">
            <text:p/>
          </table:table-cell>
          <table:table-cell table:formula="of:=IFERROR(INDEX([.$N$1103:.$N$1428];MATCH([.$B341];[.$M$1103:.$M$1428];0);1);&quot;&quot;)">
            <text:p/>
          </table:table-cell>
          <table:table-cell table:formula="of:=IFERROR(INDEX([.$N$1429:.$N$1754];MATCH([.$B341];[.$M$1429:.$M$1754];0);1);&quot;&quot;)">
            <text:p/>
          </table:table-cell>
          <table:table-cell table:formula="of:=IFERROR(INDEX([.$N$1755:.$N$2080];MATCH([.$B341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amworth</text:p>
          </table:table-cell>
          <table:table-cell office:value-type="string" calcext:value-type="string">
            <text:p>E0700019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Shetland Islands</text:p>
          </table:table-cell>
          <table:table-cell office:value-type="string" calcext:value-type="string">
            <text:p>S12000027</text:p>
          </table:table-cell>
          <table:table-cell table:formula="of:=IFERROR(INDEX([.$N$2:.N$125];MATCH([.B342];[.$M$2:.$M$125];0);1);&quot;&quot;)">
            <text:p/>
          </table:table-cell>
          <table:table-cell table:formula="of:=IFERROR(INDEX([.$N$126:.N$450];MATCH([.$B342];[.$M$126:.$M$450];0);1);&quot;&quot;)">
            <text:p/>
          </table:table-cell>
          <table:table-cell table:formula="of:=IFERROR(INDEX([.$N$451:.$N$776];MATCH([.$B342];[.$M$451:.$M$776];0);1);&quot;&quot;)">
            <text:p/>
          </table:table-cell>
          <table:table-cell table:formula="of:=IFERROR(INDEX([.$N$777:.$N$1102];MATCH([.$B342];[.$M$777:.$M$1102];0);1);&quot;&quot;)">
            <text:p/>
          </table:table-cell>
          <table:table-cell table:formula="of:=IFERROR(INDEX([.$N$1103:.$N$1428];MATCH([.$B342];[.$M$1103:.$M$1428];0);1);&quot;&quot;)">
            <text:p/>
          </table:table-cell>
          <table:table-cell table:formula="of:=IFERROR(INDEX([.$N$1429:.$N$1754];MATCH([.$B342];[.$M$1429:.$M$1754];0);1);&quot;&quot;)">
            <text:p/>
          </table:table-cell>
          <table:table-cell table:formula="of:=IFERROR(INDEX([.$N$1755:.$N$2080];MATCH([.$B342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abergh</text:p>
          </table:table-cell>
          <table:table-cell office:value-type="string" calcext:value-type="string">
            <text:p>E07000200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string" calcext:value-type="string">
            <text:p>S12000028</text:p>
          </table:table-cell>
          <table:table-cell table:formula="of:=IFERROR(INDEX([.$N$2:.N$125];MATCH([.B343];[.$M$2:.$M$125];0);1);&quot;&quot;)">
            <text:p/>
          </table:table-cell>
          <table:table-cell table:formula="of:=IFERROR(INDEX([.$N$126:.N$450];MATCH([.$B343];[.$M$126:.$M$450];0);1);&quot;&quot;)">
            <text:p/>
          </table:table-cell>
          <table:table-cell table:formula="of:=IFERROR(INDEX([.$N$451:.$N$776];MATCH([.$B343];[.$M$451:.$M$776];0);1);&quot;&quot;)">
            <text:p/>
          </table:table-cell>
          <table:table-cell table:formula="of:=IFERROR(INDEX([.$N$777:.$N$1102];MATCH([.$B343];[.$M$777:.$M$1102];0);1);&quot;&quot;)">
            <text:p/>
          </table:table-cell>
          <table:table-cell table:formula="of:=IFERROR(INDEX([.$N$1103:.$N$1428];MATCH([.$B343];[.$M$1103:.$M$1428];0);1);&quot;&quot;)">
            <text:p/>
          </table:table-cell>
          <table:table-cell table:formula="of:=IFERROR(INDEX([.$N$1429:.$N$1754];MATCH([.$B343];[.$M$1429:.$M$1754];0);1);&quot;&quot;)">
            <text:p/>
          </table:table-cell>
          <table:table-cell table:formula="of:=IFERROR(INDEX([.$N$1755:.$N$2080];MATCH([.$B343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Forest Heath</text:p>
          </table:table-cell>
          <table:table-cell office:value-type="string" calcext:value-type="string">
            <text:p>E0700020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string" calcext:value-type="string">
            <text:p>S12000029</text:p>
          </table:table-cell>
          <table:table-cell table:formula="of:=IFERROR(INDEX([.$N$2:.N$125];MATCH([.B344];[.$M$2:.$M$125];0);1);&quot;&quot;)">
            <text:p/>
          </table:table-cell>
          <table:table-cell table:formula="of:=IFERROR(INDEX([.$N$126:.N$450];MATCH([.$B344];[.$M$126:.$M$450];0);1);&quot;&quot;)">
            <text:p/>
          </table:table-cell>
          <table:table-cell table:formula="of:=IFERROR(INDEX([.$N$451:.$N$776];MATCH([.$B344];[.$M$451:.$M$776];0);1);&quot;&quot;)">
            <text:p/>
          </table:table-cell>
          <table:table-cell table:formula="of:=IFERROR(INDEX([.$N$777:.$N$1102];MATCH([.$B344];[.$M$777:.$M$1102];0);1);&quot;&quot;)">
            <text:p/>
          </table:table-cell>
          <table:table-cell table:formula="of:=IFERROR(INDEX([.$N$1103:.$N$1428];MATCH([.$B344];[.$M$1103:.$M$1428];0);1);&quot;&quot;)">
            <text:p/>
          </table:table-cell>
          <table:table-cell table:formula="of:=IFERROR(INDEX([.$N$1429:.$N$1754];MATCH([.$B344];[.$M$1429:.$M$1754];0);1);&quot;&quot;)">
            <text:p/>
          </table:table-cell>
          <table:table-cell table:formula="of:=IFERROR(INDEX([.$N$1755:.$N$2080];MATCH([.$B344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E0700020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tirling</text:p>
          </table:table-cell>
          <table:table-cell office:value-type="string" calcext:value-type="string">
            <text:p>S12000030</text:p>
          </table:table-cell>
          <table:table-cell table:formula="of:=IFERROR(INDEX([.$N$2:.N$125];MATCH([.B345];[.$M$2:.$M$125];0);1);&quot;&quot;)">
            <text:p/>
          </table:table-cell>
          <table:table-cell table:formula="of:=IFERROR(INDEX([.$N$126:.N$450];MATCH([.$B345];[.$M$126:.$M$450];0);1);&quot;&quot;)">
            <text:p/>
          </table:table-cell>
          <table:table-cell table:formula="of:=IFERROR(INDEX([.$N$451:.$N$776];MATCH([.$B345];[.$M$451:.$M$776];0);1);&quot;&quot;)">
            <text:p/>
          </table:table-cell>
          <table:table-cell table:formula="of:=IFERROR(INDEX([.$N$777:.$N$1102];MATCH([.$B345];[.$M$777:.$M$1102];0);1);&quot;&quot;)">
            <text:p/>
          </table:table-cell>
          <table:table-cell table:formula="of:=IFERROR(INDEX([.$N$1103:.$N$1428];MATCH([.$B345];[.$M$1103:.$M$1428];0);1);&quot;&quot;)">
            <text:p/>
          </table:table-cell>
          <table:table-cell table:formula="of:=IFERROR(INDEX([.$N$1429:.$N$1754];MATCH([.$B345];[.$M$1429:.$M$1754];0);1);&quot;&quot;)">
            <text:p/>
          </table:table-cell>
          <table:table-cell table:formula="of:=IFERROR(INDEX([.$N$1755:.$N$2080];MATCH([.$B345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id Suffolk</text:p>
          </table:table-cell>
          <table:table-cell office:value-type="string" calcext:value-type="string">
            <text:p>E0700020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Aberdeen City</text:p>
          </table:table-cell>
          <table:table-cell office:value-type="string" calcext:value-type="string">
            <text:p>S12000033</text:p>
          </table:table-cell>
          <table:table-cell table:formula="of:=IFERROR(INDEX([.$N$2:.N$125];MATCH([.B346];[.$M$2:.$M$125];0);1);&quot;&quot;)">
            <text:p/>
          </table:table-cell>
          <table:table-cell table:formula="of:=IFERROR(INDEX([.$N$126:.N$450];MATCH([.$B346];[.$M$126:.$M$450];0);1);&quot;&quot;)">
            <text:p/>
          </table:table-cell>
          <table:table-cell table:formula="of:=IFERROR(INDEX([.$N$451:.$N$776];MATCH([.$B346];[.$M$451:.$M$776];0);1);&quot;&quot;)">
            <text:p/>
          </table:table-cell>
          <table:table-cell table:formula="of:=IFERROR(INDEX([.$N$777:.$N$1102];MATCH([.$B346];[.$M$777:.$M$1102];0);1);&quot;&quot;)">
            <text:p/>
          </table:table-cell>
          <table:table-cell table:formula="of:=IFERROR(INDEX([.$N$1103:.$N$1428];MATCH([.$B346];[.$M$1103:.$M$1428];0);1);&quot;&quot;)">
            <text:p/>
          </table:table-cell>
          <table:table-cell table:formula="of:=IFERROR(INDEX([.$N$1429:.$N$1754];MATCH([.$B346];[.$M$1429:.$M$1754];0);1);&quot;&quot;)">
            <text:p/>
          </table:table-cell>
          <table:table-cell table:formula="of:=IFERROR(INDEX([.$N$1755:.$N$2080];MATCH([.$B346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t. Edmundsbury</text:p>
          </table:table-cell>
          <table:table-cell office:value-type="string" calcext:value-type="string">
            <text:p>E0700020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string" calcext:value-type="string">
            <text:p>S12000034</text:p>
          </table:table-cell>
          <table:table-cell table:formula="of:=IFERROR(INDEX([.$N$2:.N$125];MATCH([.B347];[.$M$2:.$M$125];0);1);&quot;&quot;)">
            <text:p/>
          </table:table-cell>
          <table:table-cell table:formula="of:=IFERROR(INDEX([.$N$126:.N$450];MATCH([.$B347];[.$M$126:.$M$450];0);1);&quot;&quot;)">
            <text:p/>
          </table:table-cell>
          <table:table-cell table:formula="of:=IFERROR(INDEX([.$N$451:.$N$776];MATCH([.$B347];[.$M$451:.$M$776];0);1);&quot;&quot;)">
            <text:p/>
          </table:table-cell>
          <table:table-cell table:formula="of:=IFERROR(INDEX([.$N$777:.$N$1102];MATCH([.$B347];[.$M$777:.$M$1102];0);1);&quot;&quot;)">
            <text:p/>
          </table:table-cell>
          <table:table-cell table:formula="of:=IFERROR(INDEX([.$N$1103:.$N$1428];MATCH([.$B347];[.$M$1103:.$M$1428];0);1);&quot;&quot;)">
            <text:p/>
          </table:table-cell>
          <table:table-cell table:formula="of:=IFERROR(INDEX([.$N$1429:.$N$1754];MATCH([.$B347];[.$M$1429:.$M$1754];0);1);&quot;&quot;)">
            <text:p/>
          </table:table-cell>
          <table:table-cell table:formula="of:=IFERROR(INDEX([.$N$1755:.$N$2080];MATCH([.$B347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uffolk Coastal</text:p>
          </table:table-cell>
          <table:table-cell office:value-type="string" calcext:value-type="string">
            <text:p>E070002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gyll and Bute</text:p>
          </table:table-cell>
          <table:table-cell office:value-type="string" calcext:value-type="string">
            <text:p>S12000035</text:p>
          </table:table-cell>
          <table:table-cell table:formula="of:=IFERROR(INDEX([.$N$2:.N$125];MATCH([.B348];[.$M$2:.$M$125];0);1);&quot;&quot;)">
            <text:p/>
          </table:table-cell>
          <table:table-cell table:formula="of:=IFERROR(INDEX([.$N$126:.N$450];MATCH([.$B348];[.$M$126:.$M$450];0);1);&quot;&quot;)">
            <text:p/>
          </table:table-cell>
          <table:table-cell table:formula="of:=IFERROR(INDEX([.$N$451:.$N$776];MATCH([.$B348];[.$M$451:.$M$776];0);1);&quot;&quot;)">
            <text:p/>
          </table:table-cell>
          <table:table-cell table:formula="of:=IFERROR(INDEX([.$N$777:.$N$1102];MATCH([.$B348];[.$M$777:.$M$1102];0);1);&quot;&quot;)">
            <text:p/>
          </table:table-cell>
          <table:table-cell table:formula="of:=IFERROR(INDEX([.$N$1103:.$N$1428];MATCH([.$B348];[.$M$1103:.$M$1428];0);1);&quot;&quot;)">
            <text:p/>
          </table:table-cell>
          <table:table-cell table:formula="of:=IFERROR(INDEX([.$N$1429:.$N$1754];MATCH([.$B348];[.$M$1429:.$M$1754];0);1);&quot;&quot;)">
            <text:p/>
          </table:table-cell>
          <table:table-cell table:formula="of:=IFERROR(INDEX([.$N$1755:.$N$2080];MATCH([.$B348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aveney</text:p>
          </table:table-cell>
          <table:table-cell office:value-type="string" calcext:value-type="string">
            <text:p>E0700020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City of Edinburgh</text:p>
          </table:table-cell>
          <table:table-cell office:value-type="string" calcext:value-type="string">
            <text:p>S12000036</text:p>
          </table:table-cell>
          <table:table-cell table:formula="of:=IFERROR(INDEX([.$N$2:.N$125];MATCH([.B349];[.$M$2:.$M$125];0);1);&quot;&quot;)">
            <text:p/>
          </table:table-cell>
          <table:table-cell table:formula="of:=IFERROR(INDEX([.$N$126:.N$450];MATCH([.$B349];[.$M$126:.$M$450];0);1);&quot;&quot;)">
            <text:p/>
          </table:table-cell>
          <table:table-cell table:formula="of:=IFERROR(INDEX([.$N$451:.$N$776];MATCH([.$B349];[.$M$451:.$M$776];0);1);&quot;&quot;)">
            <text:p/>
          </table:table-cell>
          <table:table-cell table:formula="of:=IFERROR(INDEX([.$N$777:.$N$1102];MATCH([.$B349];[.$M$777:.$M$1102];0);1);&quot;&quot;)">
            <text:p/>
          </table:table-cell>
          <table:table-cell table:formula="of:=IFERROR(INDEX([.$N$1103:.$N$1428];MATCH([.$B349];[.$M$1103:.$M$1428];0);1);&quot;&quot;)">
            <text:p/>
          </table:table-cell>
          <table:table-cell table:formula="of:=IFERROR(INDEX([.$N$1429:.$N$1754];MATCH([.$B349];[.$M$1429:.$M$1754];0);1);&quot;&quot;)">
            <text:p/>
          </table:table-cell>
          <table:table-cell table:formula="of:=IFERROR(INDEX([.$N$1755:.$N$2080];MATCH([.$B349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lmbridge</text:p>
          </table:table-cell>
          <table:table-cell office:value-type="string" calcext:value-type="string">
            <text:p>E07000207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string" calcext:value-type="string">
            <text:p>S12000038</text:p>
          </table:table-cell>
          <table:table-cell table:formula="of:=IFERROR(INDEX([.$N$2:.N$125];MATCH([.B350];[.$M$2:.$M$125];0);1);&quot;&quot;)">
            <text:p/>
          </table:table-cell>
          <table:table-cell table:formula="of:=IFERROR(INDEX([.$N$126:.N$450];MATCH([.$B350];[.$M$126:.$M$450];0);1);&quot;&quot;)">
            <text:p/>
          </table:table-cell>
          <table:table-cell table:formula="of:=IFERROR(INDEX([.$N$451:.$N$776];MATCH([.$B350];[.$M$451:.$M$776];0);1);&quot;&quot;)">
            <text:p/>
          </table:table-cell>
          <table:table-cell table:formula="of:=IFERROR(INDEX([.$N$777:.$N$1102];MATCH([.$B350];[.$M$777:.$M$1102];0);1);&quot;&quot;)">
            <text:p/>
          </table:table-cell>
          <table:table-cell table:formula="of:=IFERROR(INDEX([.$N$1103:.$N$1428];MATCH([.$B350];[.$M$1103:.$M$1428];0);1);&quot;&quot;)">
            <text:p/>
          </table:table-cell>
          <table:table-cell table:formula="of:=IFERROR(INDEX([.$N$1429:.$N$1754];MATCH([.$B350];[.$M$1429:.$M$1754];0);1);&quot;&quot;)">
            <text:p/>
          </table:table-cell>
          <table:table-cell table:formula="of:=IFERROR(INDEX([.$N$1755:.$N$2080];MATCH([.$B350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Epsom and Ewell</text:p>
          </table:table-cell>
          <table:table-cell office:value-type="string" calcext:value-type="string">
            <text:p>E07000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string" calcext:value-type="string">
            <text:p>S12000039</text:p>
          </table:table-cell>
          <table:table-cell table:formula="of:=IFERROR(INDEX([.$N$2:.N$125];MATCH([.B351];[.$M$2:.$M$125];0);1);&quot;&quot;)">
            <text:p/>
          </table:table-cell>
          <table:table-cell table:formula="of:=IFERROR(INDEX([.$N$126:.N$450];MATCH([.$B351];[.$M$126:.$M$450];0);1);&quot;&quot;)">
            <text:p/>
          </table:table-cell>
          <table:table-cell table:formula="of:=IFERROR(INDEX([.$N$451:.$N$776];MATCH([.$B351];[.$M$451:.$M$776];0);1);&quot;&quot;)">
            <text:p/>
          </table:table-cell>
          <table:table-cell table:formula="of:=IFERROR(INDEX([.$N$777:.$N$1102];MATCH([.$B351];[.$M$777:.$M$1102];0);1);&quot;&quot;)">
            <text:p/>
          </table:table-cell>
          <table:table-cell table:formula="of:=IFERROR(INDEX([.$N$1103:.$N$1428];MATCH([.$B351];[.$M$1103:.$M$1428];0);1);&quot;&quot;)">
            <text:p/>
          </table:table-cell>
          <table:table-cell table:formula="of:=IFERROR(INDEX([.$N$1429:.$N$1754];MATCH([.$B351];[.$M$1429:.$M$1754];0);1);&quot;&quot;)">
            <text:p/>
          </table:table-cell>
          <table:table-cell table:formula="of:=IFERROR(INDEX([.$N$1755:.$N$2080];MATCH([.$B351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Guildford</text:p>
          </table:table-cell>
          <table:table-cell office:value-type="string" calcext:value-type="string">
            <text:p>E07000209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West Lothian</text:p>
          </table:table-cell>
          <table:table-cell office:value-type="string" calcext:value-type="string">
            <text:p>S12000040</text:p>
          </table:table-cell>
          <table:table-cell table:formula="of:=IFERROR(INDEX([.$N$2:.N$125];MATCH([.B352];[.$M$2:.$M$125];0);1);&quot;&quot;)">
            <text:p/>
          </table:table-cell>
          <table:table-cell table:formula="of:=IFERROR(INDEX([.$N$126:.N$450];MATCH([.$B352];[.$M$126:.$M$450];0);1);&quot;&quot;)">
            <text:p/>
          </table:table-cell>
          <table:table-cell table:formula="of:=IFERROR(INDEX([.$N$451:.$N$776];MATCH([.$B352];[.$M$451:.$M$776];0);1);&quot;&quot;)">
            <text:p/>
          </table:table-cell>
          <table:table-cell table:formula="of:=IFERROR(INDEX([.$N$777:.$N$1102];MATCH([.$B352];[.$M$777:.$M$1102];0);1);&quot;&quot;)">
            <text:p/>
          </table:table-cell>
          <table:table-cell table:formula="of:=IFERROR(INDEX([.$N$1103:.$N$1428];MATCH([.$B352];[.$M$1103:.$M$1428];0);1);&quot;&quot;)">
            <text:p/>
          </table:table-cell>
          <table:table-cell table:formula="of:=IFERROR(INDEX([.$N$1429:.$N$1754];MATCH([.$B352];[.$M$1429:.$M$1754];0);1);&quot;&quot;)">
            <text:p/>
          </table:table-cell>
          <table:table-cell table:formula="of:=IFERROR(INDEX([.$N$1755:.$N$2080];MATCH([.$B352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ole Valley</text:p>
          </table:table-cell>
          <table:table-cell office:value-type="string" calcext:value-type="string">
            <text:p>E0700021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S12000041</text:p>
          </table:table-cell>
          <table:table-cell table:formula="of:=IFERROR(INDEX([.$N$2:.N$125];MATCH([.B353];[.$M$2:.$M$125];0);1);&quot;&quot;)">
            <text:p/>
          </table:table-cell>
          <table:table-cell table:formula="of:=IFERROR(INDEX([.$N$126:.N$450];MATCH([.$B353];[.$M$126:.$M$450];0);1);&quot;&quot;)">
            <text:p/>
          </table:table-cell>
          <table:table-cell table:formula="of:=IFERROR(INDEX([.$N$451:.$N$776];MATCH([.$B353];[.$M$451:.$M$776];0);1);&quot;&quot;)">
            <text:p/>
          </table:table-cell>
          <table:table-cell table:formula="of:=IFERROR(INDEX([.$N$777:.$N$1102];MATCH([.$B353];[.$M$777:.$M$1102];0);1);&quot;&quot;)">
            <text:p/>
          </table:table-cell>
          <table:table-cell table:formula="of:=IFERROR(INDEX([.$N$1103:.$N$1428];MATCH([.$B353];[.$M$1103:.$M$1428];0);1);&quot;&quot;)">
            <text:p/>
          </table:table-cell>
          <table:table-cell table:formula="of:=IFERROR(INDEX([.$N$1429:.$N$1754];MATCH([.$B353];[.$M$1429:.$M$1754];0);1);&quot;&quot;)">
            <text:p/>
          </table:table-cell>
          <table:table-cell table:formula="of:=IFERROR(INDEX([.$N$1755:.$N$2080];MATCH([.$B353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eigate and Banstead</text:p>
          </table:table-cell>
          <table:table-cell office:value-type="string" calcext:value-type="string">
            <text:p>E0700021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Dundee City</text:p>
          </table:table-cell>
          <table:table-cell office:value-type="string" calcext:value-type="string">
            <text:p>S12000042</text:p>
          </table:table-cell>
          <table:table-cell table:formula="of:=IFERROR(INDEX([.$N$2:.N$125];MATCH([.B354];[.$M$2:.$M$125];0);1);&quot;&quot;)">
            <text:p/>
          </table:table-cell>
          <table:table-cell table:formula="of:=IFERROR(INDEX([.$N$126:.N$450];MATCH([.$B354];[.$M$126:.$M$450];0);1);&quot;&quot;)">
            <text:p/>
          </table:table-cell>
          <table:table-cell table:formula="of:=IFERROR(INDEX([.$N$451:.$N$776];MATCH([.$B354];[.$M$451:.$M$776];0);1);&quot;&quot;)">
            <text:p/>
          </table:table-cell>
          <table:table-cell table:formula="of:=IFERROR(INDEX([.$N$777:.$N$1102];MATCH([.$B354];[.$M$777:.$M$1102];0);1);&quot;&quot;)">
            <text:p/>
          </table:table-cell>
          <table:table-cell table:formula="of:=IFERROR(INDEX([.$N$1103:.$N$1428];MATCH([.$B354];[.$M$1103:.$M$1428];0);1);&quot;&quot;)">
            <text:p/>
          </table:table-cell>
          <table:table-cell table:formula="of:=IFERROR(INDEX([.$N$1429:.$N$1754];MATCH([.$B354];[.$M$1429:.$M$1754];0);1);&quot;&quot;)">
            <text:p/>
          </table:table-cell>
          <table:table-cell table:formula="of:=IFERROR(INDEX([.$N$1755:.$N$2080];MATCH([.$B354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unnymede</text:p>
          </table:table-cell>
          <table:table-cell office:value-type="string" calcext:value-type="string">
            <text:p>E0700021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string" calcext:value-type="string">
            <text:p>S12000044</text:p>
          </table:table-cell>
          <table:table-cell table:formula="of:=IFERROR(INDEX([.$N$2:.N$125];MATCH([.B355];[.$M$2:.$M$125];0);1);&quot;&quot;)">
            <text:p/>
          </table:table-cell>
          <table:table-cell table:formula="of:=IFERROR(INDEX([.$N$126:.N$450];MATCH([.$B355];[.$M$126:.$M$450];0);1);&quot;&quot;)">
            <text:p/>
          </table:table-cell>
          <table:table-cell table:formula="of:=IFERROR(INDEX([.$N$451:.$N$776];MATCH([.$B355];[.$M$451:.$M$776];0);1);&quot;&quot;)">
            <text:p/>
          </table:table-cell>
          <table:table-cell table:formula="of:=IFERROR(INDEX([.$N$777:.$N$1102];MATCH([.$B355];[.$M$777:.$M$1102];0);1);&quot;&quot;)">
            <text:p/>
          </table:table-cell>
          <table:table-cell table:formula="of:=IFERROR(INDEX([.$N$1103:.$N$1428];MATCH([.$B355];[.$M$1103:.$M$1428];0);1);&quot;&quot;)">
            <text:p/>
          </table:table-cell>
          <table:table-cell table:formula="of:=IFERROR(INDEX([.$N$1429:.$N$1754];MATCH([.$B355];[.$M$1429:.$M$1754];0);1);&quot;&quot;)">
            <text:p/>
          </table:table-cell>
          <table:table-cell table:formula="of:=IFERROR(INDEX([.$N$1755:.$N$2080];MATCH([.$B355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pelthorne</text:p>
          </table:table-cell>
          <table:table-cell office:value-type="string" calcext:value-type="string">
            <text:p>E0700021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string" calcext:value-type="string">
            <text:p>S12000045</text:p>
          </table:table-cell>
          <table:table-cell table:formula="of:=IFERROR(INDEX([.$N$2:.N$125];MATCH([.B356];[.$M$2:.$M$125];0);1);&quot;&quot;)">
            <text:p/>
          </table:table-cell>
          <table:table-cell table:formula="of:=IFERROR(INDEX([.$N$126:.N$450];MATCH([.$B356];[.$M$126:.$M$450];0);1);&quot;&quot;)">
            <text:p/>
          </table:table-cell>
          <table:table-cell table:formula="of:=IFERROR(INDEX([.$N$451:.$N$776];MATCH([.$B356];[.$M$451:.$M$776];0);1);&quot;&quot;)">
            <text:p/>
          </table:table-cell>
          <table:table-cell table:formula="of:=IFERROR(INDEX([.$N$777:.$N$1102];MATCH([.$B356];[.$M$777:.$M$1102];0);1);&quot;&quot;)">
            <text:p/>
          </table:table-cell>
          <table:table-cell table:formula="of:=IFERROR(INDEX([.$N$1103:.$N$1428];MATCH([.$B356];[.$M$1103:.$M$1428];0);1);&quot;&quot;)">
            <text:p/>
          </table:table-cell>
          <table:table-cell table:formula="of:=IFERROR(INDEX([.$N$1429:.$N$1754];MATCH([.$B356];[.$M$1429:.$M$1754];0);1);&quot;&quot;)">
            <text:p/>
          </table:table-cell>
          <table:table-cell table:formula="of:=IFERROR(INDEX([.$N$1755:.$N$2080];MATCH([.$B356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urrey Heath</text:p>
          </table:table-cell>
          <table:table-cell office:value-type="string" calcext:value-type="string">
            <text:p>E070002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lasgow City</text:p>
          </table:table-cell>
          <table:table-cell office:value-type="string" calcext:value-type="string">
            <text:p>S12000046</text:p>
          </table:table-cell>
          <table:table-cell table:formula="of:=IFERROR(INDEX([.$N$2:.N$125];MATCH([.B357];[.$M$2:.$M$125];0);1);&quot;&quot;)">
            <text:p/>
          </table:table-cell>
          <table:table-cell table:formula="of:=IFERROR(INDEX([.$N$126:.N$450];MATCH([.$B357];[.$M$126:.$M$450];0);1);&quot;&quot;)">
            <text:p/>
          </table:table-cell>
          <table:table-cell table:formula="of:=IFERROR(INDEX([.$N$451:.$N$776];MATCH([.$B357];[.$M$451:.$M$776];0);1);&quot;&quot;)">
            <text:p/>
          </table:table-cell>
          <table:table-cell table:formula="of:=IFERROR(INDEX([.$N$777:.$N$1102];MATCH([.$B357];[.$M$777:.$M$1102];0);1);&quot;&quot;)">
            <text:p/>
          </table:table-cell>
          <table:table-cell table:formula="of:=IFERROR(INDEX([.$N$1103:.$N$1428];MATCH([.$B357];[.$M$1103:.$M$1428];0);1);&quot;&quot;)">
            <text:p/>
          </table:table-cell>
          <table:table-cell table:formula="of:=IFERROR(INDEX([.$N$1429:.$N$1754];MATCH([.$B357];[.$M$1429:.$M$1754];0);1);&quot;&quot;)">
            <text:p/>
          </table:table-cell>
          <table:table-cell table:formula="of:=IFERROR(INDEX([.$N$1755:.$N$2080];MATCH([.$B357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Tandridge</text:p>
          </table:table-cell>
          <table:table-cell office:value-type="string" calcext:value-type="string">
            <text:p>E0700021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Isle of Anglesey / Ynys Mon</text:p>
          </table:table-cell>
          <table:table-cell office:value-type="string" calcext:value-type="string">
            <text:p>W06000001</text:p>
          </table:table-cell>
          <table:table-cell table:formula="of:=IFERROR(INDEX([.$N$2:.N$125];MATCH([.B358];[.$M$2:.$M$125];0);1);&quot;&quot;)">
            <text:p/>
          </table:table-cell>
          <table:table-cell table:formula="of:=IFERROR(INDEX([.$N$126:.N$450];MATCH([.$B358];[.$M$126:.$M$450];0);1);&quot;&quot;)">
            <text:p/>
          </table:table-cell>
          <table:table-cell table:formula="of:=IFERROR(INDEX([.$N$451:.$N$776];MATCH([.$B358];[.$M$451:.$M$776];0);1);&quot;&quot;)">
            <text:p/>
          </table:table-cell>
          <table:table-cell table:formula="of:=IFERROR(INDEX([.$N$777:.$N$1102];MATCH([.$B358];[.$M$777:.$M$1102];0);1);&quot;&quot;)">
            <text:p/>
          </table:table-cell>
          <table:table-cell table:formula="of:=IFERROR(INDEX([.$N$1103:.$N$1428];MATCH([.$B358];[.$M$1103:.$M$1428];0);1);&quot;&quot;)">
            <text:p/>
          </table:table-cell>
          <table:table-cell table:formula="of:=IFERROR(INDEX([.$N$1429:.$N$1754];MATCH([.$B358];[.$M$1429:.$M$1754];0);1);&quot;&quot;)">
            <text:p/>
          </table:table-cell>
          <table:table-cell table:formula="of:=IFERROR(INDEX([.$N$1755:.$N$2080];MATCH([.$B358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E0700021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Gwynedd / Gwynedd</text:p>
          </table:table-cell>
          <table:table-cell office:value-type="string" calcext:value-type="string">
            <text:p>W06000002</text:p>
          </table:table-cell>
          <table:table-cell table:formula="of:=IFERROR(INDEX([.$N$2:.N$125];MATCH([.B359];[.$M$2:.$M$125];0);1);&quot;&quot;)">
            <text:p/>
          </table:table-cell>
          <table:table-cell table:formula="of:=IFERROR(INDEX([.$N$126:.N$450];MATCH([.$B359];[.$M$126:.$M$450];0);1);&quot;&quot;)">
            <text:p/>
          </table:table-cell>
          <table:table-cell table:formula="of:=IFERROR(INDEX([.$N$451:.$N$776];MATCH([.$B359];[.$M$451:.$M$776];0);1);&quot;&quot;)">
            <text:p/>
          </table:table-cell>
          <table:table-cell table:formula="of:=IFERROR(INDEX([.$N$777:.$N$1102];MATCH([.$B359];[.$M$777:.$M$1102];0);1);&quot;&quot;)">
            <text:p/>
          </table:table-cell>
          <table:table-cell table:formula="of:=IFERROR(INDEX([.$N$1103:.$N$1428];MATCH([.$B359];[.$M$1103:.$M$1428];0);1);&quot;&quot;)">
            <text:p/>
          </table:table-cell>
          <table:table-cell table:formula="of:=IFERROR(INDEX([.$N$1429:.$N$1754];MATCH([.$B359];[.$M$1429:.$M$1754];0);1);&quot;&quot;)">
            <text:p/>
          </table:table-cell>
          <table:table-cell table:formula="of:=IFERROR(INDEX([.$N$1755:.$N$2080];MATCH([.$B359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oking</text:p>
          </table:table-cell>
          <table:table-cell office:value-type="string" calcext:value-type="string">
            <text:p>E07000217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Conwy / Conwy</text:p>
          </table:table-cell>
          <table:table-cell office:value-type="string" calcext:value-type="string">
            <text:p>W06000003</text:p>
          </table:table-cell>
          <table:table-cell table:formula="of:=IFERROR(INDEX([.$N$2:.N$125];MATCH([.B360];[.$M$2:.$M$125];0);1);&quot;&quot;)">
            <text:p/>
          </table:table-cell>
          <table:table-cell table:formula="of:=IFERROR(INDEX([.$N$126:.N$450];MATCH([.$B360];[.$M$126:.$M$450];0);1);&quot;&quot;)">
            <text:p/>
          </table:table-cell>
          <table:table-cell table:formula="of:=IFERROR(INDEX([.$N$451:.$N$776];MATCH([.$B360];[.$M$451:.$M$776];0);1);&quot;&quot;)">
            <text:p/>
          </table:table-cell>
          <table:table-cell table:formula="of:=IFERROR(INDEX([.$N$777:.$N$1102];MATCH([.$B360];[.$M$777:.$M$1102];0);1);&quot;&quot;)">
            <text:p/>
          </table:table-cell>
          <table:table-cell table:formula="of:=IFERROR(INDEX([.$N$1103:.$N$1428];MATCH([.$B360];[.$M$1103:.$M$1428];0);1);&quot;&quot;)">
            <text:p/>
          </table:table-cell>
          <table:table-cell table:formula="of:=IFERROR(INDEX([.$N$1429:.$N$1754];MATCH([.$B360];[.$M$1429:.$M$1754];0);1);&quot;&quot;)">
            <text:p/>
          </table:table-cell>
          <table:table-cell table:formula="of:=IFERROR(INDEX([.$N$1755:.$N$2080];MATCH([.$B360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orth Warwickshire</text:p>
          </table:table-cell>
          <table:table-cell office:value-type="string" calcext:value-type="string">
            <text:p>E07000218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Denbighshire / Sir Ddinbych</text:p>
          </table:table-cell>
          <table:table-cell office:value-type="string" calcext:value-type="string">
            <text:p>W06000004</text:p>
          </table:table-cell>
          <table:table-cell table:formula="of:=IFERROR(INDEX([.$N$2:.N$125];MATCH([.B361];[.$M$2:.$M$125];0);1);&quot;&quot;)">
            <text:p/>
          </table:table-cell>
          <table:table-cell table:formula="of:=IFERROR(INDEX([.$N$126:.N$450];MATCH([.$B361];[.$M$126:.$M$450];0);1);&quot;&quot;)">
            <text:p/>
          </table:table-cell>
          <table:table-cell table:formula="of:=IFERROR(INDEX([.$N$451:.$N$776];MATCH([.$B361];[.$M$451:.$M$776];0);1);&quot;&quot;)">
            <text:p/>
          </table:table-cell>
          <table:table-cell table:formula="of:=IFERROR(INDEX([.$N$777:.$N$1102];MATCH([.$B361];[.$M$777:.$M$1102];0);1);&quot;&quot;)">
            <text:p/>
          </table:table-cell>
          <table:table-cell table:formula="of:=IFERROR(INDEX([.$N$1103:.$N$1428];MATCH([.$B361];[.$M$1103:.$M$1428];0);1);&quot;&quot;)">
            <text:p/>
          </table:table-cell>
          <table:table-cell table:formula="of:=IFERROR(INDEX([.$N$1429:.$N$1754];MATCH([.$B361];[.$M$1429:.$M$1754];0);1);&quot;&quot;)">
            <text:p/>
          </table:table-cell>
          <table:table-cell table:formula="of:=IFERROR(INDEX([.$N$1755:.$N$2080];MATCH([.$B361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uneaton and Bedworth</text:p>
          </table:table-cell>
          <table:table-cell office:value-type="string" calcext:value-type="string">
            <text:p>E0700021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Flintshire / Sir y Fflint</text:p>
          </table:table-cell>
          <table:table-cell office:value-type="string" calcext:value-type="string">
            <text:p>W06000005</text:p>
          </table:table-cell>
          <table:table-cell table:formula="of:=IFERROR(INDEX([.$N$2:.N$125];MATCH([.B362];[.$M$2:.$M$125];0);1);&quot;&quot;)">
            <text:p/>
          </table:table-cell>
          <table:table-cell table:formula="of:=IFERROR(INDEX([.$N$126:.N$450];MATCH([.$B362];[.$M$126:.$M$450];0);1);&quot;&quot;)">
            <text:p/>
          </table:table-cell>
          <table:table-cell table:formula="of:=IFERROR(INDEX([.$N$451:.$N$776];MATCH([.$B362];[.$M$451:.$M$776];0);1);&quot;&quot;)">
            <text:p/>
          </table:table-cell>
          <table:table-cell table:formula="of:=IFERROR(INDEX([.$N$777:.$N$1102];MATCH([.$B362];[.$M$777:.$M$1102];0);1);&quot;&quot;)">
            <text:p/>
          </table:table-cell>
          <table:table-cell table:formula="of:=IFERROR(INDEX([.$N$1103:.$N$1428];MATCH([.$B362];[.$M$1103:.$M$1428];0);1);&quot;&quot;)">
            <text:p/>
          </table:table-cell>
          <table:table-cell table:formula="of:=IFERROR(INDEX([.$N$1429:.$N$1754];MATCH([.$B362];[.$M$1429:.$M$1754];0);1);&quot;&quot;)">
            <text:p/>
          </table:table-cell>
          <table:table-cell table:formula="of:=IFERROR(INDEX([.$N$1755:.$N$2080];MATCH([.$B362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E07000220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Wrexham / Wrecsam</text:p>
          </table:table-cell>
          <table:table-cell office:value-type="string" calcext:value-type="string">
            <text:p>W06000006</text:p>
          </table:table-cell>
          <table:table-cell table:formula="of:=IFERROR(INDEX([.$N$2:.N$125];MATCH([.B363];[.$M$2:.$M$125];0);1);&quot;&quot;)">
            <text:p/>
          </table:table-cell>
          <table:table-cell table:formula="of:=IFERROR(INDEX([.$N$126:.N$450];MATCH([.$B363];[.$M$126:.$M$450];0);1);&quot;&quot;)">
            <text:p/>
          </table:table-cell>
          <table:table-cell table:formula="of:=IFERROR(INDEX([.$N$451:.$N$776];MATCH([.$B363];[.$M$451:.$M$776];0);1);&quot;&quot;)">
            <text:p/>
          </table:table-cell>
          <table:table-cell table:formula="of:=IFERROR(INDEX([.$N$777:.$N$1102];MATCH([.$B363];[.$M$777:.$M$1102];0);1);&quot;&quot;)">
            <text:p/>
          </table:table-cell>
          <table:table-cell table:formula="of:=IFERROR(INDEX([.$N$1103:.$N$1428];MATCH([.$B363];[.$M$1103:.$M$1428];0);1);&quot;&quot;)">
            <text:p/>
          </table:table-cell>
          <table:table-cell table:formula="of:=IFERROR(INDEX([.$N$1429:.$N$1754];MATCH([.$B363];[.$M$1429:.$M$1754];0);1);&quot;&quot;)">
            <text:p/>
          </table:table-cell>
          <table:table-cell table:formula="of:=IFERROR(INDEX([.$N$1755:.$N$2080];MATCH([.$B363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tratford-on-Avon</text:p>
          </table:table-cell>
          <table:table-cell office:value-type="string" calcext:value-type="string">
            <text:p>E07000221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Ceredigion / Ceredigion</text:p>
          </table:table-cell>
          <table:table-cell office:value-type="string" calcext:value-type="string">
            <text:p>W06000008</text:p>
          </table:table-cell>
          <table:table-cell table:formula="of:=IFERROR(INDEX([.$N$2:.N$125];MATCH([.B364];[.$M$2:.$M$125];0);1);&quot;&quot;)">
            <text:p/>
          </table:table-cell>
          <table:table-cell table:formula="of:=IFERROR(INDEX([.$N$126:.N$450];MATCH([.$B364];[.$M$126:.$M$450];0);1);&quot;&quot;)">
            <text:p/>
          </table:table-cell>
          <table:table-cell table:formula="of:=IFERROR(INDEX([.$N$451:.$N$776];MATCH([.$B364];[.$M$451:.$M$776];0);1);&quot;&quot;)">
            <text:p/>
          </table:table-cell>
          <table:table-cell table:formula="of:=IFERROR(INDEX([.$N$777:.$N$1102];MATCH([.$B364];[.$M$777:.$M$1102];0);1);&quot;&quot;)">
            <text:p/>
          </table:table-cell>
          <table:table-cell table:formula="of:=IFERROR(INDEX([.$N$1103:.$N$1428];MATCH([.$B364];[.$M$1103:.$M$1428];0);1);&quot;&quot;)">
            <text:p/>
          </table:table-cell>
          <table:table-cell table:formula="of:=IFERROR(INDEX([.$N$1429:.$N$1754];MATCH([.$B364];[.$M$1429:.$M$1754];0);1);&quot;&quot;)">
            <text:p/>
          </table:table-cell>
          <table:table-cell table:formula="of:=IFERROR(INDEX([.$N$1755:.$N$2080];MATCH([.$B364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E0700022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Pembrokeshire / Sir Benfro</text:p>
          </table:table-cell>
          <table:table-cell office:value-type="string" calcext:value-type="string">
            <text:p>W06000009</text:p>
          </table:table-cell>
          <table:table-cell table:formula="of:=IFERROR(INDEX([.$N$2:.N$125];MATCH([.B365];[.$M$2:.$M$125];0);1);&quot;&quot;)">
            <text:p/>
          </table:table-cell>
          <table:table-cell table:formula="of:=IFERROR(INDEX([.$N$126:.N$450];MATCH([.$B365];[.$M$126:.$M$450];0);1);&quot;&quot;)">
            <text:p/>
          </table:table-cell>
          <table:table-cell table:formula="of:=IFERROR(INDEX([.$N$451:.$N$776];MATCH([.$B365];[.$M$451:.$M$776];0);1);&quot;&quot;)">
            <text:p/>
          </table:table-cell>
          <table:table-cell table:formula="of:=IFERROR(INDEX([.$N$777:.$N$1102];MATCH([.$B365];[.$M$777:.$M$1102];0);1);&quot;&quot;)">
            <text:p/>
          </table:table-cell>
          <table:table-cell table:formula="of:=IFERROR(INDEX([.$N$1103:.$N$1428];MATCH([.$B365];[.$M$1103:.$M$1428];0);1);&quot;&quot;)">
            <text:p/>
          </table:table-cell>
          <table:table-cell table:formula="of:=IFERROR(INDEX([.$N$1429:.$N$1754];MATCH([.$B365];[.$M$1429:.$M$1754];0);1);&quot;&quot;)">
            <text:p/>
          </table:table-cell>
          <table:table-cell table:formula="of:=IFERROR(INDEX([.$N$1755:.$N$2080];MATCH([.$B365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Adur</text:p>
          </table:table-cell>
          <table:table-cell office:value-type="string" calcext:value-type="string">
            <text:p>E0700022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Carmarthenshire / Sir Gaerfyrddin</text:p>
          </table:table-cell>
          <table:table-cell office:value-type="string" calcext:value-type="string">
            <text:p>W06000010</text:p>
          </table:table-cell>
          <table:table-cell table:formula="of:=IFERROR(INDEX([.$N$2:.N$125];MATCH([.B366];[.$M$2:.$M$125];0);1);&quot;&quot;)">
            <text:p/>
          </table:table-cell>
          <table:table-cell table:formula="of:=IFERROR(INDEX([.$N$126:.N$450];MATCH([.$B366];[.$M$126:.$M$450];0);1);&quot;&quot;)">
            <text:p/>
          </table:table-cell>
          <table:table-cell table:formula="of:=IFERROR(INDEX([.$N$451:.$N$776];MATCH([.$B366];[.$M$451:.$M$776];0);1);&quot;&quot;)">
            <text:p/>
          </table:table-cell>
          <table:table-cell table:formula="of:=IFERROR(INDEX([.$N$777:.$N$1102];MATCH([.$B366];[.$M$777:.$M$1102];0);1);&quot;&quot;)">
            <text:p/>
          </table:table-cell>
          <table:table-cell table:formula="of:=IFERROR(INDEX([.$N$1103:.$N$1428];MATCH([.$B366];[.$M$1103:.$M$1428];0);1);&quot;&quot;)">
            <text:p/>
          </table:table-cell>
          <table:table-cell table:formula="of:=IFERROR(INDEX([.$N$1429:.$N$1754];MATCH([.$B366];[.$M$1429:.$M$1754];0);1);&quot;&quot;)">
            <text:p/>
          </table:table-cell>
          <table:table-cell table:formula="of:=IFERROR(INDEX([.$N$1755:.$N$2080];MATCH([.$B366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E0700022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Swansea / Abertawe</text:p>
          </table:table-cell>
          <table:table-cell office:value-type="string" calcext:value-type="string">
            <text:p>W06000011</text:p>
          </table:table-cell>
          <table:table-cell table:formula="of:=IFERROR(INDEX([.$N$2:.N$125];MATCH([.B367];[.$M$2:.$M$125];0);1);&quot;&quot;)">
            <text:p/>
          </table:table-cell>
          <table:table-cell table:formula="of:=IFERROR(INDEX([.$N$126:.N$450];MATCH([.$B367];[.$M$126:.$M$450];0);1);&quot;&quot;)">
            <text:p/>
          </table:table-cell>
          <table:table-cell table:formula="of:=IFERROR(INDEX([.$N$451:.$N$776];MATCH([.$B367];[.$M$451:.$M$776];0);1);&quot;&quot;)">
            <text:p/>
          </table:table-cell>
          <table:table-cell table:formula="of:=IFERROR(INDEX([.$N$777:.$N$1102];MATCH([.$B367];[.$M$777:.$M$1102];0);1);&quot;&quot;)">
            <text:p/>
          </table:table-cell>
          <table:table-cell table:formula="of:=IFERROR(INDEX([.$N$1103:.$N$1428];MATCH([.$B367];[.$M$1103:.$M$1428];0);1);&quot;&quot;)">
            <text:p/>
          </table:table-cell>
          <table:table-cell table:formula="of:=IFERROR(INDEX([.$N$1429:.$N$1754];MATCH([.$B367];[.$M$1429:.$M$1754];0);1);&quot;&quot;)">
            <text:p/>
          </table:table-cell>
          <table:table-cell table:formula="of:=IFERROR(INDEX([.$N$1755:.$N$2080];MATCH([.$B367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E0700022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Neath Port Talbot / Castell-nedd Port Talbot</text:p>
          </table:table-cell>
          <table:table-cell office:value-type="string" calcext:value-type="string">
            <text:p>W06000012</text:p>
          </table:table-cell>
          <table:table-cell table:formula="of:=IFERROR(INDEX([.$N$2:.N$125];MATCH([.B368];[.$M$2:.$M$125];0);1);&quot;&quot;)">
            <text:p/>
          </table:table-cell>
          <table:table-cell table:formula="of:=IFERROR(INDEX([.$N$126:.N$450];MATCH([.$B368];[.$M$126:.$M$450];0);1);&quot;&quot;)">
            <text:p/>
          </table:table-cell>
          <table:table-cell table:formula="of:=IFERROR(INDEX([.$N$451:.$N$776];MATCH([.$B368];[.$M$451:.$M$776];0);1);&quot;&quot;)">
            <text:p/>
          </table:table-cell>
          <table:table-cell table:formula="of:=IFERROR(INDEX([.$N$777:.$N$1102];MATCH([.$B368];[.$M$777:.$M$1102];0);1);&quot;&quot;)">
            <text:p/>
          </table:table-cell>
          <table:table-cell table:formula="of:=IFERROR(INDEX([.$N$1103:.$N$1428];MATCH([.$B368];[.$M$1103:.$M$1428];0);1);&quot;&quot;)">
            <text:p/>
          </table:table-cell>
          <table:table-cell table:formula="of:=IFERROR(INDEX([.$N$1429:.$N$1754];MATCH([.$B368];[.$M$1429:.$M$1754];0);1);&quot;&quot;)">
            <text:p/>
          </table:table-cell>
          <table:table-cell table:formula="of:=IFERROR(INDEX([.$N$1755:.$N$2080];MATCH([.$B368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rawley</text:p>
          </table:table-cell>
          <table:table-cell office:value-type="string" calcext:value-type="string">
            <text:p>E0700022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Bridgend / Pen-y-bont ar Ogwr</text:p>
          </table:table-cell>
          <table:table-cell office:value-type="string" calcext:value-type="string">
            <text:p>W06000013</text:p>
          </table:table-cell>
          <table:table-cell table:formula="of:=IFERROR(INDEX([.$N$2:.N$125];MATCH([.B369];[.$M$2:.$M$125];0);1);&quot;&quot;)">
            <text:p/>
          </table:table-cell>
          <table:table-cell table:formula="of:=IFERROR(INDEX([.$N$126:.N$450];MATCH([.$B369];[.$M$126:.$M$450];0);1);&quot;&quot;)">
            <text:p/>
          </table:table-cell>
          <table:table-cell table:formula="of:=IFERROR(INDEX([.$N$451:.$N$776];MATCH([.$B369];[.$M$451:.$M$776];0);1);&quot;&quot;)">
            <text:p/>
          </table:table-cell>
          <table:table-cell table:formula="of:=IFERROR(INDEX([.$N$777:.$N$1102];MATCH([.$B369];[.$M$777:.$M$1102];0);1);&quot;&quot;)">
            <text:p/>
          </table:table-cell>
          <table:table-cell table:formula="of:=IFERROR(INDEX([.$N$1103:.$N$1428];MATCH([.$B369];[.$M$1103:.$M$1428];0);1);&quot;&quot;)">
            <text:p/>
          </table:table-cell>
          <table:table-cell table:formula="of:=IFERROR(INDEX([.$N$1429:.$N$1754];MATCH([.$B369];[.$M$1429:.$M$1754];0);1);&quot;&quot;)">
            <text:p/>
          </table:table-cell>
          <table:table-cell table:formula="of:=IFERROR(INDEX([.$N$1755:.$N$2080];MATCH([.$B369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orsham</text:p>
          </table:table-cell>
          <table:table-cell office:value-type="string" calcext:value-type="string">
            <text:p>E0700022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Vale of Glamorgan / Bro Morgannwg</text:p>
          </table:table-cell>
          <table:table-cell office:value-type="string" calcext:value-type="string">
            <text:p>W06000014</text:p>
          </table:table-cell>
          <table:table-cell table:formula="of:=IFERROR(INDEX([.$N$2:.N$125];MATCH([.B370];[.$M$2:.$M$125];0);1);&quot;&quot;)">
            <text:p/>
          </table:table-cell>
          <table:table-cell table:formula="of:=IFERROR(INDEX([.$N$126:.N$450];MATCH([.$B370];[.$M$126:.$M$450];0);1);&quot;&quot;)">
            <text:p/>
          </table:table-cell>
          <table:table-cell table:formula="of:=IFERROR(INDEX([.$N$451:.$N$776];MATCH([.$B370];[.$M$451:.$M$776];0);1);&quot;&quot;)">
            <text:p/>
          </table:table-cell>
          <table:table-cell table:formula="of:=IFERROR(INDEX([.$N$777:.$N$1102];MATCH([.$B370];[.$M$777:.$M$1102];0);1);&quot;&quot;)">
            <text:p/>
          </table:table-cell>
          <table:table-cell table:formula="of:=IFERROR(INDEX([.$N$1103:.$N$1428];MATCH([.$B370];[.$M$1103:.$M$1428];0);1);&quot;&quot;)">
            <text:p/>
          </table:table-cell>
          <table:table-cell table:formula="of:=IFERROR(INDEX([.$N$1429:.$N$1754];MATCH([.$B370];[.$M$1429:.$M$1754];0);1);&quot;&quot;)">
            <text:p/>
          </table:table-cell>
          <table:table-cell table:formula="of:=IFERROR(INDEX([.$N$1755:.$N$2080];MATCH([.$B370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id Sussex</text:p>
          </table:table-cell>
          <table:table-cell office:value-type="string" calcext:value-type="string">
            <text:p>E07000228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Cardiff / Caerdydd</text:p>
          </table:table-cell>
          <table:table-cell office:value-type="string" calcext:value-type="string">
            <text:p>W06000015</text:p>
          </table:table-cell>
          <table:table-cell table:formula="of:=IFERROR(INDEX([.$N$2:.N$125];MATCH([.B371];[.$M$2:.$M$125];0);1);&quot;&quot;)">
            <text:p/>
          </table:table-cell>
          <table:table-cell table:formula="of:=IFERROR(INDEX([.$N$126:.N$450];MATCH([.$B371];[.$M$126:.$M$450];0);1);&quot;&quot;)">
            <text:p/>
          </table:table-cell>
          <table:table-cell table:formula="of:=IFERROR(INDEX([.$N$451:.$N$776];MATCH([.$B371];[.$M$451:.$M$776];0);1);&quot;&quot;)">
            <text:p/>
          </table:table-cell>
          <table:table-cell table:formula="of:=IFERROR(INDEX([.$N$777:.$N$1102];MATCH([.$B371];[.$M$777:.$M$1102];0);1);&quot;&quot;)">
            <text:p/>
          </table:table-cell>
          <table:table-cell table:formula="of:=IFERROR(INDEX([.$N$1103:.$N$1428];MATCH([.$B371];[.$M$1103:.$M$1428];0);1);&quot;&quot;)">
            <text:p/>
          </table:table-cell>
          <table:table-cell table:formula="of:=IFERROR(INDEX([.$N$1429:.$N$1754];MATCH([.$B371];[.$M$1429:.$M$1754];0);1);&quot;&quot;)">
            <text:p/>
          </table:table-cell>
          <table:table-cell table:formula="of:=IFERROR(INDEX([.$N$1755:.$N$2080];MATCH([.$B371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orthing</text:p>
          </table:table-cell>
          <table:table-cell office:value-type="string" calcext:value-type="string">
            <text:p>E0700022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Rhondda Cynon Taf / Rhondda Cynon Taf</text:p>
          </table:table-cell>
          <table:table-cell office:value-type="string" calcext:value-type="string">
            <text:p>W06000016</text:p>
          </table:table-cell>
          <table:table-cell table:formula="of:=IFERROR(INDEX([.$N$2:.N$125];MATCH([.B372];[.$M$2:.$M$125];0);1);&quot;&quot;)">
            <text:p/>
          </table:table-cell>
          <table:table-cell table:formula="of:=IFERROR(INDEX([.$N$126:.N$450];MATCH([.$B372];[.$M$126:.$M$450];0);1);&quot;&quot;)">
            <text:p/>
          </table:table-cell>
          <table:table-cell table:formula="of:=IFERROR(INDEX([.$N$451:.$N$776];MATCH([.$B372];[.$M$451:.$M$776];0);1);&quot;&quot;)">
            <text:p/>
          </table:table-cell>
          <table:table-cell table:formula="of:=IFERROR(INDEX([.$N$777:.$N$1102];MATCH([.$B372];[.$M$777:.$M$1102];0);1);&quot;&quot;)">
            <text:p/>
          </table:table-cell>
          <table:table-cell table:formula="of:=IFERROR(INDEX([.$N$1103:.$N$1428];MATCH([.$B372];[.$M$1103:.$M$1428];0);1);&quot;&quot;)">
            <text:p/>
          </table:table-cell>
          <table:table-cell table:formula="of:=IFERROR(INDEX([.$N$1429:.$N$1754];MATCH([.$B372];[.$M$1429:.$M$1754];0);1);&quot;&quot;)">
            <text:p/>
          </table:table-cell>
          <table:table-cell table:formula="of:=IFERROR(INDEX([.$N$1755:.$N$2080];MATCH([.$B372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E0700023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Caerphilly / Caerffili</text:p>
          </table:table-cell>
          <table:table-cell office:value-type="string" calcext:value-type="string">
            <text:p>W06000018</text:p>
          </table:table-cell>
          <table:table-cell table:formula="of:=IFERROR(INDEX([.$N$2:.N$125];MATCH([.B373];[.$M$2:.$M$125];0);1);&quot;&quot;)">
            <text:p/>
          </table:table-cell>
          <table:table-cell table:formula="of:=IFERROR(INDEX([.$N$126:.N$450];MATCH([.$B373];[.$M$126:.$M$450];0);1);&quot;&quot;)">
            <text:p/>
          </table:table-cell>
          <table:table-cell table:formula="of:=IFERROR(INDEX([.$N$451:.$N$776];MATCH([.$B373];[.$M$451:.$M$776];0);1);&quot;&quot;)">
            <text:p/>
          </table:table-cell>
          <table:table-cell table:formula="of:=IFERROR(INDEX([.$N$777:.$N$1102];MATCH([.$B373];[.$M$777:.$M$1102];0);1);&quot;&quot;)">
            <text:p/>
          </table:table-cell>
          <table:table-cell table:formula="of:=IFERROR(INDEX([.$N$1103:.$N$1428];MATCH([.$B373];[.$M$1103:.$M$1428];0);1);&quot;&quot;)">
            <text:p/>
          </table:table-cell>
          <table:table-cell table:formula="of:=IFERROR(INDEX([.$N$1429:.$N$1754];MATCH([.$B373];[.$M$1429:.$M$1754];0);1);&quot;&quot;)">
            <text:p/>
          </table:table-cell>
          <table:table-cell table:formula="of:=IFERROR(INDEX([.$N$1755:.$N$2080];MATCH([.$B373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alvern Hills</text:p>
          </table:table-cell>
          <table:table-cell office:value-type="string" calcext:value-type="string">
            <text:p>E070002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Blaenau Gwent / Blaenau Gwent</text:p>
          </table:table-cell>
          <table:table-cell office:value-type="string" calcext:value-type="string">
            <text:p>W06000019</text:p>
          </table:table-cell>
          <table:table-cell table:formula="of:=IFERROR(INDEX([.$N$2:.N$125];MATCH([.B374];[.$M$2:.$M$125];0);1);&quot;&quot;)">
            <text:p/>
          </table:table-cell>
          <table:table-cell table:formula="of:=IFERROR(INDEX([.$N$126:.N$450];MATCH([.$B374];[.$M$126:.$M$450];0);1);&quot;&quot;)">
            <text:p/>
          </table:table-cell>
          <table:table-cell table:formula="of:=IFERROR(INDEX([.$N$451:.$N$776];MATCH([.$B374];[.$M$451:.$M$776];0);1);&quot;&quot;)">
            <text:p/>
          </table:table-cell>
          <table:table-cell table:formula="of:=IFERROR(INDEX([.$N$777:.$N$1102];MATCH([.$B374];[.$M$777:.$M$1102];0);1);&quot;&quot;)">
            <text:p/>
          </table:table-cell>
          <table:table-cell table:formula="of:=IFERROR(INDEX([.$N$1103:.$N$1428];MATCH([.$B374];[.$M$1103:.$M$1428];0);1);&quot;&quot;)">
            <text:p/>
          </table:table-cell>
          <table:table-cell table:formula="of:=IFERROR(INDEX([.$N$1429:.$N$1754];MATCH([.$B374];[.$M$1429:.$M$1754];0);1);&quot;&quot;)">
            <text:p/>
          </table:table-cell>
          <table:table-cell table:formula="of:=IFERROR(INDEX([.$N$1755:.$N$2080];MATCH([.$B374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Redditch</text:p>
          </table:table-cell>
          <table:table-cell office:value-type="string" calcext:value-type="string">
            <text:p>E07000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faen / Tor-faen</text:p>
          </table:table-cell>
          <table:table-cell office:value-type="string" calcext:value-type="string">
            <text:p>W06000020</text:p>
          </table:table-cell>
          <table:table-cell table:formula="of:=IFERROR(INDEX([.$N$2:.N$125];MATCH([.B375];[.$M$2:.$M$125];0);1);&quot;&quot;)">
            <text:p/>
          </table:table-cell>
          <table:table-cell table:formula="of:=IFERROR(INDEX([.$N$126:.N$450];MATCH([.$B375];[.$M$126:.$M$450];0);1);&quot;&quot;)">
            <text:p/>
          </table:table-cell>
          <table:table-cell table:formula="of:=IFERROR(INDEX([.$N$451:.$N$776];MATCH([.$B375];[.$M$451:.$M$776];0);1);&quot;&quot;)">
            <text:p/>
          </table:table-cell>
          <table:table-cell table:formula="of:=IFERROR(INDEX([.$N$777:.$N$1102];MATCH([.$B375];[.$M$777:.$M$1102];0);1);&quot;&quot;)">
            <text:p/>
          </table:table-cell>
          <table:table-cell table:formula="of:=IFERROR(INDEX([.$N$1103:.$N$1428];MATCH([.$B375];[.$M$1103:.$M$1428];0);1);&quot;&quot;)">
            <text:p/>
          </table:table-cell>
          <table:table-cell table:formula="of:=IFERROR(INDEX([.$N$1429:.$N$1754];MATCH([.$B375];[.$M$1429:.$M$1754];0);1);&quot;&quot;)">
            <text:p/>
          </table:table-cell>
          <table:table-cell table:formula="of:=IFERROR(INDEX([.$N$1755:.$N$2080];MATCH([.$B375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E07000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mouthshire / Sir Fynwy</text:p>
          </table:table-cell>
          <table:table-cell office:value-type="string" calcext:value-type="string">
            <text:p>W06000021</text:p>
          </table:table-cell>
          <table:table-cell table:formula="of:=IFERROR(INDEX([.$N$2:.N$125];MATCH([.B376];[.$M$2:.$M$125];0);1);&quot;&quot;)">
            <text:p/>
          </table:table-cell>
          <table:table-cell table:formula="of:=IFERROR(INDEX([.$N$126:.N$450];MATCH([.$B376];[.$M$126:.$M$450];0);1);&quot;&quot;)">
            <text:p/>
          </table:table-cell>
          <table:table-cell table:formula="of:=IFERROR(INDEX([.$N$451:.$N$776];MATCH([.$B376];[.$M$451:.$M$776];0);1);&quot;&quot;)">
            <text:p/>
          </table:table-cell>
          <table:table-cell table:formula="of:=IFERROR(INDEX([.$N$777:.$N$1102];MATCH([.$B376];[.$M$777:.$M$1102];0);1);&quot;&quot;)">
            <text:p/>
          </table:table-cell>
          <table:table-cell table:formula="of:=IFERROR(INDEX([.$N$1103:.$N$1428];MATCH([.$B376];[.$M$1103:.$M$1428];0);1);&quot;&quot;)">
            <text:p/>
          </table:table-cell>
          <table:table-cell table:formula="of:=IFERROR(INDEX([.$N$1429:.$N$1754];MATCH([.$B376];[.$M$1429:.$M$1754];0);1);&quot;&quot;)">
            <text:p/>
          </table:table-cell>
          <table:table-cell table:formula="of:=IFERROR(INDEX([.$N$1755:.$N$2080];MATCH([.$B376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ychavon</text:p>
          </table:table-cell>
          <table:table-cell office:value-type="string" calcext:value-type="string">
            <text:p>E0700023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Newport / Casnewydd</text:p>
          </table:table-cell>
          <table:table-cell office:value-type="string" calcext:value-type="string">
            <text:p>W06000022</text:p>
          </table:table-cell>
          <table:table-cell table:formula="of:=IFERROR(INDEX([.$N$2:.N$125];MATCH([.B377];[.$M$2:.$M$125];0);1);&quot;&quot;)">
            <text:p/>
          </table:table-cell>
          <table:table-cell table:formula="of:=IFERROR(INDEX([.$N$126:.N$450];MATCH([.$B377];[.$M$126:.$M$450];0);1);&quot;&quot;)">
            <text:p/>
          </table:table-cell>
          <table:table-cell table:formula="of:=IFERROR(INDEX([.$N$451:.$N$776];MATCH([.$B377];[.$M$451:.$M$776];0);1);&quot;&quot;)">
            <text:p/>
          </table:table-cell>
          <table:table-cell table:formula="of:=IFERROR(INDEX([.$N$777:.$N$1102];MATCH([.$B377];[.$M$777:.$M$1102];0);1);&quot;&quot;)">
            <text:p/>
          </table:table-cell>
          <table:table-cell table:formula="of:=IFERROR(INDEX([.$N$1103:.$N$1428];MATCH([.$B377];[.$M$1103:.$M$1428];0);1);&quot;&quot;)">
            <text:p/>
          </table:table-cell>
          <table:table-cell table:formula="of:=IFERROR(INDEX([.$N$1429:.$N$1754];MATCH([.$B377];[.$M$1429:.$M$1754];0);1);&quot;&quot;)">
            <text:p/>
          </table:table-cell>
          <table:table-cell table:formula="of:=IFERROR(INDEX([.$N$1755:.$N$2080];MATCH([.$B377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yre Forest</text:p>
          </table:table-cell>
          <table:table-cell office:value-type="string" calcext:value-type="string">
            <text:p>E0700023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Powys / Powys</text:p>
          </table:table-cell>
          <table:table-cell office:value-type="string" calcext:value-type="string">
            <text:p>W06000023</text:p>
          </table:table-cell>
          <table:table-cell table:formula="of:=IFERROR(INDEX([.$N$2:.N$125];MATCH([.B378];[.$M$2:.$M$125];0);1);&quot;&quot;)">
            <text:p/>
          </table:table-cell>
          <table:table-cell table:formula="of:=IFERROR(INDEX([.$N$126:.N$450];MATCH([.$B378];[.$M$126:.$M$450];0);1);&quot;&quot;)">
            <text:p/>
          </table:table-cell>
          <table:table-cell table:formula="of:=IFERROR(INDEX([.$N$451:.$N$776];MATCH([.$B378];[.$M$451:.$M$776];0);1);&quot;&quot;)">
            <text:p/>
          </table:table-cell>
          <table:table-cell table:formula="of:=IFERROR(INDEX([.$N$777:.$N$1102];MATCH([.$B378];[.$M$777:.$M$1102];0);1);&quot;&quot;)">
            <text:p/>
          </table:table-cell>
          <table:table-cell table:formula="of:=IFERROR(INDEX([.$N$1103:.$N$1428];MATCH([.$B378];[.$M$1103:.$M$1428];0);1);&quot;&quot;)">
            <text:p/>
          </table:table-cell>
          <table:table-cell table:formula="of:=IFERROR(INDEX([.$N$1429:.$N$1754];MATCH([.$B378];[.$M$1429:.$M$1754];0);1);&quot;&quot;)">
            <text:p/>
          </table:table-cell>
          <table:table-cell table:formula="of:=IFERROR(INDEX([.$N$1755:.$N$2080];MATCH([.$B378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St Albans</text:p>
          </table:table-cell>
          <table:table-cell office:value-type="string" calcext:value-type="string">
            <text:p>E0700024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Merthyr Tydfil / Merthyr Tudful</text:p>
          </table:table-cell>
          <table:table-cell office:value-type="string" calcext:value-type="string">
            <text:p>W06000024</text:p>
          </table:table-cell>
          <table:table-cell table:formula="of:=IFERROR(INDEX([.$N$2:.N$125];MATCH([.B379];[.$M$2:.$M$125];0);1);&quot;&quot;)">
            <text:p/>
          </table:table-cell>
          <table:table-cell table:formula="of:=IFERROR(INDEX([.$N$126:.N$450];MATCH([.$B379];[.$M$126:.$M$450];0);1);&quot;&quot;)">
            <text:p/>
          </table:table-cell>
          <table:table-cell table:formula="of:=IFERROR(INDEX([.$N$451:.$N$776];MATCH([.$B379];[.$M$451:.$M$776];0);1);&quot;&quot;)">
            <text:p/>
          </table:table-cell>
          <table:table-cell table:formula="of:=IFERROR(INDEX([.$N$777:.$N$1102];MATCH([.$B379];[.$M$777:.$M$1102];0);1);&quot;&quot;)">
            <text:p/>
          </table:table-cell>
          <table:table-cell table:formula="of:=IFERROR(INDEX([.$N$1103:.$N$1428];MATCH([.$B379];[.$M$1103:.$M$1428];0);1);&quot;&quot;)">
            <text:p/>
          </table:table-cell>
          <table:table-cell table:formula="of:=IFERROR(INDEX([.$N$1429:.$N$1754];MATCH([.$B379];[.$M$1429:.$M$1754];0);1);&quot;&quot;)">
            <text:p/>
          </table:table-cell>
          <table:table-cell table:formula="of:=IFERROR(INDEX([.$N$1755:.$N$2080];MATCH([.$B379];[.$M$1755:.$M$2080];0);1);&quot;&quot;)">
            <text:p/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Welwyn Hatfield</text:p>
          </table:table-cell>
          <table:table-cell office:value-type="string" calcext:value-type="string">
            <text:p>E0700024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East Hertfordshire</text:p>
          </table:table-cell>
          <table:table-cell office:value-type="string" calcext:value-type="string">
            <text:p>E0700024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tevenage</text:p>
          </table:table-cell>
          <table:table-cell office:value-type="string" calcext:value-type="string">
            <text:p>E070002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E08000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800000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E08000003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Oldham</text:p>
          </table:table-cell>
          <table:table-cell office:value-type="string" calcext:value-type="string">
            <text:p>E0800000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E0800000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alford</text:p>
          </table:table-cell>
          <table:table-cell office:value-type="string" calcext:value-type="string">
            <text:p>E0800000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tockport</text:p>
          </table:table-cell>
          <table:table-cell office:value-type="string" calcext:value-type="string">
            <text:p>E0800000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Tameside</text:p>
          </table:table-cell>
          <table:table-cell office:value-type="string" calcext:value-type="string">
            <text:p>E0800000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Trafford</text:p>
          </table:table-cell>
          <table:table-cell office:value-type="string" calcext:value-type="string">
            <text:p>E0800000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E0800001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Knowsley</text:p>
          </table:table-cell>
          <table:table-cell office:value-type="string" calcext:value-type="string">
            <text:p>E08000011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0800001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t. Helens</text:p>
          </table:table-cell>
          <table:table-cell office:value-type="string" calcext:value-type="string">
            <text:p>E080000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E0800001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Wirral</text:p>
          </table:table-cell>
          <table:table-cell office:value-type="string" calcext:value-type="string">
            <text:p>E08000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Barnsley</text:p>
          </table:table-cell>
          <table:table-cell office:value-type="string" calcext:value-type="string">
            <text:p>E08000016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Doncaster</text:p>
          </table:table-cell>
          <table:table-cell office:value-type="string" calcext:value-type="string">
            <text:p>E08000017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Rotherham</text:p>
          </table:table-cell>
          <table:table-cell office:value-type="string" calcext:value-type="string">
            <text:p>E0800001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E0800001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Newcastle upon Tyne</text:p>
          </table:table-cell>
          <table:table-cell office:value-type="string" calcext:value-type="string">
            <text:p>E0800002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North Tyneside</text:p>
          </table:table-cell>
          <table:table-cell office:value-type="string" calcext:value-type="string">
            <text:p>E0800002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outh Tyneside</text:p>
          </table:table-cell>
          <table:table-cell office:value-type="string" calcext:value-type="string">
            <text:p>E0800002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E0800002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E08000025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E0800002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E08000027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andwell</text:p>
          </table:table-cell>
          <table:table-cell office:value-type="string" calcext:value-type="string">
            <text:p>E0800002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olihull</text:p>
          </table:table-cell>
          <table:table-cell office:value-type="string" calcext:value-type="string">
            <text:p>E08000029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Walsall</text:p>
          </table:table-cell>
          <table:table-cell office:value-type="string" calcext:value-type="string">
            <text:p>E080000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E0800003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E0800003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Calderdale</text:p>
          </table:table-cell>
          <table:table-cell office:value-type="string" calcext:value-type="string">
            <text:p>E0800003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Kirklees</text:p>
          </table:table-cell>
          <table:table-cell office:value-type="string" calcext:value-type="string">
            <text:p>E08000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E0800003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E0800003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Gateshead</text:p>
          </table:table-cell>
          <table:table-cell office:value-type="string" calcext:value-type="string">
            <text:p>E0800003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City of London</text:p>
          </table:table-cell>
          <table:table-cell office:value-type="string" calcext:value-type="string">
            <text:p>E0900000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Barking and Dagenham</text:p>
          </table:table-cell>
          <table:table-cell office:value-type="string" calcext:value-type="string">
            <text:p>E090000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Barnet</text:p>
          </table:table-cell>
          <table:table-cell office:value-type="string" calcext:value-type="string">
            <text:p>E09000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Bexley</text:p>
          </table:table-cell>
          <table:table-cell office:value-type="string" calcext:value-type="string">
            <text:p>E0900000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E0900000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Bromley</text:p>
          </table:table-cell>
          <table:table-cell office:value-type="string" calcext:value-type="string">
            <text:p>E0900000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E09000007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E0900000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E09000009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E0900001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E0900001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Hackney</text:p>
          </table:table-cell>
          <table:table-cell office:value-type="string" calcext:value-type="string">
            <text:p>E090000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Hammersmith and Fulham</text:p>
          </table:table-cell>
          <table:table-cell office:value-type="string" calcext:value-type="string">
            <text:p>E09000013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Haringey</text:p>
          </table:table-cell>
          <table:table-cell office:value-type="string" calcext:value-type="string">
            <text:p>E09000014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E0900001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Havering</text:p>
          </table:table-cell>
          <table:table-cell office:value-type="string" calcext:value-type="string">
            <text:p>E09000016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Hillingdon</text:p>
          </table:table-cell>
          <table:table-cell office:value-type="string" calcext:value-type="string">
            <text:p>E0900001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Hounslow</text:p>
          </table:table-cell>
          <table:table-cell office:value-type="string" calcext:value-type="string">
            <text:p>E09000018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E09000019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Kensington and Chelsea</text:p>
          </table:table-cell>
          <table:table-cell office:value-type="string" calcext:value-type="string">
            <text:p>E0900002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Kingston upon Thames</text:p>
          </table:table-cell>
          <table:table-cell office:value-type="string" calcext:value-type="string">
            <text:p>E0900002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Lambeth</text:p>
          </table:table-cell>
          <table:table-cell office:value-type="string" calcext:value-type="string">
            <text:p>E09000022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Lewisham</text:p>
          </table:table-cell>
          <table:table-cell office:value-type="string" calcext:value-type="string">
            <text:p>E09000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Merton</text:p>
          </table:table-cell>
          <table:table-cell office:value-type="string" calcext:value-type="string">
            <text:p>E09000024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Newham</text:p>
          </table:table-cell>
          <table:table-cell office:value-type="string" calcext:value-type="string">
            <text:p>E0900002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E09000026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E09000027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outhwark</text:p>
          </table:table-cell>
          <table:table-cell office:value-type="string" calcext:value-type="string">
            <text:p>E0900002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E09000029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Tower Hamlets</text:p>
          </table:table-cell>
          <table:table-cell office:value-type="string" calcext:value-type="string">
            <text:p>E0900003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Waltham Forest</text:p>
          </table:table-cell>
          <table:table-cell office:value-type="string" calcext:value-type="string">
            <text:p>E0900003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Wandsworth</text:p>
          </table:table-cell>
          <table:table-cell office:value-type="string" calcext:value-type="string">
            <text:p>E0900003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table:number-columns-repeated="10"/>
          <table:table-cell office:value-type="float" office:value="2011" calcext:value-type="float">
            <text:p>2011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E09000033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rtlepool</text:p>
          </table:table-cell>
          <table:table-cell office:value-type="string" calcext:value-type="string">
            <text:p>E0600000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E0600000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edcar and Cleveland</text:p>
          </table:table-cell>
          <table:table-cell office:value-type="string" calcext:value-type="string">
            <text:p>E0600000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ockton-on-Tees</text:p>
          </table:table-cell>
          <table:table-cell office:value-type="string" calcext:value-type="string">
            <text:p>E0600000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E0600000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lton</text:p>
          </table:table-cell>
          <table:table-cell office:value-type="string" calcext:value-type="string">
            <text:p>E0600000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arrington</text:p>
          </table:table-cell>
          <table:table-cell office:value-type="string" calcext:value-type="string">
            <text:p>E0600000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lackburn with Darwen</text:p>
          </table:table-cell>
          <table:table-cell office:value-type="string" calcext:value-type="string">
            <text:p>E0600000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E0600000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Kingston upon Hull</text:p>
          </table:table-cell>
          <table:table-cell office:value-type="string" calcext:value-type="string">
            <text:p>E0600001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 Riding of Yorkshire</text:p>
          </table:table-cell>
          <table:table-cell office:value-type="string" calcext:value-type="string">
            <text:p>E06000011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East Lincolnshire</text:p>
          </table:table-cell>
          <table:table-cell office:value-type="string" calcext:value-type="string">
            <text:p>E06000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E06000013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E0600001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E0600001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0600001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E0600001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E06000018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E0600001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elford and Wrekin</text:p>
          </table:table-cell>
          <table:table-cell office:value-type="string" calcext:value-type="string">
            <text:p>E0600002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E06000021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ath and North East Somerset</text:p>
          </table:table-cell>
          <table:table-cell office:value-type="string" calcext:value-type="string">
            <text:p>E0600002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E0600002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E0600002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E06000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E06000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E0600002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0600002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E0600002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E06000030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E0600003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Luton</text:p>
          </table:table-cell>
          <table:table-cell office:value-type="string" calcext:value-type="string">
            <text:p>E0600003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end-on-Sea</text:p>
          </table:table-cell>
          <table:table-cell office:value-type="string" calcext:value-type="string">
            <text:p>E0600003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hurrock</text:p>
          </table:table-cell>
          <table:table-cell office:value-type="string" calcext:value-type="string">
            <text:p>E0600003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E0600003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acknell Forest</text:p>
          </table:table-cell>
          <table:table-cell office:value-type="string" calcext:value-type="string">
            <text:p>E06000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st Berkshire</text:p>
          </table:table-cell>
          <table:table-cell office:value-type="string" calcext:value-type="string">
            <text:p>E0600003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0600003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lough</text:p>
          </table:table-cell>
          <table:table-cell office:value-type="string" calcext:value-type="string">
            <text:p>E06000039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indsor and Maidenhead</text:p>
          </table:table-cell>
          <table:table-cell office:value-type="string" calcext:value-type="string">
            <text:p>E0600004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okingham</text:p>
          </table:table-cell>
          <table:table-cell office:value-type="string" calcext:value-type="string">
            <text:p>E0600004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E0600004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ighton and Hove</text:p>
          </table:table-cell>
          <table:table-cell office:value-type="string" calcext:value-type="string">
            <text:p>E060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E0600004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0600004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E0600004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E06000047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eshire East</text:p>
          </table:table-cell>
          <table:table-cell office:value-type="string" calcext:value-type="string">
            <text:p>E0600004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eshire West and Chester</text:p>
          </table:table-cell>
          <table:table-cell office:value-type="string" calcext:value-type="string">
            <text:p>E0600005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E0600005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0600005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Isles of Scilly</text:p>
          </table:table-cell>
          <table:table-cell office:value-type="string" calcext:value-type="string">
            <text:p>E0600005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E0600005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0600005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entral Bedfordshire</text:p>
          </table:table-cell>
          <table:table-cell office:value-type="string" calcext:value-type="string">
            <text:p>E0600005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E0600005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Aylesbury Vale</text:p>
          </table:table-cell>
          <table:table-cell office:value-type="string" calcext:value-type="string">
            <text:p>E07000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iltern</text:p>
          </table:table-cell>
          <table:table-cell office:value-type="string" calcext:value-type="string">
            <text:p>E0700000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Bucks</text:p>
          </table:table-cell>
          <table:table-cell office:value-type="string" calcext:value-type="string">
            <text:p>E0700000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ycombe</text:p>
          </table:table-cell>
          <table:table-cell office:value-type="string" calcext:value-type="string">
            <text:p>E07000007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E07000008</text:p>
          </table:table-cell>
          <table:table-cell office:value-type="float" office:value="5.36417112339138" calcext:value-type="float">
            <text:p>5.3641711233913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 Cambridgeshire</text:p>
          </table:table-cell>
          <table:table-cell office:value-type="string" calcext:value-type="string">
            <text:p>E07000009</text:p>
          </table:table-cell>
          <table:table-cell office:value-type="float" office:value="5.06227753428576" calcext:value-type="float">
            <text:p>5.0622775342857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Fenland</text:p>
          </table:table-cell>
          <table:table-cell office:value-type="string" calcext:value-type="string">
            <text:p>E07000010</text:p>
          </table:table-cell>
          <table:table-cell office:value-type="float" office:value="5.15439455963756" calcext:value-type="float">
            <text:p>5.1543945596375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untingdonshire</text:p>
          </table:table-cell>
          <table:table-cell office:value-type="string" calcext:value-type="string">
            <text:p>E07000011</text:p>
          </table:table-cell>
          <table:table-cell office:value-type="float" office:value="5.26552358808725" calcext:value-type="float">
            <text:p>5.2655235880872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Cambridgeshire</text:p>
          </table:table-cell>
          <table:table-cell office:value-type="string" calcext:value-type="string">
            <text:p>E07000012</text:p>
          </table:table-cell>
          <table:table-cell office:value-type="float" office:value="5.27236823319244" calcext:value-type="float">
            <text:p>5.2723682331924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Allerdale</text:p>
          </table:table-cell>
          <table:table-cell office:value-type="string" calcext:value-type="string">
            <text:p>E07000026</text:p>
          </table:table-cell>
          <table:table-cell office:value-type="float" office:value="2.65253807331728" calcext:value-type="float">
            <text:p>2.6525380733172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arrow-in-Furness</text:p>
          </table:table-cell>
          <table:table-cell office:value-type="string" calcext:value-type="string">
            <text:p>E07000027</text:p>
          </table:table-cell>
          <table:table-cell office:value-type="float" office:value="3.32870301045006" calcext:value-type="float">
            <text:p>3.3287030104500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E07000028</text:p>
          </table:table-cell>
          <table:table-cell office:value-type="float" office:value="3.0574919608372" calcext:value-type="float">
            <text:p>3.057491960837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opeland</text:p>
          </table:table-cell>
          <table:table-cell office:value-type="string" calcext:value-type="string">
            <text:p>E07000029</text:p>
          </table:table-cell>
          <table:table-cell office:value-type="float" office:value="2.78297093425307" calcext:value-type="float">
            <text:p>2.7829709342530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E07000030</text:p>
          </table:table-cell>
          <table:table-cell office:value-type="float" office:value="2.96441265385927" calcext:value-type="float">
            <text:p>2.9644126538592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Lakeland</text:p>
          </table:table-cell>
          <table:table-cell office:value-type="string" calcext:value-type="string">
            <text:p>E07000031</text:p>
          </table:table-cell>
          <table:table-cell office:value-type="float" office:value="3.07963246978795" calcext:value-type="float">
            <text:p>3.0796324697879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Amber Valley</text:p>
          </table:table-cell>
          <table:table-cell office:value-type="string" calcext:value-type="string">
            <text:p>E07000032</text:p>
          </table:table-cell>
          <table:table-cell office:value-type="float" office:value="4.78100624742799" calcext:value-type="float">
            <text:p>4.7810062474279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olsover</text:p>
          </table:table-cell>
          <table:table-cell office:value-type="string" calcext:value-type="string">
            <text:p>E07000033</text:p>
          </table:table-cell>
          <table:table-cell office:value-type="float" office:value="5.2325077907526" calcext:value-type="float">
            <text:p>5.232507790752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E07000034</text:p>
          </table:table-cell>
          <table:table-cell office:value-type="float" office:value="4.70390907070576" calcext:value-type="float">
            <text:p>4.7039090707057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Derbyshire Dales</text:p>
          </table:table-cell>
          <table:table-cell office:value-type="string" calcext:value-type="string">
            <text:p>E07000035</text:p>
          </table:table-cell>
          <table:table-cell office:value-type="float" office:value="4.02808040937337" calcext:value-type="float">
            <text:p>4.0280804093733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rewash</text:p>
          </table:table-cell>
          <table:table-cell office:value-type="string" calcext:value-type="string">
            <text:p>E07000036</text:p>
          </table:table-cell>
          <table:table-cell office:value-type="float" office:value="5.39091182782318" calcext:value-type="float">
            <text:p>5.3909118278231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igh Peak</text:p>
          </table:table-cell>
          <table:table-cell office:value-type="string" calcext:value-type="string">
            <text:p>E07000037</text:p>
          </table:table-cell>
          <table:table-cell office:value-type="float" office:value="4.09583369128137" calcext:value-type="float">
            <text:p>4.0958336912813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East Derbyshire</text:p>
          </table:table-cell>
          <table:table-cell office:value-type="string" calcext:value-type="string">
            <text:p>E07000038</text:p>
          </table:table-cell>
          <table:table-cell office:value-type="float" office:value="4.76019782360817" calcext:value-type="float">
            <text:p>4.7601978236081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Derbyshire</text:p>
          </table:table-cell>
          <table:table-cell office:value-type="string" calcext:value-type="string">
            <text:p>E07000039</text:p>
          </table:table-cell>
          <table:table-cell office:value-type="float" office:value="4.94154971826888" calcext:value-type="float">
            <text:p>4.9415497182688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 Devon</text:p>
          </table:table-cell>
          <table:table-cell office:value-type="string" calcext:value-type="string">
            <text:p>E07000040</text:p>
          </table:table-cell>
          <table:table-cell office:value-type="float" office:value="3.58067303964319" calcext:value-type="float">
            <text:p>3.5806730396431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E07000041</text:p>
          </table:table-cell>
          <table:table-cell office:value-type="float" office:value="3.95479489824186" calcext:value-type="float">
            <text:p>3.9547948982418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id Devon</text:p>
          </table:table-cell>
          <table:table-cell office:value-type="string" calcext:value-type="string">
            <text:p>E07000042</text:p>
          </table:table-cell>
          <table:table-cell office:value-type="float" office:value="3.77817666047964" calcext:value-type="float">
            <text:p>3.7781766604796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Devon</text:p>
          </table:table-cell>
          <table:table-cell office:value-type="string" calcext:value-type="string">
            <text:p>E07000043</text:p>
          </table:table-cell>
          <table:table-cell office:value-type="float" office:value="3.25200841367887" calcext:value-type="float">
            <text:p>3.2520084136788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Hams</text:p>
          </table:table-cell>
          <table:table-cell office:value-type="string" calcext:value-type="string">
            <text:p>E07000044</text:p>
          </table:table-cell>
          <table:table-cell office:value-type="float" office:value="3.35855293489749" calcext:value-type="float">
            <text:p>3.3585529348974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eignbridge</text:p>
          </table:table-cell>
          <table:table-cell office:value-type="string" calcext:value-type="string">
            <text:p>E07000045</text:p>
          </table:table-cell>
          <table:table-cell office:value-type="float" office:value="3.60235704176029" calcext:value-type="float">
            <text:p>3.6023570417602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orridge</text:p>
          </table:table-cell>
          <table:table-cell office:value-type="string" calcext:value-type="string">
            <text:p>E07000046</text:p>
          </table:table-cell>
          <table:table-cell office:value-type="float" office:value="3.24315729108732" calcext:value-type="float">
            <text:p>3.2431572910873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st Devon</text:p>
          </table:table-cell>
          <table:table-cell office:value-type="string" calcext:value-type="string">
            <text:p>E07000047</text:p>
          </table:table-cell>
          <table:table-cell office:value-type="float" office:value="3.15618156459276" calcext:value-type="float">
            <text:p>3.1561815645927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E07000048</text:p>
          </table:table-cell>
          <table:table-cell office:value-type="float" office:value="4.14064083396809" calcext:value-type="float">
            <text:p>4.1406408339680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 Dorset</text:p>
          </table:table-cell>
          <table:table-cell office:value-type="string" calcext:value-type="string">
            <text:p>E07000049</text:p>
          </table:table-cell>
          <table:table-cell office:value-type="float" office:value="4.23839516623661" calcext:value-type="float">
            <text:p>4.2383951662366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Dorset</text:p>
          </table:table-cell>
          <table:table-cell office:value-type="string" calcext:value-type="string">
            <text:p>E07000050</text:p>
          </table:table-cell>
          <table:table-cell office:value-type="float" office:value="4.33058690651954" calcext:value-type="float">
            <text:p>4.3305869065195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Purbeck</text:p>
          </table:table-cell>
          <table:table-cell office:value-type="string" calcext:value-type="string">
            <text:p>E07000051</text:p>
          </table:table-cell>
          <table:table-cell office:value-type="float" office:value="3.82352450257836" calcext:value-type="float">
            <text:p>3.8235245025783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st Dorset</text:p>
          </table:table-cell>
          <table:table-cell office:value-type="string" calcext:value-type="string">
            <text:p>E07000052</text:p>
          </table:table-cell>
          <table:table-cell office:value-type="float" office:value="3.87282792521616" calcext:value-type="float">
            <text:p>3.8728279252161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ymouth and Portland</text:p>
          </table:table-cell>
          <table:table-cell office:value-type="string" calcext:value-type="string">
            <text:p>E07000053</text:p>
          </table:table-cell>
          <table:table-cell office:value-type="float" office:value="3.69016667576402" calcext:value-type="float">
            <text:p>3.6901666757640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bourne</text:p>
          </table:table-cell>
          <table:table-cell office:value-type="string" calcext:value-type="string">
            <text:p>E07000061</text:p>
          </table:table-cell>
          <table:table-cell office:value-type="float" office:value="4.48866196100417" calcext:value-type="float">
            <text:p>4.4886619610041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E07000062</text:p>
          </table:table-cell>
          <table:table-cell office:value-type="float" office:value="4.67236395152251" calcext:value-type="float">
            <text:p>4.6723639515225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E07000063</text:p>
          </table:table-cell>
          <table:table-cell office:value-type="float" office:value="4.43148879989781" calcext:value-type="float">
            <text:p>4.4314887998978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other</text:p>
          </table:table-cell>
          <table:table-cell office:value-type="string" calcext:value-type="string">
            <text:p>E07000064</text:p>
          </table:table-cell>
          <table:table-cell office:value-type="float" office:value="4.43143311315361" calcext:value-type="float">
            <text:p>4.4314331131536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alden</text:p>
          </table:table-cell>
          <table:table-cell office:value-type="string" calcext:value-type="string">
            <text:p>E07000065</text:p>
          </table:table-cell>
          <table:table-cell office:value-type="float" office:value="4.50485573145577" calcext:value-type="float">
            <text:p>4.5048557314557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E07000066</text:p>
          </table:table-cell>
          <table:table-cell office:value-type="float" office:value="5.51459256209515" calcext:value-type="float">
            <text:p>5.5145925620951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aintree</text:p>
          </table:table-cell>
          <table:table-cell office:value-type="string" calcext:value-type="string">
            <text:p>E07000067</text:p>
          </table:table-cell>
          <table:table-cell office:value-type="float" office:value="5.29229216678841" calcext:value-type="float">
            <text:p>5.2922921667884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entwood</text:p>
          </table:table-cell>
          <table:table-cell office:value-type="string" calcext:value-type="string">
            <text:p>E07000068</text:p>
          </table:table-cell>
          <table:table-cell office:value-type="float" office:value="5.59119890649846" calcext:value-type="float">
            <text:p>5.5911989064984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astle Point</text:p>
          </table:table-cell>
          <table:table-cell office:value-type="string" calcext:value-type="string">
            <text:p>E07000069</text:p>
          </table:table-cell>
          <table:table-cell office:value-type="float" office:value="5.23587614985068" calcext:value-type="float">
            <text:p>5.2358761498506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E07000070</text:p>
          </table:table-cell>
          <table:table-cell office:value-type="float" office:value="5.429989282309" calcext:value-type="float">
            <text:p>5.42998928230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olchester</text:p>
          </table:table-cell>
          <table:table-cell office:value-type="string" calcext:value-type="string">
            <text:p>E07000071</text:p>
          </table:table-cell>
          <table:table-cell office:value-type="float" office:value="5.16179984735506" calcext:value-type="float">
            <text:p>5.1617998473550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pping Forest</text:p>
          </table:table-cell>
          <table:table-cell office:value-type="string" calcext:value-type="string">
            <text:p>E07000072</text:p>
          </table:table-cell>
          <table:table-cell office:value-type="float" office:value="5.74713612530947" calcext:value-type="float">
            <text:p>5.7471361253094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rlow</text:p>
          </table:table-cell>
          <table:table-cell office:value-type="string" calcext:value-type="string">
            <text:p>E07000073</text:p>
          </table:table-cell>
          <table:table-cell office:value-type="float" office:value="5.59697488244762" calcext:value-type="float">
            <text:p>5.5969748824476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aldon</text:p>
          </table:table-cell>
          <table:table-cell office:value-type="string" calcext:value-type="string">
            <text:p>E07000074</text:p>
          </table:table-cell>
          <table:table-cell office:value-type="float" office:value="5.05857107725923" calcext:value-type="float">
            <text:p>5.0585710772592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ochford</text:p>
          </table:table-cell>
          <table:table-cell office:value-type="string" calcext:value-type="string">
            <text:p>E07000075</text:p>
          </table:table-cell>
          <table:table-cell office:value-type="float" office:value="5.19180192353013" calcext:value-type="float">
            <text:p>5.1918019235301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endring</text:p>
          </table:table-cell>
          <table:table-cell office:value-type="string" calcext:value-type="string">
            <text:p>E07000076</text:p>
          </table:table-cell>
          <table:table-cell office:value-type="float" office:value="4.75598009556425" calcext:value-type="float">
            <text:p>4.7559800955642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Uttlesford</text:p>
          </table:table-cell>
          <table:table-cell office:value-type="string" calcext:value-type="string">
            <text:p>E07000077</text:p>
          </table:table-cell>
          <table:table-cell office:value-type="float" office:value="5.30934284225186" calcext:value-type="float">
            <text:p>5.3093428422518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eltenham</text:p>
          </table:table-cell>
          <table:table-cell office:value-type="string" calcext:value-type="string">
            <text:p>E07000078</text:p>
          </table:table-cell>
          <table:table-cell office:value-type="float" office:value="4.78649891273155" calcext:value-type="float">
            <text:p>4.7864989127315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otswold</text:p>
          </table:table-cell>
          <table:table-cell office:value-type="string" calcext:value-type="string">
            <text:p>E07000079</text:p>
          </table:table-cell>
          <table:table-cell office:value-type="float" office:value="4.47174182465504" calcext:value-type="float">
            <text:p>4.4717418246550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Forest of Dean</text:p>
          </table:table-cell>
          <table:table-cell office:value-type="string" calcext:value-type="string">
            <text:p>E07000080</text:p>
          </table:table-cell>
          <table:table-cell office:value-type="float" office:value="4.08923935193413" calcext:value-type="float">
            <text:p>4.0892393519341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E07000081</text:p>
          </table:table-cell>
          <table:table-cell office:value-type="float" office:value="4.78860712435512" calcext:value-type="float">
            <text:p>4.7886071243551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E07000082</text:p>
          </table:table-cell>
          <table:table-cell office:value-type="float" office:value="4.31051641344831" calcext:value-type="float">
            <text:p>4.3105164134483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ewkesbury</text:p>
          </table:table-cell>
          <table:table-cell office:value-type="string" calcext:value-type="string">
            <text:p>E07000083</text:p>
          </table:table-cell>
          <table:table-cell office:value-type="float" office:value="4.70496409670733" calcext:value-type="float">
            <text:p>4.7049640967073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asingstoke and Deane</text:p>
          </table:table-cell>
          <table:table-cell office:value-type="string" calcext:value-type="string">
            <text:p>E07000084</text:p>
          </table:table-cell>
          <table:table-cell office:value-type="float" office:value="5.23764311002556" calcext:value-type="float">
            <text:p>5.2376431100255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 Hampshire</text:p>
          </table:table-cell>
          <table:table-cell office:value-type="string" calcext:value-type="string">
            <text:p>E07000085</text:p>
          </table:table-cell>
          <table:table-cell office:value-type="float" office:value="4.73610986428273" calcext:value-type="float">
            <text:p>4.7361098642827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leigh</text:p>
          </table:table-cell>
          <table:table-cell office:value-type="string" calcext:value-type="string">
            <text:p>E07000086</text:p>
          </table:table-cell>
          <table:table-cell office:value-type="float" office:value="5.24625656908498" calcext:value-type="float">
            <text:p>5.2462565690849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Fareham</text:p>
          </table:table-cell>
          <table:table-cell office:value-type="string" calcext:value-type="string">
            <text:p>E07000087</text:p>
          </table:table-cell>
          <table:table-cell office:value-type="float" office:value="5.08755503122315" calcext:value-type="float">
            <text:p>5.0875550312231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Gosport</text:p>
          </table:table-cell>
          <table:table-cell office:value-type="string" calcext:value-type="string">
            <text:p>E07000088</text:p>
          </table:table-cell>
          <table:table-cell office:value-type="float" office:value="4.71079429292923" calcext:value-type="float">
            <text:p>4.7107942929292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E07000089</text:p>
          </table:table-cell>
          <table:table-cell office:value-type="float" office:value="4.8491150846358" calcext:value-type="float">
            <text:p>4.849115084635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vant</text:p>
          </table:table-cell>
          <table:table-cell office:value-type="string" calcext:value-type="string">
            <text:p>E07000090</text:p>
          </table:table-cell>
          <table:table-cell office:value-type="float" office:value="4.87550247475753" calcext:value-type="float">
            <text:p>4.8755024747575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ew Forest</text:p>
          </table:table-cell>
          <table:table-cell office:value-type="string" calcext:value-type="string">
            <text:p>E07000091</text:p>
          </table:table-cell>
          <table:table-cell office:value-type="float" office:value="4.32066368892661" calcext:value-type="float">
            <text:p>4.3206636889266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ushmoor</text:p>
          </table:table-cell>
          <table:table-cell office:value-type="string" calcext:value-type="string">
            <text:p>E07000092</text:p>
          </table:table-cell>
          <table:table-cell office:value-type="float" office:value="5.23935482127673" calcext:value-type="float">
            <text:p>5.2393548212767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est Valley</text:p>
          </table:table-cell>
          <table:table-cell office:value-type="string" calcext:value-type="string">
            <text:p>E07000093</text:p>
          </table:table-cell>
          <table:table-cell office:value-type="float" office:value="4.91362930008741" calcext:value-type="float">
            <text:p>4.9136293000874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E07000094</text:p>
          </table:table-cell>
          <table:table-cell office:value-type="float" office:value="4.84689732352217" calcext:value-type="float">
            <text:p>4.8468973235221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oxbourne</text:p>
          </table:table-cell>
          <table:table-cell office:value-type="string" calcext:value-type="string">
            <text:p>E07000095</text:p>
          </table:table-cell>
          <table:table-cell office:value-type="float" office:value="5.62480463123289" calcext:value-type="float">
            <text:p>5.6248046312328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Dacorum</text:p>
          </table:table-cell>
          <table:table-cell office:value-type="string" calcext:value-type="string">
            <text:p>E07000096</text:p>
          </table:table-cell>
          <table:table-cell office:value-type="float" office:value="5.21334451938767" calcext:value-type="float">
            <text:p>5.2133445193876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ertsmere</text:p>
          </table:table-cell>
          <table:table-cell office:value-type="string" calcext:value-type="string">
            <text:p>E07000098</text:p>
          </table:table-cell>
          <table:table-cell office:value-type="float" office:value="5.76273214739228" calcext:value-type="float">
            <text:p>5.7627321473922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Hertfordshire</text:p>
          </table:table-cell>
          <table:table-cell office:value-type="string" calcext:value-type="string">
            <text:p>E07000099</text:p>
          </table:table-cell>
          <table:table-cell office:value-type="float" office:value="5.34922611885609" calcext:value-type="float">
            <text:p>5.3492261188560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E07000102</text:p>
          </table:table-cell>
          <table:table-cell office:value-type="float" office:value="5.46860993795131" calcext:value-type="float">
            <text:p>5.4686099379513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07000103</text:p>
          </table:table-cell>
          <table:table-cell office:value-type="float" office:value="5.79452026944715" calcext:value-type="float">
            <text:p>5.7945202694471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E07000105</text:p>
          </table:table-cell>
          <table:table-cell office:value-type="float" office:value="4.95855278038755" calcext:value-type="float">
            <text:p>4.9585527803875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E07000106</text:p>
          </table:table-cell>
          <table:table-cell office:value-type="float" office:value="4.83752671224495" calcext:value-type="float">
            <text:p>4.8375267122449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Dartford</text:p>
          </table:table-cell>
          <table:table-cell office:value-type="string" calcext:value-type="string">
            <text:p>E07000107</text:p>
          </table:table-cell>
          <table:table-cell office:value-type="float" office:value="6.00041629145733" calcext:value-type="float">
            <text:p>6.0004162914573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E07000108</text:p>
          </table:table-cell>
          <table:table-cell office:value-type="float" office:value="4.67297495966368" calcext:value-type="float">
            <text:p>4.6729749596636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Gravesham</text:p>
          </table:table-cell>
          <table:table-cell office:value-type="string" calcext:value-type="string">
            <text:p>E07000109</text:p>
          </table:table-cell>
          <table:table-cell office:value-type="float" office:value="5.51888680249788" calcext:value-type="float">
            <text:p>5.5188868024978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aidstone</text:p>
          </table:table-cell>
          <table:table-cell office:value-type="string" calcext:value-type="string">
            <text:p>E07000110</text:p>
          </table:table-cell>
          <table:table-cell office:value-type="float" office:value="5.1235513974575" calcext:value-type="float">
            <text:p>5.123551397457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evenoaks</text:p>
          </table:table-cell>
          <table:table-cell office:value-type="string" calcext:value-type="string">
            <text:p>E07000111</text:p>
          </table:table-cell>
          <table:table-cell office:value-type="float" office:value="5.21544327982146" calcext:value-type="float">
            <text:p>5.2154432798214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hepway</text:p>
          </table:table-cell>
          <table:table-cell office:value-type="string" calcext:value-type="string">
            <text:p>E07000112</text:p>
          </table:table-cell>
          <table:table-cell office:value-type="float" office:value="4.63225103326663" calcext:value-type="float">
            <text:p>4.6322510332666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wale</text:p>
          </table:table-cell>
          <table:table-cell office:value-type="string" calcext:value-type="string">
            <text:p>E07000113</text:p>
          </table:table-cell>
          <table:table-cell office:value-type="float" office:value="5.11265992863348" calcext:value-type="float">
            <text:p>5.1126599286334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hanet</text:p>
          </table:table-cell>
          <table:table-cell office:value-type="string" calcext:value-type="string">
            <text:p>E07000114</text:p>
          </table:table-cell>
          <table:table-cell office:value-type="float" office:value="4.72245361531227" calcext:value-type="float">
            <text:p>4.7224536153122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onbridge and Malling</text:p>
          </table:table-cell>
          <table:table-cell office:value-type="string" calcext:value-type="string">
            <text:p>E07000115</text:p>
          </table:table-cell>
          <table:table-cell office:value-type="float" office:value="5.22080043127297" calcext:value-type="float">
            <text:p>5.2208004312729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unbridge Wells</text:p>
          </table:table-cell>
          <table:table-cell office:value-type="string" calcext:value-type="string">
            <text:p>E07000116</text:p>
          </table:table-cell>
          <table:table-cell office:value-type="float" office:value="4.71073876893334" calcext:value-type="float">
            <text:p>4.7107387689333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E07000117</text:p>
          </table:table-cell>
          <table:table-cell office:value-type="float" office:value="4.18157468770209" calcext:value-type="float">
            <text:p>4.1815746877020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orley</text:p>
          </table:table-cell>
          <table:table-cell office:value-type="string" calcext:value-type="string">
            <text:p>E07000118</text:p>
          </table:table-cell>
          <table:table-cell office:value-type="float" office:value="4.35371850141586" calcext:value-type="float">
            <text:p>4.3537185014158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Fylde</text:p>
          </table:table-cell>
          <table:table-cell office:value-type="string" calcext:value-type="string">
            <text:p>E07000119</text:p>
          </table:table-cell>
          <table:table-cell office:value-type="float" office:value="3.48680261813295" calcext:value-type="float">
            <text:p>3.4868026181329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yndburn</text:p>
          </table:table-cell>
          <table:table-cell office:value-type="string" calcext:value-type="string">
            <text:p>E07000120</text:p>
          </table:table-cell>
          <table:table-cell office:value-type="float" office:value="4.31486537756537" calcext:value-type="float">
            <text:p>4.3148653775653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E07000121</text:p>
          </table:table-cell>
          <table:table-cell office:value-type="float" office:value="3.56763782113007" calcext:value-type="float">
            <text:p>3.5676378211300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Pendle</text:p>
          </table:table-cell>
          <table:table-cell office:value-type="string" calcext:value-type="string">
            <text:p>E07000122</text:p>
          </table:table-cell>
          <table:table-cell office:value-type="float" office:value="3.97314949768232" calcext:value-type="float">
            <text:p>3.9731494976823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E07000123</text:p>
          </table:table-cell>
          <table:table-cell office:value-type="float" office:value="4.22288172063017" calcext:value-type="float">
            <text:p>4.2228817206301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ibble Valley</text:p>
          </table:table-cell>
          <table:table-cell office:value-type="string" calcext:value-type="string">
            <text:p>E07000124</text:p>
          </table:table-cell>
          <table:table-cell office:value-type="float" office:value="3.63038172445903" calcext:value-type="float">
            <text:p>3.6303817244590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ossendale</text:p>
          </table:table-cell>
          <table:table-cell office:value-type="string" calcext:value-type="string">
            <text:p>E07000125</text:p>
          </table:table-cell>
          <table:table-cell office:value-type="float" office:value="4.05916788836246" calcext:value-type="float">
            <text:p>4.0591678883624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Ribble</text:p>
          </table:table-cell>
          <table:table-cell office:value-type="string" calcext:value-type="string">
            <text:p>E07000126</text:p>
          </table:table-cell>
          <table:table-cell office:value-type="float" office:value="4.2290204348111" calcext:value-type="float">
            <text:p>4.229020434811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st Lancashire</text:p>
          </table:table-cell>
          <table:table-cell office:value-type="string" calcext:value-type="string">
            <text:p>E07000127</text:p>
          </table:table-cell>
          <table:table-cell office:value-type="float" office:value="4.38492335455399" calcext:value-type="float">
            <text:p>4.3849233545539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yre</text:p>
          </table:table-cell>
          <table:table-cell office:value-type="string" calcext:value-type="string">
            <text:p>E07000128</text:p>
          </table:table-cell>
          <table:table-cell office:value-type="float" office:value="3.33084350050297" calcext:value-type="float">
            <text:p>3.3308435005029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laby</text:p>
          </table:table-cell>
          <table:table-cell office:value-type="string" calcext:value-type="string">
            <text:p>E07000129</text:p>
          </table:table-cell>
          <table:table-cell office:value-type="float" office:value="5.3707880837525" calcext:value-type="float">
            <text:p>5.370788083752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arnwood</text:p>
          </table:table-cell>
          <table:table-cell office:value-type="string" calcext:value-type="string">
            <text:p>E07000130</text:p>
          </table:table-cell>
          <table:table-cell office:value-type="float" office:value="5.35391392042514" calcext:value-type="float">
            <text:p>5.3539139204251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rborough</text:p>
          </table:table-cell>
          <table:table-cell office:value-type="string" calcext:value-type="string">
            <text:p>E07000131</text:p>
          </table:table-cell>
          <table:table-cell office:value-type="float" office:value="4.96082331742155" calcext:value-type="float">
            <text:p>4.9608233174215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inckley and Bosworth</text:p>
          </table:table-cell>
          <table:table-cell office:value-type="string" calcext:value-type="string">
            <text:p>E07000132</text:p>
          </table:table-cell>
          <table:table-cell office:value-type="float" office:value="5.14334081582175" calcext:value-type="float">
            <text:p>5.1433408158217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E07000133</text:p>
          </table:table-cell>
          <table:table-cell office:value-type="float" office:value="5.01673893563885" calcext:value-type="float">
            <text:p>5.0167389356388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West Leicestershire</text:p>
          </table:table-cell>
          <table:table-cell office:value-type="string" calcext:value-type="string">
            <text:p>E07000134</text:p>
          </table:table-cell>
          <table:table-cell office:value-type="float" office:value="5.09402543076889" calcext:value-type="float">
            <text:p>5.0940254307688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Oadby and Wigston</text:p>
          </table:table-cell>
          <table:table-cell office:value-type="string" calcext:value-type="string">
            <text:p>E07000135</text:p>
          </table:table-cell>
          <table:table-cell office:value-type="float" office:value="5.27728061716314" calcext:value-type="float">
            <text:p>5.2772806171631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E07000136</text:p>
          </table:table-cell>
          <table:table-cell office:value-type="float" office:value="5.17473008281004" calcext:value-type="float">
            <text:p>5.1747300828100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 Lindsey</text:p>
          </table:table-cell>
          <table:table-cell office:value-type="string" calcext:value-type="string">
            <text:p>E07000137</text:p>
          </table:table-cell>
          <table:table-cell office:value-type="float" office:value="4.79038242425314" calcext:value-type="float">
            <text:p>4.7903824242531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E07000138</text:p>
          </table:table-cell>
          <table:table-cell office:value-type="float" office:value="5.21781813689921" calcext:value-type="float">
            <text:p>5.2178181368992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Kesteven</text:p>
          </table:table-cell>
          <table:table-cell office:value-type="string" calcext:value-type="string">
            <text:p>E07000139</text:p>
          </table:table-cell>
          <table:table-cell office:value-type="float" office:value="5.3333961791593" calcext:value-type="float">
            <text:p>5.333396179159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Holland</text:p>
          </table:table-cell>
          <table:table-cell office:value-type="string" calcext:value-type="string">
            <text:p>E07000140</text:p>
          </table:table-cell>
          <table:table-cell office:value-type="float" office:value="5.09994241855006" calcext:value-type="float">
            <text:p>5.0999424185500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Kesteven</text:p>
          </table:table-cell>
          <table:table-cell office:value-type="string" calcext:value-type="string">
            <text:p>E07000141</text:p>
          </table:table-cell>
          <table:table-cell office:value-type="float" office:value="5.1663311561646" calcext:value-type="float">
            <text:p>5.166331156164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st Lindsey</text:p>
          </table:table-cell>
          <table:table-cell office:value-type="string" calcext:value-type="string">
            <text:p>E07000142</text:p>
          </table:table-cell>
          <table:table-cell office:value-type="float" office:value="5.13433106180979" calcext:value-type="float">
            <text:p>5.1343310618097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eckland</text:p>
          </table:table-cell>
          <table:table-cell office:value-type="string" calcext:value-type="string">
            <text:p>E07000143</text:p>
          </table:table-cell>
          <table:table-cell office:value-type="float" office:value="4.77584618229433" calcext:value-type="float">
            <text:p>4.7758461822943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oadland</text:p>
          </table:table-cell>
          <table:table-cell office:value-type="string" calcext:value-type="string">
            <text:p>E07000144</text:p>
          </table:table-cell>
          <table:table-cell office:value-type="float" office:value="4.83719401085858" calcext:value-type="float">
            <text:p>4.8371940108585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Great Yarmouth</text:p>
          </table:table-cell>
          <table:table-cell office:value-type="string" calcext:value-type="string">
            <text:p>E07000145</text:p>
          </table:table-cell>
          <table:table-cell office:value-type="float" office:value="4.65375410040925" calcext:value-type="float">
            <text:p>4.6537541004092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King's Lynn and West Norfolk</text:p>
          </table:table-cell>
          <table:table-cell office:value-type="string" calcext:value-type="string">
            <text:p>E07000146</text:p>
          </table:table-cell>
          <table:table-cell office:value-type="float" office:value="4.87882809698707" calcext:value-type="float">
            <text:p>4.8788280969870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Norfolk</text:p>
          </table:table-cell>
          <table:table-cell office:value-type="string" calcext:value-type="string">
            <text:p>E07000147</text:p>
          </table:table-cell>
          <table:table-cell office:value-type="float" office:value="4.57505261860539" calcext:value-type="float">
            <text:p>4.5750526186053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E07000148</text:p>
          </table:table-cell>
          <table:table-cell office:value-type="float" office:value="5.03793397709707" calcext:value-type="float">
            <text:p>5.0379339770970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Norfolk</text:p>
          </table:table-cell>
          <table:table-cell office:value-type="string" calcext:value-type="string">
            <text:p>E07000149</text:p>
          </table:table-cell>
          <table:table-cell office:value-type="float" office:value="4.86840742539503" calcext:value-type="float">
            <text:p>4.8684074253950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orby</text:p>
          </table:table-cell>
          <table:table-cell office:value-type="string" calcext:value-type="string">
            <text:p>E07000150</text:p>
          </table:table-cell>
          <table:table-cell office:value-type="float" office:value="5.11332340411797" calcext:value-type="float">
            <text:p>5.1133234041179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Daventry</text:p>
          </table:table-cell>
          <table:table-cell office:value-type="string" calcext:value-type="string">
            <text:p>E07000151</text:p>
          </table:table-cell>
          <table:table-cell office:value-type="float" office:value="4.92271541549829" calcext:value-type="float">
            <text:p>4.9227154154982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 Northamptonshire</text:p>
          </table:table-cell>
          <table:table-cell office:value-type="string" calcext:value-type="string">
            <text:p>E07000152</text:p>
          </table:table-cell>
          <table:table-cell office:value-type="float" office:value="5.18268627452891" calcext:value-type="float">
            <text:p>5.1826862745289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Kettering</text:p>
          </table:table-cell>
          <table:table-cell office:value-type="string" calcext:value-type="string">
            <text:p>E07000153</text:p>
          </table:table-cell>
          <table:table-cell office:value-type="float" office:value="5.30691510180147" calcext:value-type="float">
            <text:p>5.3069151018014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ampton</text:p>
          </table:table-cell>
          <table:table-cell office:value-type="string" calcext:value-type="string">
            <text:p>E07000154</text:p>
          </table:table-cell>
          <table:table-cell office:value-type="float" office:value="5.65889313877816" calcext:value-type="float">
            <text:p>5.6588931387781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Northamptonshire</text:p>
          </table:table-cell>
          <table:table-cell office:value-type="string" calcext:value-type="string">
            <text:p>E07000155</text:p>
          </table:table-cell>
          <table:table-cell office:value-type="float" office:value="5.00057661364316" calcext:value-type="float">
            <text:p>5.0005766136431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llingborough</text:p>
          </table:table-cell>
          <table:table-cell office:value-type="string" calcext:value-type="string">
            <text:p>E07000156</text:p>
          </table:table-cell>
          <table:table-cell office:value-type="float" office:value="5.51872164301439" calcext:value-type="float">
            <text:p>5.5187216430143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raven</text:p>
          </table:table-cell>
          <table:table-cell office:value-type="string" calcext:value-type="string">
            <text:p>E07000163</text:p>
          </table:table-cell>
          <table:table-cell office:value-type="float" office:value="3.41327261988919" calcext:value-type="float">
            <text:p>3.4132726198891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mbleton</text:p>
          </table:table-cell>
          <table:table-cell office:value-type="string" calcext:value-type="string">
            <text:p>E07000164</text:p>
          </table:table-cell>
          <table:table-cell office:value-type="float" office:value="4.27382113027211" calcext:value-type="float">
            <text:p>4.2738211302721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rrogate</text:p>
          </table:table-cell>
          <table:table-cell office:value-type="string" calcext:value-type="string">
            <text:p>E07000165</text:p>
          </table:table-cell>
          <table:table-cell office:value-type="float" office:value="4.05385689221242" calcext:value-type="float">
            <text:p>4.0538568922124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ichmondshire</text:p>
          </table:table-cell>
          <table:table-cell office:value-type="string" calcext:value-type="string">
            <text:p>E07000166</text:p>
          </table:table-cell>
          <table:table-cell office:value-type="float" office:value="3.63942201782167" calcext:value-type="float">
            <text:p>3.6394220178216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yedale</text:p>
          </table:table-cell>
          <table:table-cell office:value-type="string" calcext:value-type="string">
            <text:p>E07000167</text:p>
          </table:table-cell>
          <table:table-cell office:value-type="float" office:value="4.26361310237349" calcext:value-type="float">
            <text:p>4.2636131023734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E07000168</text:p>
          </table:table-cell>
          <table:table-cell office:value-type="float" office:value="4.0625220502481" calcext:value-type="float">
            <text:p>4.062522050248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elby</text:p>
          </table:table-cell>
          <table:table-cell office:value-type="string" calcext:value-type="string">
            <text:p>E07000169</text:p>
          </table:table-cell>
          <table:table-cell office:value-type="float" office:value="5.23780876085279" calcext:value-type="float">
            <text:p>5.2378087608527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Ashfield</text:p>
          </table:table-cell>
          <table:table-cell office:value-type="string" calcext:value-type="string">
            <text:p>E07000170</text:p>
          </table:table-cell>
          <table:table-cell office:value-type="float" office:value="5.17528261769433" calcext:value-type="float">
            <text:p>5.1752826176943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assetlaw</text:p>
          </table:table-cell>
          <table:table-cell office:value-type="string" calcext:value-type="string">
            <text:p>E07000171</text:p>
          </table:table-cell>
          <table:table-cell office:value-type="float" office:value="5.08672546091742" calcext:value-type="float">
            <text:p>5.0867254609174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oxtowe</text:p>
          </table:table-cell>
          <table:table-cell office:value-type="string" calcext:value-type="string">
            <text:p>E07000172</text:p>
          </table:table-cell>
          <table:table-cell office:value-type="float" office:value="5.44734573688441" calcext:value-type="float">
            <text:p>5.4473457368844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Gedling</text:p>
          </table:table-cell>
          <table:table-cell office:value-type="string" calcext:value-type="string">
            <text:p>E07000173</text:p>
          </table:table-cell>
          <table:table-cell office:value-type="float" office:value="5.26475077450478" calcext:value-type="float">
            <text:p>5.2647507745047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E07000174</text:p>
          </table:table-cell>
          <table:table-cell office:value-type="float" office:value="5.09197928373235" calcext:value-type="float">
            <text:p>5.0919792837323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ewark and Sherwood</text:p>
          </table:table-cell>
          <table:table-cell office:value-type="string" calcext:value-type="string">
            <text:p>E07000175</text:p>
          </table:table-cell>
          <table:table-cell office:value-type="float" office:value="5.26762119317522" calcext:value-type="float">
            <text:p>5.2676211931752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ushcliffe</text:p>
          </table:table-cell>
          <table:table-cell office:value-type="string" calcext:value-type="string">
            <text:p>E07000176</text:p>
          </table:table-cell>
          <table:table-cell office:value-type="float" office:value="5.29538248461546" calcext:value-type="float">
            <text:p>5.2953824846154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erwell</text:p>
          </table:table-cell>
          <table:table-cell office:value-type="string" calcext:value-type="string">
            <text:p>E07000177</text:p>
          </table:table-cell>
          <table:table-cell office:value-type="float" office:value="5.15422876299657" calcext:value-type="float">
            <text:p>5.1542287629965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E07000178</text:p>
          </table:table-cell>
          <table:table-cell office:value-type="float" office:value="5.46139386698938" calcext:value-type="float">
            <text:p>5.4613938669893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Oxfordshire</text:p>
          </table:table-cell>
          <table:table-cell office:value-type="string" calcext:value-type="string">
            <text:p>E07000179</text:p>
          </table:table-cell>
          <table:table-cell office:value-type="float" office:value="5.08207973320968" calcext:value-type="float">
            <text:p>5.0820797332096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Vale of White Horse</text:p>
          </table:table-cell>
          <table:table-cell office:value-type="string" calcext:value-type="string">
            <text:p>E07000180</text:p>
          </table:table-cell>
          <table:table-cell office:value-type="float" office:value="5.10032949835218" calcext:value-type="float">
            <text:p>5.1003294983521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st Oxfordshire</text:p>
          </table:table-cell>
          <table:table-cell office:value-type="string" calcext:value-type="string">
            <text:p>E07000181</text:p>
          </table:table-cell>
          <table:table-cell office:value-type="float" office:value="4.82543781521774" calcext:value-type="float">
            <text:p>4.8254378152177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endip</text:p>
          </table:table-cell>
          <table:table-cell office:value-type="string" calcext:value-type="string">
            <text:p>E07000187</text:p>
          </table:table-cell>
          <table:table-cell office:value-type="float" office:value="4.08018536782609" calcext:value-type="float">
            <text:p>4.0801853678260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edgemoor</text:p>
          </table:table-cell>
          <table:table-cell office:value-type="string" calcext:value-type="string">
            <text:p>E07000188</text:p>
          </table:table-cell>
          <table:table-cell office:value-type="float" office:value="4.07230435264057" calcext:value-type="float">
            <text:p>4.0723043526405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Somerset</text:p>
          </table:table-cell>
          <table:table-cell office:value-type="string" calcext:value-type="string">
            <text:p>E07000189</text:p>
          </table:table-cell>
          <table:table-cell office:value-type="float" office:value="4.24838270960587" calcext:value-type="float">
            <text:p>4.2483827096058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aunton Deane</text:p>
          </table:table-cell>
          <table:table-cell office:value-type="string" calcext:value-type="string">
            <text:p>E07000190</text:p>
          </table:table-cell>
          <table:table-cell office:value-type="float" office:value="4.22131907601319" calcext:value-type="float">
            <text:p>4.2213190760131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st Somerset</text:p>
          </table:table-cell>
          <table:table-cell office:value-type="string" calcext:value-type="string">
            <text:p>E07000191</text:p>
          </table:table-cell>
          <table:table-cell office:value-type="float" office:value="3.25296676690388" calcext:value-type="float">
            <text:p>3.2529667669038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annock Chase</text:p>
          </table:table-cell>
          <table:table-cell office:value-type="string" calcext:value-type="string">
            <text:p>E07000192</text:p>
          </table:table-cell>
          <table:table-cell office:value-type="float" office:value="4.84678643410962" calcext:value-type="float">
            <text:p>4.8467864341096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 Staffordshire</text:p>
          </table:table-cell>
          <table:table-cell office:value-type="string" calcext:value-type="string">
            <text:p>E07000193</text:p>
          </table:table-cell>
          <table:table-cell office:value-type="float" office:value="4.80169918297278" calcext:value-type="float">
            <text:p>4.8016991829727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Lichfield</text:p>
          </table:table-cell>
          <table:table-cell office:value-type="string" calcext:value-type="string">
            <text:p>E07000194</text:p>
          </table:table-cell>
          <table:table-cell office:value-type="float" office:value="4.96320455408307" calcext:value-type="float">
            <text:p>4.9632045540830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ewcastle-under-Lyme</text:p>
          </table:table-cell>
          <table:table-cell office:value-type="string" calcext:value-type="string">
            <text:p>E07000195</text:p>
          </table:table-cell>
          <table:table-cell office:value-type="float" office:value="4.61530075457032" calcext:value-type="float">
            <text:p>4.6153007545703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Staffordshire</text:p>
          </table:table-cell>
          <table:table-cell office:value-type="string" calcext:value-type="string">
            <text:p>E07000196</text:p>
          </table:table-cell>
          <table:table-cell office:value-type="float" office:value="4.84041007553671" calcext:value-type="float">
            <text:p>4.8404100755367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E07000197</text:p>
          </table:table-cell>
          <table:table-cell office:value-type="float" office:value="4.61113219177682" calcext:value-type="float">
            <text:p>4.6111321917768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affordshire Moorlands</text:p>
          </table:table-cell>
          <table:table-cell office:value-type="string" calcext:value-type="string">
            <text:p>E07000198</text:p>
          </table:table-cell>
          <table:table-cell office:value-type="float" office:value="4.21250081782229" calcext:value-type="float">
            <text:p>4.2125008178222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amworth</text:p>
          </table:table-cell>
          <table:table-cell office:value-type="string" calcext:value-type="string">
            <text:p>E07000199</text:p>
          </table:table-cell>
          <table:table-cell office:value-type="float" office:value="5.19274106180984" calcext:value-type="float">
            <text:p>5.1927410618098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abergh</text:p>
          </table:table-cell>
          <table:table-cell office:value-type="string" calcext:value-type="string">
            <text:p>E07000200</text:p>
          </table:table-cell>
          <table:table-cell office:value-type="float" office:value="5.1550577433033" calcext:value-type="float">
            <text:p>5.155057743303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Forest Heath</text:p>
          </table:table-cell>
          <table:table-cell office:value-type="string" calcext:value-type="string">
            <text:p>E07000201</text:p>
          </table:table-cell>
          <table:table-cell office:value-type="float" office:value="4.99742131902091" calcext:value-type="float">
            <text:p>4.9974213190209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E07000202</text:p>
          </table:table-cell>
          <table:table-cell office:value-type="float" office:value="5.20395475897065" calcext:value-type="float">
            <text:p>5.2039547589706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id Suffolk</text:p>
          </table:table-cell>
          <table:table-cell office:value-type="string" calcext:value-type="string">
            <text:p>E07000203</text:p>
          </table:table-cell>
          <table:table-cell office:value-type="float" office:value="5.15732358584024" calcext:value-type="float">
            <text:p>5.1573235858402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. Edmundsbury</text:p>
          </table:table-cell>
          <table:table-cell office:value-type="string" calcext:value-type="string">
            <text:p>E07000204</text:p>
          </table:table-cell>
          <table:table-cell office:value-type="float" office:value="5.20434141452563" calcext:value-type="float">
            <text:p>5.2043414145256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uffolk Coastal</text:p>
          </table:table-cell>
          <table:table-cell office:value-type="string" calcext:value-type="string">
            <text:p>E07000205</text:p>
          </table:table-cell>
          <table:table-cell office:value-type="float" office:value="4.8766664557634" calcext:value-type="float">
            <text:p>4.876666455763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aveney</text:p>
          </table:table-cell>
          <table:table-cell office:value-type="string" calcext:value-type="string">
            <text:p>E07000206</text:p>
          </table:table-cell>
          <table:table-cell office:value-type="float" office:value="4.51615079092853" calcext:value-type="float">
            <text:p>4.5161507909285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lmbridge</text:p>
          </table:table-cell>
          <table:table-cell office:value-type="string" calcext:value-type="string">
            <text:p>E07000207</text:p>
          </table:table-cell>
          <table:table-cell office:value-type="float" office:value="5.46007177901983" calcext:value-type="float">
            <text:p>5.4600717790198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psom and Ewell</text:p>
          </table:table-cell>
          <table:table-cell office:value-type="string" calcext:value-type="string">
            <text:p>E07000208</text:p>
          </table:table-cell>
          <table:table-cell office:value-type="float" office:value="5.34900551070912" calcext:value-type="float">
            <text:p>5.3490055107091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Guildford</text:p>
          </table:table-cell>
          <table:table-cell office:value-type="string" calcext:value-type="string">
            <text:p>E07000209</text:p>
          </table:table-cell>
          <table:table-cell office:value-type="float" office:value="5.15118910654795" calcext:value-type="float">
            <text:p>5.1511891065479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ole Valley</text:p>
          </table:table-cell>
          <table:table-cell office:value-type="string" calcext:value-type="string">
            <text:p>E07000210</text:p>
          </table:table-cell>
          <table:table-cell office:value-type="float" office:value="5.05049381892476" calcext:value-type="float">
            <text:p>5.0504938189247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eigate and Banstead</text:p>
          </table:table-cell>
          <table:table-cell office:value-type="string" calcext:value-type="string">
            <text:p>E07000211</text:p>
          </table:table-cell>
          <table:table-cell office:value-type="float" office:value="5.18329401172886" calcext:value-type="float">
            <text:p>5.1832940117288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unnymede</text:p>
          </table:table-cell>
          <table:table-cell office:value-type="string" calcext:value-type="string">
            <text:p>E07000212</text:p>
          </table:table-cell>
          <table:table-cell office:value-type="float" office:value="5.71099176126428" calcext:value-type="float">
            <text:p>5.7109917612642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pelthorne</text:p>
          </table:table-cell>
          <table:table-cell office:value-type="string" calcext:value-type="string">
            <text:p>E07000213</text:p>
          </table:table-cell>
          <table:table-cell office:value-type="float" office:value="5.70236560213403" calcext:value-type="float">
            <text:p>5.7023656021340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urrey Heath</text:p>
          </table:table-cell>
          <table:table-cell office:value-type="string" calcext:value-type="string">
            <text:p>E07000214</text:p>
          </table:table-cell>
          <table:table-cell office:value-type="float" office:value="5.32622495202142" calcext:value-type="float">
            <text:p>5.3262249520214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andridge</text:p>
          </table:table-cell>
          <table:table-cell office:value-type="string" calcext:value-type="string">
            <text:p>E07000215</text:p>
          </table:table-cell>
          <table:table-cell office:value-type="float" office:value="5.05536238566765" calcext:value-type="float">
            <text:p>5.0553623856676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E07000216</text:p>
          </table:table-cell>
          <table:table-cell office:value-type="float" office:value="4.66603145471797" calcext:value-type="float">
            <text:p>4.6660314547179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oking</text:p>
          </table:table-cell>
          <table:table-cell office:value-type="string" calcext:value-type="string">
            <text:p>E07000217</text:p>
          </table:table-cell>
          <table:table-cell office:value-type="float" office:value="5.07699129433262" calcext:value-type="float">
            <text:p>5.0769912943326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Warwickshire</text:p>
          </table:table-cell>
          <table:table-cell office:value-type="string" calcext:value-type="string">
            <text:p>E07000218</text:p>
          </table:table-cell>
          <table:table-cell office:value-type="float" office:value="5.26314992631462" calcext:value-type="float">
            <text:p>5.2631499263146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uneaton and Bedworth</text:p>
          </table:table-cell>
          <table:table-cell office:value-type="string" calcext:value-type="string">
            <text:p>E07000219</text:p>
          </table:table-cell>
          <table:table-cell office:value-type="float" office:value="5.20185574415309" calcext:value-type="float">
            <text:p>5.2018557441530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E07000220</text:p>
          </table:table-cell>
          <table:table-cell office:value-type="float" office:value="4.95905119560269" calcext:value-type="float">
            <text:p>4.9590511956026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ratford-on-Avon</text:p>
          </table:table-cell>
          <table:table-cell office:value-type="string" calcext:value-type="string">
            <text:p>E07000221</text:p>
          </table:table-cell>
          <table:table-cell office:value-type="float" office:value="4.78550026988002" calcext:value-type="float">
            <text:p>4.7855002698800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E07000222</text:p>
          </table:table-cell>
          <table:table-cell office:value-type="float" office:value="5.10646726706065" calcext:value-type="float">
            <text:p>5.1064672670606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Adur</text:p>
          </table:table-cell>
          <table:table-cell office:value-type="string" calcext:value-type="string">
            <text:p>E07000223</text:p>
          </table:table-cell>
          <table:table-cell office:value-type="float" office:value="4.7474330739207" calcext:value-type="float">
            <text:p>4.747433073920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E07000224</text:p>
          </table:table-cell>
          <table:table-cell office:value-type="float" office:value="4.45058743898417" calcext:value-type="float">
            <text:p>4.4505874389841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E07000225</text:p>
          </table:table-cell>
          <table:table-cell office:value-type="float" office:value="4.70202110028736" calcext:value-type="float">
            <text:p>4.7020211002873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rawley</text:p>
          </table:table-cell>
          <table:table-cell office:value-type="string" calcext:value-type="string">
            <text:p>E07000226</text:p>
          </table:table-cell>
          <table:table-cell office:value-type="float" office:value="5.13178827701608" calcext:value-type="float">
            <text:p>5.1317882770160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orsham</text:p>
          </table:table-cell>
          <table:table-cell office:value-type="string" calcext:value-type="string">
            <text:p>E07000227</text:p>
          </table:table-cell>
          <table:table-cell office:value-type="float" office:value="4.75703454508587" calcext:value-type="float">
            <text:p>4.7570345450858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id Sussex</text:p>
          </table:table-cell>
          <table:table-cell office:value-type="string" calcext:value-type="string">
            <text:p>E07000228</text:p>
          </table:table-cell>
          <table:table-cell office:value-type="float" office:value="4.78611055286723" calcext:value-type="float">
            <text:p>4.7861105528672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orthing</text:p>
          </table:table-cell>
          <table:table-cell office:value-type="string" calcext:value-type="string">
            <text:p>E07000229</text:p>
          </table:table-cell>
          <table:table-cell office:value-type="float" office:value="4.6888597967887" calcext:value-type="float">
            <text:p>4.688859796788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E07000234</text:p>
          </table:table-cell>
          <table:table-cell office:value-type="float" office:value="5.00528168289667" calcext:value-type="float">
            <text:p>5.0052816828966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alvern Hills</text:p>
          </table:table-cell>
          <table:table-cell office:value-type="string" calcext:value-type="string">
            <text:p>E07000235</text:p>
          </table:table-cell>
          <table:table-cell office:value-type="float" office:value="4.32852429995577" calcext:value-type="float">
            <text:p>4.3285242999557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edditch</text:p>
          </table:table-cell>
          <table:table-cell office:value-type="string" calcext:value-type="string">
            <text:p>E07000236</text:p>
          </table:table-cell>
          <table:table-cell office:value-type="float" office:value="4.87483733635934" calcext:value-type="float">
            <text:p>4.8748373363593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E07000237</text:p>
          </table:table-cell>
          <table:table-cell office:value-type="float" office:value="4.91684278160468" calcext:value-type="float">
            <text:p>4.9168427816046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ychavon</text:p>
          </table:table-cell>
          <table:table-cell office:value-type="string" calcext:value-type="string">
            <text:p>E07000238</text:p>
          </table:table-cell>
          <table:table-cell office:value-type="float" office:value="4.75475913942852" calcext:value-type="float">
            <text:p>4.7547591394285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yre Forest</text:p>
          </table:table-cell>
          <table:table-cell office:value-type="string" calcext:value-type="string">
            <text:p>E07000239</text:p>
          </table:table-cell>
          <table:table-cell office:value-type="float" office:value="4.58189155174149" calcext:value-type="float">
            <text:p>4.5818915517414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 Albans</text:p>
          </table:table-cell>
          <table:table-cell office:value-type="string" calcext:value-type="string">
            <text:p>E07000240</text:p>
          </table:table-cell>
          <table:table-cell office:value-type="float" office:value="5.53650215633689" calcext:value-type="float">
            <text:p>5.5365021563368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lwyn Hatfield</text:p>
          </table:table-cell>
          <table:table-cell office:value-type="string" calcext:value-type="string">
            <text:p>E07000241</text:p>
          </table:table-cell>
          <table:table-cell office:value-type="float" office:value="5.61463067464127" calcext:value-type="float">
            <text:p>5.6146306746412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st Hertfordshire</text:p>
          </table:table-cell>
          <table:table-cell office:value-type="string" calcext:value-type="string">
            <text:p>E07000242</text:p>
          </table:table-cell>
          <table:table-cell office:value-type="float" office:value="5.34012560592684" calcext:value-type="float">
            <text:p>5.3401256059268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evenage</text:p>
          </table:table-cell>
          <table:table-cell office:value-type="string" calcext:value-type="string">
            <text:p>E07000243</text:p>
          </table:table-cell>
          <table:table-cell office:value-type="float" office:value="5.46657186685502" calcext:value-type="float">
            <text:p>5.4665718668550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E0800000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800000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E0800000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Oldham</text:p>
          </table:table-cell>
          <table:table-cell office:value-type="string" calcext:value-type="string">
            <text:p>E08000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E0800000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alford</text:p>
          </table:table-cell>
          <table:table-cell office:value-type="string" calcext:value-type="string">
            <text:p>E0800000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ockport</text:p>
          </table:table-cell>
          <table:table-cell office:value-type="string" calcext:value-type="string">
            <text:p>E0800000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ameside</text:p>
          </table:table-cell>
          <table:table-cell office:value-type="string" calcext:value-type="string">
            <text:p>E08000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rafford</text:p>
          </table:table-cell>
          <table:table-cell office:value-type="string" calcext:value-type="string">
            <text:p>E0800000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E0800001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Knowsley</text:p>
          </table:table-cell>
          <table:table-cell office:value-type="string" calcext:value-type="string">
            <text:p>E08000011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0800001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t. Helens</text:p>
          </table:table-cell>
          <table:table-cell office:value-type="string" calcext:value-type="string">
            <text:p>E0800001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E08000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irral</text:p>
          </table:table-cell>
          <table:table-cell office:value-type="string" calcext:value-type="string">
            <text:p>E080000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arnsley</text:p>
          </table:table-cell>
          <table:table-cell office:value-type="string" calcext:value-type="string">
            <text:p>E08000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Doncaster</text:p>
          </table:table-cell>
          <table:table-cell office:value-type="string" calcext:value-type="string">
            <text:p>E08000017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otherham</text:p>
          </table:table-cell>
          <table:table-cell office:value-type="string" calcext:value-type="string">
            <text:p>E0800001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E0800001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ewcastle upon Tyne</text:p>
          </table:table-cell>
          <table:table-cell office:value-type="string" calcext:value-type="string">
            <text:p>E0800002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orth Tyneside</text:p>
          </table:table-cell>
          <table:table-cell office:value-type="string" calcext:value-type="string">
            <text:p>E0800002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 Tyneside</text:p>
          </table:table-cell>
          <table:table-cell office:value-type="string" calcext:value-type="string">
            <text:p>E0800002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E0800002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E0800002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E0800002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E0800002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andwell</text:p>
          </table:table-cell>
          <table:table-cell office:value-type="string" calcext:value-type="string">
            <text:p>E080000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lihull</text:p>
          </table:table-cell>
          <table:table-cell office:value-type="string" calcext:value-type="string">
            <text:p>E0800002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alsall</text:p>
          </table:table-cell>
          <table:table-cell office:value-type="string" calcext:value-type="string">
            <text:p>E0800003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E0800003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E0800003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alderdale</text:p>
          </table:table-cell>
          <table:table-cell office:value-type="string" calcext:value-type="string">
            <text:p>E0800003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Kirklees</text:p>
          </table:table-cell>
          <table:table-cell office:value-type="string" calcext:value-type="string">
            <text:p>E0800003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E08000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E0800003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Gateshead</text:p>
          </table:table-cell>
          <table:table-cell office:value-type="string" calcext:value-type="string">
            <text:p>E0800003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ity of London</text:p>
          </table:table-cell>
          <table:table-cell office:value-type="string" calcext:value-type="string">
            <text:p>E0900000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arking and Dagenham</text:p>
          </table:table-cell>
          <table:table-cell office:value-type="string" calcext:value-type="string">
            <text:p>E0900000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arnet</text:p>
          </table:table-cell>
          <table:table-cell office:value-type="string" calcext:value-type="string">
            <text:p>E0900000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exley</text:p>
          </table:table-cell>
          <table:table-cell office:value-type="string" calcext:value-type="string">
            <text:p>E090000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E0900000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Bromley</text:p>
          </table:table-cell>
          <table:table-cell office:value-type="string" calcext:value-type="string">
            <text:p>E0900000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E09000007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E0900000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E0900000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E0900001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E0900001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ckney</text:p>
          </table:table-cell>
          <table:table-cell office:value-type="string" calcext:value-type="string">
            <text:p>E0900001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mmersmith and Fulham</text:p>
          </table:table-cell>
          <table:table-cell office:value-type="string" calcext:value-type="string">
            <text:p>E0900001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ringey</text:p>
          </table:table-cell>
          <table:table-cell office:value-type="string" calcext:value-type="string">
            <text:p>E09000014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E0900001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avering</text:p>
          </table:table-cell>
          <table:table-cell office:value-type="string" calcext:value-type="string">
            <text:p>E0900001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illingdon</text:p>
          </table:table-cell>
          <table:table-cell office:value-type="string" calcext:value-type="string">
            <text:p>E0900001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Hounslow</text:p>
          </table:table-cell>
          <table:table-cell office:value-type="string" calcext:value-type="string">
            <text:p>E0900001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E09000019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Kensington and Chelsea</text:p>
          </table:table-cell>
          <table:table-cell office:value-type="string" calcext:value-type="string">
            <text:p>E0900002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Kingston upon Thames</text:p>
          </table:table-cell>
          <table:table-cell office:value-type="string" calcext:value-type="string">
            <text:p>E0900002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Lambeth</text:p>
          </table:table-cell>
          <table:table-cell office:value-type="string" calcext:value-type="string">
            <text:p>E09000022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Lewisham</text:p>
          </table:table-cell>
          <table:table-cell office:value-type="string" calcext:value-type="string">
            <text:p>E0900002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Merton</text:p>
          </table:table-cell>
          <table:table-cell office:value-type="string" calcext:value-type="string">
            <text:p>E09000024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Newham</text:p>
          </table:table-cell>
          <table:table-cell office:value-type="string" calcext:value-type="string">
            <text:p>E0900002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E0900002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E09000027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outhwark</text:p>
          </table:table-cell>
          <table:table-cell office:value-type="string" calcext:value-type="string">
            <text:p>E09000028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E09000029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Tower Hamlets</text:p>
          </table:table-cell>
          <table:table-cell office:value-type="string" calcext:value-type="string">
            <text:p>E0900003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altham Forest</text:p>
          </table:table-cell>
          <table:table-cell office:value-type="string" calcext:value-type="string">
            <text:p>E09000031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andsworth</text:p>
          </table:table-cell>
          <table:table-cell office:value-type="string" calcext:value-type="string">
            <text:p>E0900003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number-columns-repeated="10"/>
          <table:table-cell office:value-type="float" office:value="2012" calcext:value-type="float">
            <text:p>2012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E09000033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rtlepool</text:p>
          </table:table-cell>
          <table:table-cell office:value-type="string" calcext:value-type="string">
            <text:p>E06000001</text:p>
          </table:table-cell>
          <table:table-cell office:value-type="float" office:value="4.13444618102733" calcext:value-type="float">
            <text:p>4.1344461810273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E06000002</text:p>
          </table:table-cell>
          <table:table-cell office:value-type="float" office:value="4.39067285215557" calcext:value-type="float">
            <text:p>4.3906728521555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edcar and Cleveland</text:p>
          </table:table-cell>
          <table:table-cell office:value-type="string" calcext:value-type="string">
            <text:p>E06000003</text:p>
          </table:table-cell>
          <table:table-cell office:value-type="float" office:value="4.18391403461862" calcext:value-type="float">
            <text:p>4.1839140346186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ockton-on-Tees</text:p>
          </table:table-cell>
          <table:table-cell office:value-type="string" calcext:value-type="string">
            <text:p>E06000004</text:p>
          </table:table-cell>
          <table:table-cell office:value-type="float" office:value="4.17999461916341" calcext:value-type="float">
            <text:p>4.1799946191634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E06000005</text:p>
          </table:table-cell>
          <table:table-cell office:value-type="float" office:value="4.01297474532245" calcext:value-type="float">
            <text:p>4.0129747453224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lton</text:p>
          </table:table-cell>
          <table:table-cell office:value-type="string" calcext:value-type="string">
            <text:p>E06000006</text:p>
          </table:table-cell>
          <table:table-cell office:value-type="float" office:value="4.79994628290491" calcext:value-type="float">
            <text:p>4.7999462829049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arrington</text:p>
          </table:table-cell>
          <table:table-cell office:value-type="string" calcext:value-type="string">
            <text:p>E06000007</text:p>
          </table:table-cell>
          <table:table-cell office:value-type="float" office:value="4.77373768811251" calcext:value-type="float">
            <text:p>4.7737376881125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lackburn with Darwen</text:p>
          </table:table-cell>
          <table:table-cell office:value-type="string" calcext:value-type="string">
            <text:p>E06000008</text:p>
          </table:table-cell>
          <table:table-cell office:value-type="float" office:value="4.46306909306125" calcext:value-type="float">
            <text:p>4.4630690930612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E06000009</text:p>
          </table:table-cell>
          <table:table-cell office:value-type="float" office:value="3.84852113578985" calcext:value-type="float">
            <text:p>3.8485211357898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Kingston upon Hull</text:p>
          </table:table-cell>
          <table:table-cell office:value-type="string" calcext:value-type="string">
            <text:p>E06000010</text:p>
          </table:table-cell>
          <table:table-cell office:value-type="float" office:value="5.71104120830933" calcext:value-type="float">
            <text:p>5.7110412083093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 Riding of Yorkshire</text:p>
          </table:table-cell>
          <table:table-cell office:value-type="string" calcext:value-type="string">
            <text:p>E06000011</text:p>
          </table:table-cell>
          <table:table-cell office:value-type="float" office:value="5.22033652497803" calcext:value-type="float">
            <text:p>5.2203365249780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East Lincolnshire</text:p>
          </table:table-cell>
          <table:table-cell office:value-type="string" calcext:value-type="string">
            <text:p>E06000012</text:p>
          </table:table-cell>
          <table:table-cell office:value-type="float" office:value="5.41016045623543" calcext:value-type="float">
            <text:p>5.4101604562354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E06000013</text:p>
          </table:table-cell>
          <table:table-cell office:value-type="float" office:value="5.63536238864964" calcext:value-type="float">
            <text:p>5.6353623886496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E06000014</text:p>
          </table:table-cell>
          <table:table-cell office:value-type="float" office:value="4.60840307399631" calcext:value-type="float">
            <text:p>4.6084030739963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E06000015</text:p>
          </table:table-cell>
          <table:table-cell office:value-type="float" office:value="5.659629754443" calcext:value-type="float">
            <text:p>5.65962975444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06000016</text:p>
          </table:table-cell>
          <table:table-cell office:value-type="float" office:value="6.01696709309925" calcext:value-type="float">
            <text:p>6.0169670930992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E06000017</text:p>
          </table:table-cell>
          <table:table-cell office:value-type="float" office:value="5.22737219318871" calcext:value-type="float">
            <text:p>5.2273721931887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E06000018</text:p>
          </table:table-cell>
          <table:table-cell office:value-type="float" office:value="5.97039615176741" calcext:value-type="float">
            <text:p>5.9703961517674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E06000019</text:p>
          </table:table-cell>
          <table:table-cell office:value-type="float" office:value="4.59377233754584" calcext:value-type="float">
            <text:p>4.5937723375458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elford and Wrekin</text:p>
          </table:table-cell>
          <table:table-cell office:value-type="string" calcext:value-type="string">
            <text:p>E06000020</text:p>
          </table:table-cell>
          <table:table-cell office:value-type="float" office:value="4.63110628962812" calcext:value-type="float">
            <text:p>4.6311062896281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E06000021</text:p>
          </table:table-cell>
          <table:table-cell office:value-type="float" office:value="5.15400770035774" calcext:value-type="float">
            <text:p>5.1540077003577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ath and North East Somerset</text:p>
          </table:table-cell>
          <table:table-cell office:value-type="string" calcext:value-type="string">
            <text:p>E06000022</text:p>
          </table:table-cell>
          <table:table-cell office:value-type="float" office:value="4.77641768714874" calcext:value-type="float">
            <text:p>4.7764176871487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E06000023</text:p>
          </table:table-cell>
          <table:table-cell office:value-type="float" office:value="5.26680975671531" calcext:value-type="float">
            <text:p>5.2668097567153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E06000024</text:p>
          </table:table-cell>
          <table:table-cell office:value-type="float" office:value="4.44573797121526" calcext:value-type="float">
            <text:p>4.4457379712152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E06000025</text:p>
          </table:table-cell>
          <table:table-cell office:value-type="float" office:value="5.29298749709141" calcext:value-type="float">
            <text:p>5.2929874970914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E06000026</text:p>
          </table:table-cell>
          <table:table-cell office:value-type="float" office:value="4.23153161357229" calcext:value-type="float">
            <text:p>4.2315316135722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E06000027</text:p>
          </table:table-cell>
          <table:table-cell office:value-type="float" office:value="3.91135663227375" calcext:value-type="float">
            <text:p>3.9113566322737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06000028</text:p>
          </table:table-cell>
          <table:table-cell office:value-type="float" office:value="4.72796076099443" calcext:value-type="float">
            <text:p>4.7279607609944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E06000029</text:p>
          </table:table-cell>
          <table:table-cell office:value-type="float" office:value="4.73639296092804" calcext:value-type="float">
            <text:p>4.7363929609280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E06000030</text:p>
          </table:table-cell>
          <table:table-cell office:value-type="float" office:value="5.41657028412344" calcext:value-type="float">
            <text:p>5.4165702841234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E06000031</text:p>
          </table:table-cell>
          <table:table-cell office:value-type="float" office:value="5.58103233048009" calcext:value-type="float">
            <text:p>5.5810323304800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Luton</text:p>
          </table:table-cell>
          <table:table-cell office:value-type="string" calcext:value-type="string">
            <text:p>E06000032</text:p>
          </table:table-cell>
          <table:table-cell office:value-type="float" office:value="5.86431766565442" calcext:value-type="float">
            <text:p>5.8643176656544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end-on-Sea</text:p>
          </table:table-cell>
          <table:table-cell office:value-type="string" calcext:value-type="string">
            <text:p>E06000033</text:p>
          </table:table-cell>
          <table:table-cell office:value-type="float" office:value="5.59176551786712" calcext:value-type="float">
            <text:p>5.5917655178671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hurrock</text:p>
          </table:table-cell>
          <table:table-cell office:value-type="string" calcext:value-type="string">
            <text:p>E06000034</text:p>
          </table:table-cell>
          <table:table-cell office:value-type="float" office:value="6.06666222251048" calcext:value-type="float">
            <text:p>6.0666622225104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E06000035</text:p>
          </table:table-cell>
          <table:table-cell office:value-type="float" office:value="5.75162299187575" calcext:value-type="float">
            <text:p>5.7516229918757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acknell Forest</text:p>
          </table:table-cell>
          <table:table-cell office:value-type="string" calcext:value-type="string">
            <text:p>E06000036</text:p>
          </table:table-cell>
          <table:table-cell office:value-type="float" office:value="5.09487152732678" calcext:value-type="float">
            <text:p>5.0948715273267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st Berkshire</text:p>
          </table:table-cell>
          <table:table-cell office:value-type="string" calcext:value-type="string">
            <text:p>E06000037</text:p>
          </table:table-cell>
          <table:table-cell office:value-type="float" office:value="5.17942100161311" calcext:value-type="float">
            <text:p>5.1794210016131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06000038</text:p>
          </table:table-cell>
          <table:table-cell office:value-type="float" office:value="5.72544567659915" calcext:value-type="float">
            <text:p>5.7254456765991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lough</text:p>
          </table:table-cell>
          <table:table-cell office:value-type="string" calcext:value-type="string">
            <text:p>E06000039</text:p>
          </table:table-cell>
          <table:table-cell office:value-type="float" office:value="6.38442323891161" calcext:value-type="float">
            <text:p>6.3844232389116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indsor and Maidenhead</text:p>
          </table:table-cell>
          <table:table-cell office:value-type="string" calcext:value-type="string">
            <text:p>E06000040</text:p>
          </table:table-cell>
          <table:table-cell office:value-type="float" office:value="5.53028210965225" calcext:value-type="float">
            <text:p>5.5302821096522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okingham</text:p>
          </table:table-cell>
          <table:table-cell office:value-type="string" calcext:value-type="string">
            <text:p>E06000041</text:p>
          </table:table-cell>
          <table:table-cell office:value-type="float" office:value="5.3737765925045" calcext:value-type="float">
            <text:p>5.373776592504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E06000042</text:p>
          </table:table-cell>
          <table:table-cell office:value-type="float" office:value="5.42684273945136" calcext:value-type="float">
            <text:p>5.4268427394513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ighton and Hove</text:p>
          </table:table-cell>
          <table:table-cell office:value-type="string" calcext:value-type="string">
            <text:p>E06000043</text:p>
          </table:table-cell>
          <table:table-cell office:value-type="float" office:value="5.06088901285749" calcext:value-type="float">
            <text:p>5.0608890128574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E06000044</text:p>
          </table:table-cell>
          <table:table-cell office:value-type="float" office:value="5.42272617592671" calcext:value-type="float">
            <text:p>5.4227261759267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06000045</text:p>
          </table:table-cell>
          <table:table-cell office:value-type="float" office:value="5.60088584264431" calcext:value-type="float">
            <text:p>5.6008858426443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E06000046</text:p>
          </table:table-cell>
          <table:table-cell office:value-type="float" office:value="4.42708387820189" calcext:value-type="float">
            <text:p>4.4270838782018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E06000047</text:p>
          </table:table-cell>
          <table:table-cell office:value-type="float" office:value="4.28580720078082" calcext:value-type="float">
            <text:p>4.2858072007808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eshire East</text:p>
          </table:table-cell>
          <table:table-cell office:value-type="string" calcext:value-type="string">
            <text:p>E06000049</text:p>
          </table:table-cell>
          <table:table-cell office:value-type="float" office:value="4.59460065724048" calcext:value-type="float">
            <text:p>4.5946006572404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eshire West and Chester</text:p>
          </table:table-cell>
          <table:table-cell office:value-type="string" calcext:value-type="string">
            <text:p>E06000050</text:p>
          </table:table-cell>
          <table:table-cell office:value-type="float" office:value="4.43494688314005" calcext:value-type="float">
            <text:p>4.4349468831400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E06000051</text:p>
          </table:table-cell>
          <table:table-cell office:value-type="float" office:value="4.20988867156706" calcext:value-type="float">
            <text:p>4.2098886715670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06000052</text:p>
          </table:table-cell>
          <table:table-cell office:value-type="float" office:value="3.70086791505621" calcext:value-type="float">
            <text:p>3.7008679150562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Isles of Scilly</text:p>
          </table:table-cell>
          <table:table-cell office:value-type="string" calcext:value-type="string">
            <text:p>E06000053</text:p>
          </table:table-cell>
          <table:table-cell office:value-type="float" office:value="2.78906032842889" calcext:value-type="float">
            <text:p>2.7890603284288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E06000054</text:p>
          </table:table-cell>
          <table:table-cell office:value-type="float" office:value="4.80929286142343" calcext:value-type="float">
            <text:p>4.8092928614234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06000055</text:p>
          </table:table-cell>
          <table:table-cell office:value-type="float" office:value="5.4178433796591" calcext:value-type="float">
            <text:p>5.417843379659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entral Bedfordshire</text:p>
          </table:table-cell>
          <table:table-cell office:value-type="string" calcext:value-type="string">
            <text:p>E06000056</text:p>
          </table:table-cell>
          <table:table-cell office:value-type="float" office:value="5.40103824115332" calcext:value-type="float">
            <text:p>5.4010382411533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E06000057</text:p>
          </table:table-cell>
          <table:table-cell office:value-type="float" office:value="3.82727917509004" calcext:value-type="float">
            <text:p>3.8272791750900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Aylesbury Vale</text:p>
          </table:table-cell>
          <table:table-cell office:value-type="string" calcext:value-type="string">
            <text:p>E07000004</text:p>
          </table:table-cell>
          <table:table-cell office:value-type="float" office:value="5.09920696257635" calcext:value-type="float">
            <text:p>5.0992069625763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iltern</text:p>
          </table:table-cell>
          <table:table-cell office:value-type="string" calcext:value-type="string">
            <text:p>E07000005</text:p>
          </table:table-cell>
          <table:table-cell office:value-type="float" office:value="5.14598277774129" calcext:value-type="float">
            <text:p>5.1459827777412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Bucks</text:p>
          </table:table-cell>
          <table:table-cell office:value-type="string" calcext:value-type="string">
            <text:p>E07000006</text:p>
          </table:table-cell>
          <table:table-cell office:value-type="float" office:value="5.82188020908633" calcext:value-type="float">
            <text:p>5.8218802090863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ycombe</text:p>
          </table:table-cell>
          <table:table-cell office:value-type="string" calcext:value-type="string">
            <text:p>E07000007</text:p>
          </table:table-cell>
          <table:table-cell office:value-type="float" office:value="5.28903618713209" calcext:value-type="float">
            <text:p>5.2890361871320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E07000008</text:p>
          </table:table-cell>
          <table:table-cell office:value-type="float" office:value="5.55410872265551" calcext:value-type="float">
            <text:p>5.5541087226555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 Cambridgeshire</text:p>
          </table:table-cell>
          <table:table-cell office:value-type="string" calcext:value-type="string">
            <text:p>E07000009</text:p>
          </table:table-cell>
          <table:table-cell office:value-type="float" office:value="5.47096192754823" calcext:value-type="float">
            <text:p>5.4709619275482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Fenland</text:p>
          </table:table-cell>
          <table:table-cell office:value-type="string" calcext:value-type="string">
            <text:p>E07000010</text:p>
          </table:table-cell>
          <table:table-cell office:value-type="float" office:value="5.70601945377204" calcext:value-type="float">
            <text:p>5.7060194537720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untingdonshire</text:p>
          </table:table-cell>
          <table:table-cell office:value-type="string" calcext:value-type="string">
            <text:p>E07000011</text:p>
          </table:table-cell>
          <table:table-cell office:value-type="float" office:value="5.53859926559651" calcext:value-type="float">
            <text:p>5.5385992655965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Cambridgeshire</text:p>
          </table:table-cell>
          <table:table-cell office:value-type="string" calcext:value-type="string">
            <text:p>E07000012</text:p>
          </table:table-cell>
          <table:table-cell office:value-type="float" office:value="5.47619448136445" calcext:value-type="float">
            <text:p>5.4761944813644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Allerdale</text:p>
          </table:table-cell>
          <table:table-cell office:value-type="string" calcext:value-type="string">
            <text:p>E07000026</text:p>
          </table:table-cell>
          <table:table-cell office:value-type="float" office:value="3.27897961169412" calcext:value-type="float">
            <text:p>3.2789796116941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arrow-in-Furness</text:p>
          </table:table-cell>
          <table:table-cell office:value-type="string" calcext:value-type="string">
            <text:p>E07000027</text:p>
          </table:table-cell>
          <table:table-cell office:value-type="float" office:value="3.78453449424612" calcext:value-type="float">
            <text:p>3.7845344942461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E07000028</text:p>
          </table:table-cell>
          <table:table-cell office:value-type="float" office:value="3.468563175349" calcext:value-type="float">
            <text:p>3.46856317534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opeland</text:p>
          </table:table-cell>
          <table:table-cell office:value-type="string" calcext:value-type="string">
            <text:p>E07000029</text:p>
          </table:table-cell>
          <table:table-cell office:value-type="float" office:value="3.38683427134482" calcext:value-type="float">
            <text:p>3.3868342713448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E07000030</text:p>
          </table:table-cell>
          <table:table-cell office:value-type="float" office:value="3.5124265018108" calcext:value-type="float">
            <text:p>3.512426501810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Lakeland</text:p>
          </table:table-cell>
          <table:table-cell office:value-type="string" calcext:value-type="string">
            <text:p>E07000031</text:p>
          </table:table-cell>
          <table:table-cell office:value-type="float" office:value="3.59987991937184" calcext:value-type="float">
            <text:p>3.5998799193718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Amber Valley</text:p>
          </table:table-cell>
          <table:table-cell office:value-type="string" calcext:value-type="string">
            <text:p>E07000032</text:p>
          </table:table-cell>
          <table:table-cell office:value-type="float" office:value="5.31408779159701" calcext:value-type="float">
            <text:p>5.3140877915970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olsover</text:p>
          </table:table-cell>
          <table:table-cell office:value-type="string" calcext:value-type="string">
            <text:p>E07000033</text:p>
          </table:table-cell>
          <table:table-cell office:value-type="float" office:value="6.23433210348723" calcext:value-type="float">
            <text:p>6.2343321034872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E07000034</text:p>
          </table:table-cell>
          <table:table-cell office:value-type="float" office:value="5.36316751066166" calcext:value-type="float">
            <text:p>5.3631675106616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Derbyshire Dales</text:p>
          </table:table-cell>
          <table:table-cell office:value-type="string" calcext:value-type="string">
            <text:p>E07000035</text:p>
          </table:table-cell>
          <table:table-cell office:value-type="float" office:value="4.4839646973763" calcext:value-type="float">
            <text:p>4.483964697376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rewash</text:p>
          </table:table-cell>
          <table:table-cell office:value-type="string" calcext:value-type="string">
            <text:p>E07000036</text:p>
          </table:table-cell>
          <table:table-cell office:value-type="float" office:value="5.67133237651617" calcext:value-type="float">
            <text:p>5.6713323765161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igh Peak</text:p>
          </table:table-cell>
          <table:table-cell office:value-type="string" calcext:value-type="string">
            <text:p>E07000037</text:p>
          </table:table-cell>
          <table:table-cell office:value-type="float" office:value="4.3527654787174" calcext:value-type="float">
            <text:p>4.352765478717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East Derbyshire</text:p>
          </table:table-cell>
          <table:table-cell office:value-type="string" calcext:value-type="string">
            <text:p>E07000038</text:p>
          </table:table-cell>
          <table:table-cell office:value-type="float" office:value="6.14209358911706" calcext:value-type="float">
            <text:p>6.1420935891170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Derbyshire</text:p>
          </table:table-cell>
          <table:table-cell office:value-type="string" calcext:value-type="string">
            <text:p>E07000039</text:p>
          </table:table-cell>
          <table:table-cell office:value-type="float" office:value="5.39478171199728" calcext:value-type="float">
            <text:p>5.3947817119972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 Devon</text:p>
          </table:table-cell>
          <table:table-cell office:value-type="string" calcext:value-type="string">
            <text:p>E07000040</text:p>
          </table:table-cell>
          <table:table-cell office:value-type="float" office:value="3.94346701702575" calcext:value-type="float">
            <text:p>3.9434670170257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E07000041</text:p>
          </table:table-cell>
          <table:table-cell office:value-type="float" office:value="4.17451721874061" calcext:value-type="float">
            <text:p>4.1745172187406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id Devon</text:p>
          </table:table-cell>
          <table:table-cell office:value-type="string" calcext:value-type="string">
            <text:p>E07000042</text:p>
          </table:table-cell>
          <table:table-cell office:value-type="float" office:value="4.21845044060754" calcext:value-type="float">
            <text:p>4.2184504406075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Devon</text:p>
          </table:table-cell>
          <table:table-cell office:value-type="string" calcext:value-type="string">
            <text:p>E07000043</text:p>
          </table:table-cell>
          <table:table-cell office:value-type="float" office:value="3.65811195969132" calcext:value-type="float">
            <text:p>3.6581119596913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Hams</text:p>
          </table:table-cell>
          <table:table-cell office:value-type="string" calcext:value-type="string">
            <text:p>E07000044</text:p>
          </table:table-cell>
          <table:table-cell office:value-type="float" office:value="3.6682161557185" calcext:value-type="float">
            <text:p>3.668216155718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eignbridge</text:p>
          </table:table-cell>
          <table:table-cell office:value-type="string" calcext:value-type="string">
            <text:p>E07000045</text:p>
          </table:table-cell>
          <table:table-cell office:value-type="float" office:value="3.96455460979805" calcext:value-type="float">
            <text:p>3.9645546097980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orridge</text:p>
          </table:table-cell>
          <table:table-cell office:value-type="string" calcext:value-type="string">
            <text:p>E07000046</text:p>
          </table:table-cell>
          <table:table-cell office:value-type="float" office:value="3.6273044621953" calcext:value-type="float">
            <text:p>3.627304462195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st Devon</text:p>
          </table:table-cell>
          <table:table-cell office:value-type="string" calcext:value-type="string">
            <text:p>E07000047</text:p>
          </table:table-cell>
          <table:table-cell office:value-type="float" office:value="3.57128448866282" calcext:value-type="float">
            <text:p>3.5712844886628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E07000048</text:p>
          </table:table-cell>
          <table:table-cell office:value-type="float" office:value="4.42245041657038" calcext:value-type="float">
            <text:p>4.4224504165703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 Dorset</text:p>
          </table:table-cell>
          <table:table-cell office:value-type="string" calcext:value-type="string">
            <text:p>E07000049</text:p>
          </table:table-cell>
          <table:table-cell office:value-type="float" office:value="4.54758074591868" calcext:value-type="float">
            <text:p>4.5475807459186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Dorset</text:p>
          </table:table-cell>
          <table:table-cell office:value-type="string" calcext:value-type="string">
            <text:p>E07000050</text:p>
          </table:table-cell>
          <table:table-cell office:value-type="float" office:value="4.63997491516672" calcext:value-type="float">
            <text:p>4.6399749151667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Purbeck</text:p>
          </table:table-cell>
          <table:table-cell office:value-type="string" calcext:value-type="string">
            <text:p>E07000051</text:p>
          </table:table-cell>
          <table:table-cell office:value-type="float" office:value="4.18463425164538" calcext:value-type="float">
            <text:p>4.1846342516453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st Dorset</text:p>
          </table:table-cell>
          <table:table-cell office:value-type="string" calcext:value-type="string">
            <text:p>E07000052</text:p>
          </table:table-cell>
          <table:table-cell office:value-type="float" office:value="4.25167446491496" calcext:value-type="float">
            <text:p>4.2516744649149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ymouth and Portland</text:p>
          </table:table-cell>
          <table:table-cell office:value-type="string" calcext:value-type="string">
            <text:p>E07000053</text:p>
          </table:table-cell>
          <table:table-cell office:value-type="float" office:value="3.98342206536717" calcext:value-type="float">
            <text:p>3.9834220653671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bourne</text:p>
          </table:table-cell>
          <table:table-cell office:value-type="string" calcext:value-type="string">
            <text:p>E07000061</text:p>
          </table:table-cell>
          <table:table-cell office:value-type="float" office:value="4.6983561097579" calcext:value-type="float">
            <text:p>4.698356109757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E07000062</text:p>
          </table:table-cell>
          <table:table-cell office:value-type="float" office:value="4.99611488565749" calcext:value-type="float">
            <text:p>4.9961148856574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E07000063</text:p>
          </table:table-cell>
          <table:table-cell office:value-type="float" office:value="4.54809800198421" calcext:value-type="float">
            <text:p>4.5480980019842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other</text:p>
          </table:table-cell>
          <table:table-cell office:value-type="string" calcext:value-type="string">
            <text:p>E07000064</text:p>
          </table:table-cell>
          <table:table-cell office:value-type="float" office:value="4.72925977920047" calcext:value-type="float">
            <text:p>4.7292597792004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alden</text:p>
          </table:table-cell>
          <table:table-cell office:value-type="string" calcext:value-type="string">
            <text:p>E07000065</text:p>
          </table:table-cell>
          <table:table-cell office:value-type="float" office:value="4.68350590268959" calcext:value-type="float">
            <text:p>4.6835059026895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E07000066</text:p>
          </table:table-cell>
          <table:table-cell office:value-type="float" office:value="5.8329262132009" calcext:value-type="float">
            <text:p>5.832926213200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aintree</text:p>
          </table:table-cell>
          <table:table-cell office:value-type="string" calcext:value-type="string">
            <text:p>E07000067</text:p>
          </table:table-cell>
          <table:table-cell office:value-type="float" office:value="5.66032238780652" calcext:value-type="float">
            <text:p>5.6603223878065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entwood</text:p>
          </table:table-cell>
          <table:table-cell office:value-type="string" calcext:value-type="string">
            <text:p>E07000068</text:p>
          </table:table-cell>
          <table:table-cell office:value-type="float" office:value="5.80358807473775" calcext:value-type="float">
            <text:p>5.8035880747377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astle Point</text:p>
          </table:table-cell>
          <table:table-cell office:value-type="string" calcext:value-type="string">
            <text:p>E07000069</text:p>
          </table:table-cell>
          <table:table-cell office:value-type="float" office:value="5.58624228730857" calcext:value-type="float">
            <text:p>5.5862422873085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E07000070</text:p>
          </table:table-cell>
          <table:table-cell office:value-type="float" office:value="5.74682308013607" calcext:value-type="float">
            <text:p>5.7468230801360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olchester</text:p>
          </table:table-cell>
          <table:table-cell office:value-type="string" calcext:value-type="string">
            <text:p>E07000071</text:p>
          </table:table-cell>
          <table:table-cell office:value-type="float" office:value="5.58125239782971" calcext:value-type="float">
            <text:p>5.5812523978297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pping Forest</text:p>
          </table:table-cell>
          <table:table-cell office:value-type="string" calcext:value-type="string">
            <text:p>E07000072</text:p>
          </table:table-cell>
          <table:table-cell office:value-type="float" office:value="5.86191512465577" calcext:value-type="float">
            <text:p>5.8619151246557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rlow</text:p>
          </table:table-cell>
          <table:table-cell office:value-type="string" calcext:value-type="string">
            <text:p>E07000073</text:p>
          </table:table-cell>
          <table:table-cell office:value-type="float" office:value="5.78445793603097" calcext:value-type="float">
            <text:p>5.7844579360309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aldon</text:p>
          </table:table-cell>
          <table:table-cell office:value-type="string" calcext:value-type="string">
            <text:p>E07000074</text:p>
          </table:table-cell>
          <table:table-cell office:value-type="float" office:value="5.53319952767889" calcext:value-type="float">
            <text:p>5.5331995276788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ochford</text:p>
          </table:table-cell>
          <table:table-cell office:value-type="string" calcext:value-type="string">
            <text:p>E07000075</text:p>
          </table:table-cell>
          <table:table-cell office:value-type="float" office:value="5.55307960762294" calcext:value-type="float">
            <text:p>5.5530796076229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endring</text:p>
          </table:table-cell>
          <table:table-cell office:value-type="string" calcext:value-type="string">
            <text:p>E07000076</text:p>
          </table:table-cell>
          <table:table-cell office:value-type="float" office:value="5.20233078841762" calcext:value-type="float">
            <text:p>5.2023307884176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Uttlesford</text:p>
          </table:table-cell>
          <table:table-cell office:value-type="string" calcext:value-type="string">
            <text:p>E07000077</text:p>
          </table:table-cell>
          <table:table-cell office:value-type="float" office:value="5.53684892564764" calcext:value-type="float">
            <text:p>5.5368489256476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eltenham</text:p>
          </table:table-cell>
          <table:table-cell office:value-type="string" calcext:value-type="string">
            <text:p>E07000078</text:p>
          </table:table-cell>
          <table:table-cell office:value-type="float" office:value="5.06898751299169" calcext:value-type="float">
            <text:p>5.0689875129916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otswold</text:p>
          </table:table-cell>
          <table:table-cell office:value-type="string" calcext:value-type="string">
            <text:p>E07000079</text:p>
          </table:table-cell>
          <table:table-cell office:value-type="float" office:value="4.8375599823196" calcext:value-type="float">
            <text:p>4.837559982319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Forest of Dean</text:p>
          </table:table-cell>
          <table:table-cell office:value-type="string" calcext:value-type="string">
            <text:p>E07000080</text:p>
          </table:table-cell>
          <table:table-cell office:value-type="float" office:value="4.82946946667864" calcext:value-type="float">
            <text:p>4.8294694666786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E07000081</text:p>
          </table:table-cell>
          <table:table-cell office:value-type="float" office:value="5.14423068987504" calcext:value-type="float">
            <text:p>5.1442306898750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E07000082</text:p>
          </table:table-cell>
          <table:table-cell office:value-type="float" office:value="4.79381642604735" calcext:value-type="float">
            <text:p>4.7938164260473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ewkesbury</text:p>
          </table:table-cell>
          <table:table-cell office:value-type="string" calcext:value-type="string">
            <text:p>E07000083</text:p>
          </table:table-cell>
          <table:table-cell office:value-type="float" office:value="5.05002354641575" calcext:value-type="float">
            <text:p>5.0500235464157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asingstoke and Deane</text:p>
          </table:table-cell>
          <table:table-cell office:value-type="string" calcext:value-type="string">
            <text:p>E07000084</text:p>
          </table:table-cell>
          <table:table-cell office:value-type="float" office:value="5.24379960449015" calcext:value-type="float">
            <text:p>5.2437996044901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 Hampshire</text:p>
          </table:table-cell>
          <table:table-cell office:value-type="string" calcext:value-type="string">
            <text:p>E07000085</text:p>
          </table:table-cell>
          <table:table-cell office:value-type="float" office:value="4.84057642075339" calcext:value-type="float">
            <text:p>4.8405764207533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leigh</text:p>
          </table:table-cell>
          <table:table-cell office:value-type="string" calcext:value-type="string">
            <text:p>E07000086</text:p>
          </table:table-cell>
          <table:table-cell office:value-type="float" office:value="5.30578397419965" calcext:value-type="float">
            <text:p>5.3057839741996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Fareham</text:p>
          </table:table-cell>
          <table:table-cell office:value-type="string" calcext:value-type="string">
            <text:p>E07000087</text:p>
          </table:table-cell>
          <table:table-cell office:value-type="float" office:value="5.20733517987143" calcext:value-type="float">
            <text:p>5.2073351798714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Gosport</text:p>
          </table:table-cell>
          <table:table-cell office:value-type="string" calcext:value-type="string">
            <text:p>E07000088</text:p>
          </table:table-cell>
          <table:table-cell office:value-type="float" office:value="4.82954155792903" calcext:value-type="float">
            <text:p>4.8295415579290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E07000089</text:p>
          </table:table-cell>
          <table:table-cell office:value-type="float" office:value="4.94539921203568" calcext:value-type="float">
            <text:p>4.9453992120356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vant</text:p>
          </table:table-cell>
          <table:table-cell office:value-type="string" calcext:value-type="string">
            <text:p>E07000090</text:p>
          </table:table-cell>
          <table:table-cell office:value-type="float" office:value="4.96191980124909" calcext:value-type="float">
            <text:p>4.9619198012490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ew Forest</text:p>
          </table:table-cell>
          <table:table-cell office:value-type="string" calcext:value-type="string">
            <text:p>E07000091</text:p>
          </table:table-cell>
          <table:table-cell office:value-type="float" office:value="4.62425421155569" calcext:value-type="float">
            <text:p>4.6242542115556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ushmoor</text:p>
          </table:table-cell>
          <table:table-cell office:value-type="string" calcext:value-type="string">
            <text:p>E07000092</text:p>
          </table:table-cell>
          <table:table-cell office:value-type="float" office:value="5.36019521052675" calcext:value-type="float">
            <text:p>5.3601952105267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est Valley</text:p>
          </table:table-cell>
          <table:table-cell office:value-type="string" calcext:value-type="string">
            <text:p>E07000093</text:p>
          </table:table-cell>
          <table:table-cell office:value-type="float" office:value="5.04320156677097" calcext:value-type="float">
            <text:p>5.0432015667709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E07000094</text:p>
          </table:table-cell>
          <table:table-cell office:value-type="float" office:value="4.96274492467653" calcext:value-type="float">
            <text:p>4.9627449246765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oxbourne</text:p>
          </table:table-cell>
          <table:table-cell office:value-type="string" calcext:value-type="string">
            <text:p>E07000095</text:p>
          </table:table-cell>
          <table:table-cell office:value-type="float" office:value="5.69256269020006" calcext:value-type="float">
            <text:p>5.6925626902000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Dacorum</text:p>
          </table:table-cell>
          <table:table-cell office:value-type="string" calcext:value-type="string">
            <text:p>E07000096</text:p>
          </table:table-cell>
          <table:table-cell office:value-type="float" office:value="5.28295437956812" calcext:value-type="float">
            <text:p>5.2829543795681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ertsmere</text:p>
          </table:table-cell>
          <table:table-cell office:value-type="string" calcext:value-type="string">
            <text:p>E07000098</text:p>
          </table:table-cell>
          <table:table-cell office:value-type="float" office:value="5.79737463643397" calcext:value-type="float">
            <text:p>5.7973746364339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Hertfordshire</text:p>
          </table:table-cell>
          <table:table-cell office:value-type="string" calcext:value-type="string">
            <text:p>E07000099</text:p>
          </table:table-cell>
          <table:table-cell office:value-type="float" office:value="5.44034843847862" calcext:value-type="float">
            <text:p>5.4403484384786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E07000102</text:p>
          </table:table-cell>
          <table:table-cell office:value-type="float" office:value="5.52147426338017" calcext:value-type="float">
            <text:p>5.5214742633801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07000103</text:p>
          </table:table-cell>
          <table:table-cell office:value-type="float" office:value="5.77796323529454" calcext:value-type="float">
            <text:p>5.7779632352945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E07000105</text:p>
          </table:table-cell>
          <table:table-cell office:value-type="float" office:value="5.393927264009" calcext:value-type="float">
            <text:p>5.39392726400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E07000106</text:p>
          </table:table-cell>
          <table:table-cell office:value-type="float" office:value="5.23211020604124" calcext:value-type="float">
            <text:p>5.2321102060412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Dartford</text:p>
          </table:table-cell>
          <table:table-cell office:value-type="string" calcext:value-type="string">
            <text:p>E07000107</text:p>
          </table:table-cell>
          <table:table-cell office:value-type="float" office:value="6.17598978384341" calcext:value-type="float">
            <text:p>6.1759897838434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E07000108</text:p>
          </table:table-cell>
          <table:table-cell office:value-type="float" office:value="5.251236558061" calcext:value-type="float">
            <text:p>5.25123655806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Gravesham</text:p>
          </table:table-cell>
          <table:table-cell office:value-type="string" calcext:value-type="string">
            <text:p>E07000109</text:p>
          </table:table-cell>
          <table:table-cell office:value-type="float" office:value="5.77409804451423" calcext:value-type="float">
            <text:p>5.7740980445142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aidstone</text:p>
          </table:table-cell>
          <table:table-cell office:value-type="string" calcext:value-type="string">
            <text:p>E07000110</text:p>
          </table:table-cell>
          <table:table-cell office:value-type="float" office:value="5.49149941542469" calcext:value-type="float">
            <text:p>5.4914994154246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evenoaks</text:p>
          </table:table-cell>
          <table:table-cell office:value-type="string" calcext:value-type="string">
            <text:p>E07000111</text:p>
          </table:table-cell>
          <table:table-cell office:value-type="float" office:value="5.4465027826985" calcext:value-type="float">
            <text:p>5.446502782698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hepway</text:p>
          </table:table-cell>
          <table:table-cell office:value-type="string" calcext:value-type="string">
            <text:p>E07000112</text:p>
          </table:table-cell>
          <table:table-cell office:value-type="float" office:value="5.06703486407483" calcext:value-type="float">
            <text:p>5.0670348640748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wale</text:p>
          </table:table-cell>
          <table:table-cell office:value-type="string" calcext:value-type="string">
            <text:p>E07000113</text:p>
          </table:table-cell>
          <table:table-cell office:value-type="float" office:value="5.51672319038235" calcext:value-type="float">
            <text:p>5.5167231903823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hanet</text:p>
          </table:table-cell>
          <table:table-cell office:value-type="string" calcext:value-type="string">
            <text:p>E07000114</text:p>
          </table:table-cell>
          <table:table-cell office:value-type="float" office:value="5.1891225661316" calcext:value-type="float">
            <text:p>5.189122566131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onbridge and Malling</text:p>
          </table:table-cell>
          <table:table-cell office:value-type="string" calcext:value-type="string">
            <text:p>E07000115</text:p>
          </table:table-cell>
          <table:table-cell office:value-type="float" office:value="5.52265236038965" calcext:value-type="float">
            <text:p>5.5226523603896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unbridge Wells</text:p>
          </table:table-cell>
          <table:table-cell office:value-type="string" calcext:value-type="string">
            <text:p>E07000116</text:p>
          </table:table-cell>
          <table:table-cell office:value-type="float" office:value="4.96074578778316" calcext:value-type="float">
            <text:p>4.9607457877831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E07000117</text:p>
          </table:table-cell>
          <table:table-cell office:value-type="float" office:value="4.40277797981275" calcext:value-type="float">
            <text:p>4.4027779798127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orley</text:p>
          </table:table-cell>
          <table:table-cell office:value-type="string" calcext:value-type="string">
            <text:p>E07000118</text:p>
          </table:table-cell>
          <table:table-cell office:value-type="float" office:value="4.71311516701758" calcext:value-type="float">
            <text:p>4.7131151670175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Fylde</text:p>
          </table:table-cell>
          <table:table-cell office:value-type="string" calcext:value-type="string">
            <text:p>E07000119</text:p>
          </table:table-cell>
          <table:table-cell office:value-type="float" office:value="3.81539261230577" calcext:value-type="float">
            <text:p>3.8153926123057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yndburn</text:p>
          </table:table-cell>
          <table:table-cell office:value-type="string" calcext:value-type="string">
            <text:p>E07000120</text:p>
          </table:table-cell>
          <table:table-cell office:value-type="float" office:value="4.47774770300727" calcext:value-type="float">
            <text:p>4.4777477030072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E07000121</text:p>
          </table:table-cell>
          <table:table-cell office:value-type="float" office:value="3.77314728274143" calcext:value-type="float">
            <text:p>3.7731472827414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Pendle</text:p>
          </table:table-cell>
          <table:table-cell office:value-type="string" calcext:value-type="string">
            <text:p>E07000122</text:p>
          </table:table-cell>
          <table:table-cell office:value-type="float" office:value="4.3035074745585" calcext:value-type="float">
            <text:p>4.303507474558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E07000123</text:p>
          </table:table-cell>
          <table:table-cell office:value-type="float" office:value="4.39627716530165" calcext:value-type="float">
            <text:p>4.3962771653016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ibble Valley</text:p>
          </table:table-cell>
          <table:table-cell office:value-type="string" calcext:value-type="string">
            <text:p>E07000124</text:p>
          </table:table-cell>
          <table:table-cell office:value-type="float" office:value="4.08735038136115" calcext:value-type="float">
            <text:p>4.0873503813611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ossendale</text:p>
          </table:table-cell>
          <table:table-cell office:value-type="string" calcext:value-type="string">
            <text:p>E07000125</text:p>
          </table:table-cell>
          <table:table-cell office:value-type="float" office:value="4.23183295059884" calcext:value-type="float">
            <text:p>4.2318329505988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Ribble</text:p>
          </table:table-cell>
          <table:table-cell office:value-type="string" calcext:value-type="string">
            <text:p>E07000126</text:p>
          </table:table-cell>
          <table:table-cell office:value-type="float" office:value="4.45251936275283" calcext:value-type="float">
            <text:p>4.4525193627528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st Lancashire</text:p>
          </table:table-cell>
          <table:table-cell office:value-type="string" calcext:value-type="string">
            <text:p>E07000127</text:p>
          </table:table-cell>
          <table:table-cell office:value-type="float" office:value="4.59701886486848" calcext:value-type="float">
            <text:p>4.5970188648684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yre</text:p>
          </table:table-cell>
          <table:table-cell office:value-type="string" calcext:value-type="string">
            <text:p>E07000128</text:p>
          </table:table-cell>
          <table:table-cell office:value-type="float" office:value="3.76170825425872" calcext:value-type="float">
            <text:p>3.7617082542587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laby</text:p>
          </table:table-cell>
          <table:table-cell office:value-type="string" calcext:value-type="string">
            <text:p>E07000129</text:p>
          </table:table-cell>
          <table:table-cell office:value-type="float" office:value="5.62616840799696" calcext:value-type="float">
            <text:p>5.6261684079969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arnwood</text:p>
          </table:table-cell>
          <table:table-cell office:value-type="string" calcext:value-type="string">
            <text:p>E07000130</text:p>
          </table:table-cell>
          <table:table-cell office:value-type="float" office:value="5.60339405251108" calcext:value-type="float">
            <text:p>5.6033940525110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rborough</text:p>
          </table:table-cell>
          <table:table-cell office:value-type="string" calcext:value-type="string">
            <text:p>E07000131</text:p>
          </table:table-cell>
          <table:table-cell office:value-type="float" office:value="5.21146111848885" calcext:value-type="float">
            <text:p>5.2114611184888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inckley and Bosworth</text:p>
          </table:table-cell>
          <table:table-cell office:value-type="string" calcext:value-type="string">
            <text:p>E07000132</text:p>
          </table:table-cell>
          <table:table-cell office:value-type="float" office:value="5.48434016499426" calcext:value-type="float">
            <text:p>5.4843401649942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E07000133</text:p>
          </table:table-cell>
          <table:table-cell office:value-type="float" office:value="5.32170128320069" calcext:value-type="float">
            <text:p>5.3217012832006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West Leicestershire</text:p>
          </table:table-cell>
          <table:table-cell office:value-type="string" calcext:value-type="string">
            <text:p>E07000134</text:p>
          </table:table-cell>
          <table:table-cell office:value-type="float" office:value="6.03707934922346" calcext:value-type="float">
            <text:p>6.0370793492234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Oadby and Wigston</text:p>
          </table:table-cell>
          <table:table-cell office:value-type="string" calcext:value-type="string">
            <text:p>E07000135</text:p>
          </table:table-cell>
          <table:table-cell office:value-type="float" office:value="5.40260368681252" calcext:value-type="float">
            <text:p>5.4026036868125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E07000136</text:p>
          </table:table-cell>
          <table:table-cell office:value-type="float" office:value="5.79980626931601" calcext:value-type="float">
            <text:p>5.7998062693160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 Lindsey</text:p>
          </table:table-cell>
          <table:table-cell office:value-type="string" calcext:value-type="string">
            <text:p>E07000137</text:p>
          </table:table-cell>
          <table:table-cell office:value-type="float" office:value="5.40193120980894" calcext:value-type="float">
            <text:p>5.4019312098089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E07000138</text:p>
          </table:table-cell>
          <table:table-cell office:value-type="float" office:value="5.55839566409048" calcext:value-type="float">
            <text:p>5.5583956640904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Kesteven</text:p>
          </table:table-cell>
          <table:table-cell office:value-type="string" calcext:value-type="string">
            <text:p>E07000139</text:p>
          </table:table-cell>
          <table:table-cell office:value-type="float" office:value="5.85491559176534" calcext:value-type="float">
            <text:p>5.8549155917653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Holland</text:p>
          </table:table-cell>
          <table:table-cell office:value-type="string" calcext:value-type="string">
            <text:p>E07000140</text:p>
          </table:table-cell>
          <table:table-cell office:value-type="float" office:value="5.68123092478831" calcext:value-type="float">
            <text:p>5.6812309247883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Kesteven</text:p>
          </table:table-cell>
          <table:table-cell office:value-type="string" calcext:value-type="string">
            <text:p>E07000141</text:p>
          </table:table-cell>
          <table:table-cell office:value-type="float" office:value="5.56746969025761" calcext:value-type="float">
            <text:p>5.5674696902576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st Lindsey</text:p>
          </table:table-cell>
          <table:table-cell office:value-type="string" calcext:value-type="string">
            <text:p>E07000142</text:p>
          </table:table-cell>
          <table:table-cell office:value-type="float" office:value="5.6459299607875" calcext:value-type="float">
            <text:p>5.645929960787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eckland</text:p>
          </table:table-cell>
          <table:table-cell office:value-type="string" calcext:value-type="string">
            <text:p>E07000143</text:p>
          </table:table-cell>
          <table:table-cell office:value-type="float" office:value="5.3571731844449" calcext:value-type="float">
            <text:p>5.357173184444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oadland</text:p>
          </table:table-cell>
          <table:table-cell office:value-type="string" calcext:value-type="string">
            <text:p>E07000144</text:p>
          </table:table-cell>
          <table:table-cell office:value-type="float" office:value="5.3745099206364" calcext:value-type="float">
            <text:p>5.374509920636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Great Yarmouth</text:p>
          </table:table-cell>
          <table:table-cell office:value-type="string" calcext:value-type="string">
            <text:p>E07000145</text:p>
          </table:table-cell>
          <table:table-cell office:value-type="float" office:value="5.2473718443498" calcext:value-type="float">
            <text:p>5.247371844349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King's Lynn and West Norfolk</text:p>
          </table:table-cell>
          <table:table-cell office:value-type="string" calcext:value-type="string">
            <text:p>E07000146</text:p>
          </table:table-cell>
          <table:table-cell office:value-type="float" office:value="5.37573947309724" calcext:value-type="float">
            <text:p>5.3757394730972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Norfolk</text:p>
          </table:table-cell>
          <table:table-cell office:value-type="string" calcext:value-type="string">
            <text:p>E07000147</text:p>
          </table:table-cell>
          <table:table-cell office:value-type="float" office:value="5.25172239663066" calcext:value-type="float">
            <text:p>5.2517223966306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E07000148</text:p>
          </table:table-cell>
          <table:table-cell office:value-type="float" office:value="5.4752195959249" calcext:value-type="float">
            <text:p>5.475219595924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Norfolk</text:p>
          </table:table-cell>
          <table:table-cell office:value-type="string" calcext:value-type="string">
            <text:p>E07000149</text:p>
          </table:table-cell>
          <table:table-cell office:value-type="float" office:value="5.4185928997525" calcext:value-type="float">
            <text:p>5.418592899752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orby</text:p>
          </table:table-cell>
          <table:table-cell office:value-type="string" calcext:value-type="string">
            <text:p>E07000150</text:p>
          </table:table-cell>
          <table:table-cell office:value-type="float" office:value="5.20623600394831" calcext:value-type="float">
            <text:p>5.2062360039483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Daventry</text:p>
          </table:table-cell>
          <table:table-cell office:value-type="string" calcext:value-type="string">
            <text:p>E07000151</text:p>
          </table:table-cell>
          <table:table-cell office:value-type="float" office:value="5.13128523977514" calcext:value-type="float">
            <text:p>5.1312852397751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 Northamptonshire</text:p>
          </table:table-cell>
          <table:table-cell office:value-type="string" calcext:value-type="string">
            <text:p>E07000152</text:p>
          </table:table-cell>
          <table:table-cell office:value-type="float" office:value="5.47715834126455" calcext:value-type="float">
            <text:p>5.4771583412645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Kettering</text:p>
          </table:table-cell>
          <table:table-cell office:value-type="string" calcext:value-type="string">
            <text:p>E07000153</text:p>
          </table:table-cell>
          <table:table-cell office:value-type="float" office:value="5.52782700504958" calcext:value-type="float">
            <text:p>5.5278270050495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ampton</text:p>
          </table:table-cell>
          <table:table-cell office:value-type="string" calcext:value-type="string">
            <text:p>E07000154</text:p>
          </table:table-cell>
          <table:table-cell office:value-type="float" office:value="5.77465257736529" calcext:value-type="float">
            <text:p>5.7746525773652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Northamptonshire</text:p>
          </table:table-cell>
          <table:table-cell office:value-type="string" calcext:value-type="string">
            <text:p>E07000155</text:p>
          </table:table-cell>
          <table:table-cell office:value-type="float" office:value="5.22168405602941" calcext:value-type="float">
            <text:p>5.2216840560294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llingborough</text:p>
          </table:table-cell>
          <table:table-cell office:value-type="string" calcext:value-type="string">
            <text:p>E07000156</text:p>
          </table:table-cell>
          <table:table-cell office:value-type="float" office:value="5.77190733331894" calcext:value-type="float">
            <text:p>5.7719073333189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raven</text:p>
          </table:table-cell>
          <table:table-cell office:value-type="string" calcext:value-type="string">
            <text:p>E07000163</text:p>
          </table:table-cell>
          <table:table-cell office:value-type="float" office:value="3.61815071075883" calcext:value-type="float">
            <text:p>3.6181507107588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mbleton</text:p>
          </table:table-cell>
          <table:table-cell office:value-type="string" calcext:value-type="string">
            <text:p>E07000164</text:p>
          </table:table-cell>
          <table:table-cell office:value-type="float" office:value="4.3412783002744" calcext:value-type="float">
            <text:p>4.341278300274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rrogate</text:p>
          </table:table-cell>
          <table:table-cell office:value-type="string" calcext:value-type="string">
            <text:p>E07000165</text:p>
          </table:table-cell>
          <table:table-cell office:value-type="float" office:value="4.07566923407848" calcext:value-type="float">
            <text:p>4.0756692340784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ichmondshire</text:p>
          </table:table-cell>
          <table:table-cell office:value-type="string" calcext:value-type="string">
            <text:p>E07000166</text:p>
          </table:table-cell>
          <table:table-cell office:value-type="float" office:value="3.71109667192095" calcext:value-type="float">
            <text:p>3.7110966719209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yedale</text:p>
          </table:table-cell>
          <table:table-cell office:value-type="string" calcext:value-type="string">
            <text:p>E07000167</text:p>
          </table:table-cell>
          <table:table-cell office:value-type="float" office:value="4.47080667709166" calcext:value-type="float">
            <text:p>4.4708066770916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E07000168</text:p>
          </table:table-cell>
          <table:table-cell office:value-type="float" office:value="4.37911779397678" calcext:value-type="float">
            <text:p>4.3791177939767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elby</text:p>
          </table:table-cell>
          <table:table-cell office:value-type="string" calcext:value-type="string">
            <text:p>E07000169</text:p>
          </table:table-cell>
          <table:table-cell office:value-type="float" office:value="5.70195899936298" calcext:value-type="float">
            <text:p>5.7019589993629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Ashfield</text:p>
          </table:table-cell>
          <table:table-cell office:value-type="string" calcext:value-type="string">
            <text:p>E07000170</text:p>
          </table:table-cell>
          <table:table-cell office:value-type="float" office:value="5.82717564844704" calcext:value-type="float">
            <text:p>5.8271756484470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assetlaw</text:p>
          </table:table-cell>
          <table:table-cell office:value-type="string" calcext:value-type="string">
            <text:p>E07000171</text:p>
          </table:table-cell>
          <table:table-cell office:value-type="float" office:value="5.87444276969705" calcext:value-type="float">
            <text:p>5.8744427696970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oxtowe</text:p>
          </table:table-cell>
          <table:table-cell office:value-type="string" calcext:value-type="string">
            <text:p>E07000172</text:p>
          </table:table-cell>
          <table:table-cell office:value-type="float" office:value="5.73729392692141" calcext:value-type="float">
            <text:p>5.7372939269214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Gedling</text:p>
          </table:table-cell>
          <table:table-cell office:value-type="string" calcext:value-type="string">
            <text:p>E07000173</text:p>
          </table:table-cell>
          <table:table-cell office:value-type="float" office:value="5.5778247906403" calcext:value-type="float">
            <text:p>5.577824790640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E07000174</text:p>
          </table:table-cell>
          <table:table-cell office:value-type="float" office:value="5.93973065530984" calcext:value-type="float">
            <text:p>5.9397306553098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ewark and Sherwood</text:p>
          </table:table-cell>
          <table:table-cell office:value-type="string" calcext:value-type="string">
            <text:p>E07000175</text:p>
          </table:table-cell>
          <table:table-cell office:value-type="float" office:value="6.04190280330899" calcext:value-type="float">
            <text:p>6.0419028033089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ushcliffe</text:p>
          </table:table-cell>
          <table:table-cell office:value-type="string" calcext:value-type="string">
            <text:p>E07000176</text:p>
          </table:table-cell>
          <table:table-cell office:value-type="float" office:value="5.58524102964302" calcext:value-type="float">
            <text:p>5.5852410296430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erwell</text:p>
          </table:table-cell>
          <table:table-cell office:value-type="string" calcext:value-type="string">
            <text:p>E07000177</text:p>
          </table:table-cell>
          <table:table-cell office:value-type="float" office:value="5.26148832768665" calcext:value-type="float">
            <text:p>5.2614883276866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E07000178</text:p>
          </table:table-cell>
          <table:table-cell office:value-type="float" office:value="5.62324286266753" calcext:value-type="float">
            <text:p>5.6232428626675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Oxfordshire</text:p>
          </table:table-cell>
          <table:table-cell office:value-type="string" calcext:value-type="string">
            <text:p>E07000179</text:p>
          </table:table-cell>
          <table:table-cell office:value-type="float" office:value="5.25262229558238" calcext:value-type="float">
            <text:p>5.2526222955823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Vale of White Horse</text:p>
          </table:table-cell>
          <table:table-cell office:value-type="string" calcext:value-type="string">
            <text:p>E07000180</text:p>
          </table:table-cell>
          <table:table-cell office:value-type="float" office:value="5.30277676437805" calcext:value-type="float">
            <text:p>5.3027767643780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st Oxfordshire</text:p>
          </table:table-cell>
          <table:table-cell office:value-type="string" calcext:value-type="string">
            <text:p>E07000181</text:p>
          </table:table-cell>
          <table:table-cell office:value-type="float" office:value="5.02820034043229" calcext:value-type="float">
            <text:p>5.0282003404322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endip</text:p>
          </table:table-cell>
          <table:table-cell office:value-type="string" calcext:value-type="string">
            <text:p>E07000187</text:p>
          </table:table-cell>
          <table:table-cell office:value-type="float" office:value="4.50468879937623" calcext:value-type="float">
            <text:p>4.5046887993762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edgemoor</text:p>
          </table:table-cell>
          <table:table-cell office:value-type="string" calcext:value-type="string">
            <text:p>E07000188</text:p>
          </table:table-cell>
          <table:table-cell office:value-type="float" office:value="4.4564164964332" calcext:value-type="float">
            <text:p>4.456416496433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Somerset</text:p>
          </table:table-cell>
          <table:table-cell office:value-type="string" calcext:value-type="string">
            <text:p>E07000189</text:p>
          </table:table-cell>
          <table:table-cell office:value-type="float" office:value="4.60980377149019" calcext:value-type="float">
            <text:p>4.6098037714901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aunton Deane</text:p>
          </table:table-cell>
          <table:table-cell office:value-type="string" calcext:value-type="string">
            <text:p>E07000190</text:p>
          </table:table-cell>
          <table:table-cell office:value-type="float" office:value="4.53069886168284" calcext:value-type="float">
            <text:p>4.5306988616828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st Somerset</text:p>
          </table:table-cell>
          <table:table-cell office:value-type="string" calcext:value-type="string">
            <text:p>E07000191</text:p>
          </table:table-cell>
          <table:table-cell office:value-type="float" office:value="3.71839584993902" calcext:value-type="float">
            <text:p>3.7183958499390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annock Chase</text:p>
          </table:table-cell>
          <table:table-cell office:value-type="string" calcext:value-type="string">
            <text:p>E07000192</text:p>
          </table:table-cell>
          <table:table-cell office:value-type="float" office:value="5.12768651094802" calcext:value-type="float">
            <text:p>5.1276865109480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 Staffordshire</text:p>
          </table:table-cell>
          <table:table-cell office:value-type="string" calcext:value-type="string">
            <text:p>E07000193</text:p>
          </table:table-cell>
          <table:table-cell office:value-type="float" office:value="5.14945369536471" calcext:value-type="float">
            <text:p>5.1494536953647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Lichfield</text:p>
          </table:table-cell>
          <table:table-cell office:value-type="string" calcext:value-type="string">
            <text:p>E07000194</text:p>
          </table:table-cell>
          <table:table-cell office:value-type="float" office:value="5.1421414071498" calcext:value-type="float">
            <text:p>5.142141407149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ewcastle-under-Lyme</text:p>
          </table:table-cell>
          <table:table-cell office:value-type="string" calcext:value-type="string">
            <text:p>E07000195</text:p>
          </table:table-cell>
          <table:table-cell office:value-type="float" office:value="4.8733961872082" calcext:value-type="float">
            <text:p>4.873396187208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Staffordshire</text:p>
          </table:table-cell>
          <table:table-cell office:value-type="string" calcext:value-type="string">
            <text:p>E07000196</text:p>
          </table:table-cell>
          <table:table-cell office:value-type="float" office:value="5.09320144713257" calcext:value-type="float">
            <text:p>5.0932014471325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E07000197</text:p>
          </table:table-cell>
          <table:table-cell office:value-type="float" office:value="4.93916793902499" calcext:value-type="float">
            <text:p>4.9391679390249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affordshire Moorlands</text:p>
          </table:table-cell>
          <table:table-cell office:value-type="string" calcext:value-type="string">
            <text:p>E07000198</text:p>
          </table:table-cell>
          <table:table-cell office:value-type="float" office:value="4.69570168012593" calcext:value-type="float">
            <text:p>4.6957016801259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amworth</text:p>
          </table:table-cell>
          <table:table-cell office:value-type="string" calcext:value-type="string">
            <text:p>E07000199</text:p>
          </table:table-cell>
          <table:table-cell office:value-type="float" office:value="5.49076699393736" calcext:value-type="float">
            <text:p>5.4907669939373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abergh</text:p>
          </table:table-cell>
          <table:table-cell office:value-type="string" calcext:value-type="string">
            <text:p>E07000200</text:p>
          </table:table-cell>
          <table:table-cell office:value-type="float" office:value="5.59642480472528" calcext:value-type="float">
            <text:p>5.5964248047252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Forest Heath</text:p>
          </table:table-cell>
          <table:table-cell office:value-type="string" calcext:value-type="string">
            <text:p>E07000201</text:p>
          </table:table-cell>
          <table:table-cell office:value-type="float" office:value="5.34409133094338" calcext:value-type="float">
            <text:p>5.3440913309433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E07000202</text:p>
          </table:table-cell>
          <table:table-cell office:value-type="float" office:value="5.59761296859002" calcext:value-type="float">
            <text:p>5.5976129685900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id Suffolk</text:p>
          </table:table-cell>
          <table:table-cell office:value-type="string" calcext:value-type="string">
            <text:p>E07000203</text:p>
          </table:table-cell>
          <table:table-cell office:value-type="float" office:value="5.6214390977969" calcext:value-type="float">
            <text:p>5.621439097796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. Edmundsbury</text:p>
          </table:table-cell>
          <table:table-cell office:value-type="string" calcext:value-type="string">
            <text:p>E07000204</text:p>
          </table:table-cell>
          <table:table-cell office:value-type="float" office:value="5.5262250974712" calcext:value-type="float">
            <text:p>5.526225097471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uffolk Coastal</text:p>
          </table:table-cell>
          <table:table-cell office:value-type="string" calcext:value-type="string">
            <text:p>E07000205</text:p>
          </table:table-cell>
          <table:table-cell office:value-type="float" office:value="5.36030550162428" calcext:value-type="float">
            <text:p>5.3603055016242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aveney</text:p>
          </table:table-cell>
          <table:table-cell office:value-type="string" calcext:value-type="string">
            <text:p>E07000206</text:p>
          </table:table-cell>
          <table:table-cell office:value-type="float" office:value="5.1754152255875" calcext:value-type="float">
            <text:p>5.175415225587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lmbridge</text:p>
          </table:table-cell>
          <table:table-cell office:value-type="string" calcext:value-type="string">
            <text:p>E07000207</text:p>
          </table:table-cell>
          <table:table-cell office:value-type="float" office:value="5.54835764194793" calcext:value-type="float">
            <text:p>5.5483576419479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psom and Ewell</text:p>
          </table:table-cell>
          <table:table-cell office:value-type="string" calcext:value-type="string">
            <text:p>E07000208</text:p>
          </table:table-cell>
          <table:table-cell office:value-type="float" office:value="5.4822969255942" calcext:value-type="float">
            <text:p>5.482296925594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Guildford</text:p>
          </table:table-cell>
          <table:table-cell office:value-type="string" calcext:value-type="string">
            <text:p>E07000209</text:p>
          </table:table-cell>
          <table:table-cell office:value-type="float" office:value="5.26488325728094" calcext:value-type="float">
            <text:p>5.2648832572809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ole Valley</text:p>
          </table:table-cell>
          <table:table-cell office:value-type="string" calcext:value-type="string">
            <text:p>E07000210</text:p>
          </table:table-cell>
          <table:table-cell office:value-type="float" office:value="5.16280559556569" calcext:value-type="float">
            <text:p>5.1628055955656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eigate and Banstead</text:p>
          </table:table-cell>
          <table:table-cell office:value-type="string" calcext:value-type="string">
            <text:p>E07000211</text:p>
          </table:table-cell>
          <table:table-cell office:value-type="float" office:value="5.26811246765403" calcext:value-type="float">
            <text:p>5.2681124676540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unnymede</text:p>
          </table:table-cell>
          <table:table-cell office:value-type="string" calcext:value-type="string">
            <text:p>E07000212</text:p>
          </table:table-cell>
          <table:table-cell office:value-type="float" office:value="5.7882897641685" calcext:value-type="float">
            <text:p>5.788289764168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pelthorne</text:p>
          </table:table-cell>
          <table:table-cell office:value-type="string" calcext:value-type="string">
            <text:p>E07000213</text:p>
          </table:table-cell>
          <table:table-cell office:value-type="float" office:value="5.82073328195483" calcext:value-type="float">
            <text:p>5.8207332819548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urrey Heath</text:p>
          </table:table-cell>
          <table:table-cell office:value-type="string" calcext:value-type="string">
            <text:p>E07000214</text:p>
          </table:table-cell>
          <table:table-cell office:value-type="float" office:value="5.39490298786054" calcext:value-type="float">
            <text:p>5.3949029878605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andridge</text:p>
          </table:table-cell>
          <table:table-cell office:value-type="string" calcext:value-type="string">
            <text:p>E07000215</text:p>
          </table:table-cell>
          <table:table-cell office:value-type="float" office:value="5.19260847814608" calcext:value-type="float">
            <text:p>5.1926084781460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E07000216</text:p>
          </table:table-cell>
          <table:table-cell office:value-type="float" office:value="4.79878691038005" calcext:value-type="float">
            <text:p>4.7987869103800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oking</text:p>
          </table:table-cell>
          <table:table-cell office:value-type="string" calcext:value-type="string">
            <text:p>E07000217</text:p>
          </table:table-cell>
          <table:table-cell office:value-type="float" office:value="5.19628760599941" calcext:value-type="float">
            <text:p>5.1962876059994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Warwickshire</text:p>
          </table:table-cell>
          <table:table-cell office:value-type="string" calcext:value-type="string">
            <text:p>E07000218</text:p>
          </table:table-cell>
          <table:table-cell office:value-type="float" office:value="5.81094816347913" calcext:value-type="float">
            <text:p>5.8109481634791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uneaton and Bedworth</text:p>
          </table:table-cell>
          <table:table-cell office:value-type="string" calcext:value-type="string">
            <text:p>E07000219</text:p>
          </table:table-cell>
          <table:table-cell office:value-type="float" office:value="5.53216468027506" calcext:value-type="float">
            <text:p>5.5321646802750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E07000220</text:p>
          </table:table-cell>
          <table:table-cell office:value-type="float" office:value="5.16623169073437" calcext:value-type="float">
            <text:p>5.1662316907343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ratford-on-Avon</text:p>
          </table:table-cell>
          <table:table-cell office:value-type="string" calcext:value-type="string">
            <text:p>E07000221</text:p>
          </table:table-cell>
          <table:table-cell office:value-type="float" office:value="5.00534257050081" calcext:value-type="float">
            <text:p>5.0053425705008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E07000222</text:p>
          </table:table-cell>
          <table:table-cell office:value-type="float" office:value="5.30240706410178" calcext:value-type="float">
            <text:p>5.3024070641017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Adur</text:p>
          </table:table-cell>
          <table:table-cell office:value-type="string" calcext:value-type="string">
            <text:p>E07000223</text:p>
          </table:table-cell>
          <table:table-cell office:value-type="float" office:value="4.79538637268588" calcext:value-type="float">
            <text:p>4.7953863726858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E07000224</text:p>
          </table:table-cell>
          <table:table-cell office:value-type="float" office:value="4.57603678795625" calcext:value-type="float">
            <text:p>4.5760367879562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E07000225</text:p>
          </table:table-cell>
          <table:table-cell office:value-type="float" office:value="4.7611634350683" calcext:value-type="float">
            <text:p>4.761163435068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rawley</text:p>
          </table:table-cell>
          <table:table-cell office:value-type="string" calcext:value-type="string">
            <text:p>E07000226</text:p>
          </table:table-cell>
          <table:table-cell office:value-type="float" office:value="5.18307301683411" calcext:value-type="float">
            <text:p>5.1830730168341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orsham</text:p>
          </table:table-cell>
          <table:table-cell office:value-type="string" calcext:value-type="string">
            <text:p>E07000227</text:p>
          </table:table-cell>
          <table:table-cell office:value-type="float" office:value="4.84585495794213" calcext:value-type="float">
            <text:p>4.8458549579421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id Sussex</text:p>
          </table:table-cell>
          <table:table-cell office:value-type="string" calcext:value-type="string">
            <text:p>E07000228</text:p>
          </table:table-cell>
          <table:table-cell office:value-type="float" office:value="4.89254505975865" calcext:value-type="float">
            <text:p>4.8925450597586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orthing</text:p>
          </table:table-cell>
          <table:table-cell office:value-type="string" calcext:value-type="string">
            <text:p>E07000229</text:p>
          </table:table-cell>
          <table:table-cell office:value-type="float" office:value="4.74254316664495" calcext:value-type="float">
            <text:p>4.7425431666449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E07000234</text:p>
          </table:table-cell>
          <table:table-cell office:value-type="float" office:value="5.22706294402179" calcext:value-type="float">
            <text:p>5.2270629440217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alvern Hills</text:p>
          </table:table-cell>
          <table:table-cell office:value-type="string" calcext:value-type="string">
            <text:p>E07000235</text:p>
          </table:table-cell>
          <table:table-cell office:value-type="float" office:value="4.67514122969838" calcext:value-type="float">
            <text:p>4.6751412296983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edditch</text:p>
          </table:table-cell>
          <table:table-cell office:value-type="string" calcext:value-type="string">
            <text:p>E07000236</text:p>
          </table:table-cell>
          <table:table-cell office:value-type="float" office:value="4.9619862544078" calcext:value-type="float">
            <text:p>4.961986254407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E07000237</text:p>
          </table:table-cell>
          <table:table-cell office:value-type="float" office:value="5.09684572329458" calcext:value-type="float">
            <text:p>5.0968457232945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ychavon</text:p>
          </table:table-cell>
          <table:table-cell office:value-type="string" calcext:value-type="string">
            <text:p>E07000238</text:p>
          </table:table-cell>
          <table:table-cell office:value-type="float" office:value="5.05922939885131" calcext:value-type="float">
            <text:p>5.0592293988513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yre Forest</text:p>
          </table:table-cell>
          <table:table-cell office:value-type="string" calcext:value-type="string">
            <text:p>E07000239</text:p>
          </table:table-cell>
          <table:table-cell office:value-type="float" office:value="4.85463708521567" calcext:value-type="float">
            <text:p>4.8546370852156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 Albans</text:p>
          </table:table-cell>
          <table:table-cell office:value-type="string" calcext:value-type="string">
            <text:p>E07000240</text:p>
          </table:table-cell>
          <table:table-cell office:value-type="float" office:value="5.58726553966627" calcext:value-type="float">
            <text:p>5.5872655396662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lwyn Hatfield</text:p>
          </table:table-cell>
          <table:table-cell office:value-type="string" calcext:value-type="string">
            <text:p>E07000241</text:p>
          </table:table-cell>
          <table:table-cell office:value-type="float" office:value="5.6987665572259" calcext:value-type="float">
            <text:p>5.698766557225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st Hertfordshire</text:p>
          </table:table-cell>
          <table:table-cell office:value-type="string" calcext:value-type="string">
            <text:p>E07000242</text:p>
          </table:table-cell>
          <table:table-cell office:value-type="float" office:value="5.5131831278326" calcext:value-type="float">
            <text:p>5.513183127832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evenage</text:p>
          </table:table-cell>
          <table:table-cell office:value-type="string" calcext:value-type="string">
            <text:p>E07000243</text:p>
          </table:table-cell>
          <table:table-cell office:value-type="float" office:value="5.49208865265153" calcext:value-type="float">
            <text:p>5.4920886526515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E08000001</text:p>
          </table:table-cell>
          <table:table-cell office:value-type="float" office:value="4.87378419105054" calcext:value-type="float">
            <text:p>4.8737841910505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8000002</text:p>
          </table:table-cell>
          <table:table-cell office:value-type="float" office:value="4.86253698061875" calcext:value-type="float">
            <text:p>4.8625369806187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E08000003</text:p>
          </table:table-cell>
          <table:table-cell office:value-type="float" office:value="5.20665579123232" calcext:value-type="float">
            <text:p>5.2066557912323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Oldham</text:p>
          </table:table-cell>
          <table:table-cell office:value-type="string" calcext:value-type="string">
            <text:p>E08000004</text:p>
          </table:table-cell>
          <table:table-cell office:value-type="float" office:value="4.98064667776088" calcext:value-type="float">
            <text:p>4.9806466777608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E08000005</text:p>
          </table:table-cell>
          <table:table-cell office:value-type="float" office:value="4.84396425506429" calcext:value-type="float">
            <text:p>4.8439642550642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alford</text:p>
          </table:table-cell>
          <table:table-cell office:value-type="string" calcext:value-type="string">
            <text:p>E08000006</text:p>
          </table:table-cell>
          <table:table-cell office:value-type="float" office:value="5.27618225229793" calcext:value-type="float">
            <text:p>5.2761822522979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ockport</text:p>
          </table:table-cell>
          <table:table-cell office:value-type="string" calcext:value-type="string">
            <text:p>E08000007</text:p>
          </table:table-cell>
          <table:table-cell office:value-type="float" office:value="4.86829656104989" calcext:value-type="float">
            <text:p>4.8682965610498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ameside</text:p>
          </table:table-cell>
          <table:table-cell office:value-type="string" calcext:value-type="string">
            <text:p>E08000008</text:p>
          </table:table-cell>
          <table:table-cell office:value-type="float" office:value="5.03810551035505" calcext:value-type="float">
            <text:p>5.0381055103550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rafford</text:p>
          </table:table-cell>
          <table:table-cell office:value-type="string" calcext:value-type="string">
            <text:p>E08000009</text:p>
          </table:table-cell>
          <table:table-cell office:value-type="float" office:value="4.9070967330606" calcext:value-type="float">
            <text:p>4.907096733060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E08000010</text:p>
          </table:table-cell>
          <table:table-cell office:value-type="float" office:value="4.92792291946878" calcext:value-type="float">
            <text:p>4.9279229194687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Knowsley</text:p>
          </table:table-cell>
          <table:table-cell office:value-type="string" calcext:value-type="string">
            <text:p>E08000011</text:p>
          </table:table-cell>
          <table:table-cell office:value-type="float" office:value="4.82196613254587" calcext:value-type="float">
            <text:p>4.8219661325458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08000012</text:p>
          </table:table-cell>
          <table:table-cell office:value-type="float" office:value="4.62882787547703" calcext:value-type="float">
            <text:p>4.6288278754770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t. Helens</text:p>
          </table:table-cell>
          <table:table-cell office:value-type="string" calcext:value-type="string">
            <text:p>E08000013</text:p>
          </table:table-cell>
          <table:table-cell office:value-type="float" office:value="4.93079246465493" calcext:value-type="float">
            <text:p>4.9307924646549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E08000014</text:p>
          </table:table-cell>
          <table:table-cell office:value-type="float" office:value="4.1054226163687" calcext:value-type="float">
            <text:p>4.105422616368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irral</text:p>
          </table:table-cell>
          <table:table-cell office:value-type="string" calcext:value-type="string">
            <text:p>E08000015</text:p>
          </table:table-cell>
          <table:table-cell office:value-type="float" office:value="4.07279623636287" calcext:value-type="float">
            <text:p>4.0727962363628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arnsley</text:p>
          </table:table-cell>
          <table:table-cell office:value-type="string" calcext:value-type="string">
            <text:p>E08000016</text:p>
          </table:table-cell>
          <table:table-cell office:value-type="float" office:value="5.58854183889191" calcext:value-type="float">
            <text:p>5.5885418388919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Doncaster</text:p>
          </table:table-cell>
          <table:table-cell office:value-type="string" calcext:value-type="string">
            <text:p>E08000017</text:p>
          </table:table-cell>
          <table:table-cell office:value-type="float" office:value="5.70665130849327" calcext:value-type="float">
            <text:p>5.7066513084932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otherham</text:p>
          </table:table-cell>
          <table:table-cell office:value-type="string" calcext:value-type="string">
            <text:p>E08000018</text:p>
          </table:table-cell>
          <table:table-cell office:value-type="float" office:value="5.5731315728814" calcext:value-type="float">
            <text:p>5.573131572881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E08000019</text:p>
          </table:table-cell>
          <table:table-cell office:value-type="float" office:value="4.98880738473086" calcext:value-type="float">
            <text:p>4.9888073847308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ewcastle upon Tyne</text:p>
          </table:table-cell>
          <table:table-cell office:value-type="string" calcext:value-type="string">
            <text:p>E08000021</text:p>
          </table:table-cell>
          <table:table-cell office:value-type="float" office:value="4.25598705103731" calcext:value-type="float">
            <text:p>4.2559870510373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orth Tyneside</text:p>
          </table:table-cell>
          <table:table-cell office:value-type="string" calcext:value-type="string">
            <text:p>E08000022</text:p>
          </table:table-cell>
          <table:table-cell office:value-type="float" office:value="4.21190918409831" calcext:value-type="float">
            <text:p>4.2119091840983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 Tyneside</text:p>
          </table:table-cell>
          <table:table-cell office:value-type="string" calcext:value-type="string">
            <text:p>E08000023</text:p>
          </table:table-cell>
          <table:table-cell office:value-type="float" office:value="4.42230561727487" calcext:value-type="float">
            <text:p>4.4223056172748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E08000024</text:p>
          </table:table-cell>
          <table:table-cell office:value-type="float" office:value="4.46727195926251" calcext:value-type="float">
            <text:p>4.4672719592625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E08000025</text:p>
          </table:table-cell>
          <table:table-cell office:value-type="float" office:value="5.87839159414413" calcext:value-type="float">
            <text:p>5.8783915941441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E08000026</text:p>
          </table:table-cell>
          <table:table-cell office:value-type="float" office:value="5.69897536053122" calcext:value-type="float">
            <text:p>5.6989753605312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E08000027</text:p>
          </table:table-cell>
          <table:table-cell office:value-type="float" office:value="5.42491949445663" calcext:value-type="float">
            <text:p>5.4249194944566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andwell</text:p>
          </table:table-cell>
          <table:table-cell office:value-type="string" calcext:value-type="string">
            <text:p>E08000028</text:p>
          </table:table-cell>
          <table:table-cell office:value-type="float" office:value="6.1216810702377" calcext:value-type="float">
            <text:p>6.121681070237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lihull</text:p>
          </table:table-cell>
          <table:table-cell office:value-type="string" calcext:value-type="string">
            <text:p>E08000029</text:p>
          </table:table-cell>
          <table:table-cell office:value-type="float" office:value="5.61457567730112" calcext:value-type="float">
            <text:p>5.6145756773011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alsall</text:p>
          </table:table-cell>
          <table:table-cell office:value-type="string" calcext:value-type="string">
            <text:p>E08000030</text:p>
          </table:table-cell>
          <table:table-cell office:value-type="float" office:value="5.87319775875083" calcext:value-type="float">
            <text:p>5.8731977587508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E08000031</text:p>
          </table:table-cell>
          <table:table-cell office:value-type="float" office:value="5.46391129171033" calcext:value-type="float">
            <text:p>5.4639112917103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E08000032</text:p>
          </table:table-cell>
          <table:table-cell office:value-type="float" office:value="4.66432049743857" calcext:value-type="float">
            <text:p>4.6643204974385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alderdale</text:p>
          </table:table-cell>
          <table:table-cell office:value-type="string" calcext:value-type="string">
            <text:p>E08000033</text:p>
          </table:table-cell>
          <table:table-cell office:value-type="float" office:value="4.51223383788543" calcext:value-type="float">
            <text:p>4.5122338378854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Kirklees</text:p>
          </table:table-cell>
          <table:table-cell office:value-type="string" calcext:value-type="string">
            <text:p>E08000034</text:p>
          </table:table-cell>
          <table:table-cell office:value-type="float" office:value="4.84546129563022" calcext:value-type="float">
            <text:p>4.8454612956302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E08000035</text:p>
          </table:table-cell>
          <table:table-cell office:value-type="float" office:value="5.03650083228464" calcext:value-type="float">
            <text:p>5.0365008322846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E08000036</text:p>
          </table:table-cell>
          <table:table-cell office:value-type="float" office:value="5.97991269723751" calcext:value-type="float">
            <text:p>5.9799126972375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Gateshead</text:p>
          </table:table-cell>
          <table:table-cell office:value-type="string" calcext:value-type="string">
            <text:p>E08000037</text:p>
          </table:table-cell>
          <table:table-cell office:value-type="float" office:value="4.2276643709012" calcext:value-type="float">
            <text:p>4.227664370901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ity of London</text:p>
          </table:table-cell>
          <table:table-cell office:value-type="string" calcext:value-type="string">
            <text:p>E09000001</text:p>
          </table:table-cell>
          <table:table-cell office:value-type="float" office:value="8.37668482678005" calcext:value-type="float">
            <text:p>8.3766848267800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arking and Dagenham</text:p>
          </table:table-cell>
          <table:table-cell office:value-type="string" calcext:value-type="string">
            <text:p>E09000002</text:p>
          </table:table-cell>
          <table:table-cell office:value-type="float" office:value="6.62086582749772" calcext:value-type="float">
            <text:p>6.6208658274977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arnet</text:p>
          </table:table-cell>
          <table:table-cell office:value-type="string" calcext:value-type="string">
            <text:p>E09000003</text:p>
          </table:table-cell>
          <table:table-cell office:value-type="float" office:value="6.51254147480256" calcext:value-type="float">
            <text:p>6.5125414748025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exley</text:p>
          </table:table-cell>
          <table:table-cell office:value-type="string" calcext:value-type="string">
            <text:p>E09000004</text:p>
          </table:table-cell>
          <table:table-cell office:value-type="float" office:value="6.12318535964899" calcext:value-type="float">
            <text:p>6.1231853596489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E09000005</text:p>
          </table:table-cell>
          <table:table-cell office:value-type="float" office:value="6.9397073855671" calcext:value-type="float">
            <text:p>6.939707385567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Bromley</text:p>
          </table:table-cell>
          <table:table-cell office:value-type="string" calcext:value-type="string">
            <text:p>E09000006</text:p>
          </table:table-cell>
          <table:table-cell office:value-type="float" office:value="5.79875787547718" calcext:value-type="float">
            <text:p>5.7987578754771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E09000007</text:p>
          </table:table-cell>
          <table:table-cell office:value-type="float" office:value="7.35163667342991" calcext:value-type="float">
            <text:p>7.3516366734299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E09000008</text:p>
          </table:table-cell>
          <table:table-cell office:value-type="float" office:value="6.05736246742961" calcext:value-type="float">
            <text:p>6.0573624674296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E09000009</text:p>
          </table:table-cell>
          <table:table-cell office:value-type="float" office:value="6.95433077735887" calcext:value-type="float">
            <text:p>6.9543307773588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E09000010</text:p>
          </table:table-cell>
          <table:table-cell office:value-type="float" office:value="6.37638785960686" calcext:value-type="float">
            <text:p>6.3763878596068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E09000011</text:p>
          </table:table-cell>
          <table:table-cell office:value-type="float" office:value="6.57715268234838" calcext:value-type="float">
            <text:p>6.5771526823483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ckney</text:p>
          </table:table-cell>
          <table:table-cell office:value-type="string" calcext:value-type="string">
            <text:p>E09000012</text:p>
          </table:table-cell>
          <table:table-cell office:value-type="float" office:value="7.34609222855306" calcext:value-type="float">
            <text:p>7.3460922285530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mmersmith and Fulham</text:p>
          </table:table-cell>
          <table:table-cell office:value-type="string" calcext:value-type="string">
            <text:p>E09000013</text:p>
          </table:table-cell>
          <table:table-cell office:value-type="float" office:value="7.30043917440698" calcext:value-type="float">
            <text:p>7.3004391744069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ringey</text:p>
          </table:table-cell>
          <table:table-cell office:value-type="string" calcext:value-type="string">
            <text:p>E09000014</text:p>
          </table:table-cell>
          <table:table-cell office:value-type="float" office:value="6.79363484866743" calcext:value-type="float">
            <text:p>6.79363484866743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E09000015</text:p>
          </table:table-cell>
          <table:table-cell office:value-type="float" office:value="6.1125180596277" calcext:value-type="float">
            <text:p>6.112518059627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avering</text:p>
          </table:table-cell>
          <table:table-cell office:value-type="string" calcext:value-type="string">
            <text:p>E09000016</text:p>
          </table:table-cell>
          <table:table-cell office:value-type="float" office:value="6.02702649707008" calcext:value-type="float">
            <text:p>6.0270264970700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illingdon</text:p>
          </table:table-cell>
          <table:table-cell office:value-type="string" calcext:value-type="string">
            <text:p>E09000017</text:p>
          </table:table-cell>
          <table:table-cell office:value-type="float" office:value="6.31894181909934" calcext:value-type="float">
            <text:p>6.3189418190993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Hounslow</text:p>
          </table:table-cell>
          <table:table-cell office:value-type="string" calcext:value-type="string">
            <text:p>E09000018</text:p>
          </table:table-cell>
          <table:table-cell office:value-type="float" office:value="6.66570060839605" calcext:value-type="float">
            <text:p>6.6657006083960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E09000019</text:p>
          </table:table-cell>
          <table:table-cell office:value-type="float" office:value="7.51785355230525" calcext:value-type="float">
            <text:p>7.5178535523052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Kensington and Chelsea</text:p>
          </table:table-cell>
          <table:table-cell office:value-type="string" calcext:value-type="string">
            <text:p>E09000020</text:p>
          </table:table-cell>
          <table:table-cell office:value-type="float" office:value="7.76805215664064" calcext:value-type="float">
            <text:p>7.7680521566406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Kingston upon Thames</text:p>
          </table:table-cell>
          <table:table-cell office:value-type="string" calcext:value-type="string">
            <text:p>E09000021</text:p>
          </table:table-cell>
          <table:table-cell office:value-type="float" office:value="6.21703814177755" calcext:value-type="float">
            <text:p>6.21703814177755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Lambeth</text:p>
          </table:table-cell>
          <table:table-cell office:value-type="string" calcext:value-type="string">
            <text:p>E09000022</text:p>
          </table:table-cell>
          <table:table-cell office:value-type="float" office:value="7.05478342381008" calcext:value-type="float">
            <text:p>7.0547834238100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Lewisham</text:p>
          </table:table-cell>
          <table:table-cell office:value-type="string" calcext:value-type="string">
            <text:p>E09000023</text:p>
          </table:table-cell>
          <table:table-cell office:value-type="float" office:value="6.58383179882638" calcext:value-type="float">
            <text:p>6.5838317988263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Merton</text:p>
          </table:table-cell>
          <table:table-cell office:value-type="string" calcext:value-type="string">
            <text:p>E09000024</text:p>
          </table:table-cell>
          <table:table-cell office:value-type="float" office:value="6.38131936219328" calcext:value-type="float">
            <text:p>6.3813193621932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Newham</text:p>
          </table:table-cell>
          <table:table-cell office:value-type="string" calcext:value-type="string">
            <text:p>E09000025</text:p>
          </table:table-cell>
          <table:table-cell office:value-type="float" office:value="7.03291720175437" calcext:value-type="float">
            <text:p>7.03291720175437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E09000026</text:p>
          </table:table-cell>
          <table:table-cell office:value-type="float" office:value="6.67950790732319" calcext:value-type="float">
            <text:p>6.67950790732319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E09000027</text:p>
          </table:table-cell>
          <table:table-cell office:value-type="float" office:value="6.30989632817338" calcext:value-type="float">
            <text:p>6.30989632817338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outhwark</text:p>
          </table:table-cell>
          <table:table-cell office:value-type="string" calcext:value-type="string">
            <text:p>E09000028</text:p>
          </table:table-cell>
          <table:table-cell office:value-type="float" office:value="7.22505218006221" calcext:value-type="float">
            <text:p>7.22505218006221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E09000029</text:p>
          </table:table-cell>
          <table:table-cell office:value-type="float" office:value="5.95116288676364" calcext:value-type="float">
            <text:p>5.9511628867636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Tower Hamlets</text:p>
          </table:table-cell>
          <table:table-cell office:value-type="string" calcext:value-type="string">
            <text:p>E09000030</text:p>
          </table:table-cell>
          <table:table-cell office:value-type="float" office:value="7.47918597801232" calcext:value-type="float">
            <text:p>7.47918597801232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altham Forest</text:p>
          </table:table-cell>
          <table:table-cell office:value-type="string" calcext:value-type="string">
            <text:p>E09000031</text:p>
          </table:table-cell>
          <table:table-cell office:value-type="float" office:value="6.87797862538604" calcext:value-type="float">
            <text:p>6.87797862538604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andsworth</text:p>
          </table:table-cell>
          <table:table-cell office:value-type="string" calcext:value-type="string">
            <text:p>E09000032</text:p>
          </table:table-cell>
          <table:table-cell office:value-type="float" office:value="6.77946963798766" calcext:value-type="float">
            <text:p>6.77946963798766</text:p>
          </table:table-cell>
        </table:table-row>
        <table:table-row table:style-name="ro1">
          <table:table-cell table:number-columns-repeated="10"/>
          <table:table-cell office:value-type="float" office:value="2013" calcext:value-type="float">
            <text:p>2013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E09000033</text:p>
          </table:table-cell>
          <table:table-cell office:value-type="float" office:value="7.85865518335203" calcext:value-type="float">
            <text:p>7.8586551833520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rtlepool</text:p>
          </table:table-cell>
          <table:table-cell office:value-type="string" calcext:value-type="string">
            <text:p>E06000001</text:p>
          </table:table-cell>
          <table:table-cell office:value-type="float" office:value="4.20271606606693" calcext:value-type="float">
            <text:p>4.2027160660669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E06000002</text:p>
          </table:table-cell>
          <table:table-cell office:value-type="float" office:value="4.53918189497917" calcext:value-type="float">
            <text:p>4.5391818949791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edcar and Cleveland</text:p>
          </table:table-cell>
          <table:table-cell office:value-type="string" calcext:value-type="string">
            <text:p>E06000003</text:p>
          </table:table-cell>
          <table:table-cell office:value-type="float" office:value="4.24980543129464" calcext:value-type="float">
            <text:p>4.2498054312946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ockton-on-Tees</text:p>
          </table:table-cell>
          <table:table-cell office:value-type="string" calcext:value-type="string">
            <text:p>E06000004</text:p>
          </table:table-cell>
          <table:table-cell office:value-type="float" office:value="4.32372996154382" calcext:value-type="float">
            <text:p>4.3237299615438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E06000005</text:p>
          </table:table-cell>
          <table:table-cell office:value-type="float" office:value="4.11568662107974" calcext:value-type="float">
            <text:p>4.1156866210797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lton</text:p>
          </table:table-cell>
          <table:table-cell office:value-type="string" calcext:value-type="string">
            <text:p>E06000006</text:p>
          </table:table-cell>
          <table:table-cell office:value-type="float" office:value="4.62603257595786" calcext:value-type="float">
            <text:p>4.6260325759578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arrington</text:p>
          </table:table-cell>
          <table:table-cell office:value-type="string" calcext:value-type="string">
            <text:p>E06000007</text:p>
          </table:table-cell>
          <table:table-cell office:value-type="float" office:value="4.6387135757542" calcext:value-type="float">
            <text:p>4.638713575754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lackburn with Darwen</text:p>
          </table:table-cell>
          <table:table-cell office:value-type="string" calcext:value-type="string">
            <text:p>E06000008</text:p>
          </table:table-cell>
          <table:table-cell office:value-type="float" office:value="4.32435992902196" calcext:value-type="float">
            <text:p>4.3243599290219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E06000009</text:p>
          </table:table-cell>
          <table:table-cell office:value-type="float" office:value="3.79211400808858" calcext:value-type="float">
            <text:p>3.7921140080885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Kingston upon Hull</text:p>
          </table:table-cell>
          <table:table-cell office:value-type="string" calcext:value-type="string">
            <text:p>E06000010</text:p>
          </table:table-cell>
          <table:table-cell office:value-type="float" office:value="5.65916249890473" calcext:value-type="float">
            <text:p>5.6591624989047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 Riding of Yorkshire</text:p>
          </table:table-cell>
          <table:table-cell office:value-type="string" calcext:value-type="string">
            <text:p>E06000011</text:p>
          </table:table-cell>
          <table:table-cell office:value-type="float" office:value="5.20920761603929" calcext:value-type="float">
            <text:p>5.2092076160392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East Lincolnshire</text:p>
          </table:table-cell>
          <table:table-cell office:value-type="string" calcext:value-type="string">
            <text:p>E06000012</text:p>
          </table:table-cell>
          <table:table-cell office:value-type="float" office:value="5.39340907888922" calcext:value-type="float">
            <text:p>5.3934090788892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E06000013</text:p>
          </table:table-cell>
          <table:table-cell office:value-type="float" office:value="5.65367069861059" calcext:value-type="float">
            <text:p>5.6536706986105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E06000014</text:p>
          </table:table-cell>
          <table:table-cell office:value-type="float" office:value="4.61598438148055" calcext:value-type="float">
            <text:p>4.6159843814805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E06000015</text:p>
          </table:table-cell>
          <table:table-cell office:value-type="float" office:value="5.58880039740918" calcext:value-type="float">
            <text:p>5.5888003974091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06000016</text:p>
          </table:table-cell>
          <table:table-cell office:value-type="float" office:value="5.91023938713483" calcext:value-type="float">
            <text:p>5.9102393871348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E06000017</text:p>
          </table:table-cell>
          <table:table-cell office:value-type="float" office:value="5.1345079486512" calcext:value-type="float">
            <text:p>5.134507948651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E06000018</text:p>
          </table:table-cell>
          <table:table-cell office:value-type="float" office:value="5.92147785651073" calcext:value-type="float">
            <text:p>5.9214778565107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E06000019</text:p>
          </table:table-cell>
          <table:table-cell office:value-type="float" office:value="4.4674890559382" calcext:value-type="float">
            <text:p>4.467489055938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elford and Wrekin</text:p>
          </table:table-cell>
          <table:table-cell office:value-type="string" calcext:value-type="string">
            <text:p>E06000020</text:p>
          </table:table-cell>
          <table:table-cell office:value-type="float" office:value="4.49369846215698" calcext:value-type="float">
            <text:p>4.4936984621569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E06000021</text:p>
          </table:table-cell>
          <table:table-cell office:value-type="float" office:value="4.95167992185363" calcext:value-type="float">
            <text:p>4.9516799218536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ath and North East Somerset</text:p>
          </table:table-cell>
          <table:table-cell office:value-type="string" calcext:value-type="string">
            <text:p>E06000022</text:p>
          </table:table-cell>
          <table:table-cell office:value-type="float" office:value="4.5312328978151" calcext:value-type="float">
            <text:p>4.531232897815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E06000023</text:p>
          </table:table-cell>
          <table:table-cell office:value-type="float" office:value="5.103763380037" calcext:value-type="float">
            <text:p>5.10376338003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E06000024</text:p>
          </table:table-cell>
          <table:table-cell office:value-type="float" office:value="4.24617884407836" calcext:value-type="float">
            <text:p>4.2461788440783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E06000025</text:p>
          </table:table-cell>
          <table:table-cell office:value-type="float" office:value="5.07537067989701" calcext:value-type="float">
            <text:p>5.0753706798970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E06000026</text:p>
          </table:table-cell>
          <table:table-cell office:value-type="float" office:value="4.00805272707428" calcext:value-type="float">
            <text:p>4.0080527270742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E06000027</text:p>
          </table:table-cell>
          <table:table-cell office:value-type="float" office:value="3.62513122690795" calcext:value-type="float">
            <text:p>3.6251312269079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06000028</text:p>
          </table:table-cell>
          <table:table-cell office:value-type="float" office:value="4.4048891175396" calcext:value-type="float">
            <text:p>4.404889117539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E06000029</text:p>
          </table:table-cell>
          <table:table-cell office:value-type="float" office:value="4.40176417151116" calcext:value-type="float">
            <text:p>4.4017641715111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E06000030</text:p>
          </table:table-cell>
          <table:table-cell office:value-type="float" office:value="5.17292327126108" calcext:value-type="float">
            <text:p>5.1729232712610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E06000031</text:p>
          </table:table-cell>
          <table:table-cell office:value-type="float" office:value="5.51931621580378" calcext:value-type="float">
            <text:p>5.5193162158037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Luton</text:p>
          </table:table-cell>
          <table:table-cell office:value-type="string" calcext:value-type="string">
            <text:p>E06000032</text:p>
          </table:table-cell>
          <table:table-cell office:value-type="float" office:value="5.61040678563782" calcext:value-type="float">
            <text:p>5.6104067856378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end-on-Sea</text:p>
          </table:table-cell>
          <table:table-cell office:value-type="string" calcext:value-type="string">
            <text:p>E06000033</text:p>
          </table:table-cell>
          <table:table-cell office:value-type="float" office:value="5.39095592995903" calcext:value-type="float">
            <text:p>5.3909559299590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hurrock</text:p>
          </table:table-cell>
          <table:table-cell office:value-type="string" calcext:value-type="string">
            <text:p>E06000034</text:p>
          </table:table-cell>
          <table:table-cell office:value-type="float" office:value="5.833815105042" calcext:value-type="float">
            <text:p>5.83381510504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E06000035</text:p>
          </table:table-cell>
          <table:table-cell office:value-type="float" office:value="5.55721801278656" calcext:value-type="float">
            <text:p>5.5572180127865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acknell Forest</text:p>
          </table:table-cell>
          <table:table-cell office:value-type="string" calcext:value-type="string">
            <text:p>E06000036</text:p>
          </table:table-cell>
          <table:table-cell office:value-type="float" office:value="4.74773833790044" calcext:value-type="float">
            <text:p>4.7477383379004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st Berkshire</text:p>
          </table:table-cell>
          <table:table-cell office:value-type="string" calcext:value-type="string">
            <text:p>E06000037</text:p>
          </table:table-cell>
          <table:table-cell office:value-type="float" office:value="4.87985901627018" calcext:value-type="float">
            <text:p>4.8798590162701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06000038</text:p>
          </table:table-cell>
          <table:table-cell office:value-type="float" office:value="5.50470405618436" calcext:value-type="float">
            <text:p>5.5047040561843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lough</text:p>
          </table:table-cell>
          <table:table-cell office:value-type="string" calcext:value-type="string">
            <text:p>E06000039</text:p>
          </table:table-cell>
          <table:table-cell office:value-type="float" office:value="6.18556751860308" calcext:value-type="float">
            <text:p>6.1855675186030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indsor and Maidenhead</text:p>
          </table:table-cell>
          <table:table-cell office:value-type="string" calcext:value-type="string">
            <text:p>E06000040</text:p>
          </table:table-cell>
          <table:table-cell office:value-type="float" office:value="5.23175127396638" calcext:value-type="float">
            <text:p>5.2317512739663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okingham</text:p>
          </table:table-cell>
          <table:table-cell office:value-type="string" calcext:value-type="string">
            <text:p>E06000041</text:p>
          </table:table-cell>
          <table:table-cell office:value-type="float" office:value="5.0557828410845" calcext:value-type="float">
            <text:p>5.055782841084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E06000042</text:p>
          </table:table-cell>
          <table:table-cell office:value-type="float" office:value="5.1985027477517" calcext:value-type="float">
            <text:p>5.198502747751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ighton and Hove</text:p>
          </table:table-cell>
          <table:table-cell office:value-type="string" calcext:value-type="string">
            <text:p>E06000043</text:p>
          </table:table-cell>
          <table:table-cell office:value-type="float" office:value="4.63558515974504" calcext:value-type="float">
            <text:p>4.6355851597450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E06000044</text:p>
          </table:table-cell>
          <table:table-cell office:value-type="float" office:value="5.10234228787264" calcext:value-type="float">
            <text:p>5.1023422878726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06000045</text:p>
          </table:table-cell>
          <table:table-cell office:value-type="float" office:value="5.32111098364394" calcext:value-type="float">
            <text:p>5.3211109836439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E06000046</text:p>
          </table:table-cell>
          <table:table-cell office:value-type="float" office:value="4.03657455330549" calcext:value-type="float">
            <text:p>4.0365745533054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E06000047</text:p>
          </table:table-cell>
          <table:table-cell office:value-type="float" office:value="4.27389364242363" calcext:value-type="float">
            <text:p>4.2738936424236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eshire East</text:p>
          </table:table-cell>
          <table:table-cell office:value-type="string" calcext:value-type="string">
            <text:p>E06000049</text:p>
          </table:table-cell>
          <table:table-cell office:value-type="float" office:value="4.42889376314187" calcext:value-type="float">
            <text:p>4.4288937631418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eshire West and Chester</text:p>
          </table:table-cell>
          <table:table-cell office:value-type="string" calcext:value-type="string">
            <text:p>E06000050</text:p>
          </table:table-cell>
          <table:table-cell office:value-type="float" office:value="4.28841727677747" calcext:value-type="float">
            <text:p>4.2884172767774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E06000051</text:p>
          </table:table-cell>
          <table:table-cell office:value-type="float" office:value="4.07104668392731" calcext:value-type="float">
            <text:p>4.0710466839273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06000052</text:p>
          </table:table-cell>
          <table:table-cell office:value-type="float" office:value="3.43680606159843" calcext:value-type="float">
            <text:p>3.4368060615984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Isles of Scilly</text:p>
          </table:table-cell>
          <table:table-cell office:value-type="string" calcext:value-type="string">
            <text:p>E06000053</text:p>
          </table:table-cell>
          <table:table-cell office:value-type="float" office:value="2.57228124049853" calcext:value-type="float">
            <text:p>2.5722812404985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E06000054</text:p>
          </table:table-cell>
          <table:table-cell office:value-type="float" office:value="4.52385069610558" calcext:value-type="float">
            <text:p>4.5238506961055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06000055</text:p>
          </table:table-cell>
          <table:table-cell office:value-type="float" office:value="5.20930703639464" calcext:value-type="float">
            <text:p>5.2093070363946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entral Bedfordshire</text:p>
          </table:table-cell>
          <table:table-cell office:value-type="string" calcext:value-type="string">
            <text:p>E06000056</text:p>
          </table:table-cell>
          <table:table-cell office:value-type="float" office:value="5.1586333286666" calcext:value-type="float">
            <text:p>5.158633328666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E06000057</text:p>
          </table:table-cell>
          <table:table-cell office:value-type="float" office:value="3.80876217504723" calcext:value-type="float">
            <text:p>3.8087621750472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Aylesbury Vale</text:p>
          </table:table-cell>
          <table:table-cell office:value-type="string" calcext:value-type="string">
            <text:p>E07000004</text:p>
          </table:table-cell>
          <table:table-cell office:value-type="float" office:value="4.83276342651596" calcext:value-type="float">
            <text:p>4.8327634265159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iltern</text:p>
          </table:table-cell>
          <table:table-cell office:value-type="string" calcext:value-type="string">
            <text:p>E07000005</text:p>
          </table:table-cell>
          <table:table-cell office:value-type="float" office:value="4.80108899990243" calcext:value-type="float">
            <text:p>4.8010889999024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Bucks</text:p>
          </table:table-cell>
          <table:table-cell office:value-type="string" calcext:value-type="string">
            <text:p>E07000006</text:p>
          </table:table-cell>
          <table:table-cell office:value-type="float" office:value="5.54914465262117" calcext:value-type="float">
            <text:p>5.5491446526211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ycombe</text:p>
          </table:table-cell>
          <table:table-cell office:value-type="string" calcext:value-type="string">
            <text:p>E07000007</text:p>
          </table:table-cell>
          <table:table-cell office:value-type="float" office:value="4.97493265842483" calcext:value-type="float">
            <text:p>4.9749326584248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E07000008</text:p>
          </table:table-cell>
          <table:table-cell office:value-type="float" office:value="5.38348583754577" calcext:value-type="float">
            <text:p>5.3834858375457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 Cambridgeshire</text:p>
          </table:table-cell>
          <table:table-cell office:value-type="string" calcext:value-type="string">
            <text:p>E07000009</text:p>
          </table:table-cell>
          <table:table-cell office:value-type="float" office:value="5.34173066902838" calcext:value-type="float">
            <text:p>5.3417306690283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Fenland</text:p>
          </table:table-cell>
          <table:table-cell office:value-type="string" calcext:value-type="string">
            <text:p>E07000010</text:p>
          </table:table-cell>
          <table:table-cell office:value-type="float" office:value="5.54712482883061" calcext:value-type="float">
            <text:p>5.5471248288306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untingdonshire</text:p>
          </table:table-cell>
          <table:table-cell office:value-type="string" calcext:value-type="string">
            <text:p>E07000011</text:p>
          </table:table-cell>
          <table:table-cell office:value-type="float" office:value="5.36939856045535" calcext:value-type="float">
            <text:p>5.3693985604553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Cambridgeshire</text:p>
          </table:table-cell>
          <table:table-cell office:value-type="string" calcext:value-type="string">
            <text:p>E07000012</text:p>
          </table:table-cell>
          <table:table-cell office:value-type="float" office:value="5.28545448022143" calcext:value-type="float">
            <text:p>5.2854544802214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Allerdale</text:p>
          </table:table-cell>
          <table:table-cell office:value-type="string" calcext:value-type="string">
            <text:p>E07000026</text:p>
          </table:table-cell>
          <table:table-cell office:value-type="float" office:value="3.15887323034371" calcext:value-type="float">
            <text:p>3.1588732303437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arrow-in-Furness</text:p>
          </table:table-cell>
          <table:table-cell office:value-type="string" calcext:value-type="string">
            <text:p>E07000027</text:p>
          </table:table-cell>
          <table:table-cell office:value-type="float" office:value="3.68225361565382" calcext:value-type="float">
            <text:p>3.6822536156538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E07000028</text:p>
          </table:table-cell>
          <table:table-cell office:value-type="float" office:value="3.4798233309728" calcext:value-type="float">
            <text:p>3.479823330972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opeland</text:p>
          </table:table-cell>
          <table:table-cell office:value-type="string" calcext:value-type="string">
            <text:p>E07000029</text:p>
          </table:table-cell>
          <table:table-cell office:value-type="float" office:value="3.27154003229945" calcext:value-type="float">
            <text:p>3.2715400322994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E07000030</text:p>
          </table:table-cell>
          <table:table-cell office:value-type="float" office:value="3.63048841609621" calcext:value-type="float">
            <text:p>3.6304884160962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Lakeland</text:p>
          </table:table-cell>
          <table:table-cell office:value-type="string" calcext:value-type="string">
            <text:p>E07000031</text:p>
          </table:table-cell>
          <table:table-cell office:value-type="float" office:value="3.55295985410038" calcext:value-type="float">
            <text:p>3.5529598541003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Amber Valley</text:p>
          </table:table-cell>
          <table:table-cell office:value-type="string" calcext:value-type="string">
            <text:p>E07000032</text:p>
          </table:table-cell>
          <table:table-cell office:value-type="float" office:value="5.10750124848242" calcext:value-type="float">
            <text:p>5.1075012484824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olsover</text:p>
          </table:table-cell>
          <table:table-cell office:value-type="string" calcext:value-type="string">
            <text:p>E07000033</text:p>
          </table:table-cell>
          <table:table-cell office:value-type="float" office:value="5.98588401574045" calcext:value-type="float">
            <text:p>5.9858840157404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E07000034</text:p>
          </table:table-cell>
          <table:table-cell office:value-type="float" office:value="5.13057766639416" calcext:value-type="float">
            <text:p>5.1305776663941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Derbyshire Dales</text:p>
          </table:table-cell>
          <table:table-cell office:value-type="string" calcext:value-type="string">
            <text:p>E07000035</text:p>
          </table:table-cell>
          <table:table-cell office:value-type="float" office:value="4.36859222732142" calcext:value-type="float">
            <text:p>4.3685922273214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rewash</text:p>
          </table:table-cell>
          <table:table-cell office:value-type="string" calcext:value-type="string">
            <text:p>E07000036</text:p>
          </table:table-cell>
          <table:table-cell office:value-type="float" office:value="5.580223578564" calcext:value-type="float">
            <text:p>5.58022357856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igh Peak</text:p>
          </table:table-cell>
          <table:table-cell office:value-type="string" calcext:value-type="string">
            <text:p>E07000037</text:p>
          </table:table-cell>
          <table:table-cell office:value-type="float" office:value="4.17907894914554" calcext:value-type="float">
            <text:p>4.1790789491455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East Derbyshire</text:p>
          </table:table-cell>
          <table:table-cell office:value-type="string" calcext:value-type="string">
            <text:p>E07000038</text:p>
          </table:table-cell>
          <table:table-cell office:value-type="float" office:value="5.99282451209669" calcext:value-type="float">
            <text:p>5.9928245120966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Derbyshire</text:p>
          </table:table-cell>
          <table:table-cell office:value-type="string" calcext:value-type="string">
            <text:p>E07000039</text:p>
          </table:table-cell>
          <table:table-cell office:value-type="float" office:value="5.23799097642831" calcext:value-type="float">
            <text:p>5.2379909764283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 Devon</text:p>
          </table:table-cell>
          <table:table-cell office:value-type="string" calcext:value-type="string">
            <text:p>E07000040</text:p>
          </table:table-cell>
          <table:table-cell office:value-type="float" office:value="3.67004602454175" calcext:value-type="float">
            <text:p>3.6700460245417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E07000041</text:p>
          </table:table-cell>
          <table:table-cell office:value-type="float" office:value="3.91287394396389" calcext:value-type="float">
            <text:p>3.9128739439638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id Devon</text:p>
          </table:table-cell>
          <table:table-cell office:value-type="string" calcext:value-type="string">
            <text:p>E07000042</text:p>
          </table:table-cell>
          <table:table-cell office:value-type="float" office:value="4.03754190976531" calcext:value-type="float">
            <text:p>4.0375419097653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Devon</text:p>
          </table:table-cell>
          <table:table-cell office:value-type="string" calcext:value-type="string">
            <text:p>E07000043</text:p>
          </table:table-cell>
          <table:table-cell office:value-type="float" office:value="3.42477557329098" calcext:value-type="float">
            <text:p>3.4247755732909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Hams</text:p>
          </table:table-cell>
          <table:table-cell office:value-type="string" calcext:value-type="string">
            <text:p>E07000044</text:p>
          </table:table-cell>
          <table:table-cell office:value-type="float" office:value="3.38123271300501" calcext:value-type="float">
            <text:p>3.3812327130050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eignbridge</text:p>
          </table:table-cell>
          <table:table-cell office:value-type="string" calcext:value-type="string">
            <text:p>E07000045</text:p>
          </table:table-cell>
          <table:table-cell office:value-type="float" office:value="3.68924632487852" calcext:value-type="float">
            <text:p>3.6892463248785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orridge</text:p>
          </table:table-cell>
          <table:table-cell office:value-type="string" calcext:value-type="string">
            <text:p>E07000046</text:p>
          </table:table-cell>
          <table:table-cell office:value-type="float" office:value="3.37816438509513" calcext:value-type="float">
            <text:p>3.3781643850951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st Devon</text:p>
          </table:table-cell>
          <table:table-cell office:value-type="string" calcext:value-type="string">
            <text:p>E07000047</text:p>
          </table:table-cell>
          <table:table-cell office:value-type="float" office:value="3.27618983647734" calcext:value-type="float">
            <text:p>3.2761898364773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E07000048</text:p>
          </table:table-cell>
          <table:table-cell office:value-type="float" office:value="4.04263015602772" calcext:value-type="float">
            <text:p>4.0426301560277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 Dorset</text:p>
          </table:table-cell>
          <table:table-cell office:value-type="string" calcext:value-type="string">
            <text:p>E07000049</text:p>
          </table:table-cell>
          <table:table-cell office:value-type="float" office:value="4.20847652010344" calcext:value-type="float">
            <text:p>4.2084765201034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Dorset</text:p>
          </table:table-cell>
          <table:table-cell office:value-type="string" calcext:value-type="string">
            <text:p>E07000050</text:p>
          </table:table-cell>
          <table:table-cell office:value-type="float" office:value="4.34831791389878" calcext:value-type="float">
            <text:p>4.3483179138987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Purbeck</text:p>
          </table:table-cell>
          <table:table-cell office:value-type="string" calcext:value-type="string">
            <text:p>E07000051</text:p>
          </table:table-cell>
          <table:table-cell office:value-type="float" office:value="3.8462688474525" calcext:value-type="float">
            <text:p>3.846268847452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st Dorset</text:p>
          </table:table-cell>
          <table:table-cell office:value-type="string" calcext:value-type="string">
            <text:p>E07000052</text:p>
          </table:table-cell>
          <table:table-cell office:value-type="float" office:value="3.92443496022351" calcext:value-type="float">
            <text:p>3.9244349602235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ymouth and Portland</text:p>
          </table:table-cell>
          <table:table-cell office:value-type="string" calcext:value-type="string">
            <text:p>E07000053</text:p>
          </table:table-cell>
          <table:table-cell office:value-type="float" office:value="3.62540077813295" calcext:value-type="float">
            <text:p>3.6254007781329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bourne</text:p>
          </table:table-cell>
          <table:table-cell office:value-type="string" calcext:value-type="string">
            <text:p>E07000061</text:p>
          </table:table-cell>
          <table:table-cell office:value-type="float" office:value="4.25818511204873" calcext:value-type="float">
            <text:p>4.2581851120487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E07000062</text:p>
          </table:table-cell>
          <table:table-cell office:value-type="float" office:value="4.62812211175925" calcext:value-type="float">
            <text:p>4.6281221117592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E07000063</text:p>
          </table:table-cell>
          <table:table-cell office:value-type="float" office:value="4.09311777253303" calcext:value-type="float">
            <text:p>4.0931177725330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other</text:p>
          </table:table-cell>
          <table:table-cell office:value-type="string" calcext:value-type="string">
            <text:p>E07000064</text:p>
          </table:table-cell>
          <table:table-cell office:value-type="float" office:value="4.37884477909142" calcext:value-type="float">
            <text:p>4.3788447790914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alden</text:p>
          </table:table-cell>
          <table:table-cell office:value-type="string" calcext:value-type="string">
            <text:p>E07000065</text:p>
          </table:table-cell>
          <table:table-cell office:value-type="float" office:value="4.31267419342773" calcext:value-type="float">
            <text:p>4.3126741934277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E07000066</text:p>
          </table:table-cell>
          <table:table-cell office:value-type="float" office:value="5.62903337483301" calcext:value-type="float">
            <text:p>5.6290333748330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aintree</text:p>
          </table:table-cell>
          <table:table-cell office:value-type="string" calcext:value-type="string">
            <text:p>E07000067</text:p>
          </table:table-cell>
          <table:table-cell office:value-type="float" office:value="5.48382247509238" calcext:value-type="float">
            <text:p>5.4838224750923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entwood</text:p>
          </table:table-cell>
          <table:table-cell office:value-type="string" calcext:value-type="string">
            <text:p>E07000068</text:p>
          </table:table-cell>
          <table:table-cell office:value-type="float" office:value="5.56519713849454" calcext:value-type="float">
            <text:p>5.5651971384945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astle Point</text:p>
          </table:table-cell>
          <table:table-cell office:value-type="string" calcext:value-type="string">
            <text:p>E07000069</text:p>
          </table:table-cell>
          <table:table-cell office:value-type="float" office:value="5.40733293923402" calcext:value-type="float">
            <text:p>5.4073329392340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E07000070</text:p>
          </table:table-cell>
          <table:table-cell office:value-type="float" office:value="5.64431905980525" calcext:value-type="float">
            <text:p>5.6443190598052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olchester</text:p>
          </table:table-cell>
          <table:table-cell office:value-type="string" calcext:value-type="string">
            <text:p>E07000071</text:p>
          </table:table-cell>
          <table:table-cell office:value-type="float" office:value="5.4874737805727" calcext:value-type="float">
            <text:p>5.487473780572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pping Forest</text:p>
          </table:table-cell>
          <table:table-cell office:value-type="string" calcext:value-type="string">
            <text:p>E07000072</text:p>
          </table:table-cell>
          <table:table-cell office:value-type="float" office:value="5.60663922515234" calcext:value-type="float">
            <text:p>5.6066392251523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rlow</text:p>
          </table:table-cell>
          <table:table-cell office:value-type="string" calcext:value-type="string">
            <text:p>E07000073</text:p>
          </table:table-cell>
          <table:table-cell office:value-type="float" office:value="5.51566063499415" calcext:value-type="float">
            <text:p>5.5156606349941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aldon</text:p>
          </table:table-cell>
          <table:table-cell office:value-type="string" calcext:value-type="string">
            <text:p>E07000074</text:p>
          </table:table-cell>
          <table:table-cell office:value-type="float" office:value="5.37770782651077" calcext:value-type="float">
            <text:p>5.3777078265107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ochford</text:p>
          </table:table-cell>
          <table:table-cell office:value-type="string" calcext:value-type="string">
            <text:p>E07000075</text:p>
          </table:table-cell>
          <table:table-cell office:value-type="float" office:value="5.37192394875149" calcext:value-type="float">
            <text:p>5.3719239487514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endring</text:p>
          </table:table-cell>
          <table:table-cell office:value-type="string" calcext:value-type="string">
            <text:p>E07000076</text:p>
          </table:table-cell>
          <table:table-cell office:value-type="float" office:value="5.0907239230402" calcext:value-type="float">
            <text:p>5.090723923040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Uttlesford</text:p>
          </table:table-cell>
          <table:table-cell office:value-type="string" calcext:value-type="string">
            <text:p>E07000077</text:p>
          </table:table-cell>
          <table:table-cell office:value-type="float" office:value="5.31390020509073" calcext:value-type="float">
            <text:p>5.3139002050907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eltenham</text:p>
          </table:table-cell>
          <table:table-cell office:value-type="string" calcext:value-type="string">
            <text:p>E07000078</text:p>
          </table:table-cell>
          <table:table-cell office:value-type="float" office:value="4.90689725830421" calcext:value-type="float">
            <text:p>4.9068972583042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otswold</text:p>
          </table:table-cell>
          <table:table-cell office:value-type="string" calcext:value-type="string">
            <text:p>E07000079</text:p>
          </table:table-cell>
          <table:table-cell office:value-type="float" office:value="4.59094821365739" calcext:value-type="float">
            <text:p>4.5909482136573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Forest of Dean</text:p>
          </table:table-cell>
          <table:table-cell office:value-type="string" calcext:value-type="string">
            <text:p>E07000080</text:p>
          </table:table-cell>
          <table:table-cell office:value-type="float" office:value="4.67922368172348" calcext:value-type="float">
            <text:p>4.6792236817234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E07000081</text:p>
          </table:table-cell>
          <table:table-cell office:value-type="float" office:value="4.94988547568198" calcext:value-type="float">
            <text:p>4.9498854756819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E07000082</text:p>
          </table:table-cell>
          <table:table-cell office:value-type="float" office:value="4.53221195629895" calcext:value-type="float">
            <text:p>4.5322119562989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ewkesbury</text:p>
          </table:table-cell>
          <table:table-cell office:value-type="string" calcext:value-type="string">
            <text:p>E07000083</text:p>
          </table:table-cell>
          <table:table-cell office:value-type="float" office:value="4.85428226750383" calcext:value-type="float">
            <text:p>4.8542822675038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asingstoke and Deane</text:p>
          </table:table-cell>
          <table:table-cell office:value-type="string" calcext:value-type="string">
            <text:p>E07000084</text:p>
          </table:table-cell>
          <table:table-cell office:value-type="float" office:value="4.92113648826335" calcext:value-type="float">
            <text:p>4.9211364882633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 Hampshire</text:p>
          </table:table-cell>
          <table:table-cell office:value-type="string" calcext:value-type="string">
            <text:p>E07000085</text:p>
          </table:table-cell>
          <table:table-cell office:value-type="float" office:value="4.49518431839049" calcext:value-type="float">
            <text:p>4.4951843183904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leigh</text:p>
          </table:table-cell>
          <table:table-cell office:value-type="string" calcext:value-type="string">
            <text:p>E07000086</text:p>
          </table:table-cell>
          <table:table-cell office:value-type="float" office:value="4.94780852809414" calcext:value-type="float">
            <text:p>4.9478085280941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Fareham</text:p>
          </table:table-cell>
          <table:table-cell office:value-type="string" calcext:value-type="string">
            <text:p>E07000087</text:p>
          </table:table-cell>
          <table:table-cell office:value-type="float" office:value="4.86935531027136" calcext:value-type="float">
            <text:p>4.8693553102713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Gosport</text:p>
          </table:table-cell>
          <table:table-cell office:value-type="string" calcext:value-type="string">
            <text:p>E07000088</text:p>
          </table:table-cell>
          <table:table-cell office:value-type="float" office:value="4.46992161828732" calcext:value-type="float">
            <text:p>4.4699216182873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E07000089</text:p>
          </table:table-cell>
          <table:table-cell office:value-type="float" office:value="4.61190477916731" calcext:value-type="float">
            <text:p>4.6119047791673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vant</text:p>
          </table:table-cell>
          <table:table-cell office:value-type="string" calcext:value-type="string">
            <text:p>E07000090</text:p>
          </table:table-cell>
          <table:table-cell office:value-type="float" office:value="4.56009978034736" calcext:value-type="float">
            <text:p>4.5600997803473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ew Forest</text:p>
          </table:table-cell>
          <table:table-cell office:value-type="string" calcext:value-type="string">
            <text:p>E07000091</text:p>
          </table:table-cell>
          <table:table-cell office:value-type="float" office:value="4.29511503073066" calcext:value-type="float">
            <text:p>4.2951150307306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ushmoor</text:p>
          </table:table-cell>
          <table:table-cell office:value-type="string" calcext:value-type="string">
            <text:p>E07000092</text:p>
          </table:table-cell>
          <table:table-cell office:value-type="float" office:value="5.01484609352667" calcext:value-type="float">
            <text:p>5.0148460935266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est Valley</text:p>
          </table:table-cell>
          <table:table-cell office:value-type="string" calcext:value-type="string">
            <text:p>E07000093</text:p>
          </table:table-cell>
          <table:table-cell office:value-type="float" office:value="4.74497982605203" calcext:value-type="float">
            <text:p>4.7449798260520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E07000094</text:p>
          </table:table-cell>
          <table:table-cell office:value-type="float" office:value="4.6157787381285" calcext:value-type="float">
            <text:p>4.615778738128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oxbourne</text:p>
          </table:table-cell>
          <table:table-cell office:value-type="string" calcext:value-type="string">
            <text:p>E07000095</text:p>
          </table:table-cell>
          <table:table-cell office:value-type="float" office:value="5.449246488353" calcext:value-type="float">
            <text:p>5.44924648835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Dacorum</text:p>
          </table:table-cell>
          <table:table-cell office:value-type="string" calcext:value-type="string">
            <text:p>E07000096</text:p>
          </table:table-cell>
          <table:table-cell office:value-type="float" office:value="4.9835090950873" calcext:value-type="float">
            <text:p>4.983509095087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ertsmere</text:p>
          </table:table-cell>
          <table:table-cell office:value-type="string" calcext:value-type="string">
            <text:p>E07000098</text:p>
          </table:table-cell>
          <table:table-cell office:value-type="float" office:value="5.50932359280936" calcext:value-type="float">
            <text:p>5.5093235928093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Hertfordshire</text:p>
          </table:table-cell>
          <table:table-cell office:value-type="string" calcext:value-type="string">
            <text:p>E07000099</text:p>
          </table:table-cell>
          <table:table-cell office:value-type="float" office:value="5.18245422838859" calcext:value-type="float">
            <text:p>5.1824542283885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E07000102</text:p>
          </table:table-cell>
          <table:table-cell office:value-type="float" office:value="5.20975995002732" calcext:value-type="float">
            <text:p>5.2097599500273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07000103</text:p>
          </table:table-cell>
          <table:table-cell office:value-type="float" office:value="5.51220311818043" calcext:value-type="float">
            <text:p>5.5122031181804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E07000105</text:p>
          </table:table-cell>
          <table:table-cell office:value-type="float" office:value="5.19916009906094" calcext:value-type="float">
            <text:p>5.1991600990609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E07000106</text:p>
          </table:table-cell>
          <table:table-cell office:value-type="float" office:value="5.10328231230955" calcext:value-type="float">
            <text:p>5.1032823123095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Dartford</text:p>
          </table:table-cell>
          <table:table-cell office:value-type="string" calcext:value-type="string">
            <text:p>E07000107</text:p>
          </table:table-cell>
          <table:table-cell office:value-type="float" office:value="5.92305661685956" calcext:value-type="float">
            <text:p>5.9230566168595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E07000108</text:p>
          </table:table-cell>
          <table:table-cell office:value-type="float" office:value="5.08691349748888" calcext:value-type="float">
            <text:p>5.0869134974888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Gravesham</text:p>
          </table:table-cell>
          <table:table-cell office:value-type="string" calcext:value-type="string">
            <text:p>E07000109</text:p>
          </table:table-cell>
          <table:table-cell office:value-type="float" office:value="5.56902687938087" calcext:value-type="float">
            <text:p>5.5690268793808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aidstone</text:p>
          </table:table-cell>
          <table:table-cell office:value-type="string" calcext:value-type="string">
            <text:p>E07000110</text:p>
          </table:table-cell>
          <table:table-cell office:value-type="float" office:value="5.31251536379573" calcext:value-type="float">
            <text:p>5.3125153637957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evenoaks</text:p>
          </table:table-cell>
          <table:table-cell office:value-type="string" calcext:value-type="string">
            <text:p>E07000111</text:p>
          </table:table-cell>
          <table:table-cell office:value-type="float" office:value="5.15698094971103" calcext:value-type="float">
            <text:p>5.1569809497110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hepway</text:p>
          </table:table-cell>
          <table:table-cell office:value-type="string" calcext:value-type="string">
            <text:p>E07000112</text:p>
          </table:table-cell>
          <table:table-cell office:value-type="float" office:value="4.8366949565981" calcext:value-type="float">
            <text:p>4.836694956598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wale</text:p>
          </table:table-cell>
          <table:table-cell office:value-type="string" calcext:value-type="string">
            <text:p>E07000113</text:p>
          </table:table-cell>
          <table:table-cell office:value-type="float" office:value="5.32078548979079" calcext:value-type="float">
            <text:p>5.3207854897907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hanet</text:p>
          </table:table-cell>
          <table:table-cell office:value-type="string" calcext:value-type="string">
            <text:p>E07000114</text:p>
          </table:table-cell>
          <table:table-cell office:value-type="float" office:value="5.00668208791825" calcext:value-type="float">
            <text:p>5.0066820879182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onbridge and Malling</text:p>
          </table:table-cell>
          <table:table-cell office:value-type="string" calcext:value-type="string">
            <text:p>E07000115</text:p>
          </table:table-cell>
          <table:table-cell office:value-type="float" office:value="5.28457145000104" calcext:value-type="float">
            <text:p>5.2845714500010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unbridge Wells</text:p>
          </table:table-cell>
          <table:table-cell office:value-type="string" calcext:value-type="string">
            <text:p>E07000116</text:p>
          </table:table-cell>
          <table:table-cell office:value-type="float" office:value="4.65327630715087" calcext:value-type="float">
            <text:p>4.6532763071508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E07000117</text:p>
          </table:table-cell>
          <table:table-cell office:value-type="float" office:value="4.23013094198409" calcext:value-type="float">
            <text:p>4.2301309419840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orley</text:p>
          </table:table-cell>
          <table:table-cell office:value-type="string" calcext:value-type="string">
            <text:p>E07000118</text:p>
          </table:table-cell>
          <table:table-cell office:value-type="float" office:value="4.56247437414419" calcext:value-type="float">
            <text:p>4.5624743741441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Fylde</text:p>
          </table:table-cell>
          <table:table-cell office:value-type="string" calcext:value-type="string">
            <text:p>E07000119</text:p>
          </table:table-cell>
          <table:table-cell office:value-type="float" office:value="3.72115604055539" calcext:value-type="float">
            <text:p>3.7211560405553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yndburn</text:p>
          </table:table-cell>
          <table:table-cell office:value-type="string" calcext:value-type="string">
            <text:p>E07000120</text:p>
          </table:table-cell>
          <table:table-cell office:value-type="float" office:value="4.30614494776423" calcext:value-type="float">
            <text:p>4.3061449477642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E07000121</text:p>
          </table:table-cell>
          <table:table-cell office:value-type="float" office:value="3.72066235373572" calcext:value-type="float">
            <text:p>3.7206623537357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Pendle</text:p>
          </table:table-cell>
          <table:table-cell office:value-type="string" calcext:value-type="string">
            <text:p>E07000122</text:p>
          </table:table-cell>
          <table:table-cell office:value-type="float" office:value="4.13957956025688" calcext:value-type="float">
            <text:p>4.1395795602568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E07000123</text:p>
          </table:table-cell>
          <table:table-cell office:value-type="float" office:value="4.37797001186174" calcext:value-type="float">
            <text:p>4.3779700118617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ibble Valley</text:p>
          </table:table-cell>
          <table:table-cell office:value-type="string" calcext:value-type="string">
            <text:p>E07000124</text:p>
          </table:table-cell>
          <table:table-cell office:value-type="float" office:value="3.93279273655434" calcext:value-type="float">
            <text:p>3.9327927365543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ossendale</text:p>
          </table:table-cell>
          <table:table-cell office:value-type="string" calcext:value-type="string">
            <text:p>E07000125</text:p>
          </table:table-cell>
          <table:table-cell office:value-type="float" office:value="4.21795930375296" calcext:value-type="float">
            <text:p>4.2179593037529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Ribble</text:p>
          </table:table-cell>
          <table:table-cell office:value-type="string" calcext:value-type="string">
            <text:p>E07000126</text:p>
          </table:table-cell>
          <table:table-cell office:value-type="float" office:value="4.37053695340946" calcext:value-type="float">
            <text:p>4.3705369534094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st Lancashire</text:p>
          </table:table-cell>
          <table:table-cell office:value-type="string" calcext:value-type="string">
            <text:p>E07000127</text:p>
          </table:table-cell>
          <table:table-cell office:value-type="float" office:value="4.47436909501113" calcext:value-type="float">
            <text:p>4.4743690950111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yre</text:p>
          </table:table-cell>
          <table:table-cell office:value-type="string" calcext:value-type="string">
            <text:p>E07000128</text:p>
          </table:table-cell>
          <table:table-cell office:value-type="float" office:value="3.6643598459522" calcext:value-type="float">
            <text:p>3.664359845952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laby</text:p>
          </table:table-cell>
          <table:table-cell office:value-type="string" calcext:value-type="string">
            <text:p>E07000129</text:p>
          </table:table-cell>
          <table:table-cell office:value-type="float" office:value="5.51433930592558" calcext:value-type="float">
            <text:p>5.5143393059255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arnwood</text:p>
          </table:table-cell>
          <table:table-cell office:value-type="string" calcext:value-type="string">
            <text:p>E07000130</text:p>
          </table:table-cell>
          <table:table-cell office:value-type="float" office:value="5.49704470822058" calcext:value-type="float">
            <text:p>5.4970447082205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rborough</text:p>
          </table:table-cell>
          <table:table-cell office:value-type="string" calcext:value-type="string">
            <text:p>E07000131</text:p>
          </table:table-cell>
          <table:table-cell office:value-type="float" office:value="5.06747739426129" calcext:value-type="float">
            <text:p>5.0674773942612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inckley and Bosworth</text:p>
          </table:table-cell>
          <table:table-cell office:value-type="string" calcext:value-type="string">
            <text:p>E07000132</text:p>
          </table:table-cell>
          <table:table-cell office:value-type="float" office:value="5.38488066711004" calcext:value-type="float">
            <text:p>5.3848806671100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E07000133</text:p>
          </table:table-cell>
          <table:table-cell office:value-type="float" office:value="5.22838829048945" calcext:value-type="float">
            <text:p>5.2283882904894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West Leicestershire</text:p>
          </table:table-cell>
          <table:table-cell office:value-type="string" calcext:value-type="string">
            <text:p>E07000134</text:p>
          </table:table-cell>
          <table:table-cell office:value-type="float" office:value="5.90824373319868" calcext:value-type="float">
            <text:p>5.9082437331986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Oadby and Wigston</text:p>
          </table:table-cell>
          <table:table-cell office:value-type="string" calcext:value-type="string">
            <text:p>E07000135</text:p>
          </table:table-cell>
          <table:table-cell office:value-type="float" office:value="5.25753570353758" calcext:value-type="float">
            <text:p>5.2575357035375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E07000136</text:p>
          </table:table-cell>
          <table:table-cell office:value-type="float" office:value="5.70449749067039" calcext:value-type="float">
            <text:p>5.7044974906703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 Lindsey</text:p>
          </table:table-cell>
          <table:table-cell office:value-type="string" calcext:value-type="string">
            <text:p>E07000137</text:p>
          </table:table-cell>
          <table:table-cell office:value-type="float" office:value="5.36347631571211" calcext:value-type="float">
            <text:p>5.3634763157121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E07000138</text:p>
          </table:table-cell>
          <table:table-cell office:value-type="float" office:value="5.53487287396276" calcext:value-type="float">
            <text:p>5.5348728739627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Kesteven</text:p>
          </table:table-cell>
          <table:table-cell office:value-type="string" calcext:value-type="string">
            <text:p>E07000139</text:p>
          </table:table-cell>
          <table:table-cell office:value-type="float" office:value="5.83843501268255" calcext:value-type="float">
            <text:p>5.8384350126825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Holland</text:p>
          </table:table-cell>
          <table:table-cell office:value-type="string" calcext:value-type="string">
            <text:p>E07000140</text:p>
          </table:table-cell>
          <table:table-cell office:value-type="float" office:value="5.56804744893559" calcext:value-type="float">
            <text:p>5.5680474489355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Kesteven</text:p>
          </table:table-cell>
          <table:table-cell office:value-type="string" calcext:value-type="string">
            <text:p>E07000141</text:p>
          </table:table-cell>
          <table:table-cell office:value-type="float" office:value="5.49283758438528" calcext:value-type="float">
            <text:p>5.4928375843852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st Lindsey</text:p>
          </table:table-cell>
          <table:table-cell office:value-type="string" calcext:value-type="string">
            <text:p>E07000142</text:p>
          </table:table-cell>
          <table:table-cell office:value-type="float" office:value="5.59825655110616" calcext:value-type="float">
            <text:p>5.5982565511061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eckland</text:p>
          </table:table-cell>
          <table:table-cell office:value-type="string" calcext:value-type="string">
            <text:p>E07000143</text:p>
          </table:table-cell>
          <table:table-cell office:value-type="float" office:value="5.27559166893949" calcext:value-type="float">
            <text:p>5.2755916689394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oadland</text:p>
          </table:table-cell>
          <table:table-cell office:value-type="string" calcext:value-type="string">
            <text:p>E07000144</text:p>
          </table:table-cell>
          <table:table-cell office:value-type="float" office:value="5.31589743057172" calcext:value-type="float">
            <text:p>5.3158974305717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Great Yarmouth</text:p>
          </table:table-cell>
          <table:table-cell office:value-type="string" calcext:value-type="string">
            <text:p>E07000145</text:p>
          </table:table-cell>
          <table:table-cell office:value-type="float" office:value="5.20935122318579" calcext:value-type="float">
            <text:p>5.2093512231857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King's Lynn and West Norfolk</text:p>
          </table:table-cell>
          <table:table-cell office:value-type="string" calcext:value-type="string">
            <text:p>E07000146</text:p>
          </table:table-cell>
          <table:table-cell office:value-type="float" office:value="5.28149733683045" calcext:value-type="float">
            <text:p>5.2814973368304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Norfolk</text:p>
          </table:table-cell>
          <table:table-cell office:value-type="string" calcext:value-type="string">
            <text:p>E07000147</text:p>
          </table:table-cell>
          <table:table-cell office:value-type="float" office:value="5.24798468804039" calcext:value-type="float">
            <text:p>5.2479846880403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E07000148</text:p>
          </table:table-cell>
          <table:table-cell office:value-type="float" office:value="5.40209657344977" calcext:value-type="float">
            <text:p>5.4020965734497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Norfolk</text:p>
          </table:table-cell>
          <table:table-cell office:value-type="string" calcext:value-type="string">
            <text:p>E07000149</text:p>
          </table:table-cell>
          <table:table-cell office:value-type="float" office:value="5.41558927241062" calcext:value-type="float">
            <text:p>5.4155892724106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orby</text:p>
          </table:table-cell>
          <table:table-cell office:value-type="string" calcext:value-type="string">
            <text:p>E07000150</text:p>
          </table:table-cell>
          <table:table-cell office:value-type="float" office:value="4.99928683043486" calcext:value-type="float">
            <text:p>4.9992868304348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Daventry</text:p>
          </table:table-cell>
          <table:table-cell office:value-type="string" calcext:value-type="string">
            <text:p>E07000151</text:p>
          </table:table-cell>
          <table:table-cell office:value-type="float" office:value="4.92898100509067" calcext:value-type="float">
            <text:p>4.9289810050906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 Northamptonshire</text:p>
          </table:table-cell>
          <table:table-cell office:value-type="string" calcext:value-type="string">
            <text:p>E07000152</text:p>
          </table:table-cell>
          <table:table-cell office:value-type="float" office:value="5.2673672750302" calcext:value-type="float">
            <text:p>5.267367275030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Kettering</text:p>
          </table:table-cell>
          <table:table-cell office:value-type="string" calcext:value-type="string">
            <text:p>E07000153</text:p>
          </table:table-cell>
          <table:table-cell office:value-type="float" office:value="5.36359763170623" calcext:value-type="float">
            <text:p>5.3635976317062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ampton</text:p>
          </table:table-cell>
          <table:table-cell office:value-type="string" calcext:value-type="string">
            <text:p>E07000154</text:p>
          </table:table-cell>
          <table:table-cell office:value-type="float" office:value="5.62143359846104" calcext:value-type="float">
            <text:p>5.6214335984610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Northamptonshire</text:p>
          </table:table-cell>
          <table:table-cell office:value-type="string" calcext:value-type="string">
            <text:p>E07000155</text:p>
          </table:table-cell>
          <table:table-cell office:value-type="float" office:value="5.03954416419265" calcext:value-type="float">
            <text:p>5.0395441641926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llingborough</text:p>
          </table:table-cell>
          <table:table-cell office:value-type="string" calcext:value-type="string">
            <text:p>E07000156</text:p>
          </table:table-cell>
          <table:table-cell office:value-type="float" office:value="5.5380928812726" calcext:value-type="float">
            <text:p>5.538092881272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raven</text:p>
          </table:table-cell>
          <table:table-cell office:value-type="string" calcext:value-type="string">
            <text:p>E07000163</text:p>
          </table:table-cell>
          <table:table-cell office:value-type="float" office:value="3.59618377714651" calcext:value-type="float">
            <text:p>3.5961837771465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mbleton</text:p>
          </table:table-cell>
          <table:table-cell office:value-type="string" calcext:value-type="string">
            <text:p>E07000164</text:p>
          </table:table-cell>
          <table:table-cell office:value-type="float" office:value="4.43588238173955" calcext:value-type="float">
            <text:p>4.4358823817395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rrogate</text:p>
          </table:table-cell>
          <table:table-cell office:value-type="string" calcext:value-type="string">
            <text:p>E07000165</text:p>
          </table:table-cell>
          <table:table-cell office:value-type="float" office:value="4.08633881673514" calcext:value-type="float">
            <text:p>4.0863388167351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ichmondshire</text:p>
          </table:table-cell>
          <table:table-cell office:value-type="string" calcext:value-type="string">
            <text:p>E07000166</text:p>
          </table:table-cell>
          <table:table-cell office:value-type="float" office:value="3.79472072951221" calcext:value-type="float">
            <text:p>3.7947207295122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yedale</text:p>
          </table:table-cell>
          <table:table-cell office:value-type="string" calcext:value-type="string">
            <text:p>E07000167</text:p>
          </table:table-cell>
          <table:table-cell office:value-type="float" office:value="4.52836798150764" calcext:value-type="float">
            <text:p>4.5283679815076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E07000168</text:p>
          </table:table-cell>
          <table:table-cell office:value-type="float" office:value="4.53985494272088" calcext:value-type="float">
            <text:p>4.5398549427208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elby</text:p>
          </table:table-cell>
          <table:table-cell office:value-type="string" calcext:value-type="string">
            <text:p>E07000169</text:p>
          </table:table-cell>
          <table:table-cell office:value-type="float" office:value="5.56288601281694" calcext:value-type="float">
            <text:p>5.5628860128169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Ashfield</text:p>
          </table:table-cell>
          <table:table-cell office:value-type="string" calcext:value-type="string">
            <text:p>E07000170</text:p>
          </table:table-cell>
          <table:table-cell office:value-type="float" office:value="5.56693594814727" calcext:value-type="float">
            <text:p>5.5669359481472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assetlaw</text:p>
          </table:table-cell>
          <table:table-cell office:value-type="string" calcext:value-type="string">
            <text:p>E07000171</text:p>
          </table:table-cell>
          <table:table-cell office:value-type="float" office:value="5.73205385522725" calcext:value-type="float">
            <text:p>5.7320538552272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oxtowe</text:p>
          </table:table-cell>
          <table:table-cell office:value-type="string" calcext:value-type="string">
            <text:p>E07000172</text:p>
          </table:table-cell>
          <table:table-cell office:value-type="float" office:value="5.62565699401991" calcext:value-type="float">
            <text:p>5.6256569940199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Gedling</text:p>
          </table:table-cell>
          <table:table-cell office:value-type="string" calcext:value-type="string">
            <text:p>E07000173</text:p>
          </table:table-cell>
          <table:table-cell office:value-type="float" office:value="5.46278203945901" calcext:value-type="float">
            <text:p>5.4627820394590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E07000174</text:p>
          </table:table-cell>
          <table:table-cell office:value-type="float" office:value="5.67448177745136" calcext:value-type="float">
            <text:p>5.6744817774513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ewark and Sherwood</text:p>
          </table:table-cell>
          <table:table-cell office:value-type="string" calcext:value-type="string">
            <text:p>E07000175</text:p>
          </table:table-cell>
          <table:table-cell office:value-type="float" office:value="5.97713508315989" calcext:value-type="float">
            <text:p>5.9771350831598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ushcliffe</text:p>
          </table:table-cell>
          <table:table-cell office:value-type="string" calcext:value-type="string">
            <text:p>E07000176</text:p>
          </table:table-cell>
          <table:table-cell office:value-type="float" office:value="5.47760997509323" calcext:value-type="float">
            <text:p>5.4776099750932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erwell</text:p>
          </table:table-cell>
          <table:table-cell office:value-type="string" calcext:value-type="string">
            <text:p>E07000177</text:p>
          </table:table-cell>
          <table:table-cell office:value-type="float" office:value="5.09776368278245" calcext:value-type="float">
            <text:p>5.0977636827824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E07000178</text:p>
          </table:table-cell>
          <table:table-cell office:value-type="float" office:value="5.37621364601066" calcext:value-type="float">
            <text:p>5.3762136460106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Oxfordshire</text:p>
          </table:table-cell>
          <table:table-cell office:value-type="string" calcext:value-type="string">
            <text:p>E07000179</text:p>
          </table:table-cell>
          <table:table-cell office:value-type="float" office:value="4.98348141254737" calcext:value-type="float">
            <text:p>4.9834814125473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Vale of White Horse</text:p>
          </table:table-cell>
          <table:table-cell office:value-type="string" calcext:value-type="string">
            <text:p>E07000180</text:p>
          </table:table-cell>
          <table:table-cell office:value-type="float" office:value="5.04587951502725" calcext:value-type="float">
            <text:p>5.0458795150272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st Oxfordshire</text:p>
          </table:table-cell>
          <table:table-cell office:value-type="string" calcext:value-type="string">
            <text:p>E07000181</text:p>
          </table:table-cell>
          <table:table-cell office:value-type="float" office:value="4.82064064840988" calcext:value-type="float">
            <text:p>4.8206406484098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endip</text:p>
          </table:table-cell>
          <table:table-cell office:value-type="string" calcext:value-type="string">
            <text:p>E07000187</text:p>
          </table:table-cell>
          <table:table-cell office:value-type="float" office:value="4.25363830571008" calcext:value-type="float">
            <text:p>4.2536383057100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edgemoor</text:p>
          </table:table-cell>
          <table:table-cell office:value-type="string" calcext:value-type="string">
            <text:p>E07000188</text:p>
          </table:table-cell>
          <table:table-cell office:value-type="float" office:value="4.29490869559971" calcext:value-type="float">
            <text:p>4.2949086955997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Somerset</text:p>
          </table:table-cell>
          <table:table-cell office:value-type="string" calcext:value-type="string">
            <text:p>E07000189</text:p>
          </table:table-cell>
          <table:table-cell office:value-type="float" office:value="4.36924418861152" calcext:value-type="float">
            <text:p>4.3692441886115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aunton Deane</text:p>
          </table:table-cell>
          <table:table-cell office:value-type="string" calcext:value-type="string">
            <text:p>E07000190</text:p>
          </table:table-cell>
          <table:table-cell office:value-type="float" office:value="4.34684649354549" calcext:value-type="float">
            <text:p>4.3468464935454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st Somerset</text:p>
          </table:table-cell>
          <table:table-cell office:value-type="string" calcext:value-type="string">
            <text:p>E07000191</text:p>
          </table:table-cell>
          <table:table-cell office:value-type="float" office:value="3.46225196428789" calcext:value-type="float">
            <text:p>3.4622519642878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annock Chase</text:p>
          </table:table-cell>
          <table:table-cell office:value-type="string" calcext:value-type="string">
            <text:p>E07000192</text:p>
          </table:table-cell>
          <table:table-cell office:value-type="float" office:value="5.12004636067519" calcext:value-type="float">
            <text:p>5.1200463606751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 Staffordshire</text:p>
          </table:table-cell>
          <table:table-cell office:value-type="string" calcext:value-type="string">
            <text:p>E07000193</text:p>
          </table:table-cell>
          <table:table-cell office:value-type="float" office:value="5.05982133117524" calcext:value-type="float">
            <text:p>5.0598213311752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Lichfield</text:p>
          </table:table-cell>
          <table:table-cell office:value-type="string" calcext:value-type="string">
            <text:p>E07000194</text:p>
          </table:table-cell>
          <table:table-cell office:value-type="float" office:value="5.01859853326139" calcext:value-type="float">
            <text:p>5.0185985332613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ewcastle-under-Lyme</text:p>
          </table:table-cell>
          <table:table-cell office:value-type="string" calcext:value-type="string">
            <text:p>E07000195</text:p>
          </table:table-cell>
          <table:table-cell office:value-type="float" office:value="4.73240732678411" calcext:value-type="float">
            <text:p>4.7324073267841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Staffordshire</text:p>
          </table:table-cell>
          <table:table-cell office:value-type="string" calcext:value-type="string">
            <text:p>E07000196</text:p>
          </table:table-cell>
          <table:table-cell office:value-type="float" office:value="4.98923367105544" calcext:value-type="float">
            <text:p>4.9892336710554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E07000197</text:p>
          </table:table-cell>
          <table:table-cell office:value-type="float" office:value="4.7863047329974" calcext:value-type="float">
            <text:p>4.786304732997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affordshire Moorlands</text:p>
          </table:table-cell>
          <table:table-cell office:value-type="string" calcext:value-type="string">
            <text:p>E07000198</text:p>
          </table:table-cell>
          <table:table-cell office:value-type="float" office:value="4.52867394754386" calcext:value-type="float">
            <text:p>4.5286739475438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amworth</text:p>
          </table:table-cell>
          <table:table-cell office:value-type="string" calcext:value-type="string">
            <text:p>E07000199</text:p>
          </table:table-cell>
          <table:table-cell office:value-type="float" office:value="5.40518882028939" calcext:value-type="float">
            <text:p>5.4051888202893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abergh</text:p>
          </table:table-cell>
          <table:table-cell office:value-type="string" calcext:value-type="string">
            <text:p>E07000200</text:p>
          </table:table-cell>
          <table:table-cell office:value-type="float" office:value="5.44205097843495" calcext:value-type="float">
            <text:p>5.4420509784349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Forest Heath</text:p>
          </table:table-cell>
          <table:table-cell office:value-type="string" calcext:value-type="string">
            <text:p>E07000201</text:p>
          </table:table-cell>
          <table:table-cell office:value-type="float" office:value="5.23720689479526" calcext:value-type="float">
            <text:p>5.2372068947952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E07000202</text:p>
          </table:table-cell>
          <table:table-cell office:value-type="float" office:value="5.48523234731983" calcext:value-type="float">
            <text:p>5.4852323473198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id Suffolk</text:p>
          </table:table-cell>
          <table:table-cell office:value-type="string" calcext:value-type="string">
            <text:p>E07000203</text:p>
          </table:table-cell>
          <table:table-cell office:value-type="float" office:value="5.5753434114855" calcext:value-type="float">
            <text:p>5.575343411485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. Edmundsbury</text:p>
          </table:table-cell>
          <table:table-cell office:value-type="string" calcext:value-type="string">
            <text:p>E07000204</text:p>
          </table:table-cell>
          <table:table-cell office:value-type="float" office:value="5.36954192491411" calcext:value-type="float">
            <text:p>5.3695419249141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uffolk Coastal</text:p>
          </table:table-cell>
          <table:table-cell office:value-type="string" calcext:value-type="string">
            <text:p>E07000205</text:p>
          </table:table-cell>
          <table:table-cell office:value-type="float" office:value="5.27561926637469" calcext:value-type="float">
            <text:p>5.2756192663746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aveney</text:p>
          </table:table-cell>
          <table:table-cell office:value-type="string" calcext:value-type="string">
            <text:p>E07000206</text:p>
          </table:table-cell>
          <table:table-cell office:value-type="float" office:value="5.12503851116368" calcext:value-type="float">
            <text:p>5.1250385111636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lmbridge</text:p>
          </table:table-cell>
          <table:table-cell office:value-type="string" calcext:value-type="string">
            <text:p>E07000207</text:p>
          </table:table-cell>
          <table:table-cell office:value-type="float" office:value="5.18933802241274" calcext:value-type="float">
            <text:p>5.1893380224127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psom and Ewell</text:p>
          </table:table-cell>
          <table:table-cell office:value-type="string" calcext:value-type="string">
            <text:p>E07000208</text:p>
          </table:table-cell>
          <table:table-cell office:value-type="float" office:value="5.15852832885374" calcext:value-type="float">
            <text:p>5.1585283288537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Guildford</text:p>
          </table:table-cell>
          <table:table-cell office:value-type="string" calcext:value-type="string">
            <text:p>E07000209</text:p>
          </table:table-cell>
          <table:table-cell office:value-type="float" office:value="4.87673851126229" calcext:value-type="float">
            <text:p>4.8767385112622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ole Valley</text:p>
          </table:table-cell>
          <table:table-cell office:value-type="string" calcext:value-type="string">
            <text:p>E07000210</text:p>
          </table:table-cell>
          <table:table-cell office:value-type="float" office:value="4.87625629265319" calcext:value-type="float">
            <text:p>4.8762562926531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eigate and Banstead</text:p>
          </table:table-cell>
          <table:table-cell office:value-type="string" calcext:value-type="string">
            <text:p>E07000211</text:p>
          </table:table-cell>
          <table:table-cell office:value-type="float" office:value="4.93176742554544" calcext:value-type="float">
            <text:p>4.9317674255454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unnymede</text:p>
          </table:table-cell>
          <table:table-cell office:value-type="string" calcext:value-type="string">
            <text:p>E07000212</text:p>
          </table:table-cell>
          <table:table-cell office:value-type="float" office:value="5.4036123933545" calcext:value-type="float">
            <text:p>5.403612393354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pelthorne</text:p>
          </table:table-cell>
          <table:table-cell office:value-type="string" calcext:value-type="string">
            <text:p>E07000213</text:p>
          </table:table-cell>
          <table:table-cell office:value-type="float" office:value="5.50009530652888" calcext:value-type="float">
            <text:p>5.5000953065288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urrey Heath</text:p>
          </table:table-cell>
          <table:table-cell office:value-type="string" calcext:value-type="string">
            <text:p>E07000214</text:p>
          </table:table-cell>
          <table:table-cell office:value-type="float" office:value="5.0838827450105" calcext:value-type="float">
            <text:p>5.083882745010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andridge</text:p>
          </table:table-cell>
          <table:table-cell office:value-type="string" calcext:value-type="string">
            <text:p>E07000215</text:p>
          </table:table-cell>
          <table:table-cell office:value-type="float" office:value="4.84111981310145" calcext:value-type="float">
            <text:p>4.8411198131014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E07000216</text:p>
          </table:table-cell>
          <table:table-cell office:value-type="float" office:value="4.40978521793581" calcext:value-type="float">
            <text:p>4.4097852179358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oking</text:p>
          </table:table-cell>
          <table:table-cell office:value-type="string" calcext:value-type="string">
            <text:p>E07000217</text:p>
          </table:table-cell>
          <table:table-cell office:value-type="float" office:value="4.81542172182961" calcext:value-type="float">
            <text:p>4.8154217218296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Warwickshire</text:p>
          </table:table-cell>
          <table:table-cell office:value-type="string" calcext:value-type="string">
            <text:p>E07000218</text:p>
          </table:table-cell>
          <table:table-cell office:value-type="float" office:value="5.6102142861928" calcext:value-type="float">
            <text:p>5.610214286192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uneaton and Bedworth</text:p>
          </table:table-cell>
          <table:table-cell office:value-type="string" calcext:value-type="string">
            <text:p>E07000219</text:p>
          </table:table-cell>
          <table:table-cell office:value-type="float" office:value="5.38885554291393" calcext:value-type="float">
            <text:p>5.3888555429139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E07000220</text:p>
          </table:table-cell>
          <table:table-cell office:value-type="float" office:value="5.00268008517113" calcext:value-type="float">
            <text:p>5.0026800851711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ratford-on-Avon</text:p>
          </table:table-cell>
          <table:table-cell office:value-type="string" calcext:value-type="string">
            <text:p>E07000221</text:p>
          </table:table-cell>
          <table:table-cell office:value-type="float" office:value="4.83412201310467" calcext:value-type="float">
            <text:p>4.8341220131046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E07000222</text:p>
          </table:table-cell>
          <table:table-cell office:value-type="float" office:value="5.16503257150455" calcext:value-type="float">
            <text:p>5.1650325715045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Adur</text:p>
          </table:table-cell>
          <table:table-cell office:value-type="string" calcext:value-type="string">
            <text:p>E07000223</text:p>
          </table:table-cell>
          <table:table-cell office:value-type="float" office:value="4.3764433288638" calcext:value-type="float">
            <text:p>4.376443328863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E07000224</text:p>
          </table:table-cell>
          <table:table-cell office:value-type="float" office:value="4.13629512295689" calcext:value-type="float">
            <text:p>4.1362951229568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E07000225</text:p>
          </table:table-cell>
          <table:table-cell office:value-type="float" office:value="4.38322406668867" calcext:value-type="float">
            <text:p>4.3832240666886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rawley</text:p>
          </table:table-cell>
          <table:table-cell office:value-type="string" calcext:value-type="string">
            <text:p>E07000226</text:p>
          </table:table-cell>
          <table:table-cell office:value-type="float" office:value="4.85547977197821" calcext:value-type="float">
            <text:p>4.8554797719782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orsham</text:p>
          </table:table-cell>
          <table:table-cell office:value-type="string" calcext:value-type="string">
            <text:p>E07000227</text:p>
          </table:table-cell>
          <table:table-cell office:value-type="float" office:value="4.45666702101776" calcext:value-type="float">
            <text:p>4.4566670210177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id Sussex</text:p>
          </table:table-cell>
          <table:table-cell office:value-type="string" calcext:value-type="string">
            <text:p>E07000228</text:p>
          </table:table-cell>
          <table:table-cell office:value-type="float" office:value="4.48841708566949" calcext:value-type="float">
            <text:p>4.4884170856694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orthing</text:p>
          </table:table-cell>
          <table:table-cell office:value-type="string" calcext:value-type="string">
            <text:p>E07000229</text:p>
          </table:table-cell>
          <table:table-cell office:value-type="float" office:value="4.30819130924018" calcext:value-type="float">
            <text:p>4.3081913092401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E07000234</text:p>
          </table:table-cell>
          <table:table-cell office:value-type="float" office:value="5.09444571496924" calcext:value-type="float">
            <text:p>5.0944457149692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alvern Hills</text:p>
          </table:table-cell>
          <table:table-cell office:value-type="string" calcext:value-type="string">
            <text:p>E07000235</text:p>
          </table:table-cell>
          <table:table-cell office:value-type="float" office:value="4.52256556724211" calcext:value-type="float">
            <text:p>4.5225655672421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edditch</text:p>
          </table:table-cell>
          <table:table-cell office:value-type="string" calcext:value-type="string">
            <text:p>E07000236</text:p>
          </table:table-cell>
          <table:table-cell office:value-type="float" office:value="4.81224363804599" calcext:value-type="float">
            <text:p>4.8122436380459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E07000237</text:p>
          </table:table-cell>
          <table:table-cell office:value-type="float" office:value="4.95829249584739" calcext:value-type="float">
            <text:p>4.9582924958473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ychavon</text:p>
          </table:table-cell>
          <table:table-cell office:value-type="string" calcext:value-type="string">
            <text:p>E07000238</text:p>
          </table:table-cell>
          <table:table-cell office:value-type="float" office:value="4.92321401865131" calcext:value-type="float">
            <text:p>4.9232140186513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yre Forest</text:p>
          </table:table-cell>
          <table:table-cell office:value-type="string" calcext:value-type="string">
            <text:p>E07000239</text:p>
          </table:table-cell>
          <table:table-cell office:value-type="float" office:value="4.70112707771635" calcext:value-type="float">
            <text:p>4.7011270777163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 Albans</text:p>
          </table:table-cell>
          <table:table-cell office:value-type="string" calcext:value-type="string">
            <text:p>E07000240</text:p>
          </table:table-cell>
          <table:table-cell office:value-type="float" office:value="5.29713729877838" calcext:value-type="float">
            <text:p>5.2971372987783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lwyn Hatfield</text:p>
          </table:table-cell>
          <table:table-cell office:value-type="string" calcext:value-type="string">
            <text:p>E07000241</text:p>
          </table:table-cell>
          <table:table-cell office:value-type="float" office:value="5.42058240589845" calcext:value-type="float">
            <text:p>5.4205824058984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st Hertfordshire</text:p>
          </table:table-cell>
          <table:table-cell office:value-type="string" calcext:value-type="string">
            <text:p>E07000242</text:p>
          </table:table-cell>
          <table:table-cell office:value-type="float" office:value="5.2576792374675" calcext:value-type="float">
            <text:p>5.257679237467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evenage</text:p>
          </table:table-cell>
          <table:table-cell office:value-type="string" calcext:value-type="string">
            <text:p>E07000243</text:p>
          </table:table-cell>
          <table:table-cell office:value-type="float" office:value="5.27212536715151" calcext:value-type="float">
            <text:p>5.2721253671515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E08000001</text:p>
          </table:table-cell>
          <table:table-cell office:value-type="float" office:value="4.79234631120082" calcext:value-type="float">
            <text:p>4.7923463112008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8000002</text:p>
          </table:table-cell>
          <table:table-cell office:value-type="float" office:value="4.75132927890915" calcext:value-type="float">
            <text:p>4.7513292789091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E08000003</text:p>
          </table:table-cell>
          <table:table-cell office:value-type="float" office:value="5.11143248675702" calcext:value-type="float">
            <text:p>5.1114324867570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Oldham</text:p>
          </table:table-cell>
          <table:table-cell office:value-type="string" calcext:value-type="string">
            <text:p>E08000004</text:p>
          </table:table-cell>
          <table:table-cell office:value-type="float" office:value="4.85491982963247" calcext:value-type="float">
            <text:p>4.8549198296324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E08000005</text:p>
          </table:table-cell>
          <table:table-cell office:value-type="float" office:value="4.73764190667325" calcext:value-type="float">
            <text:p>4.7376419066732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alford</text:p>
          </table:table-cell>
          <table:table-cell office:value-type="string" calcext:value-type="string">
            <text:p>E08000006</text:p>
          </table:table-cell>
          <table:table-cell office:value-type="float" office:value="5.17372446105858" calcext:value-type="float">
            <text:p>5.1737244610585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ockport</text:p>
          </table:table-cell>
          <table:table-cell office:value-type="string" calcext:value-type="string">
            <text:p>E08000007</text:p>
          </table:table-cell>
          <table:table-cell office:value-type="float" office:value="4.72953734489659" calcext:value-type="float">
            <text:p>4.7295373448965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ameside</text:p>
          </table:table-cell>
          <table:table-cell office:value-type="string" calcext:value-type="string">
            <text:p>E08000008</text:p>
          </table:table-cell>
          <table:table-cell office:value-type="float" office:value="4.84652029899221" calcext:value-type="float">
            <text:p>4.8465202989922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rafford</text:p>
          </table:table-cell>
          <table:table-cell office:value-type="string" calcext:value-type="string">
            <text:p>E08000009</text:p>
          </table:table-cell>
          <table:table-cell office:value-type="float" office:value="4.8041676109344" calcext:value-type="float">
            <text:p>4.804167610934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E08000010</text:p>
          </table:table-cell>
          <table:table-cell office:value-type="float" office:value="4.65702636430354" calcext:value-type="float">
            <text:p>4.6570263643035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Knowsley</text:p>
          </table:table-cell>
          <table:table-cell office:value-type="string" calcext:value-type="string">
            <text:p>E08000011</text:p>
          </table:table-cell>
          <table:table-cell office:value-type="float" office:value="4.68984834600289" calcext:value-type="float">
            <text:p>4.6898483460028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08000012</text:p>
          </table:table-cell>
          <table:table-cell office:value-type="float" office:value="4.51929981563498" calcext:value-type="float">
            <text:p>4.5192998156349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t. Helens</text:p>
          </table:table-cell>
          <table:table-cell office:value-type="string" calcext:value-type="string">
            <text:p>E08000013</text:p>
          </table:table-cell>
          <table:table-cell office:value-type="float" office:value="4.66981989370774" calcext:value-type="float">
            <text:p>4.6698198937077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E08000014</text:p>
          </table:table-cell>
          <table:table-cell office:value-type="float" office:value="4.0148987383892" calcext:value-type="float">
            <text:p>4.014898738389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irral</text:p>
          </table:table-cell>
          <table:table-cell office:value-type="string" calcext:value-type="string">
            <text:p>E08000015</text:p>
          </table:table-cell>
          <table:table-cell office:value-type="float" office:value="3.96454901391735" calcext:value-type="float">
            <text:p>3.9645490139173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arnsley</text:p>
          </table:table-cell>
          <table:table-cell office:value-type="string" calcext:value-type="string">
            <text:p>E08000016</text:p>
          </table:table-cell>
          <table:table-cell office:value-type="float" office:value="5.18253710207533" calcext:value-type="float">
            <text:p>5.1825371020753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Doncaster</text:p>
          </table:table-cell>
          <table:table-cell office:value-type="string" calcext:value-type="string">
            <text:p>E08000017</text:p>
          </table:table-cell>
          <table:table-cell office:value-type="float" office:value="5.50078360480528" calcext:value-type="float">
            <text:p>5.5007836048052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otherham</text:p>
          </table:table-cell>
          <table:table-cell office:value-type="string" calcext:value-type="string">
            <text:p>E08000018</text:p>
          </table:table-cell>
          <table:table-cell office:value-type="float" office:value="5.31611811588548" calcext:value-type="float">
            <text:p>5.3161181158854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E08000019</text:p>
          </table:table-cell>
          <table:table-cell office:value-type="float" office:value="4.85127180774145" calcext:value-type="float">
            <text:p>4.8512718077414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ewcastle upon Tyne</text:p>
          </table:table-cell>
          <table:table-cell office:value-type="string" calcext:value-type="string">
            <text:p>E08000021</text:p>
          </table:table-cell>
          <table:table-cell office:value-type="float" office:value="4.39666154452235" calcext:value-type="float">
            <text:p>4.3966615445223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orth Tyneside</text:p>
          </table:table-cell>
          <table:table-cell office:value-type="string" calcext:value-type="string">
            <text:p>E08000022</text:p>
          </table:table-cell>
          <table:table-cell office:value-type="float" office:value="4.3357933966353" calcext:value-type="float">
            <text:p>4.335793396635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 Tyneside</text:p>
          </table:table-cell>
          <table:table-cell office:value-type="string" calcext:value-type="string">
            <text:p>E08000023</text:p>
          </table:table-cell>
          <table:table-cell office:value-type="float" office:value="4.51477653734883" calcext:value-type="float">
            <text:p>4.5147765373488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E08000024</text:p>
          </table:table-cell>
          <table:table-cell office:value-type="float" office:value="4.50968550659567" calcext:value-type="float">
            <text:p>4.5096855065956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E08000025</text:p>
          </table:table-cell>
          <table:table-cell office:value-type="float" office:value="5.74223712376838" calcext:value-type="float">
            <text:p>5.7422371237683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E08000026</text:p>
          </table:table-cell>
          <table:table-cell office:value-type="float" office:value="5.54829710239375" calcext:value-type="float">
            <text:p>5.5482971023937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E08000027</text:p>
          </table:table-cell>
          <table:table-cell office:value-type="float" office:value="5.33009748214342" calcext:value-type="float">
            <text:p>5.3300974821434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andwell</text:p>
          </table:table-cell>
          <table:table-cell office:value-type="string" calcext:value-type="string">
            <text:p>E08000028</text:p>
          </table:table-cell>
          <table:table-cell office:value-type="float" office:value="6.03673441623254" calcext:value-type="float">
            <text:p>6.0367344162325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lihull</text:p>
          </table:table-cell>
          <table:table-cell office:value-type="string" calcext:value-type="string">
            <text:p>E08000029</text:p>
          </table:table-cell>
          <table:table-cell office:value-type="float" office:value="5.46830147595863" calcext:value-type="float">
            <text:p>5.4683014759586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alsall</text:p>
          </table:table-cell>
          <table:table-cell office:value-type="string" calcext:value-type="string">
            <text:p>E08000030</text:p>
          </table:table-cell>
          <table:table-cell office:value-type="float" office:value="5.78203139693367" calcext:value-type="float">
            <text:p>5.7820313969336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E08000031</text:p>
          </table:table-cell>
          <table:table-cell office:value-type="float" office:value="5.38059136276368" calcext:value-type="float">
            <text:p>5.3805913627636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E08000032</text:p>
          </table:table-cell>
          <table:table-cell office:value-type="float" office:value="4.61104881866276" calcext:value-type="float">
            <text:p>4.6110488186627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alderdale</text:p>
          </table:table-cell>
          <table:table-cell office:value-type="string" calcext:value-type="string">
            <text:p>E08000033</text:p>
          </table:table-cell>
          <table:table-cell office:value-type="float" office:value="4.37009117441875" calcext:value-type="float">
            <text:p>4.3700911744187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Kirklees</text:p>
          </table:table-cell>
          <table:table-cell office:value-type="string" calcext:value-type="string">
            <text:p>E08000034</text:p>
          </table:table-cell>
          <table:table-cell office:value-type="float" office:value="4.60724136880539" calcext:value-type="float">
            <text:p>4.6072413688053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E08000035</text:p>
          </table:table-cell>
          <table:table-cell office:value-type="float" office:value="4.94767560190332" calcext:value-type="float">
            <text:p>4.9476756019033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E08000036</text:p>
          </table:table-cell>
          <table:table-cell office:value-type="float" office:value="5.20297154202673" calcext:value-type="float">
            <text:p>5.2029715420267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Gateshead</text:p>
          </table:table-cell>
          <table:table-cell office:value-type="string" calcext:value-type="string">
            <text:p>E08000037</text:p>
          </table:table-cell>
          <table:table-cell office:value-type="float" office:value="4.32822326717108" calcext:value-type="float">
            <text:p>4.3282232671710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ity of London</text:p>
          </table:table-cell>
          <table:table-cell office:value-type="string" calcext:value-type="string">
            <text:p>E09000001</text:p>
          </table:table-cell>
          <table:table-cell office:value-type="float" office:value="8.26865482854516" calcext:value-type="float">
            <text:p>8.2686548285451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arking and Dagenham</text:p>
          </table:table-cell>
          <table:table-cell office:value-type="string" calcext:value-type="string">
            <text:p>E09000002</text:p>
          </table:table-cell>
          <table:table-cell office:value-type="float" office:value="6.33855284999191" calcext:value-type="float">
            <text:p>6.3385528499919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arnet</text:p>
          </table:table-cell>
          <table:table-cell office:value-type="string" calcext:value-type="string">
            <text:p>E09000003</text:p>
          </table:table-cell>
          <table:table-cell office:value-type="float" office:value="6.26461753787669" calcext:value-type="float">
            <text:p>6.2646175378766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exley</text:p>
          </table:table-cell>
          <table:table-cell office:value-type="string" calcext:value-type="string">
            <text:p>E09000004</text:p>
          </table:table-cell>
          <table:table-cell office:value-type="float" office:value="5.81860402134604" calcext:value-type="float">
            <text:p>5.8186040213460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E09000005</text:p>
          </table:table-cell>
          <table:table-cell office:value-type="float" office:value="6.6992065541371" calcext:value-type="float">
            <text:p>6.699206554137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Bromley</text:p>
          </table:table-cell>
          <table:table-cell office:value-type="string" calcext:value-type="string">
            <text:p>E09000006</text:p>
          </table:table-cell>
          <table:table-cell office:value-type="float" office:value="5.47810566827487" calcext:value-type="float">
            <text:p>5.4781056682748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E09000007</text:p>
          </table:table-cell>
          <table:table-cell office:value-type="float" office:value="7.21004420201886" calcext:value-type="float">
            <text:p>7.2100442020188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E09000008</text:p>
          </table:table-cell>
          <table:table-cell office:value-type="float" office:value="5.71266745222926" calcext:value-type="float">
            <text:p>5.7126674522292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E09000009</text:p>
          </table:table-cell>
          <table:table-cell office:value-type="float" office:value="6.70696960365449" calcext:value-type="float">
            <text:p>6.7069696036544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E09000010</text:p>
          </table:table-cell>
          <table:table-cell office:value-type="float" office:value="6.13755968049856" calcext:value-type="float">
            <text:p>6.1375596804985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E09000011</text:p>
          </table:table-cell>
          <table:table-cell office:value-type="float" office:value="6.28288567381231" calcext:value-type="float">
            <text:p>6.2828856738123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ckney</text:p>
          </table:table-cell>
          <table:table-cell office:value-type="string" calcext:value-type="string">
            <text:p>E09000012</text:p>
          </table:table-cell>
          <table:table-cell office:value-type="float" office:value="7.17947470011758" calcext:value-type="float">
            <text:p>7.1794747001175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mmersmith and Fulham</text:p>
          </table:table-cell>
          <table:table-cell office:value-type="string" calcext:value-type="string">
            <text:p>E09000013</text:p>
          </table:table-cell>
          <table:table-cell office:value-type="float" office:value="7.13258695299172" calcext:value-type="float">
            <text:p>7.1325869529917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ringey</text:p>
          </table:table-cell>
          <table:table-cell office:value-type="string" calcext:value-type="string">
            <text:p>E09000014</text:p>
          </table:table-cell>
          <table:table-cell office:value-type="float" office:value="6.60295200760223" calcext:value-type="float">
            <text:p>6.6029520076022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E09000015</text:p>
          </table:table-cell>
          <table:table-cell office:value-type="float" office:value="5.80892844992444" calcext:value-type="float">
            <text:p>5.8089284499244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avering</text:p>
          </table:table-cell>
          <table:table-cell office:value-type="string" calcext:value-type="string">
            <text:p>E09000016</text:p>
          </table:table-cell>
          <table:table-cell office:value-type="float" office:value="5.73650299136896" calcext:value-type="float">
            <text:p>5.7365029913689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illingdon</text:p>
          </table:table-cell>
          <table:table-cell office:value-type="string" calcext:value-type="string">
            <text:p>E09000017</text:p>
          </table:table-cell>
          <table:table-cell office:value-type="float" office:value="6.03938982010227" calcext:value-type="float">
            <text:p>6.03938982010227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Hounslow</text:p>
          </table:table-cell>
          <table:table-cell office:value-type="string" calcext:value-type="string">
            <text:p>E09000018</text:p>
          </table:table-cell>
          <table:table-cell office:value-type="float" office:value="6.34661876194535" calcext:value-type="float">
            <text:p>6.3466187619453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E09000019</text:p>
          </table:table-cell>
          <table:table-cell office:value-type="float" office:value="7.39631483734492" calcext:value-type="float">
            <text:p>7.3963148373449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Kensington and Chelsea</text:p>
          </table:table-cell>
          <table:table-cell office:value-type="string" calcext:value-type="string">
            <text:p>E09000020</text:p>
          </table:table-cell>
          <table:table-cell office:value-type="float" office:value="7.65717918180149" calcext:value-type="float">
            <text:p>7.6571791818014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Kingston upon Thames</text:p>
          </table:table-cell>
          <table:table-cell office:value-type="string" calcext:value-type="string">
            <text:p>E09000021</text:p>
          </table:table-cell>
          <table:table-cell office:value-type="float" office:value="5.91174158222995" calcext:value-type="float">
            <text:p>5.9117415822299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Lambeth</text:p>
          </table:table-cell>
          <table:table-cell office:value-type="string" calcext:value-type="string">
            <text:p>E09000022</text:p>
          </table:table-cell>
          <table:table-cell office:value-type="float" office:value="6.81483519055992" calcext:value-type="float">
            <text:p>6.8148351905599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Lewisham</text:p>
          </table:table-cell>
          <table:table-cell office:value-type="string" calcext:value-type="string">
            <text:p>E09000023</text:p>
          </table:table-cell>
          <table:table-cell office:value-type="float" office:value="6.31297527768456" calcext:value-type="float">
            <text:p>6.3129752776845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Merton</text:p>
          </table:table-cell>
          <table:table-cell office:value-type="string" calcext:value-type="string">
            <text:p>E09000024</text:p>
          </table:table-cell>
          <table:table-cell office:value-type="float" office:value="6.06440168398973" calcext:value-type="float">
            <text:p>6.06440168398973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Newham</text:p>
          </table:table-cell>
          <table:table-cell office:value-type="string" calcext:value-type="string">
            <text:p>E09000025</text:p>
          </table:table-cell>
          <table:table-cell office:value-type="float" office:value="6.80371430111065" calcext:value-type="float">
            <text:p>6.80371430111065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E09000026</text:p>
          </table:table-cell>
          <table:table-cell office:value-type="float" office:value="6.41185725189158" calcext:value-type="float">
            <text:p>6.41185725189158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E09000027</text:p>
          </table:table-cell>
          <table:table-cell office:value-type="float" office:value="5.97912927593409" calcext:value-type="float">
            <text:p>5.9791292759340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outhwark</text:p>
          </table:table-cell>
          <table:table-cell office:value-type="string" calcext:value-type="string">
            <text:p>E09000028</text:p>
          </table:table-cell>
          <table:table-cell office:value-type="float" office:value="6.98151647788172" calcext:value-type="float">
            <text:p>6.98151647788172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E09000029</text:p>
          </table:table-cell>
          <table:table-cell office:value-type="float" office:value="5.61348672336699" calcext:value-type="float">
            <text:p>5.61348672336699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Tower Hamlets</text:p>
          </table:table-cell>
          <table:table-cell office:value-type="string" calcext:value-type="string">
            <text:p>E09000030</text:p>
          </table:table-cell>
          <table:table-cell office:value-type="float" office:value="7.30144924981401" calcext:value-type="float">
            <text:p>7.30144924981401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altham Forest</text:p>
          </table:table-cell>
          <table:table-cell office:value-type="string" calcext:value-type="string">
            <text:p>E09000031</text:p>
          </table:table-cell>
          <table:table-cell office:value-type="float" office:value="6.67335768499264" calcext:value-type="float">
            <text:p>6.67335768499264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andsworth</text:p>
          </table:table-cell>
          <table:table-cell office:value-type="string" calcext:value-type="string">
            <text:p>E09000032</text:p>
          </table:table-cell>
          <table:table-cell office:value-type="float" office:value="6.51422470999776" calcext:value-type="float">
            <text:p>6.51422470999776</text:p>
          </table:table-cell>
        </table:table-row>
        <table:table-row table:style-name="ro1">
          <table:table-cell table:number-columns-repeated="10"/>
          <table:table-cell office:value-type="float" office:value="2014" calcext:value-type="float">
            <text:p>2014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E09000033</text:p>
          </table:table-cell>
          <table:table-cell office:value-type="float" office:value="7.76587018334372" calcext:value-type="float">
            <text:p>7.7658701833437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rtlepool</text:p>
          </table:table-cell>
          <table:table-cell office:value-type="string" calcext:value-type="string">
            <text:p>E06000001</text:p>
          </table:table-cell>
          <table:table-cell office:value-type="float" office:value="3.49783010032688" calcext:value-type="float">
            <text:p>3.4978301003268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E06000002</text:p>
          </table:table-cell>
          <table:table-cell office:value-type="float" office:value="3.66869888522515" calcext:value-type="float">
            <text:p>3.6686988852251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edcar and Cleveland</text:p>
          </table:table-cell>
          <table:table-cell office:value-type="string" calcext:value-type="string">
            <text:p>E06000003</text:p>
          </table:table-cell>
          <table:table-cell office:value-type="float" office:value="3.4685519257855" calcext:value-type="float">
            <text:p>3.468551925785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ockton-on-Tees</text:p>
          </table:table-cell>
          <table:table-cell office:value-type="string" calcext:value-type="string">
            <text:p>E06000004</text:p>
          </table:table-cell>
          <table:table-cell office:value-type="float" office:value="3.53133781505245" calcext:value-type="float">
            <text:p>3.5313378150524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E06000005</text:p>
          </table:table-cell>
          <table:table-cell office:value-type="float" office:value="3.45176049103256" calcext:value-type="float">
            <text:p>3.4517604910325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lton</text:p>
          </table:table-cell>
          <table:table-cell office:value-type="string" calcext:value-type="string">
            <text:p>E06000006</text:p>
          </table:table-cell>
          <table:table-cell office:value-type="float" office:value="4.01370184025883" calcext:value-type="float">
            <text:p>4.0137018402588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arrington</text:p>
          </table:table-cell>
          <table:table-cell office:value-type="string" calcext:value-type="string">
            <text:p>E06000007</text:p>
          </table:table-cell>
          <table:table-cell office:value-type="float" office:value="3.99513682240901" calcext:value-type="float">
            <text:p>3.9951368224090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lackburn with Darwen</text:p>
          </table:table-cell>
          <table:table-cell office:value-type="string" calcext:value-type="string">
            <text:p>E06000008</text:p>
          </table:table-cell>
          <table:table-cell office:value-type="float" office:value="3.73852883843187" calcext:value-type="float">
            <text:p>3.7385288384318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E06000009</text:p>
          </table:table-cell>
          <table:table-cell office:value-type="float" office:value="5.48418045245466" calcext:value-type="float">
            <text:p>5.4841804524546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Kingston upon Hull</text:p>
          </table:table-cell>
          <table:table-cell office:value-type="string" calcext:value-type="string">
            <text:p>E06000010</text:p>
          </table:table-cell>
          <table:table-cell office:value-type="float" office:value="4.77116304243464" calcext:value-type="float">
            <text:p>4.7711630424346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 Riding of Yorkshire</text:p>
          </table:table-cell>
          <table:table-cell office:value-type="string" calcext:value-type="string">
            <text:p>E06000011</text:p>
          </table:table-cell>
          <table:table-cell office:value-type="float" office:value="4.80219287368555" calcext:value-type="float">
            <text:p>4.8021928736855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East Lincolnshire</text:p>
          </table:table-cell>
          <table:table-cell office:value-type="string" calcext:value-type="string">
            <text:p>E06000012</text:p>
          </table:table-cell>
          <table:table-cell office:value-type="float" office:value="5.68646283048333" calcext:value-type="float">
            <text:p>5.6864628304833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E06000013</text:p>
          </table:table-cell>
          <table:table-cell office:value-type="float" office:value="4.82555982093157" calcext:value-type="float">
            <text:p>4.8255598209315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E06000014</text:p>
          </table:table-cell>
          <table:table-cell office:value-type="float" office:value="3.92020821245491" calcext:value-type="float">
            <text:p>3.9202082124549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E06000015</text:p>
          </table:table-cell>
          <table:table-cell office:value-type="float" office:value="5.10104282699464" calcext:value-type="float">
            <text:p>5.1010428269946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06000016</text:p>
          </table:table-cell>
          <table:table-cell office:value-type="float" office:value="5.43694877668734" calcext:value-type="float">
            <text:p>5.4369487766873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E06000017</text:p>
          </table:table-cell>
          <table:table-cell office:value-type="float" office:value="4.92258799427302" calcext:value-type="float">
            <text:p>4.9225879942730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E06000018</text:p>
          </table:table-cell>
          <table:table-cell office:value-type="float" office:value="5.31622294122932" calcext:value-type="float">
            <text:p>5.3162229412293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E06000019</text:p>
          </table:table-cell>
          <table:table-cell office:value-type="float" office:value="4.34728680731231" calcext:value-type="float">
            <text:p>4.3472868073123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elford and Wrekin</text:p>
          </table:table-cell>
          <table:table-cell office:value-type="string" calcext:value-type="string">
            <text:p>E06000020</text:p>
          </table:table-cell>
          <table:table-cell office:value-type="float" office:value="4.02603924234527" calcext:value-type="float">
            <text:p>4.0260392423452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E06000021</text:p>
          </table:table-cell>
          <table:table-cell office:value-type="float" office:value="4.36163212424989" calcext:value-type="float">
            <text:p>4.3616321242498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ath and North East Somerset</text:p>
          </table:table-cell>
          <table:table-cell office:value-type="string" calcext:value-type="string">
            <text:p>E06000022</text:p>
          </table:table-cell>
          <table:table-cell office:value-type="float" office:value="4.06677048696483" calcext:value-type="float">
            <text:p>4.0667704869648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E06000023</text:p>
          </table:table-cell>
          <table:table-cell office:value-type="float" office:value="4.3526651599862" calcext:value-type="float">
            <text:p>4.352665159986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E06000024</text:p>
          </table:table-cell>
          <table:table-cell office:value-type="float" office:value="4.00532313543951" calcext:value-type="float">
            <text:p>4.0053231354395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E06000025</text:p>
          </table:table-cell>
          <table:table-cell office:value-type="float" office:value="4.68009569303136" calcext:value-type="float">
            <text:p>4.6800956930313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E06000026</text:p>
          </table:table-cell>
          <table:table-cell office:value-type="float" office:value="5.38740564223824" calcext:value-type="float">
            <text:p>5.3874056422382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E06000027</text:p>
          </table:table-cell>
          <table:table-cell office:value-type="float" office:value="4.43827120268499" calcext:value-type="float">
            <text:p>4.4382712026849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06000028</text:p>
          </table:table-cell>
          <table:table-cell office:value-type="float" office:value="4.81021914889755" calcext:value-type="float">
            <text:p>4.8102191488975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E06000029</text:p>
          </table:table-cell>
          <table:table-cell office:value-type="float" office:value="4.45511375800421" calcext:value-type="float">
            <text:p>4.4551137580042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E06000030</text:p>
          </table:table-cell>
          <table:table-cell office:value-type="float" office:value="5.09396460000675" calcext:value-type="float">
            <text:p>5.0939646000067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E06000031</text:p>
          </table:table-cell>
          <table:table-cell office:value-type="float" office:value="4.84202915662022" calcext:value-type="float">
            <text:p>4.8420291566202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Luton</text:p>
          </table:table-cell>
          <table:table-cell office:value-type="string" calcext:value-type="string">
            <text:p>E06000032</text:p>
          </table:table-cell>
          <table:table-cell office:value-type="float" office:value="4.98750636918684" calcext:value-type="float">
            <text:p>4.9875063691868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end-on-Sea</text:p>
          </table:table-cell>
          <table:table-cell office:value-type="string" calcext:value-type="string">
            <text:p>E06000033</text:p>
          </table:table-cell>
          <table:table-cell office:value-type="float" office:value="5.80262205469965" calcext:value-type="float">
            <text:p>5.8026220546996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hurrock</text:p>
          </table:table-cell>
          <table:table-cell office:value-type="string" calcext:value-type="string">
            <text:p>E06000034</text:p>
          </table:table-cell>
          <table:table-cell office:value-type="float" office:value="5.64965746921367" calcext:value-type="float">
            <text:p>5.6496574692136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E06000035</text:p>
          </table:table-cell>
          <table:table-cell office:value-type="float" office:value="5.49899952532923" calcext:value-type="float">
            <text:p>5.4989995253292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acknell Forest</text:p>
          </table:table-cell>
          <table:table-cell office:value-type="string" calcext:value-type="string">
            <text:p>E06000036</text:p>
          </table:table-cell>
          <table:table-cell office:value-type="float" office:value="4.16035604557308" calcext:value-type="float">
            <text:p>4.1603560455730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st Berkshire</text:p>
          </table:table-cell>
          <table:table-cell office:value-type="string" calcext:value-type="string">
            <text:p>E06000037</text:p>
          </table:table-cell>
          <table:table-cell office:value-type="float" office:value="4.47608346128425" calcext:value-type="float">
            <text:p>4.4760834612842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06000038</text:p>
          </table:table-cell>
          <table:table-cell office:value-type="float" office:value="4.53894827399244" calcext:value-type="float">
            <text:p>4.5389482739924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lough</text:p>
          </table:table-cell>
          <table:table-cell office:value-type="string" calcext:value-type="string">
            <text:p>E06000039</text:p>
          </table:table-cell>
          <table:table-cell office:value-type="float" office:value="4.99404448412561" calcext:value-type="float">
            <text:p>4.9940444841256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indsor and Maidenhead</text:p>
          </table:table-cell>
          <table:table-cell office:value-type="string" calcext:value-type="string">
            <text:p>E06000040</text:p>
          </table:table-cell>
          <table:table-cell office:value-type="float" office:value="4.41824557849048" calcext:value-type="float">
            <text:p>4.4182455784904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okingham</text:p>
          </table:table-cell>
          <table:table-cell office:value-type="string" calcext:value-type="string">
            <text:p>E06000041</text:p>
          </table:table-cell>
          <table:table-cell office:value-type="float" office:value="4.52298838211089" calcext:value-type="float">
            <text:p>4.5229883821108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E06000042</text:p>
          </table:table-cell>
          <table:table-cell office:value-type="float" office:value="4.77276665535397" calcext:value-type="float">
            <text:p>4.7727666553539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ighton and Hove</text:p>
          </table:table-cell>
          <table:table-cell office:value-type="string" calcext:value-type="string">
            <text:p>E06000043</text:p>
          </table:table-cell>
          <table:table-cell office:value-type="float" office:value="4.90982838692923" calcext:value-type="float">
            <text:p>4.9098283869292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E06000044</text:p>
          </table:table-cell>
          <table:table-cell office:value-type="float" office:value="5.90867137689116" calcext:value-type="float">
            <text:p>5.9086713768911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06000045</text:p>
          </table:table-cell>
          <table:table-cell office:value-type="float" office:value="5.20726889826732" calcext:value-type="float">
            <text:p>5.2072688982673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E06000046</text:p>
          </table:table-cell>
          <table:table-cell office:value-type="float" office:value="4.54644054791802" calcext:value-type="float">
            <text:p>4.5464405479180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E06000047</text:p>
          </table:table-cell>
          <table:table-cell office:value-type="float" office:value="3.58957755295615" calcext:value-type="float">
            <text:p>3.5895775529561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eshire East</text:p>
          </table:table-cell>
          <table:table-cell office:value-type="string" calcext:value-type="string">
            <text:p>E06000049</text:p>
          </table:table-cell>
          <table:table-cell office:value-type="float" office:value="4.15295633530872" calcext:value-type="float">
            <text:p>4.1529563353087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eshire West and Chester</text:p>
          </table:table-cell>
          <table:table-cell office:value-type="string" calcext:value-type="string">
            <text:p>E06000050</text:p>
          </table:table-cell>
          <table:table-cell office:value-type="float" office:value="4.18105544543825" calcext:value-type="float">
            <text:p>4.1810554454382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E06000051</text:p>
          </table:table-cell>
          <table:table-cell office:value-type="float" office:value="3.86908063241395" calcext:value-type="float">
            <text:p>3.8690806324139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06000052</text:p>
          </table:table-cell>
          <table:table-cell office:value-type="float" office:value="4.0612363020521" calcext:value-type="float">
            <text:p>4.061236302052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Isles of Scilly</text:p>
          </table:table-cell>
          <table:table-cell office:value-type="string" calcext:value-type="string">
            <text:p>E06000053</text:p>
          </table:table-cell>
          <table:table-cell office:value-type="float" office:value="2.91316680366106" calcext:value-type="float">
            <text:p>2.9131668036610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E06000054</text:p>
          </table:table-cell>
          <table:table-cell office:value-type="float" office:value="4.2250191539439" calcext:value-type="float">
            <text:p>4.225019153943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06000055</text:p>
          </table:table-cell>
          <table:table-cell office:value-type="float" office:value="4.75784479836546" calcext:value-type="float">
            <text:p>4.7578447983654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entral Bedfordshire</text:p>
          </table:table-cell>
          <table:table-cell office:value-type="string" calcext:value-type="string">
            <text:p>E06000056</text:p>
          </table:table-cell>
          <table:table-cell office:value-type="float" office:value="4.87729832520198" calcext:value-type="float">
            <text:p>4.8772983252019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E06000057</text:p>
          </table:table-cell>
          <table:table-cell office:value-type="float" office:value="3.17283821946317" calcext:value-type="float">
            <text:p>3.1728382194631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Aylesbury Vale</text:p>
          </table:table-cell>
          <table:table-cell office:value-type="string" calcext:value-type="string">
            <text:p>E07000004</text:p>
          </table:table-cell>
          <table:table-cell office:value-type="float" office:value="4.54571192645331" calcext:value-type="float">
            <text:p>4.5457119264533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iltern</text:p>
          </table:table-cell>
          <table:table-cell office:value-type="string" calcext:value-type="string">
            <text:p>E07000005</text:p>
          </table:table-cell>
          <table:table-cell office:value-type="float" office:value="4.4259923617931" calcext:value-type="float">
            <text:p>4.425992361793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Bucks</text:p>
          </table:table-cell>
          <table:table-cell office:value-type="string" calcext:value-type="string">
            <text:p>E07000006</text:p>
          </table:table-cell>
          <table:table-cell office:value-type="float" office:value="4.72183737255516" calcext:value-type="float">
            <text:p>4.7218373725551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ycombe</text:p>
          </table:table-cell>
          <table:table-cell office:value-type="string" calcext:value-type="string">
            <text:p>E07000007</text:p>
          </table:table-cell>
          <table:table-cell office:value-type="float" office:value="4.50146138848133" calcext:value-type="float">
            <text:p>4.5014613884813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E07000008</text:p>
          </table:table-cell>
          <table:table-cell office:value-type="float" office:value="4.73173563664507" calcext:value-type="float">
            <text:p>4.7317356366450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 Cambridgeshire</text:p>
          </table:table-cell>
          <table:table-cell office:value-type="string" calcext:value-type="string">
            <text:p>E07000009</text:p>
          </table:table-cell>
          <table:table-cell office:value-type="float" office:value="4.94666757223965" calcext:value-type="float">
            <text:p>4.9466675722396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Fenland</text:p>
          </table:table-cell>
          <table:table-cell office:value-type="string" calcext:value-type="string">
            <text:p>E07000010</text:p>
          </table:table-cell>
          <table:table-cell office:value-type="float" office:value="5.29182309187504" calcext:value-type="float">
            <text:p>5.2918230918750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untingdonshire</text:p>
          </table:table-cell>
          <table:table-cell office:value-type="string" calcext:value-type="string">
            <text:p>E07000011</text:p>
          </table:table-cell>
          <table:table-cell office:value-type="float" office:value="5.13755919474966" calcext:value-type="float">
            <text:p>5.1375591947496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Cambridgeshire</text:p>
          </table:table-cell>
          <table:table-cell office:value-type="string" calcext:value-type="string">
            <text:p>E07000012</text:p>
          </table:table-cell>
          <table:table-cell office:value-type="float" office:value="4.85270220381488" calcext:value-type="float">
            <text:p>4.8527022038148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Allerdale</text:p>
          </table:table-cell>
          <table:table-cell office:value-type="string" calcext:value-type="string">
            <text:p>E07000026</text:p>
          </table:table-cell>
          <table:table-cell office:value-type="float" office:value="2.97752941317145" calcext:value-type="float">
            <text:p>2.9775294131714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arrow-in-Furness</text:p>
          </table:table-cell>
          <table:table-cell office:value-type="string" calcext:value-type="string">
            <text:p>E07000027</text:p>
          </table:table-cell>
          <table:table-cell office:value-type="float" office:value="5.88047562914551" calcext:value-type="float">
            <text:p>5.8804756291455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E07000028</text:p>
          </table:table-cell>
          <table:table-cell office:value-type="float" office:value="4.11283717087532" calcext:value-type="float">
            <text:p>4.1128371708753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opeland</text:p>
          </table:table-cell>
          <table:table-cell office:value-type="string" calcext:value-type="string">
            <text:p>E07000029</text:p>
          </table:table-cell>
          <table:table-cell office:value-type="float" office:value="3.02955494605224" calcext:value-type="float">
            <text:p>3.0295549460522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E07000030</text:p>
          </table:table-cell>
          <table:table-cell office:value-type="float" office:value="3.4403676538921" calcext:value-type="float">
            <text:p>3.440367653892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Lakeland</text:p>
          </table:table-cell>
          <table:table-cell office:value-type="string" calcext:value-type="string">
            <text:p>E07000031</text:p>
          </table:table-cell>
          <table:table-cell office:value-type="float" office:value="3.62897226069127" calcext:value-type="float">
            <text:p>3.6289722606912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Amber Valley</text:p>
          </table:table-cell>
          <table:table-cell office:value-type="string" calcext:value-type="string">
            <text:p>E07000032</text:p>
          </table:table-cell>
          <table:table-cell office:value-type="float" office:value="5.06148093483414" calcext:value-type="float">
            <text:p>5.0614809348341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olsover</text:p>
          </table:table-cell>
          <table:table-cell office:value-type="string" calcext:value-type="string">
            <text:p>E07000033</text:p>
          </table:table-cell>
          <table:table-cell office:value-type="float" office:value="4.87358464641499" calcext:value-type="float">
            <text:p>4.8735846464149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E07000034</text:p>
          </table:table-cell>
          <table:table-cell office:value-type="float" office:value="4.29537155486772" calcext:value-type="float">
            <text:p>4.2953715548677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Derbyshire Dales</text:p>
          </table:table-cell>
          <table:table-cell office:value-type="string" calcext:value-type="string">
            <text:p>E07000035</text:p>
          </table:table-cell>
          <table:table-cell office:value-type="float" office:value="4.13583149434257" calcext:value-type="float">
            <text:p>4.1358314943425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rewash</text:p>
          </table:table-cell>
          <table:table-cell office:value-type="string" calcext:value-type="string">
            <text:p>E07000036</text:p>
          </table:table-cell>
          <table:table-cell office:value-type="float" office:value="5.21586302633171" calcext:value-type="float">
            <text:p>5.2158630263317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igh Peak</text:p>
          </table:table-cell>
          <table:table-cell office:value-type="string" calcext:value-type="string">
            <text:p>E07000037</text:p>
          </table:table-cell>
          <table:table-cell office:value-type="float" office:value="3.84917104002923" calcext:value-type="float">
            <text:p>3.8491710400292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East Derbyshire</text:p>
          </table:table-cell>
          <table:table-cell office:value-type="string" calcext:value-type="string">
            <text:p>E07000038</text:p>
          </table:table-cell>
          <table:table-cell office:value-type="float" office:value="4.58641721033418" calcext:value-type="float">
            <text:p>4.5864172103341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Derbyshire</text:p>
          </table:table-cell>
          <table:table-cell office:value-type="string" calcext:value-type="string">
            <text:p>E07000039</text:p>
          </table:table-cell>
          <table:table-cell office:value-type="float" office:value="5.28485291677761" calcext:value-type="float">
            <text:p>5.2848529167776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 Devon</text:p>
          </table:table-cell>
          <table:table-cell office:value-type="string" calcext:value-type="string">
            <text:p>E07000040</text:p>
          </table:table-cell>
          <table:table-cell office:value-type="float" office:value="3.75516945372354" calcext:value-type="float">
            <text:p>3.7551694537235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E07000041</text:p>
          </table:table-cell>
          <table:table-cell office:value-type="float" office:value="4.06653011990863" calcext:value-type="float">
            <text:p>4.0665301199086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id Devon</text:p>
          </table:table-cell>
          <table:table-cell office:value-type="string" calcext:value-type="string">
            <text:p>E07000042</text:p>
          </table:table-cell>
          <table:table-cell office:value-type="float" office:value="3.99582489406516" calcext:value-type="float">
            <text:p>3.9958248940651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Devon</text:p>
          </table:table-cell>
          <table:table-cell office:value-type="string" calcext:value-type="string">
            <text:p>E07000043</text:p>
          </table:table-cell>
          <table:table-cell office:value-type="float" office:value="3.59859358807924" calcext:value-type="float">
            <text:p>3.5985935880792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Hams</text:p>
          </table:table-cell>
          <table:table-cell office:value-type="string" calcext:value-type="string">
            <text:p>E07000044</text:p>
          </table:table-cell>
          <table:table-cell office:value-type="float" office:value="3.54124172643471" calcext:value-type="float">
            <text:p>3.5412417264347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eignbridge</text:p>
          </table:table-cell>
          <table:table-cell office:value-type="string" calcext:value-type="string">
            <text:p>E07000045</text:p>
          </table:table-cell>
          <table:table-cell office:value-type="float" office:value="3.977564150808" calcext:value-type="float">
            <text:p>3.97756415080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orridge</text:p>
          </table:table-cell>
          <table:table-cell office:value-type="string" calcext:value-type="string">
            <text:p>E07000046</text:p>
          </table:table-cell>
          <table:table-cell office:value-type="float" office:value="3.60617651616315" calcext:value-type="float">
            <text:p>3.6061765161631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st Devon</text:p>
          </table:table-cell>
          <table:table-cell office:value-type="string" calcext:value-type="string">
            <text:p>E07000047</text:p>
          </table:table-cell>
          <table:table-cell office:value-type="float" office:value="3.3112337134268" calcext:value-type="float">
            <text:p>3.311233713426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E07000048</text:p>
          </table:table-cell>
          <table:table-cell office:value-type="float" office:value="3.92013543238808" calcext:value-type="float">
            <text:p>3.9201354323880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 Dorset</text:p>
          </table:table-cell>
          <table:table-cell office:value-type="string" calcext:value-type="string">
            <text:p>E07000049</text:p>
          </table:table-cell>
          <table:table-cell office:value-type="float" office:value="3.87456989051877" calcext:value-type="float">
            <text:p>3.8745698905187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Dorset</text:p>
          </table:table-cell>
          <table:table-cell office:value-type="string" calcext:value-type="string">
            <text:p>E07000050</text:p>
          </table:table-cell>
          <table:table-cell office:value-type="float" office:value="4.07004053708478" calcext:value-type="float">
            <text:p>4.0700405370847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Purbeck</text:p>
          </table:table-cell>
          <table:table-cell office:value-type="string" calcext:value-type="string">
            <text:p>E07000051</text:p>
          </table:table-cell>
          <table:table-cell office:value-type="float" office:value="3.5264079636821" calcext:value-type="float">
            <text:p>3.526407963682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st Dorset</text:p>
          </table:table-cell>
          <table:table-cell office:value-type="string" calcext:value-type="string">
            <text:p>E07000052</text:p>
          </table:table-cell>
          <table:table-cell office:value-type="float" office:value="3.7844784305286" calcext:value-type="float">
            <text:p>3.784478430528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ymouth and Portland</text:p>
          </table:table-cell>
          <table:table-cell office:value-type="string" calcext:value-type="string">
            <text:p>E07000053</text:p>
          </table:table-cell>
          <table:table-cell office:value-type="float" office:value="3.86155759915925" calcext:value-type="float">
            <text:p>3.8615575991592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bourne</text:p>
          </table:table-cell>
          <table:table-cell office:value-type="string" calcext:value-type="string">
            <text:p>E07000061</text:p>
          </table:table-cell>
          <table:table-cell office:value-type="float" office:value="4.43231295991832" calcext:value-type="float">
            <text:p>4.4323129599183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E07000062</text:p>
          </table:table-cell>
          <table:table-cell office:value-type="float" office:value="5.26661655653377" calcext:value-type="float">
            <text:p>5.2666165565337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E07000063</text:p>
          </table:table-cell>
          <table:table-cell office:value-type="float" office:value="3.90846751498938" calcext:value-type="float">
            <text:p>3.9084675149893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other</text:p>
          </table:table-cell>
          <table:table-cell office:value-type="string" calcext:value-type="string">
            <text:p>E07000064</text:p>
          </table:table-cell>
          <table:table-cell office:value-type="float" office:value="4.2261352881522" calcext:value-type="float">
            <text:p>4.226135288152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alden</text:p>
          </table:table-cell>
          <table:table-cell office:value-type="string" calcext:value-type="string">
            <text:p>E07000065</text:p>
          </table:table-cell>
          <table:table-cell office:value-type="float" office:value="3.97339009870927" calcext:value-type="float">
            <text:p>3.9733900987092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E07000066</text:p>
          </table:table-cell>
          <table:table-cell office:value-type="float" office:value="5.49326711608396" calcext:value-type="float">
            <text:p>5.4932671160839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aintree</text:p>
          </table:table-cell>
          <table:table-cell office:value-type="string" calcext:value-type="string">
            <text:p>E07000067</text:p>
          </table:table-cell>
          <table:table-cell office:value-type="float" office:value="5.37921852376694" calcext:value-type="float">
            <text:p>5.3792185237669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entwood</text:p>
          </table:table-cell>
          <table:table-cell office:value-type="string" calcext:value-type="string">
            <text:p>E07000068</text:p>
          </table:table-cell>
          <table:table-cell office:value-type="float" office:value="5.30561844219778" calcext:value-type="float">
            <text:p>5.3056184421977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astle Point</text:p>
          </table:table-cell>
          <table:table-cell office:value-type="string" calcext:value-type="string">
            <text:p>E07000069</text:p>
          </table:table-cell>
          <table:table-cell office:value-type="float" office:value="5.27818027336831" calcext:value-type="float">
            <text:p>5.2781802733683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E07000070</text:p>
          </table:table-cell>
          <table:table-cell office:value-type="float" office:value="5.73447069597414" calcext:value-type="float">
            <text:p>5.7344706959741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olchester</text:p>
          </table:table-cell>
          <table:table-cell office:value-type="string" calcext:value-type="string">
            <text:p>E07000071</text:p>
          </table:table-cell>
          <table:table-cell office:value-type="float" office:value="5.48025914958566" calcext:value-type="float">
            <text:p>5.4802591495856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pping Forest</text:p>
          </table:table-cell>
          <table:table-cell office:value-type="string" calcext:value-type="string">
            <text:p>E07000072</text:p>
          </table:table-cell>
          <table:table-cell office:value-type="float" office:value="5.31692361291568" calcext:value-type="float">
            <text:p>5.3169236129156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rlow</text:p>
          </table:table-cell>
          <table:table-cell office:value-type="string" calcext:value-type="string">
            <text:p>E07000073</text:p>
          </table:table-cell>
          <table:table-cell office:value-type="float" office:value="5.29146990452471" calcext:value-type="float">
            <text:p>5.2914699045247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aldon</text:p>
          </table:table-cell>
          <table:table-cell office:value-type="string" calcext:value-type="string">
            <text:p>E07000074</text:p>
          </table:table-cell>
          <table:table-cell office:value-type="float" office:value="5.29780500254564" calcext:value-type="float">
            <text:p>5.2978050025456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ochford</text:p>
          </table:table-cell>
          <table:table-cell office:value-type="string" calcext:value-type="string">
            <text:p>E07000075</text:p>
          </table:table-cell>
          <table:table-cell office:value-type="float" office:value="5.24664305209869" calcext:value-type="float">
            <text:p>5.2466430520986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endring</text:p>
          </table:table-cell>
          <table:table-cell office:value-type="string" calcext:value-type="string">
            <text:p>E07000076</text:p>
          </table:table-cell>
          <table:table-cell office:value-type="float" office:value="5.17915579684514" calcext:value-type="float">
            <text:p>5.1791557968451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Uttlesford</text:p>
          </table:table-cell>
          <table:table-cell office:value-type="string" calcext:value-type="string">
            <text:p>E07000077</text:p>
          </table:table-cell>
          <table:table-cell office:value-type="float" office:value="4.96567433186553" calcext:value-type="float">
            <text:p>4.9656743318655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eltenham</text:p>
          </table:table-cell>
          <table:table-cell office:value-type="string" calcext:value-type="string">
            <text:p>E07000078</text:p>
          </table:table-cell>
          <table:table-cell office:value-type="float" office:value="4.70303172439874" calcext:value-type="float">
            <text:p>4.7030317243987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otswold</text:p>
          </table:table-cell>
          <table:table-cell office:value-type="string" calcext:value-type="string">
            <text:p>E07000079</text:p>
          </table:table-cell>
          <table:table-cell office:value-type="float" office:value="4.24206668594466" calcext:value-type="float">
            <text:p>4.2420666859446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Forest of Dean</text:p>
          </table:table-cell>
          <table:table-cell office:value-type="string" calcext:value-type="string">
            <text:p>E07000080</text:p>
          </table:table-cell>
          <table:table-cell office:value-type="float" office:value="4.29001786509753" calcext:value-type="float">
            <text:p>4.2900178650975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E07000081</text:p>
          </table:table-cell>
          <table:table-cell office:value-type="float" office:value="4.46915344739513" calcext:value-type="float">
            <text:p>4.4691534473951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E07000082</text:p>
          </table:table-cell>
          <table:table-cell office:value-type="float" office:value="4.2822991019058" calcext:value-type="float">
            <text:p>4.282299101905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ewkesbury</text:p>
          </table:table-cell>
          <table:table-cell office:value-type="string" calcext:value-type="string">
            <text:p>E07000083</text:p>
          </table:table-cell>
          <table:table-cell office:value-type="float" office:value="4.64793152634982" calcext:value-type="float">
            <text:p>4.6479315263498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asingstoke and Deane</text:p>
          </table:table-cell>
          <table:table-cell office:value-type="string" calcext:value-type="string">
            <text:p>E07000084</text:p>
          </table:table-cell>
          <table:table-cell office:value-type="float" office:value="4.47972360452772" calcext:value-type="float">
            <text:p>4.4797236045277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 Hampshire</text:p>
          </table:table-cell>
          <table:table-cell office:value-type="string" calcext:value-type="string">
            <text:p>E07000085</text:p>
          </table:table-cell>
          <table:table-cell office:value-type="float" office:value="4.18344505317927" calcext:value-type="float">
            <text:p>4.1834450531792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leigh</text:p>
          </table:table-cell>
          <table:table-cell office:value-type="string" calcext:value-type="string">
            <text:p>E07000086</text:p>
          </table:table-cell>
          <table:table-cell office:value-type="float" office:value="4.83053973886021" calcext:value-type="float">
            <text:p>4.8305397388602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Fareham</text:p>
          </table:table-cell>
          <table:table-cell office:value-type="string" calcext:value-type="string">
            <text:p>E07000087</text:p>
          </table:table-cell>
          <table:table-cell office:value-type="float" office:value="4.80554324638333" calcext:value-type="float">
            <text:p>4.8055432463833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Gosport</text:p>
          </table:table-cell>
          <table:table-cell office:value-type="string" calcext:value-type="string">
            <text:p>E07000088</text:p>
          </table:table-cell>
          <table:table-cell office:value-type="float" office:value="5.01842696476721" calcext:value-type="float">
            <text:p>5.0184269647672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E07000089</text:p>
          </table:table-cell>
          <table:table-cell office:value-type="float" office:value="4.17523750640004" calcext:value-type="float">
            <text:p>4.1752375064000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vant</text:p>
          </table:table-cell>
          <table:table-cell office:value-type="string" calcext:value-type="string">
            <text:p>E07000090</text:p>
          </table:table-cell>
          <table:table-cell office:value-type="float" office:value="5.05435549802206" calcext:value-type="float">
            <text:p>5.0543554980220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ew Forest</text:p>
          </table:table-cell>
          <table:table-cell office:value-type="string" calcext:value-type="string">
            <text:p>E07000091</text:p>
          </table:table-cell>
          <table:table-cell office:value-type="float" office:value="4.02565337301434" calcext:value-type="float">
            <text:p>4.0256533730143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ushmoor</text:p>
          </table:table-cell>
          <table:table-cell office:value-type="string" calcext:value-type="string">
            <text:p>E07000092</text:p>
          </table:table-cell>
          <table:table-cell office:value-type="float" office:value="4.75713998939596" calcext:value-type="float">
            <text:p>4.7571399893959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est Valley</text:p>
          </table:table-cell>
          <table:table-cell office:value-type="string" calcext:value-type="string">
            <text:p>E07000093</text:p>
          </table:table-cell>
          <table:table-cell office:value-type="float" office:value="4.31769767355194" calcext:value-type="float">
            <text:p>4.3176976735519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E07000094</text:p>
          </table:table-cell>
          <table:table-cell office:value-type="float" office:value="4.25401767940329" calcext:value-type="float">
            <text:p>4.2540176794032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oxbourne</text:p>
          </table:table-cell>
          <table:table-cell office:value-type="string" calcext:value-type="string">
            <text:p>E07000095</text:p>
          </table:table-cell>
          <table:table-cell office:value-type="float" office:value="4.83558593776032" calcext:value-type="float">
            <text:p>4.8355859377603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Dacorum</text:p>
          </table:table-cell>
          <table:table-cell office:value-type="string" calcext:value-type="string">
            <text:p>E07000096</text:p>
          </table:table-cell>
          <table:table-cell office:value-type="float" office:value="4.61771843752011" calcext:value-type="float">
            <text:p>4.6177184375201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ertsmere</text:p>
          </table:table-cell>
          <table:table-cell office:value-type="string" calcext:value-type="string">
            <text:p>E07000098</text:p>
          </table:table-cell>
          <table:table-cell office:value-type="float" office:value="5.07195789622003" calcext:value-type="float">
            <text:p>5.0719578962200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Hertfordshire</text:p>
          </table:table-cell>
          <table:table-cell office:value-type="string" calcext:value-type="string">
            <text:p>E07000099</text:p>
          </table:table-cell>
          <table:table-cell office:value-type="float" office:value="4.69926681753453" calcext:value-type="float">
            <text:p>4.6992668175345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E07000102</text:p>
          </table:table-cell>
          <table:table-cell office:value-type="float" office:value="4.85295723341415" calcext:value-type="float">
            <text:p>4.8529572334141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07000103</text:p>
          </table:table-cell>
          <table:table-cell office:value-type="float" office:value="4.87531401935024" calcext:value-type="float">
            <text:p>4.8753140193502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E07000105</text:p>
          </table:table-cell>
          <table:table-cell office:value-type="float" office:value="5.05379672609518" calcext:value-type="float">
            <text:p>5.0537967260951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E07000106</text:p>
          </table:table-cell>
          <table:table-cell office:value-type="float" office:value="5.01196248084801" calcext:value-type="float">
            <text:p>5.0119624808480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Dartford</text:p>
          </table:table-cell>
          <table:table-cell office:value-type="string" calcext:value-type="string">
            <text:p>E07000107</text:p>
          </table:table-cell>
          <table:table-cell office:value-type="float" office:value="5.37532043459134" calcext:value-type="float">
            <text:p>5.3753204345913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E07000108</text:p>
          </table:table-cell>
          <table:table-cell office:value-type="float" office:value="4.990368579868" calcext:value-type="float">
            <text:p>4.99036857986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Gravesham</text:p>
          </table:table-cell>
          <table:table-cell office:value-type="string" calcext:value-type="string">
            <text:p>E07000109</text:p>
          </table:table-cell>
          <table:table-cell office:value-type="float" office:value="5.14962502718078" calcext:value-type="float">
            <text:p>5.1496250271807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aidstone</text:p>
          </table:table-cell>
          <table:table-cell office:value-type="string" calcext:value-type="string">
            <text:p>E07000110</text:p>
          </table:table-cell>
          <table:table-cell office:value-type="float" office:value="5.39074093185258" calcext:value-type="float">
            <text:p>5.3907409318525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evenoaks</text:p>
          </table:table-cell>
          <table:table-cell office:value-type="string" calcext:value-type="string">
            <text:p>E07000111</text:p>
          </table:table-cell>
          <table:table-cell office:value-type="float" office:value="4.89503329880058" calcext:value-type="float">
            <text:p>4.8950332988005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hepway</text:p>
          </table:table-cell>
          <table:table-cell office:value-type="string" calcext:value-type="string">
            <text:p>E07000112</text:p>
          </table:table-cell>
          <table:table-cell office:value-type="float" office:value="4.92887021133668" calcext:value-type="float">
            <text:p>4.9288702113366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wale</text:p>
          </table:table-cell>
          <table:table-cell office:value-type="string" calcext:value-type="string">
            <text:p>E07000113</text:p>
          </table:table-cell>
          <table:table-cell office:value-type="float" office:value="5.40680931569926" calcext:value-type="float">
            <text:p>5.4068093156992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hanet</text:p>
          </table:table-cell>
          <table:table-cell office:value-type="string" calcext:value-type="string">
            <text:p>E07000114</text:p>
          </table:table-cell>
          <table:table-cell office:value-type="float" office:value="5.15448851093881" calcext:value-type="float">
            <text:p>5.1544885109388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onbridge and Malling</text:p>
          </table:table-cell>
          <table:table-cell office:value-type="string" calcext:value-type="string">
            <text:p>E07000115</text:p>
          </table:table-cell>
          <table:table-cell office:value-type="float" office:value="5.21138931654104" calcext:value-type="float">
            <text:p>5.2113893165410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unbridge Wells</text:p>
          </table:table-cell>
          <table:table-cell office:value-type="string" calcext:value-type="string">
            <text:p>E07000116</text:p>
          </table:table-cell>
          <table:table-cell office:value-type="float" office:value="4.67854606233294" calcext:value-type="float">
            <text:p>4.6785460623329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E07000117</text:p>
          </table:table-cell>
          <table:table-cell office:value-type="float" office:value="5.01868708462099" calcext:value-type="float">
            <text:p>5.0186870846209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orley</text:p>
          </table:table-cell>
          <table:table-cell office:value-type="string" calcext:value-type="string">
            <text:p>E07000118</text:p>
          </table:table-cell>
          <table:table-cell office:value-type="float" office:value="4.78505087717961" calcext:value-type="float">
            <text:p>4.7850508771796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Fylde</text:p>
          </table:table-cell>
          <table:table-cell office:value-type="string" calcext:value-type="string">
            <text:p>E07000119</text:p>
          </table:table-cell>
          <table:table-cell office:value-type="float" office:value="3.82618641239225" calcext:value-type="float">
            <text:p>3.8261864123922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yndburn</text:p>
          </table:table-cell>
          <table:table-cell office:value-type="string" calcext:value-type="string">
            <text:p>E07000120</text:p>
          </table:table-cell>
          <table:table-cell office:value-type="float" office:value="3.90365772590392" calcext:value-type="float">
            <text:p>3.9036577259039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E07000121</text:p>
          </table:table-cell>
          <table:table-cell office:value-type="float" office:value="4.24897411805165" calcext:value-type="float">
            <text:p>4.2489741180516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Pendle</text:p>
          </table:table-cell>
          <table:table-cell office:value-type="string" calcext:value-type="string">
            <text:p>E07000122</text:p>
          </table:table-cell>
          <table:table-cell office:value-type="float" office:value="3.67046700171472" calcext:value-type="float">
            <text:p>3.6704670017147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E07000123</text:p>
          </table:table-cell>
          <table:table-cell office:value-type="float" office:value="3.78599774572062" calcext:value-type="float">
            <text:p>3.7859977457206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ibble Valley</text:p>
          </table:table-cell>
          <table:table-cell office:value-type="string" calcext:value-type="string">
            <text:p>E07000124</text:p>
          </table:table-cell>
          <table:table-cell office:value-type="float" office:value="3.73016538036182" calcext:value-type="float">
            <text:p>3.7301653803618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ossendale</text:p>
          </table:table-cell>
          <table:table-cell office:value-type="string" calcext:value-type="string">
            <text:p>E07000125</text:p>
          </table:table-cell>
          <table:table-cell office:value-type="float" office:value="3.60440721962979" calcext:value-type="float">
            <text:p>3.6044072196297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Ribble</text:p>
          </table:table-cell>
          <table:table-cell office:value-type="string" calcext:value-type="string">
            <text:p>E07000126</text:p>
          </table:table-cell>
          <table:table-cell office:value-type="float" office:value="3.74160254920653" calcext:value-type="float">
            <text:p>3.7416025492065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st Lancashire</text:p>
          </table:table-cell>
          <table:table-cell office:value-type="string" calcext:value-type="string">
            <text:p>E07000127</text:p>
          </table:table-cell>
          <table:table-cell office:value-type="float" office:value="4.13792618411725" calcext:value-type="float">
            <text:p>4.1379261841172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yre</text:p>
          </table:table-cell>
          <table:table-cell office:value-type="string" calcext:value-type="string">
            <text:p>E07000128</text:p>
          </table:table-cell>
          <table:table-cell office:value-type="float" office:value="4.08722184059155" calcext:value-type="float">
            <text:p>4.0872218405915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laby</text:p>
          </table:table-cell>
          <table:table-cell office:value-type="string" calcext:value-type="string">
            <text:p>E07000129</text:p>
          </table:table-cell>
          <table:table-cell office:value-type="float" office:value="5.24772519615074" calcext:value-type="float">
            <text:p>5.2477251961507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arnwood</text:p>
          </table:table-cell>
          <table:table-cell office:value-type="string" calcext:value-type="string">
            <text:p>E07000130</text:p>
          </table:table-cell>
          <table:table-cell office:value-type="float" office:value="5.58056468565906" calcext:value-type="float">
            <text:p>5.5805646856590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rborough</text:p>
          </table:table-cell>
          <table:table-cell office:value-type="string" calcext:value-type="string">
            <text:p>E07000131</text:p>
          </table:table-cell>
          <table:table-cell office:value-type="float" office:value="4.91129114700332" calcext:value-type="float">
            <text:p>4.9112911470033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inckley and Bosworth</text:p>
          </table:table-cell>
          <table:table-cell office:value-type="string" calcext:value-type="string">
            <text:p>E07000132</text:p>
          </table:table-cell>
          <table:table-cell office:value-type="float" office:value="5.32614772046492" calcext:value-type="float">
            <text:p>5.3261477204649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E07000133</text:p>
          </table:table-cell>
          <table:table-cell office:value-type="float" office:value="5.22050220605831" calcext:value-type="float">
            <text:p>5.2205022060583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West Leicestershire</text:p>
          </table:table-cell>
          <table:table-cell office:value-type="string" calcext:value-type="string">
            <text:p>E07000134</text:p>
          </table:table-cell>
          <table:table-cell office:value-type="float" office:value="5.80956510343654" calcext:value-type="float">
            <text:p>5.8095651034365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Oadby and Wigston</text:p>
          </table:table-cell>
          <table:table-cell office:value-type="string" calcext:value-type="string">
            <text:p>E07000135</text:p>
          </table:table-cell>
          <table:table-cell office:value-type="float" office:value="4.95533517037513" calcext:value-type="float">
            <text:p>4.9553351703751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E07000136</text:p>
          </table:table-cell>
          <table:table-cell office:value-type="float" office:value="5.48017653611812" calcext:value-type="float">
            <text:p>5.4801765361181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 Lindsey</text:p>
          </table:table-cell>
          <table:table-cell office:value-type="string" calcext:value-type="string">
            <text:p>E07000137</text:p>
          </table:table-cell>
          <table:table-cell office:value-type="float" office:value="4.93732894306178" calcext:value-type="float">
            <text:p>4.9373289430617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E07000138</text:p>
          </table:table-cell>
          <table:table-cell office:value-type="float" office:value="4.95113716084461" calcext:value-type="float">
            <text:p>4.9511371608446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Kesteven</text:p>
          </table:table-cell>
          <table:table-cell office:value-type="string" calcext:value-type="string">
            <text:p>E07000139</text:p>
          </table:table-cell>
          <table:table-cell office:value-type="float" office:value="5.37185778223234" calcext:value-type="float">
            <text:p>5.3718577822323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Holland</text:p>
          </table:table-cell>
          <table:table-cell office:value-type="string" calcext:value-type="string">
            <text:p>E07000140</text:p>
          </table:table-cell>
          <table:table-cell office:value-type="float" office:value="5.22905647897251" calcext:value-type="float">
            <text:p>5.2290564789725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Kesteven</text:p>
          </table:table-cell>
          <table:table-cell office:value-type="string" calcext:value-type="string">
            <text:p>E07000141</text:p>
          </table:table-cell>
          <table:table-cell office:value-type="float" office:value="5.08262727722436" calcext:value-type="float">
            <text:p>5.0826272772243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st Lindsey</text:p>
          </table:table-cell>
          <table:table-cell office:value-type="string" calcext:value-type="string">
            <text:p>E07000142</text:p>
          </table:table-cell>
          <table:table-cell office:value-type="float" office:value="5.179122646197" calcext:value-type="float">
            <text:p>5.17912264619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eckland</text:p>
          </table:table-cell>
          <table:table-cell office:value-type="string" calcext:value-type="string">
            <text:p>E07000143</text:p>
          </table:table-cell>
          <table:table-cell office:value-type="float" office:value="4.78907314378256" calcext:value-type="float">
            <text:p>4.7890731437825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oadland</text:p>
          </table:table-cell>
          <table:table-cell office:value-type="string" calcext:value-type="string">
            <text:p>E07000144</text:p>
          </table:table-cell>
          <table:table-cell office:value-type="float" office:value="4.93311905933161" calcext:value-type="float">
            <text:p>4.9331190593316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Great Yarmouth</text:p>
          </table:table-cell>
          <table:table-cell office:value-type="string" calcext:value-type="string">
            <text:p>E07000145</text:p>
          </table:table-cell>
          <table:table-cell office:value-type="float" office:value="5.65102088683971" calcext:value-type="float">
            <text:p>5.6510208868397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King's Lynn and West Norfolk</text:p>
          </table:table-cell>
          <table:table-cell office:value-type="string" calcext:value-type="string">
            <text:p>E07000146</text:p>
          </table:table-cell>
          <table:table-cell office:value-type="float" office:value="4.65819301866959" calcext:value-type="float">
            <text:p>4.6581930186695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Norfolk</text:p>
          </table:table-cell>
          <table:table-cell office:value-type="string" calcext:value-type="string">
            <text:p>E07000147</text:p>
          </table:table-cell>
          <table:table-cell office:value-type="float" office:value="4.68340037685846" calcext:value-type="float">
            <text:p>4.6834003768584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E07000148</text:p>
          </table:table-cell>
          <table:table-cell office:value-type="float" office:value="5.90845755528788" calcext:value-type="float">
            <text:p>5.9084575552878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Norfolk</text:p>
          </table:table-cell>
          <table:table-cell office:value-type="string" calcext:value-type="string">
            <text:p>E07000149</text:p>
          </table:table-cell>
          <table:table-cell office:value-type="float" office:value="4.82356888996288" calcext:value-type="float">
            <text:p>4.8235688899628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orby</text:p>
          </table:table-cell>
          <table:table-cell office:value-type="string" calcext:value-type="string">
            <text:p>E07000150</text:p>
          </table:table-cell>
          <table:table-cell office:value-type="float" office:value="4.60941469091609" calcext:value-type="float">
            <text:p>4.6094146909160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Daventry</text:p>
          </table:table-cell>
          <table:table-cell office:value-type="string" calcext:value-type="string">
            <text:p>E07000151</text:p>
          </table:table-cell>
          <table:table-cell office:value-type="float" office:value="4.77373768811251" calcext:value-type="float">
            <text:p>4.7737376881125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 Northamptonshire</text:p>
          </table:table-cell>
          <table:table-cell office:value-type="string" calcext:value-type="string">
            <text:p>E07000152</text:p>
          </table:table-cell>
          <table:table-cell office:value-type="float" office:value="5.1317772212812" calcext:value-type="float">
            <text:p>5.131777221281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Kettering</text:p>
          </table:table-cell>
          <table:table-cell office:value-type="string" calcext:value-type="string">
            <text:p>E07000153</text:p>
          </table:table-cell>
          <table:table-cell office:value-type="float" office:value="5.44684437288209" calcext:value-type="float">
            <text:p>5.4468443728820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ampton</text:p>
          </table:table-cell>
          <table:table-cell office:value-type="string" calcext:value-type="string">
            <text:p>E07000154</text:p>
          </table:table-cell>
          <table:table-cell office:value-type="float" office:value="5.59643030551838" calcext:value-type="float">
            <text:p>5.5964303055183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Northamptonshire</text:p>
          </table:table-cell>
          <table:table-cell office:value-type="string" calcext:value-type="string">
            <text:p>E07000155</text:p>
          </table:table-cell>
          <table:table-cell office:value-type="float" office:value="4.7525835787961" calcext:value-type="float">
            <text:p>4.752583578796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llingborough</text:p>
          </table:table-cell>
          <table:table-cell office:value-type="string" calcext:value-type="string">
            <text:p>E07000156</text:p>
          </table:table-cell>
          <table:table-cell office:value-type="float" office:value="5.49403806551837" calcext:value-type="float">
            <text:p>5.4940380655183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raven</text:p>
          </table:table-cell>
          <table:table-cell office:value-type="string" calcext:value-type="string">
            <text:p>E07000163</text:p>
          </table:table-cell>
          <table:table-cell office:value-type="float" office:value="3.09966188371477" calcext:value-type="float">
            <text:p>3.0996618837147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mbleton</text:p>
          </table:table-cell>
          <table:table-cell office:value-type="string" calcext:value-type="string">
            <text:p>E07000164</text:p>
          </table:table-cell>
          <table:table-cell office:value-type="float" office:value="3.86174246108973" calcext:value-type="float">
            <text:p>3.8617424610897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rrogate</text:p>
          </table:table-cell>
          <table:table-cell office:value-type="string" calcext:value-type="string">
            <text:p>E07000165</text:p>
          </table:table-cell>
          <table:table-cell office:value-type="float" office:value="3.72231731661631" calcext:value-type="float">
            <text:p>3.7223173166163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ichmondshire</text:p>
          </table:table-cell>
          <table:table-cell office:value-type="string" calcext:value-type="string">
            <text:p>E07000166</text:p>
          </table:table-cell>
          <table:table-cell office:value-type="float" office:value="3.26788202925972" calcext:value-type="float">
            <text:p>3.2678820292597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yedale</text:p>
          </table:table-cell>
          <table:table-cell office:value-type="string" calcext:value-type="string">
            <text:p>E07000167</text:p>
          </table:table-cell>
          <table:table-cell office:value-type="float" office:value="4.02696196706333" calcext:value-type="float">
            <text:p>4.0269619670633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E07000168</text:p>
          </table:table-cell>
          <table:table-cell office:value-type="float" office:value="4.63813568780733" calcext:value-type="float">
            <text:p>4.6381356878073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elby</text:p>
          </table:table-cell>
          <table:table-cell office:value-type="string" calcext:value-type="string">
            <text:p>E07000169</text:p>
          </table:table-cell>
          <table:table-cell office:value-type="float" office:value="4.58965842848422" calcext:value-type="float">
            <text:p>4.5896584284842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Ashfield</text:p>
          </table:table-cell>
          <table:table-cell office:value-type="string" calcext:value-type="string">
            <text:p>E07000170</text:p>
          </table:table-cell>
          <table:table-cell office:value-type="float" office:value="4.83754334728374" calcext:value-type="float">
            <text:p>4.8375433472837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assetlaw</text:p>
          </table:table-cell>
          <table:table-cell office:value-type="string" calcext:value-type="string">
            <text:p>E07000171</text:p>
          </table:table-cell>
          <table:table-cell office:value-type="float" office:value="5.0414531135214" calcext:value-type="float">
            <text:p>5.041453113521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oxtowe</text:p>
          </table:table-cell>
          <table:table-cell office:value-type="string" calcext:value-type="string">
            <text:p>E07000172</text:p>
          </table:table-cell>
          <table:table-cell office:value-type="float" office:value="5.17025995721406" calcext:value-type="float">
            <text:p>5.1702599572140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Gedling</text:p>
          </table:table-cell>
          <table:table-cell office:value-type="string" calcext:value-type="string">
            <text:p>E07000173</text:p>
          </table:table-cell>
          <table:table-cell office:value-type="float" office:value="4.95200668463991" calcext:value-type="float">
            <text:p>4.9520066846399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E07000174</text:p>
          </table:table-cell>
          <table:table-cell office:value-type="float" office:value="4.71474751828048" calcext:value-type="float">
            <text:p>4.7147475182804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ewark and Sherwood</text:p>
          </table:table-cell>
          <table:table-cell office:value-type="string" calcext:value-type="string">
            <text:p>E07000175</text:p>
          </table:table-cell>
          <table:table-cell office:value-type="float" office:value="5.35955551962639" calcext:value-type="float">
            <text:p>5.3595555196263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ushcliffe</text:p>
          </table:table-cell>
          <table:table-cell office:value-type="string" calcext:value-type="string">
            <text:p>E07000176</text:p>
          </table:table-cell>
          <table:table-cell office:value-type="float" office:value="5.25257260813313" calcext:value-type="float">
            <text:p>5.2525726081331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erwell</text:p>
          </table:table-cell>
          <table:table-cell office:value-type="string" calcext:value-type="string">
            <text:p>E07000177</text:p>
          </table:table-cell>
          <table:table-cell office:value-type="float" office:value="5.02247257804201" calcext:value-type="float">
            <text:p>5.0224725780420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E07000178</text:p>
          </table:table-cell>
          <table:table-cell office:value-type="float" office:value="4.91446038330514" calcext:value-type="float">
            <text:p>4.9144603833051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Oxfordshire</text:p>
          </table:table-cell>
          <table:table-cell office:value-type="string" calcext:value-type="string">
            <text:p>E07000179</text:p>
          </table:table-cell>
          <table:table-cell office:value-type="float" office:value="4.53423123271203" calcext:value-type="float">
            <text:p>4.5342312327120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Vale of White Horse</text:p>
          </table:table-cell>
          <table:table-cell office:value-type="string" calcext:value-type="string">
            <text:p>E07000180</text:p>
          </table:table-cell>
          <table:table-cell office:value-type="float" office:value="4.61621781393751" calcext:value-type="float">
            <text:p>4.6162178139375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st Oxfordshire</text:p>
          </table:table-cell>
          <table:table-cell office:value-type="string" calcext:value-type="string">
            <text:p>E07000181</text:p>
          </table:table-cell>
          <table:table-cell office:value-type="float" office:value="4.484966502838" calcext:value-type="float">
            <text:p>4.48496650283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endip</text:p>
          </table:table-cell>
          <table:table-cell office:value-type="string" calcext:value-type="string">
            <text:p>E07000187</text:p>
          </table:table-cell>
          <table:table-cell office:value-type="float" office:value="4.08021331353635" calcext:value-type="float">
            <text:p>4.0802133135363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edgemoor</text:p>
          </table:table-cell>
          <table:table-cell office:value-type="string" calcext:value-type="string">
            <text:p>E07000188</text:p>
          </table:table-cell>
          <table:table-cell office:value-type="float" office:value="4.4761502541527" calcext:value-type="float">
            <text:p>4.476150254152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Somerset</text:p>
          </table:table-cell>
          <table:table-cell office:value-type="string" calcext:value-type="string">
            <text:p>E07000189</text:p>
          </table:table-cell>
          <table:table-cell office:value-type="float" office:value="4.32198498572148" calcext:value-type="float">
            <text:p>4.3219849857214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aunton Deane</text:p>
          </table:table-cell>
          <table:table-cell office:value-type="string" calcext:value-type="string">
            <text:p>E07000190</text:p>
          </table:table-cell>
          <table:table-cell office:value-type="float" office:value="4.34079894115646" calcext:value-type="float">
            <text:p>4.3407989411564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st Somerset</text:p>
          </table:table-cell>
          <table:table-cell office:value-type="string" calcext:value-type="string">
            <text:p>E07000191</text:p>
          </table:table-cell>
          <table:table-cell office:value-type="float" office:value="3.2901942597024" calcext:value-type="float">
            <text:p>3.290194259702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annock Chase</text:p>
          </table:table-cell>
          <table:table-cell office:value-type="string" calcext:value-type="string">
            <text:p>E07000192</text:p>
          </table:table-cell>
          <table:table-cell office:value-type="float" office:value="4.57775488978379" calcext:value-type="float">
            <text:p>4.5777548897837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 Staffordshire</text:p>
          </table:table-cell>
          <table:table-cell office:value-type="string" calcext:value-type="string">
            <text:p>E07000193</text:p>
          </table:table-cell>
          <table:table-cell office:value-type="float" office:value="4.84253927235048" calcext:value-type="float">
            <text:p>4.8425392723504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Lichfield</text:p>
          </table:table-cell>
          <table:table-cell office:value-type="string" calcext:value-type="string">
            <text:p>E07000194</text:p>
          </table:table-cell>
          <table:table-cell office:value-type="float" office:value="4.63494612786643" calcext:value-type="float">
            <text:p>4.6349461278664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ewcastle-under-Lyme</text:p>
          </table:table-cell>
          <table:table-cell office:value-type="string" calcext:value-type="string">
            <text:p>E07000195</text:p>
          </table:table-cell>
          <table:table-cell office:value-type="float" office:value="4.16222682523588" calcext:value-type="float">
            <text:p>4.1622268252358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Staffordshire</text:p>
          </table:table-cell>
          <table:table-cell office:value-type="string" calcext:value-type="string">
            <text:p>E07000196</text:p>
          </table:table-cell>
          <table:table-cell office:value-type="float" office:value="4.70577479296191" calcext:value-type="float">
            <text:p>4.7057747929619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E07000197</text:p>
          </table:table-cell>
          <table:table-cell office:value-type="float" office:value="4.65484301563303" calcext:value-type="float">
            <text:p>4.6548430156330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affordshire Moorlands</text:p>
          </table:table-cell>
          <table:table-cell office:value-type="string" calcext:value-type="string">
            <text:p>E07000198</text:p>
          </table:table-cell>
          <table:table-cell office:value-type="float" office:value="4.03722877810581" calcext:value-type="float">
            <text:p>4.0372287781058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amworth</text:p>
          </table:table-cell>
          <table:table-cell office:value-type="string" calcext:value-type="string">
            <text:p>E07000199</text:p>
          </table:table-cell>
          <table:table-cell office:value-type="float" office:value="4.85146585498113" calcext:value-type="float">
            <text:p>4.8514658549811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abergh</text:p>
          </table:table-cell>
          <table:table-cell office:value-type="string" calcext:value-type="string">
            <text:p>E07000200</text:p>
          </table:table-cell>
          <table:table-cell office:value-type="float" office:value="5.19858008343643" calcext:value-type="float">
            <text:p>5.1985800834364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Forest Heath</text:p>
          </table:table-cell>
          <table:table-cell office:value-type="string" calcext:value-type="string">
            <text:p>E07000201</text:p>
          </table:table-cell>
          <table:table-cell office:value-type="float" office:value="4.83119409623388" calcext:value-type="float">
            <text:p>4.8311940962338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E07000202</text:p>
          </table:table-cell>
          <table:table-cell office:value-type="float" office:value="6.60603221031792" calcext:value-type="float">
            <text:p>6.6060322103179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id Suffolk</text:p>
          </table:table-cell>
          <table:table-cell office:value-type="string" calcext:value-type="string">
            <text:p>E07000203</text:p>
          </table:table-cell>
          <table:table-cell office:value-type="float" office:value="5.06471707852735" calcext:value-type="float">
            <text:p>5.0647170785273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. Edmundsbury</text:p>
          </table:table-cell>
          <table:table-cell office:value-type="string" calcext:value-type="string">
            <text:p>E07000204</text:p>
          </table:table-cell>
          <table:table-cell office:value-type="float" office:value="5.02256666002134" calcext:value-type="float">
            <text:p>5.0225666600213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uffolk Coastal</text:p>
          </table:table-cell>
          <table:table-cell office:value-type="string" calcext:value-type="string">
            <text:p>E07000205</text:p>
          </table:table-cell>
          <table:table-cell office:value-type="float" office:value="5.07466822067579" calcext:value-type="float">
            <text:p>5.0746682206757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aveney</text:p>
          </table:table-cell>
          <table:table-cell office:value-type="string" calcext:value-type="string">
            <text:p>E07000206</text:p>
          </table:table-cell>
          <table:table-cell office:value-type="float" office:value="5.38656215367543" calcext:value-type="float">
            <text:p>5.3865621536754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lmbridge</text:p>
          </table:table-cell>
          <table:table-cell office:value-type="string" calcext:value-type="string">
            <text:p>E07000207</text:p>
          </table:table-cell>
          <table:table-cell office:value-type="float" office:value="4.76454299808251" calcext:value-type="float">
            <text:p>4.7645429980825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psom and Ewell</text:p>
          </table:table-cell>
          <table:table-cell office:value-type="string" calcext:value-type="string">
            <text:p>E07000208</text:p>
          </table:table-cell>
          <table:table-cell office:value-type="float" office:value="4.82699614916729" calcext:value-type="float">
            <text:p>4.8269961491672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Guildford</text:p>
          </table:table-cell>
          <table:table-cell office:value-type="string" calcext:value-type="string">
            <text:p>E07000209</text:p>
          </table:table-cell>
          <table:table-cell office:value-type="float" office:value="4.39120210054515" calcext:value-type="float">
            <text:p>4.3912021005451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ole Valley</text:p>
          </table:table-cell>
          <table:table-cell office:value-type="string" calcext:value-type="string">
            <text:p>E07000210</text:p>
          </table:table-cell>
          <table:table-cell office:value-type="float" office:value="4.38221562256193" calcext:value-type="float">
            <text:p>4.3822156225619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eigate and Banstead</text:p>
          </table:table-cell>
          <table:table-cell office:value-type="string" calcext:value-type="string">
            <text:p>E07000211</text:p>
          </table:table-cell>
          <table:table-cell office:value-type="float" office:value="4.58546650625331" calcext:value-type="float">
            <text:p>4.5854665062533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unnymede</text:p>
          </table:table-cell>
          <table:table-cell office:value-type="string" calcext:value-type="string">
            <text:p>E07000212</text:p>
          </table:table-cell>
          <table:table-cell office:value-type="float" office:value="4.92196196577272" calcext:value-type="float">
            <text:p>4.9219619657727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pelthorne</text:p>
          </table:table-cell>
          <table:table-cell office:value-type="string" calcext:value-type="string">
            <text:p>E07000213</text:p>
          </table:table-cell>
          <table:table-cell office:value-type="float" office:value="4.79138101589893" calcext:value-type="float">
            <text:p>4.7913810158989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urrey Heath</text:p>
          </table:table-cell>
          <table:table-cell office:value-type="string" calcext:value-type="string">
            <text:p>E07000214</text:p>
          </table:table-cell>
          <table:table-cell office:value-type="float" office:value="4.57097682617379" calcext:value-type="float">
            <text:p>4.5709768261737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andridge</text:p>
          </table:table-cell>
          <table:table-cell office:value-type="string" calcext:value-type="string">
            <text:p>E07000215</text:p>
          </table:table-cell>
          <table:table-cell office:value-type="float" office:value="4.51413669593804" calcext:value-type="float">
            <text:p>4.5141366959380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E07000216</text:p>
          </table:table-cell>
          <table:table-cell office:value-type="float" office:value="4.00941749378573" calcext:value-type="float">
            <text:p>4.0094174937857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oking</text:p>
          </table:table-cell>
          <table:table-cell office:value-type="string" calcext:value-type="string">
            <text:p>E07000217</text:p>
          </table:table-cell>
          <table:table-cell office:value-type="float" office:value="4.70714074502352" calcext:value-type="float">
            <text:p>4.7071407450235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Warwickshire</text:p>
          </table:table-cell>
          <table:table-cell office:value-type="string" calcext:value-type="string">
            <text:p>E07000218</text:p>
          </table:table-cell>
          <table:table-cell office:value-type="float" office:value="4.88457560661793" calcext:value-type="float">
            <text:p>4.8845756066179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uneaton and Bedworth</text:p>
          </table:table-cell>
          <table:table-cell office:value-type="string" calcext:value-type="string">
            <text:p>E07000219</text:p>
          </table:table-cell>
          <table:table-cell office:value-type="float" office:value="4.86917238585525" calcext:value-type="float">
            <text:p>4.8691723858552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E07000220</text:p>
          </table:table-cell>
          <table:table-cell office:value-type="float" office:value="4.62711069323162" calcext:value-type="float">
            <text:p>4.6271106932316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ratford-on-Avon</text:p>
          </table:table-cell>
          <table:table-cell office:value-type="string" calcext:value-type="string">
            <text:p>E07000221</text:p>
          </table:table-cell>
          <table:table-cell office:value-type="float" office:value="4.60476227597007" calcext:value-type="float">
            <text:p>4.6047622759700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E07000222</text:p>
          </table:table-cell>
          <table:table-cell office:value-type="float" office:value="4.67626322713362" calcext:value-type="float">
            <text:p>4.6762632271336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Adur</text:p>
          </table:table-cell>
          <table:table-cell office:value-type="string" calcext:value-type="string">
            <text:p>E07000223</text:p>
          </table:table-cell>
          <table:table-cell office:value-type="float" office:value="4.59258265775165" calcext:value-type="float">
            <text:p>4.5925826577516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E07000224</text:p>
          </table:table-cell>
          <table:table-cell office:value-type="float" office:value="4.13332897828797" calcext:value-type="float">
            <text:p>4.1333289782879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E07000225</text:p>
          </table:table-cell>
          <table:table-cell office:value-type="float" office:value="4.12578751924287" calcext:value-type="float">
            <text:p>4.1257875192428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rawley</text:p>
          </table:table-cell>
          <table:table-cell office:value-type="string" calcext:value-type="string">
            <text:p>E07000226</text:p>
          </table:table-cell>
          <table:table-cell office:value-type="float" office:value="4.1677272643498" calcext:value-type="float">
            <text:p>4.167727264349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orsham</text:p>
          </table:table-cell>
          <table:table-cell office:value-type="string" calcext:value-type="string">
            <text:p>E07000227</text:p>
          </table:table-cell>
          <table:table-cell office:value-type="float" office:value="4.09926480377135" calcext:value-type="float">
            <text:p>4.0992648037713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id Sussex</text:p>
          </table:table-cell>
          <table:table-cell office:value-type="string" calcext:value-type="string">
            <text:p>E07000228</text:p>
          </table:table-cell>
          <table:table-cell office:value-type="float" office:value="4.12958625424538" calcext:value-type="float">
            <text:p>4.1295862542453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orthing</text:p>
          </table:table-cell>
          <table:table-cell office:value-type="string" calcext:value-type="string">
            <text:p>E07000229</text:p>
          </table:table-cell>
          <table:table-cell office:value-type="float" office:value="4.77047497878533" calcext:value-type="float">
            <text:p>4.7704749787853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E07000234</text:p>
          </table:table-cell>
          <table:table-cell office:value-type="float" office:value="4.76672938382605" calcext:value-type="float">
            <text:p>4.7667293838260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alvern Hills</text:p>
          </table:table-cell>
          <table:table-cell office:value-type="string" calcext:value-type="string">
            <text:p>E07000235</text:p>
          </table:table-cell>
          <table:table-cell office:value-type="float" office:value="4.27913110563866" calcext:value-type="float">
            <text:p>4.2791311056386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edditch</text:p>
          </table:table-cell>
          <table:table-cell office:value-type="string" calcext:value-type="string">
            <text:p>E07000236</text:p>
          </table:table-cell>
          <table:table-cell office:value-type="float" office:value="4.57788833329128" calcext:value-type="float">
            <text:p>4.5778883332912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E07000237</text:p>
          </table:table-cell>
          <table:table-cell office:value-type="float" office:value="4.4135727003609" calcext:value-type="float">
            <text:p>4.413572700360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ychavon</text:p>
          </table:table-cell>
          <table:table-cell office:value-type="string" calcext:value-type="string">
            <text:p>E07000238</text:p>
          </table:table-cell>
          <table:table-cell office:value-type="float" office:value="4.70006090318841" calcext:value-type="float">
            <text:p>4.7000609031884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yre Forest</text:p>
          </table:table-cell>
          <table:table-cell office:value-type="string" calcext:value-type="string">
            <text:p>E07000239</text:p>
          </table:table-cell>
          <table:table-cell office:value-type="float" office:value="4.78278723725419" calcext:value-type="float">
            <text:p>4.7827872372541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 Albans</text:p>
          </table:table-cell>
          <table:table-cell office:value-type="string" calcext:value-type="string">
            <text:p>E07000240</text:p>
          </table:table-cell>
          <table:table-cell office:value-type="float" office:value="5.0948438772317" calcext:value-type="float">
            <text:p>5.094843877231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lwyn Hatfield</text:p>
          </table:table-cell>
          <table:table-cell office:value-type="string" calcext:value-type="string">
            <text:p>E07000241</text:p>
          </table:table-cell>
          <table:table-cell office:value-type="float" office:value="5.0285932467374" calcext:value-type="float">
            <text:p>5.028593246737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st Hertfordshire</text:p>
          </table:table-cell>
          <table:table-cell office:value-type="string" calcext:value-type="string">
            <text:p>E07000242</text:p>
          </table:table-cell>
          <table:table-cell office:value-type="float" office:value="5.03741937546402" calcext:value-type="float">
            <text:p>5.0374193754640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evenage</text:p>
          </table:table-cell>
          <table:table-cell office:value-type="string" calcext:value-type="string">
            <text:p>E07000243</text:p>
          </table:table-cell>
          <table:table-cell office:value-type="float" office:value="4.61231052399579" calcext:value-type="float">
            <text:p>4.6123105239957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E08000001</text:p>
          </table:table-cell>
          <table:table-cell office:value-type="float" office:value="4.22883627911055" calcext:value-type="float">
            <text:p>4.2288362791105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8000002</text:p>
          </table:table-cell>
          <table:table-cell office:value-type="float" office:value="4.00106078999917" calcext:value-type="float">
            <text:p>4.0010607899991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E08000003</text:p>
          </table:table-cell>
          <table:table-cell office:value-type="float" office:value="4.3189744094857" calcext:value-type="float">
            <text:p>4.318974409485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Oldham</text:p>
          </table:table-cell>
          <table:table-cell office:value-type="string" calcext:value-type="string">
            <text:p>E08000004</text:p>
          </table:table-cell>
          <table:table-cell office:value-type="float" office:value="4.16081955557912" calcext:value-type="float">
            <text:p>4.1608195555791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E08000005</text:p>
          </table:table-cell>
          <table:table-cell office:value-type="float" office:value="4.004786157457" calcext:value-type="float">
            <text:p>4.00478615745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alford</text:p>
          </table:table-cell>
          <table:table-cell office:value-type="string" calcext:value-type="string">
            <text:p>E08000006</text:p>
          </table:table-cell>
          <table:table-cell office:value-type="float" office:value="4.34512423415347" calcext:value-type="float">
            <text:p>4.3451242341534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ockport</text:p>
          </table:table-cell>
          <table:table-cell office:value-type="string" calcext:value-type="string">
            <text:p>E08000007</text:p>
          </table:table-cell>
          <table:table-cell office:value-type="float" office:value="4.09111151978723" calcext:value-type="float">
            <text:p>4.0911115197872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ameside</text:p>
          </table:table-cell>
          <table:table-cell office:value-type="string" calcext:value-type="string">
            <text:p>E08000008</text:p>
          </table:table-cell>
          <table:table-cell office:value-type="float" office:value="4.20856582674151" calcext:value-type="float">
            <text:p>4.2085658267415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rafford</text:p>
          </table:table-cell>
          <table:table-cell office:value-type="string" calcext:value-type="string">
            <text:p>E08000009</text:p>
          </table:table-cell>
          <table:table-cell office:value-type="float" office:value="4.05541667841597" calcext:value-type="float">
            <text:p>4.0554166784159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E08000010</text:p>
          </table:table-cell>
          <table:table-cell office:value-type="float" office:value="4.28306877530816" calcext:value-type="float">
            <text:p>4.2830687753081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Knowsley</text:p>
          </table:table-cell>
          <table:table-cell office:value-type="string" calcext:value-type="string">
            <text:p>E08000011</text:p>
          </table:table-cell>
          <table:table-cell office:value-type="float" office:value="4.33754369476685" calcext:value-type="float">
            <text:p>4.3375436947668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08000012</text:p>
          </table:table-cell>
          <table:table-cell office:value-type="float" office:value="3.96651874378334" calcext:value-type="float">
            <text:p>3.9665187437833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t. Helens</text:p>
          </table:table-cell>
          <table:table-cell office:value-type="string" calcext:value-type="string">
            <text:p>E08000013</text:p>
          </table:table-cell>
          <table:table-cell office:value-type="float" office:value="4.06364566825789" calcext:value-type="float">
            <text:p>4.0636456682578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E08000014</text:p>
          </table:table-cell>
          <table:table-cell office:value-type="float" office:value="4.50771578908874" calcext:value-type="float">
            <text:p>4.5077157890887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irral</text:p>
          </table:table-cell>
          <table:table-cell office:value-type="string" calcext:value-type="string">
            <text:p>E08000015</text:p>
          </table:table-cell>
          <table:table-cell office:value-type="float" office:value="3.46492387316767" calcext:value-type="float">
            <text:p>3.4649238731676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arnsley</text:p>
          </table:table-cell>
          <table:table-cell office:value-type="string" calcext:value-type="string">
            <text:p>E08000016</text:p>
          </table:table-cell>
          <table:table-cell office:value-type="float" office:value="3.99131597706816" calcext:value-type="float">
            <text:p>3.9913159770681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Doncaster</text:p>
          </table:table-cell>
          <table:table-cell office:value-type="string" calcext:value-type="string">
            <text:p>E08000017</text:p>
          </table:table-cell>
          <table:table-cell office:value-type="float" office:value="4.5287963336838" calcext:value-type="float">
            <text:p>4.528796333683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otherham</text:p>
          </table:table-cell>
          <table:table-cell office:value-type="string" calcext:value-type="string">
            <text:p>E08000018</text:p>
          </table:table-cell>
          <table:table-cell office:value-type="float" office:value="4.44986922105237" calcext:value-type="float">
            <text:p>4.4498692210523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E08000019</text:p>
          </table:table-cell>
          <table:table-cell office:value-type="float" office:value="4.11101571324383" calcext:value-type="float">
            <text:p>4.1110157132438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ewcastle upon Tyne</text:p>
          </table:table-cell>
          <table:table-cell office:value-type="string" calcext:value-type="string">
            <text:p>E08000021</text:p>
          </table:table-cell>
          <table:table-cell office:value-type="float" office:value="3.52126985732535" calcext:value-type="float">
            <text:p>3.5212698573253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orth Tyneside</text:p>
          </table:table-cell>
          <table:table-cell office:value-type="string" calcext:value-type="string">
            <text:p>E08000022</text:p>
          </table:table-cell>
          <table:table-cell office:value-type="float" office:value="3.53454742324127" calcext:value-type="float">
            <text:p>3.5345474232412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 Tyneside</text:p>
          </table:table-cell>
          <table:table-cell office:value-type="string" calcext:value-type="string">
            <text:p>E08000023</text:p>
          </table:table-cell>
          <table:table-cell office:value-type="float" office:value="3.64389131540278" calcext:value-type="float">
            <text:p>3.6438913154027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E08000024</text:p>
          </table:table-cell>
          <table:table-cell office:value-type="float" office:value="3.65710148180009" calcext:value-type="float">
            <text:p>3.6571014818000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E08000025</text:p>
          </table:table-cell>
          <table:table-cell office:value-type="float" office:value="5.12991983953268" calcext:value-type="float">
            <text:p>5.1299198395326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E08000026</text:p>
          </table:table-cell>
          <table:table-cell office:value-type="float" office:value="4.98125570994562" calcext:value-type="float">
            <text:p>4.9812557099456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E08000027</text:p>
          </table:table-cell>
          <table:table-cell office:value-type="float" office:value="4.83758216236293" calcext:value-type="float">
            <text:p>4.8375821623629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andwell</text:p>
          </table:table-cell>
          <table:table-cell office:value-type="string" calcext:value-type="string">
            <text:p>E08000028</text:p>
          </table:table-cell>
          <table:table-cell office:value-type="float" office:value="5.88370579220481" calcext:value-type="float">
            <text:p>5.8837057922048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lihull</text:p>
          </table:table-cell>
          <table:table-cell office:value-type="string" calcext:value-type="string">
            <text:p>E08000029</text:p>
          </table:table-cell>
          <table:table-cell office:value-type="float" office:value="4.83784832247943" calcext:value-type="float">
            <text:p>4.8378483224794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alsall</text:p>
          </table:table-cell>
          <table:table-cell office:value-type="string" calcext:value-type="string">
            <text:p>E08000030</text:p>
          </table:table-cell>
          <table:table-cell office:value-type="float" office:value="5.35953346124238" calcext:value-type="float">
            <text:p>5.3595334612423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E08000031</text:p>
          </table:table-cell>
          <table:table-cell office:value-type="float" office:value="5.02233975626547" calcext:value-type="float">
            <text:p>5.0223397562654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E08000032</text:p>
          </table:table-cell>
          <table:table-cell office:value-type="float" office:value="4.20151592787513" calcext:value-type="float">
            <text:p>4.2015159278751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alderdale</text:p>
          </table:table-cell>
          <table:table-cell office:value-type="string" calcext:value-type="string">
            <text:p>E08000033</text:p>
          </table:table-cell>
          <table:table-cell office:value-type="float" office:value="3.69571665411783" calcext:value-type="float">
            <text:p>3.6957166541178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Kirklees</text:p>
          </table:table-cell>
          <table:table-cell office:value-type="string" calcext:value-type="string">
            <text:p>E08000034</text:p>
          </table:table-cell>
          <table:table-cell office:value-type="float" office:value="3.88527864278741" calcext:value-type="float">
            <text:p>3.8852786427874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E08000035</text:p>
          </table:table-cell>
          <table:table-cell office:value-type="float" office:value="4.27832235739741" calcext:value-type="float">
            <text:p>4.2783223573974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E08000036</text:p>
          </table:table-cell>
          <table:table-cell office:value-type="float" office:value="4.23239097962574" calcext:value-type="float">
            <text:p>4.2323909796257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Gateshead</text:p>
          </table:table-cell>
          <table:table-cell office:value-type="string" calcext:value-type="string">
            <text:p>E08000037</text:p>
          </table:table-cell>
          <table:table-cell office:value-type="float" office:value="3.46635261093909" calcext:value-type="float">
            <text:p>3.4663526109390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ity of London</text:p>
          </table:table-cell>
          <table:table-cell office:value-type="string" calcext:value-type="string">
            <text:p>E09000001</text:p>
          </table:table-cell>
          <table:table-cell office:value-type="float" office:value="6.99973160144749" calcext:value-type="float">
            <text:p>6.9997316014474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arking and Dagenham</text:p>
          </table:table-cell>
          <table:table-cell office:value-type="string" calcext:value-type="string">
            <text:p>E09000002</text:p>
          </table:table-cell>
          <table:table-cell office:value-type="float" office:value="5.64114116084352" calcext:value-type="float">
            <text:p>5.6411411608435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arnet</text:p>
          </table:table-cell>
          <table:table-cell office:value-type="string" calcext:value-type="string">
            <text:p>E09000003</text:p>
          </table:table-cell>
          <table:table-cell office:value-type="float" office:value="5.40054214381348" calcext:value-type="float">
            <text:p>5.4005421438134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exley</text:p>
          </table:table-cell>
          <table:table-cell office:value-type="string" calcext:value-type="string">
            <text:p>E09000004</text:p>
          </table:table-cell>
          <table:table-cell office:value-type="float" office:value="5.17356422364063" calcext:value-type="float">
            <text:p>5.1735642236406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E09000005</text:p>
          </table:table-cell>
          <table:table-cell office:value-type="float" office:value="5.69479920657979" calcext:value-type="float">
            <text:p>5.6947992065797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Bromley</text:p>
          </table:table-cell>
          <table:table-cell office:value-type="string" calcext:value-type="string">
            <text:p>E09000006</text:p>
          </table:table-cell>
          <table:table-cell office:value-type="float" office:value="4.86785310237729" calcext:value-type="float">
            <text:p>4.8678531023772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E09000007</text:p>
          </table:table-cell>
          <table:table-cell office:value-type="float" office:value="6.30971071450805" calcext:value-type="float">
            <text:p>6.3097107145080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E09000008</text:p>
          </table:table-cell>
          <table:table-cell office:value-type="float" office:value="5.08540366391675" calcext:value-type="float">
            <text:p>5.0854036639167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E09000009</text:p>
          </table:table-cell>
          <table:table-cell office:value-type="float" office:value="5.4985535001974" calcext:value-type="float">
            <text:p>5.498553500197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E09000010</text:p>
          </table:table-cell>
          <table:table-cell office:value-type="float" office:value="5.3828463040718" calcext:value-type="float">
            <text:p>5.382846304071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E09000011</text:p>
          </table:table-cell>
          <table:table-cell office:value-type="float" office:value="5.52748570743022" calcext:value-type="float">
            <text:p>5.5274857074302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ckney</text:p>
          </table:table-cell>
          <table:table-cell office:value-type="string" calcext:value-type="string">
            <text:p>E09000012</text:p>
          </table:table-cell>
          <table:table-cell office:value-type="float" office:value="6.31607596145423" calcext:value-type="float">
            <text:p>6.3160759614542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mmersmith and Fulham</text:p>
          </table:table-cell>
          <table:table-cell office:value-type="string" calcext:value-type="string">
            <text:p>E09000013</text:p>
          </table:table-cell>
          <table:table-cell office:value-type="float" office:value="6.10723319434931" calcext:value-type="float">
            <text:p>6.1072331943493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ringey</text:p>
          </table:table-cell>
          <table:table-cell office:value-type="string" calcext:value-type="string">
            <text:p>E09000014</text:p>
          </table:table-cell>
          <table:table-cell office:value-type="float" office:value="5.78203139693367" calcext:value-type="float">
            <text:p>5.7820313969336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E09000015</text:p>
          </table:table-cell>
          <table:table-cell office:value-type="float" office:value="4.97677646384043" calcext:value-type="float">
            <text:p>4.9767764638404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avering</text:p>
          </table:table-cell>
          <table:table-cell office:value-type="string" calcext:value-type="string">
            <text:p>E09000016</text:p>
          </table:table-cell>
          <table:table-cell office:value-type="float" office:value="5.144153309854" calcext:value-type="float">
            <text:p>5.14415330985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illingdon</text:p>
          </table:table-cell>
          <table:table-cell office:value-type="string" calcext:value-type="string">
            <text:p>E09000017</text:p>
          </table:table-cell>
          <table:table-cell office:value-type="float" office:value="4.99241138156819" calcext:value-type="float">
            <text:p>4.9924113815681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Hounslow</text:p>
          </table:table-cell>
          <table:table-cell office:value-type="string" calcext:value-type="string">
            <text:p>E09000018</text:p>
          </table:table-cell>
          <table:table-cell office:value-type="float" office:value="5.31906421555566" calcext:value-type="float">
            <text:p>5.31906421555566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E09000019</text:p>
          </table:table-cell>
          <table:table-cell office:value-type="float" office:value="6.45523348363581" calcext:value-type="float">
            <text:p>6.45523348363581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Kensington and Chelsea</text:p>
          </table:table-cell>
          <table:table-cell office:value-type="string" calcext:value-type="string">
            <text:p>E09000020</text:p>
          </table:table-cell>
          <table:table-cell office:value-type="float" office:value="6.5647621194773" calcext:value-type="float">
            <text:p>6.5647621194773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Kingston upon Thames</text:p>
          </table:table-cell>
          <table:table-cell office:value-type="string" calcext:value-type="string">
            <text:p>E09000021</text:p>
          </table:table-cell>
          <table:table-cell office:value-type="float" office:value="5.10168979484745" calcext:value-type="float">
            <text:p>5.1016897948474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Lambeth</text:p>
          </table:table-cell>
          <table:table-cell office:value-type="string" calcext:value-type="string">
            <text:p>E09000022</text:p>
          </table:table-cell>
          <table:table-cell office:value-type="float" office:value="5.98771916129132" calcext:value-type="float">
            <text:p>5.9877191612913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Lewisham</text:p>
          </table:table-cell>
          <table:table-cell office:value-type="string" calcext:value-type="string">
            <text:p>E09000023</text:p>
          </table:table-cell>
          <table:table-cell office:value-type="float" office:value="5.5658024239684" calcext:value-type="float">
            <text:p>5.5658024239684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Merton</text:p>
          </table:table-cell>
          <table:table-cell office:value-type="string" calcext:value-type="string">
            <text:p>E09000024</text:p>
          </table:table-cell>
          <table:table-cell office:value-type="float" office:value="5.25478091405459" calcext:value-type="float">
            <text:p>5.25478091405459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Newham</text:p>
          </table:table-cell>
          <table:table-cell office:value-type="string" calcext:value-type="string">
            <text:p>E09000025</text:p>
          </table:table-cell>
          <table:table-cell office:value-type="float" office:value="6.02899225372837" calcext:value-type="float">
            <text:p>6.0289922537283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E09000026</text:p>
          </table:table-cell>
          <table:table-cell office:value-type="float" office:value="5.68798508467085" calcext:value-type="float">
            <text:p>5.6879850846708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E09000027</text:p>
          </table:table-cell>
          <table:table-cell office:value-type="float" office:value="5.13094250957777" calcext:value-type="float">
            <text:p>5.13094250957777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outhwark</text:p>
          </table:table-cell>
          <table:table-cell office:value-type="string" calcext:value-type="string">
            <text:p>E09000028</text:p>
          </table:table-cell>
          <table:table-cell office:value-type="float" office:value="6.13064627885325" calcext:value-type="float">
            <text:p>6.1306462788532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E09000029</text:p>
          </table:table-cell>
          <table:table-cell office:value-type="float" office:value="4.91612252794895" calcext:value-type="float">
            <text:p>4.9161225279489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Tower Hamlets</text:p>
          </table:table-cell>
          <table:table-cell office:value-type="string" calcext:value-type="string">
            <text:p>E09000030</text:p>
          </table:table-cell>
          <table:table-cell office:value-type="float" office:value="6.3829176806315" calcext:value-type="float">
            <text:p>6.3829176806315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altham Forest</text:p>
          </table:table-cell>
          <table:table-cell office:value-type="string" calcext:value-type="string">
            <text:p>E09000031</text:p>
          </table:table-cell>
          <table:table-cell office:value-type="float" office:value="5.90931832134702" calcext:value-type="float">
            <text:p>5.90931832134702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andsworth</text:p>
          </table:table-cell>
          <table:table-cell office:value-type="string" calcext:value-type="string">
            <text:p>E09000032</text:p>
          </table:table-cell>
          <table:table-cell office:value-type="float" office:value="5.66410979301398" calcext:value-type="float">
            <text:p>5.66410979301398</text:p>
          </table:table-cell>
        </table:table-row>
        <table:table-row table:style-name="ro1">
          <table:table-cell table:number-columns-repeated="10"/>
          <table:table-cell office:value-type="float" office:value="2015" calcext:value-type="float">
            <text:p>2015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E09000033</text:p>
          </table:table-cell>
          <table:table-cell office:value-type="float" office:value="6.65386026967218" calcext:value-type="float">
            <text:p>6.6538602696721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rtlepool</text:p>
          </table:table-cell>
          <table:table-cell office:value-type="string" calcext:value-type="string">
            <text:p>E06000001</text:p>
          </table:table-cell>
          <table:table-cell office:value-type="float" office:value="4.02870673137373" calcext:value-type="float">
            <text:p>4.0287067313737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E06000002</text:p>
          </table:table-cell>
          <table:table-cell office:value-type="float" office:value="4.30602227620375" calcext:value-type="float">
            <text:p>4.3060222762037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edcar and Cleveland</text:p>
          </table:table-cell>
          <table:table-cell office:value-type="string" calcext:value-type="string">
            <text:p>E06000003</text:p>
          </table:table-cell>
          <table:table-cell office:value-type="float" office:value="4.06760338210515" calcext:value-type="float">
            <text:p>4.0676033821051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ockton-on-Tees</text:p>
          </table:table-cell>
          <table:table-cell office:value-type="string" calcext:value-type="string">
            <text:p>E06000004</text:p>
          </table:table-cell>
          <table:table-cell office:value-type="float" office:value="4.14036713818794" calcext:value-type="float">
            <text:p>4.1403671381879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E06000005</text:p>
          </table:table-cell>
          <table:table-cell office:value-type="float" office:value="3.97516940852006" calcext:value-type="float">
            <text:p>3.9751694085200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lton</text:p>
          </table:table-cell>
          <table:table-cell office:value-type="string" calcext:value-type="string">
            <text:p>E06000006</text:p>
          </table:table-cell>
          <table:table-cell office:value-type="float" office:value="5.00526507717968" calcext:value-type="float">
            <text:p>5.0052650771796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arrington</text:p>
          </table:table-cell>
          <table:table-cell office:value-type="string" calcext:value-type="string">
            <text:p>E06000007</text:p>
          </table:table-cell>
          <table:table-cell office:value-type="float" office:value="4.88575610321223" calcext:value-type="float">
            <text:p>4.8857561032122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lackburn with Darwen</text:p>
          </table:table-cell>
          <table:table-cell office:value-type="string" calcext:value-type="string">
            <text:p>E06000008</text:p>
          </table:table-cell>
          <table:table-cell office:value-type="float" office:value="4.65692080915668" calcext:value-type="float">
            <text:p>4.6569208091566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E06000009</text:p>
          </table:table-cell>
          <table:table-cell office:value-type="float" office:value="4.26799208918773" calcext:value-type="float">
            <text:p>4.2679920891877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Kingston upon Hull</text:p>
          </table:table-cell>
          <table:table-cell office:value-type="string" calcext:value-type="string">
            <text:p>E06000010</text:p>
          </table:table-cell>
          <table:table-cell office:value-type="float" office:value="5.47655799539545" calcext:value-type="float">
            <text:p>5.4765579953954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 Riding of Yorkshire</text:p>
          </table:table-cell>
          <table:table-cell office:value-type="string" calcext:value-type="string">
            <text:p>E06000011</text:p>
          </table:table-cell>
          <table:table-cell office:value-type="float" office:value="4.70953389025379" calcext:value-type="float">
            <text:p>4.7095338902537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East Lincolnshire</text:p>
          </table:table-cell>
          <table:table-cell office:value-type="string" calcext:value-type="string">
            <text:p>E06000012</text:p>
          </table:table-cell>
          <table:table-cell office:value-type="float" office:value="5.23040388604783" calcext:value-type="float">
            <text:p>5.2304038860478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E06000013</text:p>
          </table:table-cell>
          <table:table-cell office:value-type="float" office:value="5.07999461243954" calcext:value-type="float">
            <text:p>5.0799946124395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E06000014</text:p>
          </table:table-cell>
          <table:table-cell office:value-type="float" office:value="4.49077676731564" calcext:value-type="float">
            <text:p>4.4907767673156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E06000015</text:p>
          </table:table-cell>
          <table:table-cell office:value-type="float" office:value="6.38989977566694" calcext:value-type="float">
            <text:p>6.3898997756669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06000016</text:p>
          </table:table-cell>
          <table:table-cell office:value-type="float" office:value="6.39196703044719" calcext:value-type="float">
            <text:p>6.3919670304471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E06000017</text:p>
          </table:table-cell>
          <table:table-cell office:value-type="float" office:value="5.43659062043573" calcext:value-type="float">
            <text:p>5.4365906204357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E06000018</text:p>
          </table:table-cell>
          <table:table-cell office:value-type="float" office:value="6.34855600540362" calcext:value-type="float">
            <text:p>6.3485560054036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erefordshire</text:p>
          </table:table-cell>
          <table:table-cell office:value-type="string" calcext:value-type="string">
            <text:p>E06000019</text:p>
          </table:table-cell>
          <table:table-cell office:value-type="float" office:value="4.11204377947307" calcext:value-type="float">
            <text:p>4.1120437794730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elford and Wrekin</text:p>
          </table:table-cell>
          <table:table-cell office:value-type="string" calcext:value-type="string">
            <text:p>E06000020</text:p>
          </table:table-cell>
          <table:table-cell office:value-type="float" office:value="4.48320220506616" calcext:value-type="float">
            <text:p>4.4832022050661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E06000021</text:p>
          </table:table-cell>
          <table:table-cell office:value-type="float" office:value="5.02761374489544" calcext:value-type="float">
            <text:p>5.0276137448954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ath and North East Somerset</text:p>
          </table:table-cell>
          <table:table-cell office:value-type="string" calcext:value-type="string">
            <text:p>E06000022</text:p>
          </table:table-cell>
          <table:table-cell office:value-type="float" office:value="4.72605106104579" calcext:value-type="float">
            <text:p>4.7260510610457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E06000023</text:p>
          </table:table-cell>
          <table:table-cell office:value-type="float" office:value="5.31455675623678" calcext:value-type="float">
            <text:p>5.3145567562367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E06000024</text:p>
          </table:table-cell>
          <table:table-cell office:value-type="float" office:value="4.41260913450649" calcext:value-type="float">
            <text:p>4.4126091345064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E06000025</text:p>
          </table:table-cell>
          <table:table-cell office:value-type="float" office:value="5.18345975756188" calcext:value-type="float">
            <text:p>5.1834597575618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E06000026</text:p>
          </table:table-cell>
          <table:table-cell office:value-type="float" office:value="4.45481869085009" calcext:value-type="float">
            <text:p>4.4548186908500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E06000027</text:p>
          </table:table-cell>
          <table:table-cell office:value-type="float" office:value="4.2093584195058" calcext:value-type="float">
            <text:p>4.209358419505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06000028</text:p>
          </table:table-cell>
          <table:table-cell office:value-type="float" office:value="5.07330753684642" calcext:value-type="float">
            <text:p>5.0733075368464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E06000029</text:p>
          </table:table-cell>
          <table:table-cell office:value-type="float" office:value="5.01259898637698" calcext:value-type="float">
            <text:p>5.0125989863769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windon</text:p>
          </table:table-cell>
          <table:table-cell office:value-type="string" calcext:value-type="string">
            <text:p>E06000030</text:p>
          </table:table-cell>
          <table:table-cell office:value-type="float" office:value="5.37974230003138" calcext:value-type="float">
            <text:p>5.3797423000313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Peterborough</text:p>
          </table:table-cell>
          <table:table-cell office:value-type="string" calcext:value-type="string">
            <text:p>E06000031</text:p>
          </table:table-cell>
          <table:table-cell office:value-type="float" office:value="5.5379167469584" calcext:value-type="float">
            <text:p>5.537916746958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Luton</text:p>
          </table:table-cell>
          <table:table-cell office:value-type="string" calcext:value-type="string">
            <text:p>E06000032</text:p>
          </table:table-cell>
          <table:table-cell office:value-type="float" office:value="5.95769496658748" calcext:value-type="float">
            <text:p>5.9576949665874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end-on-Sea</text:p>
          </table:table-cell>
          <table:table-cell office:value-type="string" calcext:value-type="string">
            <text:p>E06000033</text:p>
          </table:table-cell>
          <table:table-cell office:value-type="float" office:value="5.52292761458314" calcext:value-type="float">
            <text:p>5.5229276145831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hurrock</text:p>
          </table:table-cell>
          <table:table-cell office:value-type="string" calcext:value-type="string">
            <text:p>E06000034</text:p>
          </table:table-cell>
          <table:table-cell office:value-type="float" office:value="5.90088028118923" calcext:value-type="float">
            <text:p>5.9008802811892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E06000035</text:p>
          </table:table-cell>
          <table:table-cell office:value-type="float" office:value="6.34723540998538" calcext:value-type="float">
            <text:p>6.3472354099853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acknell Forest</text:p>
          </table:table-cell>
          <table:table-cell office:value-type="string" calcext:value-type="string">
            <text:p>E06000036</text:p>
          </table:table-cell>
          <table:table-cell office:value-type="float" office:value="5.55630449745595" calcext:value-type="float">
            <text:p>5.5563044974559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st Berkshire</text:p>
          </table:table-cell>
          <table:table-cell office:value-type="string" calcext:value-type="string">
            <text:p>E06000037</text:p>
          </table:table-cell>
          <table:table-cell office:value-type="float" office:value="5.01217280488593" calcext:value-type="float">
            <text:p>5.0121728048859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06000038</text:p>
          </table:table-cell>
          <table:table-cell office:value-type="float" office:value="5.85452610403921" calcext:value-type="float">
            <text:p>5.8545261040392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lough</text:p>
          </table:table-cell>
          <table:table-cell office:value-type="string" calcext:value-type="string">
            <text:p>E06000039</text:p>
          </table:table-cell>
          <table:table-cell office:value-type="float" office:value="6.23463806588096" calcext:value-type="float">
            <text:p>6.2346380658809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indsor and Maidenhead</text:p>
          </table:table-cell>
          <table:table-cell office:value-type="string" calcext:value-type="string">
            <text:p>E06000040</text:p>
          </table:table-cell>
          <table:table-cell office:value-type="float" office:value="5.64579251297144" calcext:value-type="float">
            <text:p>5.6457925129714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okingham</text:p>
          </table:table-cell>
          <table:table-cell office:value-type="string" calcext:value-type="string">
            <text:p>E06000041</text:p>
          </table:table-cell>
          <table:table-cell office:value-type="float" office:value="5.6056491843084" calcext:value-type="float">
            <text:p>5.605649184308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ilton Keynes</text:p>
          </table:table-cell>
          <table:table-cell office:value-type="string" calcext:value-type="string">
            <text:p>E06000042</text:p>
          </table:table-cell>
          <table:table-cell office:value-type="float" office:value="5.78582489546869" calcext:value-type="float">
            <text:p>5.7858248954686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ighton and Hove</text:p>
          </table:table-cell>
          <table:table-cell office:value-type="string" calcext:value-type="string">
            <text:p>E06000043</text:p>
          </table:table-cell>
          <table:table-cell office:value-type="float" office:value="5.74883314157481" calcext:value-type="float">
            <text:p>5.7488331415748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E06000044</text:p>
          </table:table-cell>
          <table:table-cell office:value-type="float" office:value="6.59361282158137" calcext:value-type="float">
            <text:p>6.5936128215813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06000045</text:p>
          </table:table-cell>
          <table:table-cell office:value-type="float" office:value="5.97689950264862" calcext:value-type="float">
            <text:p>5.9768995026486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E06000046</text:p>
          </table:table-cell>
          <table:table-cell office:value-type="float" office:value="4.90007053667041" calcext:value-type="float">
            <text:p>4.9000705366704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E06000047</text:p>
          </table:table-cell>
          <table:table-cell office:value-type="float" office:value="3.72631155051844" calcext:value-type="float">
            <text:p>3.7263115505184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eshire East</text:p>
          </table:table-cell>
          <table:table-cell office:value-type="string" calcext:value-type="string">
            <text:p>E06000049</text:p>
          </table:table-cell>
          <table:table-cell office:value-type="float" office:value="4.46250127444361" calcext:value-type="float">
            <text:p>4.4625012744436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eshire West and Chester</text:p>
          </table:table-cell>
          <table:table-cell office:value-type="string" calcext:value-type="string">
            <text:p>E06000050</text:p>
          </table:table-cell>
          <table:table-cell office:value-type="float" office:value="4.32948871342485" calcext:value-type="float">
            <text:p>4.3294887134248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E06000051</text:p>
          </table:table-cell>
          <table:table-cell office:value-type="float" office:value="3.97032938488905" calcext:value-type="float">
            <text:p>3.9703293848890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06000052</text:p>
          </table:table-cell>
          <table:table-cell office:value-type="float" office:value="3.5424951001663" calcext:value-type="float">
            <text:p>3.542495100166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Isles of Scilly</text:p>
          </table:table-cell>
          <table:table-cell office:value-type="string" calcext:value-type="string">
            <text:p>E06000053</text:p>
          </table:table-cell>
          <table:table-cell office:value-type="float" office:value="2.61533749729595" calcext:value-type="float">
            <text:p>2.6153374972959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E06000054</text:p>
          </table:table-cell>
          <table:table-cell office:value-type="float" office:value="4.68976504168944" calcext:value-type="float">
            <text:p>4.6897650416894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06000055</text:p>
          </table:table-cell>
          <table:table-cell office:value-type="float" office:value="5.47573182512129" calcext:value-type="float">
            <text:p>5.4757318251212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entral Bedfordshire</text:p>
          </table:table-cell>
          <table:table-cell office:value-type="string" calcext:value-type="string">
            <text:p>E06000056</text:p>
          </table:table-cell>
          <table:table-cell office:value-type="float" office:value="5.4043675382063" calcext:value-type="float">
            <text:p>5.404367538206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E06000057</text:p>
          </table:table-cell>
          <table:table-cell office:value-type="float" office:value="3.46850692751837" calcext:value-type="float">
            <text:p>3.4685069275183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Aylesbury Vale</text:p>
          </table:table-cell>
          <table:table-cell office:value-type="string" calcext:value-type="string">
            <text:p>E07000004</text:p>
          </table:table-cell>
          <table:table-cell office:value-type="float" office:value="5.34808446614084" calcext:value-type="float">
            <text:p>5.3480844661408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iltern</text:p>
          </table:table-cell>
          <table:table-cell office:value-type="string" calcext:value-type="string">
            <text:p>E07000005</text:p>
          </table:table-cell>
          <table:table-cell office:value-type="float" office:value="5.47713631029086" calcext:value-type="float">
            <text:p>5.4771363102908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Bucks</text:p>
          </table:table-cell>
          <table:table-cell office:value-type="string" calcext:value-type="string">
            <text:p>E07000006</text:p>
          </table:table-cell>
          <table:table-cell office:value-type="float" office:value="5.77879225414317" calcext:value-type="float">
            <text:p>5.7787922541431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ycombe</text:p>
          </table:table-cell>
          <table:table-cell office:value-type="string" calcext:value-type="string">
            <text:p>E07000007</text:p>
          </table:table-cell>
          <table:table-cell office:value-type="float" office:value="5.50861333309803" calcext:value-type="float">
            <text:p>5.5086133330980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E07000008</text:p>
          </table:table-cell>
          <table:table-cell office:value-type="float" office:value="5.52243215645744" calcext:value-type="float">
            <text:p>5.5224321564574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 Cambridgeshire</text:p>
          </table:table-cell>
          <table:table-cell office:value-type="string" calcext:value-type="string">
            <text:p>E07000009</text:p>
          </table:table-cell>
          <table:table-cell office:value-type="float" office:value="5.1941939456434" calcext:value-type="float">
            <text:p>5.194193945643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Fenland</text:p>
          </table:table-cell>
          <table:table-cell office:value-type="string" calcext:value-type="string">
            <text:p>E07000010</text:p>
          </table:table-cell>
          <table:table-cell office:value-type="float" office:value="5.28162979618732" calcext:value-type="float">
            <text:p>5.2816297961873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untingdonshire</text:p>
          </table:table-cell>
          <table:table-cell office:value-type="string" calcext:value-type="string">
            <text:p>E07000011</text:p>
          </table:table-cell>
          <table:table-cell office:value-type="float" office:value="5.37368285842386" calcext:value-type="float">
            <text:p>5.3736828584238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Cambridgeshire</text:p>
          </table:table-cell>
          <table:table-cell office:value-type="string" calcext:value-type="string">
            <text:p>E07000012</text:p>
          </table:table-cell>
          <table:table-cell office:value-type="float" office:value="5.26354186061361" calcext:value-type="float">
            <text:p>5.2635418606136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Allerdale</text:p>
          </table:table-cell>
          <table:table-cell office:value-type="string" calcext:value-type="string">
            <text:p>E07000026</text:p>
          </table:table-cell>
          <table:table-cell office:value-type="float" office:value="2.97231119071807" calcext:value-type="float">
            <text:p>2.9723111907180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arrow-in-Furness</text:p>
          </table:table-cell>
          <table:table-cell office:value-type="string" calcext:value-type="string">
            <text:p>E07000027</text:p>
          </table:table-cell>
          <table:table-cell office:value-type="float" office:value="4.20442972570221" calcext:value-type="float">
            <text:p>4.2044297257022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arlisle</text:p>
          </table:table-cell>
          <table:table-cell office:value-type="string" calcext:value-type="string">
            <text:p>E07000028</text:p>
          </table:table-cell>
          <table:table-cell office:value-type="float" office:value="3.37354200441563" calcext:value-type="float">
            <text:p>3.3735420044156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opeland</text:p>
          </table:table-cell>
          <table:table-cell office:value-type="string" calcext:value-type="string">
            <text:p>E07000029</text:p>
          </table:table-cell>
          <table:table-cell office:value-type="float" office:value="3.05165099382626" calcext:value-type="float">
            <text:p>3.0516509938262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E07000030</text:p>
          </table:table-cell>
          <table:table-cell office:value-type="float" office:value="3.18628784425413" calcext:value-type="float">
            <text:p>3.1862878442541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Lakeland</text:p>
          </table:table-cell>
          <table:table-cell office:value-type="string" calcext:value-type="string">
            <text:p>E07000031</text:p>
          </table:table-cell>
          <table:table-cell office:value-type="float" office:value="3.39337557964449" calcext:value-type="float">
            <text:p>3.3933755796444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Amber Valley</text:p>
          </table:table-cell>
          <table:table-cell office:value-type="string" calcext:value-type="string">
            <text:p>E07000032</text:p>
          </table:table-cell>
          <table:table-cell office:value-type="float" office:value="5.5161175903302" calcext:value-type="float">
            <text:p>5.516117590330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olsover</text:p>
          </table:table-cell>
          <table:table-cell office:value-type="string" calcext:value-type="string">
            <text:p>E07000033</text:p>
          </table:table-cell>
          <table:table-cell office:value-type="float" office:value="5.26045602416126" calcext:value-type="float">
            <text:p>5.2604560241612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E07000034</text:p>
          </table:table-cell>
          <table:table-cell office:value-type="float" office:value="4.81892691980228" calcext:value-type="float">
            <text:p>4.8189269198022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Derbyshire Dales</text:p>
          </table:table-cell>
          <table:table-cell office:value-type="string" calcext:value-type="string">
            <text:p>E07000035</text:p>
          </table:table-cell>
          <table:table-cell office:value-type="float" office:value="4.4890793606957" calcext:value-type="float">
            <text:p>4.489079360695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rewash</text:p>
          </table:table-cell>
          <table:table-cell office:value-type="string" calcext:value-type="string">
            <text:p>E07000036</text:p>
          </table:table-cell>
          <table:table-cell office:value-type="float" office:value="6.25044840641461" calcext:value-type="float">
            <text:p>6.2504484064146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igh Peak</text:p>
          </table:table-cell>
          <table:table-cell office:value-type="string" calcext:value-type="string">
            <text:p>E07000037</text:p>
          </table:table-cell>
          <table:table-cell office:value-type="float" office:value="4.19322060816712" calcext:value-type="float">
            <text:p>4.1932206081671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East Derbyshire</text:p>
          </table:table-cell>
          <table:table-cell office:value-type="string" calcext:value-type="string">
            <text:p>E07000038</text:p>
          </table:table-cell>
          <table:table-cell office:value-type="float" office:value="4.9206821955699" calcext:value-type="float">
            <text:p>4.920682195569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Derbyshire</text:p>
          </table:table-cell>
          <table:table-cell office:value-type="string" calcext:value-type="string">
            <text:p>E07000039</text:p>
          </table:table-cell>
          <table:table-cell office:value-type="float" office:value="5.83885748698639" calcext:value-type="float">
            <text:p>5.8388574869863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 Devon</text:p>
          </table:table-cell>
          <table:table-cell office:value-type="string" calcext:value-type="string">
            <text:p>E07000040</text:p>
          </table:table-cell>
          <table:table-cell office:value-type="float" office:value="3.97434130616873" calcext:value-type="float">
            <text:p>3.9743413061687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E07000041</text:p>
          </table:table-cell>
          <table:table-cell office:value-type="float" office:value="4.55321479269324" calcext:value-type="float">
            <text:p>4.5532147926932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id Devon</text:p>
          </table:table-cell>
          <table:table-cell office:value-type="string" calcext:value-type="string">
            <text:p>E07000042</text:p>
          </table:table-cell>
          <table:table-cell office:value-type="float" office:value="3.90519195718566" calcext:value-type="float">
            <text:p>3.9051919571856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Devon</text:p>
          </table:table-cell>
          <table:table-cell office:value-type="string" calcext:value-type="string">
            <text:p>E07000043</text:p>
          </table:table-cell>
          <table:table-cell office:value-type="float" office:value="3.52804940169217" calcext:value-type="float">
            <text:p>3.5280494016921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Hams</text:p>
          </table:table-cell>
          <table:table-cell office:value-type="string" calcext:value-type="string">
            <text:p>E07000044</text:p>
          </table:table-cell>
          <table:table-cell office:value-type="float" office:value="3.66941174879374" calcext:value-type="float">
            <text:p>3.6694117487937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eignbridge</text:p>
          </table:table-cell>
          <table:table-cell office:value-type="string" calcext:value-type="string">
            <text:p>E07000045</text:p>
          </table:table-cell>
          <table:table-cell office:value-type="float" office:value="3.96523170895693" calcext:value-type="float">
            <text:p>3.9652317089569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orridge</text:p>
          </table:table-cell>
          <table:table-cell office:value-type="string" calcext:value-type="string">
            <text:p>E07000046</text:p>
          </table:table-cell>
          <table:table-cell office:value-type="float" office:value="3.46666198050603" calcext:value-type="float">
            <text:p>3.4666619805060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st Devon</text:p>
          </table:table-cell>
          <table:table-cell office:value-type="string" calcext:value-type="string">
            <text:p>E07000047</text:p>
          </table:table-cell>
          <table:table-cell office:value-type="float" office:value="3.41462333119912" calcext:value-type="float">
            <text:p>3.4146233311991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E07000048</text:p>
          </table:table-cell>
          <table:table-cell office:value-type="float" office:value="4.69302496282941" calcext:value-type="float">
            <text:p>4.6930249628294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 Dorset</text:p>
          </table:table-cell>
          <table:table-cell office:value-type="string" calcext:value-type="string">
            <text:p>E07000049</text:p>
          </table:table-cell>
          <table:table-cell office:value-type="float" office:value="4.64776484437661" calcext:value-type="float">
            <text:p>4.6477648443766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Dorset</text:p>
          </table:table-cell>
          <table:table-cell office:value-type="string" calcext:value-type="string">
            <text:p>E07000050</text:p>
          </table:table-cell>
          <table:table-cell office:value-type="float" office:value="4.53870909000894" calcext:value-type="float">
            <text:p>4.5387090900089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Purbeck</text:p>
          </table:table-cell>
          <table:table-cell office:value-type="string" calcext:value-type="string">
            <text:p>E07000051</text:p>
          </table:table-cell>
          <table:table-cell office:value-type="float" office:value="4.18206601112427" calcext:value-type="float">
            <text:p>4.1820660111242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st Dorset</text:p>
          </table:table-cell>
          <table:table-cell office:value-type="string" calcext:value-type="string">
            <text:p>E07000052</text:p>
          </table:table-cell>
          <table:table-cell office:value-type="float" office:value="4.09527486654773" calcext:value-type="float">
            <text:p>4.0952748665477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ymouth and Portland</text:p>
          </table:table-cell>
          <table:table-cell office:value-type="string" calcext:value-type="string">
            <text:p>E07000053</text:p>
          </table:table-cell>
          <table:table-cell office:value-type="float" office:value="4.13323960150637" calcext:value-type="float">
            <text:p>4.1332396015063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bourne</text:p>
          </table:table-cell>
          <table:table-cell office:value-type="string" calcext:value-type="string">
            <text:p>E07000061</text:p>
          </table:table-cell>
          <table:table-cell office:value-type="float" office:value="5.30607089565079" calcext:value-type="float">
            <text:p>5.3060708956507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E07000062</text:p>
          </table:table-cell>
          <table:table-cell office:value-type="float" office:value="5.48818970628303" calcext:value-type="float">
            <text:p>5.4881897062830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E07000063</text:p>
          </table:table-cell>
          <table:table-cell office:value-type="float" office:value="5.05478702260626" calcext:value-type="float">
            <text:p>5.0547870226062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other</text:p>
          </table:table-cell>
          <table:table-cell office:value-type="string" calcext:value-type="string">
            <text:p>E07000064</text:p>
          </table:table-cell>
          <table:table-cell office:value-type="float" office:value="4.99559452160301" calcext:value-type="float">
            <text:p>4.9955945216030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alden</text:p>
          </table:table-cell>
          <table:table-cell office:value-type="string" calcext:value-type="string">
            <text:p>E07000065</text:p>
          </table:table-cell>
          <table:table-cell office:value-type="float" office:value="4.99304248215564" calcext:value-type="float">
            <text:p>4.9930424821556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E07000066</text:p>
          </table:table-cell>
          <table:table-cell office:value-type="float" office:value="5.59102287120612" calcext:value-type="float">
            <text:p>5.5910228712061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aintree</text:p>
          </table:table-cell>
          <table:table-cell office:value-type="string" calcext:value-type="string">
            <text:p>E07000067</text:p>
          </table:table-cell>
          <table:table-cell office:value-type="float" office:value="5.37955484359619" calcext:value-type="float">
            <text:p>5.3795548435961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entwood</text:p>
          </table:table-cell>
          <table:table-cell office:value-type="string" calcext:value-type="string">
            <text:p>E07000068</text:p>
          </table:table-cell>
          <table:table-cell office:value-type="float" office:value="5.5450334126324" calcext:value-type="float">
            <text:p>5.545033412632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astle Point</text:p>
          </table:table-cell>
          <table:table-cell office:value-type="string" calcext:value-type="string">
            <text:p>E07000069</text:p>
          </table:table-cell>
          <table:table-cell office:value-type="float" office:value="5.47581995029457" calcext:value-type="float">
            <text:p>5.4758199502945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E07000070</text:p>
          </table:table-cell>
          <table:table-cell office:value-type="float" office:value="5.55006924419537" calcext:value-type="float">
            <text:p>5.5500692441953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olchester</text:p>
          </table:table-cell>
          <table:table-cell office:value-type="string" calcext:value-type="string">
            <text:p>E07000071</text:p>
          </table:table-cell>
          <table:table-cell office:value-type="float" office:value="5.44648625410993" calcext:value-type="float">
            <text:p>5.4464862541099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pping Forest</text:p>
          </table:table-cell>
          <table:table-cell office:value-type="string" calcext:value-type="string">
            <text:p>E07000072</text:p>
          </table:table-cell>
          <table:table-cell office:value-type="float" office:value="5.69718952785601" calcext:value-type="float">
            <text:p>5.6971895278560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rlow</text:p>
          </table:table-cell>
          <table:table-cell office:value-type="string" calcext:value-type="string">
            <text:p>E07000073</text:p>
          </table:table-cell>
          <table:table-cell office:value-type="float" office:value="5.54474721523477" calcext:value-type="float">
            <text:p>5.5447472152347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aldon</text:p>
          </table:table-cell>
          <table:table-cell office:value-type="string" calcext:value-type="string">
            <text:p>E07000074</text:p>
          </table:table-cell>
          <table:table-cell office:value-type="float" office:value="5.23430242320612" calcext:value-type="float">
            <text:p>5.2343024232061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ochford</text:p>
          </table:table-cell>
          <table:table-cell office:value-type="string" calcext:value-type="string">
            <text:p>E07000075</text:p>
          </table:table-cell>
          <table:table-cell office:value-type="float" office:value="5.37587180066095" calcext:value-type="float">
            <text:p>5.3758718006609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endring</text:p>
          </table:table-cell>
          <table:table-cell office:value-type="string" calcext:value-type="string">
            <text:p>E07000076</text:p>
          </table:table-cell>
          <table:table-cell office:value-type="float" office:value="5.19725984416416" calcext:value-type="float">
            <text:p>5.1972598441641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Uttlesford</text:p>
          </table:table-cell>
          <table:table-cell office:value-type="string" calcext:value-type="string">
            <text:p>E07000077</text:p>
          </table:table-cell>
          <table:table-cell office:value-type="float" office:value="5.23657189435192" calcext:value-type="float">
            <text:p>5.2365718943519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eltenham</text:p>
          </table:table-cell>
          <table:table-cell office:value-type="string" calcext:value-type="string">
            <text:p>E07000078</text:p>
          </table:table-cell>
          <table:table-cell office:value-type="float" office:value="5.27954353979965" calcext:value-type="float">
            <text:p>5.2795435397996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otswold</text:p>
          </table:table-cell>
          <table:table-cell office:value-type="string" calcext:value-type="string">
            <text:p>E07000079</text:p>
          </table:table-cell>
          <table:table-cell office:value-type="float" office:value="4.65515968762411" calcext:value-type="float">
            <text:p>4.6551596876241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Forest of Dean</text:p>
          </table:table-cell>
          <table:table-cell office:value-type="string" calcext:value-type="string">
            <text:p>E07000080</text:p>
          </table:table-cell>
          <table:table-cell office:value-type="float" office:value="4.40814207226798" calcext:value-type="float">
            <text:p>4.4081420722679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E07000081</text:p>
          </table:table-cell>
          <table:table-cell office:value-type="float" office:value="5.39511797650879" calcext:value-type="float">
            <text:p>5.3951179765087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E07000082</text:p>
          </table:table-cell>
          <table:table-cell office:value-type="float" office:value="4.64435891225299" calcext:value-type="float">
            <text:p>4.6443589122529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ewkesbury</text:p>
          </table:table-cell>
          <table:table-cell office:value-type="string" calcext:value-type="string">
            <text:p>E07000083</text:p>
          </table:table-cell>
          <table:table-cell office:value-type="float" office:value="4.95530747962689" calcext:value-type="float">
            <text:p>4.9553074796268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asingstoke and Deane</text:p>
          </table:table-cell>
          <table:table-cell office:value-type="string" calcext:value-type="string">
            <text:p>E07000084</text:p>
          </table:table-cell>
          <table:table-cell office:value-type="float" office:value="5.26376818813224" calcext:value-type="float">
            <text:p>5.2637681881322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 Hampshire</text:p>
          </table:table-cell>
          <table:table-cell office:value-type="string" calcext:value-type="string">
            <text:p>E07000085</text:p>
          </table:table-cell>
          <table:table-cell office:value-type="float" office:value="5.03527240523077" calcext:value-type="float">
            <text:p>5.0352724052307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leigh</text:p>
          </table:table-cell>
          <table:table-cell office:value-type="string" calcext:value-type="string">
            <text:p>E07000086</text:p>
          </table:table-cell>
          <table:table-cell office:value-type="float" office:value="5.57454011290923" calcext:value-type="float">
            <text:p>5.5745401129092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Fareham</text:p>
          </table:table-cell>
          <table:table-cell office:value-type="string" calcext:value-type="string">
            <text:p>E07000087</text:p>
          </table:table-cell>
          <table:table-cell office:value-type="float" office:value="5.65082297260029" calcext:value-type="float">
            <text:p>5.6508229726002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Gosport</text:p>
          </table:table-cell>
          <table:table-cell office:value-type="string" calcext:value-type="string">
            <text:p>E07000088</text:p>
          </table:table-cell>
          <table:table-cell office:value-type="float" office:value="5.67825762216005" calcext:value-type="float">
            <text:p>5.6782576221600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E07000089</text:p>
          </table:table-cell>
          <table:table-cell office:value-type="float" office:value="5.26333209316231" calcext:value-type="float">
            <text:p>5.2633320931623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vant</text:p>
          </table:table-cell>
          <table:table-cell office:value-type="string" calcext:value-type="string">
            <text:p>E07000090</text:p>
          </table:table-cell>
          <table:table-cell office:value-type="float" office:value="5.71603522629183" calcext:value-type="float">
            <text:p>5.7160352262918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ew Forest</text:p>
          </table:table-cell>
          <table:table-cell office:value-type="string" calcext:value-type="string">
            <text:p>E07000091</text:p>
          </table:table-cell>
          <table:table-cell office:value-type="float" office:value="4.86790853482442" calcext:value-type="float">
            <text:p>4.8679085348244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ushmoor</text:p>
          </table:table-cell>
          <table:table-cell office:value-type="string" calcext:value-type="string">
            <text:p>E07000092</text:p>
          </table:table-cell>
          <table:table-cell office:value-type="float" office:value="5.75143627219008" calcext:value-type="float">
            <text:p>5.7514362721900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est Valley</text:p>
          </table:table-cell>
          <table:table-cell office:value-type="string" calcext:value-type="string">
            <text:p>E07000093</text:p>
          </table:table-cell>
          <table:table-cell office:value-type="float" office:value="5.08191381015742" calcext:value-type="float">
            <text:p>5.0819138101574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E07000094</text:p>
          </table:table-cell>
          <table:table-cell office:value-type="float" office:value="5.02948419726638" calcext:value-type="float">
            <text:p>5.0294841972663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oxbourne</text:p>
          </table:table-cell>
          <table:table-cell office:value-type="string" calcext:value-type="string">
            <text:p>E07000095</text:p>
          </table:table-cell>
          <table:table-cell office:value-type="float" office:value="5.65006979517073" calcext:value-type="float">
            <text:p>5.6500697951707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Dacorum</text:p>
          </table:table-cell>
          <table:table-cell office:value-type="string" calcext:value-type="string">
            <text:p>E07000096</text:p>
          </table:table-cell>
          <table:table-cell office:value-type="float" office:value="5.40970850012877" calcext:value-type="float">
            <text:p>5.4097085001287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ertsmere</text:p>
          </table:table-cell>
          <table:table-cell office:value-type="string" calcext:value-type="string">
            <text:p>E07000098</text:p>
          </table:table-cell>
          <table:table-cell office:value-type="float" office:value="5.70090951654046" calcext:value-type="float">
            <text:p>5.7009095165404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Hertfordshire</text:p>
          </table:table-cell>
          <table:table-cell office:value-type="string" calcext:value-type="string">
            <text:p>E07000099</text:p>
          </table:table-cell>
          <table:table-cell office:value-type="float" office:value="5.3829400290754" calcext:value-type="float">
            <text:p>5.382940029075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E07000102</text:p>
          </table:table-cell>
          <table:table-cell office:value-type="float" office:value="5.56405258808546" calcext:value-type="float">
            <text:p>5.5640525880854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07000103</text:p>
          </table:table-cell>
          <table:table-cell office:value-type="float" office:value="5.86703827731837" calcext:value-type="float">
            <text:p>5.8670382773183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E07000105</text:p>
          </table:table-cell>
          <table:table-cell office:value-type="float" office:value="5.38165543711875" calcext:value-type="float">
            <text:p>5.3816554371187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E07000106</text:p>
          </table:table-cell>
          <table:table-cell office:value-type="float" office:value="5.34444983753342" calcext:value-type="float">
            <text:p>5.3444498375334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Dartford</text:p>
          </table:table-cell>
          <table:table-cell office:value-type="string" calcext:value-type="string">
            <text:p>E07000107</text:p>
          </table:table-cell>
          <table:table-cell office:value-type="float" office:value="6.2950078522632" calcext:value-type="float">
            <text:p>6.295007852263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E07000108</text:p>
          </table:table-cell>
          <table:table-cell office:value-type="float" office:value="5.24593081789197" calcext:value-type="float">
            <text:p>5.2459308178919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Gravesham</text:p>
          </table:table-cell>
          <table:table-cell office:value-type="string" calcext:value-type="string">
            <text:p>E07000109</text:p>
          </table:table-cell>
          <table:table-cell office:value-type="float" office:value="6.13006649259949" calcext:value-type="float">
            <text:p>6.1300664925994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aidstone</text:p>
          </table:table-cell>
          <table:table-cell office:value-type="string" calcext:value-type="string">
            <text:p>E07000110</text:p>
          </table:table-cell>
          <table:table-cell office:value-type="float" office:value="5.66585227815522" calcext:value-type="float">
            <text:p>5.6658522781552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evenoaks</text:p>
          </table:table-cell>
          <table:table-cell office:value-type="string" calcext:value-type="string">
            <text:p>E07000111</text:p>
          </table:table-cell>
          <table:table-cell office:value-type="float" office:value="5.50437368734379" calcext:value-type="float">
            <text:p>5.5043736873437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hepway</text:p>
          </table:table-cell>
          <table:table-cell office:value-type="string" calcext:value-type="string">
            <text:p>E07000112</text:p>
          </table:table-cell>
          <table:table-cell office:value-type="float" office:value="5.20025935703234" calcext:value-type="float">
            <text:p>5.2002593570323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wale</text:p>
          </table:table-cell>
          <table:table-cell office:value-type="string" calcext:value-type="string">
            <text:p>E07000113</text:p>
          </table:table-cell>
          <table:table-cell office:value-type="float" office:value="5.61776547005824" calcext:value-type="float">
            <text:p>5.6177654700582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hanet</text:p>
          </table:table-cell>
          <table:table-cell office:value-type="string" calcext:value-type="string">
            <text:p>E07000114</text:p>
          </table:table-cell>
          <table:table-cell office:value-type="float" office:value="5.5072863994884" calcext:value-type="float">
            <text:p>5.507286399488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onbridge and Malling</text:p>
          </table:table-cell>
          <table:table-cell office:value-type="string" calcext:value-type="string">
            <text:p>E07000115</text:p>
          </table:table-cell>
          <table:table-cell office:value-type="float" office:value="5.61687453879337" calcext:value-type="float">
            <text:p>5.6168745387933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unbridge Wells</text:p>
          </table:table-cell>
          <table:table-cell office:value-type="string" calcext:value-type="string">
            <text:p>E07000116</text:p>
          </table:table-cell>
          <table:table-cell office:value-type="float" office:value="5.25187698110768" calcext:value-type="float">
            <text:p>5.2518769811076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E07000117</text:p>
          </table:table-cell>
          <table:table-cell office:value-type="float" office:value="4.77161250068243" calcext:value-type="float">
            <text:p>4.7716125006824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orley</text:p>
          </table:table-cell>
          <table:table-cell office:value-type="string" calcext:value-type="string">
            <text:p>E07000118</text:p>
          </table:table-cell>
          <table:table-cell office:value-type="float" office:value="4.48522808364522" calcext:value-type="float">
            <text:p>4.4852280836452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Fylde</text:p>
          </table:table-cell>
          <table:table-cell office:value-type="string" calcext:value-type="string">
            <text:p>E07000119</text:p>
          </table:table-cell>
          <table:table-cell office:value-type="float" office:value="3.80409313138862" calcext:value-type="float">
            <text:p>3.8040931313886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yndburn</text:p>
          </table:table-cell>
          <table:table-cell office:value-type="string" calcext:value-type="string">
            <text:p>E07000120</text:p>
          </table:table-cell>
          <table:table-cell office:value-type="float" office:value="4.80678019193005" calcext:value-type="float">
            <text:p>4.8067801919300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E07000121</text:p>
          </table:table-cell>
          <table:table-cell office:value-type="float" office:value="4.08265573716075" calcext:value-type="float">
            <text:p>4.0826557371607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Pendle</text:p>
          </table:table-cell>
          <table:table-cell office:value-type="string" calcext:value-type="string">
            <text:p>E07000122</text:p>
          </table:table-cell>
          <table:table-cell office:value-type="float" office:value="4.73577680832882" calcext:value-type="float">
            <text:p>4.7357768083288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E07000123</text:p>
          </table:table-cell>
          <table:table-cell office:value-type="float" office:value="4.70659103496275" calcext:value-type="float">
            <text:p>4.7065910349627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ibble Valley</text:p>
          </table:table-cell>
          <table:table-cell office:value-type="string" calcext:value-type="string">
            <text:p>E07000124</text:p>
          </table:table-cell>
          <table:table-cell office:value-type="float" office:value="3.98276187892089" calcext:value-type="float">
            <text:p>3.9827618789208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ossendale</text:p>
          </table:table-cell>
          <table:table-cell office:value-type="string" calcext:value-type="string">
            <text:p>E07000125</text:p>
          </table:table-cell>
          <table:table-cell office:value-type="float" office:value="4.35691189421986" calcext:value-type="float">
            <text:p>4.3569118942198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Ribble</text:p>
          </table:table-cell>
          <table:table-cell office:value-type="string" calcext:value-type="string">
            <text:p>E07000126</text:p>
          </table:table-cell>
          <table:table-cell office:value-type="float" office:value="4.54194636657679" calcext:value-type="float">
            <text:p>4.5419463665767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st Lancashire</text:p>
          </table:table-cell>
          <table:table-cell office:value-type="string" calcext:value-type="string">
            <text:p>E07000127</text:p>
          </table:table-cell>
          <table:table-cell office:value-type="float" office:value="4.27203062049219" calcext:value-type="float">
            <text:p>4.2720306204921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yre</text:p>
          </table:table-cell>
          <table:table-cell office:value-type="string" calcext:value-type="string">
            <text:p>E07000128</text:p>
          </table:table-cell>
          <table:table-cell office:value-type="float" office:value="3.90414487498684" calcext:value-type="float">
            <text:p>3.9041448749868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laby</text:p>
          </table:table-cell>
          <table:table-cell office:value-type="string" calcext:value-type="string">
            <text:p>E07000129</text:p>
          </table:table-cell>
          <table:table-cell office:value-type="float" office:value="5.9402622903591" calcext:value-type="float">
            <text:p>5.940262290359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arnwood</text:p>
          </table:table-cell>
          <table:table-cell office:value-type="string" calcext:value-type="string">
            <text:p>E07000130</text:p>
          </table:table-cell>
          <table:table-cell office:value-type="float" office:value="6.07169213602896" calcext:value-type="float">
            <text:p>6.0716921360289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rborough</text:p>
          </table:table-cell>
          <table:table-cell office:value-type="string" calcext:value-type="string">
            <text:p>E07000131</text:p>
          </table:table-cell>
          <table:table-cell office:value-type="float" office:value="5.52805270118508" calcext:value-type="float">
            <text:p>5.5280527011850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inckley and Bosworth</text:p>
          </table:table-cell>
          <table:table-cell office:value-type="string" calcext:value-type="string">
            <text:p>E07000132</text:p>
          </table:table-cell>
          <table:table-cell office:value-type="float" office:value="5.80043749558099" calcext:value-type="float">
            <text:p>5.8004374955809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E07000133</text:p>
          </table:table-cell>
          <table:table-cell office:value-type="float" office:value="5.60431811303094" calcext:value-type="float">
            <text:p>5.6043181130309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West Leicestershire</text:p>
          </table:table-cell>
          <table:table-cell office:value-type="string" calcext:value-type="string">
            <text:p>E07000134</text:p>
          </table:table-cell>
          <table:table-cell office:value-type="float" office:value="5.89246341848525" calcext:value-type="float">
            <text:p>5.8924634184852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Oadby and Wigston</text:p>
          </table:table-cell>
          <table:table-cell office:value-type="string" calcext:value-type="string">
            <text:p>E07000135</text:p>
          </table:table-cell>
          <table:table-cell office:value-type="float" office:value="5.9120321500458" calcext:value-type="float">
            <text:p>5.912032150045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E07000136</text:p>
          </table:table-cell>
          <table:table-cell office:value-type="float" office:value="5.26602591353517" calcext:value-type="float">
            <text:p>5.2660259135351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 Lindsey</text:p>
          </table:table-cell>
          <table:table-cell office:value-type="string" calcext:value-type="string">
            <text:p>E07000137</text:p>
          </table:table-cell>
          <table:table-cell office:value-type="float" office:value="4.91392849088259" calcext:value-type="float">
            <text:p>4.9139284908825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E07000138</text:p>
          </table:table-cell>
          <table:table-cell office:value-type="float" office:value="5.37084322314499" calcext:value-type="float">
            <text:p>5.3708432231449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Kesteven</text:p>
          </table:table-cell>
          <table:table-cell office:value-type="string" calcext:value-type="string">
            <text:p>E07000139</text:p>
          </table:table-cell>
          <table:table-cell office:value-type="float" office:value="5.29482513117506" calcext:value-type="float">
            <text:p>5.2948251311750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Holland</text:p>
          </table:table-cell>
          <table:table-cell office:value-type="string" calcext:value-type="string">
            <text:p>E07000140</text:p>
          </table:table-cell>
          <table:table-cell office:value-type="float" office:value="5.19008382883589" calcext:value-type="float">
            <text:p>5.1900838288358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Kesteven</text:p>
          </table:table-cell>
          <table:table-cell office:value-type="string" calcext:value-type="string">
            <text:p>E07000141</text:p>
          </table:table-cell>
          <table:table-cell office:value-type="float" office:value="5.435378389211" calcext:value-type="float">
            <text:p>5.43537838921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st Lindsey</text:p>
          </table:table-cell>
          <table:table-cell office:value-type="string" calcext:value-type="string">
            <text:p>E07000142</text:p>
          </table:table-cell>
          <table:table-cell office:value-type="float" office:value="5.11689503410075" calcext:value-type="float">
            <text:p>5.1168950341007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eckland</text:p>
          </table:table-cell>
          <table:table-cell office:value-type="string" calcext:value-type="string">
            <text:p>E07000143</text:p>
          </table:table-cell>
          <table:table-cell office:value-type="float" office:value="5.01531100561022" calcext:value-type="float">
            <text:p>5.0153110056102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oadland</text:p>
          </table:table-cell>
          <table:table-cell office:value-type="string" calcext:value-type="string">
            <text:p>E07000144</text:p>
          </table:table-cell>
          <table:table-cell office:value-type="float" office:value="5.17785186261372" calcext:value-type="float">
            <text:p>5.1778518626137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Great Yarmouth</text:p>
          </table:table-cell>
          <table:table-cell office:value-type="string" calcext:value-type="string">
            <text:p>E07000145</text:p>
          </table:table-cell>
          <table:table-cell office:value-type="float" office:value="5.22968048545045" calcext:value-type="float">
            <text:p>5.2296804854504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King's Lynn and West Norfolk</text:p>
          </table:table-cell>
          <table:table-cell office:value-type="string" calcext:value-type="string">
            <text:p>E07000146</text:p>
          </table:table-cell>
          <table:table-cell office:value-type="float" office:value="5.04897787331297" calcext:value-type="float">
            <text:p>5.0489778733129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Norfolk</text:p>
          </table:table-cell>
          <table:table-cell office:value-type="string" calcext:value-type="string">
            <text:p>E07000147</text:p>
          </table:table-cell>
          <table:table-cell office:value-type="float" office:value="4.89647966173223" calcext:value-type="float">
            <text:p>4.8964796617322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E07000148</text:p>
          </table:table-cell>
          <table:table-cell office:value-type="float" office:value="5.50262271320577" calcext:value-type="float">
            <text:p>5.5026227132057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Norfolk</text:p>
          </table:table-cell>
          <table:table-cell office:value-type="string" calcext:value-type="string">
            <text:p>E07000149</text:p>
          </table:table-cell>
          <table:table-cell office:value-type="float" office:value="5.10808182134698" calcext:value-type="float">
            <text:p>5.1080818213469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orby</text:p>
          </table:table-cell>
          <table:table-cell office:value-type="string" calcext:value-type="string">
            <text:p>E07000150</text:p>
          </table:table-cell>
          <table:table-cell office:value-type="float" office:value="5.38635265861826" calcext:value-type="float">
            <text:p>5.3863526586182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Daventry</text:p>
          </table:table-cell>
          <table:table-cell office:value-type="string" calcext:value-type="string">
            <text:p>E07000151</text:p>
          </table:table-cell>
          <table:table-cell office:value-type="float" office:value="5.24351249435777" calcext:value-type="float">
            <text:p>5.2435124943577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 Northamptonshire</text:p>
          </table:table-cell>
          <table:table-cell office:value-type="string" calcext:value-type="string">
            <text:p>E07000152</text:p>
          </table:table-cell>
          <table:table-cell office:value-type="float" office:value="5.35675406371917" calcext:value-type="float">
            <text:p>5.3567540637191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Kettering</text:p>
          </table:table-cell>
          <table:table-cell office:value-type="string" calcext:value-type="string">
            <text:p>E07000153</text:p>
          </table:table-cell>
          <table:table-cell office:value-type="float" office:value="5.59185353486194" calcext:value-type="float">
            <text:p>5.5918535348619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ampton</text:p>
          </table:table-cell>
          <table:table-cell office:value-type="string" calcext:value-type="string">
            <text:p>E07000154</text:p>
          </table:table-cell>
          <table:table-cell office:value-type="float" office:value="5.73372367908684" calcext:value-type="float">
            <text:p>5.7337236790868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Northamptonshire</text:p>
          </table:table-cell>
          <table:table-cell office:value-type="string" calcext:value-type="string">
            <text:p>E07000155</text:p>
          </table:table-cell>
          <table:table-cell office:value-type="float" office:value="5.1620927311765" calcext:value-type="float">
            <text:p>5.162092731176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llingborough</text:p>
          </table:table-cell>
          <table:table-cell office:value-type="string" calcext:value-type="string">
            <text:p>E07000156</text:p>
          </table:table-cell>
          <table:table-cell office:value-type="float" office:value="5.58590670213116" calcext:value-type="float">
            <text:p>5.5859067021311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raven</text:p>
          </table:table-cell>
          <table:table-cell office:value-type="string" calcext:value-type="string">
            <text:p>E07000163</text:p>
          </table:table-cell>
          <table:table-cell office:value-type="float" office:value="3.85186585470161" calcext:value-type="float">
            <text:p>3.8518658547016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mbleton</text:p>
          </table:table-cell>
          <table:table-cell office:value-type="string" calcext:value-type="string">
            <text:p>E07000164</text:p>
          </table:table-cell>
          <table:table-cell office:value-type="float" office:value="3.98057987447379" calcext:value-type="float">
            <text:p>3.9805798744737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rrogate</text:p>
          </table:table-cell>
          <table:table-cell office:value-type="string" calcext:value-type="string">
            <text:p>E07000165</text:p>
          </table:table-cell>
          <table:table-cell office:value-type="float" office:value="4.1239998271591" calcext:value-type="float">
            <text:p>4.123999827159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ichmondshire</text:p>
          </table:table-cell>
          <table:table-cell office:value-type="string" calcext:value-type="string">
            <text:p>E07000166</text:p>
          </table:table-cell>
          <table:table-cell office:value-type="float" office:value="3.68132757676627" calcext:value-type="float">
            <text:p>3.6813275767662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yedale</text:p>
          </table:table-cell>
          <table:table-cell office:value-type="string" calcext:value-type="string">
            <text:p>E07000167</text:p>
          </table:table-cell>
          <table:table-cell office:value-type="float" office:value="3.92061689949862" calcext:value-type="float">
            <text:p>3.9206168994986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E07000168</text:p>
          </table:table-cell>
          <table:table-cell office:value-type="float" office:value="4.01676117168678" calcext:value-type="float">
            <text:p>4.0167611716867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elby</text:p>
          </table:table-cell>
          <table:table-cell office:value-type="string" calcext:value-type="string">
            <text:p>E07000169</text:p>
          </table:table-cell>
          <table:table-cell office:value-type="float" office:value="4.69196425115286" calcext:value-type="float">
            <text:p>4.6919642511528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Ashfield</text:p>
          </table:table-cell>
          <table:table-cell office:value-type="string" calcext:value-type="string">
            <text:p>E07000170</text:p>
          </table:table-cell>
          <table:table-cell office:value-type="float" office:value="5.61025278611322" calcext:value-type="float">
            <text:p>5.6102527861132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assetlaw</text:p>
          </table:table-cell>
          <table:table-cell office:value-type="string" calcext:value-type="string">
            <text:p>E07000171</text:p>
          </table:table-cell>
          <table:table-cell office:value-type="float" office:value="5.05545090275225" calcext:value-type="float">
            <text:p>5.0554509027522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oxtowe</text:p>
          </table:table-cell>
          <table:table-cell office:value-type="string" calcext:value-type="string">
            <text:p>E07000172</text:p>
          </table:table-cell>
          <table:table-cell office:value-type="float" office:value="6.18475847836164" calcext:value-type="float">
            <text:p>6.1847584783616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Gedling</text:p>
          </table:table-cell>
          <table:table-cell office:value-type="string" calcext:value-type="string">
            <text:p>E07000173</text:p>
          </table:table-cell>
          <table:table-cell office:value-type="float" office:value="6.0299011969432" calcext:value-type="float">
            <text:p>6.029901196943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E07000174</text:p>
          </table:table-cell>
          <table:table-cell office:value-type="float" office:value="5.41294930833682" calcext:value-type="float">
            <text:p>5.4129493083368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ewark and Sherwood</text:p>
          </table:table-cell>
          <table:table-cell office:value-type="string" calcext:value-type="string">
            <text:p>E07000175</text:p>
          </table:table-cell>
          <table:table-cell office:value-type="float" office:value="5.47250418404067" calcext:value-type="float">
            <text:p>5.4725041840406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ushcliffe</text:p>
          </table:table-cell>
          <table:table-cell office:value-type="string" calcext:value-type="string">
            <text:p>E07000176</text:p>
          </table:table-cell>
          <table:table-cell office:value-type="float" office:value="5.96282386563804" calcext:value-type="float">
            <text:p>5.9628238656380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erwell</text:p>
          </table:table-cell>
          <table:table-cell office:value-type="string" calcext:value-type="string">
            <text:p>E07000177</text:p>
          </table:table-cell>
          <table:table-cell office:value-type="float" office:value="5.56541724275208" calcext:value-type="float">
            <text:p>5.5654172427520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E07000178</text:p>
          </table:table-cell>
          <table:table-cell office:value-type="float" office:value="5.57649882896065" calcext:value-type="float">
            <text:p>5.5764988289606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Oxfordshire</text:p>
          </table:table-cell>
          <table:table-cell office:value-type="string" calcext:value-type="string">
            <text:p>E07000179</text:p>
          </table:table-cell>
          <table:table-cell office:value-type="float" office:value="5.09321803747771" calcext:value-type="float">
            <text:p>5.0932180374777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Vale of White Horse</text:p>
          </table:table-cell>
          <table:table-cell office:value-type="string" calcext:value-type="string">
            <text:p>E07000180</text:p>
          </table:table-cell>
          <table:table-cell office:value-type="float" office:value="5.05111346855664" calcext:value-type="float">
            <text:p>5.0511134685566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st Oxfordshire</text:p>
          </table:table-cell>
          <table:table-cell office:value-type="string" calcext:value-type="string">
            <text:p>E07000181</text:p>
          </table:table-cell>
          <table:table-cell office:value-type="float" office:value="4.98338175533686" calcext:value-type="float">
            <text:p>4.9833817553368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endip</text:p>
          </table:table-cell>
          <table:table-cell office:value-type="string" calcext:value-type="string">
            <text:p>E07000187</text:p>
          </table:table-cell>
          <table:table-cell office:value-type="float" office:value="4.42034523599235" calcext:value-type="float">
            <text:p>4.4203452359923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edgemoor</text:p>
          </table:table-cell>
          <table:table-cell office:value-type="string" calcext:value-type="string">
            <text:p>E07000188</text:p>
          </table:table-cell>
          <table:table-cell office:value-type="float" office:value="4.41516005645435" calcext:value-type="float">
            <text:p>4.4151600564543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Somerset</text:p>
          </table:table-cell>
          <table:table-cell office:value-type="string" calcext:value-type="string">
            <text:p>E07000189</text:p>
          </table:table-cell>
          <table:table-cell office:value-type="float" office:value="4.39012688758899" calcext:value-type="float">
            <text:p>4.3901268875889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aunton Deane</text:p>
          </table:table-cell>
          <table:table-cell office:value-type="string" calcext:value-type="string">
            <text:p>E07000190</text:p>
          </table:table-cell>
          <table:table-cell office:value-type="float" office:value="4.3189911351709" calcext:value-type="float">
            <text:p>4.318991135170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st Somerset</text:p>
          </table:table-cell>
          <table:table-cell office:value-type="string" calcext:value-type="string">
            <text:p>E07000191</text:p>
          </table:table-cell>
          <table:table-cell office:value-type="float" office:value="3.46325323564776" calcext:value-type="float">
            <text:p>3.4632532356477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annock Chase</text:p>
          </table:table-cell>
          <table:table-cell office:value-type="string" calcext:value-type="string">
            <text:p>E07000192</text:p>
          </table:table-cell>
          <table:table-cell office:value-type="float" office:value="5.40571796470013" calcext:value-type="float">
            <text:p>5.4057179647001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 Staffordshire</text:p>
          </table:table-cell>
          <table:table-cell office:value-type="string" calcext:value-type="string">
            <text:p>E07000193</text:p>
          </table:table-cell>
          <table:table-cell office:value-type="float" office:value="5.61887637257037" calcext:value-type="float">
            <text:p>5.6188763725703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Lichfield</text:p>
          </table:table-cell>
          <table:table-cell office:value-type="string" calcext:value-type="string">
            <text:p>E07000194</text:p>
          </table:table-cell>
          <table:table-cell office:value-type="float" office:value="5.52687467151582" calcext:value-type="float">
            <text:p>5.5268746715158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ewcastle-under-Lyme</text:p>
          </table:table-cell>
          <table:table-cell office:value-type="string" calcext:value-type="string">
            <text:p>E07000195</text:p>
          </table:table-cell>
          <table:table-cell office:value-type="float" office:value="4.73680927799582" calcext:value-type="float">
            <text:p>4.7368092779958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Staffordshire</text:p>
          </table:table-cell>
          <table:table-cell office:value-type="string" calcext:value-type="string">
            <text:p>E07000196</text:p>
          </table:table-cell>
          <table:table-cell office:value-type="float" office:value="5.09892494411219" calcext:value-type="float">
            <text:p>5.0989249441121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E07000197</text:p>
          </table:table-cell>
          <table:table-cell office:value-type="float" office:value="4.81659753047387" calcext:value-type="float">
            <text:p>4.8165975304738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affordshire Moorlands</text:p>
          </table:table-cell>
          <table:table-cell office:value-type="string" calcext:value-type="string">
            <text:p>E07000198</text:p>
          </table:table-cell>
          <table:table-cell office:value-type="float" office:value="4.55738588651915" calcext:value-type="float">
            <text:p>4.5573858865191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amworth</text:p>
          </table:table-cell>
          <table:table-cell office:value-type="string" calcext:value-type="string">
            <text:p>E07000199</text:p>
          </table:table-cell>
          <table:table-cell office:value-type="float" office:value="5.95533864782243" calcext:value-type="float">
            <text:p>5.9553386478224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abergh</text:p>
          </table:table-cell>
          <table:table-cell office:value-type="string" calcext:value-type="string">
            <text:p>E07000200</text:p>
          </table:table-cell>
          <table:table-cell office:value-type="float" office:value="5.25467049998093" calcext:value-type="float">
            <text:p>5.2546704999809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Forest Heath</text:p>
          </table:table-cell>
          <table:table-cell office:value-type="string" calcext:value-type="string">
            <text:p>E07000201</text:p>
          </table:table-cell>
          <table:table-cell office:value-type="float" office:value="5.07530983717797" calcext:value-type="float">
            <text:p>5.0753098371779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E07000202</text:p>
          </table:table-cell>
          <table:table-cell office:value-type="float" office:value="5.76323732748683" calcext:value-type="float">
            <text:p>5.7632373274868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id Suffolk</text:p>
          </table:table-cell>
          <table:table-cell office:value-type="string" calcext:value-type="string">
            <text:p>E07000203</text:p>
          </table:table-cell>
          <table:table-cell office:value-type="float" office:value="5.19355313270462" calcext:value-type="float">
            <text:p>5.1935531327046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. Edmundsbury</text:p>
          </table:table-cell>
          <table:table-cell office:value-type="string" calcext:value-type="string">
            <text:p>E07000204</text:p>
          </table:table-cell>
          <table:table-cell office:value-type="float" office:value="5.26387307143316" calcext:value-type="float">
            <text:p>5.2638730714331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uffolk Coastal</text:p>
          </table:table-cell>
          <table:table-cell office:value-type="string" calcext:value-type="string">
            <text:p>E07000205</text:p>
          </table:table-cell>
          <table:table-cell office:value-type="float" office:value="5.15057011002359" calcext:value-type="float">
            <text:p>5.1505701100235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aveney</text:p>
          </table:table-cell>
          <table:table-cell office:value-type="string" calcext:value-type="string">
            <text:p>E07000206</text:p>
          </table:table-cell>
          <table:table-cell office:value-type="float" office:value="5.26369090562569" calcext:value-type="float">
            <text:p>5.2636909056256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lmbridge</text:p>
          </table:table-cell>
          <table:table-cell office:value-type="string" calcext:value-type="string">
            <text:p>E07000207</text:p>
          </table:table-cell>
          <table:table-cell office:value-type="float" office:value="5.85147048949272" calcext:value-type="float">
            <text:p>5.8514704894927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psom and Ewell</text:p>
          </table:table-cell>
          <table:table-cell office:value-type="string" calcext:value-type="string">
            <text:p>E07000208</text:p>
          </table:table-cell>
          <table:table-cell office:value-type="float" office:value="5.99662595589081" calcext:value-type="float">
            <text:p>5.9966259558908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Guildford</text:p>
          </table:table-cell>
          <table:table-cell office:value-type="string" calcext:value-type="string">
            <text:p>E07000209</text:p>
          </table:table-cell>
          <table:table-cell office:value-type="float" office:value="5.50239145004499" calcext:value-type="float">
            <text:p>5.5023914500449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ole Valley</text:p>
          </table:table-cell>
          <table:table-cell office:value-type="string" calcext:value-type="string">
            <text:p>E07000210</text:p>
          </table:table-cell>
          <table:table-cell office:value-type="float" office:value="5.42782914506262" calcext:value-type="float">
            <text:p>5.4278291450626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eigate and Banstead</text:p>
          </table:table-cell>
          <table:table-cell office:value-type="string" calcext:value-type="string">
            <text:p>E07000211</text:p>
          </table:table-cell>
          <table:table-cell office:value-type="float" office:value="5.57988247023666" calcext:value-type="float">
            <text:p>5.5798824702366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unnymede</text:p>
          </table:table-cell>
          <table:table-cell office:value-type="string" calcext:value-type="string">
            <text:p>E07000212</text:p>
          </table:table-cell>
          <table:table-cell office:value-type="float" office:value="5.79312050018486" calcext:value-type="float">
            <text:p>5.7931205001848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pelthorne</text:p>
          </table:table-cell>
          <table:table-cell office:value-type="string" calcext:value-type="string">
            <text:p>E07000213</text:p>
          </table:table-cell>
          <table:table-cell office:value-type="float" office:value="6.05585164924437" calcext:value-type="float">
            <text:p>6.0558516492443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urrey Heath</text:p>
          </table:table-cell>
          <table:table-cell office:value-type="string" calcext:value-type="string">
            <text:p>E07000214</text:p>
          </table:table-cell>
          <table:table-cell office:value-type="float" office:value="5.66705605823979" calcext:value-type="float">
            <text:p>5.6670560582397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andridge</text:p>
          </table:table-cell>
          <table:table-cell office:value-type="string" calcext:value-type="string">
            <text:p>E07000215</text:p>
          </table:table-cell>
          <table:table-cell office:value-type="float" office:value="5.37439413236182" calcext:value-type="float">
            <text:p>5.3743941323618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E07000216</text:p>
          </table:table-cell>
          <table:table-cell office:value-type="float" office:value="5.07705213597392" calcext:value-type="float">
            <text:p>5.0770521359739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oking</text:p>
          </table:table-cell>
          <table:table-cell office:value-type="string" calcext:value-type="string">
            <text:p>E07000217</text:p>
          </table:table-cell>
          <table:table-cell office:value-type="float" office:value="5.69815113426811" calcext:value-type="float">
            <text:p>5.6981511342681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Warwickshire</text:p>
          </table:table-cell>
          <table:table-cell office:value-type="string" calcext:value-type="string">
            <text:p>E07000218</text:p>
          </table:table-cell>
          <table:table-cell office:value-type="float" office:value="5.73335566123785" calcext:value-type="float">
            <text:p>5.7333556612378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uneaton and Bedworth</text:p>
          </table:table-cell>
          <table:table-cell office:value-type="string" calcext:value-type="string">
            <text:p>E07000219</text:p>
          </table:table-cell>
          <table:table-cell office:value-type="float" office:value="5.87030181055905" calcext:value-type="float">
            <text:p>5.8703018105590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E07000220</text:p>
          </table:table-cell>
          <table:table-cell office:value-type="float" office:value="5.4730219359358" calcext:value-type="float">
            <text:p>5.473021935935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ratford-on-Avon</text:p>
          </table:table-cell>
          <table:table-cell office:value-type="string" calcext:value-type="string">
            <text:p>E07000221</text:p>
          </table:table-cell>
          <table:table-cell office:value-type="float" office:value="4.98941636460907" calcext:value-type="float">
            <text:p>4.9894163646090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E07000222</text:p>
          </table:table-cell>
          <table:table-cell office:value-type="float" office:value="5.41711589859416" calcext:value-type="float">
            <text:p>5.4171158985941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Adur</text:p>
          </table:table-cell>
          <table:table-cell office:value-type="string" calcext:value-type="string">
            <text:p>E07000223</text:p>
          </table:table-cell>
          <table:table-cell office:value-type="float" office:value="5.54765317927979" calcext:value-type="float">
            <text:p>5.5476531792797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E07000224</text:p>
          </table:table-cell>
          <table:table-cell office:value-type="float" office:value="5.14502106790346" calcext:value-type="float">
            <text:p>5.1450210679034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E07000225</text:p>
          </table:table-cell>
          <table:table-cell office:value-type="float" office:value="5.01701012922639" calcext:value-type="float">
            <text:p>5.0170101292263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rawley</text:p>
          </table:table-cell>
          <table:table-cell office:value-type="string" calcext:value-type="string">
            <text:p>E07000226</text:p>
          </table:table-cell>
          <table:table-cell office:value-type="float" office:value="5.70466781989169" calcext:value-type="float">
            <text:p>5.7046678198916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orsham</text:p>
          </table:table-cell>
          <table:table-cell office:value-type="string" calcext:value-type="string">
            <text:p>E07000227</text:p>
          </table:table-cell>
          <table:table-cell office:value-type="float" office:value="5.17216075330476" calcext:value-type="float">
            <text:p>5.1721607533047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id Sussex</text:p>
          </table:table-cell>
          <table:table-cell office:value-type="string" calcext:value-type="string">
            <text:p>E07000228</text:p>
          </table:table-cell>
          <table:table-cell office:value-type="float" office:value="5.28829115910119" calcext:value-type="float">
            <text:p>5.2882911591011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orthing</text:p>
          </table:table-cell>
          <table:table-cell office:value-type="string" calcext:value-type="string">
            <text:p>E07000229</text:p>
          </table:table-cell>
          <table:table-cell office:value-type="float" office:value="5.57203663857962" calcext:value-type="float">
            <text:p>5.5720366385796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E07000234</text:p>
          </table:table-cell>
          <table:table-cell office:value-type="float" office:value="5.17944310197695" calcext:value-type="float">
            <text:p>5.1794431019769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alvern Hills</text:p>
          </table:table-cell>
          <table:table-cell office:value-type="string" calcext:value-type="string">
            <text:p>E07000235</text:p>
          </table:table-cell>
          <table:table-cell office:value-type="float" office:value="4.45439000675727" calcext:value-type="float">
            <text:p>4.4543900067572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edditch</text:p>
          </table:table-cell>
          <table:table-cell office:value-type="string" calcext:value-type="string">
            <text:p>E07000236</text:p>
          </table:table-cell>
          <table:table-cell office:value-type="float" office:value="5.06342816613797" calcext:value-type="float">
            <text:p>5.0634281661379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E07000237</text:p>
          </table:table-cell>
          <table:table-cell office:value-type="float" office:value="5.00734076930734" calcext:value-type="float">
            <text:p>5.0073407693073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ychavon</text:p>
          </table:table-cell>
          <table:table-cell office:value-type="string" calcext:value-type="string">
            <text:p>E07000238</text:p>
          </table:table-cell>
          <table:table-cell office:value-type="float" office:value="4.80200982012443" calcext:value-type="float">
            <text:p>4.8020098201244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yre Forest</text:p>
          </table:table-cell>
          <table:table-cell office:value-type="string" calcext:value-type="string">
            <text:p>E07000239</text:p>
          </table:table-cell>
          <table:table-cell office:value-type="float" office:value="4.72308650913023" calcext:value-type="float">
            <text:p>4.7230865091302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 Albans</text:p>
          </table:table-cell>
          <table:table-cell office:value-type="string" calcext:value-type="string">
            <text:p>E07000240</text:p>
          </table:table-cell>
          <table:table-cell office:value-type="float" office:value="5.5501738105299" calcext:value-type="float">
            <text:p>5.550173810529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lwyn Hatfield</text:p>
          </table:table-cell>
          <table:table-cell office:value-type="string" calcext:value-type="string">
            <text:p>E07000241</text:p>
          </table:table-cell>
          <table:table-cell office:value-type="float" office:value="5.56655077155441" calcext:value-type="float">
            <text:p>5.5665507715544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st Hertfordshire</text:p>
          </table:table-cell>
          <table:table-cell office:value-type="string" calcext:value-type="string">
            <text:p>E07000242</text:p>
          </table:table-cell>
          <table:table-cell office:value-type="float" office:value="5.39465492342857" calcext:value-type="float">
            <text:p>5.3946549234285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evenage</text:p>
          </table:table-cell>
          <table:table-cell office:value-type="string" calcext:value-type="string">
            <text:p>E07000243</text:p>
          </table:table-cell>
          <table:table-cell office:value-type="float" office:value="5.44323557553016" calcext:value-type="float">
            <text:p>5.4432355755301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E08000001</text:p>
          </table:table-cell>
          <table:table-cell office:value-type="float" office:value="5.03074036797362" calcext:value-type="float">
            <text:p>5.0307403679736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8000002</text:p>
          </table:table-cell>
          <table:table-cell office:value-type="float" office:value="4.89919499632978" calcext:value-type="float">
            <text:p>4.8991949963297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E08000003</text:p>
          </table:table-cell>
          <table:table-cell office:value-type="float" office:value="5.18678566270443" calcext:value-type="float">
            <text:p>5.1867856627044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Oldham</text:p>
          </table:table-cell>
          <table:table-cell office:value-type="string" calcext:value-type="string">
            <text:p>E08000004</text:p>
          </table:table-cell>
          <table:table-cell office:value-type="float" office:value="4.97481638120841" calcext:value-type="float">
            <text:p>4.9748163812084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E08000005</text:p>
          </table:table-cell>
          <table:table-cell office:value-type="float" office:value="4.82321395639098" calcext:value-type="float">
            <text:p>4.8232139563909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alford</text:p>
          </table:table-cell>
          <table:table-cell office:value-type="string" calcext:value-type="string">
            <text:p>E08000006</text:p>
          </table:table-cell>
          <table:table-cell office:value-type="float" office:value="5.09606047379477" calcext:value-type="float">
            <text:p>5.0960604737947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ockport</text:p>
          </table:table-cell>
          <table:table-cell office:value-type="string" calcext:value-type="string">
            <text:p>E08000007</text:p>
          </table:table-cell>
          <table:table-cell office:value-type="float" office:value="4.91157926375929" calcext:value-type="float">
            <text:p>4.9115792637592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ameside</text:p>
          </table:table-cell>
          <table:table-cell office:value-type="string" calcext:value-type="string">
            <text:p>E08000008</text:p>
          </table:table-cell>
          <table:table-cell office:value-type="float" office:value="5.06445708473324" calcext:value-type="float">
            <text:p>5.0644570847332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rafford</text:p>
          </table:table-cell>
          <table:table-cell office:value-type="string" calcext:value-type="string">
            <text:p>E08000009</text:p>
          </table:table-cell>
          <table:table-cell office:value-type="float" office:value="4.94500596154843" calcext:value-type="float">
            <text:p>4.9450059615484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igan</text:p>
          </table:table-cell>
          <table:table-cell office:value-type="string" calcext:value-type="string">
            <text:p>E08000010</text:p>
          </table:table-cell>
          <table:table-cell office:value-type="float" office:value="4.73295688792088" calcext:value-type="float">
            <text:p>4.7329568879208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Knowsley</text:p>
          </table:table-cell>
          <table:table-cell office:value-type="string" calcext:value-type="string">
            <text:p>E08000011</text:p>
          </table:table-cell>
          <table:table-cell office:value-type="float" office:value="5.1358953933739" calcext:value-type="float">
            <text:p>5.135895393373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08000012</text:p>
          </table:table-cell>
          <table:table-cell office:value-type="float" office:value="5.2306137264093" calcext:value-type="float">
            <text:p>5.230613726409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t. Helens</text:p>
          </table:table-cell>
          <table:table-cell office:value-type="string" calcext:value-type="string">
            <text:p>E08000013</text:p>
          </table:table-cell>
          <table:table-cell office:value-type="float" office:value="4.91910877482962" calcext:value-type="float">
            <text:p>4.9191087748296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E08000014</text:p>
          </table:table-cell>
          <table:table-cell office:value-type="float" office:value="4.44937370320806" calcext:value-type="float">
            <text:p>4.4493737032080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irral</text:p>
          </table:table-cell>
          <table:table-cell office:value-type="string" calcext:value-type="string">
            <text:p>E08000015</text:p>
          </table:table-cell>
          <table:table-cell office:value-type="float" office:value="4.43146652520404" calcext:value-type="float">
            <text:p>4.4314665252040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arnsley</text:p>
          </table:table-cell>
          <table:table-cell office:value-type="string" calcext:value-type="string">
            <text:p>E08000016</text:p>
          </table:table-cell>
          <table:table-cell office:value-type="float" office:value="4.48602395275956" calcext:value-type="float">
            <text:p>4.4860239527595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Doncaster</text:p>
          </table:table-cell>
          <table:table-cell office:value-type="string" calcext:value-type="string">
            <text:p>E08000017</text:p>
          </table:table-cell>
          <table:table-cell office:value-type="float" office:value="4.95014578324588" calcext:value-type="float">
            <text:p>4.9501457832458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otherham</text:p>
          </table:table-cell>
          <table:table-cell office:value-type="string" calcext:value-type="string">
            <text:p>E08000018</text:p>
          </table:table-cell>
          <table:table-cell office:value-type="float" office:value="4.83082810029121" calcext:value-type="float">
            <text:p>4.8308281002912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E08000019</text:p>
          </table:table-cell>
          <table:table-cell office:value-type="float" office:value="4.58104644183182" calcext:value-type="float">
            <text:p>4.5810464418318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ewcastle upon Tyne</text:p>
          </table:table-cell>
          <table:table-cell office:value-type="string" calcext:value-type="string">
            <text:p>E08000021</text:p>
          </table:table-cell>
          <table:table-cell office:value-type="float" office:value="3.93808244697008" calcext:value-type="float">
            <text:p>3.9380824469700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orth Tyneside</text:p>
          </table:table-cell>
          <table:table-cell office:value-type="string" calcext:value-type="string">
            <text:p>E08000022</text:p>
          </table:table-cell>
          <table:table-cell office:value-type="float" office:value="3.9841325999452" calcext:value-type="float">
            <text:p>3.984132599945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 Tyneside</text:p>
          </table:table-cell>
          <table:table-cell office:value-type="string" calcext:value-type="string">
            <text:p>E08000023</text:p>
          </table:table-cell>
          <table:table-cell office:value-type="float" office:value="4.06974987047672" calcext:value-type="float">
            <text:p>4.0697498704767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E08000024</text:p>
          </table:table-cell>
          <table:table-cell office:value-type="float" office:value="4.04829959834108" calcext:value-type="float">
            <text:p>4.0482995983410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E08000025</text:p>
          </table:table-cell>
          <table:table-cell office:value-type="float" office:value="6.15076155023554" calcext:value-type="float">
            <text:p>6.1507615502355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E08000026</text:p>
          </table:table-cell>
          <table:table-cell office:value-type="float" office:value="6.06491072041205" calcext:value-type="float">
            <text:p>6.0649107204120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E08000027</text:p>
          </table:table-cell>
          <table:table-cell office:value-type="float" office:value="5.6181339391724" calcext:value-type="float">
            <text:p>5.618133939172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andwell</text:p>
          </table:table-cell>
          <table:table-cell office:value-type="string" calcext:value-type="string">
            <text:p>E08000028</text:p>
          </table:table-cell>
          <table:table-cell office:value-type="float" office:value="6.31364673727659" calcext:value-type="float">
            <text:p>6.3136467372765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lihull</text:p>
          </table:table-cell>
          <table:table-cell office:value-type="string" calcext:value-type="string">
            <text:p>E08000029</text:p>
          </table:table-cell>
          <table:table-cell office:value-type="float" office:value="5.89585767063853" calcext:value-type="float">
            <text:p>5.8958576706385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alsall</text:p>
          </table:table-cell>
          <table:table-cell office:value-type="string" calcext:value-type="string">
            <text:p>E08000030</text:p>
          </table:table-cell>
          <table:table-cell office:value-type="float" office:value="6.13071191480728" calcext:value-type="float">
            <text:p>6.1307119148072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E08000031</text:p>
          </table:table-cell>
          <table:table-cell office:value-type="float" office:value="5.59064879512006" calcext:value-type="float">
            <text:p>5.5906487951200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E08000032</text:p>
          </table:table-cell>
          <table:table-cell office:value-type="float" office:value="4.99534541014256" calcext:value-type="float">
            <text:p>4.9953454101425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alderdale</text:p>
          </table:table-cell>
          <table:table-cell office:value-type="string" calcext:value-type="string">
            <text:p>E08000033</text:p>
          </table:table-cell>
          <table:table-cell office:value-type="float" office:value="4.69748426550109" calcext:value-type="float">
            <text:p>4.6974842655010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Kirklees</text:p>
          </table:table-cell>
          <table:table-cell office:value-type="string" calcext:value-type="string">
            <text:p>E08000034</text:p>
          </table:table-cell>
          <table:table-cell office:value-type="float" office:value="4.81678610220681" calcext:value-type="float">
            <text:p>4.8167861022068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E08000035</text:p>
          </table:table-cell>
          <table:table-cell office:value-type="float" office:value="5.13668031327358" calcext:value-type="float">
            <text:p>5.1366803132735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E08000036</text:p>
          </table:table-cell>
          <table:table-cell office:value-type="float" office:value="4.77485852504277" calcext:value-type="float">
            <text:p>4.7748585250427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Gateshead</text:p>
          </table:table-cell>
          <table:table-cell office:value-type="string" calcext:value-type="string">
            <text:p>E08000037</text:p>
          </table:table-cell>
          <table:table-cell office:value-type="float" office:value="3.89453582324338" calcext:value-type="float">
            <text:p>3.8945358232433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ity of London</text:p>
          </table:table-cell>
          <table:table-cell office:value-type="string" calcext:value-type="string">
            <text:p>E09000001</text:p>
          </table:table-cell>
          <table:table-cell office:value-type="float" office:value="6.77104444471679" calcext:value-type="float">
            <text:p>6.7710444447167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arking and Dagenham</text:p>
          </table:table-cell>
          <table:table-cell office:value-type="string" calcext:value-type="string">
            <text:p>E09000002</text:p>
          </table:table-cell>
          <table:table-cell office:value-type="float" office:value="6.70714899422156" calcext:value-type="float">
            <text:p>6.7071489942215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arnet</text:p>
          </table:table-cell>
          <table:table-cell office:value-type="string" calcext:value-type="string">
            <text:p>E09000003</text:p>
          </table:table-cell>
          <table:table-cell office:value-type="float" office:value="6.15918265108507" calcext:value-type="float">
            <text:p>6.1591826510850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exley</text:p>
          </table:table-cell>
          <table:table-cell office:value-type="string" calcext:value-type="string">
            <text:p>E09000004</text:p>
          </table:table-cell>
          <table:table-cell office:value-type="float" office:value="6.20699907773873" calcext:value-type="float">
            <text:p>6.2069990777387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E09000005</text:p>
          </table:table-cell>
          <table:table-cell office:value-type="float" office:value="6.41798108372482" calcext:value-type="float">
            <text:p>6.4179810837248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Bromley</text:p>
          </table:table-cell>
          <table:table-cell office:value-type="string" calcext:value-type="string">
            <text:p>E09000006</text:p>
          </table:table-cell>
          <table:table-cell office:value-type="float" office:value="5.84411356723311" calcext:value-type="float">
            <text:p>5.8441135672331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E09000007</text:p>
          </table:table-cell>
          <table:table-cell office:value-type="float" office:value="6.51425739387636" calcext:value-type="float">
            <text:p>6.5142573938763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E09000008</text:p>
          </table:table-cell>
          <table:table-cell office:value-type="float" office:value="6.20264319963986" calcext:value-type="float">
            <text:p>6.20264319963986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E09000009</text:p>
          </table:table-cell>
          <table:table-cell office:value-type="float" office:value="6.38351226994664" calcext:value-type="float">
            <text:p>6.3835122699466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E09000010</text:p>
          </table:table-cell>
          <table:table-cell office:value-type="float" office:value="6.33075368597304" calcext:value-type="float">
            <text:p>6.3307536859730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E09000011</text:p>
          </table:table-cell>
          <table:table-cell office:value-type="float" office:value="6.44809817793017" calcext:value-type="float">
            <text:p>6.4480981779301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ckney</text:p>
          </table:table-cell>
          <table:table-cell office:value-type="string" calcext:value-type="string">
            <text:p>E09000012</text:p>
          </table:table-cell>
          <table:table-cell office:value-type="float" office:value="6.66119199318614" calcext:value-type="float">
            <text:p>6.6611919931861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mmersmith and Fulham</text:p>
          </table:table-cell>
          <table:table-cell office:value-type="string" calcext:value-type="string">
            <text:p>E09000013</text:p>
          </table:table-cell>
          <table:table-cell office:value-type="float" office:value="6.64515717975938" calcext:value-type="float">
            <text:p>6.6451571797593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ringey</text:p>
          </table:table-cell>
          <table:table-cell office:value-type="string" calcext:value-type="string">
            <text:p>E09000014</text:p>
          </table:table-cell>
          <table:table-cell office:value-type="float" office:value="6.54897211447301" calcext:value-type="float">
            <text:p>6.5489721144730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E09000015</text:p>
          </table:table-cell>
          <table:table-cell office:value-type="float" office:value="6.0048308537962" calcext:value-type="float">
            <text:p>6.004830853796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avering</text:p>
          </table:table-cell>
          <table:table-cell office:value-type="string" calcext:value-type="string">
            <text:p>E09000016</text:p>
          </table:table-cell>
          <table:table-cell office:value-type="float" office:value="5.98783419907298" calcext:value-type="float">
            <text:p>5.98783419907298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illingdon</text:p>
          </table:table-cell>
          <table:table-cell office:value-type="string" calcext:value-type="string">
            <text:p>E09000017</text:p>
          </table:table-cell>
          <table:table-cell office:value-type="float" office:value="5.95125056869154" calcext:value-type="float">
            <text:p>5.9512505686915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Hounslow</text:p>
          </table:table-cell>
          <table:table-cell office:value-type="string" calcext:value-type="string">
            <text:p>E09000018</text:p>
          </table:table-cell>
          <table:table-cell office:value-type="float" office:value="6.29872063826032" calcext:value-type="float">
            <text:p>6.2987206382603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E09000019</text:p>
          </table:table-cell>
          <table:table-cell office:value-type="float" office:value="6.66962711393212" calcext:value-type="float">
            <text:p>6.6696271139321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Kensington and Chelsea</text:p>
          </table:table-cell>
          <table:table-cell office:value-type="string" calcext:value-type="string">
            <text:p>E09000020</text:p>
          </table:table-cell>
          <table:table-cell office:value-type="float" office:value="6.75435477352104" calcext:value-type="float">
            <text:p>6.7543547735210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Kingston upon Thames</text:p>
          </table:table-cell>
          <table:table-cell office:value-type="string" calcext:value-type="string">
            <text:p>E09000021</text:p>
          </table:table-cell>
          <table:table-cell office:value-type="float" office:value="6.10254987672645" calcext:value-type="float">
            <text:p>6.1025498767264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Lambeth</text:p>
          </table:table-cell>
          <table:table-cell office:value-type="string" calcext:value-type="string">
            <text:p>E09000022</text:p>
          </table:table-cell>
          <table:table-cell office:value-type="float" office:value="6.63802548064635" calcext:value-type="float">
            <text:p>6.6380254806463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Lewisham</text:p>
          </table:table-cell>
          <table:table-cell office:value-type="string" calcext:value-type="string">
            <text:p>E09000023</text:p>
          </table:table-cell>
          <table:table-cell office:value-type="float" office:value="6.48919095074187" calcext:value-type="float">
            <text:p>6.48919095074187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Merton</text:p>
          </table:table-cell>
          <table:table-cell office:value-type="string" calcext:value-type="string">
            <text:p>E09000024</text:p>
          </table:table-cell>
          <table:table-cell office:value-type="float" office:value="6.50525800107492" calcext:value-type="float">
            <text:p>6.5052580010749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Newham</text:p>
          </table:table-cell>
          <table:table-cell office:value-type="string" calcext:value-type="string">
            <text:p>E09000025</text:p>
          </table:table-cell>
          <table:table-cell office:value-type="float" office:value="6.94011949629925" calcext:value-type="float">
            <text:p>6.9401194962992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edbridge</text:p>
          </table:table-cell>
          <table:table-cell office:value-type="string" calcext:value-type="string">
            <text:p>E09000026</text:p>
          </table:table-cell>
          <table:table-cell office:value-type="float" office:value="6.56773469782423" calcext:value-type="float">
            <text:p>6.5677346978242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Richmond upon Thames</text:p>
          </table:table-cell>
          <table:table-cell office:value-type="string" calcext:value-type="string">
            <text:p>E09000027</text:p>
          </table:table-cell>
          <table:table-cell office:value-type="float" office:value="6.15410273976899" calcext:value-type="float">
            <text:p>6.15410273976899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outhwark</text:p>
          </table:table-cell>
          <table:table-cell office:value-type="string" calcext:value-type="string">
            <text:p>E09000028</text:p>
          </table:table-cell>
          <table:table-cell office:value-type="float" office:value="6.59094042345025" calcext:value-type="float">
            <text:p>6.59094042345025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E09000029</text:p>
          </table:table-cell>
          <table:table-cell office:value-type="float" office:value="6.11926868671383" calcext:value-type="float">
            <text:p>6.11926868671383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Tower Hamlets</text:p>
          </table:table-cell>
          <table:table-cell office:value-type="string" calcext:value-type="string">
            <text:p>E09000030</text:p>
          </table:table-cell>
          <table:table-cell office:value-type="float" office:value="6.61668696904961" calcext:value-type="float">
            <text:p>6.61668696904961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altham Forest</text:p>
          </table:table-cell>
          <table:table-cell office:value-type="string" calcext:value-type="string">
            <text:p>E09000031</text:p>
          </table:table-cell>
          <table:table-cell office:value-type="float" office:value="6.82992337702234" calcext:value-type="float">
            <text:p>6.82992337702234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andsworth</text:p>
          </table:table-cell>
          <table:table-cell office:value-type="string" calcext:value-type="string">
            <text:p>E09000032</text:p>
          </table:table-cell>
          <table:table-cell office:value-type="float" office:value="6.49763071883152" calcext:value-type="float">
            <text:p>6.49763071883152</text:p>
          </table:table-cell>
        </table:table-row>
        <table:table-row table:style-name="ro1">
          <table:table-cell table:number-columns-repeated="10"/>
          <table:table-cell office:value-type="float" office:value="2016" calcext:value-type="float">
            <text:p>2016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E09000033</text:p>
          </table:table-cell>
          <table:table-cell office:value-type="float" office:value="6.71396558017236" calcext:value-type="float">
            <text:p>6.71396558017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3:06:00.749000000</dc:date>
    <meta:editing-duration>PT10M12S</meta:editing-duration>
    <meta:editing-cycles>2</meta:editing-cycles>
    <meta:generator>LibreOffice/6.0.2.1$Windows_X86_64 LibreOffice_project/f7f06a8f319e4b62f9bc5095aa112a65d2f3ac89</meta:generator>
    <meta:document-statistic meta:table-count="1" meta:cell-count="11731" meta:object-count="0"/>
  </office:meta>
</office:document-meta>
</file>